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74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</table:table-row>
        <table:table-row table:style-name="ro1">
          <table:table-cell office:value-type="string" calcext:value-type="string">
            <text:p>nsds2_n20000wmin20000-41-s447231691c1278622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840" calcext:value-type="float">
            <text:p>7840</text:p>
          </table:table-cell>
          <table:table-cell office:value-type="float" office:value="2064548" calcext:value-type="float">
            <text:p>2064548</text:p>
          </table:table-cell>
          <table:table-cell office:value-type="float" office:value="1.36333" calcext:value-type="float">
            <text:p>1.36333</text:p>
          </table:table-cell>
          <table:table-cell office:value-type="float" office:value="1.37" calcext:value-type="float">
            <text:p>1.37</text:p>
          </table:table-cell>
          <table:table-cell office:value-type="float" office:value="12420" calcext:value-type="float">
            <text:p>12420</text:p>
          </table:table-cell>
          <table:table-cell office:value-type="float" office:value="1610239" calcext:value-type="float">
            <text:p>1610239</text:p>
          </table:table-cell>
        </table:table-row>
        <table:table-row table:style-name="ro1">
          <table:table-cell office:value-type="string" calcext:value-type="string">
            <text:p>nsds2_n20000wmin20000-127-s583556376c1780263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04" calcext:value-type="float">
            <text:p>8204</text:p>
          </table:table-cell>
          <table:table-cell office:value-type="float" office:value="1462346" calcext:value-type="float">
            <text:p>1462346</text:p>
          </table:table-cell>
          <table:table-cell office:value-type="float" office:value="2.78333" calcext:value-type="float">
            <text:p>2.78333</text:p>
          </table:table-cell>
          <table:table-cell office:value-type="float" office:value="2.78" calcext:value-type="float">
            <text:p>2.78</text:p>
          </table:table-cell>
          <table:table-cell office:value-type="float" office:value="15488" calcext:value-type="float">
            <text:p>15488</text:p>
          </table:table-cell>
          <table:table-cell office:value-type="float" office:value="2255918" calcext:value-type="float">
            <text:p>2255918</text:p>
          </table:table-cell>
        </table:table-row>
        <table:table-row table:style-name="ro1">
          <table:table-cell office:value-type="string" calcext:value-type="string">
            <text:p>nsds2_n20000wmin20000-96-s689366126c1830431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420" calcext:value-type="float">
            <text:p>8420</text:p>
          </table:table-cell>
          <table:table-cell office:value-type="float" office:value="2399159" calcext:value-type="float">
            <text:p>2399159</text:p>
          </table:table-cell>
          <table:table-cell office:value-type="float" office:value="3.60667" calcext:value-type="float">
            <text:p>3.60667</text:p>
          </table:table-cell>
          <table:table-cell office:value-type="float" office:value="3.61" calcext:value-type="float">
            <text:p>3.61</text:p>
          </table:table-cell>
          <table:table-cell office:value-type="float" office:value="14660" calcext:value-type="float">
            <text:p>14660</text:p>
          </table:table-cell>
          <table:table-cell office:value-type="float" office:value="2311762" calcext:value-type="float">
            <text:p>2311762</text:p>
          </table:table-cell>
        </table:table-row>
        <table:table-row table:style-name="ro1">
          <table:table-cell office:value-type="string" calcext:value-type="string">
            <text:p>nsds2_n20000wmin20000-157-s852514704c1782122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964" calcext:value-type="float">
            <text:p>8964</text:p>
          </table:table-cell>
          <table:table-cell office:value-type="float" office:value="2340630" calcext:value-type="float">
            <text:p>2340630</text:p>
          </table:table-cell>
          <table:table-cell office:value-type="float" office:value="3.74667" calcext:value-type="float">
            <text:p>3.74667</text:p>
          </table:table-cell>
          <table:table-cell office:value-type="float" office:value="3.75" calcext:value-type="float">
            <text:p>3.75</text:p>
          </table:table-cell>
          <table:table-cell office:value-type="float" office:value="15988" calcext:value-type="float">
            <text:p>15988</text:p>
          </table:table-cell>
          <table:table-cell office:value-type="float" office:value="2249989" calcext:value-type="float">
            <text:p>2249989</text:p>
          </table:table-cell>
        </table:table-row>
        <table:table-row table:style-name="ro1">
          <table:table-cell office:value-type="string" calcext:value-type="string">
            <text:p>nsds2_n20000wmin20000-45-s664964299c1745146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920" calcext:value-type="float">
            <text:p>7920</text:p>
          </table:table-cell>
          <table:table-cell office:value-type="float" office:value="2181126" calcext:value-type="float">
            <text:p>2181126</text:p>
          </table:table-cell>
          <table:table-cell office:value-type="float" office:value="3.79333" calcext:value-type="float">
            <text:p>3.79333</text:p>
          </table:table-cell>
          <table:table-cell office:value-type="float" office:value="3.8" calcext:value-type="float">
            <text:p>3.8</text:p>
          </table:table-cell>
          <table:table-cell office:value-type="float" office:value="17536" calcext:value-type="float">
            <text:p>17536</text:p>
          </table:table-cell>
          <table:table-cell office:value-type="float" office:value="2214318" calcext:value-type="float">
            <text:p>2214318</text:p>
          </table:table-cell>
        </table:table-row>
        <table:table-row table:style-name="ro1">
          <table:table-cell office:value-type="string" calcext:value-type="string">
            <text:p>nsds2_n20000wmin20000-135-s802259763c1507227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7896" calcext:value-type="float">
            <text:p>7896</text:p>
          </table:table-cell>
          <table:table-cell office:value-type="float" office:value="1556242" calcext:value-type="float">
            <text:p>1556242</text:p>
          </table:table-cell>
          <table:table-cell office:value-type="float" office:value="3.98333" calcext:value-type="float">
            <text:p>3.98333</text:p>
          </table:table-cell>
          <table:table-cell office:value-type="float" office:value="3.98" calcext:value-type="float">
            <text:p>3.98</text:p>
          </table:table-cell>
          <table:table-cell office:value-type="float" office:value="15524" calcext:value-type="float">
            <text:p>15524</text:p>
          </table:table-cell>
          <table:table-cell office:value-type="float" office:value="1909063" calcext:value-type="float">
            <text:p>1909063</text:p>
          </table:table-cell>
        </table:table-row>
        <table:table-row table:style-name="ro1">
          <table:table-cell office:value-type="string" calcext:value-type="string">
            <text:p>nsds2_n20000wmin20000-8-s855531081c1974905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332" calcext:value-type="float">
            <text:p>8332</text:p>
          </table:table-cell>
          <table:table-cell office:value-type="float" office:value="1814060" calcext:value-type="float">
            <text:p>1814060</text:p>
          </table:table-cell>
          <table:table-cell office:value-type="float" office:value="4.42333" calcext:value-type="float">
            <text:p>4.42333</text:p>
          </table:table-cell>
          <table:table-cell office:value-type="float" office:value="4.42" calcext:value-type="float">
            <text:p>4.42</text:p>
          </table:table-cell>
          <table:table-cell office:value-type="float" office:value="15056" calcext:value-type="float">
            <text:p>15056</text:p>
          </table:table-cell>
          <table:table-cell office:value-type="float" office:value="2496031" calcext:value-type="float">
            <text:p>2496031</text:p>
          </table:table-cell>
        </table:table-row>
        <table:table-row table:style-name="ro1">
          <table:table-cell office:value-type="string" calcext:value-type="string">
            <text:p>nsds2_n20000wmin20000-14-s577520629c1195421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036" calcext:value-type="float">
            <text:p>8036</text:p>
          </table:table-cell>
          <table:table-cell office:value-type="float" office:value="2469369" calcext:value-type="float">
            <text:p>2469369</text:p>
          </table:table-cell>
          <table:table-cell table:number-columns-repeated="2" office:value-type="float" office:value="5.72" calcext:value-type="float">
            <text:p>5.72</text:p>
          </table:table-cell>
          <table:table-cell office:value-type="float" office:value="14964" calcext:value-type="float">
            <text:p>14964</text:p>
          </table:table-cell>
          <table:table-cell office:value-type="float" office:value="1488511" calcext:value-type="float">
            <text:p>1488511</text:p>
          </table:table-cell>
        </table:table-row>
        <table:table-row table:style-name="ro1">
          <table:table-cell office:value-type="string" calcext:value-type="string">
            <text:p>nsds2_n20000wmin20000-184-s34442418c1257319.ukp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8132" calcext:value-type="float">
            <text:p>8132</text:p>
          </table:table-cell>
          <table:table-cell office:value-type="float" office:value="2178228" calcext:value-type="float">
            <text:p>2178228</text:p>
          </table:table-cell>
          <table:table-cell office:value-type="float" office:value="5.73333" calcext:value-type="float">
            <text:p>5.73333</text:p>
          </table:table-cell>
          <table:table-cell office:value-type="float" office:value="5.73" calcext:value-type="float">
            <text:p>5.73</text:p>
          </table:table-cell>
          <table:table-cell office:value-type="float" office:value="17164" calcext:value-type="float">
            <text:p>17164</text:p>
          </table:table-cell>
          <table:table-cell office:value-type="float" office:value="1584908" calcext:value-type="float">
            <text:p>1584908</text:p>
          </table:table-cell>
        </table:table-row>
        <table:table-row table:style-name="ro1">
          <table:table-cell office:value-type="string" calcext:value-type="string">
            <text:p>nsds2_n20000wmin20000-191-s791104459c1448808.ukp</text:p>
          </table:table-cell>
          <table:table-cell office:value-type="float" office:value="0.03333" calcext:value-type="float">
            <text:p>0.03333</text:p>
          </table:table-cell>
          <table:table-cell office:value-type="float" office:value="0.04" calcext:value-type="float">
            <text:p>0.04</text:p>
          </table:table-cell>
          <table:table-cell office:value-type="float" office:value="12120" calcext:value-type="float">
            <text:p>12120</text:p>
          </table:table-cell>
          <table:table-cell office:value-type="float" office:value="4917839" calcext:value-type="float">
            <text:p>4917839</text:p>
          </table:table-cell>
          <table:table-cell office:value-type="float" office:value="8.04333" calcext:value-type="float">
            <text:p>8.04333</text:p>
          </table:table-cell>
          <table:table-cell office:value-type="float" office:value="8.04" calcext:value-type="float">
            <text:p>8.04</text:p>
          </table:table-cell>
          <table:table-cell office:value-type="float" office:value="16032" calcext:value-type="float">
            <text:p>16032</text:p>
          </table:table-cell>
          <table:table-cell office:value-type="float" office:value="1812190" calcext:value-type="float">
            <text:p>1812190</text:p>
          </table:table-cell>
        </table:table-row>
        <table:table-row table:style-name="ro1">
          <table:table-cell office:value-type="string" calcext:value-type="string">
            <text:p>nsds2_n20000wmin20000-129-s676563793c1421878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4" calcext:value-type="float">
            <text:p>0.04</text:p>
          </table:table-cell>
          <table:table-cell office:value-type="float" office:value="8484" calcext:value-type="float">
            <text:p>8484</text:p>
          </table:table-cell>
          <table:table-cell office:value-type="float" office:value="2318161" calcext:value-type="float">
            <text:p>2318161</text:p>
          </table:table-cell>
          <table:table-cell office:value-type="float" office:value="8.30667" calcext:value-type="float">
            <text:p>8.30667</text:p>
          </table:table-cell>
          <table:table-cell office:value-type="float" office:value="8.3" calcext:value-type="float">
            <text:p>8.3</text:p>
          </table:table-cell>
          <table:table-cell office:value-type="float" office:value="16912" calcext:value-type="float">
            <text:p>16912</text:p>
          </table:table-cell>
          <table:table-cell office:value-type="float" office:value="1796051" calcext:value-type="float">
            <text:p>1796051</text:p>
          </table:table-cell>
        </table:table-row>
        <table:table-row table:style-name="ro1">
          <table:table-cell office:value-type="string" calcext:value-type="string">
            <text:p>nsds2_n20000wmin20000-194-s659711563c1813572.ukp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752" calcext:value-type="float">
            <text:p>8752</text:p>
          </table:table-cell>
          <table:table-cell office:value-type="float" office:value="1972774" calcext:value-type="float">
            <text:p>1972774</text:p>
          </table:table-cell>
          <table:table-cell office:value-type="float" office:value="9.18333" calcext:value-type="float">
            <text:p>9.18333</text:p>
          </table:table-cell>
          <table:table-cell office:value-type="float" office:value="9.18" calcext:value-type="float">
            <text:p>9.18</text:p>
          </table:table-cell>
          <table:table-cell office:value-type="float" office:value="16060" calcext:value-type="float">
            <text:p>16060</text:p>
          </table:table-cell>
          <table:table-cell office:value-type="float" office:value="2289646" calcext:value-type="float">
            <text:p>2289646</text:p>
          </table:table-cell>
        </table:table-row>
        <table:table-row table:style-name="ro1">
          <table:table-cell office:value-type="string" calcext:value-type="string">
            <text:p>nsds2_n20000wmin20000-162-s666650214c1152544.ukp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152" calcext:value-type="float">
            <text:p>9152</text:p>
          </table:table-cell>
          <table:table-cell office:value-type="float" office:value="2317675" calcext:value-type="float">
            <text:p>2317675</text:p>
          </table:table-cell>
          <table:table-cell office:value-type="float" office:value="10.09" calcext:value-type="float">
            <text:p>10.09</text:p>
          </table:table-cell>
          <table:table-cell office:value-type="float" office:value="10.08" calcext:value-type="float">
            <text:p>10.08</text:p>
          </table:table-cell>
          <table:table-cell office:value-type="float" office:value="17216" calcext:value-type="float">
            <text:p>17216</text:p>
          </table:table-cell>
          <table:table-cell office:value-type="float" office:value="1450302" calcext:value-type="float">
            <text:p>1450302</text:p>
          </table:table-cell>
        </table:table-row>
        <table:table-row table:style-name="ro1">
          <table:table-cell office:value-type="string" calcext:value-type="string">
            <text:p>nsds2_n20000wmin20000-198-s753852548c1554051.ukp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8040" calcext:value-type="float">
            <text:p>8040</text:p>
          </table:table-cell>
          <table:table-cell office:value-type="float" office:value="1828906" calcext:value-type="float">
            <text:p>1828906</text:p>
          </table:table-cell>
          <table:table-cell office:value-type="float" office:value="10.38667" calcext:value-type="float">
            <text:p>10.38667</text:p>
          </table:table-cell>
          <table:table-cell office:value-type="float" office:value="10.38" calcext:value-type="float">
            <text:p>10.38</text:p>
          </table:table-cell>
          <table:table-cell office:value-type="float" office:value="16164" calcext:value-type="float">
            <text:p>16164</text:p>
          </table:table-cell>
          <table:table-cell office:value-type="float" office:value="1972774" calcext:value-type="float">
            <text:p>1972774</text:p>
          </table:table-cell>
        </table:table-row>
        <table:table-row table:style-name="ro1">
          <table:table-cell office:value-type="string" calcext:value-type="string">
            <text:p>nsds2_n20000wmin20000-122-s637657677c1056039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4" calcext:value-type="float">
            <text:p>0.04</text:p>
          </table:table-cell>
          <table:table-cell office:value-type="float" office:value="8332" calcext:value-type="float">
            <text:p>8332</text:p>
          </table:table-cell>
          <table:table-cell office:value-type="float" office:value="2497695" calcext:value-type="float">
            <text:p>2497695</text:p>
          </table:table-cell>
          <table:table-cell office:value-type="float" office:value="11.03333" calcext:value-type="float">
            <text:p>11.03333</text:p>
          </table:table-cell>
          <table:table-cell office:value-type="float" office:value="11.03" calcext:value-type="float">
            <text:p>11.03</text:p>
          </table:table-cell>
          <table:table-cell office:value-type="float" office:value="19128" calcext:value-type="float">
            <text:p>19128</text:p>
          </table:table-cell>
          <table:table-cell office:value-type="float" office:value="1330646" calcext:value-type="float">
            <text:p>1330646</text:p>
          </table:table-cell>
        </table:table-row>
        <table:table-row table:style-name="ro1">
          <table:table-cell office:value-type="string" calcext:value-type="string">
            <text:p>nsds2_n20000wmin20000-151-s219535324c1172487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12424" calcext:value-type="float">
            <text:p>12424</text:p>
          </table:table-cell>
          <table:table-cell office:value-type="float" office:value="5744658" calcext:value-type="float">
            <text:p>5744658</text:p>
          </table:table-cell>
          <table:table-cell office:value-type="float" office:value="11.26666" calcext:value-type="float">
            <text:p>11.26666</text:p>
          </table:table-cell>
          <table:table-cell office:value-type="float" office:value="11.27" calcext:value-type="float">
            <text:p>11.27</text:p>
          </table:table-cell>
          <table:table-cell office:value-type="float" office:value="17312" calcext:value-type="float">
            <text:p>17312</text:p>
          </table:table-cell>
          <table:table-cell office:value-type="float" office:value="1486142" calcext:value-type="float">
            <text:p>1486142</text:p>
          </table:table-cell>
        </table:table-row>
        <table:table-row table:style-name="ro1">
          <table:table-cell office:value-type="string" calcext:value-type="string">
            <text:p>nsds2_n20000wmin20000-139-s586663876c1192318.ukp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6" calcext:value-type="float">
            <text:p>0.06</text:p>
          </table:table-cell>
          <table:table-cell office:value-type="float" office:value="9004" calcext:value-type="float">
            <text:p>9004</text:p>
          </table:table-cell>
          <table:table-cell office:value-type="float" office:value="2497858" calcext:value-type="float">
            <text:p>2497858</text:p>
          </table:table-cell>
          <table:table-cell office:value-type="float" office:value="12.43333" calcext:value-type="float">
            <text:p>12.43333</text:p>
          </table:table-cell>
          <table:table-cell office:value-type="float" office:value="12.42" calcext:value-type="float">
            <text:p>12.42</text:p>
          </table:table-cell>
          <table:table-cell office:value-type="float" office:value="17376" calcext:value-type="float">
            <text:p>17376</text:p>
          </table:table-cell>
          <table:table-cell office:value-type="float" office:value="1503027" calcext:value-type="float">
            <text:p>1503027</text:p>
          </table:table-cell>
        </table:table-row>
        <table:table-row table:style-name="ro1">
          <table:table-cell office:value-type="string" calcext:value-type="string">
            <text:p>nsds2_n20000wmin20000-105-s723015531c1439153.ukp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8908" calcext:value-type="float">
            <text:p>8908</text:p>
          </table:table-cell>
          <table:table-cell office:value-type="float" office:value="2331616" calcext:value-type="float">
            <text:p>2331616</text:p>
          </table:table-cell>
          <table:table-cell table:number-columns-repeated="2" office:value-type="float" office:value="13.72" calcext:value-type="float">
            <text:p>13.72</text:p>
          </table:table-cell>
          <table:table-cell office:value-type="float" office:value="16276" calcext:value-type="float">
            <text:p>16276</text:p>
          </table:table-cell>
          <table:table-cell office:value-type="float" office:value="1819444" calcext:value-type="float">
            <text:p>1819444</text:p>
          </table:table-cell>
        </table:table-row>
        <table:table-row table:style-name="ro1">
          <table:table-cell office:value-type="string" calcext:value-type="string">
            <text:p>nsds2_n20000wmin20000-4-s135458708c1496815.ukp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6" calcext:value-type="float">
            <text:p>0.06</text:p>
          </table:table-cell>
          <table:table-cell office:value-type="float" office:value="9140" calcext:value-type="float">
            <text:p>9140</text:p>
          </table:table-cell>
          <table:table-cell office:value-type="float" office:value="2434555" calcext:value-type="float">
            <text:p>2434555</text:p>
          </table:table-cell>
          <table:table-cell office:value-type="float" office:value="15.37667" calcext:value-type="float">
            <text:p>15.37667</text:p>
          </table:table-cell>
          <table:table-cell office:value-type="float" office:value="15.37" calcext:value-type="float">
            <text:p>15.37</text:p>
          </table:table-cell>
          <table:table-cell office:value-type="float" office:value="18848" calcext:value-type="float">
            <text:p>18848</text:p>
          </table:table-cell>
          <table:table-cell office:value-type="float" office:value="1885232" calcext:value-type="float">
            <text:p>1885232</text:p>
          </table:table-cell>
        </table:table-row>
        <table:table-row table:style-name="ro1">
          <table:table-cell office:value-type="string" calcext:value-type="string">
            <text:p>nsds2_n20000wmin20000-197-s943590714c1758699.ukp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8" calcext:value-type="float">
            <text:p>0.08</text:p>
          </table:table-cell>
          <table:table-cell office:value-type="float" office:value="12544" calcext:value-type="float">
            <text:p>12544</text:p>
          </table:table-cell>
          <table:table-cell office:value-type="float" office:value="5032706" calcext:value-type="float">
            <text:p>5032706</text:p>
          </table:table-cell>
          <table:table-cell office:value-type="float" office:value="15.46667" calcext:value-type="float">
            <text:p>15.46667</text:p>
          </table:table-cell>
          <table:table-cell office:value-type="float" office:value="15.47" calcext:value-type="float">
            <text:p>15.47</text:p>
          </table:table-cell>
          <table:table-cell office:value-type="float" office:value="17224" calcext:value-type="float">
            <text:p>17224</text:p>
          </table:table-cell>
          <table:table-cell office:value-type="float" office:value="2220136" calcext:value-type="float">
            <text:p>2220136</text:p>
          </table:table-cell>
        </table:table-row>
        <table:table-row table:style-name="ro1">
          <table:table-cell office:value-type="string" calcext:value-type="string">
            <text:p>nsds2_n20000wmin20000-168-s343653884c1610728.ukp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7" calcext:value-type="float">
            <text:p>0.07</text:p>
          </table:table-cell>
          <table:table-cell office:value-type="float" office:value="9660" calcext:value-type="float">
            <text:p>9660</text:p>
          </table:table-cell>
          <table:table-cell office:value-type="float" office:value="2226285" calcext:value-type="float">
            <text:p>2226285</text:p>
          </table:table-cell>
          <table:table-cell office:value-type="float" office:value="17.94333" calcext:value-type="float">
            <text:p>17.94333</text:p>
          </table:table-cell>
          <table:table-cell office:value-type="float" office:value="17.94" calcext:value-type="float">
            <text:p>17.94</text:p>
          </table:table-cell>
          <table:table-cell office:value-type="float" office:value="19052" calcext:value-type="float">
            <text:p>19052</text:p>
          </table:table-cell>
          <table:table-cell office:value-type="float" office:value="2028676" calcext:value-type="float">
            <text:p>2028676</text:p>
          </table:table-cell>
        </table:table-row>
        <table:table-row table:style-name="ro1">
          <table:table-cell office:value-type="string" calcext:value-type="string">
            <text:p>nsds2_n20000wmin20000-61-s403017354c1708478.ukp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08" calcext:value-type="float">
            <text:p>0.08</text:p>
          </table:table-cell>
          <table:table-cell office:value-type="float" office:value="8388" calcext:value-type="float">
            <text:p>8388</text:p>
          </table:table-cell>
          <table:table-cell office:value-type="float" office:value="2418941" calcext:value-type="float">
            <text:p>2418941</text:p>
          </table:table-cell>
          <table:table-cell office:value-type="float" office:value="18.10333" calcext:value-type="float">
            <text:p>18.10333</text:p>
          </table:table-cell>
          <table:table-cell office:value-type="float" office:value="18.1" calcext:value-type="float">
            <text:p>18.1</text:p>
          </table:table-cell>
          <table:table-cell office:value-type="float" office:value="17932" calcext:value-type="float">
            <text:p>17932</text:p>
          </table:table-cell>
          <table:table-cell office:value-type="float" office:value="2148723" calcext:value-type="float">
            <text:p>2148723</text:p>
          </table:table-cell>
        </table:table-row>
        <table:table-row table:style-name="ro1">
          <table:table-cell office:value-type="string" calcext:value-type="string">
            <text:p>nsds2_n20000wmin20000-148-s115731280c1072056.ukp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09" calcext:value-type="float">
            <text:p>0.09</text:p>
          </table:table-cell>
          <table:table-cell office:value-type="float" office:value="8312" calcext:value-type="float">
            <text:p>8312</text:p>
          </table:table-cell>
          <table:table-cell office:value-type="float" office:value="1796051" calcext:value-type="float">
            <text:p>1796051</text:p>
          </table:table-cell>
          <table:table-cell office:value-type="float" office:value="19.71666" calcext:value-type="float">
            <text:p>19.71666</text:p>
          </table:table-cell>
          <table:table-cell office:value-type="float" office:value="19.7" calcext:value-type="float">
            <text:p>19.7</text:p>
          </table:table-cell>
          <table:table-cell office:value-type="float" office:value="19108" calcext:value-type="float">
            <text:p>19108</text:p>
          </table:table-cell>
          <table:table-cell office:value-type="float" office:value="1345776" calcext:value-type="float">
            <text:p>1345776</text:p>
          </table:table-cell>
        </table:table-row>
        <table:table-row table:style-name="ro1">
          <table:table-cell office:value-type="string" calcext:value-type="string">
            <text:p>nsds2_n20000wmin20000-128-s633218386c1777755.ukp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9284" calcext:value-type="float">
            <text:p>9284</text:p>
          </table:table-cell>
          <table:table-cell office:value-type="float" office:value="2349835" calcext:value-type="float">
            <text:p>2349835</text:p>
          </table:table-cell>
          <table:table-cell office:value-type="float" office:value="20.11666" calcext:value-type="float">
            <text:p>20.11666</text:p>
          </table:table-cell>
          <table:table-cell office:value-type="float" office:value="20.12" calcext:value-type="float">
            <text:p>20.12</text:p>
          </table:table-cell>
          <table:table-cell office:value-type="float" office:value="17912" calcext:value-type="float">
            <text:p>17912</text:p>
          </table:table-cell>
          <table:table-cell office:value-type="float" office:value="2217474" calcext:value-type="float">
            <text:p>2217474</text:p>
          </table:table-cell>
        </table:table-row>
        <table:table-row table:style-name="ro1">
          <table:table-cell office:value-type="string" calcext:value-type="string">
            <text:p>nsds2_n20000wmin20000-16-s908468142c1466388.ukp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1" calcext:value-type="float">
            <text:p>0.1</text:p>
          </table:table-cell>
          <table:table-cell office:value-type="float" office:value="9640" calcext:value-type="float">
            <text:p>9640</text:p>
          </table:table-cell>
          <table:table-cell office:value-type="float" office:value="1904045" calcext:value-type="float">
            <text:p>1904045</text:p>
          </table:table-cell>
          <table:table-cell office:value-type="float" office:value="20.22" calcext:value-type="float">
            <text:p>20.22</text:p>
          </table:table-cell>
          <table:table-cell office:value-type="float" office:value="20.21" calcext:value-type="float">
            <text:p>20.21</text:p>
          </table:table-cell>
          <table:table-cell office:value-type="float" office:value="18936" calcext:value-type="float">
            <text:p>18936</text:p>
          </table:table-cell>
          <table:table-cell office:value-type="float" office:value="1841666" calcext:value-type="float">
            <text:p>1841666</text:p>
          </table:table-cell>
        </table:table-row>
        <table:table-row table:style-name="ro1">
          <table:table-cell office:value-type="string" calcext:value-type="string">
            <text:p>nsds2_n20000wmin20000-79-s16986492c1508722.ukp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1" calcext:value-type="float">
            <text:p>0.11</text:p>
          </table:table-cell>
          <table:table-cell office:value-type="float" office:value="9304" calcext:value-type="float">
            <text:p>9304</text:p>
          </table:table-cell>
          <table:table-cell office:value-type="float" office:value="1909063" calcext:value-type="float">
            <text:p>1909063</text:p>
          </table:table-cell>
          <table:table-cell office:value-type="float" office:value="20.42666" calcext:value-type="float">
            <text:p>20.42666</text:p>
          </table:table-cell>
          <table:table-cell office:value-type="float" office:value="20.42" calcext:value-type="float">
            <text:p>20.42</text:p>
          </table:table-cell>
          <table:table-cell office:value-type="float" office:value="19228" calcext:value-type="float">
            <text:p>19228</text:p>
          </table:table-cell>
          <table:table-cell office:value-type="float" office:value="1899727" calcext:value-type="float">
            <text:p>1899727</text:p>
          </table:table-cell>
        </table:table-row>
        <table:table-row table:style-name="ro1">
          <table:table-cell office:value-type="string" calcext:value-type="string">
            <text:p>nsds2_n20000wmin20000-33-s104835463c1509892.ukp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2" calcext:value-type="float">
            <text:p>0.12</text:p>
          </table:table-cell>
          <table:table-cell office:value-type="float" office:value="9424" calcext:value-type="float">
            <text:p>9424</text:p>
          </table:table-cell>
          <table:table-cell office:value-type="float" office:value="2464058" calcext:value-type="float">
            <text:p>2464058</text:p>
          </table:table-cell>
          <table:table-cell office:value-type="float" office:value="21.38333" calcext:value-type="float">
            <text:p>21.38333</text:p>
          </table:table-cell>
          <table:table-cell office:value-type="float" office:value="21.38" calcext:value-type="float">
            <text:p>21.38</text:p>
          </table:table-cell>
          <table:table-cell office:value-type="float" office:value="19252" calcext:value-type="float">
            <text:p>19252</text:p>
          </table:table-cell>
          <table:table-cell office:value-type="float" office:value="1904045" calcext:value-type="float">
            <text:p>1904045</text:p>
          </table:table-cell>
        </table:table-row>
        <table:table-row table:style-name="ro1">
          <table:table-cell office:value-type="string" calcext:value-type="string">
            <text:p>nsds2_n20000wmin20000-142-s319663318c1224252.ukp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2" calcext:value-type="float">
            <text:p>0.12</text:p>
          </table:table-cell>
          <table:table-cell office:value-type="float" office:value="9608" calcext:value-type="float">
            <text:p>9608</text:p>
          </table:table-cell>
          <table:table-cell office:value-type="float" office:value="2575799" calcext:value-type="float">
            <text:p>2575799</text:p>
          </table:table-cell>
          <table:table-cell office:value-type="float" office:value="21.69333" calcext:value-type="float">
            <text:p>21.69333</text:p>
          </table:table-cell>
          <table:table-cell office:value-type="float" office:value="21.69" calcext:value-type="float">
            <text:p>21.69</text:p>
          </table:table-cell>
          <table:table-cell office:value-type="float" office:value="21312" calcext:value-type="float">
            <text:p>21312</text:p>
          </table:table-cell>
          <table:table-cell office:value-type="float" office:value="1535223" calcext:value-type="float">
            <text:p>1535223</text:p>
          </table:table-cell>
        </table:table-row>
        <table:table-row table:style-name="ro1">
          <table:table-cell office:value-type="string" calcext:value-type="string">
            <text:p>nsds2_n20000wmin20000-111-s259905739c1734985.ukp</text:p>
          </table:table-cell>
          <table:table-cell office:value-type="float" office:value="0.12333" calcext:value-type="float">
            <text:p>0.12333</text:p>
          </table:table-cell>
          <table:table-cell office:value-type="float" office:value="0.14" calcext:value-type="float">
            <text:p>0.14</text:p>
          </table:table-cell>
          <table:table-cell office:value-type="float" office:value="14556" calcext:value-type="float">
            <text:p>14556</text:p>
          </table:table-cell>
          <table:table-cell office:value-type="float" office:value="5188639" calcext:value-type="float">
            <text:p>5188639</text:p>
          </table:table-cell>
          <table:table-cell office:value-type="float" office:value="22.15" calcext:value-type="float">
            <text:p>22.15</text:p>
          </table:table-cell>
          <table:table-cell office:value-type="float" office:value="22.14" calcext:value-type="float">
            <text:p>22.14</text:p>
          </table:table-cell>
          <table:table-cell office:value-type="float" office:value="19452" calcext:value-type="float">
            <text:p>19452</text:p>
          </table:table-cell>
          <table:table-cell office:value-type="float" office:value="2181126" calcext:value-type="float">
            <text:p>2181126</text:p>
          </table:table-cell>
        </table:table-row>
        <table:table-row table:style-name="ro1">
          <table:table-cell office:value-type="string" calcext:value-type="string">
            <text:p>nsds2_n20000wmin20000-25-s324200696c1523711.ukp</text:p>
          </table:table-cell>
          <table:table-cell office:value-type="float" office:value="0.12667" calcext:value-type="float">
            <text:p>0.12667</text:p>
          </table:table-cell>
          <table:table-cell office:value-type="float" office:value="0.13" calcext:value-type="float">
            <text:p>0.13</text:p>
          </table:table-cell>
          <table:table-cell office:value-type="float" office:value="9564" calcext:value-type="float">
            <text:p>9564</text:p>
          </table:table-cell>
          <table:table-cell office:value-type="float" office:value="1710889" calcext:value-type="float">
            <text:p>1710889</text:p>
          </table:table-cell>
          <table:table-cell office:value-type="float" office:value="22.28" calcext:value-type="float">
            <text:p>22.28</text:p>
          </table:table-cell>
          <table:table-cell office:value-type="float" office:value="22.27" calcext:value-type="float">
            <text:p>22.27</text:p>
          </table:table-cell>
          <table:table-cell office:value-type="float" office:value="19160" calcext:value-type="float">
            <text:p>19160</text:p>
          </table:table-cell>
          <table:table-cell office:value-type="float" office:value="1927001" calcext:value-type="float">
            <text:p>1927001</text:p>
          </table:table-cell>
        </table:table-row>
        <table:table-row table:style-name="ro1">
          <table:table-cell office:value-type="string" calcext:value-type="string">
            <text:p>nsds2_n20000wmin20000-189-s345268953c1286129.ukp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9596" calcext:value-type="float">
            <text:p>9596</text:p>
          </table:table-cell>
          <table:table-cell office:value-type="float" office:value="1738269" calcext:value-type="float">
            <text:p>1738269</text:p>
          </table:table-cell>
          <table:table-cell office:value-type="float" office:value="22.62333" calcext:value-type="float">
            <text:p>22.62333</text:p>
          </table:table-cell>
          <table:table-cell office:value-type="float" office:value="22.61" calcext:value-type="float">
            <text:p>22.61</text:p>
          </table:table-cell>
          <table:table-cell office:value-type="float" office:value="19328" calcext:value-type="float">
            <text:p>19328</text:p>
          </table:table-cell>
          <table:table-cell office:value-type="float" office:value="1617375" calcext:value-type="float">
            <text:p>1617375</text:p>
          </table:table-cell>
        </table:table-row>
        <table:table-row table:style-name="ro1">
          <table:table-cell office:value-type="string" calcext:value-type="string">
            <text:p>nsds2_n20000wmin20000-108-s678444546c1220760.ukp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14996" calcext:value-type="float">
            <text:p>14996</text:p>
          </table:table-cell>
          <table:table-cell office:value-type="float" office:value="5193750" calcext:value-type="float">
            <text:p>5193750</text:p>
          </table:table-cell>
          <table:table-cell office:value-type="float" office:value="23.26666" calcext:value-type="float">
            <text:p>23.26666</text:p>
          </table:table-cell>
          <table:table-cell office:value-type="float" office:value="23.27" calcext:value-type="float">
            <text:p>23.27</text:p>
          </table:table-cell>
          <table:table-cell office:value-type="float" office:value="19332" calcext:value-type="float">
            <text:p>19332</text:p>
          </table:table-cell>
          <table:table-cell office:value-type="float" office:value="1536188" calcext:value-type="float">
            <text:p>1536188</text:p>
          </table:table-cell>
        </table:table-row>
        <table:table-row table:style-name="ro1">
          <table:table-cell office:value-type="string" calcext:value-type="string">
            <text:p>nsds2_n20000wmin20000-63-s100579595c1250122.ukp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9636" calcext:value-type="float">
            <text:p>9636</text:p>
          </table:table-cell>
          <table:table-cell office:value-type="float" office:value="1819444" calcext:value-type="float">
            <text:p>1819444</text:p>
          </table:table-cell>
          <table:table-cell office:value-type="float" office:value="23.37333" calcext:value-type="float">
            <text:p>23.37333</text:p>
          </table:table-cell>
          <table:table-cell office:value-type="float" office:value="23.38" calcext:value-type="float">
            <text:p>23.38</text:p>
          </table:table-cell>
          <table:table-cell office:value-type="float" office:value="19424" calcext:value-type="float">
            <text:p>19424</text:p>
          </table:table-cell>
          <table:table-cell office:value-type="float" office:value="1577184" calcext:value-type="float">
            <text:p>1577184</text:p>
          </table:table-cell>
        </table:table-row>
        <table:table-row table:style-name="ro1">
          <table:table-cell office:value-type="string" calcext:value-type="string">
            <text:p>nsds2_n20000wmin20000-109-s507400487c1533768.ukp</text:p>
          </table:table-cell>
          <table:table-cell office:value-type="float" office:value="0.15667" calcext:value-type="float">
            <text:p>0.15667</text:p>
          </table:table-cell>
          <table:table-cell office:value-type="float" office:value="0.16" calcext:value-type="float">
            <text:p>0.16</text:p>
          </table:table-cell>
          <table:table-cell office:value-type="float" office:value="9596" calcext:value-type="float">
            <text:p>9596</text:p>
          </table:table-cell>
          <table:table-cell office:value-type="float" office:value="2555348" calcext:value-type="float">
            <text:p>2555348</text:p>
          </table:table-cell>
          <table:table-cell office:value-type="float" office:value="23.72333" calcext:value-type="float">
            <text:p>23.72333</text:p>
          </table:table-cell>
          <table:table-cell office:value-type="float" office:value="23.73" calcext:value-type="float">
            <text:p>23.73</text:p>
          </table:table-cell>
          <table:table-cell office:value-type="float" office:value="19280" calcext:value-type="float">
            <text:p>19280</text:p>
          </table:table-cell>
          <table:table-cell office:value-type="float" office:value="1932707" calcext:value-type="float">
            <text:p>1932707</text:p>
          </table:table-cell>
        </table:table-row>
        <table:table-row table:style-name="ro1">
          <table:table-cell office:value-type="string" calcext:value-type="string">
            <text:p>nsds2_n20000wmin20000-150-s810086031c1733083.ukp</text:p>
          </table:table-cell>
          <table:table-cell office:value-type="float" office:value="0.22667" calcext:value-type="float">
            <text:p>0.22667</text:p>
          </table:table-cell>
          <table:table-cell office:value-type="float" office:value="0.23" calcext:value-type="float">
            <text:p>0.23</text:p>
          </table:table-cell>
          <table:table-cell office:value-type="float" office:value="9612" calcext:value-type="float">
            <text:p>9612</text:p>
          </table:table-cell>
          <table:table-cell office:value-type="float" office:value="2311747" calcext:value-type="float">
            <text:p>2311747</text:p>
          </table:table-cell>
          <table:table-cell office:value-type="float" office:value="23.98666" calcext:value-type="float">
            <text:p>23.98666</text:p>
          </table:table-cell>
          <table:table-cell office:value-type="float" office:value="23.98" calcext:value-type="float">
            <text:p>23.98</text:p>
          </table:table-cell>
          <table:table-cell office:value-type="float" office:value="19352" calcext:value-type="float">
            <text:p>19352</text:p>
          </table:table-cell>
          <table:table-cell office:value-type="float" office:value="2192253" calcext:value-type="float">
            <text:p>2192253</text:p>
          </table:table-cell>
        </table:table-row>
        <table:table-row table:style-name="ro1">
          <table:table-cell office:value-type="string" calcext:value-type="string">
            <text:p>nsds2_n20000wmin20000-141-s586185750c1382914.ukp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9680" calcext:value-type="float">
            <text:p>9680</text:p>
          </table:table-cell>
          <table:table-cell office:value-type="float" office:value="2188519" calcext:value-type="float">
            <text:p>2188519</text:p>
          </table:table-cell>
          <table:table-cell office:value-type="float" office:value="24.02666" calcext:value-type="float">
            <text:p>24.02666</text:p>
          </table:table-cell>
          <table:table-cell office:value-type="float" office:value="24.02" calcext:value-type="float">
            <text:p>24.02</text:p>
          </table:table-cell>
          <table:table-cell office:value-type="float" office:value="21168" calcext:value-type="float">
            <text:p>21168</text:p>
          </table:table-cell>
          <table:table-cell office:value-type="float" office:value="1732348" calcext:value-type="float">
            <text:p>1732348</text:p>
          </table:table-cell>
        </table:table-row>
        <table:table-row table:style-name="ro1">
          <table:table-cell office:value-type="string" calcext:value-type="string">
            <text:p>nsds2_n20000wmin20000-93-s512984724c1580064.ukp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13004" calcext:value-type="float">
            <text:p>13004</text:p>
          </table:table-cell>
          <table:table-cell office:value-type="float" office:value="5320351" calcext:value-type="float">
            <text:p>5320351</text:p>
          </table:table-cell>
          <table:table-cell office:value-type="float" office:value="24.19333" calcext:value-type="float">
            <text:p>24.19333</text:p>
          </table:table-cell>
          <table:table-cell office:value-type="float" office:value="24.19" calcext:value-type="float">
            <text:p>24.19</text:p>
          </table:table-cell>
          <table:table-cell office:value-type="float" office:value="18984" calcext:value-type="float">
            <text:p>18984</text:p>
          </table:table-cell>
          <table:table-cell office:value-type="float" office:value="1976174" calcext:value-type="float">
            <text:p>1976174</text:p>
          </table:table-cell>
        </table:table-row>
        <table:table-row table:style-name="ro1">
          <table:table-cell office:value-type="string" calcext:value-type="string">
            <text:p>nsds2_n20000wmin20000-64-s512463211c1174175.ukp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9532" calcext:value-type="float">
            <text:p>9532</text:p>
          </table:table-cell>
          <table:table-cell office:value-type="float" office:value="2270027" calcext:value-type="float">
            <text:p>2270027</text:p>
          </table:table-cell>
          <table:table-cell office:value-type="float" office:value="24.58333" calcext:value-type="float">
            <text:p>24.58333</text:p>
          </table:table-cell>
          <table:table-cell office:value-type="float" office:value="24.59" calcext:value-type="float">
            <text:p>24.59</text:p>
          </table:table-cell>
          <table:table-cell office:value-type="float" office:value="19576" calcext:value-type="float">
            <text:p>19576</text:p>
          </table:table-cell>
          <table:table-cell office:value-type="float" office:value="1487454" calcext:value-type="float">
            <text:p>1487454</text:p>
          </table:table-cell>
        </table:table-row>
        <table:table-row table:style-name="ro1">
          <table:table-cell office:value-type="string" calcext:value-type="string">
            <text:p>nsds2_n20000wmin20000-52-s604095046c1055295.ukp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7" calcext:value-type="float">
            <text:p>0.27</text:p>
          </table:table-cell>
          <table:table-cell office:value-type="float" office:value="9292" calcext:value-type="float">
            <text:p>9292</text:p>
          </table:table-cell>
          <table:table-cell office:value-type="float" office:value="1610239" calcext:value-type="float">
            <text:p>1610239</text:p>
          </table:table-cell>
          <table:table-cell office:value-type="float" office:value="24.65333" calcext:value-type="float">
            <text:p>24.65333</text:p>
          </table:table-cell>
          <table:table-cell office:value-type="float" office:value="24.65" calcext:value-type="float">
            <text:p>24.65</text:p>
          </table:table-cell>
          <table:table-cell office:value-type="float" office:value="19464" calcext:value-type="float">
            <text:p>19464</text:p>
          </table:table-cell>
          <table:table-cell office:value-type="float" office:value="1328925" calcext:value-type="float">
            <text:p>1328925</text:p>
          </table:table-cell>
        </table:table-row>
        <table:table-row table:style-name="ro1">
          <table:table-cell office:value-type="string" calcext:value-type="string">
            <text:p>nsds2_n20000wmin20000-35-s522080131c1544167.ukp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9704" calcext:value-type="float">
            <text:p>9704</text:p>
          </table:table-cell>
          <table:table-cell office:value-type="float" office:value="2353397" calcext:value-type="float">
            <text:p>2353397</text:p>
          </table:table-cell>
          <table:table-cell office:value-type="float" office:value="25.24333" calcext:value-type="float">
            <text:p>25.24333</text:p>
          </table:table-cell>
          <table:table-cell office:value-type="float" office:value="25.24" calcext:value-type="float">
            <text:p>25.24</text:p>
          </table:table-cell>
          <table:table-cell office:value-type="float" office:value="19720" calcext:value-type="float">
            <text:p>19720</text:p>
          </table:table-cell>
          <table:table-cell office:value-type="float" office:value="1951175" calcext:value-type="float">
            <text:p>1951175</text:p>
          </table:table-cell>
        </table:table-row>
        <table:table-row table:style-name="ro1">
          <table:table-cell office:value-type="string" calcext:value-type="string">
            <text:p>nsds2_n20000wmin20000-43-s343141202c1692591.ukp</text:p>
          </table:table-cell>
          <table:table-cell office:value-type="float" office:value="0.27667" calcext:value-type="float">
            <text:p>0.27667</text:p>
          </table:table-cell>
          <table:table-cell office:value-type="float" office:value="0.28" calcext:value-type="float">
            <text:p>0.28</text:p>
          </table:table-cell>
          <table:table-cell office:value-type="float" office:value="9324" calcext:value-type="float">
            <text:p>9324</text:p>
          </table:table-cell>
          <table:table-cell office:value-type="float" office:value="2347783" calcext:value-type="float">
            <text:p>2347783</text:p>
          </table:table-cell>
          <table:table-cell office:value-type="float" office:value="25.71333" calcext:value-type="float">
            <text:p>25.71333</text:p>
          </table:table-cell>
          <table:table-cell office:value-type="float" office:value="25.7" calcext:value-type="float">
            <text:p>25.7</text:p>
          </table:table-cell>
          <table:table-cell office:value-type="float" office:value="19244" calcext:value-type="float">
            <text:p>19244</text:p>
          </table:table-cell>
          <table:table-cell office:value-type="float" office:value="2129557" calcext:value-type="float">
            <text:p>2129557</text:p>
          </table:table-cell>
        </table:table-row>
        <table:table-row table:style-name="ro1">
          <table:table-cell office:value-type="string" calcext:value-type="string">
            <text:p>nsds2_n20000wmin20000-13-s273864349c1072686.ukp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16160" calcext:value-type="float">
            <text:p>16160</text:p>
          </table:table-cell>
          <table:table-cell office:value-type="float" office:value="5147693" calcext:value-type="float">
            <text:p>5147693</text:p>
          </table:table-cell>
          <table:table-cell office:value-type="float" office:value="26.04666" calcext:value-type="float">
            <text:p>26.04666</text:p>
          </table:table-cell>
          <table:table-cell office:value-type="float" office:value="26.04" calcext:value-type="float">
            <text:p>26.04</text:p>
          </table:table-cell>
          <table:table-cell office:value-type="float" office:value="21484" calcext:value-type="float">
            <text:p>21484</text:p>
          </table:table-cell>
          <table:table-cell office:value-type="float" office:value="1346014" calcext:value-type="float">
            <text:p>1346014</text:p>
          </table:table-cell>
        </table:table-row>
        <table:table-row table:style-name="ro1">
          <table:table-cell office:value-type="string" calcext:value-type="string">
            <text:p>nsds2_n20000wmin20000-31-s329274243c1553670.ukp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9272" calcext:value-type="float">
            <text:p>9272</text:p>
          </table:table-cell>
          <table:table-cell office:value-type="float" office:value="2373243" calcext:value-type="float">
            <text:p>2373243</text:p>
          </table:table-cell>
          <table:table-cell office:value-type="float" office:value="26.75666" calcext:value-type="float">
            <text:p>26.75666</text:p>
          </table:table-cell>
          <table:table-cell office:value-type="float" office:value="26.74" calcext:value-type="float">
            <text:p>26.74</text:p>
          </table:table-cell>
          <table:table-cell office:value-type="float" office:value="19540" calcext:value-type="float">
            <text:p>19540</text:p>
          </table:table-cell>
          <table:table-cell office:value-type="float" office:value="1954242" calcext:value-type="float">
            <text:p>1954242</text:p>
          </table:table-cell>
        </table:table-row>
        <table:table-row table:style-name="ro1">
          <table:table-cell office:value-type="string" calcext:value-type="string">
            <text:p>nsds2_n20000wmin20000-51-s362775446c1191636.ukp</text:p>
          </table:table-cell>
          <table:table-cell office:value-type="float" office:value="0.37333" calcext:value-type="float">
            <text:p>0.37333</text:p>
          </table:table-cell>
          <table:table-cell office:value-type="float" office:value="0.38" calcext:value-type="float">
            <text:p>0.38</text:p>
          </table:table-cell>
          <table:table-cell office:value-type="float" office:value="9636" calcext:value-type="float">
            <text:p>9636</text:p>
          </table:table-cell>
          <table:table-cell office:value-type="float" office:value="2267001" calcext:value-type="float">
            <text:p>2267001</text:p>
          </table:table-cell>
          <table:table-cell office:value-type="float" office:value="26.84666" calcext:value-type="float">
            <text:p>26.84666</text:p>
          </table:table-cell>
          <table:table-cell office:value-type="float" office:value="26.84" calcext:value-type="float">
            <text:p>26.84</text:p>
          </table:table-cell>
          <table:table-cell office:value-type="float" office:value="21084" calcext:value-type="float">
            <text:p>21084</text:p>
          </table:table-cell>
          <table:table-cell office:value-type="float" office:value="1508822" calcext:value-type="float">
            <text:p>1508822</text:p>
          </table:table-cell>
        </table:table-row>
        <table:table-row table:style-name="ro1">
          <table:table-cell office:value-type="string" calcext:value-type="string">
            <text:p>nsds2_n20000wmin20000-29-s509888126c1390702.ukp</text:p>
          </table:table-cell>
          <table:table-cell office:value-type="float" office:value="0.38333" calcext:value-type="float">
            <text:p>0.38333</text:p>
          </table:table-cell>
          <table:table-cell office:value-type="float" office:value="0.4" calcext:value-type="float">
            <text:p>0.4</text:p>
          </table:table-cell>
          <table:table-cell office:value-type="float" office:value="15700" calcext:value-type="float">
            <text:p>15700</text:p>
          </table:table-cell>
          <table:table-cell office:value-type="float" office:value="5545420" calcext:value-type="float">
            <text:p>5545420</text:p>
          </table:table-cell>
          <table:table-cell office:value-type="float" office:value="26.96333" calcext:value-type="float">
            <text:p>26.96333</text:p>
          </table:table-cell>
          <table:table-cell office:value-type="float" office:value="26.97" calcext:value-type="float">
            <text:p>26.97</text:p>
          </table:table-cell>
          <table:table-cell office:value-type="float" office:value="19572" calcext:value-type="float">
            <text:p>19572</text:p>
          </table:table-cell>
          <table:table-cell office:value-type="float" office:value="1761243" calcext:value-type="float">
            <text:p>1761243</text:p>
          </table:table-cell>
        </table:table-row>
        <table:table-row table:style-name="ro1">
          <table:table-cell office:value-type="string" calcext:value-type="string">
            <text:p>nsds2_n20000wmin20000-5-s999292130c1450970.ukp</text:p>
          </table:table-cell>
          <table:table-cell table:number-columns-repeated="2" office:value-type="float" office:value="0.42" calcext:value-type="float">
            <text:p>0.42</text:p>
          </table:table-cell>
          <table:table-cell office:value-type="float" office:value="9296" calcext:value-type="float">
            <text:p>9296</text:p>
          </table:table-cell>
          <table:table-cell office:value-type="float" office:value="2541361" calcext:value-type="float">
            <text:p>2541361</text:p>
          </table:table-cell>
          <table:table-cell office:value-type="float" office:value="27.26333" calcext:value-type="float">
            <text:p>27.26333</text:p>
          </table:table-cell>
          <table:table-cell office:value-type="float" office:value="27.25" calcext:value-type="float">
            <text:p>27.25</text:p>
          </table:table-cell>
          <table:table-cell office:value-type="float" office:value="19284" calcext:value-type="float">
            <text:p>19284</text:p>
          </table:table-cell>
          <table:table-cell office:value-type="float" office:value="1814060" calcext:value-type="float">
            <text:p>1814060</text:p>
          </table:table-cell>
        </table:table-row>
        <table:table-row table:style-name="ro1">
          <table:table-cell office:value-type="string" calcext:value-type="string">
            <text:p>nsds2_n20000wmin20000-140-s139860385c1389776.ukp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 office:value-type="float" office:value="15784" calcext:value-type="float">
            <text:p>15784</text:p>
          </table:table-cell>
          <table:table-cell office:value-type="float" office:value="5318091" calcext:value-type="float">
            <text:p>5318091</text:p>
          </table:table-cell>
          <table:table-cell office:value-type="float" office:value="27.34" calcext:value-type="float">
            <text:p>27.34</text:p>
          </table:table-cell>
          <table:table-cell office:value-type="float" office:value="27.33" calcext:value-type="float">
            <text:p>27.33</text:p>
          </table:table-cell>
          <table:table-cell office:value-type="float" office:value="21180" calcext:value-type="float">
            <text:p>21180</text:p>
          </table:table-cell>
          <table:table-cell office:value-type="float" office:value="1752541" calcext:value-type="float">
            <text:p>1752541</text:p>
          </table:table-cell>
        </table:table-row>
        <table:table-row table:style-name="ro1">
          <table:table-cell office:value-type="string" calcext:value-type="string">
            <text:p>nsds2_n20000wmin20000-38-s904998016c1639309.ukp</text:p>
          </table:table-cell>
          <table:table-cell office:value-type="float" office:value="0.45667" calcext:value-type="float">
            <text:p>0.45667</text:p>
          </table:table-cell>
          <table:table-cell office:value-type="float" office:value="0.46" calcext:value-type="float">
            <text:p>0.46</text:p>
          </table:table-cell>
          <table:table-cell office:value-type="float" office:value="9640" calcext:value-type="float">
            <text:p>9640</text:p>
          </table:table-cell>
          <table:table-cell office:value-type="float" office:value="1639784" calcext:value-type="float">
            <text:p>1639784</text:p>
          </table:table-cell>
          <table:table-cell table:number-columns-repeated="2" office:value-type="float" office:value="28.95" calcext:value-type="float">
            <text:p>28.95</text:p>
          </table:table-cell>
          <table:table-cell office:value-type="float" office:value="19684" calcext:value-type="float">
            <text:p>19684</text:p>
          </table:table-cell>
          <table:table-cell office:value-type="float" office:value="2057760" calcext:value-type="float">
            <text:p>2057760</text:p>
          </table:table-cell>
        </table:table-row>
        <table:table-row table:style-name="ro1">
          <table:table-cell office:value-type="string" calcext:value-type="string">
            <text:p>nsds2_n20000wmin20000-133-s731218263c1138837.ukp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47" calcext:value-type="float">
            <text:p>0.47</text:p>
          </table:table-cell>
          <table:table-cell office:value-type="float" office:value="15740" calcext:value-type="float">
            <text:p>15740</text:p>
          </table:table-cell>
          <table:table-cell office:value-type="float" office:value="5148476" calcext:value-type="float">
            <text:p>5148476</text:p>
          </table:table-cell>
          <table:table-cell office:value-type="float" office:value="29.42" calcext:value-type="float">
            <text:p>29.42</text:p>
          </table:table-cell>
          <table:table-cell office:value-type="float" office:value="29.4" calcext:value-type="float">
            <text:p>29.4</text:p>
          </table:table-cell>
          <table:table-cell office:value-type="float" office:value="23648" calcext:value-type="float">
            <text:p>23648</text:p>
          </table:table-cell>
          <table:table-cell office:value-type="float" office:value="1420209" calcext:value-type="float">
            <text:p>1420209</text:p>
          </table:table-cell>
        </table:table-row>
        <table:table-row table:style-name="ro1">
          <table:table-cell office:value-type="string" calcext:value-type="string">
            <text:p>nsds2_n20000wmin20000-57-s989083921c1181335.ukp</text:p>
          </table:table-cell>
          <table:table-cell office:value-type="float" office:value="0.48333" calcext:value-type="float">
            <text:p>0.48333</text:p>
          </table:table-cell>
          <table:table-cell office:value-type="float" office:value="0.49" calcext:value-type="float">
            <text:p>0.49</text:p>
          </table:table-cell>
          <table:table-cell office:value-type="float" office:value="9904" calcext:value-type="float">
            <text:p>9904</text:p>
          </table:table-cell>
          <table:table-cell office:value-type="float" office:value="2148723" calcext:value-type="float">
            <text:p>2148723</text:p>
          </table:table-cell>
          <table:table-cell office:value-type="float" office:value="29.42" calcext:value-type="float">
            <text:p>29.42</text:p>
          </table:table-cell>
          <table:table-cell office:value-type="float" office:value="29.41" calcext:value-type="float">
            <text:p>29.41</text:p>
          </table:table-cell>
          <table:table-cell office:value-type="float" office:value="21364" calcext:value-type="float">
            <text:p>21364</text:p>
          </table:table-cell>
          <table:table-cell office:value-type="float" office:value="1477236" calcext:value-type="float">
            <text:p>1477236</text:p>
          </table:table-cell>
        </table:table-row>
        <table:table-row table:style-name="ro1">
          <table:table-cell office:value-type="string" calcext:value-type="string">
            <text:p>nsds2_n20000wmin20000-86-s925211847c1466824.ukp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328" calcext:value-type="float">
            <text:p>9328</text:p>
          </table:table-cell>
          <table:table-cell office:value-type="float" office:value="1488511" calcext:value-type="float">
            <text:p>1488511</text:p>
          </table:table-cell>
          <table:table-cell table:number-columns-repeated="2" office:value-type="float" office:value="29.52" calcext:value-type="float">
            <text:p>29.52</text:p>
          </table:table-cell>
          <table:table-cell office:value-type="float" office:value="19664" calcext:value-type="float">
            <text:p>19664</text:p>
          </table:table-cell>
          <table:table-cell office:value-type="float" office:value="1840731" calcext:value-type="float">
            <text:p>1840731</text:p>
          </table:table-cell>
        </table:table-row>
        <table:table-row table:style-name="ro1">
          <table:table-cell office:value-type="string" calcext:value-type="string">
            <text:p>nsds2_n20000wmin20000-46-s335197937c1911941.ukp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9560" calcext:value-type="float">
            <text:p>9560</text:p>
          </table:table-cell>
          <table:table-cell office:value-type="float" office:value="1916166" calcext:value-type="float">
            <text:p>1916166</text:p>
          </table:table-cell>
          <table:table-cell office:value-type="float" office:value="31" calcext:value-type="float">
            <text:p>31</text:p>
          </table:table-cell>
          <table:table-cell office:value-type="float" office:value="30.99" calcext:value-type="float">
            <text:p>30.99</text:p>
          </table:table-cell>
          <table:table-cell office:value-type="float" office:value="20028" calcext:value-type="float">
            <text:p>20028</text:p>
          </table:table-cell>
          <table:table-cell office:value-type="float" office:value="2373243" calcext:value-type="float">
            <text:p>2373243</text:p>
          </table:table-cell>
        </table:table-row>
        <table:table-row table:style-name="ro1">
          <table:table-cell office:value-type="string" calcext:value-type="string">
            <text:p>nsds2_n20000wmin20000-15-s161344243c1467078.ukp</text:p>
          </table:table-cell>
          <table:table-cell table:number-columns-repeated="2" office:value-type="float" office:value="0.55" calcext:value-type="float">
            <text:p>0.55</text:p>
          </table:table-cell>
          <table:table-cell office:value-type="float" office:value="9324" calcext:value-type="float">
            <text:p>9324</text:p>
          </table:table-cell>
          <table:table-cell office:value-type="float" office:value="2412138" calcext:value-type="float">
            <text:p>2412138</text:p>
          </table:table-cell>
          <table:table-cell office:value-type="float" office:value="31.06" calcext:value-type="float">
            <text:p>31.06</text:p>
          </table:table-cell>
          <table:table-cell office:value-type="float" office:value="31.05" calcext:value-type="float">
            <text:p>31.05</text:p>
          </table:table-cell>
          <table:table-cell office:value-type="float" office:value="19440" calcext:value-type="float">
            <text:p>19440</text:p>
          </table:table-cell>
          <table:table-cell office:value-type="float" office:value="1850020" calcext:value-type="float">
            <text:p>1850020</text:p>
          </table:table-cell>
        </table:table-row>
        <table:table-row table:style-name="ro1">
          <table:table-cell office:value-type="string" calcext:value-type="string">
            <text:p>nsds2_n20000wmin20000-121-s611080474c1471487.ukp</text:p>
          </table:table-cell>
          <table:table-cell office:value-type="float" office:value="0.55333" calcext:value-type="float">
            <text:p>0.55333</text:p>
          </table:table-cell>
          <table:table-cell office:value-type="float" office:value="0.56" calcext:value-type="float">
            <text:p>0.56</text:p>
          </table:table-cell>
          <table:table-cell office:value-type="float" office:value="9592" calcext:value-type="float">
            <text:p>9592</text:p>
          </table:table-cell>
          <table:table-cell office:value-type="float" office:value="2193112" calcext:value-type="float">
            <text:p>2193112</text:p>
          </table:table-cell>
          <table:table-cell office:value-type="float" office:value="32.20333" calcext:value-type="float">
            <text:p>32.20333</text:p>
          </table:table-cell>
          <table:table-cell office:value-type="float" office:value="32.2" calcext:value-type="float">
            <text:p>32.2</text:p>
          </table:table-cell>
          <table:table-cell office:value-type="float" office:value="21076" calcext:value-type="float">
            <text:p>21076</text:p>
          </table:table-cell>
          <table:table-cell office:value-type="float" office:value="1853184" calcext:value-type="float">
            <text:p>1853184</text:p>
          </table:table-cell>
        </table:table-row>
        <table:table-row table:style-name="ro1">
          <table:table-cell office:value-type="string" calcext:value-type="string">
            <text:p>nsds2_n20000wmin20000-68-s178912779c1720049.ukp</text:p>
          </table:table-cell>
          <table:table-cell office:value-type="float" office:value="0.55667" calcext:value-type="float">
            <text:p>0.55667</text:p>
          </table:table-cell>
          <table:table-cell office:value-type="float" office:value="0.56" calcext:value-type="float">
            <text:p>0.56</text:p>
          </table:table-cell>
          <table:table-cell office:value-type="float" office:value="9532" calcext:value-type="float">
            <text:p>9532</text:p>
          </table:table-cell>
          <table:table-cell office:value-type="float" office:value="2289646" calcext:value-type="float">
            <text:p>2289646</text:p>
          </table:table-cell>
          <table:table-cell office:value-type="float" office:value="32.49333" calcext:value-type="float">
            <text:p>32.49333</text:p>
          </table:table-cell>
          <table:table-cell office:value-type="float" office:value="32.47" calcext:value-type="float">
            <text:p>32.47</text:p>
          </table:table-cell>
          <table:table-cell office:value-type="float" office:value="21464" calcext:value-type="float">
            <text:p>21464</text:p>
          </table:table-cell>
          <table:table-cell office:value-type="float" office:value="2167846" calcext:value-type="float">
            <text:p>2167846</text:p>
          </table:table-cell>
        </table:table-row>
        <table:table-row table:style-name="ro1">
          <table:table-cell office:value-type="string" calcext:value-type="string">
            <text:p>nsds2_n20000wmin20000-23-s327529482c1363053.ukp</text:p>
          </table:table-cell>
          <table:table-cell office:value-type="float" office:value="0.55667" calcext:value-type="float">
            <text:p>0.55667</text:p>
          </table:table-cell>
          <table:table-cell office:value-type="float" office:value="0.56" calcext:value-type="float">
            <text:p>0.56</text:p>
          </table:table-cell>
          <table:table-cell office:value-type="float" office:value="9320" calcext:value-type="float">
            <text:p>9320</text:p>
          </table:table-cell>
          <table:table-cell office:value-type="float" office:value="2167846" calcext:value-type="float">
            <text:p>2167846</text:p>
          </table:table-cell>
          <table:table-cell office:value-type="float" office:value="32.83666" calcext:value-type="float">
            <text:p>32.83666</text:p>
          </table:table-cell>
          <table:table-cell office:value-type="float" office:value="32.82" calcext:value-type="float">
            <text:p>32.82</text:p>
          </table:table-cell>
          <table:table-cell office:value-type="float" office:value="19740" calcext:value-type="float">
            <text:p>19740</text:p>
          </table:table-cell>
          <table:table-cell office:value-type="float" office:value="1717308" calcext:value-type="float">
            <text:p>1717308</text:p>
          </table:table-cell>
        </table:table-row>
        <table:table-row table:style-name="ro1">
          <table:table-cell office:value-type="string" calcext:value-type="string">
            <text:p>nsds2_n20000wmin20000-80-s972099972c1431774.ukp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9300" calcext:value-type="float">
            <text:p>9300</text:p>
          </table:table-cell>
          <table:table-cell office:value-type="float" office:value="1314218" calcext:value-type="float">
            <text:p>1314218</text:p>
          </table:table-cell>
          <table:table-cell office:value-type="float" office:value="33.04333" calcext:value-type="float">
            <text:p>33.04333</text:p>
          </table:table-cell>
          <table:table-cell office:value-type="float" office:value="33.03" calcext:value-type="float">
            <text:p>33.03</text:p>
          </table:table-cell>
          <table:table-cell office:value-type="float" office:value="19308" calcext:value-type="float">
            <text:p>19308</text:p>
          </table:table-cell>
          <table:table-cell office:value-type="float" office:value="1794804" calcext:value-type="float">
            <text:p>1794804</text:p>
          </table:table-cell>
        </table:table-row>
        <table:table-row table:style-name="ro1">
          <table:table-cell office:value-type="string" calcext:value-type="string">
            <text:p>nsds2_n20000wmin20000-83-s653138835c1583713.ukp</text:p>
          </table:table-cell>
          <table:table-cell office:value-type="float" office:value="0.61333" calcext:value-type="float">
            <text:p>0.61333</text:p>
          </table:table-cell>
          <table:table-cell office:value-type="float" office:value="0.61" calcext:value-type="float">
            <text:p>0.61</text:p>
          </table:table-cell>
          <table:table-cell office:value-type="float" office:value="9608" calcext:value-type="float">
            <text:p>9608</text:p>
          </table:table-cell>
          <table:table-cell office:value-type="float" office:value="2347353" calcext:value-type="float">
            <text:p>2347353</text:p>
          </table:table-cell>
          <table:table-cell office:value-type="float" office:value="33.36666" calcext:value-type="float">
            <text:p>33.36666</text:p>
          </table:table-cell>
          <table:table-cell office:value-type="float" office:value="33.35" calcext:value-type="float">
            <text:p>33.35</text:p>
          </table:table-cell>
          <table:table-cell office:value-type="float" office:value="19180" calcext:value-type="float">
            <text:p>19180</text:p>
          </table:table-cell>
          <table:table-cell office:value-type="float" office:value="1991423" calcext:value-type="float">
            <text:p>1991423</text:p>
          </table:table-cell>
        </table:table-row>
        <table:table-row table:style-name="ro1">
          <table:table-cell office:value-type="string" calcext:value-type="string">
            <text:p>nsds2_n20000wmin20000-100-s305421952c1385552.ukp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67" calcext:value-type="float">
            <text:p>0.67</text:p>
          </table:table-cell>
          <table:table-cell office:value-type="float" office:value="9328" calcext:value-type="float">
            <text:p>9328</text:p>
          </table:table-cell>
          <table:table-cell office:value-type="float" office:value="2435710" calcext:value-type="float">
            <text:p>2435710</text:p>
          </table:table-cell>
          <table:table-cell office:value-type="float" office:value="33.64" calcext:value-type="float">
            <text:p>33.64</text:p>
          </table:table-cell>
          <table:table-cell office:value-type="float" office:value="33.63" calcext:value-type="float">
            <text:p>33.63</text:p>
          </table:table-cell>
          <table:table-cell office:value-type="float" office:value="21272" calcext:value-type="float">
            <text:p>21272</text:p>
          </table:table-cell>
          <table:table-cell office:value-type="float" office:value="1734416" calcext:value-type="float">
            <text:p>1734416</text:p>
          </table:table-cell>
        </table:table-row>
        <table:table-row table:style-name="ro1">
          <table:table-cell office:value-type="string" calcext:value-type="string">
            <text:p>nsds2_n20000wmin50000-188-s865461609c1233835.ukp</text:p>
          </table:table-cell>
          <table:table-cell office:value-type="float" office:value="0.74667" calcext:value-type="float">
            <text:p>0.74667</text:p>
          </table:table-cell>
          <table:table-cell office:value-type="float" office:value="0.76" calcext:value-type="float">
            <text:p>0.76</text:p>
          </table:table-cell>
          <table:table-cell office:value-type="float" office:value="15720" calcext:value-type="float">
            <text:p>15720</text:p>
          </table:table-cell>
          <table:table-cell office:value-type="float" office:value="5629581" calcext:value-type="float">
            <text:p>5629581</text:p>
          </table:table-cell>
          <table:table-cell office:value-type="float" office:value="33.87" calcext:value-type="float">
            <text:p>33.87</text:p>
          </table:table-cell>
          <table:table-cell office:value-type="float" office:value="33.84" calcext:value-type="float">
            <text:p>33.84</text:p>
          </table:table-cell>
          <table:table-cell office:value-type="float" office:value="21244" calcext:value-type="float">
            <text:p>21244</text:p>
          </table:table-cell>
          <table:table-cell office:value-type="float" office:value="1578298" calcext:value-type="float">
            <text:p>1578298</text:p>
          </table:table-cell>
        </table:table-row>
        <table:table-row table:style-name="ro1">
          <table:table-cell office:value-type="string" calcext:value-type="string">
            <text:p>nsds2_n20000wmin20000-36-s11639593c1239395.ukp</text:p>
          </table:table-cell>
          <table:table-cell office:value-type="float" office:value="0.80333" calcext:value-type="float">
            <text:p>0.80333</text:p>
          </table:table-cell>
          <table:table-cell office:value-type="float" office:value="0.8" calcext:value-type="float">
            <text:p>0.8</text:p>
          </table:table-cell>
          <table:table-cell office:value-type="float" office:value="10540" calcext:value-type="float">
            <text:p>10540</text:p>
          </table:table-cell>
          <table:table-cell office:value-type="float" office:value="2341604" calcext:value-type="float">
            <text:p>2341604</text:p>
          </table:table-cell>
          <table:table-cell office:value-type="float" office:value="34.38666" calcext:value-type="float">
            <text:p>34.38666</text:p>
          </table:table-cell>
          <table:table-cell office:value-type="float" office:value="34.38" calcext:value-type="float">
            <text:p>34.38</text:p>
          </table:table-cell>
          <table:table-cell office:value-type="float" office:value="19340" calcext:value-type="float">
            <text:p>19340</text:p>
          </table:table-cell>
          <table:table-cell office:value-type="float" office:value="1556242" calcext:value-type="float">
            <text:p>1556242</text:p>
          </table:table-cell>
        </table:table-row>
        <table:table-row table:style-name="ro1">
          <table:table-cell office:value-type="string" calcext:value-type="string">
            <text:p>nsds2_n20000wmin20000-98-s965728206c1363049.ukp</text:p>
          </table:table-cell>
          <table:table-cell office:value-type="float" office:value="0.82333" calcext:value-type="float">
            <text:p>0.82333</text:p>
          </table:table-cell>
          <table:table-cell office:value-type="float" office:value="0.83" calcext:value-type="float">
            <text:p>0.83</text:p>
          </table:table-cell>
          <table:table-cell office:value-type="float" office:value="10528" calcext:value-type="float">
            <text:p>10528</text:p>
          </table:table-cell>
          <table:table-cell office:value-type="float" office:value="1967833" calcext:value-type="float">
            <text:p>1967833</text:p>
          </table:table-cell>
          <table:table-cell office:value-type="float" office:value="34.83666" calcext:value-type="float">
            <text:p>34.83666</text:p>
          </table:table-cell>
          <table:table-cell office:value-type="float" office:value="34.83" calcext:value-type="float">
            <text:p>34.83</text:p>
          </table:table-cell>
          <table:table-cell office:value-type="float" office:value="19364" calcext:value-type="float">
            <text:p>19364</text:p>
          </table:table-cell>
          <table:table-cell office:value-type="float" office:value="1710889" calcext:value-type="float">
            <text:p>1710889</text:p>
          </table:table-cell>
        </table:table-row>
        <table:table-row table:style-name="ro1">
          <table:table-cell office:value-type="string" calcext:value-type="string">
            <text:p>nsds2_n20000wmin20000-173-s917541816c1533414.ukp</text:p>
          </table:table-cell>
          <table:table-cell office:value-type="float" office:value="0.87333" calcext:value-type="float">
            <text:p>0.87333</text:p>
          </table:table-cell>
          <table:table-cell office:value-type="float" office:value="0.87" calcext:value-type="float">
            <text:p>0.87</text:p>
          </table:table-cell>
          <table:table-cell office:value-type="float" office:value="9580" calcext:value-type="float">
            <text:p>9580</text:p>
          </table:table-cell>
          <table:table-cell office:value-type="float" office:value="2371123" calcext:value-type="float">
            <text:p>2371123</text:p>
          </table:table-cell>
          <table:table-cell office:value-type="float" office:value="35.4" calcext:value-type="float">
            <text:p>35.4</text:p>
          </table:table-cell>
          <table:table-cell office:value-type="float" office:value="35.38" calcext:value-type="float">
            <text:p>35.38</text:p>
          </table:table-cell>
          <table:table-cell office:value-type="float" office:value="21112" calcext:value-type="float">
            <text:p>21112</text:p>
          </table:table-cell>
          <table:table-cell office:value-type="float" office:value="1922459" calcext:value-type="float">
            <text:p>1922459</text:p>
          </table:table-cell>
        </table:table-row>
        <table:table-row table:style-name="ro1">
          <table:table-cell office:value-type="string" calcext:value-type="string">
            <text:p>nsds2_n20000wmin20000-132-s127422697c1298308.ukp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9880" calcext:value-type="float">
            <text:p>9880</text:p>
          </table:table-cell>
          <table:table-cell office:value-type="float" office:value="1897539" calcext:value-type="float">
            <text:p>1897539</text:p>
          </table:table-cell>
          <table:table-cell office:value-type="float" office:value="35.50666" calcext:value-type="float">
            <text:p>35.50666</text:p>
          </table:table-cell>
          <table:table-cell office:value-type="float" office:value="35.5" calcext:value-type="float">
            <text:p>35.5</text:p>
          </table:table-cell>
          <table:table-cell office:value-type="float" office:value="23768" calcext:value-type="float">
            <text:p>23768</text:p>
          </table:table-cell>
          <table:table-cell office:value-type="float" office:value="1636529" calcext:value-type="float">
            <text:p>1636529</text:p>
          </table:table-cell>
        </table:table-row>
        <table:table-row table:style-name="ro1">
          <table:table-cell office:value-type="string" calcext:value-type="string">
            <text:p>nsds2_n20000wmin20000-188-s865461609c1593165.ukp</text:p>
          </table:table-cell>
          <table:table-cell office:value-type="float" office:value="0.88667" calcext:value-type="float">
            <text:p>0.88667</text:p>
          </table:table-cell>
          <table:table-cell office:value-type="float" office:value="0.89" calcext:value-type="float">
            <text:p>0.89</text:p>
          </table:table-cell>
          <table:table-cell office:value-type="float" office:value="9648" calcext:value-type="float">
            <text:p>9648</text:p>
          </table:table-cell>
          <table:table-cell office:value-type="float" office:value="1884844" calcext:value-type="float">
            <text:p>1884844</text:p>
          </table:table-cell>
          <table:table-cell office:value-type="float" office:value="36.1" calcext:value-type="float">
            <text:p>36.1</text:p>
          </table:table-cell>
          <table:table-cell office:value-type="float" office:value="36.09" calcext:value-type="float">
            <text:p>36.09</text:p>
          </table:table-cell>
          <table:table-cell office:value-type="float" office:value="21528" calcext:value-type="float">
            <text:p>21528</text:p>
          </table:table-cell>
          <table:table-cell office:value-type="float" office:value="1993162" calcext:value-type="float">
            <text:p>1993162</text:p>
          </table:table-cell>
        </table:table-row>
        <table:table-row table:style-name="ro1">
          <table:table-cell office:value-type="string" calcext:value-type="string">
            <text:p>nsds2_n20000wmin20000-187-s277361362c1622905.ukp</text:p>
          </table:table-cell>
          <table:table-cell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10572" calcext:value-type="float">
            <text:p>10572</text:p>
          </table:table-cell>
          <table:table-cell office:value-type="float" office:value="2341478" calcext:value-type="float">
            <text:p>2341478</text:p>
          </table:table-cell>
          <table:table-cell office:value-type="float" office:value="36.30666" calcext:value-type="float">
            <text:p>36.30666</text:p>
          </table:table-cell>
          <table:table-cell office:value-type="float" office:value="36.31" calcext:value-type="float">
            <text:p>36.31</text:p>
          </table:table-cell>
          <table:table-cell office:value-type="float" office:value="19360" calcext:value-type="float">
            <text:p>19360</text:p>
          </table:table-cell>
          <table:table-cell office:value-type="float" office:value="2030980" calcext:value-type="float">
            <text:p>2030980</text:p>
          </table:table-cell>
        </table:table-row>
        <table:table-row table:style-name="ro1">
          <table:table-cell office:value-type="string" calcext:value-type="string">
            <text:p>nsds2_n20000wmin20000-146-s894606712c1593271.ukp</text:p>
          </table:table-cell>
          <table:table-cell office:value-type="float" office:value="0.91333" calcext:value-type="float">
            <text:p>0.91333</text:p>
          </table:table-cell>
          <table:table-cell office:value-type="float" office:value="0.91" calcext:value-type="float">
            <text:p>0.91</text:p>
          </table:table-cell>
          <table:table-cell office:value-type="float" office:value="9324" calcext:value-type="float">
            <text:p>9324</text:p>
          </table:table-cell>
          <table:table-cell office:value-type="float" office:value="2346148" calcext:value-type="float">
            <text:p>2346148</text:p>
          </table:table-cell>
          <table:table-cell office:value-type="float" office:value="36.42666" calcext:value-type="float">
            <text:p>36.42666</text:p>
          </table:table-cell>
          <table:table-cell office:value-type="float" office:value="36.41" calcext:value-type="float">
            <text:p>36.41</text:p>
          </table:table-cell>
          <table:table-cell office:value-type="float" office:value="21328" calcext:value-type="float">
            <text:p>21328</text:p>
          </table:table-cell>
          <table:table-cell office:value-type="float" office:value="1993283" calcext:value-type="float">
            <text:p>1993283</text:p>
          </table:table-cell>
        </table:table-row>
        <table:table-row table:style-name="ro1">
          <table:table-cell office:value-type="string" calcext:value-type="string">
            <text:p>nsds2_n20000wmin20000-101-s879272876c1649031.ukp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9844" calcext:value-type="float">
            <text:p>9844</text:p>
          </table:table-cell>
          <table:table-cell office:value-type="float" office:value="1486142" calcext:value-type="float">
            <text:p>1486142</text:p>
          </table:table-cell>
          <table:table-cell office:value-type="float" office:value="36.65666" calcext:value-type="float">
            <text:p>36.65666</text:p>
          </table:table-cell>
          <table:table-cell office:value-type="float" office:value="36.64" calcext:value-type="float">
            <text:p>36.64</text:p>
          </table:table-cell>
          <table:table-cell office:value-type="float" office:value="21116" calcext:value-type="float">
            <text:p>21116</text:p>
          </table:table-cell>
          <table:table-cell office:value-type="float" office:value="2068651" calcext:value-type="float">
            <text:p>2068651</text:p>
          </table:table-cell>
        </table:table-row>
        <table:table-row table:style-name="ro1">
          <table:table-cell office:value-type="string" calcext:value-type="string">
            <text:p>nsds2_n20000wmin20000-138-s948885877c1154829.ukp</text:p>
          </table:table-cell>
          <table:table-cell office:value-type="float" office:value="1.00667" calcext:value-type="float">
            <text:p>1.00667</text:p>
          </table:table-cell>
          <table:table-cell office:value-type="float" office:value="1.02" calcext:value-type="float">
            <text:p>1.02</text:p>
          </table:table-cell>
          <table:table-cell office:value-type="float" office:value="15736" calcext:value-type="float">
            <text:p>15736</text:p>
          </table:table-cell>
          <table:table-cell office:value-type="float" office:value="5716637" calcext:value-type="float">
            <text:p>5716637</text:p>
          </table:table-cell>
          <table:table-cell office:value-type="float" office:value="36.89333" calcext:value-type="float">
            <text:p>36.89333</text:p>
          </table:table-cell>
          <table:table-cell office:value-type="float" office:value="36.88" calcext:value-type="float">
            <text:p>36.88</text:p>
          </table:table-cell>
          <table:table-cell office:value-type="float" office:value="23928" calcext:value-type="float">
            <text:p>23928</text:p>
          </table:table-cell>
          <table:table-cell office:value-type="float" office:value="1462346" calcext:value-type="float">
            <text:p>1462346</text:p>
          </table:table-cell>
        </table:table-row>
        <table:table-row table:style-name="ro1">
          <table:table-cell office:value-type="string" calcext:value-type="string">
            <text:p>nsds2_n20000wmin20000-11-s577782098c1871029.ukp</text:p>
          </table:table-cell>
          <table:table-cell office:value-type="float" office:value="1.02333" calcext:value-type="float">
            <text:p>1.02333</text:p>
          </table:table-cell>
          <table:table-cell office:value-type="float" office:value="1.02" calcext:value-type="float">
            <text:p>1.02</text:p>
          </table:table-cell>
          <table:table-cell office:value-type="float" office:value="9312" calcext:value-type="float">
            <text:p>9312</text:p>
          </table:table-cell>
          <table:table-cell office:value-type="float" office:value="1328925" calcext:value-type="float">
            <text:p>1328925</text:p>
          </table:table-cell>
          <table:table-cell office:value-type="float" office:value="37.04333" calcext:value-type="float">
            <text:p>37.04333</text:p>
          </table:table-cell>
          <table:table-cell office:value-type="float" office:value="37.03" calcext:value-type="float">
            <text:p>37.03</text:p>
          </table:table-cell>
          <table:table-cell office:value-type="float" office:value="21504" calcext:value-type="float">
            <text:p>21504</text:p>
          </table:table-cell>
          <table:table-cell office:value-type="float" office:value="2360563" calcext:value-type="float">
            <text:p>2360563</text:p>
          </table:table-cell>
        </table:table-row>
        <table:table-row table:style-name="ro1">
          <table:table-cell office:value-type="string" calcext:value-type="string">
            <text:p>nsds2_n20000wmin20000-22-s117967725c1767011.ukp</text:p>
          </table:table-cell>
          <table:table-cell office:value-type="float" office:value="1.16667" calcext:value-type="float">
            <text:p>1.16667</text:p>
          </table:table-cell>
          <table:table-cell office:value-type="float" office:value="1.17" calcext:value-type="float">
            <text:p>1.17</text:p>
          </table:table-cell>
          <table:table-cell office:value-type="float" office:value="12896" calcext:value-type="float">
            <text:p>12896</text:p>
          </table:table-cell>
          <table:table-cell office:value-type="float" office:value="2249989" calcext:value-type="float">
            <text:p>2249989</text:p>
          </table:table-cell>
          <table:table-cell office:value-type="float" office:value="37.21666" calcext:value-type="float">
            <text:p>37.21666</text:p>
          </table:table-cell>
          <table:table-cell office:value-type="float" office:value="37.22" calcext:value-type="float">
            <text:p>37.22</text:p>
          </table:table-cell>
          <table:table-cell office:value-type="float" office:value="21136" calcext:value-type="float">
            <text:p>21136</text:p>
          </table:table-cell>
          <table:table-cell office:value-type="float" office:value="2224358" calcext:value-type="float">
            <text:p>2224358</text:p>
          </table:table-cell>
        </table:table-row>
        <table:table-row table:style-name="ro1">
          <table:table-cell office:value-type="string" calcext:value-type="string">
            <text:p>nsds2_n20000wmin20000-144-s255129796c1195417.ukp</text:p>
          </table:table-cell>
          <table:table-cell office:value-type="float" office:value="1.19333" calcext:value-type="float">
            <text:p>1.19333</text:p>
          </table:table-cell>
          <table:table-cell office:value-type="float" office:value="1.19" calcext:value-type="float">
            <text:p>1.19</text:p>
          </table:table-cell>
          <table:table-cell office:value-type="float" office:value="10560" calcext:value-type="float">
            <text:p>10560</text:p>
          </table:table-cell>
          <table:table-cell office:value-type="float" office:value="2400942" calcext:value-type="float">
            <text:p>2400942</text:p>
          </table:table-cell>
          <table:table-cell office:value-type="float" office:value="37.59333" calcext:value-type="float">
            <text:p>37.59333</text:p>
          </table:table-cell>
          <table:table-cell office:value-type="float" office:value="37.58" calcext:value-type="float">
            <text:p>37.58</text:p>
          </table:table-cell>
          <table:table-cell office:value-type="float" office:value="23852" calcext:value-type="float">
            <text:p>23852</text:p>
          </table:table-cell>
          <table:table-cell office:value-type="float" office:value="1503131" calcext:value-type="float">
            <text:p>1503131</text:p>
          </table:table-cell>
        </table:table-row>
        <table:table-row table:style-name="ro1">
          <table:table-cell office:value-type="string" calcext:value-type="string">
            <text:p>nsds2_n20000wmin20000-28-s988774221c1646275.ukp</text:p>
          </table:table-cell>
          <table:table-cell table:number-columns-repeated="2" office:value-type="float" office:value="1.24" calcext:value-type="float">
            <text:p>1.24</text:p>
          </table:table-cell>
          <table:table-cell office:value-type="float" office:value="9812" calcext:value-type="float">
            <text:p>9812</text:p>
          </table:table-cell>
          <table:table-cell office:value-type="float" office:value="2110796" calcext:value-type="float">
            <text:p>2110796</text:p>
          </table:table-cell>
          <table:table-cell office:value-type="float" office:value="37.74666" calcext:value-type="float">
            <text:p>37.74666</text:p>
          </table:table-cell>
          <table:table-cell office:value-type="float" office:value="37.73" calcext:value-type="float">
            <text:p>37.73</text:p>
          </table:table-cell>
          <table:table-cell office:value-type="float" office:value="21092" calcext:value-type="float">
            <text:p>21092</text:p>
          </table:table-cell>
          <table:table-cell office:value-type="float" office:value="2060421" calcext:value-type="float">
            <text:p>2060421</text:p>
          </table:table-cell>
        </table:table-row>
        <table:table-row table:style-name="ro1">
          <table:table-cell office:value-type="string" calcext:value-type="string">
            <text:p>nsds2_n20000wmin20000-164-s90959982c1115495.ukp</text:p>
          </table:table-cell>
          <table:table-cell table:number-columns-repeated="2" office:value-type="float" office:value="1.29" calcext:value-type="float">
            <text:p>1.29</text:p>
          </table:table-cell>
          <table:table-cell office:value-type="float" office:value="9880" calcext:value-type="float">
            <text:p>9880</text:p>
          </table:table-cell>
          <table:table-cell office:value-type="float" office:value="1487454" calcext:value-type="float">
            <text:p>1487454</text:p>
          </table:table-cell>
          <table:table-cell office:value-type="float" office:value="38.24333" calcext:value-type="float">
            <text:p>38.24333</text:p>
          </table:table-cell>
          <table:table-cell office:value-type="float" office:value="38.24" calcext:value-type="float">
            <text:p>38.24</text:p>
          </table:table-cell>
          <table:table-cell office:value-type="float" office:value="21388" calcext:value-type="float">
            <text:p>21388</text:p>
          </table:table-cell>
          <table:table-cell office:value-type="float" office:value="1404053" calcext:value-type="float">
            <text:p>1404053</text:p>
          </table:table-cell>
        </table:table-row>
        <table:table-row table:style-name="ro1">
          <table:table-cell office:value-type="string" calcext:value-type="string">
            <text:p>nsds2_n20000wmin20000-7-s451986827c1874407.ukp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9812" calcext:value-type="float">
            <text:p>9812</text:p>
          </table:table-cell>
          <table:table-cell office:value-type="float" office:value="1393068" calcext:value-type="float">
            <text:p>1393068</text:p>
          </table:table-cell>
          <table:table-cell office:value-type="float" office:value="38.25" calcext:value-type="float">
            <text:p>38.25</text:p>
          </table:table-cell>
          <table:table-cell office:value-type="float" office:value="38.24" calcext:value-type="float">
            <text:p>38.24</text:p>
          </table:table-cell>
          <table:table-cell office:value-type="float" office:value="19312" calcext:value-type="float">
            <text:p>19312</text:p>
          </table:table-cell>
          <table:table-cell office:value-type="float" office:value="2366407" calcext:value-type="float">
            <text:p>2366407</text:p>
          </table:table-cell>
        </table:table-row>
        <table:table-row table:style-name="ro1">
          <table:table-cell office:value-type="string" calcext:value-type="string">
            <text:p>nsds2_n20000wmin20000-149-s399496341c1308616.ukp</text:p>
          </table:table-cell>
          <table:table-cell table:number-columns-repeated="2" office:value-type="float" office:value="1.43" calcext:value-type="float">
            <text:p>1.43</text:p>
          </table:table-cell>
          <table:table-cell office:value-type="float" office:value="12216" calcext:value-type="float">
            <text:p>12216</text:p>
          </table:table-cell>
          <table:table-cell office:value-type="float" office:value="2255918" calcext:value-type="float">
            <text:p>2255918</text:p>
          </table:table-cell>
          <table:table-cell office:value-type="float" office:value="38.76" calcext:value-type="float">
            <text:p>38.76</text:p>
          </table:table-cell>
          <table:table-cell office:value-type="float" office:value="38.75" calcext:value-type="float">
            <text:p>38.75</text:p>
          </table:table-cell>
          <table:table-cell office:value-type="float" office:value="23696" calcext:value-type="float">
            <text:p>23696</text:p>
          </table:table-cell>
          <table:table-cell office:value-type="float" office:value="1634855" calcext:value-type="float">
            <text:p>1634855</text:p>
          </table:table-cell>
        </table:table-row>
        <table:table-row table:style-name="ro1">
          <table:table-cell office:value-type="string" calcext:value-type="string">
            <text:p>nsds2_n20000wmin20000-177-s301097953c1511129.ukp</text:p>
          </table:table-cell>
          <table:table-cell table:number-columns-repeated="2" office:value-type="float" office:value="1.44" calcext:value-type="float">
            <text:p>1.44</text:p>
          </table:table-cell>
          <table:table-cell office:value-type="float" office:value="10356" calcext:value-type="float">
            <text:p>10356</text:p>
          </table:table-cell>
          <table:table-cell office:value-type="float" office:value="2481297" calcext:value-type="float">
            <text:p>2481297</text:p>
          </table:table-cell>
          <table:table-cell office:value-type="float" office:value="39.02" calcext:value-type="float">
            <text:p>39.02</text:p>
          </table:table-cell>
          <table:table-cell office:value-type="float" office:value="39.01" calcext:value-type="float">
            <text:p>39.01</text:p>
          </table:table-cell>
          <table:table-cell office:value-type="float" office:value="19376" calcext:value-type="float">
            <text:p>19376</text:p>
          </table:table-cell>
          <table:table-cell office:value-type="float" office:value="1900275" calcext:value-type="float">
            <text:p>1900275</text:p>
          </table:table-cell>
        </table:table-row>
        <table:table-row table:style-name="ro1">
          <table:table-cell office:value-type="string" calcext:value-type="string">
            <text:p>nsds2_n20000wmin20000-152-s366491978c1703062.ukp</text:p>
          </table:table-cell>
          <table:table-cell office:value-type="float" office:value="1.44333" calcext:value-type="float">
            <text:p>1.44333</text:p>
          </table:table-cell>
          <table:table-cell office:value-type="float" office:value="1.44" calcext:value-type="float">
            <text:p>1.44</text:p>
          </table:table-cell>
          <table:table-cell office:value-type="float" office:value="10972" calcext:value-type="float">
            <text:p>10972</text:p>
          </table:table-cell>
          <table:table-cell office:value-type="float" office:value="1969004" calcext:value-type="float">
            <text:p>1969004</text:p>
          </table:table-cell>
          <table:table-cell office:value-type="float" office:value="39.38666" calcext:value-type="float">
            <text:p>39.38666</text:p>
          </table:table-cell>
          <table:table-cell office:value-type="float" office:value="39.37" calcext:value-type="float">
            <text:p>39.37</text:p>
          </table:table-cell>
          <table:table-cell office:value-type="float" office:value="21724" calcext:value-type="float">
            <text:p>21724</text:p>
          </table:table-cell>
          <table:table-cell office:value-type="float" office:value="2139724" calcext:value-type="float">
            <text:p>2139724</text:p>
          </table:table-cell>
        </table:table-row>
        <table:table-row table:style-name="ro1">
          <table:table-cell office:value-type="string" calcext:value-type="string">
            <text:p>nsds2_n20000wmin20000-175-s957468776c1846303.ukp</text:p>
          </table:table-cell>
          <table:table-cell office:value-type="float" office:value="1.44667" calcext:value-type="float">
            <text:p>1.44667</text:p>
          </table:table-cell>
          <table:table-cell office:value-type="float" office:value="1.46" calcext:value-type="float">
            <text:p>1.46</text:p>
          </table:table-cell>
          <table:table-cell office:value-type="float" office:value="14348" calcext:value-type="float">
            <text:p>14348</text:p>
          </table:table-cell>
          <table:table-cell office:value-type="float" office:value="5239498" calcext:value-type="float">
            <text:p>5239498</text:p>
          </table:table-cell>
          <table:table-cell office:value-type="float" office:value="40.18" calcext:value-type="float">
            <text:p>40.18</text:p>
          </table:table-cell>
          <table:table-cell office:value-type="float" office:value="40.17" calcext:value-type="float">
            <text:p>40.17</text:p>
          </table:table-cell>
          <table:table-cell office:value-type="float" office:value="21316" calcext:value-type="float">
            <text:p>21316</text:p>
          </table:table-cell>
          <table:table-cell office:value-type="float" office:value="2332115" calcext:value-type="float">
            <text:p>2332115</text:p>
          </table:table-cell>
        </table:table-row>
        <table:table-row table:style-name="ro1">
          <table:table-cell office:value-type="string" calcext:value-type="string">
            <text:p>nsds2_n20000wmin20000-125-s342662718c1086673.ukp</text:p>
          </table:table-cell>
          <table:table-cell table:number-columns-repeated="2" office:value-type="float" office:value="1.46" calcext:value-type="float">
            <text:p>1.46</text:p>
          </table:table-cell>
          <table:table-cell office:value-type="float" office:value="10424" calcext:value-type="float">
            <text:p>10424</text:p>
          </table:table-cell>
          <table:table-cell office:value-type="float" office:value="2006088" calcext:value-type="float">
            <text:p>2006088</text:p>
          </table:table-cell>
          <table:table-cell office:value-type="float" office:value="40.24333" calcext:value-type="float">
            <text:p>40.24333</text:p>
          </table:table-cell>
          <table:table-cell office:value-type="float" office:value="40.23" calcext:value-type="float">
            <text:p>40.23</text:p>
          </table:table-cell>
          <table:table-cell office:value-type="float" office:value="23864" calcext:value-type="float">
            <text:p>23864</text:p>
          </table:table-cell>
          <table:table-cell office:value-type="float" office:value="1358325" calcext:value-type="float">
            <text:p>1358325</text:p>
          </table:table-cell>
        </table:table-row>
        <table:table-row table:style-name="ro1">
          <table:table-cell office:value-type="string" calcext:value-type="string">
            <text:p>nsds2_n20000wmin20000-84-s661561692c1660167.ukp</text:p>
          </table:table-cell>
          <table:table-cell table:number-columns-repeated="2" office:value-type="float" office:value="1.48" calcext:value-type="float">
            <text:p>1.48</text:p>
          </table:table-cell>
          <table:table-cell office:value-type="float" office:value="11064" calcext:value-type="float">
            <text:p>11064</text:p>
          </table:table-cell>
          <table:table-cell office:value-type="float" office:value="2070662" calcext:value-type="float">
            <text:p>2070662</text:p>
          </table:table-cell>
          <table:table-cell office:value-type="float" office:value="40.44333" calcext:value-type="float">
            <text:p>40.44333</text:p>
          </table:table-cell>
          <table:table-cell office:value-type="float" office:value="40.44" calcext:value-type="float">
            <text:p>40.44</text:p>
          </table:table-cell>
          <table:table-cell office:value-type="float" office:value="19216" calcext:value-type="float">
            <text:p>19216</text:p>
          </table:table-cell>
          <table:table-cell office:value-type="float" office:value="2084592" calcext:value-type="float">
            <text:p>2084592</text:p>
          </table:table-cell>
        </table:table-row>
        <table:table-row table:style-name="ro1">
          <table:table-cell office:value-type="string" calcext:value-type="string">
            <text:p>nsds2_n20000wmin20000-145-s248156760c1391545.ukp</text:p>
          </table:table-cell>
          <table:table-cell table:number-columns-repeated="2" office:value-type="float" office:value="1.55" calcext:value-type="float">
            <text:p>1.55</text:p>
          </table:table-cell>
          <table:table-cell office:value-type="float" office:value="12236" calcext:value-type="float">
            <text:p>12236</text:p>
          </table:table-cell>
          <table:table-cell office:value-type="float" office:value="2311762" calcext:value-type="float">
            <text:p>2311762</text:p>
          </table:table-cell>
          <table:table-cell office:value-type="float" office:value="40.47333" calcext:value-type="float">
            <text:p>40.47333</text:p>
          </table:table-cell>
          <table:table-cell office:value-type="float" office:value="40.46" calcext:value-type="float">
            <text:p>40.46</text:p>
          </table:table-cell>
          <table:table-cell office:value-type="float" office:value="23624" calcext:value-type="float">
            <text:p>23624</text:p>
          </table:table-cell>
          <table:table-cell office:value-type="float" office:value="1753965" calcext:value-type="float">
            <text:p>1753965</text:p>
          </table:table-cell>
        </table:table-row>
        <table:table-row table:style-name="ro1">
          <table:table-cell office:value-type="string" calcext:value-type="string">
            <text:p>nsds2_n20000wmin20000-78-s767427324c1230542.ukp</text:p>
          </table:table-cell>
          <table:table-cell table:number-columns-repeated="2" office:value-type="float" office:value="1.56" calcext:value-type="float">
            <text:p>1.56</text:p>
          </table:table-cell>
          <table:table-cell office:value-type="float" office:value="10988" calcext:value-type="float">
            <text:p>10988</text:p>
          </table:table-cell>
          <table:table-cell office:value-type="float" office:value="2421349" calcext:value-type="float">
            <text:p>2421349</text:p>
          </table:table-cell>
          <table:table-cell office:value-type="float" office:value="40.77" calcext:value-type="float">
            <text:p>40.77</text:p>
          </table:table-cell>
          <table:table-cell office:value-type="float" office:value="40.75" calcext:value-type="float">
            <text:p>40.75</text:p>
          </table:table-cell>
          <table:table-cell office:value-type="float" office:value="21228" calcext:value-type="float">
            <text:p>21228</text:p>
          </table:table-cell>
          <table:table-cell office:value-type="float" office:value="1534199" calcext:value-type="float">
            <text:p>1534199</text:p>
          </table:table-cell>
        </table:table-row>
        <table:table-row table:style-name="ro1">
          <table:table-cell office:value-type="string" calcext:value-type="string">
            <text:p>nsds2_n20000wmin20000-131-s367303549c1245931.ukp</text:p>
          </table:table-cell>
          <table:table-cell office:value-type="float" office:value="1.63333" calcext:value-type="float">
            <text:p>1.63333</text:p>
          </table:table-cell>
          <table:table-cell office:value-type="float" office:value="1.63" calcext:value-type="float">
            <text:p>1.63</text:p>
          </table:table-cell>
          <table:table-cell office:value-type="float" office:value="11264" calcext:value-type="float">
            <text:p>11264</text:p>
          </table:table-cell>
          <table:table-cell office:value-type="float" office:value="2141781" calcext:value-type="float">
            <text:p>2141781</text:p>
          </table:table-cell>
          <table:table-cell office:value-type="float" office:value="41.13333" calcext:value-type="float">
            <text:p>41.13333</text:p>
          </table:table-cell>
          <table:table-cell office:value-type="float" office:value="41.12" calcext:value-type="float">
            <text:p>41.12</text:p>
          </table:table-cell>
          <table:table-cell office:value-type="float" office:value="21688" calcext:value-type="float">
            <text:p>21688</text:p>
          </table:table-cell>
          <table:table-cell office:value-type="float" office:value="1557043" calcext:value-type="float">
            <text:p>1557043</text:p>
          </table:table-cell>
        </table:table-row>
        <table:table-row table:style-name="ro1">
          <table:table-cell office:value-type="string" calcext:value-type="string">
            <text:p>nsds2_n20000wmin20000-123-s217583718c1142879.ukp</text:p>
          </table:table-cell>
          <table:table-cell office:value-type="float" office:value="1.82" calcext:value-type="float">
            <text:p>1.82</text:p>
          </table:table-cell>
          <table:table-cell office:value-type="float" office:value="1.83" calcext:value-type="float">
            <text:p>1.83</text:p>
          </table:table-cell>
          <table:table-cell office:value-type="float" office:value="14432" calcext:value-type="float">
            <text:p>14432</text:p>
          </table:table-cell>
          <table:table-cell office:value-type="float" office:value="5220335" calcext:value-type="float">
            <text:p>5220335</text:p>
          </table:table-cell>
          <table:table-cell office:value-type="float" office:value="41.38333" calcext:value-type="float">
            <text:p>41.38333</text:p>
          </table:table-cell>
          <table:table-cell office:value-type="float" office:value="41.36" calcext:value-type="float">
            <text:p>41.36</text:p>
          </table:table-cell>
          <table:table-cell office:value-type="float" office:value="23592" calcext:value-type="float">
            <text:p>23592</text:p>
          </table:table-cell>
          <table:table-cell office:value-type="float" office:value="1433711" calcext:value-type="float">
            <text:p>1433711</text:p>
          </table:table-cell>
        </table:table-row>
        <table:table-row table:style-name="ro1">
          <table:table-cell office:value-type="string" calcext:value-type="string">
            <text:p>nsds2_n20000wmin50000-182-s731025097c1051774.ukp</text:p>
          </table:table-cell>
          <table:table-cell table:number-columns-repeated="2" office:value-type="float" office:value="1.85" calcext:value-type="float">
            <text:p>1.85</text:p>
          </table:table-cell>
          <table:table-cell office:value-type="float" office:value="10516" calcext:value-type="float">
            <text:p>10516</text:p>
          </table:table-cell>
          <table:table-cell office:value-type="float" office:value="2074837" calcext:value-type="float">
            <text:p>2074837</text:p>
          </table:table-cell>
          <table:table-cell office:value-type="float" office:value="41.50333" calcext:value-type="float">
            <text:p>41.50333</text:p>
          </table:table-cell>
          <table:table-cell office:value-type="float" office:value="41.49" calcext:value-type="float">
            <text:p>41.49</text:p>
          </table:table-cell>
          <table:table-cell office:value-type="float" office:value="24872" calcext:value-type="float">
            <text:p>24872</text:p>
          </table:table-cell>
          <table:table-cell office:value-type="float" office:value="1339633" calcext:value-type="float">
            <text:p>1339633</text:p>
          </table:table-cell>
        </table:table-row>
        <table:table-row table:style-name="ro1">
          <table:table-cell office:value-type="string" calcext:value-type="string">
            <text:p>nsds2_n20000wmin20000-6-s351997719c1967033.ukp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float" office:value="10956" calcext:value-type="float">
            <text:p>10956</text:p>
          </table:table-cell>
          <table:table-cell office:value-type="float" office:value="2537642" calcext:value-type="float">
            <text:p>2537642</text:p>
          </table:table-cell>
          <table:table-cell office:value-type="float" office:value="41.57" calcext:value-type="float">
            <text:p>41.57</text:p>
          </table:table-cell>
          <table:table-cell office:value-type="float" office:value="41.55" calcext:value-type="float">
            <text:p>41.55</text:p>
          </table:table-cell>
          <table:table-cell office:value-type="float" office:value="21316" calcext:value-type="float">
            <text:p>21316</text:p>
          </table:table-cell>
          <table:table-cell office:value-type="float" office:value="2497802" calcext:value-type="float">
            <text:p>2497802</text:p>
          </table:table-cell>
        </table:table-row>
        <table:table-row table:style-name="ro1">
          <table:table-cell office:value-type="string" calcext:value-type="string">
            <text:p>nsds2_n20000wmin50000-87-s945306385c1090323.ukp</text:p>
          </table:table-cell>
          <table:table-cell office:value-type="float" office:value="1.92667" calcext:value-type="float">
            <text:p>1.92667</text:p>
          </table:table-cell>
          <table:table-cell office:value-type="float" office:value="1.93" calcext:value-type="float">
            <text:p>1.93</text:p>
          </table:table-cell>
          <table:table-cell office:value-type="float" office:value="11644" calcext:value-type="float">
            <text:p>11644</text:p>
          </table:table-cell>
          <table:table-cell office:value-type="float" office:value="1503027" calcext:value-type="float">
            <text:p>1503027</text:p>
          </table:table-cell>
          <table:table-cell office:value-type="float" office:value="42.74666" calcext:value-type="float">
            <text:p>42.74666</text:p>
          </table:table-cell>
          <table:table-cell office:value-type="float" office:value="42.73" calcext:value-type="float">
            <text:p>42.73</text:p>
          </table:table-cell>
          <table:table-cell office:value-type="float" office:value="23864" calcext:value-type="float">
            <text:p>23864</text:p>
          </table:table-cell>
          <table:table-cell office:value-type="float" office:value="1392312" calcext:value-type="float">
            <text:p>1392312</text:p>
          </table:table-cell>
        </table:table-row>
        <table:table-row table:style-name="ro1">
          <table:table-cell office:value-type="string" calcext:value-type="string">
            <text:p>nsds2_n20000wmin20000-199-s956890340c1333249.ukp</text:p>
          </table:table-cell>
          <table:table-cell table:number-columns-repeated="2" office:value-type="float" office:value="1.97" calcext:value-type="float">
            <text:p>1.97</text:p>
          </table:table-cell>
          <table:table-cell office:value-type="float" office:value="11148" calcext:value-type="float">
            <text:p>11148</text:p>
          </table:table-cell>
          <table:table-cell office:value-type="float" office:value="1508822" calcext:value-type="float">
            <text:p>1508822</text:p>
          </table:table-cell>
          <table:table-cell office:value-type="float" office:value="42.75666" calcext:value-type="float">
            <text:p>42.75666</text:p>
          </table:table-cell>
          <table:table-cell office:value-type="float" office:value="42.74" calcext:value-type="float">
            <text:p>42.74</text:p>
          </table:table-cell>
          <table:table-cell office:value-type="float" office:value="21444" calcext:value-type="float">
            <text:p>21444</text:p>
          </table:table-cell>
          <table:table-cell office:value-type="float" office:value="1673351" calcext:value-type="float">
            <text:p>1673351</text:p>
          </table:table-cell>
        </table:table-row>
        <table:table-row table:style-name="ro1">
          <table:table-cell office:value-type="string" calcext:value-type="string">
            <text:p>nsds2_n20000wmin20000-137-s998577081c1647697.ukp</text:p>
          </table:table-cell>
          <table:table-cell office:value-type="float" office:value="1.99" calcext:value-type="float">
            <text:p>1.99</text:p>
          </table:table-cell>
          <table:table-cell office:value-type="float" office:value="2" calcext:value-type="float">
            <text:p>2</text:p>
          </table:table-cell>
          <table:table-cell office:value-type="float" office:value="14396" calcext:value-type="float">
            <text:p>14396</text:p>
          </table:table-cell>
          <table:table-cell office:value-type="float" office:value="5416233" calcext:value-type="float">
            <text:p>5416233</text:p>
          </table:table-cell>
          <table:table-cell office:value-type="float" office:value="42.94666" calcext:value-type="float">
            <text:p>42.94666</text:p>
          </table:table-cell>
          <table:table-cell office:value-type="float" office:value="42.95" calcext:value-type="float">
            <text:p>42.95</text:p>
          </table:table-cell>
          <table:table-cell office:value-type="float" office:value="23720" calcext:value-type="float">
            <text:p>23720</text:p>
          </table:table-cell>
          <table:table-cell office:value-type="float" office:value="2071518" calcext:value-type="float">
            <text:p>2071518</text:p>
          </table:table-cell>
        </table:table-row>
        <table:table-row table:style-name="ro1">
          <table:table-cell office:value-type="string" calcext:value-type="string">
            <text:p>nsds2_n20000wmin50000-83-s653138835c1034820.ukp</text:p>
          </table:table-cell>
          <table:table-cell office:value-type="float" office:value="2.00333" calcext:value-type="float">
            <text:p>2.00333</text:p>
          </table:table-cell>
          <table:table-cell office:value-type="float" office:value="2.01" calcext:value-type="float">
            <text:p>2.01</text:p>
          </table:table-cell>
          <table:table-cell office:value-type="float" office:value="12460" calcext:value-type="float">
            <text:p>12460</text:p>
          </table:table-cell>
          <table:table-cell office:value-type="float" office:value="1954242" calcext:value-type="float">
            <text:p>1954242</text:p>
          </table:table-cell>
          <table:table-cell office:value-type="float" office:value="43.11333" calcext:value-type="float">
            <text:p>43.11333</text:p>
          </table:table-cell>
          <table:table-cell office:value-type="float" office:value="43.09" calcext:value-type="float">
            <text:p>43.09</text:p>
          </table:table-cell>
          <table:table-cell office:value-type="float" office:value="23880" calcext:value-type="float">
            <text:p>23880</text:p>
          </table:table-cell>
          <table:table-cell office:value-type="float" office:value="1321569" calcext:value-type="float">
            <text:p>1321569</text:p>
          </table:table-cell>
        </table:table-row>
        <table:table-row table:style-name="ro1">
          <table:table-cell office:value-type="string" calcext:value-type="string">
            <text:p>nsds2_n20000wmin20000-155-s995770624c1536499.ukp</text:p>
          </table:table-cell>
          <table:table-cell office:value-type="float" office:value="2.02333" calcext:value-type="float">
            <text:p>2.02333</text:p>
          </table:table-cell>
          <table:table-cell office:value-type="float" office:value="2.03" calcext:value-type="float">
            <text:p>2.03</text:p>
          </table:table-cell>
          <table:table-cell office:value-type="float" office:value="10576" calcext:value-type="float">
            <text:p>10576</text:p>
          </table:table-cell>
          <table:table-cell office:value-type="float" office:value="1364687" calcext:value-type="float">
            <text:p>1364687</text:p>
          </table:table-cell>
          <table:table-cell table:number-columns-repeated="2" office:value-type="float" office:value="43.13" calcext:value-type="float">
            <text:p>43.13</text:p>
          </table:table-cell>
          <table:table-cell office:value-type="float" office:value="23644" calcext:value-type="float">
            <text:p>23644</text:p>
          </table:table-cell>
          <table:table-cell office:value-type="float" office:value="1920858" calcext:value-type="float">
            <text:p>1920858</text:p>
          </table:table-cell>
        </table:table-row>
        <table:table-row table:style-name="ro1">
          <table:table-cell office:value-type="string" calcext:value-type="string">
            <text:p>nsds2_n20000wmin20000-156-s180237460c1368978.ukp</text:p>
          </table:table-cell>
          <table:table-cell office:value-type="float" office:value="2.04667" calcext:value-type="float">
            <text:p>2.04667</text:p>
          </table:table-cell>
          <table:table-cell office:value-type="float" office:value="2.05" calcext:value-type="float">
            <text:p>2.05</text:p>
          </table:table-cell>
          <table:table-cell office:value-type="float" office:value="12140" calcext:value-type="float">
            <text:p>12140</text:p>
          </table:table-cell>
          <table:table-cell office:value-type="float" office:value="1775191" calcext:value-type="float">
            <text:p>1775191</text:p>
          </table:table-cell>
          <table:table-cell office:value-type="float" office:value="43.14" calcext:value-type="float">
            <text:p>43.14</text:p>
          </table:table-cell>
          <table:table-cell office:value-type="float" office:value="43.12" calcext:value-type="float">
            <text:p>43.12</text:p>
          </table:table-cell>
          <table:table-cell office:value-type="float" office:value="21088" calcext:value-type="float">
            <text:p>21088</text:p>
          </table:table-cell>
          <table:table-cell office:value-type="float" office:value="1713300" calcext:value-type="float">
            <text:p>1713300</text:p>
          </table:table-cell>
        </table:table-row>
        <table:table-row table:style-name="ro1">
          <table:table-cell office:value-type="string" calcext:value-type="string">
            <text:p>nsds2_n20000wmin50000-27-s352626512c1027793.ukp</text:p>
          </table:table-cell>
          <table:table-cell office:value-type="float" office:value="2.05667" calcext:value-type="float">
            <text:p>2.05667</text:p>
          </table:table-cell>
          <table:table-cell office:value-type="float" office:value="2.06" calcext:value-type="float">
            <text:p>2.06</text:p>
          </table:table-cell>
          <table:table-cell office:value-type="float" office:value="14448" calcext:value-type="float">
            <text:p>14448</text:p>
          </table:table-cell>
          <table:table-cell office:value-type="float" office:value="5046174" calcext:value-type="float">
            <text:p>5046174</text:p>
          </table:table-cell>
          <table:table-cell office:value-type="float" office:value="43.19333" calcext:value-type="float">
            <text:p>43.19333</text:p>
          </table:table-cell>
          <table:table-cell office:value-type="float" office:value="43.17" calcext:value-type="float">
            <text:p>43.17</text:p>
          </table:table-cell>
          <table:table-cell office:value-type="float" office:value="23864" calcext:value-type="float">
            <text:p>23864</text:p>
          </table:table-cell>
          <table:table-cell office:value-type="float" office:value="1306614" calcext:value-type="float">
            <text:p>1306614</text:p>
          </table:table-cell>
        </table:table-row>
        <table:table-row table:style-name="ro1">
          <table:table-cell office:value-type="string" calcext:value-type="string">
            <text:p>nsds2_n20000wmin50000-59-s198519773c1042180.ukp</text:p>
          </table:table-cell>
          <table:table-cell office:value-type="float" office:value="2.17667" calcext:value-type="float">
            <text:p>2.17667</text:p>
          </table:table-cell>
          <table:table-cell office:value-type="float" office:value="2.18" calcext:value-type="float">
            <text:p>2.18</text:p>
          </table:table-cell>
          <table:table-cell office:value-type="float" office:value="14272" calcext:value-type="float">
            <text:p>14272</text:p>
          </table:table-cell>
          <table:table-cell office:value-type="float" office:value="5085298" calcext:value-type="float">
            <text:p>5085298</text:p>
          </table:table-cell>
          <table:table-cell office:value-type="float" office:value="43.22666" calcext:value-type="float">
            <text:p>43.22666</text:p>
          </table:table-cell>
          <table:table-cell office:value-type="float" office:value="43.22" calcext:value-type="float">
            <text:p>43.22</text:p>
          </table:table-cell>
          <table:table-cell office:value-type="float" office:value="23828" calcext:value-type="float">
            <text:p>23828</text:p>
          </table:table-cell>
          <table:table-cell office:value-type="float" office:value="1323685" calcext:value-type="float">
            <text:p>1323685</text:p>
          </table:table-cell>
        </table:table-row>
        <table:table-row table:style-name="ro1">
          <table:table-cell office:value-type="string" calcext:value-type="string">
            <text:p>nsds2_n20000wmin20000-124-s345851317c1186038.ukp</text:p>
          </table:table-cell>
          <table:table-cell table:number-columns-repeated="2" office:value-type="float" office:value="2.26" calcext:value-type="float">
            <text:p>2.26</text:p>
          </table:table-cell>
          <table:table-cell office:value-type="float" office:value="11084" calcext:value-type="float">
            <text:p>11084</text:p>
          </table:table-cell>
          <table:table-cell office:value-type="float" office:value="2217125" calcext:value-type="float">
            <text:p>2217125</text:p>
          </table:table-cell>
          <table:table-cell office:value-type="float" office:value="43.26333" calcext:value-type="float">
            <text:p>43.26333</text:p>
          </table:table-cell>
          <table:table-cell office:value-type="float" office:value="43.25" calcext:value-type="float">
            <text:p>43.25</text:p>
          </table:table-cell>
          <table:table-cell office:value-type="float" office:value="23764" calcext:value-type="float">
            <text:p>23764</text:p>
          </table:table-cell>
          <table:table-cell office:value-type="float" office:value="1481358" calcext:value-type="float">
            <text:p>1481358</text:p>
          </table:table-cell>
        </table:table-row>
        <table:table-row table:style-name="ro1">
          <table:table-cell office:value-type="string" calcext:value-type="string">
            <text:p>nsds2_n20000wmin50000-194-s659711563c1076379.ukp</text:p>
          </table:table-cell>
          <table:table-cell table:number-columns-repeated="2" office:value-type="float" office:value="2.34" calcext:value-type="float">
            <text:p>2.34</text:p>
          </table:table-cell>
          <table:table-cell office:value-type="float" office:value="13000" calcext:value-type="float">
            <text:p>13000</text:p>
          </table:table-cell>
          <table:table-cell office:value-type="float" office:value="2408629" calcext:value-type="float">
            <text:p>2408629</text:p>
          </table:table-cell>
          <table:table-cell office:value-type="float" office:value="43.39333" calcext:value-type="float">
            <text:p>43.39333</text:p>
          </table:table-cell>
          <table:table-cell office:value-type="float" office:value="43.37" calcext:value-type="float">
            <text:p>43.37</text:p>
          </table:table-cell>
          <table:table-cell office:value-type="float" office:value="23840" calcext:value-type="float">
            <text:p>23840</text:p>
          </table:table-cell>
          <table:table-cell office:value-type="float" office:value="1382938" calcext:value-type="float">
            <text:p>1382938</text:p>
          </table:table-cell>
        </table:table-row>
        <table:table-row table:style-name="ro1">
          <table:table-cell office:value-type="string" calcext:value-type="string">
            <text:p>nsds2_n20000wmin20000-143-s490853988c1574339.ukp</text:p>
          </table:table-cell>
          <table:table-cell table:number-columns-repeated="2" office:value-type="float" office:value="2.52" calcext:value-type="float">
            <text:p>2.52</text:p>
          </table:table-cell>
          <table:table-cell office:value-type="float" office:value="11716" calcext:value-type="float">
            <text:p>11716</text:p>
          </table:table-cell>
          <table:table-cell office:value-type="float" office:value="2370610" calcext:value-type="float">
            <text:p>2370610</text:p>
          </table:table-cell>
          <table:table-cell office:value-type="float" office:value="43.47" calcext:value-type="float">
            <text:p>43.47</text:p>
          </table:table-cell>
          <table:table-cell office:value-type="float" office:value="43.45" calcext:value-type="float">
            <text:p>43.45</text:p>
          </table:table-cell>
          <table:table-cell office:value-type="float" office:value="21664" calcext:value-type="float">
            <text:p>21664</text:p>
          </table:table-cell>
          <table:table-cell office:value-type="float" office:value="1975381" calcext:value-type="float">
            <text:p>1975381</text:p>
          </table:table-cell>
        </table:table-row>
        <table:table-row table:style-name="ro1">
          <table:table-cell office:value-type="string" calcext:value-type="string">
            <text:p>nsds2_n20000wmin50000-189-s345268953c1022418.ukp</text:p>
          </table:table-cell>
          <table:table-cell office:value-type="float" office:value="2.62667" calcext:value-type="float">
            <text:p>2.62667</text:p>
          </table:table-cell>
          <table:table-cell office:value-type="float" office:value="2.63" calcext:value-type="float">
            <text:p>2.63</text:p>
          </table:table-cell>
          <table:table-cell office:value-type="float" office:value="12352" calcext:value-type="float">
            <text:p>12352</text:p>
          </table:table-cell>
          <table:table-cell office:value-type="float" office:value="2304995" calcext:value-type="float">
            <text:p>2304995</text:p>
          </table:table-cell>
          <table:table-cell office:value-type="float" office:value="43.72333" calcext:value-type="float">
            <text:p>43.72333</text:p>
          </table:table-cell>
          <table:table-cell office:value-type="float" office:value="43.69" calcext:value-type="float">
            <text:p>43.69</text:p>
          </table:table-cell>
          <table:table-cell office:value-type="float" office:value="23896" calcext:value-type="float">
            <text:p>23896</text:p>
          </table:table-cell>
          <table:table-cell office:value-type="float" office:value="1314218" calcext:value-type="float">
            <text:p>1314218</text:p>
          </table:table-cell>
        </table:table-row>
        <table:table-row table:style-name="ro1">
          <table:table-cell office:value-type="string" calcext:value-type="string">
            <text:p>nsds2_n20000wmin50000-51-s362775446c1057374.ukp</text:p>
          </table:table-cell>
          <table:table-cell office:value-type="float" office:value="2.65" calcext:value-type="float">
            <text:p>2.65</text:p>
          </table:table-cell>
          <table:table-cell office:value-type="float" office:value="2.67" calcext:value-type="float">
            <text:p>2.67</text:p>
          </table:table-cell>
          <table:table-cell office:value-type="float" office:value="14492" calcext:value-type="float">
            <text:p>14492</text:p>
          </table:table-cell>
          <table:table-cell office:value-type="float" office:value="6018163" calcext:value-type="float">
            <text:p>6018163</text:p>
          </table:table-cell>
          <table:table-cell office:value-type="float" office:value="43.86333" calcext:value-type="float">
            <text:p>43.86333</text:p>
          </table:table-cell>
          <table:table-cell office:value-type="float" office:value="43.85" calcext:value-type="float">
            <text:p>43.85</text:p>
          </table:table-cell>
          <table:table-cell office:value-type="float" office:value="23816" calcext:value-type="float">
            <text:p>23816</text:p>
          </table:table-cell>
          <table:table-cell office:value-type="float" office:value="1359830" calcext:value-type="float">
            <text:p>1359830</text:p>
          </table:table-cell>
        </table:table-row>
        <table:table-row table:style-name="ro1">
          <table:table-cell office:value-type="string" calcext:value-type="string">
            <text:p>nsds2_n20000wmin20000-99-s785559520c1139772.ukp</text:p>
          </table:table-cell>
          <table:table-cell office:value-type="float" office:value="2.67667" calcext:value-type="float">
            <text:p>2.67667</text:p>
          </table:table-cell>
          <table:table-cell office:value-type="float" office:value="2.68" calcext:value-type="float">
            <text:p>2.68</text:p>
          </table:table-cell>
          <table:table-cell office:value-type="float" office:value="13588" calcext:value-type="float">
            <text:p>13588</text:p>
          </table:table-cell>
          <table:table-cell office:value-type="float" office:value="1850020" calcext:value-type="float">
            <text:p>1850020</text:p>
          </table:table-cell>
          <table:table-cell office:value-type="float" office:value="44.24333" calcext:value-type="float">
            <text:p>44.24333</text:p>
          </table:table-cell>
          <table:table-cell office:value-type="float" office:value="44.23" calcext:value-type="float">
            <text:p>44.23</text:p>
          </table:table-cell>
          <table:table-cell office:value-type="float" office:value="23568" calcext:value-type="float">
            <text:p>23568</text:p>
          </table:table-cell>
          <table:table-cell office:value-type="float" office:value="1440779" calcext:value-type="float">
            <text:p>1440779</text:p>
          </table:table-cell>
        </table:table-row>
        <table:table-row table:style-name="ro1">
          <table:table-cell office:value-type="string" calcext:value-type="string">
            <text:p>nsds2_n20000wmin20000-147-s617392218c1755406.ukp</text:p>
          </table:table-cell>
          <table:table-cell office:value-type="float" office:value="2.70667" calcext:value-type="float">
            <text:p>2.70667</text:p>
          </table:table-cell>
          <table:table-cell office:value-type="float" office:value="2.7" calcext:value-type="float">
            <text:p>2.7</text:p>
          </table:table-cell>
          <table:table-cell office:value-type="float" office:value="10352" calcext:value-type="float">
            <text:p>10352</text:p>
          </table:table-cell>
          <table:table-cell office:value-type="float" office:value="1668047" calcext:value-type="float">
            <text:p>1668047</text:p>
          </table:table-cell>
          <table:table-cell office:value-type="float" office:value="44.33666" calcext:value-type="float">
            <text:p>44.33666</text:p>
          </table:table-cell>
          <table:table-cell office:value-type="float" office:value="44.33" calcext:value-type="float">
            <text:p>44.33</text:p>
          </table:table-cell>
          <table:table-cell office:value-type="float" office:value="23248" calcext:value-type="float">
            <text:p>23248</text:p>
          </table:table-cell>
          <table:table-cell office:value-type="float" office:value="2193112" calcext:value-type="float">
            <text:p>2193112</text:p>
          </table:table-cell>
        </table:table-row>
        <table:table-row table:style-name="ro1">
          <table:table-cell office:value-type="string" calcext:value-type="string">
            <text:p>nsds2_n20000wmin50000-17-s414892754c1072316.ukp</text:p>
          </table:table-cell>
          <table:table-cell office:value-type="float" office:value="2.76667" calcext:value-type="float">
            <text:p>2.76667</text:p>
          </table:table-cell>
          <table:table-cell office:value-type="float" office:value="2.77" calcext:value-type="float">
            <text:p>2.77</text:p>
          </table:table-cell>
          <table:table-cell office:value-type="float" office:value="12232" calcext:value-type="float">
            <text:p>12232</text:p>
          </table:table-cell>
          <table:table-cell office:value-type="float" office:value="2386355" calcext:value-type="float">
            <text:p>2386355</text:p>
          </table:table-cell>
          <table:table-cell office:value-type="float" office:value="44.45999" calcext:value-type="float">
            <text:p>44.45999</text:p>
          </table:table-cell>
          <table:table-cell office:value-type="float" office:value="44.43" calcext:value-type="float">
            <text:p>44.43</text:p>
          </table:table-cell>
          <table:table-cell office:value-type="float" office:value="23896" calcext:value-type="float">
            <text:p>23896</text:p>
          </table:table-cell>
          <table:table-cell office:value-type="float" office:value="1369353" calcext:value-type="float">
            <text:p>1369353</text:p>
          </table:table-cell>
        </table:table-row>
        <table:table-row table:style-name="ro1">
          <table:table-cell office:value-type="string" calcext:value-type="string">
            <text:p>nsds2_n20000wmin20000-49-s832538455c1291847.ukp</text:p>
          </table:table-cell>
          <table:table-cell office:value-type="float" office:value="2.80667" calcext:value-type="float">
            <text:p>2.80667</text:p>
          </table:table-cell>
          <table:table-cell office:value-type="float" office:value="2.81" calcext:value-type="float">
            <text:p>2.81</text:p>
          </table:table-cell>
          <table:table-cell office:value-type="float" office:value="14228" calcext:value-type="float">
            <text:p>14228</text:p>
          </table:table-cell>
          <table:table-cell office:value-type="float" office:value="1584908" calcext:value-type="float">
            <text:p>1584908</text:p>
          </table:table-cell>
          <table:table-cell office:value-type="float" office:value="44.75" calcext:value-type="float">
            <text:p>44.75</text:p>
          </table:table-cell>
          <table:table-cell office:value-type="float" office:value="44.74" calcext:value-type="float">
            <text:p>44.74</text:p>
          </table:table-cell>
          <table:table-cell office:value-type="float" office:value="21356" calcext:value-type="float">
            <text:p>21356</text:p>
          </table:table-cell>
          <table:table-cell office:value-type="float" office:value="1627194" calcext:value-type="float">
            <text:p>1627194</text:p>
          </table:table-cell>
        </table:table-row>
        <table:table-row table:style-name="ro1">
          <table:table-cell office:value-type="string" calcext:value-type="string">
            <text:p>nsds2_n20000wmin50000-176-s100860099c1025550.ukp</text:p>
          </table:table-cell>
          <table:table-cell office:value-type="float" office:value="2.89333" calcext:value-type="float">
            <text:p>2.89333</text:p>
          </table:table-cell>
          <table:table-cell office:value-type="float" office:value="2.9" calcext:value-type="float">
            <text:p>2.9</text:p>
          </table:table-cell>
          <table:table-cell office:value-type="float" office:value="14452" calcext:value-type="float">
            <text:p>14452</text:p>
          </table:table-cell>
          <table:table-cell office:value-type="float" office:value="6030942" calcext:value-type="float">
            <text:p>6030942</text:p>
          </table:table-cell>
          <table:table-cell office:value-type="float" office:value="45.05666" calcext:value-type="float">
            <text:p>45.05666</text:p>
          </table:table-cell>
          <table:table-cell office:value-type="float" office:value="45.04" calcext:value-type="float">
            <text:p>45.04</text:p>
          </table:table-cell>
          <table:table-cell office:value-type="float" office:value="21872" calcext:value-type="float">
            <text:p>21872</text:p>
          </table:table-cell>
          <table:table-cell office:value-type="float" office:value="1309376" calcext:value-type="float">
            <text:p>1309376</text:p>
          </table:table-cell>
        </table:table-row>
        <table:table-row table:style-name="ro1">
          <table:table-cell office:value-type="string" calcext:value-type="string">
            <text:p>nsds2_n20000wmin50000-22-s117967725c1099389.ukp</text:p>
          </table:table-cell>
          <table:table-cell office:value-type="float" office:value="2.90333" calcext:value-type="float">
            <text:p>2.90333</text:p>
          </table:table-cell>
          <table:table-cell office:value-type="float" office:value="2.9" calcext:value-type="float">
            <text:p>2.9</text:p>
          </table:table-cell>
          <table:table-cell office:value-type="float" office:value="14152" calcext:value-type="float">
            <text:p>14152</text:p>
          </table:table-cell>
          <table:table-cell office:value-type="float" office:value="2521569" calcext:value-type="float">
            <text:p>2521569</text:p>
          </table:table-cell>
          <table:table-cell office:value-type="float" office:value="45.12" calcext:value-type="float">
            <text:p>45.12</text:p>
          </table:table-cell>
          <table:table-cell office:value-type="float" office:value="45.1" calcext:value-type="float">
            <text:p>45.1</text:p>
          </table:table-cell>
          <table:table-cell office:value-type="float" office:value="23900" calcext:value-type="float">
            <text:p>23900</text:p>
          </table:table-cell>
          <table:table-cell office:value-type="float" office:value="1407447" calcext:value-type="float">
            <text:p>1407447</text:p>
          </table:table-cell>
        </table:table-row>
        <table:table-row table:style-name="ro1">
          <table:table-cell office:value-type="string" calcext:value-type="string">
            <text:p>nsds2_n20000wmin50000-82-s692706651c1125100.ukp</text:p>
          </table:table-cell>
          <table:table-cell office:value-type="float" office:value="2.96667" calcext:value-type="float">
            <text:p>2.96667</text:p>
          </table:table-cell>
          <table:table-cell office:value-type="float" office:value="2.96" calcext:value-type="float">
            <text:p>2.96</text:p>
          </table:table-cell>
          <table:table-cell office:value-type="float" office:value="13512" calcext:value-type="float">
            <text:p>13512</text:p>
          </table:table-cell>
          <table:table-cell office:value-type="float" office:value="2214318" calcext:value-type="float">
            <text:p>2214318</text:p>
          </table:table-cell>
          <table:table-cell office:value-type="float" office:value="45.12333" calcext:value-type="float">
            <text:p>45.12333</text:p>
          </table:table-cell>
          <table:table-cell office:value-type="float" office:value="45.12" calcext:value-type="float">
            <text:p>45.12</text:p>
          </table:table-cell>
          <table:table-cell office:value-type="float" office:value="23880" calcext:value-type="float">
            <text:p>23880</text:p>
          </table:table-cell>
          <table:table-cell office:value-type="float" office:value="1447074" calcext:value-type="float">
            <text:p>1447074</text:p>
          </table:table-cell>
        </table:table-row>
        <table:table-row table:style-name="ro1">
          <table:table-cell office:value-type="string" calcext:value-type="string">
            <text:p>nsds2_n20000wmin50000-45-s664964299c1087365.ukp</text:p>
          </table:table-cell>
          <table:table-cell office:value-type="float" office:value="2.96667" calcext:value-type="float">
            <text:p>2.96667</text:p>
          </table:table-cell>
          <table:table-cell office:value-type="float" office:value="2.98" calcext:value-type="float">
            <text:p>2.98</text:p>
          </table:table-cell>
          <table:table-cell office:value-type="float" office:value="14452" calcext:value-type="float">
            <text:p>14452</text:p>
          </table:table-cell>
          <table:table-cell office:value-type="float" office:value="5277705" calcext:value-type="float">
            <text:p>5277705</text:p>
          </table:table-cell>
          <table:table-cell office:value-type="float" office:value="45.18333" calcext:value-type="float">
            <text:p>45.18333</text:p>
          </table:table-cell>
          <table:table-cell office:value-type="float" office:value="45.17" calcext:value-type="float">
            <text:p>45.17</text:p>
          </table:table-cell>
          <table:table-cell office:value-type="float" office:value="23756" calcext:value-type="float">
            <text:p>23756</text:p>
          </table:table-cell>
          <table:table-cell office:value-type="float" office:value="1392975" calcext:value-type="float">
            <text:p>1392975</text:p>
          </table:table-cell>
        </table:table-row>
        <table:table-row table:style-name="ro1">
          <table:table-cell office:value-type="string" calcext:value-type="string">
            <text:p>nsds2_n20000wmin50000-76-s698894093c1222826.ukp</text:p>
          </table:table-cell>
          <table:table-cell office:value-type="float" office:value="3.01" calcext:value-type="float">
            <text:p>3.01</text:p>
          </table:table-cell>
          <table:table-cell office:value-type="float" office:value="3.02" calcext:value-type="float">
            <text:p>3.02</text:p>
          </table:table-cell>
          <table:table-cell office:value-type="float" office:value="13076" calcext:value-type="float">
            <text:p>13076</text:p>
          </table:table-cell>
          <table:table-cell office:value-type="float" office:value="1976174" calcext:value-type="float">
            <text:p>1976174</text:p>
          </table:table-cell>
          <table:table-cell office:value-type="float" office:value="45.20666" calcext:value-type="float">
            <text:p>45.20666</text:p>
          </table:table-cell>
          <table:table-cell office:value-type="float" office:value="45.18" calcext:value-type="float">
            <text:p>45.18</text:p>
          </table:table-cell>
          <table:table-cell office:value-type="float" office:value="23828" calcext:value-type="float">
            <text:p>23828</text:p>
          </table:table-cell>
          <table:table-cell office:value-type="float" office:value="1551253" calcext:value-type="float">
            <text:p>1551253</text:p>
          </table:table-cell>
        </table:table-row>
        <table:table-row table:style-name="ro1">
          <table:table-cell office:value-type="string" calcext:value-type="string">
            <text:p>nsds2_n20000wmin50000-19-s618866736c1081259.ukp</text:p>
          </table:table-cell>
          <table:table-cell office:value-type="float" office:value="3.01333" calcext:value-type="float">
            <text:p>3.01333</text:p>
          </table:table-cell>
          <table:table-cell office:value-type="float" office:value="3.03" calcext:value-type="float">
            <text:p>3.03</text:p>
          </table:table-cell>
          <table:table-cell office:value-type="float" office:value="14576" calcext:value-type="float">
            <text:p>14576</text:p>
          </table:table-cell>
          <table:table-cell office:value-type="float" office:value="5090853" calcext:value-type="float">
            <text:p>5090853</text:p>
          </table:table-cell>
          <table:table-cell office:value-type="float" office:value="45.28333" calcext:value-type="float">
            <text:p>45.28333</text:p>
          </table:table-cell>
          <table:table-cell office:value-type="float" office:value="45.27" calcext:value-type="float">
            <text:p>45.27</text:p>
          </table:table-cell>
          <table:table-cell office:value-type="float" office:value="23808" calcext:value-type="float">
            <text:p>23808</text:p>
          </table:table-cell>
          <table:table-cell office:value-type="float" office:value="1375802" calcext:value-type="float">
            <text:p>1375802</text:p>
          </table:table-cell>
        </table:table-row>
        <table:table-row table:style-name="ro1">
          <table:table-cell office:value-type="string" calcext:value-type="string">
            <text:p>nsds2_n20000wmin20000-20-s824350602c1949199.ukp</text:p>
          </table:table-cell>
          <table:table-cell office:value-type="float" office:value="3.02333" calcext:value-type="float">
            <text:p>3.02333</text:p>
          </table:table-cell>
          <table:table-cell office:value-type="float" office:value="3.03" calcext:value-type="float">
            <text:p>3.03</text:p>
          </table:table-cell>
          <table:table-cell office:value-type="float" office:value="12608" calcext:value-type="float">
            <text:p>12608</text:p>
          </table:table-cell>
          <table:table-cell office:value-type="float" office:value="2209490" calcext:value-type="float">
            <text:p>2209490</text:p>
          </table:table-cell>
          <table:table-cell office:value-type="float" office:value="45.69666" calcext:value-type="float">
            <text:p>45.69666</text:p>
          </table:table-cell>
          <table:table-cell office:value-type="float" office:value="45.69" calcext:value-type="float">
            <text:p>45.69</text:p>
          </table:table-cell>
          <table:table-cell office:value-type="float" office:value="21176" calcext:value-type="float">
            <text:p>21176</text:p>
          </table:table-cell>
          <table:table-cell office:value-type="float" office:value="2441581" calcext:value-type="float">
            <text:p>2441581</text:p>
          </table:table-cell>
        </table:table-row>
        <table:table-row table:style-name="ro1">
          <table:table-cell office:value-type="string" calcext:value-type="string">
            <text:p>nsds2_n20000wmin20000-54-s264578645c1110884.ukp</text:p>
          </table:table-cell>
          <table:table-cell office:value-type="float" office:value="3.14" calcext:value-type="float">
            <text:p>3.14</text:p>
          </table:table-cell>
          <table:table-cell office:value-type="float" office:value="3.15" calcext:value-type="float">
            <text:p>3.15</text:p>
          </table:table-cell>
          <table:table-cell office:value-type="float" office:value="14424" calcext:value-type="float">
            <text:p>14424</text:p>
          </table:table-cell>
          <table:table-cell office:value-type="float" office:value="2496031" calcext:value-type="float">
            <text:p>2496031</text:p>
          </table:table-cell>
          <table:table-cell office:value-type="float" office:value="45.70999" calcext:value-type="float">
            <text:p>45.70999</text:p>
          </table:table-cell>
          <table:table-cell office:value-type="float" office:value="45.68" calcext:value-type="float">
            <text:p>45.68</text:p>
          </table:table-cell>
          <table:table-cell office:value-type="float" office:value="23696" calcext:value-type="float">
            <text:p>23696</text:p>
          </table:table-cell>
          <table:table-cell office:value-type="float" office:value="1399758" calcext:value-type="float">
            <text:p>1399758</text:p>
          </table:table-cell>
        </table:table-row>
        <table:table-row table:style-name="ro1">
          <table:table-cell office:value-type="string" calcext:value-type="string">
            <text:p>nsds2_n20000wmin50000-48-s193021599c1031203.ukp</text:p>
          </table:table-cell>
          <table:table-cell office:value-type="float" office:value="3.19667" calcext:value-type="float">
            <text:p>3.19667</text:p>
          </table:table-cell>
          <table:table-cell office:value-type="float" office:value="3.2" calcext:value-type="float">
            <text:p>3.2</text:p>
          </table:table-cell>
          <table:table-cell office:value-type="float" office:value="13396" calcext:value-type="float">
            <text:p>13396</text:p>
          </table:table-cell>
          <table:table-cell office:value-type="float" office:value="1900275" calcext:value-type="float">
            <text:p>1900275</text:p>
          </table:table-cell>
          <table:table-cell office:value-type="float" office:value="45.82333" calcext:value-type="float">
            <text:p>45.82333</text:p>
          </table:table-cell>
          <table:table-cell office:value-type="float" office:value="45.82" calcext:value-type="float">
            <text:p>45.82</text:p>
          </table:table-cell>
          <table:table-cell office:value-type="float" office:value="23852" calcext:value-type="float">
            <text:p>23852</text:p>
          </table:table-cell>
          <table:table-cell office:value-type="float" office:value="1319695" calcext:value-type="float">
            <text:p>1319695</text:p>
          </table:table-cell>
        </table:table-row>
        <table:table-row table:style-name="ro1">
          <table:table-cell office:value-type="string" calcext:value-type="string">
            <text:p>nsds2_n20000wmin20000-74-s37069295c1994547.ukp</text:p>
          </table:table-cell>
          <table:table-cell office:value-type="float" office:value="3.22667" calcext:value-type="float">
            <text:p>3.22667</text:p>
          </table:table-cell>
          <table:table-cell office:value-type="float" office:value="3.23" calcext:value-type="float">
            <text:p>3.23</text:p>
          </table:table-cell>
          <table:table-cell office:value-type="float" office:value="11312" calcext:value-type="float">
            <text:p>11312</text:p>
          </table:table-cell>
          <table:table-cell office:value-type="float" office:value="1627194" calcext:value-type="float">
            <text:p>1627194</text:p>
          </table:table-cell>
          <table:table-cell office:value-type="float" office:value="45.97333" calcext:value-type="float">
            <text:p>45.97333</text:p>
          </table:table-cell>
          <table:table-cell office:value-type="float" office:value="45.96" calcext:value-type="float">
            <text:p>45.96</text:p>
          </table:table-cell>
          <table:table-cell office:value-type="float" office:value="22032" calcext:value-type="float">
            <text:p>22032</text:p>
          </table:table-cell>
          <table:table-cell office:value-type="float" office:value="2521569" calcext:value-type="float">
            <text:p>2521569</text:p>
          </table:table-cell>
        </table:table-row>
        <table:table-row table:style-name="ro1">
          <table:table-cell office:value-type="string" calcext:value-type="string">
            <text:p>nsds2_n20000wmin50000-58-s551593996c1341341.ukp</text:p>
          </table:table-cell>
          <table:table-cell table:number-columns-repeated="2" office:value-type="float" office:value="3.23" calcext:value-type="float">
            <text:p>3.23</text:p>
          </table:table-cell>
          <table:table-cell office:value-type="float" office:value="12436" calcext:value-type="float">
            <text:p>12436</text:p>
          </table:table-cell>
          <table:table-cell office:value-type="float" office:value="2335425" calcext:value-type="float">
            <text:p>2335425</text:p>
          </table:table-cell>
          <table:table-cell office:value-type="float" office:value="46.23666" calcext:value-type="float">
            <text:p>46.23666</text:p>
          </table:table-cell>
          <table:table-cell office:value-type="float" office:value="46.21" calcext:value-type="float">
            <text:p>46.21</text:p>
          </table:table-cell>
          <table:table-cell office:value-type="float" office:value="24060" calcext:value-type="float">
            <text:p>24060</text:p>
          </table:table-cell>
          <table:table-cell office:value-type="float" office:value="1715663" calcext:value-type="float">
            <text:p>1715663</text:p>
          </table:table-cell>
        </table:table-row>
        <table:table-row table:style-name="ro1">
          <table:table-cell office:value-type="string" calcext:value-type="string">
            <text:p>nsds2_n20000wmin20000-136-s885510405c1639680.ukp</text:p>
          </table:table-cell>
          <table:table-cell office:value-type="float" office:value="3.25333" calcext:value-type="float">
            <text:p>3.25333</text:p>
          </table:table-cell>
          <table:table-cell office:value-type="float" office:value="3.26" calcext:value-type="float">
            <text:p>3.26</text:p>
          </table:table-cell>
          <table:table-cell office:value-type="float" office:value="12840" calcext:value-type="float">
            <text:p>12840</text:p>
          </table:table-cell>
          <table:table-cell office:value-type="float" office:value="1535223" calcext:value-type="float">
            <text:p>1535223</text:p>
          </table:table-cell>
          <table:table-cell office:value-type="float" office:value="46.48" calcext:value-type="float">
            <text:p>46.48</text:p>
          </table:table-cell>
          <table:table-cell office:value-type="float" office:value="46.45" calcext:value-type="float">
            <text:p>46.45</text:p>
          </table:table-cell>
          <table:table-cell office:value-type="float" office:value="23172" calcext:value-type="float">
            <text:p>23172</text:p>
          </table:table-cell>
          <table:table-cell office:value-type="float" office:value="2070662" calcext:value-type="float">
            <text:p>2070662</text:p>
          </table:table-cell>
        </table:table-row>
        <table:table-row table:style-name="ro1">
          <table:table-cell office:value-type="string" calcext:value-type="string">
            <text:p>nsds2_n20000wmin50000-26-s207893161c1106990.ukp</text:p>
          </table:table-cell>
          <table:table-cell office:value-type="float" office:value="3.28333" calcext:value-type="float">
            <text:p>3.28333</text:p>
          </table:table-cell>
          <table:table-cell office:value-type="float" office:value="3.28" calcext:value-type="float">
            <text:p>3.28</text:p>
          </table:table-cell>
          <table:table-cell office:value-type="float" office:value="12456" calcext:value-type="float">
            <text:p>12456</text:p>
          </table:table-cell>
          <table:table-cell office:value-type="float" office:value="2174216" calcext:value-type="float">
            <text:p>2174216</text:p>
          </table:table-cell>
          <table:table-cell office:value-type="float" office:value="46.48666" calcext:value-type="float">
            <text:p>46.48666</text:p>
          </table:table-cell>
          <table:table-cell office:value-type="float" office:value="46.46" calcext:value-type="float">
            <text:p>46.46</text:p>
          </table:table-cell>
          <table:table-cell office:value-type="float" office:value="23432" calcext:value-type="float">
            <text:p>23432</text:p>
          </table:table-cell>
          <table:table-cell office:value-type="float" office:value="1422082" calcext:value-type="float">
            <text:p>1422082</text:p>
          </table:table-cell>
        </table:table-row>
        <table:table-row table:style-name="ro1">
          <table:table-cell office:value-type="string" calcext:value-type="string">
            <text:p>nsds2_n20000wmin50000-31-s329274243c1102068.ukp</text:p>
          </table:table-cell>
          <table:table-cell office:value-type="float" office:value="3.32" calcext:value-type="float">
            <text:p>3.32</text:p>
          </table:table-cell>
          <table:table-cell office:value-type="float" office:value="3.33" calcext:value-type="float">
            <text:p>3.33</text:p>
          </table:table-cell>
          <table:table-cell office:value-type="float" office:value="11316" calcext:value-type="float">
            <text:p>11316</text:p>
          </table:table-cell>
          <table:table-cell office:value-type="float" office:value="1874458" calcext:value-type="float">
            <text:p>1874458</text:p>
          </table:table-cell>
          <table:table-cell office:value-type="float" office:value="46.62333" calcext:value-type="float">
            <text:p>46.62333</text:p>
          </table:table-cell>
          <table:table-cell office:value-type="float" office:value="46.6" calcext:value-type="float">
            <text:p>46.6</text:p>
          </table:table-cell>
          <table:table-cell office:value-type="float" office:value="23964" calcext:value-type="float">
            <text:p>23964</text:p>
          </table:table-cell>
          <table:table-cell office:value-type="float" office:value="1410411" calcext:value-type="float">
            <text:p>1410411</text:p>
          </table:table-cell>
        </table:table-row>
        <table:table-row table:style-name="ro1">
          <table:table-cell office:value-type="string" calcext:value-type="string">
            <text:p>nsds2_n20000wmin50000-84-s661561692c1118363.ukp</text:p>
          </table:table-cell>
          <table:table-cell table:number-columns-repeated="2" office:value-type="float" office:value="3.51" calcext:value-type="float">
            <text:p>3.51</text:p>
          </table:table-cell>
          <table:table-cell office:value-type="float" office:value="14136" calcext:value-type="float">
            <text:p>14136</text:p>
          </table:table-cell>
          <table:table-cell office:value-type="float" office:value="2028676" calcext:value-type="float">
            <text:p>2028676</text:p>
          </table:table-cell>
          <table:table-cell office:value-type="float" office:value="46.63999" calcext:value-type="float">
            <text:p>46.63999</text:p>
          </table:table-cell>
          <table:table-cell office:value-type="float" office:value="46.61" calcext:value-type="float">
            <text:p>46.61</text:p>
          </table:table-cell>
          <table:table-cell office:value-type="float" office:value="23812" calcext:value-type="float">
            <text:p>23812</text:p>
          </table:table-cell>
          <table:table-cell office:value-type="float" office:value="1429011" calcext:value-type="float">
            <text:p>1429011</text:p>
          </table:table-cell>
        </table:table-row>
        <table:table-row table:style-name="ro1">
          <table:table-cell office:value-type="string" calcext:value-type="string">
            <text:p>nsds2_n20000wmin20000-72-s931292384c1494851.ukp</text:p>
          </table:table-cell>
          <table:table-cell office:value-type="float" office:value="3.52667" calcext:value-type="float">
            <text:p>3.52667</text:p>
          </table:table-cell>
          <table:table-cell office:value-type="float" office:value="3.53" calcext:value-type="float">
            <text:p>3.53</text:p>
          </table:table-cell>
          <table:table-cell office:value-type="float" office:value="13208" calcext:value-type="float">
            <text:p>13208</text:p>
          </table:table-cell>
          <table:table-cell office:value-type="float" office:value="1853184" calcext:value-type="float">
            <text:p>1853184</text:p>
          </table:table-cell>
          <table:table-cell office:value-type="float" office:value="47.03666" calcext:value-type="float">
            <text:p>47.03666</text:p>
          </table:table-cell>
          <table:table-cell office:value-type="float" office:value="47.01" calcext:value-type="float">
            <text:p>47.01</text:p>
          </table:table-cell>
          <table:table-cell office:value-type="float" office:value="21336" calcext:value-type="float">
            <text:p>21336</text:p>
          </table:table-cell>
          <table:table-cell office:value-type="float" office:value="1874458" calcext:value-type="float">
            <text:p>1874458</text:p>
          </table:table-cell>
        </table:table-row>
        <table:table-row table:style-name="ro1">
          <table:table-cell office:value-type="string" calcext:value-type="string">
            <text:p>nsds2_n20000wmin50000-39-s923188628c1155607.ukp</text:p>
          </table:table-cell>
          <table:table-cell office:value-type="float" office:value="3.73667" calcext:value-type="float">
            <text:p>3.73667</text:p>
          </table:table-cell>
          <table:table-cell office:value-type="float" office:value="3.73" calcext:value-type="float">
            <text:p>3.73</text:p>
          </table:table-cell>
          <table:table-cell office:value-type="float" office:value="13672" calcext:value-type="float">
            <text:p>13672</text:p>
          </table:table-cell>
          <table:table-cell office:value-type="float" office:value="1991423" calcext:value-type="float">
            <text:p>1991423</text:p>
          </table:table-cell>
          <table:table-cell office:value-type="float" office:value="47.45333" calcext:value-type="float">
            <text:p>47.45333</text:p>
          </table:table-cell>
          <table:table-cell office:value-type="float" office:value="47.42" calcext:value-type="float">
            <text:p>47.42</text:p>
          </table:table-cell>
          <table:table-cell office:value-type="float" office:value="23828" calcext:value-type="float">
            <text:p>23828</text:p>
          </table:table-cell>
          <table:table-cell office:value-type="float" office:value="1473041" calcext:value-type="float">
            <text:p>1473041</text:p>
          </table:table-cell>
        </table:table-row>
        <table:table-row table:style-name="ro1">
          <table:table-cell office:value-type="string" calcext:value-type="string">
            <text:p>nsds2_n20000wmin20000-34-s506110575c1331463.ukp</text:p>
          </table:table-cell>
          <table:table-cell office:value-type="float" office:value="3.83333" calcext:value-type="float">
            <text:p>3.83333</text:p>
          </table:table-cell>
          <table:table-cell office:value-type="float" office:value="3.83" calcext:value-type="float">
            <text:p>3.83</text:p>
          </table:table-cell>
          <table:table-cell office:value-type="float" office:value="14032" calcext:value-type="float">
            <text:p>14032</text:p>
          </table:table-cell>
          <table:table-cell office:value-type="float" office:value="2381387" calcext:value-type="float">
            <text:p>2381387</text:p>
          </table:table-cell>
          <table:table-cell office:value-type="float" office:value="47.70333" calcext:value-type="float">
            <text:p>47.70333</text:p>
          </table:table-cell>
          <table:table-cell office:value-type="float" office:value="47.69" calcext:value-type="float">
            <text:p>47.69</text:p>
          </table:table-cell>
          <table:table-cell office:value-type="float" office:value="21236" calcext:value-type="float">
            <text:p>21236</text:p>
          </table:table-cell>
          <table:table-cell office:value-type="float" office:value="1668047" calcext:value-type="float">
            <text:p>1668047</text:p>
          </table:table-cell>
        </table:table-row>
        <table:table-row table:style-name="ro1">
          <table:table-cell office:value-type="string" calcext:value-type="string">
            <text:p>nsds2_n20000wmin50000-34-s506110575c1126951.ukp</text:p>
          </table:table-cell>
          <table:table-cell office:value-type="float" office:value="3.87667" calcext:value-type="float">
            <text:p>3.87667</text:p>
          </table:table-cell>
          <table:table-cell office:value-type="float" office:value="3.88" calcext:value-type="float">
            <text:p>3.88</text:p>
          </table:table-cell>
          <table:table-cell office:value-type="float" office:value="13352" calcext:value-type="float">
            <text:p>13352</text:p>
          </table:table-cell>
          <table:table-cell office:value-type="float" office:value="2287095" calcext:value-type="float">
            <text:p>2287095</text:p>
          </table:table-cell>
          <table:table-cell office:value-type="float" office:value="47.72666" calcext:value-type="float">
            <text:p>47.72666</text:p>
          </table:table-cell>
          <table:table-cell office:value-type="float" office:value="47.7" calcext:value-type="float">
            <text:p>47.7</text:p>
          </table:table-cell>
          <table:table-cell office:value-type="float" office:value="23844" calcext:value-type="float">
            <text:p>23844</text:p>
          </table:table-cell>
          <table:table-cell office:value-type="float" office:value="1434679" calcext:value-type="float">
            <text:p>1434679</text:p>
          </table:table-cell>
        </table:table-row>
        <table:table-row table:style-name="ro1">
          <table:table-cell office:value-type="string" calcext:value-type="string">
            <text:p>nsds2_n20000wmin20000-112-s351421871c1221076.ukp</text:p>
          </table:table-cell>
          <table:table-cell office:value-type="float" office:value="3.89" calcext:value-type="float">
            <text:p>3.89</text:p>
          </table:table-cell>
          <table:table-cell office:value-type="float" office:value="3.9" calcext:value-type="float">
            <text:p>3.9</text:p>
          </table:table-cell>
          <table:table-cell office:value-type="float" office:value="15732" calcext:value-type="float">
            <text:p>15732</text:p>
          </table:table-cell>
          <table:table-cell office:value-type="float" office:value="6073336" calcext:value-type="float">
            <text:p>6073336</text:p>
          </table:table-cell>
          <table:table-cell office:value-type="float" office:value="47.93333" calcext:value-type="float">
            <text:p>47.93333</text:p>
          </table:table-cell>
          <table:table-cell office:value-type="float" office:value="47.91" calcext:value-type="float">
            <text:p>47.91</text:p>
          </table:table-cell>
          <table:table-cell office:value-type="float" office:value="21488" calcext:value-type="float">
            <text:p>21488</text:p>
          </table:table-cell>
          <table:table-cell office:value-type="float" office:value="1546101" calcext:value-type="float">
            <text:p>1546101</text:p>
          </table:table-cell>
        </table:table-row>
        <table:table-row table:style-name="ro1">
          <table:table-cell office:value-type="string" calcext:value-type="string">
            <text:p>nsds2_n20000wmin20000-161-s311293941c1107461.ukp</text:p>
          </table:table-cell>
          <table:table-cell office:value-type="float" office:value="3.93333" calcext:value-type="float">
            <text:p>3.93333</text:p>
          </table:table-cell>
          <table:table-cell office:value-type="float" office:value="3.93" calcext:value-type="float">
            <text:p>3.93</text:p>
          </table:table-cell>
          <table:table-cell office:value-type="float" office:value="13676" calcext:value-type="float">
            <text:p>13676</text:p>
          </table:table-cell>
          <table:table-cell office:value-type="float" office:value="2237483" calcext:value-type="float">
            <text:p>2237483</text:p>
          </table:table-cell>
          <table:table-cell office:value-type="float" office:value="48.04666" calcext:value-type="float">
            <text:p>48.04666</text:p>
          </table:table-cell>
          <table:table-cell office:value-type="float" office:value="48.02" calcext:value-type="float">
            <text:p>48.02</text:p>
          </table:table-cell>
          <table:table-cell office:value-type="float" office:value="21472" calcext:value-type="float">
            <text:p>21472</text:p>
          </table:table-cell>
          <table:table-cell office:value-type="float" office:value="1393068" calcext:value-type="float">
            <text:p>1393068</text:p>
          </table:table-cell>
        </table:table-row>
        <table:table-row table:style-name="ro1">
          <table:table-cell office:value-type="string" calcext:value-type="string">
            <text:p>nsds2_n20000wmin20000-82-s692706651c1094202.ukp</text:p>
          </table:table-cell>
          <table:table-cell office:value-type="float" office:value="3.93667" calcext:value-type="float">
            <text:p>3.93667</text:p>
          </table:table-cell>
          <table:table-cell office:value-type="float" office:value="3.94" calcext:value-type="float">
            <text:p>3.94</text:p>
          </table:table-cell>
          <table:table-cell office:value-type="float" office:value="13352" calcext:value-type="float">
            <text:p>13352</text:p>
          </table:table-cell>
          <table:table-cell office:value-type="float" office:value="2381739" calcext:value-type="float">
            <text:p>2381739</text:p>
          </table:table-cell>
          <table:table-cell office:value-type="float" office:value="48.28666" calcext:value-type="float">
            <text:p>48.28666</text:p>
          </table:table-cell>
          <table:table-cell office:value-type="float" office:value="48.26" calcext:value-type="float">
            <text:p>48.26</text:p>
          </table:table-cell>
          <table:table-cell office:value-type="float" office:value="24028" calcext:value-type="float">
            <text:p>24028</text:p>
          </table:table-cell>
          <table:table-cell office:value-type="float" office:value="1364687" calcext:value-type="float">
            <text:p>1364687</text:p>
          </table:table-cell>
        </table:table-row>
        <table:table-row table:style-name="ro1">
          <table:table-cell office:value-type="string" calcext:value-type="string">
            <text:p>nsds2_n20000wmin20000-12-s774727805c1448211.ukp</text:p>
          </table:table-cell>
          <table:table-cell office:value-type="float" office:value="4.11333" calcext:value-type="float">
            <text:p>4.11333</text:p>
          </table:table-cell>
          <table:table-cell office:value-type="float" office:value="4.11" calcext:value-type="float">
            <text:p>4.11</text:p>
          </table:table-cell>
          <table:table-cell office:value-type="float" office:value="12880" calcext:value-type="float">
            <text:p>12880</text:p>
          </table:table-cell>
          <table:table-cell office:value-type="float" office:value="2503449" calcext:value-type="float">
            <text:p>2503449</text:p>
          </table:table-cell>
          <table:table-cell office:value-type="float" office:value="48.33" calcext:value-type="float">
            <text:p>48.33</text:p>
          </table:table-cell>
          <table:table-cell office:value-type="float" office:value="48.31" calcext:value-type="float">
            <text:p>48.31</text:p>
          </table:table-cell>
          <table:table-cell office:value-type="float" office:value="23880" calcext:value-type="float">
            <text:p>23880</text:p>
          </table:table-cell>
          <table:table-cell office:value-type="float" office:value="1814348" calcext:value-type="float">
            <text:p>1814348</text:p>
          </table:table-cell>
        </table:table-row>
        <table:table-row table:style-name="ro1">
          <table:table-cell office:value-type="string" calcext:value-type="string">
            <text:p>nsds2_n20000wmin20000-48-s193021599c1342753.ukp</text:p>
          </table:table-cell>
          <table:table-cell office:value-type="float" office:value="4.23" calcext:value-type="float">
            <text:p>4.23</text:p>
          </table:table-cell>
          <table:table-cell office:value-type="float" office:value="4.24" calcext:value-type="float">
            <text:p>4.24</text:p>
          </table:table-cell>
          <table:table-cell office:value-type="float" office:value="15444" calcext:value-type="float">
            <text:p>15444</text:p>
          </table:table-cell>
          <table:table-cell office:value-type="float" office:value="5701780" calcext:value-type="float">
            <text:p>5701780</text:p>
          </table:table-cell>
          <table:table-cell office:value-type="float" office:value="48.36666" calcext:value-type="float">
            <text:p>48.36666</text:p>
          </table:table-cell>
          <table:table-cell office:value-type="float" office:value="48.35" calcext:value-type="float">
            <text:p>48.35</text:p>
          </table:table-cell>
          <table:table-cell office:value-type="float" office:value="23552" calcext:value-type="float">
            <text:p>23552</text:p>
          </table:table-cell>
          <table:table-cell office:value-type="float" office:value="1690199" calcext:value-type="float">
            <text:p>1690199</text:p>
          </table:table-cell>
        </table:table-row>
        <table:table-row table:style-name="ro1">
          <table:table-cell office:value-type="string" calcext:value-type="string">
            <text:p>nsds2_n20000wmin20000-39-s923188628c1333172.ukp</text:p>
          </table:table-cell>
          <table:table-cell office:value-type="float" office:value="4.30333" calcext:value-type="float">
            <text:p>4.30333</text:p>
          </table:table-cell>
          <table:table-cell office:value-type="float" office:value="4.3" calcext:value-type="float">
            <text:p>4.3</text:p>
          </table:table-cell>
          <table:table-cell office:value-type="float" office:value="13500" calcext:value-type="float">
            <text:p>13500</text:p>
          </table:table-cell>
          <table:table-cell office:value-type="float" office:value="2302699" calcext:value-type="float">
            <text:p>2302699</text:p>
          </table:table-cell>
          <table:table-cell office:value-type="float" office:value="48.47333" calcext:value-type="float">
            <text:p>48.47333</text:p>
          </table:table-cell>
          <table:table-cell office:value-type="float" office:value="48.47" calcext:value-type="float">
            <text:p>48.47</text:p>
          </table:table-cell>
          <table:table-cell office:value-type="float" office:value="23548" calcext:value-type="float">
            <text:p>23548</text:p>
          </table:table-cell>
          <table:table-cell office:value-type="float" office:value="1669090" calcext:value-type="float">
            <text:p>1669090</text:p>
          </table:table-cell>
        </table:table-row>
        <table:table-row table:style-name="ro1">
          <table:table-cell office:value-type="string" calcext:value-type="string">
            <text:p>nsds2_n20000wmin50000-35-s522080131c1074408.ukp</text:p>
          </table:table-cell>
          <table:table-cell office:value-type="float" office:value="4.30667" calcext:value-type="float">
            <text:p>4.30667</text:p>
          </table:table-cell>
          <table:table-cell office:value-type="float" office:value="4.32" calcext:value-type="float">
            <text:p>4.32</text:p>
          </table:table-cell>
          <table:table-cell office:value-type="float" office:value="15668" calcext:value-type="float">
            <text:p>15668</text:p>
          </table:table-cell>
          <table:table-cell office:value-type="float" office:value="6092540" calcext:value-type="float">
            <text:p>6092540</text:p>
          </table:table-cell>
          <table:table-cell office:value-type="float" office:value="48.70999" calcext:value-type="float">
            <text:p>48.70999</text:p>
          </table:table-cell>
          <table:table-cell office:value-type="float" office:value="48.68" calcext:value-type="float">
            <text:p>48.68</text:p>
          </table:table-cell>
          <table:table-cell office:value-type="float" office:value="23884" calcext:value-type="float">
            <text:p>23884</text:p>
          </table:table-cell>
          <table:table-cell office:value-type="float" office:value="1381760" calcext:value-type="float">
            <text:p>1381760</text:p>
          </table:table-cell>
        </table:table-row>
        <table:table-row table:style-name="ro1">
          <table:table-cell office:value-type="string" calcext:value-type="string">
            <text:p>nsds2_n20000wmin20000-134-s208479215c1963252.ukp</text:p>
          </table:table-cell>
          <table:table-cell office:value-type="float" office:value="4.55" calcext:value-type="float">
            <text:p>4.55</text:p>
          </table:table-cell>
          <table:table-cell office:value-type="float" office:value="4.56" calcext:value-type="float">
            <text:p>4.56</text:p>
          </table:table-cell>
          <table:table-cell office:value-type="float" office:value="15140" calcext:value-type="float">
            <text:p>15140</text:p>
          </table:table-cell>
          <table:table-cell office:value-type="float" office:value="1927001" calcext:value-type="float">
            <text:p>1927001</text:p>
          </table:table-cell>
          <table:table-cell office:value-type="float" office:value="48.82999" calcext:value-type="float">
            <text:p>48.82999</text:p>
          </table:table-cell>
          <table:table-cell office:value-type="float" office:value="48.82" calcext:value-type="float">
            <text:p>48.82</text:p>
          </table:table-cell>
          <table:table-cell office:value-type="float" office:value="23884" calcext:value-type="float">
            <text:p>23884</text:p>
          </table:table-cell>
          <table:table-cell office:value-type="float" office:value="2464058" calcext:value-type="float">
            <text:p>2464058</text:p>
          </table:table-cell>
        </table:table-row>
        <table:table-row table:style-name="ro1">
          <table:table-cell office:value-type="string" calcext:value-type="string">
            <text:p>nsds2_n20000wmin20000-154-s685047257c1313197.ukp</text:p>
          </table:table-cell>
          <table:table-cell office:value-type="float" office:value="4.58333" calcext:value-type="float">
            <text:p>4.58333</text:p>
          </table:table-cell>
          <table:table-cell office:value-type="float" office:value="4.6" calcext:value-type="float">
            <text:p>4.6</text:p>
          </table:table-cell>
          <table:table-cell office:value-type="float" office:value="15640" calcext:value-type="float">
            <text:p>15640</text:p>
          </table:table-cell>
          <table:table-cell office:value-type="float" office:value="5409208" calcext:value-type="float">
            <text:p>5409208</text:p>
          </table:table-cell>
          <table:table-cell office:value-type="float" office:value="48.84333" calcext:value-type="float">
            <text:p>48.84333</text:p>
          </table:table-cell>
          <table:table-cell office:value-type="float" office:value="48.84" calcext:value-type="float">
            <text:p>48.84</text:p>
          </table:table-cell>
          <table:table-cell office:value-type="float" office:value="23636" calcext:value-type="float">
            <text:p>23636</text:p>
          </table:table-cell>
          <table:table-cell office:value-type="float" office:value="1650833" calcext:value-type="float">
            <text:p>1650833</text:p>
          </table:table-cell>
        </table:table-row>
        <table:table-row table:style-name="ro1">
          <table:table-cell office:value-type="string" calcext:value-type="string">
            <text:p>nsds2_n20000wmin50000-74-s37069295c1111294.ukp</text:p>
          </table:table-cell>
          <table:table-cell office:value-type="float" office:value="4.76333" calcext:value-type="float">
            <text:p>4.76333</text:p>
          </table:table-cell>
          <table:table-cell office:value-type="float" office:value="4.76" calcext:value-type="float">
            <text:p>4.76</text:p>
          </table:table-cell>
          <table:table-cell office:value-type="float" office:value="13512" calcext:value-type="float">
            <text:p>13512</text:p>
          </table:table-cell>
          <table:table-cell office:value-type="float" office:value="2217474" calcext:value-type="float">
            <text:p>2217474</text:p>
          </table:table-cell>
          <table:table-cell office:value-type="float" office:value="48.84666" calcext:value-type="float">
            <text:p>48.84666</text:p>
          </table:table-cell>
          <table:table-cell office:value-type="float" office:value="48.83" calcext:value-type="float">
            <text:p>48.83</text:p>
          </table:table-cell>
          <table:table-cell office:value-type="float" office:value="24076" calcext:value-type="float">
            <text:p>24076</text:p>
          </table:table-cell>
          <table:table-cell office:value-type="float" office:value="1427701" calcext:value-type="float">
            <text:p>1427701</text:p>
          </table:table-cell>
        </table:table-row>
        <table:table-row table:style-name="ro1">
          <table:table-cell office:value-type="string" calcext:value-type="string">
            <text:p>nsds2_n20000wmin50000-171-s945974533c1241558.ukp</text:p>
          </table:table-cell>
          <table:table-cell office:value-type="float" office:value="4.82667" calcext:value-type="float">
            <text:p>4.82667</text:p>
          </table:table-cell>
          <table:table-cell office:value-type="float" office:value="4.83" calcext:value-type="float">
            <text:p>4.83</text:p>
          </table:table-cell>
          <table:table-cell office:value-type="float" office:value="13644" calcext:value-type="float">
            <text:p>13644</text:p>
          </table:table-cell>
          <table:table-cell office:value-type="float" office:value="2235798" calcext:value-type="float">
            <text:p>2235798</text:p>
          </table:table-cell>
          <table:table-cell office:value-type="float" office:value="48.96666" calcext:value-type="float">
            <text:p>48.96666</text:p>
          </table:table-cell>
          <table:table-cell office:value-type="float" office:value="48.94" calcext:value-type="float">
            <text:p>48.94</text:p>
          </table:table-cell>
          <table:table-cell office:value-type="float" office:value="25736" calcext:value-type="float">
            <text:p>25736</text:p>
          </table:table-cell>
          <table:table-cell office:value-type="float" office:value="1584146" calcext:value-type="float">
            <text:p>1584146</text:p>
          </table:table-cell>
        </table:table-row>
        <table:table-row table:style-name="ro1">
          <table:table-cell office:value-type="string" calcext:value-type="string">
            <text:p>nsds2_n20000wmin50000-71-s918482572c1155174.ukp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13748" calcext:value-type="float">
            <text:p>13748</text:p>
          </table:table-cell>
          <table:table-cell office:value-type="float" office:value="1932707" calcext:value-type="float">
            <text:p>1932707</text:p>
          </table:table-cell>
          <table:table-cell office:value-type="float" office:value="48.97999" calcext:value-type="float">
            <text:p>48.97999</text:p>
          </table:table-cell>
          <table:table-cell office:value-type="float" office:value="48.97" calcext:value-type="float">
            <text:p>48.97</text:p>
          </table:table-cell>
          <table:table-cell office:value-type="float" office:value="23912" calcext:value-type="float">
            <text:p>23912</text:p>
          </table:table-cell>
          <table:table-cell office:value-type="float" office:value="1482934" calcext:value-type="float">
            <text:p>1482934</text:p>
          </table:table-cell>
        </table:table-row>
        <table:table-row table:style-name="ro1">
          <table:table-cell office:value-type="string" calcext:value-type="string">
            <text:p>nsds2_n20000wmin50000-33-s104835463c1137779.ukp</text:p>
          </table:table-cell>
          <table:table-cell office:value-type="float" office:value="5.02333" calcext:value-type="float">
            <text:p>5.02333</text:p>
          </table:table-cell>
          <table:table-cell office:value-type="float" office:value="5.02" calcext:value-type="float">
            <text:p>5.02</text:p>
          </table:table-cell>
          <table:table-cell office:value-type="float" office:value="14836" calcext:value-type="float">
            <text:p>14836</text:p>
          </table:table-cell>
          <table:table-cell office:value-type="float" office:value="1650833" calcext:value-type="float">
            <text:p>1650833</text:p>
          </table:table-cell>
          <table:table-cell office:value-type="float" office:value="49.11333" calcext:value-type="float">
            <text:p>49.11333</text:p>
          </table:table-cell>
          <table:table-cell office:value-type="float" office:value="49.09" calcext:value-type="float">
            <text:p>49.09</text:p>
          </table:table-cell>
          <table:table-cell office:value-type="float" office:value="23880" calcext:value-type="float">
            <text:p>23880</text:p>
          </table:table-cell>
          <table:table-cell office:value-type="float" office:value="1458017" calcext:value-type="float">
            <text:p>1458017</text:p>
          </table:table-cell>
        </table:table-row>
        <table:table-row table:style-name="ro1">
          <table:table-cell office:value-type="string" calcext:value-type="string">
            <text:p>nsds2_n20000wmin50000-21-s115726845c1267790.ukp</text:p>
          </table:table-cell>
          <table:table-cell office:value-type="float" office:value="5.09" calcext:value-type="float">
            <text:p>5.09</text:p>
          </table:table-cell>
          <table:table-cell office:value-type="float" office:value="5.1" calcext:value-type="float">
            <text:p>5.1</text:p>
          </table:table-cell>
          <table:table-cell office:value-type="float" office:value="15888" calcext:value-type="float">
            <text:p>15888</text:p>
          </table:table-cell>
          <table:table-cell office:value-type="float" office:value="6051465" calcext:value-type="float">
            <text:p>6051465</text:p>
          </table:table-cell>
          <table:table-cell office:value-type="float" office:value="49.37" calcext:value-type="float">
            <text:p>49.37</text:p>
          </table:table-cell>
          <table:table-cell office:value-type="float" office:value="49.34" calcext:value-type="float">
            <text:p>49.34</text:p>
          </table:table-cell>
          <table:table-cell office:value-type="float" office:value="23596" calcext:value-type="float">
            <text:p>23596</text:p>
          </table:table-cell>
          <table:table-cell office:value-type="float" office:value="1617838" calcext:value-type="float">
            <text:p>1617838</text:p>
          </table:table-cell>
        </table:table-row>
        <table:table-row table:style-name="ro1">
          <table:table-cell office:value-type="string" calcext:value-type="string">
            <text:p>nsds2_n20000wmin50000-2-s463795034c1376516.ukp</text:p>
          </table:table-cell>
          <table:table-cell office:value-type="float" office:value="5.10333" calcext:value-type="float">
            <text:p>5.10333</text:p>
          </table:table-cell>
          <table:table-cell office:value-type="float" office:value="5.12" calcext:value-type="float">
            <text:p>5.12</text:p>
          </table:table-cell>
          <table:table-cell office:value-type="float" office:value="15608" calcext:value-type="float">
            <text:p>15608</text:p>
          </table:table-cell>
          <table:table-cell office:value-type="float" office:value="5388951" calcext:value-type="float">
            <text:p>5388951</text:p>
          </table:table-cell>
          <table:table-cell office:value-type="float" office:value="49.45666" calcext:value-type="float">
            <text:p>49.45666</text:p>
          </table:table-cell>
          <table:table-cell office:value-type="float" office:value="49.43" calcext:value-type="float">
            <text:p>49.43</text:p>
          </table:table-cell>
          <table:table-cell office:value-type="float" office:value="23748" calcext:value-type="float">
            <text:p>23748</text:p>
          </table:table-cell>
          <table:table-cell office:value-type="float" office:value="1765896" calcext:value-type="float">
            <text:p>1765896</text:p>
          </table:table-cell>
        </table:table-row>
        <table:table-row table:style-name="ro1">
          <table:table-cell office:value-type="string" calcext:value-type="string">
            <text:p>nsds2_n20000wmin50000-50-s818489023c1188312.ukp</text:p>
          </table:table-cell>
          <table:table-cell office:value-type="float" office:value="5.15667" calcext:value-type="float">
            <text:p>5.15667</text:p>
          </table:table-cell>
          <table:table-cell office:value-type="float" office:value="5.16" calcext:value-type="float">
            <text:p>5.16</text:p>
          </table:table-cell>
          <table:table-cell office:value-type="float" office:value="13436" calcext:value-type="float">
            <text:p>13436</text:p>
          </table:table-cell>
          <table:table-cell office:value-type="float" office:value="2263457" calcext:value-type="float">
            <text:p>2263457</text:p>
          </table:table-cell>
          <table:table-cell office:value-type="float" office:value="49.54333" calcext:value-type="float">
            <text:p>49.54333</text:p>
          </table:table-cell>
          <table:table-cell office:value-type="float" office:value="49.52" calcext:value-type="float">
            <text:p>49.52</text:p>
          </table:table-cell>
          <table:table-cell office:value-type="float" office:value="23852" calcext:value-type="float">
            <text:p>23852</text:p>
          </table:table-cell>
          <table:table-cell office:value-type="float" office:value="1524716" calcext:value-type="float">
            <text:p>1524716</text:p>
          </table:table-cell>
        </table:table-row>
        <table:table-row table:style-name="ro1">
          <table:table-cell office:value-type="string" calcext:value-type="string">
            <text:p>nsds2_n20000wmin20000-65-s452751349c1175294.ukp</text:p>
          </table:table-cell>
          <table:table-cell office:value-type="float" office:value="5.17667" calcext:value-type="float">
            <text:p>5.17667</text:p>
          </table:table-cell>
          <table:table-cell office:value-type="float" office:value="5.18" calcext:value-type="float">
            <text:p>5.18</text:p>
          </table:table-cell>
          <table:table-cell office:value-type="float" office:value="14128" calcext:value-type="float">
            <text:p>14128</text:p>
          </table:table-cell>
          <table:table-cell office:value-type="float" office:value="2119980" calcext:value-type="float">
            <text:p>2119980</text:p>
          </table:table-cell>
          <table:table-cell office:value-type="float" office:value="49.77999" calcext:value-type="float">
            <text:p>49.77999</text:p>
          </table:table-cell>
          <table:table-cell office:value-type="float" office:value="49.76" calcext:value-type="float">
            <text:p>49.76</text:p>
          </table:table-cell>
          <table:table-cell office:value-type="float" office:value="23648" calcext:value-type="float">
            <text:p>23648</text:p>
          </table:table-cell>
          <table:table-cell office:value-type="float" office:value="1472451" calcext:value-type="float">
            <text:p>1472451</text:p>
          </table:table-cell>
        </table:table-row>
        <table:table-row table:style-name="ro1">
          <table:table-cell office:value-type="string" calcext:value-type="string">
            <text:p>nsds2_n20000wmin50000-53-s582917646c1120755.ukp</text:p>
          </table:table-cell>
          <table:table-cell office:value-type="float" office:value="5.20333" calcext:value-type="float">
            <text:p>5.20333</text:p>
          </table:table-cell>
          <table:table-cell office:value-type="float" office:value="5.21" calcext:value-type="float">
            <text:p>5.21</text:p>
          </table:table-cell>
          <table:table-cell office:value-type="float" office:value="13520" calcext:value-type="float">
            <text:p>13520</text:p>
          </table:table-cell>
          <table:table-cell office:value-type="float" office:value="2060421" calcext:value-type="float">
            <text:p>2060421</text:p>
          </table:table-cell>
          <table:table-cell office:value-type="float" office:value="49.85333" calcext:value-type="float">
            <text:p>49.85333</text:p>
          </table:table-cell>
          <table:table-cell office:value-type="float" office:value="49.82" calcext:value-type="float">
            <text:p>49.82</text:p>
          </table:table-cell>
          <table:table-cell office:value-type="float" office:value="23840" calcext:value-type="float">
            <text:p>23840</text:p>
          </table:table-cell>
          <table:table-cell office:value-type="float" office:value="1441003" calcext:value-type="float">
            <text:p>1441003</text:p>
          </table:table-cell>
        </table:table-row>
        <table:table-row table:style-name="ro1">
          <table:table-cell office:value-type="string" calcext:value-type="string">
            <text:p>nsds2_n20000wmin50000-89-s905865785c1150444.ukp</text:p>
          </table:table-cell>
          <table:table-cell table:number-columns-repeated="2" office:value-type="float" office:value="5.24" calcext:value-type="float">
            <text:p>5.24</text:p>
          </table:table-cell>
          <table:table-cell office:value-type="float" office:value="14188" calcext:value-type="float">
            <text:p>14188</text:p>
          </table:table-cell>
          <table:table-cell office:value-type="float" office:value="1477236" calcext:value-type="float">
            <text:p>1477236</text:p>
          </table:table-cell>
          <table:table-cell office:value-type="float" office:value="49.85666" calcext:value-type="float">
            <text:p>49.85666</text:p>
          </table:table-cell>
          <table:table-cell office:value-type="float" office:value="49.84" calcext:value-type="float">
            <text:p>49.84</text:p>
          </table:table-cell>
          <table:table-cell office:value-type="float" office:value="23852" calcext:value-type="float">
            <text:p>23852</text:p>
          </table:table-cell>
          <table:table-cell office:value-type="float" office:value="1476387" calcext:value-type="float">
            <text:p>1476387</text:p>
          </table:table-cell>
        </table:table-row>
        <table:table-row table:style-name="ro1">
          <table:table-cell office:value-type="string" calcext:value-type="string">
            <text:p>nsds2_n20000wmin20000-120-s53290165c1825318.ukp</text:p>
          </table:table-cell>
          <table:table-cell office:value-type="float" office:value="5.29333" calcext:value-type="float">
            <text:p>5.29333</text:p>
          </table:table-cell>
          <table:table-cell office:value-type="float" office:value="5.3" calcext:value-type="float">
            <text:p>5.3</text:p>
          </table:table-cell>
          <table:table-cell office:value-type="float" office:value="14432" calcext:value-type="float">
            <text:p>14432</text:p>
          </table:table-cell>
          <table:table-cell office:value-type="float" office:value="2030980" calcext:value-type="float">
            <text:p>2030980</text:p>
          </table:table-cell>
          <table:table-cell office:value-type="float" office:value="50.17333" calcext:value-type="float">
            <text:p>50.17333</text:p>
          </table:table-cell>
          <table:table-cell office:value-type="float" office:value="50.15" calcext:value-type="float">
            <text:p>50.15</text:p>
          </table:table-cell>
          <table:table-cell office:value-type="float" office:value="23564" calcext:value-type="float">
            <text:p>23564</text:p>
          </table:table-cell>
          <table:table-cell office:value-type="float" office:value="2293547" calcext:value-type="float">
            <text:p>2293547</text:p>
          </table:table-cell>
        </table:table-row>
        <table:table-row table:style-name="ro1">
          <table:table-cell office:value-type="string" calcext:value-type="string">
            <text:p>nsds2_n20000wmin20000-18-s364656855c1284166.ukp</text:p>
          </table:table-cell>
          <table:table-cell office:value-type="float" office:value="5.33667" calcext:value-type="float">
            <text:p>5.33667</text:p>
          </table:table-cell>
          <table:table-cell office:value-type="float" office:value="5.34" calcext:value-type="float">
            <text:p>5.34</text:p>
          </table:table-cell>
          <table:table-cell office:value-type="float" office:value="13488" calcext:value-type="float">
            <text:p>13488</text:p>
          </table:table-cell>
          <table:table-cell office:value-type="float" office:value="2182555" calcext:value-type="float">
            <text:p>2182555</text:p>
          </table:table-cell>
          <table:table-cell office:value-type="float" office:value="50.19666" calcext:value-type="float">
            <text:p>50.19666</text:p>
          </table:table-cell>
          <table:table-cell office:value-type="float" office:value="50.18" calcext:value-type="float">
            <text:p>50.18</text:p>
          </table:table-cell>
          <table:table-cell office:value-type="float" office:value="23860" calcext:value-type="float">
            <text:p>23860</text:p>
          </table:table-cell>
          <table:table-cell office:value-type="float" office:value="1603691" calcext:value-type="float">
            <text:p>1603691</text:p>
          </table:table-cell>
        </table:table-row>
        <table:table-row table:style-name="ro1">
          <table:table-cell office:value-type="string" calcext:value-type="string">
            <text:p>nsds2_n20000wmin50000-25-s324200696c1239535.ukp</text:p>
          </table:table-cell>
          <table:table-cell office:value-type="float" office:value="5.34667" calcext:value-type="float">
            <text:p>5.34667</text:p>
          </table:table-cell>
          <table:table-cell office:value-type="float" office:value="5.35" calcext:value-type="float">
            <text:p>5.35</text:p>
          </table:table-cell>
          <table:table-cell office:value-type="float" office:value="15628" calcext:value-type="float">
            <text:p>15628</text:p>
          </table:table-cell>
          <table:table-cell office:value-type="float" office:value="1812190" calcext:value-type="float">
            <text:p>1812190</text:p>
          </table:table-cell>
          <table:table-cell office:value-type="float" office:value="50.23666" calcext:value-type="float">
            <text:p>50.23666</text:p>
          </table:table-cell>
          <table:table-cell office:value-type="float" office:value="50.23" calcext:value-type="float">
            <text:p>50.23</text:p>
          </table:table-cell>
          <table:table-cell office:value-type="float" office:value="23636" calcext:value-type="float">
            <text:p>23636</text:p>
          </table:table-cell>
          <table:table-cell office:value-type="float" office:value="1595529" calcext:value-type="float">
            <text:p>1595529</text:p>
          </table:table-cell>
        </table:table-row>
        <table:table-row table:style-name="ro1">
          <table:table-cell office:value-type="string" calcext:value-type="string">
            <text:p>nsds2_n20000wmin20000-59-s198519773c1384939.ukp</text:p>
          </table:table-cell>
          <table:table-cell office:value-type="float" office:value="5.38" calcext:value-type="float">
            <text:p>5.38</text:p>
          </table:table-cell>
          <table:table-cell office:value-type="float" office:value="5.4" calcext:value-type="float">
            <text:p>5.4</text:p>
          </table:table-cell>
          <table:table-cell office:value-type="float" office:value="15732" calcext:value-type="float">
            <text:p>15732</text:p>
          </table:table-cell>
          <table:table-cell office:value-type="float" office:value="5662177" calcext:value-type="float">
            <text:p>5662177</text:p>
          </table:table-cell>
          <table:table-cell office:value-type="float" office:value="50.34666" calcext:value-type="float">
            <text:p>50.34666</text:p>
          </table:table-cell>
          <table:table-cell office:value-type="float" office:value="50.34" calcext:value-type="float">
            <text:p>50.34</text:p>
          </table:table-cell>
          <table:table-cell office:value-type="float" office:value="23952" calcext:value-type="float">
            <text:p>23952</text:p>
          </table:table-cell>
          <table:table-cell office:value-type="float" office:value="1728807" calcext:value-type="float">
            <text:p>1728807</text:p>
          </table:table-cell>
        </table:table-row>
        <table:table-row table:style-name="ro1">
          <table:table-cell office:value-type="string" calcext:value-type="string">
            <text:p>nsds2_n20000wmin20000-67-s468933413c1034948.ukp</text:p>
          </table:table-cell>
          <table:table-cell office:value-type="float" office:value="5.41667" calcext:value-type="float">
            <text:p>5.41667</text:p>
          </table:table-cell>
          <table:table-cell office:value-type="float" office:value="5.41" calcext:value-type="float">
            <text:p>5.41</text:p>
          </table:table-cell>
          <table:table-cell office:value-type="float" office:value="14584" calcext:value-type="float">
            <text:p>14584</text:p>
          </table:table-cell>
          <table:table-cell office:value-type="float" office:value="2054538" calcext:value-type="float">
            <text:p>2054538</text:p>
          </table:table-cell>
          <table:table-cell office:value-type="float" office:value="50.36333" calcext:value-type="float">
            <text:p>50.36333</text:p>
          </table:table-cell>
          <table:table-cell office:value-type="float" office:value="50.33" calcext:value-type="float">
            <text:p>50.33</text:p>
          </table:table-cell>
          <table:table-cell office:value-type="float" office:value="23904" calcext:value-type="float">
            <text:p>23904</text:p>
          </table:table-cell>
          <table:table-cell office:value-type="float" office:value="1298336" calcext:value-type="float">
            <text:p>1298336</text:p>
          </table:table-cell>
        </table:table-row>
        <table:table-row table:style-name="ro1">
          <table:table-cell office:value-type="string" calcext:value-type="string">
            <text:p>nsds2_n20000wmin20000-87-s945306385c1375451.ukp</text:p>
          </table:table-cell>
          <table:table-cell office:value-type="float" office:value="5.84333" calcext:value-type="float">
            <text:p>5.84333</text:p>
          </table:table-cell>
          <table:table-cell office:value-type="float" office:value="5.84" calcext:value-type="float">
            <text:p>5.84</text:p>
          </table:table-cell>
          <table:table-cell office:value-type="float" office:value="14740" calcext:value-type="float">
            <text:p>14740</text:p>
          </table:table-cell>
          <table:table-cell office:value-type="float" office:value="1718556" calcext:value-type="float">
            <text:p>1718556</text:p>
          </table:table-cell>
          <table:table-cell office:value-type="float" office:value="50.57333" calcext:value-type="float">
            <text:p>50.57333</text:p>
          </table:table-cell>
          <table:table-cell office:value-type="float" office:value="50.56" calcext:value-type="float">
            <text:p>50.56</text:p>
          </table:table-cell>
          <table:table-cell office:value-type="float" office:value="23548" calcext:value-type="float">
            <text:p>23548</text:p>
          </table:table-cell>
          <table:table-cell office:value-type="float" office:value="1738269" calcext:value-type="float">
            <text:p>1738269</text:p>
          </table:table-cell>
        </table:table-row>
        <table:table-row table:style-name="ro1">
          <table:table-cell office:value-type="string" calcext:value-type="string">
            <text:p>nsds2_n20000wmin50000-64-s512463211c1276908.ukp</text:p>
          </table:table-cell>
          <table:table-cell office:value-type="float" office:value="5.90667" calcext:value-type="float">
            <text:p>5.90667</text:p>
          </table:table-cell>
          <table:table-cell office:value-type="float" office:value="5.91" calcext:value-type="float">
            <text:p>5.91</text:p>
          </table:table-cell>
          <table:table-cell office:value-type="float" office:value="15192" calcext:value-type="float">
            <text:p>15192</text:p>
          </table:table-cell>
          <table:table-cell office:value-type="float" office:value="1931664" calcext:value-type="float">
            <text:p>1931664</text:p>
          </table:table-cell>
          <table:table-cell office:value-type="float" office:value="50.75666" calcext:value-type="float">
            <text:p>50.75666</text:p>
          </table:table-cell>
          <table:table-cell office:value-type="float" office:value="50.73" calcext:value-type="float">
            <text:p>50.73</text:p>
          </table:table-cell>
          <table:table-cell office:value-type="float" office:value="23856" calcext:value-type="float">
            <text:p>23856</text:p>
          </table:table-cell>
          <table:table-cell office:value-type="float" office:value="1643863" calcext:value-type="float">
            <text:p>1643863</text:p>
          </table:table-cell>
        </table:table-row>
        <table:table-row table:style-name="ro1">
          <table:table-cell office:value-type="string" calcext:value-type="string">
            <text:p>nsds2_n20000wmin20000-126-s760619917c1864729.ukp</text:p>
          </table:table-cell>
          <table:table-cell office:value-type="float" office:value="5.92333" calcext:value-type="float">
            <text:p>5.92333</text:p>
          </table:table-cell>
          <table:table-cell office:value-type="float" office:value="5.93" calcext:value-type="float">
            <text:p>5.93</text:p>
          </table:table-cell>
          <table:table-cell office:value-type="float" office:value="16108" calcext:value-type="float">
            <text:p>16108</text:p>
          </table:table-cell>
          <table:table-cell office:value-type="float" office:value="5999373" calcext:value-type="float">
            <text:p>5999373</text:p>
          </table:table-cell>
          <table:table-cell office:value-type="float" office:value="50.82333" calcext:value-type="float">
            <text:p>50.82333</text:p>
          </table:table-cell>
          <table:table-cell office:value-type="float" office:value="50.8" calcext:value-type="float">
            <text:p>50.8</text:p>
          </table:table-cell>
          <table:table-cell office:value-type="float" office:value="23700" calcext:value-type="float">
            <text:p>23700</text:p>
          </table:table-cell>
          <table:table-cell office:value-type="float" office:value="2349835" calcext:value-type="float">
            <text:p>2349835</text:p>
          </table:table-cell>
        </table:table-row>
        <table:table-row table:style-name="ro1">
          <table:table-cell office:value-type="string" calcext:value-type="string">
            <text:p>nsds2_n20000wmin20000-107-s31387311c1742111.ukp</text:p>
          </table:table-cell>
          <table:table-cell office:value-type="float" office:value="5.96667" calcext:value-type="float">
            <text:p>5.96667</text:p>
          </table:table-cell>
          <table:table-cell office:value-type="float" office:value="5.98" calcext:value-type="float">
            <text:p>5.98</text:p>
          </table:table-cell>
          <table:table-cell office:value-type="float" office:value="17560" calcext:value-type="float">
            <text:p>17560</text:p>
          </table:table-cell>
          <table:table-cell office:value-type="float" office:value="5975878" calcext:value-type="float">
            <text:p>5975878</text:p>
          </table:table-cell>
          <table:table-cell office:value-type="float" office:value="51.04333" calcext:value-type="float">
            <text:p>51.04333</text:p>
          </table:table-cell>
          <table:table-cell office:value-type="float" office:value="51.02" calcext:value-type="float">
            <text:p>51.02</text:p>
          </table:table-cell>
          <table:table-cell office:value-type="float" office:value="21400" calcext:value-type="float">
            <text:p>21400</text:p>
          </table:table-cell>
          <table:table-cell office:value-type="float" office:value="2194731" calcext:value-type="float">
            <text:p>2194731</text:p>
          </table:table-cell>
        </table:table-row>
        <table:table-row table:style-name="ro1">
          <table:table-cell office:value-type="string" calcext:value-type="string">
            <text:p>nsds2_n20000wmin50000-191-s791104459c1372166.ukp</text:p>
          </table:table-cell>
          <table:table-cell office:value-type="float" office:value="6.04333" calcext:value-type="float">
            <text:p>6.04333</text:p>
          </table:table-cell>
          <table:table-cell office:value-type="float" office:value="6.05" calcext:value-type="float">
            <text:p>6.05</text:p>
          </table:table-cell>
          <table:table-cell office:value-type="float" office:value="15140" calcext:value-type="float">
            <text:p>15140</text:p>
          </table:table-cell>
          <table:table-cell office:value-type="float" office:value="2256639" calcext:value-type="float">
            <text:p>2256639</text:p>
          </table:table-cell>
          <table:table-cell office:value-type="float" office:value="51.10333" calcext:value-type="float">
            <text:p>51.10333</text:p>
          </table:table-cell>
          <table:table-cell office:value-type="float" office:value="51.09" calcext:value-type="float">
            <text:p>51.09</text:p>
          </table:table-cell>
          <table:table-cell office:value-type="float" office:value="23896" calcext:value-type="float">
            <text:p>23896</text:p>
          </table:table-cell>
          <table:table-cell office:value-type="float" office:value="1751086" calcext:value-type="float">
            <text:p>1751086</text:p>
          </table:table-cell>
        </table:table-row>
        <table:table-row table:style-name="ro1">
          <table:table-cell office:value-type="string" calcext:value-type="string">
            <text:p>nsds2_n20000wmin20000-66-s562370200c1257497.ukp</text:p>
          </table:table-cell>
          <table:table-cell office:value-type="float" office:value="6.05667" calcext:value-type="float">
            <text:p>6.05667</text:p>
          </table:table-cell>
          <table:table-cell office:value-type="float" office:value="6.05" calcext:value-type="float">
            <text:p>6.05</text:p>
          </table:table-cell>
          <table:table-cell office:value-type="float" office:value="15076" calcext:value-type="float">
            <text:p>15076</text:p>
          </table:table-cell>
          <table:table-cell office:value-type="float" office:value="2441581" calcext:value-type="float">
            <text:p>2441581</text:p>
          </table:table-cell>
          <table:table-cell office:value-type="float" office:value="51.13999" calcext:value-type="float">
            <text:p>51.13999</text:p>
          </table:table-cell>
          <table:table-cell office:value-type="float" office:value="51.11" calcext:value-type="float">
            <text:p>51.11</text:p>
          </table:table-cell>
          <table:table-cell office:value-type="float" office:value="23980" calcext:value-type="float">
            <text:p>23980</text:p>
          </table:table-cell>
          <table:table-cell office:value-type="float" office:value="1569187" calcext:value-type="float">
            <text:p>1569187</text:p>
          </table:table-cell>
        </table:table-row>
        <table:table-row table:style-name="ro1">
          <table:table-cell office:value-type="string" calcext:value-type="string">
            <text:p>nsds2_n20000wmin20000-21-s115726845c1929080.ukp</text:p>
          </table:table-cell>
          <table:table-cell office:value-type="float" office:value="6.31667" calcext:value-type="float">
            <text:p>6.31667</text:p>
          </table:table-cell>
          <table:table-cell office:value-type="float" office:value="6.31" calcext:value-type="float">
            <text:p>6.31</text:p>
          </table:table-cell>
          <table:table-cell office:value-type="float" office:value="14060" calcext:value-type="float">
            <text:p>14060</text:p>
          </table:table-cell>
          <table:table-cell office:value-type="float" office:value="2436034" calcext:value-type="float">
            <text:p>2436034</text:p>
          </table:table-cell>
          <table:table-cell office:value-type="float" office:value="51.22666" calcext:value-type="float">
            <text:p>51.22666</text:p>
          </table:table-cell>
          <table:table-cell office:value-type="float" office:value="51.21" calcext:value-type="float">
            <text:p>51.21</text:p>
          </table:table-cell>
          <table:table-cell office:value-type="float" office:value="21948" calcext:value-type="float">
            <text:p>21948</text:p>
          </table:table-cell>
          <table:table-cell office:value-type="float" office:value="2414723" calcext:value-type="float">
            <text:p>2414723</text:p>
          </table:table-cell>
        </table:table-row>
        <table:table-row table:style-name="ro1">
          <table:table-cell office:value-type="string" calcext:value-type="string">
            <text:p>nsds2_n20000wmin20000-94-s611662245c1457628.ukp</text:p>
          </table:table-cell>
          <table:table-cell office:value-type="float" office:value="6.32333" calcext:value-type="float">
            <text:p>6.32333</text:p>
          </table:table-cell>
          <table:table-cell office:value-type="float" office:value="6.34" calcext:value-type="float">
            <text:p>6.34</text:p>
          </table:table-cell>
          <table:table-cell office:value-type="float" office:value="15932" calcext:value-type="float">
            <text:p>15932</text:p>
          </table:table-cell>
          <table:table-cell office:value-type="float" office:value="5648836" calcext:value-type="float">
            <text:p>5648836</text:p>
          </table:table-cell>
          <table:table-cell office:value-type="float" office:value="51.25333" calcext:value-type="float">
            <text:p>51.25333</text:p>
          </table:table-cell>
          <table:table-cell office:value-type="float" office:value="51.23" calcext:value-type="float">
            <text:p>51.23</text:p>
          </table:table-cell>
          <table:table-cell office:value-type="float" office:value="21532" calcext:value-type="float">
            <text:p>21532</text:p>
          </table:table-cell>
          <table:table-cell office:value-type="float" office:value="1834309" calcext:value-type="float">
            <text:p>1834309</text:p>
          </table:table-cell>
        </table:table-row>
        <table:table-row table:style-name="ro1">
          <table:table-cell office:value-type="string" calcext:value-type="string">
            <text:p>nsds2_n20000wmin50000-177-s301097953c1221119.ukp</text:p>
          </table:table-cell>
          <table:table-cell office:value-type="float" office:value="6.52333" calcext:value-type="float">
            <text:p>6.52333</text:p>
          </table:table-cell>
          <table:table-cell office:value-type="float" office:value="6.52" calcext:value-type="float">
            <text:p>6.52</text:p>
          </table:table-cell>
          <table:table-cell office:value-type="float" office:value="15336" calcext:value-type="float">
            <text:p>15336</text:p>
          </table:table-cell>
          <table:table-cell office:value-type="float" office:value="2073995" calcext:value-type="float">
            <text:p>2073995</text:p>
          </table:table-cell>
          <table:table-cell office:value-type="float" office:value="51.30666" calcext:value-type="float">
            <text:p>51.30666</text:p>
          </table:table-cell>
          <table:table-cell office:value-type="float" office:value="51.29" calcext:value-type="float">
            <text:p>51.29</text:p>
          </table:table-cell>
          <table:table-cell office:value-type="float" office:value="23904" calcext:value-type="float">
            <text:p>23904</text:p>
          </table:table-cell>
          <table:table-cell office:value-type="float" office:value="1564507" calcext:value-type="float">
            <text:p>1564507</text:p>
          </table:table-cell>
        </table:table-row>
        <table:table-row table:style-name="ro1">
          <table:table-cell office:value-type="string" calcext:value-type="string">
            <text:p>nsds2_n20000wmin20000-180-s653992306c1092543.ukp</text:p>
          </table:table-cell>
          <table:table-cell office:value-type="float" office:value="6.54333" calcext:value-type="float">
            <text:p>6.54333</text:p>
          </table:table-cell>
          <table:table-cell office:value-type="float" office:value="6.54" calcext:value-type="float">
            <text:p>6.54</text:p>
          </table:table-cell>
          <table:table-cell office:value-type="float" office:value="15280" calcext:value-type="float">
            <text:p>15280</text:p>
          </table:table-cell>
          <table:table-cell office:value-type="float" office:value="2208343" calcext:value-type="float">
            <text:p>2208343</text:p>
          </table:table-cell>
          <table:table-cell office:value-type="float" office:value="51.41666" calcext:value-type="float">
            <text:p>51.41666</text:p>
          </table:table-cell>
          <table:table-cell office:value-type="float" office:value="51.39" calcext:value-type="float">
            <text:p>51.39</text:p>
          </table:table-cell>
          <table:table-cell office:value-type="float" office:value="23876" calcext:value-type="float">
            <text:p>23876</text:p>
          </table:table-cell>
          <table:table-cell office:value-type="float" office:value="1358036" calcext:value-type="float">
            <text:p>1358036</text:p>
          </table:table-cell>
        </table:table-row>
        <table:table-row table:style-name="ro1">
          <table:table-cell office:value-type="string" calcext:value-type="string">
            <text:p>nsds2_n20000wmin20000-32-s870038921c1058374.ukp</text:p>
          </table:table-cell>
          <table:table-cell office:value-type="float" office:value="6.63667" calcext:value-type="float">
            <text:p>6.63667</text:p>
          </table:table-cell>
          <table:table-cell office:value-type="float" office:value="6.64" calcext:value-type="float">
            <text:p>6.64</text:p>
          </table:table-cell>
          <table:table-cell office:value-type="float" office:value="14812" calcext:value-type="float">
            <text:p>14812</text:p>
          </table:table-cell>
          <table:table-cell office:value-type="float" office:value="1981677" calcext:value-type="float">
            <text:p>1981677</text:p>
          </table:table-cell>
          <table:table-cell office:value-type="float" office:value="51.48" calcext:value-type="float">
            <text:p>51.48</text:p>
          </table:table-cell>
          <table:table-cell office:value-type="float" office:value="51.46" calcext:value-type="float">
            <text:p>51.46</text:p>
          </table:table-cell>
          <table:table-cell office:value-type="float" office:value="23684" calcext:value-type="float">
            <text:p>23684</text:p>
          </table:table-cell>
          <table:table-cell office:value-type="float" office:value="1333543" calcext:value-type="float">
            <text:p>1333543</text:p>
          </table:table-cell>
        </table:table-row>
        <table:table-row table:style-name="ro1">
          <table:table-cell office:value-type="string" calcext:value-type="string">
            <text:p>nsds2_n20000wmin50000-47-s676454610c1172391.ukp</text:p>
          </table:table-cell>
          <table:table-cell office:value-type="float" office:value="6.86333" calcext:value-type="float">
            <text:p>6.86333</text:p>
          </table:table-cell>
          <table:table-cell office:value-type="float" office:value="6.86" calcext:value-type="float">
            <text:p>6.86</text:p>
          </table:table-cell>
          <table:table-cell office:value-type="float" office:value="15168" calcext:value-type="float">
            <text:p>15168</text:p>
          </table:table-cell>
          <table:table-cell office:value-type="float" office:value="2205679" calcext:value-type="float">
            <text:p>2205679</text:p>
          </table:table-cell>
          <table:table-cell office:value-type="float" office:value="51.69666" calcext:value-type="float">
            <text:p>51.69666</text:p>
          </table:table-cell>
          <table:table-cell office:value-type="float" office:value="51.67" calcext:value-type="float">
            <text:p>51.67</text:p>
          </table:table-cell>
          <table:table-cell office:value-type="float" office:value="24680" calcext:value-type="float">
            <text:p>24680</text:p>
          </table:table-cell>
          <table:table-cell office:value-type="float" office:value="1499668" calcext:value-type="float">
            <text:p>1499668</text:p>
          </table:table-cell>
        </table:table-row>
        <table:table-row table:style-name="ro1">
          <table:table-cell office:value-type="string" calcext:value-type="string">
            <text:p>nsds2_n20000wmin50000-193-s915027660c1358566.ukp</text:p>
          </table:table-cell>
          <table:table-cell office:value-type="float" office:value="6.90333" calcext:value-type="float">
            <text:p>6.90333</text:p>
          </table:table-cell>
          <table:table-cell office:value-type="float" office:value="6.91" calcext:value-type="float">
            <text:p>6.91</text:p>
          </table:table-cell>
          <table:table-cell office:value-type="float" office:value="17704" calcext:value-type="float">
            <text:p>17704</text:p>
          </table:table-cell>
          <table:table-cell office:value-type="float" office:value="5962258" calcext:value-type="float">
            <text:p>5962258</text:p>
          </table:table-cell>
          <table:table-cell office:value-type="float" office:value="51.79666" calcext:value-type="float">
            <text:p>51.79666</text:p>
          </table:table-cell>
          <table:table-cell office:value-type="float" office:value="51.77" calcext:value-type="float">
            <text:p>51.77</text:p>
          </table:table-cell>
          <table:table-cell office:value-type="float" office:value="23868" calcext:value-type="float">
            <text:p>23868</text:p>
          </table:table-cell>
          <table:table-cell office:value-type="float" office:value="1738483" calcext:value-type="float">
            <text:p>1738483</text:p>
          </table:table-cell>
        </table:table-row>
        <table:table-row table:style-name="ro1">
          <table:table-cell office:value-type="string" calcext:value-type="string">
            <text:p>nsds2_n20000wmin50000-61-s403017354c1323223.ukp</text:p>
          </table:table-cell>
          <table:table-cell office:value-type="float" office:value="7.00333" calcext:value-type="float">
            <text:p>7.00333</text:p>
          </table:table-cell>
          <table:table-cell office:value-type="float" office:value="7.02" calcext:value-type="float">
            <text:p>7.02</text:p>
          </table:table-cell>
          <table:table-cell office:value-type="float" office:value="16124" calcext:value-type="float">
            <text:p>16124</text:p>
          </table:table-cell>
          <table:table-cell office:value-type="float" office:value="5320941" calcext:value-type="float">
            <text:p>5320941</text:p>
          </table:table-cell>
          <table:table-cell office:value-type="float" office:value="51.83666" calcext:value-type="float">
            <text:p>51.83666</text:p>
          </table:table-cell>
          <table:table-cell office:value-type="float" office:value="51.84" calcext:value-type="float">
            <text:p>51.84</text:p>
          </table:table-cell>
          <table:table-cell office:value-type="float" office:value="23796" calcext:value-type="float">
            <text:p>23796</text:p>
          </table:table-cell>
          <table:table-cell office:value-type="float" office:value="1694404" calcext:value-type="float">
            <text:p>1694404</text:p>
          </table:table-cell>
        </table:table-row>
        <table:table-row table:style-name="ro1">
          <table:table-cell office:value-type="string" calcext:value-type="string">
            <text:p>nsds2_n20000wmin20000-70-s271358749c1474151.ukp</text:p>
          </table:table-cell>
          <table:table-cell office:value-type="float" office:value="7.05333" calcext:value-type="float">
            <text:p>7.05333</text:p>
          </table:table-cell>
          <table:table-cell office:value-type="float" office:value="7.06" calcext:value-type="float">
            <text:p>7.06</text:p>
          </table:table-cell>
          <table:table-cell office:value-type="float" office:value="15536" calcext:value-type="float">
            <text:p>15536</text:p>
          </table:table-cell>
          <table:table-cell office:value-type="float" office:value="5266508" calcext:value-type="float">
            <text:p>5266508</text:p>
          </table:table-cell>
          <table:table-cell office:value-type="float" office:value="51.93" calcext:value-type="float">
            <text:p>51.93</text:p>
          </table:table-cell>
          <table:table-cell office:value-type="float" office:value="51.92" calcext:value-type="float">
            <text:p>51.92</text:p>
          </table:table-cell>
          <table:table-cell office:value-type="float" office:value="22652" calcext:value-type="float">
            <text:p>22652</text:p>
          </table:table-cell>
          <table:table-cell office:value-type="float" office:value="1853317" calcext:value-type="float">
            <text:p>1853317</text:p>
          </table:table-cell>
        </table:table-row>
        <table:table-row table:style-name="ro1">
          <table:table-cell office:value-type="string" calcext:value-type="string">
            <text:p>nsds2_n20000wmin50000-196-s764445182c1340663.ukp</text:p>
          </table:table-cell>
          <table:table-cell office:value-type="float" office:value="7.57333" calcext:value-type="float">
            <text:p>7.57333</text:p>
          </table:table-cell>
          <table:table-cell office:value-type="float" office:value="7.57" calcext:value-type="float">
            <text:p>7.57</text:p>
          </table:table-cell>
          <table:table-cell office:value-type="float" office:value="16860" calcext:value-type="float">
            <text:p>16860</text:p>
          </table:table-cell>
          <table:table-cell office:value-type="float" office:value="1761243" calcext:value-type="float">
            <text:p>1761243</text:p>
          </table:table-cell>
          <table:table-cell office:value-type="float" office:value="52.01" calcext:value-type="float">
            <text:p>52.01</text:p>
          </table:table-cell>
          <table:table-cell office:value-type="float" office:value="51.98" calcext:value-type="float">
            <text:p>51.98</text:p>
          </table:table-cell>
          <table:table-cell office:value-type="float" office:value="23864" calcext:value-type="float">
            <text:p>23864</text:p>
          </table:table-cell>
          <table:table-cell office:value-type="float" office:value="1713186" calcext:value-type="float">
            <text:p>1713186</text:p>
          </table:table-cell>
        </table:table-row>
        <table:table-row table:style-name="ro1">
          <table:table-cell office:value-type="string" calcext:value-type="string">
            <text:p>nsds2_n20000wmin50000-30-s677916848c1284544.ukp</text:p>
          </table:table-cell>
          <table:table-cell office:value-type="float" office:value="7.58" calcext:value-type="float">
            <text:p>7.58</text:p>
          </table:table-cell>
          <table:table-cell office:value-type="float" office:value="7.59" calcext:value-type="float">
            <text:p>7.59</text:p>
          </table:table-cell>
          <table:table-cell office:value-type="float" office:value="16848" calcext:value-type="float">
            <text:p>16848</text:p>
          </table:table-cell>
          <table:table-cell office:value-type="float" office:value="1751086" calcext:value-type="float">
            <text:p>1751086</text:p>
          </table:table-cell>
          <table:table-cell office:value-type="float" office:value="52.05" calcext:value-type="float">
            <text:p>52.05</text:p>
          </table:table-cell>
          <table:table-cell office:value-type="float" office:value="52.04" calcext:value-type="float">
            <text:p>52.04</text:p>
          </table:table-cell>
          <table:table-cell office:value-type="float" office:value="23776" calcext:value-type="float">
            <text:p>23776</text:p>
          </table:table-cell>
          <table:table-cell office:value-type="float" office:value="1632907" calcext:value-type="float">
            <text:p>1632907</text:p>
          </table:table-cell>
        </table:table-row>
        <table:table-row table:style-name="ro1">
          <table:table-cell office:value-type="string" calcext:value-type="string">
            <text:p>nsds2_n20000wmin50000-181-s211003750c1454557.ukp</text:p>
          </table:table-cell>
          <table:table-cell table:number-columns-repeated="2" office:value-type="float" office:value="7.65" calcext:value-type="float">
            <text:p>7.65</text:p>
          </table:table-cell>
          <table:table-cell office:value-type="float" office:value="16512" calcext:value-type="float">
            <text:p>16512</text:p>
          </table:table-cell>
          <table:table-cell office:value-type="float" office:value="1864827" calcext:value-type="float">
            <text:p>1864827</text:p>
          </table:table-cell>
          <table:table-cell office:value-type="float" office:value="52.08" calcext:value-type="float">
            <text:p>52.08</text:p>
          </table:table-cell>
          <table:table-cell office:value-type="float" office:value="52.05" calcext:value-type="float">
            <text:p>52.05</text:p>
          </table:table-cell>
          <table:table-cell office:value-type="float" office:value="23888" calcext:value-type="float">
            <text:p>23888</text:p>
          </table:table-cell>
          <table:table-cell office:value-type="float" office:value="1869071" calcext:value-type="float">
            <text:p>1869071</text:p>
          </table:table-cell>
        </table:table-row>
        <table:table-row table:style-name="ro1">
          <table:table-cell office:value-type="string" calcext:value-type="string">
            <text:p>nsds2_n20000wmin20000-130-s467683630c1851781.ukp</text:p>
          </table:table-cell>
          <table:table-cell office:value-type="float" office:value="7.67667" calcext:value-type="float">
            <text:p>7.67667</text:p>
          </table:table-cell>
          <table:table-cell office:value-type="float" office:value="7.68" calcext:value-type="float">
            <text:p>7.68</text:p>
          </table:table-cell>
          <table:table-cell office:value-type="float" office:value="17664" calcext:value-type="float">
            <text:p>17664</text:p>
          </table:table-cell>
          <table:table-cell office:value-type="float" office:value="5945352" calcext:value-type="float">
            <text:p>5945352</text:p>
          </table:table-cell>
          <table:table-cell office:value-type="float" office:value="52.09333" calcext:value-type="float">
            <text:p>52.09333</text:p>
          </table:table-cell>
          <table:table-cell office:value-type="float" office:value="52.07" calcext:value-type="float">
            <text:p>52.07</text:p>
          </table:table-cell>
          <table:table-cell office:value-type="float" office:value="23708" calcext:value-type="float">
            <text:p>23708</text:p>
          </table:table-cell>
          <table:table-cell office:value-type="float" office:value="2347353" calcext:value-type="float">
            <text:p>2347353</text:p>
          </table:table-cell>
        </table:table-row>
        <table:table-row table:style-name="ro1">
          <table:table-cell office:value-type="string" calcext:value-type="string">
            <text:p>nsds2_n20000wmin50000-42-s57171364c1383811.ukp</text:p>
          </table:table-cell>
          <table:table-cell office:value-type="float" office:value="7.72667" calcext:value-type="float">
            <text:p>7.72667</text:p>
          </table:table-cell>
          <table:table-cell office:value-type="float" office:value="7.73" calcext:value-type="float">
            <text:p>7.73</text:p>
          </table:table-cell>
          <table:table-cell office:value-type="float" office:value="16380" calcext:value-type="float">
            <text:p>16380</text:p>
          </table:table-cell>
          <table:table-cell office:value-type="float" office:value="2257048" calcext:value-type="float">
            <text:p>2257048</text:p>
          </table:table-cell>
          <table:table-cell office:value-type="float" office:value="52.18666" calcext:value-type="float">
            <text:p>52.18666</text:p>
          </table:table-cell>
          <table:table-cell office:value-type="float" office:value="52.17" calcext:value-type="float">
            <text:p>52.17</text:p>
          </table:table-cell>
          <table:table-cell office:value-type="float" office:value="23852" calcext:value-type="float">
            <text:p>23852</text:p>
          </table:table-cell>
          <table:table-cell office:value-type="float" office:value="1753692" calcext:value-type="float">
            <text:p>1753692</text:p>
          </table:table-cell>
        </table:table-row>
        <table:table-row table:style-name="ro1">
          <table:table-cell office:value-type="string" calcext:value-type="string">
            <text:p>nsds2_n20000wmin50000-170-s342094980c1124357.ukp</text:p>
          </table:table-cell>
          <table:table-cell office:value-type="float" office:value="7.83333" calcext:value-type="float">
            <text:p>7.83333</text:p>
          </table:table-cell>
          <table:table-cell office:value-type="float" office:value="7.84" calcext:value-type="float">
            <text:p>7.84</text:p>
          </table:table-cell>
          <table:table-cell office:value-type="float" office:value="15328" calcext:value-type="float">
            <text:p>15328</text:p>
          </table:table-cell>
          <table:table-cell office:value-type="float" office:value="1753965" calcext:value-type="float">
            <text:p>1753965</text:p>
          </table:table-cell>
          <table:table-cell office:value-type="float" office:value="52.19666" calcext:value-type="float">
            <text:p>52.19666</text:p>
          </table:table-cell>
          <table:table-cell office:value-type="float" office:value="52.18" calcext:value-type="float">
            <text:p>52.18</text:p>
          </table:table-cell>
          <table:table-cell office:value-type="float" office:value="23552" calcext:value-type="float">
            <text:p>23552</text:p>
          </table:table-cell>
          <table:table-cell office:value-type="float" office:value="1449125" calcext:value-type="float">
            <text:p>1449125</text:p>
          </table:table-cell>
        </table:table-row>
        <table:table-row table:style-name="ro1">
          <table:table-cell office:value-type="string" calcext:value-type="string">
            <text:p>nsds2_n20000wmin50000-185-s152642710c1287618.ukp</text:p>
          </table:table-cell>
          <table:table-cell office:value-type="float" office:value="7.83667" calcext:value-type="float">
            <text:p>7.83667</text:p>
          </table:table-cell>
          <table:table-cell office:value-type="float" office:value="7.83" calcext:value-type="float">
            <text:p>7.83</text:p>
          </table:table-cell>
          <table:table-cell office:value-type="float" office:value="16620" calcext:value-type="float">
            <text:p>16620</text:p>
          </table:table-cell>
          <table:table-cell office:value-type="float" office:value="1861453" calcext:value-type="float">
            <text:p>1861453</text:p>
          </table:table-cell>
          <table:table-cell office:value-type="float" office:value="52.36666" calcext:value-type="float">
            <text:p>52.36666</text:p>
          </table:table-cell>
          <table:table-cell office:value-type="float" office:value="52.34" calcext:value-type="float">
            <text:p>52.34</text:p>
          </table:table-cell>
          <table:table-cell office:value-type="float" office:value="24088" calcext:value-type="float">
            <text:p>24088</text:p>
          </table:table-cell>
          <table:table-cell office:value-type="float" office:value="1656838" calcext:value-type="float">
            <text:p>1656838</text:p>
          </table:table-cell>
        </table:table-row>
        <table:table-row table:style-name="ro1">
          <table:table-cell office:value-type="string" calcext:value-type="string">
            <text:p>nsds2_n20000wmin50000-18-s364656855c1288769.ukp</text:p>
          </table:table-cell>
          <table:table-cell office:value-type="float" office:value="7.88667" calcext:value-type="float">
            <text:p>7.88667</text:p>
          </table:table-cell>
          <table:table-cell office:value-type="float" office:value="7.89" calcext:value-type="float">
            <text:p>7.89</text:p>
          </table:table-cell>
          <table:table-cell office:value-type="float" office:value="15216" calcext:value-type="float">
            <text:p>15216</text:p>
          </table:table-cell>
          <table:table-cell office:value-type="float" office:value="2089370" calcext:value-type="float">
            <text:p>2089370</text:p>
          </table:table-cell>
          <table:table-cell office:value-type="float" office:value="52.38" calcext:value-type="float">
            <text:p>52.38</text:p>
          </table:table-cell>
          <table:table-cell office:value-type="float" office:value="52.36" calcext:value-type="float">
            <text:p>52.36</text:p>
          </table:table-cell>
          <table:table-cell office:value-type="float" office:value="23892" calcext:value-type="float">
            <text:p>23892</text:p>
          </table:table-cell>
          <table:table-cell office:value-type="float" office:value="1640815" calcext:value-type="float">
            <text:p>1640815</text:p>
          </table:table-cell>
        </table:table-row>
        <table:table-row table:style-name="ro1">
          <table:table-cell office:value-type="string" calcext:value-type="string">
            <text:p>nsds2_n20000wmin20000-69-s977952308c1341676.ukp</text:p>
          </table:table-cell>
          <table:table-cell office:value-type="float" office:value="7.91667" calcext:value-type="float">
            <text:p>7.91667</text:p>
          </table:table-cell>
          <table:table-cell office:value-type="float" office:value="7.93" calcext:value-type="float">
            <text:p>7.93</text:p>
          </table:table-cell>
          <table:table-cell office:value-type="float" office:value="14592" calcext:value-type="float">
            <text:p>14592</text:p>
          </table:table-cell>
          <table:table-cell office:value-type="float" office:value="3182773" calcext:value-type="float">
            <text:p>3182773</text:p>
          </table:table-cell>
          <table:table-cell office:value-type="float" office:value="52.49333" calcext:value-type="float">
            <text:p>52.49333</text:p>
          </table:table-cell>
          <table:table-cell office:value-type="float" office:value="52.47" calcext:value-type="float">
            <text:p>52.47</text:p>
          </table:table-cell>
          <table:table-cell office:value-type="float" office:value="23884" calcext:value-type="float">
            <text:p>23884</text:p>
          </table:table-cell>
          <table:table-cell office:value-type="float" office:value="1684931" calcext:value-type="float">
            <text:p>1684931</text:p>
          </table:table-cell>
        </table:table-row>
        <table:table-row table:style-name="ro1">
          <table:table-cell office:value-type="string" calcext:value-type="string">
            <text:p>nsds2_n20000wmin50000-90-s483963863c1528896.ukp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5340" calcext:value-type="float">
            <text:p>15340</text:p>
          </table:table-cell>
          <table:table-cell office:value-type="float" office:value="1399758" calcext:value-type="float">
            <text:p>1399758</text:p>
          </table:table-cell>
          <table:table-cell table:number-columns-repeated="2" office:value-type="float" office:value="52.56" calcext:value-type="float">
            <text:p>52.56</text:p>
          </table:table-cell>
          <table:table-cell office:value-type="float" office:value="23856" calcext:value-type="float">
            <text:p>23856</text:p>
          </table:table-cell>
          <table:table-cell office:value-type="float" office:value="1955588" calcext:value-type="float">
            <text:p>1955588</text:p>
          </table:table-cell>
        </table:table-row>
        <table:table-row table:style-name="ro1">
          <table:table-cell office:value-type="string" calcext:value-type="string">
            <text:p>nsds2_n20000wmin20000-118-s19360487c1745870.ukp</text:p>
          </table:table-cell>
          <table:table-cell office:value-type="float" office:value="7.97" calcext:value-type="float">
            <text:p>7.97</text:p>
          </table:table-cell>
          <table:table-cell office:value-type="float" office:value="7.98" calcext:value-type="float">
            <text:p>7.98</text:p>
          </table:table-cell>
          <table:table-cell office:value-type="float" office:value="17656" calcext:value-type="float">
            <text:p>17656</text:p>
          </table:table-cell>
          <table:table-cell office:value-type="float" office:value="5953127" calcext:value-type="float">
            <text:p>5953127</text:p>
          </table:table-cell>
          <table:table-cell office:value-type="float" office:value="52.73" calcext:value-type="float">
            <text:p>52.73</text:p>
          </table:table-cell>
          <table:table-cell office:value-type="float" office:value="52.71" calcext:value-type="float">
            <text:p>52.71</text:p>
          </table:table-cell>
          <table:table-cell office:value-type="float" office:value="21312" calcext:value-type="float">
            <text:p>21312</text:p>
          </table:table-cell>
          <table:table-cell office:value-type="float" office:value="2196990" calcext:value-type="float">
            <text:p>2196990</text:p>
          </table:table-cell>
        </table:table-row>
        <table:table-row table:style-name="ro1">
          <table:table-cell office:value-type="string" calcext:value-type="string">
            <text:p>nsds2_n20000wmin50000-3-s603562343c1262362.ukp</text:p>
          </table:table-cell>
          <table:table-cell table:number-columns-repeated="2" office:value-type="float" office:value="8.01" calcext:value-type="float">
            <text:p>8.01</text:p>
          </table:table-cell>
          <table:table-cell office:value-type="float" office:value="14744" calcext:value-type="float">
            <text:p>14744</text:p>
          </table:table-cell>
          <table:table-cell office:value-type="float" office:value="2494874" calcext:value-type="float">
            <text:p>2494874</text:p>
          </table:table-cell>
          <table:table-cell office:value-type="float" office:value="53.05666" calcext:value-type="float">
            <text:p>53.05666</text:p>
          </table:table-cell>
          <table:table-cell office:value-type="float" office:value="53.02" calcext:value-type="float">
            <text:p>53.02</text:p>
          </table:table-cell>
          <table:table-cell office:value-type="float" office:value="26472" calcext:value-type="float">
            <text:p>26472</text:p>
          </table:table-cell>
          <table:table-cell office:value-type="float" office:value="1605500" calcext:value-type="float">
            <text:p>1605500</text:p>
          </table:table-cell>
        </table:table-row>
        <table:table-row table:style-name="ro1">
          <table:table-cell office:value-type="string" calcext:value-type="string">
            <text:p>nsds2_n20000wmin50000-52-s604095046c1307739.ukp</text:p>
          </table:table-cell>
          <table:table-cell table:number-columns-repeated="2" office:value-type="float" office:value="8.1" calcext:value-type="float">
            <text:p>8.1</text:p>
          </table:table-cell>
          <table:table-cell office:value-type="float" office:value="15344" calcext:value-type="float">
            <text:p>15344</text:p>
          </table:table-cell>
          <table:table-cell office:value-type="float" office:value="2277940" calcext:value-type="float">
            <text:p>2277940</text:p>
          </table:table-cell>
          <table:table-cell office:value-type="float" office:value="53.16333" calcext:value-type="float">
            <text:p>53.16333</text:p>
          </table:table-cell>
          <table:table-cell office:value-type="float" office:value="53.15" calcext:value-type="float">
            <text:p>53.15</text:p>
          </table:table-cell>
          <table:table-cell office:value-type="float" office:value="23812" calcext:value-type="float">
            <text:p>23812</text:p>
          </table:table-cell>
          <table:table-cell office:value-type="float" office:value="1666840" calcext:value-type="float">
            <text:p>1666840</text:p>
          </table:table-cell>
        </table:table-row>
        <table:table-row table:style-name="ro1">
          <table:table-cell office:value-type="string" calcext:value-type="string">
            <text:p>nsds2_n20000wmin50000-183-s898011697c1461384.ukp</text:p>
          </table:table-cell>
          <table:table-cell office:value-type="float" office:value="8.22333" calcext:value-type="float">
            <text:p>8.22333</text:p>
          </table:table-cell>
          <table:table-cell office:value-type="float" office:value="8.24" calcext:value-type="float">
            <text:p>8.24</text:p>
          </table:table-cell>
          <table:table-cell office:value-type="float" office:value="17352" calcext:value-type="float">
            <text:p>17352</text:p>
          </table:table-cell>
          <table:table-cell office:value-type="float" office:value="5446152" calcext:value-type="float">
            <text:p>5446152</text:p>
          </table:table-cell>
          <table:table-cell office:value-type="float" office:value="53.18333" calcext:value-type="float">
            <text:p>53.18333</text:p>
          </table:table-cell>
          <table:table-cell office:value-type="float" office:value="53.15" calcext:value-type="float">
            <text:p>53.15</text:p>
          </table:table-cell>
          <table:table-cell office:value-type="float" office:value="23904" calcext:value-type="float">
            <text:p>23904</text:p>
          </table:table-cell>
          <table:table-cell office:value-type="float" office:value="1866053" calcext:value-type="float">
            <text:p>1866053</text:p>
          </table:table-cell>
        </table:table-row>
        <table:table-row table:style-name="ro1">
          <table:table-cell office:value-type="string" calcext:value-type="string">
            <text:p>nsds2_n20000wmin50000-55-s6971566c1397322.ukp</text:p>
          </table:table-cell>
          <table:table-cell office:value-type="float" office:value="8.35667" calcext:value-type="float">
            <text:p>8.35667</text:p>
          </table:table-cell>
          <table:table-cell office:value-type="float" office:value="8.36" calcext:value-type="float">
            <text:p>8.36</text:p>
          </table:table-cell>
          <table:table-cell office:value-type="float" office:value="17836" calcext:value-type="float">
            <text:p>17836</text:p>
          </table:table-cell>
          <table:table-cell office:value-type="float" office:value="5931811" calcext:value-type="float">
            <text:p>5931811</text:p>
          </table:table-cell>
          <table:table-cell office:value-type="float" office:value="53.23" calcext:value-type="float">
            <text:p>53.23</text:p>
          </table:table-cell>
          <table:table-cell office:value-type="float" office:value="53.2" calcext:value-type="float">
            <text:p>53.2</text:p>
          </table:table-cell>
          <table:table-cell office:value-type="float" office:value="23908" calcext:value-type="float">
            <text:p>23908</text:p>
          </table:table-cell>
          <table:table-cell office:value-type="float" office:value="1785253" calcext:value-type="float">
            <text:p>1785253</text:p>
          </table:table-cell>
        </table:table-row>
        <table:table-row table:style-name="ro1">
          <table:table-cell office:value-type="string" calcext:value-type="string">
            <text:p>nsds2_n20000wmin20000-114-s981619751c1457662.ukp</text:p>
          </table:table-cell>
          <table:table-cell office:value-type="float" office:value="8.40333" calcext:value-type="float">
            <text:p>8.40333</text:p>
          </table:table-cell>
          <table:table-cell office:value-type="float" office:value="8.4" calcext:value-type="float">
            <text:p>8.4</text:p>
          </table:table-cell>
          <table:table-cell office:value-type="float" office:value="15076" calcext:value-type="float">
            <text:p>15076</text:p>
          </table:table-cell>
          <table:table-cell office:value-type="float" office:value="1713300" calcext:value-type="float">
            <text:p>1713300</text:p>
          </table:table-cell>
          <table:table-cell office:value-type="float" office:value="53.23333" calcext:value-type="float">
            <text:p>53.23333</text:p>
          </table:table-cell>
          <table:table-cell office:value-type="float" office:value="53.2" calcext:value-type="float">
            <text:p>53.2</text:p>
          </table:table-cell>
          <table:table-cell office:value-type="float" office:value="21960" calcext:value-type="float">
            <text:p>21960</text:p>
          </table:table-cell>
          <table:table-cell office:value-type="float" office:value="1833543" calcext:value-type="float">
            <text:p>1833543</text:p>
          </table:table-cell>
        </table:table-row>
        <table:table-row table:style-name="ro1">
          <table:table-cell office:value-type="string" calcext:value-type="string">
            <text:p>nsds2_n20000wmin20000-160-s582600153c1334579.ukp</text:p>
          </table:table-cell>
          <table:table-cell office:value-type="float" office:value="8.43333" calcext:value-type="float">
            <text:p>8.43333</text:p>
          </table:table-cell>
          <table:table-cell office:value-type="float" office:value="8.44" calcext:value-type="float">
            <text:p>8.44</text:p>
          </table:table-cell>
          <table:table-cell office:value-type="float" office:value="17368" calcext:value-type="float">
            <text:p>17368</text:p>
          </table:table-cell>
          <table:table-cell office:value-type="float" office:value="5989405" calcext:value-type="float">
            <text:p>5989405</text:p>
          </table:table-cell>
          <table:table-cell office:value-type="float" office:value="53.28333" calcext:value-type="float">
            <text:p>53.28333</text:p>
          </table:table-cell>
          <table:table-cell office:value-type="float" office:value="53.26" calcext:value-type="float">
            <text:p>53.26</text:p>
          </table:table-cell>
          <table:table-cell office:value-type="float" office:value="23896" calcext:value-type="float">
            <text:p>23896</text:p>
          </table:table-cell>
          <table:table-cell office:value-type="float" office:value="1671968" calcext:value-type="float">
            <text:p>1671968</text:p>
          </table:table-cell>
        </table:table-row>
        <table:table-row table:style-name="ro1">
          <table:table-cell office:value-type="string" calcext:value-type="string">
            <text:p>nsds2_n20000wmin20000-81-s161938540c1309413.ukp</text:p>
          </table:table-cell>
          <table:table-cell office:value-type="float" office:value="8.51333" calcext:value-type="float">
            <text:p>8.51333</text:p>
          </table:table-cell>
          <table:table-cell office:value-type="float" office:value="8.51" calcext:value-type="float">
            <text:p>8.51</text:p>
          </table:table-cell>
          <table:table-cell office:value-type="float" office:value="15836" calcext:value-type="float">
            <text:p>15836</text:p>
          </table:table-cell>
          <table:table-cell office:value-type="float" office:value="1330646" calcext:value-type="float">
            <text:p>1330646</text:p>
          </table:table-cell>
          <table:table-cell office:value-type="float" office:value="53.41999" calcext:value-type="float">
            <text:p>53.41999</text:p>
          </table:table-cell>
          <table:table-cell office:value-type="float" office:value="53.4" calcext:value-type="float">
            <text:p>53.4</text:p>
          </table:table-cell>
          <table:table-cell office:value-type="float" office:value="25752" calcext:value-type="float">
            <text:p>25752</text:p>
          </table:table-cell>
          <table:table-cell office:value-type="float" office:value="1636811" calcext:value-type="float">
            <text:p>1636811</text:p>
          </table:table-cell>
        </table:table-row>
        <table:table-row table:style-name="ro1">
          <table:table-cell office:value-type="string" calcext:value-type="string">
            <text:p>nsds2_n20000wmin50000-174-s359051238c1348798.ukp</text:p>
          </table:table-cell>
          <table:table-cell office:value-type="float" office:value="8.58667" calcext:value-type="float">
            <text:p>8.58667</text:p>
          </table:table-cell>
          <table:table-cell office:value-type="float" office:value="8.59" calcext:value-type="float">
            <text:p>8.59</text:p>
          </table:table-cell>
          <table:table-cell office:value-type="float" office:value="16620" calcext:value-type="float">
            <text:p>16620</text:p>
          </table:table-cell>
          <table:table-cell office:value-type="float" office:value="2283469" calcext:value-type="float">
            <text:p>2283469</text:p>
          </table:table-cell>
          <table:table-cell office:value-type="float" office:value="53.60333" calcext:value-type="float">
            <text:p>53.60333</text:p>
          </table:table-cell>
          <table:table-cell office:value-type="float" office:value="53.57" calcext:value-type="float">
            <text:p>53.57</text:p>
          </table:table-cell>
          <table:table-cell office:value-type="float" office:value="23960" calcext:value-type="float">
            <text:p>23960</text:p>
          </table:table-cell>
          <table:table-cell office:value-type="float" office:value="1728340" calcext:value-type="float">
            <text:p>1728340</text:p>
          </table:table-cell>
        </table:table-row>
        <table:table-row table:style-name="ro1">
          <table:table-cell office:value-type="string" calcext:value-type="string">
            <text:p>nsds2_n20000wmin50000-66-s562370200c1633240.ukp</text:p>
          </table:table-cell>
          <table:table-cell table:number-columns-repeated="2" office:value-type="float" office:value="8.65" calcext:value-type="float">
            <text:p>8.65</text:p>
          </table:table-cell>
          <table:table-cell office:value-type="float" office:value="14236" calcext:value-type="float">
            <text:p>14236</text:p>
          </table:table-cell>
          <table:table-cell office:value-type="float" office:value="5062901" calcext:value-type="float">
            <text:p>5062901</text:p>
          </table:table-cell>
          <table:table-cell office:value-type="float" office:value="53.61999" calcext:value-type="float">
            <text:p>53.61999</text:p>
          </table:table-cell>
          <table:table-cell office:value-type="float" office:value="53.59" calcext:value-type="float">
            <text:p>53.59</text:p>
          </table:table-cell>
          <table:table-cell office:value-type="float" office:value="23976" calcext:value-type="float">
            <text:p>23976</text:p>
          </table:table-cell>
          <table:table-cell office:value-type="float" office:value="2089370" calcext:value-type="float">
            <text:p>2089370</text:p>
          </table:table-cell>
        </table:table-row>
        <table:table-row table:style-name="ro1">
          <table:table-cell office:value-type="string" calcext:value-type="string">
            <text:p>nsds2_n20000wmin50000-179-s916911562c1456112.ukp</text:p>
          </table:table-cell>
          <table:table-cell office:value-type="float" office:value="8.74333" calcext:value-type="float">
            <text:p>8.74333</text:p>
          </table:table-cell>
          <table:table-cell office:value-type="float" office:value="8.76" calcext:value-type="float">
            <text:p>8.76</text:p>
          </table:table-cell>
          <table:table-cell office:value-type="float" office:value="16120" calcext:value-type="float">
            <text:p>16120</text:p>
          </table:table-cell>
          <table:table-cell office:value-type="float" office:value="5329609" calcext:value-type="float">
            <text:p>5329609</text:p>
          </table:table-cell>
          <table:table-cell office:value-type="float" office:value="53.70999" calcext:value-type="float">
            <text:p>53.70999</text:p>
          </table:table-cell>
          <table:table-cell office:value-type="float" office:value="53.7" calcext:value-type="float">
            <text:p>53.7</text:p>
          </table:table-cell>
          <table:table-cell office:value-type="float" office:value="23652" calcext:value-type="float">
            <text:p>23652</text:p>
          </table:table-cell>
          <table:table-cell office:value-type="float" office:value="1866033" calcext:value-type="float">
            <text:p>1866033</text:p>
          </table:table-cell>
        </table:table-row>
        <table:table-row table:style-name="ro1">
          <table:table-cell office:value-type="string" calcext:value-type="string">
            <text:p>nsds2_n20000wmin50000-5-s999292130c1905302.ukp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float" office:value="17592" calcext:value-type="float">
            <text:p>17592</text:p>
          </table:table-cell>
          <table:table-cell office:value-type="float" office:value="5550356" calcext:value-type="float">
            <text:p>5550356</text:p>
          </table:table-cell>
          <table:table-cell office:value-type="float" office:value="53.75666" calcext:value-type="float">
            <text:p>53.75666</text:p>
          </table:table-cell>
          <table:table-cell office:value-type="float" office:value="53.73" calcext:value-type="float">
            <text:p>53.73</text:p>
          </table:table-cell>
          <table:table-cell office:value-type="float" office:value="24076" calcext:value-type="float">
            <text:p>24076</text:p>
          </table:table-cell>
          <table:table-cell office:value-type="float" office:value="2435710" calcext:value-type="float">
            <text:p>2435710</text:p>
          </table:table-cell>
        </table:table-row>
        <table:table-row table:style-name="ro1">
          <table:table-cell office:value-type="string" calcext:value-type="string">
            <text:p>nsds2_n20000wmin50000-4-s135458708c1411727.ukp</text:p>
          </table:table-cell>
          <table:table-cell table:number-columns-repeated="2" office:value-type="float" office:value="8.88" calcext:value-type="float">
            <text:p>8.88</text:p>
          </table:table-cell>
          <table:table-cell office:value-type="float" office:value="15320" calcext:value-type="float">
            <text:p>15320</text:p>
          </table:table-cell>
          <table:table-cell office:value-type="float" office:value="2170857" calcext:value-type="float">
            <text:p>2170857</text:p>
          </table:table-cell>
          <table:table-cell office:value-type="float" office:value="53.77333" calcext:value-type="float">
            <text:p>53.77333</text:p>
          </table:table-cell>
          <table:table-cell office:value-type="float" office:value="53.75" calcext:value-type="float">
            <text:p>53.75</text:p>
          </table:table-cell>
          <table:table-cell office:value-type="float" office:value="23928" calcext:value-type="float">
            <text:p>23928</text:p>
          </table:table-cell>
          <table:table-cell office:value-type="float" office:value="1815354" calcext:value-type="float">
            <text:p>1815354</text:p>
          </table:table-cell>
        </table:table-row>
        <table:table-row table:style-name="ro1">
          <table:table-cell office:value-type="string" calcext:value-type="string">
            <text:p>nsds2_n20000wmin50000-57-s989083921c1973332.ukp</text:p>
          </table:table-cell>
          <table:table-cell office:value-type="float" office:value="8.88333" calcext:value-type="float">
            <text:p>8.88333</text:p>
          </table:table-cell>
          <table:table-cell office:value-type="float" office:value="8.88" calcext:value-type="float">
            <text:p>8.88</text:p>
          </table:table-cell>
          <table:table-cell office:value-type="float" office:value="16708" calcext:value-type="float">
            <text:p>16708</text:p>
          </table:table-cell>
          <table:table-cell office:value-type="float" office:value="2018315" calcext:value-type="float">
            <text:p>2018315</text:p>
          </table:table-cell>
          <table:table-cell office:value-type="float" office:value="54.00999" calcext:value-type="float">
            <text:p>54.00999</text:p>
          </table:table-cell>
          <table:table-cell office:value-type="float" office:value="53.98" calcext:value-type="float">
            <text:p>53.98</text:p>
          </table:table-cell>
          <table:table-cell office:value-type="float" office:value="24132" calcext:value-type="float">
            <text:p>24132</text:p>
          </table:table-cell>
          <table:table-cell office:value-type="float" office:value="2527277" calcext:value-type="float">
            <text:p>2527277</text:p>
          </table:table-cell>
        </table:table-row>
        <table:table-row table:style-name="ro1">
          <table:table-cell office:value-type="string" calcext:value-type="string">
            <text:p>nsds2_n20000wmin50000-85-s609893802c1577168.ukp</text:p>
          </table:table-cell>
          <table:table-cell table:number-columns-repeated="2" office:value-type="float" office:value="8.99" calcext:value-type="float">
            <text:p>8.99</text:p>
          </table:table-cell>
          <table:table-cell office:value-type="float" office:value="16952" calcext:value-type="float">
            <text:p>16952</text:p>
          </table:table-cell>
          <table:table-cell office:value-type="float" office:value="1669090" calcext:value-type="float">
            <text:p>1669090</text:p>
          </table:table-cell>
          <table:table-cell office:value-type="float" office:value="54.15333" calcext:value-type="float">
            <text:p>54.15333</text:p>
          </table:table-cell>
          <table:table-cell office:value-type="float" office:value="54.13" calcext:value-type="float">
            <text:p>54.13</text:p>
          </table:table-cell>
          <table:table-cell office:value-type="float" office:value="23872" calcext:value-type="float">
            <text:p>23872</text:p>
          </table:table-cell>
          <table:table-cell office:value-type="float" office:value="2013610" calcext:value-type="float">
            <text:p>2013610</text:p>
          </table:table-cell>
        </table:table-row>
        <table:table-row table:style-name="ro1">
          <table:table-cell office:value-type="string" calcext:value-type="string">
            <text:p>nsds2_n20000wmin50000-187-s277361362c1443168.ukp</text:p>
          </table:table-cell>
          <table:table-cell table:number-columns-repeated="2" office:value-type="float" office:value="9.03" calcext:value-type="float">
            <text:p>9.03</text:p>
          </table:table-cell>
          <table:table-cell office:value-type="float" office:value="15516" calcext:value-type="float">
            <text:p>15516</text:p>
          </table:table-cell>
          <table:table-cell office:value-type="float" office:value="1546101" calcext:value-type="float">
            <text:p>1546101</text:p>
          </table:table-cell>
          <table:table-cell office:value-type="float" office:value="54.35999" calcext:value-type="float">
            <text:p>54.35999</text:p>
          </table:table-cell>
          <table:table-cell office:value-type="float" office:value="54.34" calcext:value-type="float">
            <text:p>54.34</text:p>
          </table:table-cell>
          <table:table-cell office:value-type="float" office:value="25808" calcext:value-type="float">
            <text:p>25808</text:p>
          </table:table-cell>
          <table:table-cell office:value-type="float" office:value="1842150" calcext:value-type="float">
            <text:p>1842150</text:p>
          </table:table-cell>
        </table:table-row>
        <table:table-row table:style-name="ro1">
          <table:table-cell office:value-type="string" calcext:value-type="string">
            <text:p>nsds2_n20000wmin20000-42-s57171364c1138182.ukp</text:p>
          </table:table-cell>
          <table:table-cell office:value-type="float" office:value="9.11667" calcext:value-type="float">
            <text:p>9.11667</text:p>
          </table:table-cell>
          <table:table-cell office:value-type="float" office:value="9.12" calcext:value-type="float">
            <text:p>9.12</text:p>
          </table:table-cell>
          <table:table-cell office:value-type="float" office:value="16796" calcext:value-type="float">
            <text:p>16796</text:p>
          </table:table-cell>
          <table:table-cell office:value-type="float" office:value="1792321" calcext:value-type="float">
            <text:p>1792321</text:p>
          </table:table-cell>
          <table:table-cell office:value-type="float" office:value="54.40333" calcext:value-type="float">
            <text:p>54.40333</text:p>
          </table:table-cell>
          <table:table-cell office:value-type="float" office:value="54.38" calcext:value-type="float">
            <text:p>54.38</text:p>
          </table:table-cell>
          <table:table-cell office:value-type="float" office:value="22084" calcext:value-type="float">
            <text:p>22084</text:p>
          </table:table-cell>
          <table:table-cell office:value-type="float" office:value="1410830" calcext:value-type="float">
            <text:p>1410830</text:p>
          </table:table-cell>
        </table:table-row>
        <table:table-row table:style-name="ro1">
          <table:table-cell office:value-type="string" calcext:value-type="string">
            <text:p>nsds2_n20000wmin50000-75-s344310712c1599774.ukp</text:p>
          </table:table-cell>
          <table:table-cell office:value-type="float" office:value="9.19333" calcext:value-type="float">
            <text:p>9.19333</text:p>
          </table:table-cell>
          <table:table-cell office:value-type="float" office:value="9.2" calcext:value-type="float">
            <text:p>9.2</text:p>
          </table:table-cell>
          <table:table-cell office:value-type="float" office:value="16056" calcext:value-type="float">
            <text:p>16056</text:p>
          </table:table-cell>
          <table:table-cell office:value-type="float" office:value="1472350" calcext:value-type="float">
            <text:p>1472350</text:p>
          </table:table-cell>
          <table:table-cell office:value-type="float" office:value="54.41333" calcext:value-type="float">
            <text:p>54.41333</text:p>
          </table:table-cell>
          <table:table-cell office:value-type="float" office:value="54.4" calcext:value-type="float">
            <text:p>54.4</text:p>
          </table:table-cell>
          <table:table-cell office:value-type="float" office:value="23760" calcext:value-type="float">
            <text:p>23760</text:p>
          </table:table-cell>
          <table:table-cell office:value-type="float" office:value="2041987" calcext:value-type="float">
            <text:p>2041987</text:p>
          </table:table-cell>
        </table:table-row>
        <table:table-row table:style-name="ro1">
          <table:table-cell office:value-type="string" calcext:value-type="string">
            <text:p>nsds2_n20000wmin20000-103-s743151267c1121428.ukp</text:p>
          </table:table-cell>
          <table:table-cell office:value-type="float" office:value="9.20333" calcext:value-type="float">
            <text:p>9.20333</text:p>
          </table:table-cell>
          <table:table-cell office:value-type="float" office:value="9.2" calcext:value-type="float">
            <text:p>9.2</text:p>
          </table:table-cell>
          <table:table-cell office:value-type="float" office:value="15644" calcext:value-type="float">
            <text:p>15644</text:p>
          </table:table-cell>
          <table:table-cell office:value-type="float" office:value="1450302" calcext:value-type="float">
            <text:p>1450302</text:p>
          </table:table-cell>
          <table:table-cell office:value-type="float" office:value="54.46666" calcext:value-type="float">
            <text:p>54.46666</text:p>
          </table:table-cell>
          <table:table-cell office:value-type="float" office:value="54.45" calcext:value-type="float">
            <text:p>54.45</text:p>
          </table:table-cell>
          <table:table-cell office:value-type="float" office:value="25056" calcext:value-type="float">
            <text:p>25056</text:p>
          </table:table-cell>
          <table:table-cell office:value-type="float" office:value="1412085" calcext:value-type="float">
            <text:p>1412085</text:p>
          </table:table-cell>
        </table:table-row>
        <table:table-row table:style-name="ro1">
          <table:table-cell office:value-type="string" calcext:value-type="string">
            <text:p>nsds2_n20000wmin50000-69-s977952308c1574937.ukp</text:p>
          </table:table-cell>
          <table:table-cell office:value-type="float" office:value="9.25333" calcext:value-type="float">
            <text:p>9.25333</text:p>
          </table:table-cell>
          <table:table-cell office:value-type="float" office:value="9.26" calcext:value-type="float">
            <text:p>9.26</text:p>
          </table:table-cell>
          <table:table-cell office:value-type="float" office:value="15984" calcext:value-type="float">
            <text:p>15984</text:p>
          </table:table-cell>
          <table:table-cell office:value-type="float" office:value="5314374" calcext:value-type="float">
            <text:p>5314374</text:p>
          </table:table-cell>
          <table:table-cell office:value-type="float" office:value="54.55333" calcext:value-type="float">
            <text:p>54.55333</text:p>
          </table:table-cell>
          <table:table-cell office:value-type="float" office:value="54.53" calcext:value-type="float">
            <text:p>54.53</text:p>
          </table:table-cell>
          <table:table-cell office:value-type="float" office:value="26328" calcext:value-type="float">
            <text:p>26328</text:p>
          </table:table-cell>
          <table:table-cell office:value-type="float" office:value="2023786" calcext:value-type="float">
            <text:p>2023786</text:p>
          </table:table-cell>
        </table:table-row>
        <table:table-row table:style-name="ro1">
          <table:table-cell office:value-type="string" calcext:value-type="string">
            <text:p>nsds2_n20000wmin20000-174-s359051238c1136218.ukp</text:p>
          </table:table-cell>
          <table:table-cell table:number-columns-repeated="2" office:value-type="float" office:value="9.49" calcext:value-type="float">
            <text:p>9.49</text:p>
          </table:table-cell>
          <table:table-cell office:value-type="float" office:value="12940" calcext:value-type="float">
            <text:p>12940</text:p>
          </table:table-cell>
          <table:table-cell office:value-type="float" office:value="1399383" calcext:value-type="float">
            <text:p>1399383</text:p>
          </table:table-cell>
          <table:table-cell office:value-type="float" office:value="54.64999" calcext:value-type="float">
            <text:p>54.64999</text:p>
          </table:table-cell>
          <table:table-cell office:value-type="float" office:value="54.62" calcext:value-type="float">
            <text:p>54.62</text:p>
          </table:table-cell>
          <table:table-cell office:value-type="float" office:value="23880" calcext:value-type="float">
            <text:p>23880</text:p>
          </table:table-cell>
          <table:table-cell office:value-type="float" office:value="1424664" calcext:value-type="float">
            <text:p>1424664</text:p>
          </table:table-cell>
        </table:table-row>
        <table:table-row table:style-name="ro1">
          <table:table-cell office:value-type="string" calcext:value-type="string">
            <text:p>nsds2_n20000wmin20000-158-s752268543c1302331.ukp</text:p>
          </table:table-cell>
          <table:table-cell office:value-type="float" office:value="9.49" calcext:value-type="float">
            <text:p>9.49</text:p>
          </table:table-cell>
          <table:table-cell office:value-type="float" office:value="9.5" calcext:value-type="float">
            <text:p>9.5</text:p>
          </table:table-cell>
          <table:table-cell office:value-type="float" office:value="19640" calcext:value-type="float">
            <text:p>19640</text:p>
          </table:table-cell>
          <table:table-cell office:value-type="float" office:value="5881153" calcext:value-type="float">
            <text:p>5881153</text:p>
          </table:table-cell>
          <table:table-cell office:value-type="float" office:value="54.65333" calcext:value-type="float">
            <text:p>54.65333</text:p>
          </table:table-cell>
          <table:table-cell office:value-type="float" office:value="54.64" calcext:value-type="float">
            <text:p>54.64</text:p>
          </table:table-cell>
          <table:table-cell office:value-type="float" office:value="21384" calcext:value-type="float">
            <text:p>21384</text:p>
          </table:table-cell>
          <table:table-cell office:value-type="float" office:value="1631122" calcext:value-type="float">
            <text:p>1631122</text:p>
          </table:table-cell>
        </table:table-row>
        <table:table-row table:style-name="ro1">
          <table:table-cell office:value-type="string" calcext:value-type="string">
            <text:p>nsds2_n20000wmin50000-67-s468933413c1802891.ukp</text:p>
          </table:table-cell>
          <table:table-cell table:number-columns-repeated="2" office:value-type="float" office:value="9.56" calcext:value-type="float">
            <text:p>9.56</text:p>
          </table:table-cell>
          <table:table-cell office:value-type="float" office:value="16452" calcext:value-type="float">
            <text:p>16452</text:p>
          </table:table-cell>
          <table:table-cell office:value-type="float" office:value="2167410" calcext:value-type="float">
            <text:p>2167410</text:p>
          </table:table-cell>
          <table:table-cell office:value-type="float" office:value="54.65999" calcext:value-type="float">
            <text:p>54.65999</text:p>
          </table:table-cell>
          <table:table-cell office:value-type="float" office:value="54.65" calcext:value-type="float">
            <text:p>54.65</text:p>
          </table:table-cell>
          <table:table-cell office:value-type="float" office:value="24096" calcext:value-type="float">
            <text:p>24096</text:p>
          </table:table-cell>
          <table:table-cell office:value-type="float" office:value="2311022" calcext:value-type="float">
            <text:p>2311022</text:p>
          </table:table-cell>
        </table:table-row>
        <table:table-row table:style-name="ro1">
          <table:table-cell office:value-type="string" calcext:value-type="string">
            <text:p>nsds2_n20000wmin50000-24-s146571312c1427459.ukp</text:p>
          </table:table-cell>
          <table:table-cell office:value-type="float" office:value="9.56667" calcext:value-type="float">
            <text:p>9.56667</text:p>
          </table:table-cell>
          <table:table-cell office:value-type="float" office:value="9.57" calcext:value-type="float">
            <text:p>9.57</text:p>
          </table:table-cell>
          <table:table-cell office:value-type="float" office:value="16308" calcext:value-type="float">
            <text:p>16308</text:p>
          </table:table-cell>
          <table:table-cell office:value-type="float" office:value="2108427" calcext:value-type="float">
            <text:p>2108427</text:p>
          </table:table-cell>
          <table:table-cell office:value-type="float" office:value="54.66666" calcext:value-type="float">
            <text:p>54.66666</text:p>
          </table:table-cell>
          <table:table-cell office:value-type="float" office:value="54.64" calcext:value-type="float">
            <text:p>54.64</text:p>
          </table:table-cell>
          <table:table-cell office:value-type="float" office:value="23876" calcext:value-type="float">
            <text:p>23876</text:p>
          </table:table-cell>
          <table:table-cell office:value-type="float" office:value="1834056" calcext:value-type="float">
            <text:p>1834056</text:p>
          </table:table-cell>
        </table:table-row>
        <table:table-row table:style-name="ro1">
          <table:table-cell office:value-type="string" calcext:value-type="string">
            <text:p>nsds2_n20000wmin50000-192-s218633345c1612484.ukp</text:p>
          </table:table-cell>
          <table:table-cell office:value-type="float" office:value="9.73667" calcext:value-type="float">
            <text:p>9.73667</text:p>
          </table:table-cell>
          <table:table-cell office:value-type="float" office:value="9.75" calcext:value-type="float">
            <text:p>9.75</text:p>
          </table:table-cell>
          <table:table-cell office:value-type="float" office:value="16380" calcext:value-type="float">
            <text:p>16380</text:p>
          </table:table-cell>
          <table:table-cell office:value-type="float" office:value="1634855" calcext:value-type="float">
            <text:p>1634855</text:p>
          </table:table-cell>
          <table:table-cell office:value-type="float" office:value="55.10666" calcext:value-type="float">
            <text:p>55.10666</text:p>
          </table:table-cell>
          <table:table-cell office:value-type="float" office:value="55.08" calcext:value-type="float">
            <text:p>55.08</text:p>
          </table:table-cell>
          <table:table-cell office:value-type="float" office:value="23964" calcext:value-type="float">
            <text:p>23964</text:p>
          </table:table-cell>
          <table:table-cell office:value-type="float" office:value="2073995" calcext:value-type="float">
            <text:p>2073995</text:p>
          </table:table-cell>
        </table:table-row>
        <table:table-row table:style-name="ro1">
          <table:table-cell office:value-type="string" calcext:value-type="string">
            <text:p>nsds2_n20000wmin20000-166-s661392405c1405261.ukp</text:p>
          </table:table-cell>
          <table:table-cell office:value-type="float" office:value="9.74667" calcext:value-type="float">
            <text:p>9.74667</text:p>
          </table:table-cell>
          <table:table-cell office:value-type="float" office:value="9.75" calcext:value-type="float">
            <text:p>9.75</text:p>
          </table:table-cell>
          <table:table-cell office:value-type="float" office:value="17044" calcext:value-type="float">
            <text:p>17044</text:p>
          </table:table-cell>
          <table:table-cell office:value-type="float" office:value="5384537" calcext:value-type="float">
            <text:p>5384537</text:p>
          </table:table-cell>
          <table:table-cell office:value-type="float" office:value="55.14999" calcext:value-type="float">
            <text:p>55.14999</text:p>
          </table:table-cell>
          <table:table-cell office:value-type="float" office:value="55.12" calcext:value-type="float">
            <text:p>55.12</text:p>
          </table:table-cell>
          <table:table-cell office:value-type="float" office:value="22104" calcext:value-type="float">
            <text:p>22104</text:p>
          </table:table-cell>
          <table:table-cell office:value-type="float" office:value="1775191" calcext:value-type="float">
            <text:p>1775191</text:p>
          </table:table-cell>
        </table:table-row>
        <table:table-row table:style-name="ro1">
          <table:table-cell office:value-type="string" calcext:value-type="string">
            <text:p>nsds2_n20000wmin20000-186-s616010305c1479318.ukp</text:p>
          </table:table-cell>
          <table:table-cell office:value-type="float" office:value="9.88667" calcext:value-type="float">
            <text:p>9.88667</text:p>
          </table:table-cell>
          <table:table-cell office:value-type="float" office:value="9.88" calcext:value-type="float">
            <text:p>9.88</text:p>
          </table:table-cell>
          <table:table-cell office:value-type="float" office:value="16964" calcext:value-type="float">
            <text:p>16964</text:p>
          </table:table-cell>
          <table:table-cell office:value-type="float" office:value="2293547" calcext:value-type="float">
            <text:p>2293547</text:p>
          </table:table-cell>
          <table:table-cell office:value-type="float" office:value="55.15666" calcext:value-type="float">
            <text:p>55.15666</text:p>
          </table:table-cell>
          <table:table-cell office:value-type="float" office:value="55.14" calcext:value-type="float">
            <text:p>55.14</text:p>
          </table:table-cell>
          <table:table-cell office:value-type="float" office:value="23852" calcext:value-type="float">
            <text:p>23852</text:p>
          </table:table-cell>
          <table:table-cell office:value-type="float" office:value="1860724" calcext:value-type="float">
            <text:p>1860724</text:p>
          </table:table-cell>
        </table:table-row>
        <table:table-row table:style-name="ro1">
          <table:table-cell office:value-type="string" calcext:value-type="string">
            <text:p>nsds2_n20000wmin50000-184-s34442418c1512480.ukp</text:p>
          </table:table-cell>
          <table:table-cell table:number-columns-repeated="2" office:value-type="float" office:value="10.14" calcext:value-type="float">
            <text:p>10.14</text:p>
          </table:table-cell>
          <table:table-cell office:value-type="float" office:value="16568" calcext:value-type="float">
            <text:p>16568</text:p>
          </table:table-cell>
          <table:table-cell office:value-type="float" office:value="2296242" calcext:value-type="float">
            <text:p>2296242</text:p>
          </table:table-cell>
          <table:table-cell office:value-type="float" office:value="55.17666" calcext:value-type="float">
            <text:p>55.17666</text:p>
          </table:table-cell>
          <table:table-cell office:value-type="float" office:value="55.15" calcext:value-type="float">
            <text:p>55.15</text:p>
          </table:table-cell>
          <table:table-cell office:value-type="float" office:value="23884" calcext:value-type="float">
            <text:p>23884</text:p>
          </table:table-cell>
          <table:table-cell office:value-type="float" office:value="1933410" calcext:value-type="float">
            <text:p>1933410</text:p>
          </table:table-cell>
        </table:table-row>
        <table:table-row table:style-name="ro1">
          <table:table-cell office:value-type="string" calcext:value-type="string">
            <text:p>nsds2_n20000wmin50000-178-s397831828c1338008.ukp</text:p>
          </table:table-cell>
          <table:table-cell table:number-columns-repeated="2" office:value-type="float" office:value="10.15" calcext:value-type="float">
            <text:p>10.15</text:p>
          </table:table-cell>
          <table:table-cell office:value-type="float" office:value="15628" calcext:value-type="float">
            <text:p>15628</text:p>
          </table:table-cell>
          <table:table-cell office:value-type="float" office:value="2414723" calcext:value-type="float">
            <text:p>2414723</text:p>
          </table:table-cell>
          <table:table-cell office:value-type="float" office:value="55.27666" calcext:value-type="float">
            <text:p>55.27666</text:p>
          </table:table-cell>
          <table:table-cell office:value-type="float" office:value="55.25" calcext:value-type="float">
            <text:p>55.25</text:p>
          </table:table-cell>
          <table:table-cell office:value-type="float" office:value="23704" calcext:value-type="float">
            <text:p>23704</text:p>
          </table:table-cell>
          <table:table-cell office:value-type="float" office:value="1711723" calcext:value-type="float">
            <text:p>1711723</text:p>
          </table:table-cell>
        </table:table-row>
        <table:table-row table:style-name="ro1">
          <table:table-cell office:value-type="string" calcext:value-type="string">
            <text:p>nsds2_n20000wmin50000-92-s604520447c1559463.ukp</text:p>
          </table:table-cell>
          <table:table-cell office:value-type="float" office:value="10.18666" calcext:value-type="float">
            <text:p>10.18666</text:p>
          </table:table-cell>
          <table:table-cell office:value-type="float" office:value="10.2" calcext:value-type="float">
            <text:p>10.2</text:p>
          </table:table-cell>
          <table:table-cell office:value-type="float" office:value="15424" calcext:value-type="float">
            <text:p>15424</text:p>
          </table:table-cell>
          <table:table-cell office:value-type="float" office:value="1853317" calcext:value-type="float">
            <text:p>1853317</text:p>
          </table:table-cell>
          <table:table-cell office:value-type="float" office:value="55.35666" calcext:value-type="float">
            <text:p>55.35666</text:p>
          </table:table-cell>
          <table:table-cell office:value-type="float" office:value="55.34" calcext:value-type="float">
            <text:p>55.34</text:p>
          </table:table-cell>
          <table:table-cell office:value-type="float" office:value="23888" calcext:value-type="float">
            <text:p>23888</text:p>
          </table:table-cell>
          <table:table-cell office:value-type="float" office:value="1990035" calcext:value-type="float">
            <text:p>1990035</text:p>
          </table:table-cell>
        </table:table-row>
        <table:table-row table:style-name="ro1">
          <table:table-cell office:value-type="string" calcext:value-type="string">
            <text:p>nsds2_n20000wmin50000-96-s689366126c1159250.ukp</text:p>
          </table:table-cell>
          <table:table-cell office:value-type="float" office:value="10.19" calcext:value-type="float">
            <text:p>10.19</text:p>
          </table:table-cell>
          <table:table-cell office:value-type="float" office:value="10.2" calcext:value-type="float">
            <text:p>10.2</text:p>
          </table:table-cell>
          <table:table-cell office:value-type="float" office:value="16560" calcext:value-type="float">
            <text:p>16560</text:p>
          </table:table-cell>
          <table:table-cell office:value-type="float" office:value="2048300" calcext:value-type="float">
            <text:p>2048300</text:p>
          </table:table-cell>
          <table:table-cell office:value-type="float" office:value="55.46999" calcext:value-type="float">
            <text:p>55.46999</text:p>
          </table:table-cell>
          <table:table-cell office:value-type="float" office:value="55.44" calcext:value-type="float">
            <text:p>55.44</text:p>
          </table:table-cell>
          <table:table-cell office:value-type="float" office:value="23912" calcext:value-type="float">
            <text:p>23912</text:p>
          </table:table-cell>
          <table:table-cell office:value-type="float" office:value="1486861" calcext:value-type="float">
            <text:p>1486861</text:p>
          </table:table-cell>
        </table:table-row>
        <table:table-row table:style-name="ro1">
          <table:table-cell office:value-type="string" calcext:value-type="string">
            <text:p>nsds2_n20000wmin20000-55-s6971566c1290217.ukp</text:p>
          </table:table-cell>
          <table:table-cell office:value-type="float" office:value="10.21" calcext:value-type="float">
            <text:p>10.21</text:p>
          </table:table-cell>
          <table:table-cell office:value-type="float" office:value="10.22" calcext:value-type="float">
            <text:p>10.22</text:p>
          </table:table-cell>
          <table:table-cell office:value-type="float" office:value="17152" calcext:value-type="float">
            <text:p>17152</text:p>
          </table:table-cell>
          <table:table-cell office:value-type="float" office:value="5628943" calcext:value-type="float">
            <text:p>5628943</text:p>
          </table:table-cell>
          <table:table-cell office:value-type="float" office:value="55.60333" calcext:value-type="float">
            <text:p>55.60333</text:p>
          </table:table-cell>
          <table:table-cell office:value-type="float" office:value="55.58" calcext:value-type="float">
            <text:p>55.58</text:p>
          </table:table-cell>
          <table:table-cell office:value-type="float" office:value="23852" calcext:value-type="float">
            <text:p>23852</text:p>
          </table:table-cell>
          <table:table-cell office:value-type="float" office:value="1614073" calcext:value-type="float">
            <text:p>1614073</text:p>
          </table:table-cell>
        </table:table-row>
        <table:table-row table:style-name="ro1">
          <table:table-cell office:value-type="string" calcext:value-type="string">
            <text:p>nsds2_n20000wmin20000-110-s245781550c1180507.ukp</text:p>
          </table:table-cell>
          <table:table-cell office:value-type="float" office:value="10.24333" calcext:value-type="float">
            <text:p>10.24333</text:p>
          </table:table-cell>
          <table:table-cell office:value-type="float" office:value="10.25" calcext:value-type="float">
            <text:p>10.25</text:p>
          </table:table-cell>
          <table:table-cell office:value-type="float" office:value="15836" calcext:value-type="float">
            <text:p>15836</text:p>
          </table:table-cell>
          <table:table-cell office:value-type="float" office:value="1534199" calcext:value-type="float">
            <text:p>1534199</text:p>
          </table:table-cell>
          <table:table-cell office:value-type="float" office:value="55.69666" calcext:value-type="float">
            <text:p>55.69666</text:p>
          </table:table-cell>
          <table:table-cell office:value-type="float" office:value="55.67" calcext:value-type="float">
            <text:p>55.67</text:p>
          </table:table-cell>
          <table:table-cell office:value-type="float" office:value="23752" calcext:value-type="float">
            <text:p>23752</text:p>
          </table:table-cell>
          <table:table-cell office:value-type="float" office:value="1472350" calcext:value-type="float">
            <text:p>1472350</text:p>
          </table:table-cell>
        </table:table-row>
        <table:table-row table:style-name="ro1">
          <table:table-cell office:value-type="string" calcext:value-type="string">
            <text:p>nsds2_n20000wmin50000-161-s311293941c1052140.ukp</text:p>
          </table:table-cell>
          <table:table-cell office:value-type="float" office:value="10.33333" calcext:value-type="float">
            <text:p>10.33333</text:p>
          </table:table-cell>
          <table:table-cell office:value-type="float" office:value="10.34" calcext:value-type="float">
            <text:p>10.34</text:p>
          </table:table-cell>
          <table:table-cell office:value-type="float" office:value="17896" calcext:value-type="float">
            <text:p>17896</text:p>
          </table:table-cell>
          <table:table-cell office:value-type="float" office:value="5888634" calcext:value-type="float">
            <text:p>5888634</text:p>
          </table:table-cell>
          <table:table-cell office:value-type="float" office:value="55.79333" calcext:value-type="float">
            <text:p>55.79333</text:p>
          </table:table-cell>
          <table:table-cell office:value-type="float" office:value="55.78" calcext:value-type="float">
            <text:p>55.78</text:p>
          </table:table-cell>
          <table:table-cell office:value-type="float" office:value="23848" calcext:value-type="float">
            <text:p>23848</text:p>
          </table:table-cell>
          <table:table-cell office:value-type="float" office:value="1347563" calcext:value-type="float">
            <text:p>1347563</text:p>
          </table:table-cell>
        </table:table-row>
        <table:table-row table:style-name="ro1">
          <table:table-cell office:value-type="string" calcext:value-type="string">
            <text:p>nsds2_n20000wmin50000-36-s11639593c1278571.ukp</text:p>
          </table:table-cell>
          <table:table-cell office:value-type="float" office:value="10.50666" calcext:value-type="float">
            <text:p>10.50666</text:p>
          </table:table-cell>
          <table:table-cell office:value-type="float" office:value="10.5" calcext:value-type="float">
            <text:p>10.5</text:p>
          </table:table-cell>
          <table:table-cell office:value-type="float" office:value="16252" calcext:value-type="float">
            <text:p>16252</text:p>
          </table:table-cell>
          <table:table-cell office:value-type="float" office:value="2096592" calcext:value-type="float">
            <text:p>2096592</text:p>
          </table:table-cell>
          <table:table-cell office:value-type="float" office:value="55.85333" calcext:value-type="float">
            <text:p>55.85333</text:p>
          </table:table-cell>
          <table:table-cell office:value-type="float" office:value="55.83" calcext:value-type="float">
            <text:p>55.83</text:p>
          </table:table-cell>
          <table:table-cell office:value-type="float" office:value="26500" calcext:value-type="float">
            <text:p>26500</text:p>
          </table:table-cell>
          <table:table-cell office:value-type="float" office:value="1637021" calcext:value-type="float">
            <text:p>1637021</text:p>
          </table:table-cell>
        </table:table-row>
        <table:table-row table:style-name="ro1">
          <table:table-cell office:value-type="string" calcext:value-type="string">
            <text:p>nsds2_n20000wmin50000-44-s193169413c1601801.ukp</text:p>
          </table:table-cell>
          <table:table-cell table:number-columns-repeated="2" office:value-type="float" office:value="10.59" calcext:value-type="float">
            <text:p>10.59</text:p>
          </table:table-cell>
          <table:table-cell office:value-type="float" office:value="19088" calcext:value-type="float">
            <text:p>19088</text:p>
          </table:table-cell>
          <table:table-cell office:value-type="float" office:value="5893690" calcext:value-type="float">
            <text:p>5893690</text:p>
          </table:table-cell>
          <table:table-cell office:value-type="float" office:value="55.88666" calcext:value-type="float">
            <text:p>55.88666</text:p>
          </table:table-cell>
          <table:table-cell office:value-type="float" office:value="55.86" calcext:value-type="float">
            <text:p>55.86</text:p>
          </table:table-cell>
          <table:table-cell office:value-type="float" office:value="24288" calcext:value-type="float">
            <text:p>24288</text:p>
          </table:table-cell>
          <table:table-cell office:value-type="float" office:value="2053894" calcext:value-type="float">
            <text:p>2053894</text:p>
          </table:table-cell>
        </table:table-row>
        <table:table-row table:style-name="ro1">
          <table:table-cell office:value-type="string" calcext:value-type="string">
            <text:p>nsds2_n20000wmin20000-17-s414892754c1568401.ukp</text:p>
          </table:table-cell>
          <table:table-cell office:value-type="float" office:value="10.78333" calcext:value-type="float">
            <text:p>10.78333</text:p>
          </table:table-cell>
          <table:table-cell office:value-type="float" office:value="10.79" calcext:value-type="float">
            <text:p>10.79</text:p>
          </table:table-cell>
          <table:table-cell office:value-type="float" office:value="16432" calcext:value-type="float">
            <text:p>16432</text:p>
          </table:table-cell>
          <table:table-cell office:value-type="float" office:value="1933410" calcext:value-type="float">
            <text:p>1933410</text:p>
          </table:table-cell>
          <table:table-cell office:value-type="float" office:value="55.92999" calcext:value-type="float">
            <text:p>55.92999</text:p>
          </table:table-cell>
          <table:table-cell office:value-type="float" office:value="55.91" calcext:value-type="float">
            <text:p>55.91</text:p>
          </table:table-cell>
          <table:table-cell office:value-type="float" office:value="21440" calcext:value-type="float">
            <text:p>21440</text:p>
          </table:table-cell>
          <table:table-cell office:value-type="float" office:value="1969004" calcext:value-type="float">
            <text:p>1969004</text:p>
          </table:table-cell>
        </table:table-row>
        <table:table-row table:style-name="ro1">
          <table:table-cell office:value-type="string" calcext:value-type="string">
            <text:p>nsds2_n20000wmin50000-133-s731218263c1046919.ukp</text:p>
          </table:table-cell>
          <table:table-cell office:value-type="float" office:value="10.83666" calcext:value-type="float">
            <text:p>10.83666</text:p>
          </table:table-cell>
          <table:table-cell office:value-type="float" office:value="10.83" calcext:value-type="float">
            <text:p>10.83</text:p>
          </table:table-cell>
          <table:table-cell office:value-type="float" office:value="17328" calcext:value-type="float">
            <text:p>17328</text:p>
          </table:table-cell>
          <table:table-cell office:value-type="float" office:value="2057760" calcext:value-type="float">
            <text:p>2057760</text:p>
          </table:table-cell>
          <table:table-cell office:value-type="float" office:value="55.93999" calcext:value-type="float">
            <text:p>55.93999</text:p>
          </table:table-cell>
          <table:table-cell office:value-type="float" office:value="55.92" calcext:value-type="float">
            <text:p>55.92</text:p>
          </table:table-cell>
          <table:table-cell office:value-type="float" office:value="23872" calcext:value-type="float">
            <text:p>23872</text:p>
          </table:table-cell>
          <table:table-cell office:value-type="float" office:value="1334722" calcext:value-type="float">
            <text:p>1334722</text:p>
          </table:table-cell>
        </table:table-row>
        <table:table-row table:style-name="ro1">
          <table:table-cell office:value-type="string" calcext:value-type="string">
            <text:p>nsds2_n20000wmin20000-159-s543190476c1149473.ukp</text:p>
          </table:table-cell>
          <table:table-cell table:number-columns-repeated="2" office:value-type="float" office:value="11.15" calcext:value-type="float">
            <text:p>11.15</text:p>
          </table:table-cell>
          <table:table-cell office:value-type="float" office:value="17752" calcext:value-type="float">
            <text:p>17752</text:p>
          </table:table-cell>
          <table:table-cell office:value-type="float" office:value="5223551" calcext:value-type="float">
            <text:p>5223551</text:p>
          </table:table-cell>
          <table:table-cell office:value-type="float" office:value="56.03666" calcext:value-type="float">
            <text:p>56.03666</text:p>
          </table:table-cell>
          <table:table-cell office:value-type="float" office:value="56.01" calcext:value-type="float">
            <text:p>56.01</text:p>
          </table:table-cell>
          <table:table-cell office:value-type="float" office:value="24176" calcext:value-type="float">
            <text:p>24176</text:p>
          </table:table-cell>
          <table:table-cell office:value-type="float" office:value="1438583" calcext:value-type="float">
            <text:p>1438583</text:p>
          </table:table-cell>
        </table:table-row>
        <table:table-row table:style-name="ro1">
          <table:table-cell office:value-type="string" calcext:value-type="string">
            <text:p>nsds2_n20000wmin20000-190-s251424367c1416030.ukp</text:p>
          </table:table-cell>
          <table:table-cell office:value-type="float" office:value="11.39333" calcext:value-type="float">
            <text:p>11.39333</text:p>
          </table:table-cell>
          <table:table-cell office:value-type="float" office:value="11.41" calcext:value-type="float">
            <text:p>11.41</text:p>
          </table:table-cell>
          <table:table-cell office:value-type="float" office:value="19484" calcext:value-type="float">
            <text:p>19484</text:p>
          </table:table-cell>
          <table:table-cell office:value-type="float" office:value="5900754" calcext:value-type="float">
            <text:p>5900754</text:p>
          </table:table-cell>
          <table:table-cell office:value-type="float" office:value="56.18666" calcext:value-type="float">
            <text:p>56.18666</text:p>
          </table:table-cell>
          <table:table-cell office:value-type="float" office:value="56.15" calcext:value-type="float">
            <text:p>56.15</text:p>
          </table:table-cell>
          <table:table-cell office:value-type="float" office:value="23908" calcext:value-type="float">
            <text:p>23908</text:p>
          </table:table-cell>
          <table:table-cell office:value-type="float" office:value="1769496" calcext:value-type="float">
            <text:p>1769496</text:p>
          </table:table-cell>
        </table:table-row>
        <table:table-row table:style-name="ro1">
          <table:table-cell office:value-type="string" calcext:value-type="string">
            <text:p>nsds2_n20000wmin50000-65-s452751349c1803621.ukp</text:p>
          </table:table-cell>
          <table:table-cell office:value-type="float" office:value="11.55667" calcext:value-type="float">
            <text:p>11.55667</text:p>
          </table:table-cell>
          <table:table-cell office:value-type="float" office:value="11.56" calcext:value-type="float">
            <text:p>11.56</text:p>
          </table:table-cell>
          <table:table-cell office:value-type="float" office:value="16788" calcext:value-type="float">
            <text:p>16788</text:p>
          </table:table-cell>
          <table:table-cell office:value-type="float" office:value="1842150" calcext:value-type="float">
            <text:p>1842150</text:p>
          </table:table-cell>
          <table:table-cell office:value-type="float" office:value="56.26666" calcext:value-type="float">
            <text:p>56.26666</text:p>
          </table:table-cell>
          <table:table-cell office:value-type="float" office:value="56.24" calcext:value-type="float">
            <text:p>56.24</text:p>
          </table:table-cell>
          <table:table-cell office:value-type="float" office:value="23856" calcext:value-type="float">
            <text:p>23856</text:p>
          </table:table-cell>
          <table:table-cell office:value-type="float" office:value="2318161" calcext:value-type="float">
            <text:p>2318161</text:p>
          </table:table-cell>
        </table:table-row>
        <table:table-row table:style-name="ro1">
          <table:table-cell office:value-type="string" calcext:value-type="string">
            <text:p>nsds2_n20000wmin20000-178-s397831828c1358629.ukp</text:p>
          </table:table-cell>
          <table:table-cell office:value-type="float" office:value="11.64667" calcext:value-type="float">
            <text:p>11.64667</text:p>
          </table:table-cell>
          <table:table-cell office:value-type="float" office:value="11.66" calcext:value-type="float">
            <text:p>11.66</text:p>
          </table:table-cell>
          <table:table-cell office:value-type="float" office:value="17228" calcext:value-type="float">
            <text:p>17228</text:p>
          </table:table-cell>
          <table:table-cell office:value-type="float" office:value="1636529" calcext:value-type="float">
            <text:p>1636529</text:p>
          </table:table-cell>
          <table:table-cell office:value-type="float" office:value="56.30666" calcext:value-type="float">
            <text:p>56.30666</text:p>
          </table:table-cell>
          <table:table-cell office:value-type="float" office:value="56.3" calcext:value-type="float">
            <text:p>56.3</text:p>
          </table:table-cell>
          <table:table-cell office:value-type="float" office:value="21556" calcext:value-type="float">
            <text:p>21556</text:p>
          </table:table-cell>
          <table:table-cell office:value-type="float" office:value="1703395" calcext:value-type="float">
            <text:p>1703395</text:p>
          </table:table-cell>
        </table:table-row>
        <table:table-row table:style-name="ro1">
          <table:table-cell office:value-type="string" calcext:value-type="string">
            <text:p>nsds2_n20000wmin50000-73-s285045789c1834106.ukp</text:p>
          </table:table-cell>
          <table:table-cell office:value-type="float" office:value="11.81" calcext:value-type="float">
            <text:p>11.81</text:p>
          </table:table-cell>
          <table:table-cell office:value-type="float" office:value="11.82" calcext:value-type="float">
            <text:p>11.82</text:p>
          </table:table-cell>
          <table:table-cell office:value-type="float" office:value="19540" calcext:value-type="float">
            <text:p>19540</text:p>
          </table:table-cell>
          <table:table-cell office:value-type="float" office:value="5861906" calcext:value-type="float">
            <text:p>5861906</text:p>
          </table:table-cell>
          <table:table-cell office:value-type="float" office:value="56.33666" calcext:value-type="float">
            <text:p>56.33666</text:p>
          </table:table-cell>
          <table:table-cell office:value-type="float" office:value="56.31" calcext:value-type="float">
            <text:p>56.31</text:p>
          </table:table-cell>
          <table:table-cell office:value-type="float" office:value="23956" calcext:value-type="float">
            <text:p>23956</text:p>
          </table:table-cell>
          <table:table-cell office:value-type="float" office:value="2346148" calcext:value-type="float">
            <text:p>2346148</text:p>
          </table:table-cell>
        </table:table-row>
        <table:table-row table:style-name="ro1">
          <table:table-cell office:value-type="string" calcext:value-type="string">
            <text:p>nsds2_n20000wmin50000-118-s19360487c1026799.ukp</text:p>
          </table:table-cell>
          <table:table-cell office:value-type="float" office:value="11.82333" calcext:value-type="float">
            <text:p>11.82333</text:p>
          </table:table-cell>
          <table:table-cell office:value-type="float" office:value="11.82" calcext:value-type="float">
            <text:p>11.82</text:p>
          </table:table-cell>
          <table:table-cell office:value-type="float" office:value="17128" calcext:value-type="float">
            <text:p>17128</text:p>
          </table:table-cell>
          <table:table-cell office:value-type="float" office:value="1728340" calcext:value-type="float">
            <text:p>1728340</text:p>
          </table:table-cell>
          <table:table-cell office:value-type="float" office:value="56.45666" calcext:value-type="float">
            <text:p>56.45666</text:p>
          </table:table-cell>
          <table:table-cell office:value-type="float" office:value="56.42" calcext:value-type="float">
            <text:p>56.42</text:p>
          </table:table-cell>
          <table:table-cell office:value-type="float" office:value="24040" calcext:value-type="float">
            <text:p>24040</text:p>
          </table:table-cell>
          <table:table-cell office:value-type="float" office:value="1313352" calcext:value-type="float">
            <text:p>1313352</text:p>
          </table:table-cell>
        </table:table-row>
        <table:table-row table:style-name="ro1">
          <table:table-cell office:value-type="string" calcext:value-type="string">
            <text:p>nsds2_n20000wmin50000-8-s855531081c1465391.ukp</text:p>
          </table:table-cell>
          <table:table-cell office:value-type="float" office:value="11.91667" calcext:value-type="float">
            <text:p>11.91667</text:p>
          </table:table-cell>
          <table:table-cell office:value-type="float" office:value="11.92" calcext:value-type="float">
            <text:p>11.92</text:p>
          </table:table-cell>
          <table:table-cell office:value-type="float" office:value="16568" calcext:value-type="float">
            <text:p>16568</text:p>
          </table:table-cell>
          <table:table-cell office:value-type="float" office:value="1990035" calcext:value-type="float">
            <text:p>1990035</text:p>
          </table:table-cell>
          <table:table-cell office:value-type="float" office:value="56.52999" calcext:value-type="float">
            <text:p>56.52999</text:p>
          </table:table-cell>
          <table:table-cell office:value-type="float" office:value="56.5" calcext:value-type="float">
            <text:p>56.5</text:p>
          </table:table-cell>
          <table:table-cell office:value-type="float" office:value="23880" calcext:value-type="float">
            <text:p>23880</text:p>
          </table:table-cell>
          <table:table-cell office:value-type="float" office:value="1878777" calcext:value-type="float">
            <text:p>1878777</text:p>
          </table:table-cell>
        </table:table-row>
        <table:table-row table:style-name="ro1">
          <table:table-cell office:value-type="string" calcext:value-type="string">
            <text:p>nsds2_n20000wmin20000-76-s698894093c1360608.ukp</text:p>
          </table:table-cell>
          <table:table-cell office:value-type="float" office:value="11.92" calcext:value-type="float">
            <text:p>11.92</text:p>
          </table:table-cell>
          <table:table-cell office:value-type="float" office:value="11.93" calcext:value-type="float">
            <text:p>11.93</text:p>
          </table:table-cell>
          <table:table-cell office:value-type="float" office:value="16300" calcext:value-type="float">
            <text:p>16300</text:p>
          </table:table-cell>
          <table:table-cell office:value-type="float" office:value="2071188" calcext:value-type="float">
            <text:p>2071188</text:p>
          </table:table-cell>
          <table:table-cell office:value-type="float" office:value="56.69333" calcext:value-type="float">
            <text:p>56.69333</text:p>
          </table:table-cell>
          <table:table-cell office:value-type="float" office:value="56.65" calcext:value-type="float">
            <text:p>56.65</text:p>
          </table:table-cell>
          <table:table-cell office:value-type="float" office:value="23824" calcext:value-type="float">
            <text:p>23824</text:p>
          </table:table-cell>
          <table:table-cell office:value-type="float" office:value="1693842" calcext:value-type="float">
            <text:p>1693842</text:p>
          </table:table-cell>
        </table:table-row>
        <table:table-row table:style-name="ro1">
          <table:table-cell office:value-type="string" calcext:value-type="string">
            <text:p>nsds2_n20000wmin20000-0-s155213243c1596642.ukp</text:p>
          </table:table-cell>
          <table:table-cell office:value-type="float" office:value="11.94667" calcext:value-type="float">
            <text:p>11.94667</text:p>
          </table:table-cell>
          <table:table-cell office:value-type="float" office:value="11.94" calcext:value-type="float">
            <text:p>11.94</text:p>
          </table:table-cell>
          <table:table-cell office:value-type="float" office:value="15880" calcext:value-type="float">
            <text:p>15880</text:p>
          </table:table-cell>
          <table:table-cell office:value-type="float" office:value="1440779" calcext:value-type="float">
            <text:p>1440779</text:p>
          </table:table-cell>
          <table:table-cell office:value-type="float" office:value="56.70999" calcext:value-type="float">
            <text:p>56.70999</text:p>
          </table:table-cell>
          <table:table-cell office:value-type="float" office:value="56.69" calcext:value-type="float">
            <text:p>56.69</text:p>
          </table:table-cell>
          <table:table-cell office:value-type="float" office:value="23380" calcext:value-type="float">
            <text:p>23380</text:p>
          </table:table-cell>
          <table:table-cell office:value-type="float" office:value="2006754" calcext:value-type="float">
            <text:p>2006754</text:p>
          </table:table-cell>
        </table:table-row>
        <table:table-row table:style-name="ro1">
          <table:table-cell office:value-type="string" calcext:value-type="string">
            <text:p>nsds2_n20000wmin20000-24-s146571312c1960998.ukp</text:p>
          </table:table-cell>
          <table:table-cell office:value-type="float" office:value="12.03667" calcext:value-type="float">
            <text:p>12.03667</text:p>
          </table:table-cell>
          <table:table-cell office:value-type="float" office:value="12.03" calcext:value-type="float">
            <text:p>12.03</text:p>
          </table:table-cell>
          <table:table-cell office:value-type="float" office:value="16920" calcext:value-type="float">
            <text:p>16920</text:p>
          </table:table-cell>
          <table:table-cell office:value-type="float" office:value="2059901" calcext:value-type="float">
            <text:p>2059901</text:p>
          </table:table-cell>
          <table:table-cell office:value-type="float" office:value="56.71666" calcext:value-type="float">
            <text:p>56.71666</text:p>
          </table:table-cell>
          <table:table-cell office:value-type="float" office:value="56.69" calcext:value-type="float">
            <text:p>56.69</text:p>
          </table:table-cell>
          <table:table-cell office:value-type="float" office:value="22952" calcext:value-type="float">
            <text:p>22952</text:p>
          </table:table-cell>
          <table:table-cell office:value-type="float" office:value="2467658" calcext:value-type="float">
            <text:p>2467658</text:p>
          </table:table-cell>
        </table:table-row>
        <table:table-row table:style-name="ro1">
          <table:table-cell office:value-type="string" calcext:value-type="string">
            <text:p>nsds2_n20000wmin50000-60-s481113297c1529399.ukp</text:p>
          </table:table-cell>
          <table:table-cell office:value-type="float" office:value="12.28333" calcext:value-type="float">
            <text:p>12.28333</text:p>
          </table:table-cell>
          <table:table-cell office:value-type="float" office:value="12.3" calcext:value-type="float">
            <text:p>12.3</text:p>
          </table:table-cell>
          <table:table-cell office:value-type="float" office:value="18548" calcext:value-type="float">
            <text:p>18548</text:p>
          </table:table-cell>
          <table:table-cell office:value-type="float" office:value="1833543" calcext:value-type="float">
            <text:p>1833543</text:p>
          </table:table-cell>
          <table:table-cell office:value-type="float" office:value="56.71666" calcext:value-type="float">
            <text:p>56.71666</text:p>
          </table:table-cell>
          <table:table-cell office:value-type="float" office:value="56.69" calcext:value-type="float">
            <text:p>56.69</text:p>
          </table:table-cell>
          <table:table-cell office:value-type="float" office:value="23812" calcext:value-type="float">
            <text:p>23812</text:p>
          </table:table-cell>
          <table:table-cell office:value-type="float" office:value="1967833" calcext:value-type="float">
            <text:p>1967833</text:p>
          </table:table-cell>
        </table:table-row>
        <table:table-row table:style-name="ro1">
          <table:table-cell office:value-type="string" calcext:value-type="string">
            <text:p>nsds2_n20000wmin20000-53-s582917646c1745382.ukp</text:p>
          </table:table-cell>
          <table:table-cell office:value-type="float" office:value="12.28333" calcext:value-type="float">
            <text:p>12.28333</text:p>
          </table:table-cell>
          <table:table-cell office:value-type="float" office:value="12.29" calcext:value-type="float">
            <text:p>12.29</text:p>
          </table:table-cell>
          <table:table-cell office:value-type="float" office:value="15956" calcext:value-type="float">
            <text:p>15956</text:p>
          </table:table-cell>
          <table:table-cell office:value-type="float" office:value="2071518" calcext:value-type="float">
            <text:p>2071518</text:p>
          </table:table-cell>
          <table:table-cell office:value-type="float" office:value="56.78666" calcext:value-type="float">
            <text:p>56.78666</text:p>
          </table:table-cell>
          <table:table-cell office:value-type="float" office:value="56.76" calcext:value-type="float">
            <text:p>56.76</text:p>
          </table:table-cell>
          <table:table-cell office:value-type="float" office:value="21392" calcext:value-type="float">
            <text:p>21392</text:p>
          </table:table-cell>
          <table:table-cell office:value-type="float" office:value="2208343" calcext:value-type="float">
            <text:p>2208343</text:p>
          </table:table-cell>
        </table:table-row>
        <table:table-row table:style-name="ro1">
          <table:table-cell office:value-type="string" calcext:value-type="string">
            <text:p>nsds2_n20000wmin20000-172-s323499100c1522925.ukp</text:p>
          </table:table-cell>
          <table:table-cell office:value-type="float" office:value="12.44667" calcext:value-type="float">
            <text:p>12.44667</text:p>
          </table:table-cell>
          <table:table-cell office:value-type="float" office:value="12.46" calcext:value-type="float">
            <text:p>12.46</text:p>
          </table:table-cell>
          <table:table-cell office:value-type="float" office:value="14300" calcext:value-type="float">
            <text:p>14300</text:p>
          </table:table-cell>
          <table:table-cell office:value-type="float" office:value="1381760" calcext:value-type="float">
            <text:p>1381760</text:p>
          </table:table-cell>
          <table:table-cell office:value-type="float" office:value="57.02666" calcext:value-type="float">
            <text:p>57.02666</text:p>
          </table:table-cell>
          <table:table-cell office:value-type="float" office:value="57.01" calcext:value-type="float">
            <text:p>57.01</text:p>
          </table:table-cell>
          <table:table-cell office:value-type="float" office:value="23496" calcext:value-type="float">
            <text:p>23496</text:p>
          </table:table-cell>
          <table:table-cell office:value-type="float" office:value="1906232" calcext:value-type="float">
            <text:p>1906232</text:p>
          </table:table-cell>
        </table:table-row>
        <table:table-row table:style-name="ro1">
          <table:table-cell office:value-type="string" calcext:value-type="string">
            <text:p>nsds2_n20000wmin50000-186-s616010305c1473406.ukp</text:p>
          </table:table-cell>
          <table:table-cell office:value-type="float" office:value="12.45333" calcext:value-type="float">
            <text:p>12.45333</text:p>
          </table:table-cell>
          <table:table-cell office:value-type="float" office:value="12.44" calcext:value-type="float">
            <text:p>12.44</text:p>
          </table:table-cell>
          <table:table-cell office:value-type="float" office:value="17064" calcext:value-type="float">
            <text:p>17064</text:p>
          </table:table-cell>
          <table:table-cell office:value-type="float" office:value="1877964" calcext:value-type="float">
            <text:p>1877964</text:p>
          </table:table-cell>
          <table:table-cell office:value-type="float" office:value="57.06333" calcext:value-type="float">
            <text:p>57.06333</text:p>
          </table:table-cell>
          <table:table-cell office:value-type="float" office:value="57.04" calcext:value-type="float">
            <text:p>57.04</text:p>
          </table:table-cell>
          <table:table-cell office:value-type="float" office:value="23908" calcext:value-type="float">
            <text:p>23908</text:p>
          </table:table-cell>
          <table:table-cell office:value-type="float" office:value="1897539" calcext:value-type="float">
            <text:p>1897539</text:p>
          </table:table-cell>
        </table:table-row>
        <table:table-row table:style-name="ro1">
          <table:table-cell office:value-type="string" calcext:value-type="string">
            <text:p>nsds2_n20000wmin20000-10-s260379653c1491928.ukp</text:p>
          </table:table-cell>
          <table:table-cell office:value-type="float" office:value="12.60333" calcext:value-type="float">
            <text:p>12.60333</text:p>
          </table:table-cell>
          <table:table-cell office:value-type="float" office:value="12.6" calcext:value-type="float">
            <text:p>12.6</text:p>
          </table:table-cell>
          <table:table-cell office:value-type="float" office:value="18384" calcext:value-type="float">
            <text:p>18384</text:p>
          </table:table-cell>
          <table:table-cell office:value-type="float" office:value="2015880" calcext:value-type="float">
            <text:p>2015880</text:p>
          </table:table-cell>
          <table:table-cell office:value-type="float" office:value="57.06999" calcext:value-type="float">
            <text:p>57.06999</text:p>
          </table:table-cell>
          <table:table-cell office:value-type="float" office:value="57.05" calcext:value-type="float">
            <text:p>57.05</text:p>
          </table:table-cell>
          <table:table-cell office:value-type="float" office:value="21328" calcext:value-type="float">
            <text:p>21328</text:p>
          </table:table-cell>
          <table:table-cell office:value-type="float" office:value="1864827" calcext:value-type="float">
            <text:p>1864827</text:p>
          </table:table-cell>
        </table:table-row>
        <table:table-row table:style-name="ro1">
          <table:table-cell office:value-type="string" calcext:value-type="string">
            <text:p>nsds2_n20000wmin20000-47-s676454610c1366199.ukp</text:p>
          </table:table-cell>
          <table:table-cell office:value-type="float" office:value="12.71" calcext:value-type="float">
            <text:p>12.71</text:p>
          </table:table-cell>
          <table:table-cell office:value-type="float" office:value="12.72" calcext:value-type="float">
            <text:p>12.72</text:p>
          </table:table-cell>
          <table:table-cell office:value-type="float" office:value="18068" calcext:value-type="float">
            <text:p>18068</text:p>
          </table:table-cell>
          <table:table-cell office:value-type="float" office:value="2252497" calcext:value-type="float">
            <text:p>2252497</text:p>
          </table:table-cell>
          <table:table-cell office:value-type="float" office:value="57.09666" calcext:value-type="float">
            <text:p>57.09666</text:p>
          </table:table-cell>
          <table:table-cell office:value-type="float" office:value="57.09" calcext:value-type="float">
            <text:p>57.09</text:p>
          </table:table-cell>
          <table:table-cell office:value-type="float" office:value="23788" calcext:value-type="float">
            <text:p>23788</text:p>
          </table:table-cell>
          <table:table-cell office:value-type="float" office:value="1718556" calcext:value-type="float">
            <text:p>1718556</text:p>
          </table:table-cell>
        </table:table-row>
        <table:table-row table:style-name="ro1">
          <table:table-cell office:value-type="string" calcext:value-type="string">
            <text:p>nsds2_n20000wmin50000-100-s305421952c1047166.ukp</text:p>
          </table:table-cell>
          <table:table-cell office:value-type="float" office:value="12.71667" calcext:value-type="float">
            <text:p>12.71667</text:p>
          </table:table-cell>
          <table:table-cell office:value-type="float" office:value="12.72" calcext:value-type="float">
            <text:p>12.72</text:p>
          </table:table-cell>
          <table:table-cell office:value-type="float" office:value="18608" calcext:value-type="float">
            <text:p>18608</text:p>
          </table:table-cell>
          <table:table-cell office:value-type="float" office:value="2050097" calcext:value-type="float">
            <text:p>2050097</text:p>
          </table:table-cell>
          <table:table-cell office:value-type="float" office:value="57.13666" calcext:value-type="float">
            <text:p>57.13666</text:p>
          </table:table-cell>
          <table:table-cell office:value-type="float" office:value="57.11" calcext:value-type="float">
            <text:p>57.11</text:p>
          </table:table-cell>
          <table:table-cell office:value-type="float" office:value="23532" calcext:value-type="float">
            <text:p>23532</text:p>
          </table:table-cell>
          <table:table-cell office:value-type="float" office:value="1333890" calcext:value-type="float">
            <text:p>1333890</text:p>
          </table:table-cell>
        </table:table-row>
        <table:table-row table:style-name="ro1">
          <table:table-cell office:value-type="string" calcext:value-type="string">
            <text:p>nsds2_n20000wmin20000-50-s818489023c1301372.ukp</text:p>
          </table:table-cell>
          <table:table-cell office:value-type="float" office:value="12.72" calcext:value-type="float">
            <text:p>12.72</text:p>
          </table:table-cell>
          <table:table-cell office:value-type="float" office:value="12.71" calcext:value-type="float">
            <text:p>12.71</text:p>
          </table:table-cell>
          <table:table-cell office:value-type="float" office:value="17052" calcext:value-type="float">
            <text:p>17052</text:p>
          </table:table-cell>
          <table:table-cell office:value-type="float" office:value="2053894" calcext:value-type="float">
            <text:p>2053894</text:p>
          </table:table-cell>
          <table:table-cell office:value-type="float" office:value="57.51333" calcext:value-type="float">
            <text:p>57.51333</text:p>
          </table:table-cell>
          <table:table-cell office:value-type="float" office:value="57.49" calcext:value-type="float">
            <text:p>57.49</text:p>
          </table:table-cell>
          <table:table-cell office:value-type="float" office:value="24076" calcext:value-type="float">
            <text:p>24076</text:p>
          </table:table-cell>
          <table:table-cell office:value-type="float" office:value="1639784" calcext:value-type="float">
            <text:p>1639784</text:p>
          </table:table-cell>
        </table:table-row>
        <table:table-row table:style-name="ro1">
          <table:table-cell office:value-type="string" calcext:value-type="string">
            <text:p>nsds2_n20000wmin20000-195-s515702491c1831686.ukp</text:p>
          </table:table-cell>
          <table:table-cell table:number-columns-repeated="2" office:value-type="float" office:value="12.89" calcext:value-type="float">
            <text:p>12.89</text:p>
          </table:table-cell>
          <table:table-cell office:value-type="float" office:value="15220" calcext:value-type="float">
            <text:p>15220</text:p>
          </table:table-cell>
          <table:table-cell office:value-type="float" office:value="1975381" calcext:value-type="float">
            <text:p>1975381</text:p>
          </table:table-cell>
          <table:table-cell office:value-type="float" office:value="57.65666" calcext:value-type="float">
            <text:p>57.65666</text:p>
          </table:table-cell>
          <table:table-cell office:value-type="float" office:value="57.63" calcext:value-type="float">
            <text:p>57.63</text:p>
          </table:table-cell>
          <table:table-cell office:value-type="float" office:value="23980" calcext:value-type="float">
            <text:p>23980</text:p>
          </table:table-cell>
          <table:table-cell office:value-type="float" office:value="2296242" calcext:value-type="float">
            <text:p>2296242</text:p>
          </table:table-cell>
        </table:table-row>
        <table:table-row table:style-name="ro1">
          <table:table-cell office:value-type="string" calcext:value-type="string">
            <text:p>nsds2_n20000wmin50000-172-s323499100c1558521.ukp</text:p>
          </table:table-cell>
          <table:table-cell office:value-type="float" office:value="12.95" calcext:value-type="float">
            <text:p>12.95</text:p>
          </table:table-cell>
          <table:table-cell office:value-type="float" office:value="12.96" calcext:value-type="float">
            <text:p>12.96</text:p>
          </table:table-cell>
          <table:table-cell office:value-type="float" office:value="18992" calcext:value-type="float">
            <text:p>18992</text:p>
          </table:table-cell>
          <table:table-cell office:value-type="float" office:value="1920858" calcext:value-type="float">
            <text:p>1920858</text:p>
          </table:table-cell>
          <table:table-cell office:value-type="float" office:value="57.67333" calcext:value-type="float">
            <text:p>57.67333</text:p>
          </table:table-cell>
          <table:table-cell office:value-type="float" office:value="57.64" calcext:value-type="float">
            <text:p>57.64</text:p>
          </table:table-cell>
          <table:table-cell office:value-type="float" office:value="24136" calcext:value-type="float">
            <text:p>24136</text:p>
          </table:table-cell>
          <table:table-cell office:value-type="float" office:value="1993703" calcext:value-type="float">
            <text:p>1993703</text:p>
          </table:table-cell>
        </table:table-row>
        <table:table-row table:style-name="ro1">
          <table:table-cell office:value-type="string" calcext:value-type="string">
            <text:p>nsds2_n20000wmin50000-197-s943590714c1588208.ukp</text:p>
          </table:table-cell>
          <table:table-cell office:value-type="float" office:value="13.06667" calcext:value-type="float">
            <text:p>13.06667</text:p>
          </table:table-cell>
          <table:table-cell office:value-type="float" office:value="13.07" calcext:value-type="float">
            <text:p>13.07</text:p>
          </table:table-cell>
          <table:table-cell office:value-type="float" office:value="16988" calcext:value-type="float">
            <text:p>16988</text:p>
          </table:table-cell>
          <table:table-cell office:value-type="float" office:value="2311022" calcext:value-type="float">
            <text:p>2311022</text:p>
          </table:table-cell>
          <table:table-cell office:value-type="float" office:value="57.68333" calcext:value-type="float">
            <text:p>57.68333</text:p>
          </table:table-cell>
          <table:table-cell office:value-type="float" office:value="57.66" calcext:value-type="float">
            <text:p>57.66</text:p>
          </table:table-cell>
          <table:table-cell office:value-type="float" office:value="24140" calcext:value-type="float">
            <text:p>24140</text:p>
          </table:table-cell>
          <table:table-cell office:value-type="float" office:value="2048300" calcext:value-type="float">
            <text:p>2048300</text:p>
          </table:table-cell>
        </table:table-row>
        <table:table-row table:style-name="ro1">
          <table:table-cell office:value-type="string" calcext:value-type="string">
            <text:p>nsds2_n20000wmin50000-77-s405400535c1581406.ukp</text:p>
          </table:table-cell>
          <table:table-cell office:value-type="float" office:value="13.18667" calcext:value-type="float">
            <text:p>13.18667</text:p>
          </table:table-cell>
          <table:table-cell office:value-type="float" office:value="13.19" calcext:value-type="float">
            <text:p>13.19</text:p>
          </table:table-cell>
          <table:table-cell office:value-type="float" office:value="19676" calcext:value-type="float">
            <text:p>19676</text:p>
          </table:table-cell>
          <table:table-cell office:value-type="float" office:value="5844051" calcext:value-type="float">
            <text:p>5844051</text:p>
          </table:table-cell>
          <table:table-cell office:value-type="float" office:value="57.78333" calcext:value-type="float">
            <text:p>57.78333</text:p>
          </table:table-cell>
          <table:table-cell office:value-type="float" office:value="57.75" calcext:value-type="float">
            <text:p>57.75</text:p>
          </table:table-cell>
          <table:table-cell office:value-type="float" office:value="23812" calcext:value-type="float">
            <text:p>23812</text:p>
          </table:table-cell>
          <table:table-cell office:value-type="float" office:value="2024739" calcext:value-type="float">
            <text:p>2024739</text:p>
          </table:table-cell>
        </table:table-row>
        <table:table-row table:style-name="ro1">
          <table:table-cell office:value-type="string" calcext:value-type="string">
            <text:p>nsds2_n20000wmin50000-173-s917541816c1507409.ukp</text:p>
          </table:table-cell>
          <table:table-cell table:number-columns-repeated="2" office:value-type="float" office:value="13.22" calcext:value-type="float">
            <text:p>13.22</text:p>
          </table:table-cell>
          <table:table-cell office:value-type="float" office:value="17040" calcext:value-type="float">
            <text:p>17040</text:p>
          </table:table-cell>
          <table:table-cell office:value-type="float" office:value="1690199" calcext:value-type="float">
            <text:p>1690199</text:p>
          </table:table-cell>
          <table:table-cell office:value-type="float" office:value="57.80333" calcext:value-type="float">
            <text:p>57.80333</text:p>
          </table:table-cell>
          <table:table-cell office:value-type="float" office:value="57.76" calcext:value-type="float">
            <text:p>57.76</text:p>
          </table:table-cell>
          <table:table-cell office:value-type="float" office:value="24348" calcext:value-type="float">
            <text:p>24348</text:p>
          </table:table-cell>
          <table:table-cell office:value-type="float" office:value="1928172" calcext:value-type="float">
            <text:p>1928172</text:p>
          </table:table-cell>
        </table:table-row>
        <table:table-row table:style-name="ro1">
          <table:table-cell office:value-type="string" calcext:value-type="string">
            <text:p>nsds2_n20000wmin20000-3-s603562343c1357401.ukp</text:p>
          </table:table-cell>
          <table:table-cell office:value-type="float" office:value="13.46333" calcext:value-type="float">
            <text:p>13.46333</text:p>
          </table:table-cell>
          <table:table-cell office:value-type="float" office:value="13.46" calcext:value-type="float">
            <text:p>13.46</text:p>
          </table:table-cell>
          <table:table-cell office:value-type="float" office:value="17088" calcext:value-type="float">
            <text:p>17088</text:p>
          </table:table-cell>
          <table:table-cell office:value-type="float" office:value="2062688" calcext:value-type="float">
            <text:p>2062688</text:p>
          </table:table-cell>
          <table:table-cell office:value-type="float" office:value="57.83666" calcext:value-type="float">
            <text:p>57.83666</text:p>
          </table:table-cell>
          <table:table-cell office:value-type="float" office:value="57.81" calcext:value-type="float">
            <text:p>57.81</text:p>
          </table:table-cell>
          <table:table-cell office:value-type="float" office:value="24244" calcext:value-type="float">
            <text:p>24244</text:p>
          </table:table-cell>
          <table:table-cell office:value-type="float" office:value="1693656" calcext:value-type="float">
            <text:p>1693656</text:p>
          </table:table-cell>
        </table:table-row>
        <table:table-row table:style-name="ro1">
          <table:table-cell office:value-type="string" calcext:value-type="string">
            <text:p>nsds2_n20000wmin50000-63-s100579595c1488833.ukp</text:p>
          </table:table-cell>
          <table:table-cell office:value-type="float" office:value="13.47" calcext:value-type="float">
            <text:p>13.47</text:p>
          </table:table-cell>
          <table:table-cell office:value-type="float" office:value="13.48" calcext:value-type="float">
            <text:p>13.48</text:p>
          </table:table-cell>
          <table:table-cell office:value-type="float" office:value="19664" calcext:value-type="float">
            <text:p>19664</text:p>
          </table:table-cell>
          <table:table-cell office:value-type="float" office:value="5889968" calcext:value-type="float">
            <text:p>5889968</text:p>
          </table:table-cell>
          <table:table-cell office:value-type="float" office:value="57.99333" calcext:value-type="float">
            <text:p>57.99333</text:p>
          </table:table-cell>
          <table:table-cell office:value-type="float" office:value="57.97" calcext:value-type="float">
            <text:p>57.97</text:p>
          </table:table-cell>
          <table:table-cell office:value-type="float" office:value="23864" calcext:value-type="float">
            <text:p>23864</text:p>
          </table:table-cell>
          <table:table-cell office:value-type="float" office:value="1916166" calcext:value-type="float">
            <text:p>1916166</text:p>
          </table:table-cell>
        </table:table-row>
        <table:table-row table:style-name="ro1">
          <table:table-cell office:value-type="string" calcext:value-type="string">
            <text:p>nsds2_n20000wmin20000-181-s211003750c1736592.ukp</text:p>
          </table:table-cell>
          <table:table-cell office:value-type="float" office:value="13.52333" calcext:value-type="float">
            <text:p>13.52333</text:p>
          </table:table-cell>
          <table:table-cell office:value-type="float" office:value="13.54" calcext:value-type="float">
            <text:p>13.54</text:p>
          </table:table-cell>
          <table:table-cell office:value-type="float" office:value="19692" calcext:value-type="float">
            <text:p>19692</text:p>
          </table:table-cell>
          <table:table-cell office:value-type="float" office:value="5506303" calcext:value-type="float">
            <text:p>5506303</text:p>
          </table:table-cell>
          <table:table-cell office:value-type="float" office:value="58.02333" calcext:value-type="float">
            <text:p>58.02333</text:p>
          </table:table-cell>
          <table:table-cell office:value-type="float" office:value="58.01" calcext:value-type="float">
            <text:p>58.01</text:p>
          </table:table-cell>
          <table:table-cell office:value-type="float" office:value="23720" calcext:value-type="float">
            <text:p>23720</text:p>
          </table:table-cell>
          <table:table-cell office:value-type="float" office:value="2188519" calcext:value-type="float">
            <text:p>2188519</text:p>
          </table:table-cell>
        </table:table-row>
        <table:table-row table:style-name="ro1">
          <table:table-cell office:value-type="string" calcext:value-type="string">
            <text:p>nsds2_n20000wmin50000-46-s335197937c1441929.ukp</text:p>
          </table:table-cell>
          <table:table-cell office:value-type="float" office:value="13.52666" calcext:value-type="float">
            <text:p>13.52666</text:p>
          </table:table-cell>
          <table:table-cell office:value-type="float" office:value="13.53" calcext:value-type="float">
            <text:p>13.53</text:p>
          </table:table-cell>
          <table:table-cell office:value-type="float" office:value="19024" calcext:value-type="float">
            <text:p>19024</text:p>
          </table:table-cell>
          <table:table-cell office:value-type="float" office:value="1826897" calcext:value-type="float">
            <text:p>1826897</text:p>
          </table:table-cell>
          <table:table-cell office:value-type="float" office:value="58.24333" calcext:value-type="float">
            <text:p>58.24333</text:p>
          </table:table-cell>
          <table:table-cell office:value-type="float" office:value="58.23" calcext:value-type="float">
            <text:p>58.23</text:p>
          </table:table-cell>
          <table:table-cell office:value-type="float" office:value="23276" calcext:value-type="float">
            <text:p>23276</text:p>
          </table:table-cell>
          <table:table-cell office:value-type="float" office:value="1826897" calcext:value-type="float">
            <text:p>1826897</text:p>
          </table:table-cell>
        </table:table-row>
        <table:table-row table:style-name="ro1">
          <table:table-cell office:value-type="string" calcext:value-type="string">
            <text:p>nsds2_n20000wmin20000-179-s916911562c1503575.ukp</text:p>
          </table:table-cell>
          <table:table-cell office:value-type="float" office:value="13.59666" calcext:value-type="float">
            <text:p>13.59666</text:p>
          </table:table-cell>
          <table:table-cell office:value-type="float" office:value="13.61" calcext:value-type="float">
            <text:p>13.61</text:p>
          </table:table-cell>
          <table:table-cell office:value-type="float" office:value="17336" calcext:value-type="float">
            <text:p>17336</text:p>
          </table:table-cell>
          <table:table-cell office:value-type="float" office:value="2106506" calcext:value-type="float">
            <text:p>2106506</text:p>
          </table:table-cell>
          <table:table-cell office:value-type="float" office:value="58.25999" calcext:value-type="float">
            <text:p>58.25999</text:p>
          </table:table-cell>
          <table:table-cell office:value-type="float" office:value="58.23" calcext:value-type="float">
            <text:p>58.23</text:p>
          </table:table-cell>
          <table:table-cell office:value-type="float" office:value="23836" calcext:value-type="float">
            <text:p>23836</text:p>
          </table:table-cell>
          <table:table-cell office:value-type="float" office:value="1884844" calcext:value-type="float">
            <text:p>1884844</text:p>
          </table:table-cell>
        </table:table-row>
        <table:table-row table:style-name="ro1">
          <table:table-cell office:value-type="string" calcext:value-type="string">
            <text:p>nsds2_n20000wmin50000-198-s753852548c1600927.ukp</text:p>
          </table:table-cell>
          <table:table-cell office:value-type="float" office:value="13.67333" calcext:value-type="float">
            <text:p>13.67333</text:p>
          </table:table-cell>
          <table:table-cell office:value-type="float" office:value="13.67" calcext:value-type="float">
            <text:p>13.67</text:p>
          </table:table-cell>
          <table:table-cell office:value-type="float" office:value="18612" calcext:value-type="float">
            <text:p>18612</text:p>
          </table:table-cell>
          <table:table-cell office:value-type="float" office:value="2075287" calcext:value-type="float">
            <text:p>2075287</text:p>
          </table:table-cell>
          <table:table-cell office:value-type="float" office:value="58.26999" calcext:value-type="float">
            <text:p>58.26999</text:p>
          </table:table-cell>
          <table:table-cell office:value-type="float" office:value="58.25" calcext:value-type="float">
            <text:p>58.25</text:p>
          </table:table-cell>
          <table:table-cell office:value-type="float" office:value="23892" calcext:value-type="float">
            <text:p>23892</text:p>
          </table:table-cell>
          <table:table-cell office:value-type="float" office:value="2071188" calcext:value-type="float">
            <text:p>2071188</text:p>
          </table:table-cell>
        </table:table-row>
        <table:table-row table:style-name="ro1">
          <table:table-cell office:value-type="string" calcext:value-type="string">
            <text:p>nsds2_n20000wmin50000-79-s16986492c1977203.ukp</text:p>
          </table:table-cell>
          <table:table-cell office:value-type="float" office:value="13.68" calcext:value-type="float">
            <text:p>13.68</text:p>
          </table:table-cell>
          <table:table-cell office:value-type="float" office:value="13.69" calcext:value-type="float">
            <text:p>13.69</text:p>
          </table:table-cell>
          <table:table-cell office:value-type="float" office:value="19688" calcext:value-type="float">
            <text:p>19688</text:p>
          </table:table-cell>
          <table:table-cell office:value-type="float" office:value="5873909" calcext:value-type="float">
            <text:p>5873909</text:p>
          </table:table-cell>
          <table:table-cell office:value-type="float" office:value="58.42999" calcext:value-type="float">
            <text:p>58.42999</text:p>
          </table:table-cell>
          <table:table-cell office:value-type="float" office:value="58.41" calcext:value-type="float">
            <text:p>58.41</text:p>
          </table:table-cell>
          <table:table-cell office:value-type="float" office:value="24048" calcext:value-type="float">
            <text:p>24048</text:p>
          </table:table-cell>
          <table:table-cell office:value-type="float" office:value="2549056" calcext:value-type="float">
            <text:p>2549056</text:p>
          </table:table-cell>
        </table:table-row>
        <table:table-row table:style-name="ro1">
          <table:table-cell office:value-type="string" calcext:value-type="string">
            <text:p>nsds2_n20000wmin20000-75-s344310712c1360490.ukp</text:p>
          </table:table-cell>
          <table:table-cell office:value-type="float" office:value="13.70667" calcext:value-type="float">
            <text:p>13.70667</text:p>
          </table:table-cell>
          <table:table-cell office:value-type="float" office:value="13.72" calcext:value-type="float">
            <text:p>13.72</text:p>
          </table:table-cell>
          <table:table-cell office:value-type="float" office:value="19852" calcext:value-type="float">
            <text:p>19852</text:p>
          </table:table-cell>
          <table:table-cell office:value-type="float" office:value="5827884" calcext:value-type="float">
            <text:p>5827884</text:p>
          </table:table-cell>
          <table:table-cell office:value-type="float" office:value="58.62666" calcext:value-type="float">
            <text:p>58.62666</text:p>
          </table:table-cell>
          <table:table-cell office:value-type="float" office:value="58.59" calcext:value-type="float">
            <text:p>58.59</text:p>
          </table:table-cell>
          <table:table-cell office:value-type="float" office:value="23932" calcext:value-type="float">
            <text:p>23932</text:p>
          </table:table-cell>
          <table:table-cell office:value-type="float" office:value="1706742" calcext:value-type="float">
            <text:p>1706742</text:p>
          </table:table-cell>
        </table:table-row>
        <table:table-row table:style-name="ro1">
          <table:table-cell office:value-type="string" calcext:value-type="string">
            <text:p>nsds2_n20000wmin20000-106-s32492284c1230787.ukp</text:p>
          </table:table-cell>
          <table:table-cell office:value-type="float" office:value="14.05333" calcext:value-type="float">
            <text:p>14.05333</text:p>
          </table:table-cell>
          <table:table-cell office:value-type="float" office:value="14.06" calcext:value-type="float">
            <text:p>14.06</text:p>
          </table:table-cell>
          <table:table-cell office:value-type="float" office:value="19684" calcext:value-type="float">
            <text:p>19684</text:p>
          </table:table-cell>
          <table:table-cell office:value-type="float" office:value="5411740" calcext:value-type="float">
            <text:p>5411740</text:p>
          </table:table-cell>
          <table:table-cell office:value-type="float" office:value="58.68999" calcext:value-type="float">
            <text:p>58.68999</text:p>
          </table:table-cell>
          <table:table-cell office:value-type="float" office:value="58.67" calcext:value-type="float">
            <text:p>58.67</text:p>
          </table:table-cell>
          <table:table-cell office:value-type="float" office:value="23572" calcext:value-type="float">
            <text:p>23572</text:p>
          </table:table-cell>
          <table:table-cell office:value-type="float" office:value="1536537" calcext:value-type="float">
            <text:p>1536537</text:p>
          </table:table-cell>
        </table:table-row>
        <table:table-row table:style-name="ro1">
          <table:table-cell office:value-type="string" calcext:value-type="string">
            <text:p>nsds2_n20000wmin20000-102-s316472754c1228505.ukp</text:p>
          </table:table-cell>
          <table:table-cell office:value-type="float" office:value="14.16" calcext:value-type="float">
            <text:p>14.16</text:p>
          </table:table-cell>
          <table:table-cell office:value-type="float" office:value="14.15" calcext:value-type="float">
            <text:p>14.15</text:p>
          </table:table-cell>
          <table:table-cell office:value-type="float" office:value="16308" calcext:value-type="float">
            <text:p>16308</text:p>
          </table:table-cell>
          <table:table-cell office:value-type="float" office:value="2505664" calcext:value-type="float">
            <text:p>2505664</text:p>
          </table:table-cell>
          <table:table-cell office:value-type="float" office:value="58.90999" calcext:value-type="float">
            <text:p>58.90999</text:p>
          </table:table-cell>
          <table:table-cell office:value-type="float" office:value="58.87" calcext:value-type="float">
            <text:p>58.87</text:p>
          </table:table-cell>
          <table:table-cell office:value-type="float" office:value="23892" calcext:value-type="float">
            <text:p>23892</text:p>
          </table:table-cell>
          <table:table-cell office:value-type="float" office:value="1530445" calcext:value-type="float">
            <text:p>1530445</text:p>
          </table:table-cell>
        </table:table-row>
        <table:table-row table:style-name="ro1">
          <table:table-cell office:value-type="string" calcext:value-type="string">
            <text:p>nsds2_n20000wmin50000-28-s988774221c1804063.ukp</text:p>
          </table:table-cell>
          <table:table-cell office:value-type="float" office:value="14.21333" calcext:value-type="float">
            <text:p>14.21333</text:p>
          </table:table-cell>
          <table:table-cell office:value-type="float" office:value="14.22" calcext:value-type="float">
            <text:p>14.22</text:p>
          </table:table-cell>
          <table:table-cell office:value-type="float" office:value="17068" calcext:value-type="float">
            <text:p>17068</text:p>
          </table:table-cell>
          <table:table-cell office:value-type="float" office:value="1433711" calcext:value-type="float">
            <text:p>1433711</text:p>
          </table:table-cell>
          <table:table-cell office:value-type="float" office:value="58.98999" calcext:value-type="float">
            <text:p>58.98999</text:p>
          </table:table-cell>
          <table:table-cell office:value-type="float" office:value="58.97" calcext:value-type="float">
            <text:p>58.97</text:p>
          </table:table-cell>
          <table:table-cell office:value-type="float" office:value="25020" calcext:value-type="float">
            <text:p>25020</text:p>
          </table:table-cell>
          <table:table-cell office:value-type="float" office:value="2307782" calcext:value-type="float">
            <text:p>2307782</text:p>
          </table:table-cell>
        </table:table-row>
        <table:table-row table:style-name="ro1">
          <table:table-cell office:value-type="string" calcext:value-type="string">
            <text:p>nsds2_n20000wmin20000-85-s609893802c1805815.ukp</text:p>
          </table:table-cell>
          <table:table-cell office:value-type="float" office:value="14.27667" calcext:value-type="float">
            <text:p>14.27667</text:p>
          </table:table-cell>
          <table:table-cell office:value-type="float" office:value="14.28" calcext:value-type="float">
            <text:p>14.28</text:p>
          </table:table-cell>
          <table:table-cell office:value-type="float" office:value="18548" calcext:value-type="float">
            <text:p>18548</text:p>
          </table:table-cell>
          <table:table-cell office:value-type="float" office:value="1993703" calcext:value-type="float">
            <text:p>1993703</text:p>
          </table:table-cell>
          <table:table-cell office:value-type="float" office:value="59.06666" calcext:value-type="float">
            <text:p>59.06666</text:p>
          </table:table-cell>
          <table:table-cell office:value-type="float" office:value="59.05" calcext:value-type="float">
            <text:p>59.05</text:p>
          </table:table-cell>
          <table:table-cell office:value-type="float" office:value="23864" calcext:value-type="float">
            <text:p>23864</text:p>
          </table:table-cell>
          <table:table-cell office:value-type="float" office:value="2252497" calcext:value-type="float">
            <text:p>2252497</text:p>
          </table:table-cell>
        </table:table-row>
        <table:table-row table:style-name="ro1">
          <table:table-cell office:value-type="string" calcext:value-type="string">
            <text:p>nsds2_n20000wmin20000-104-s207123742c1116716.ukp</text:p>
          </table:table-cell>
          <table:table-cell office:value-type="float" office:value="14.30667" calcext:value-type="float">
            <text:p>14.30667</text:p>
          </table:table-cell>
          <table:table-cell office:value-type="float" office:value="14.3" calcext:value-type="float">
            <text:p>14.3</text:p>
          </table:table-cell>
          <table:table-cell office:value-type="float" office:value="16936" calcext:value-type="float">
            <text:p>16936</text:p>
          </table:table-cell>
          <table:table-cell office:value-type="float" office:value="1986391" calcext:value-type="float">
            <text:p>1986391</text:p>
          </table:table-cell>
          <table:table-cell office:value-type="float" office:value="59.07999" calcext:value-type="float">
            <text:p>59.07999</text:p>
          </table:table-cell>
          <table:table-cell office:value-type="float" office:value="59.04" calcext:value-type="float">
            <text:p>59.04</text:p>
          </table:table-cell>
          <table:table-cell office:value-type="float" office:value="21424" calcext:value-type="float">
            <text:p>21424</text:p>
          </table:table-cell>
          <table:table-cell office:value-type="float" office:value="1399383" calcext:value-type="float">
            <text:p>1399383</text:p>
          </table:table-cell>
        </table:table-row>
        <table:table-row table:style-name="ro1">
          <table:table-cell office:value-type="string" calcext:value-type="string">
            <text:p>nsds2_n20000wmin50000-38-s904998016c1668001.ukp</text:p>
          </table:table-cell>
          <table:table-cell table:number-columns-repeated="2" office:value-type="float" office:value="14.37" calcext:value-type="float">
            <text:p>14.37</text:p>
          </table:table-cell>
          <table:table-cell office:value-type="float" office:value="18452" calcext:value-type="float">
            <text:p>18452</text:p>
          </table:table-cell>
          <table:table-cell office:value-type="float" office:value="2366407" calcext:value-type="float">
            <text:p>2366407</text:p>
          </table:table-cell>
          <table:table-cell office:value-type="float" office:value="59.10999" calcext:value-type="float">
            <text:p>59.10999</text:p>
          </table:table-cell>
          <table:table-cell office:value-type="float" office:value="59.09" calcext:value-type="float">
            <text:p>59.09</text:p>
          </table:table-cell>
          <table:table-cell office:value-type="float" office:value="24136" calcext:value-type="float">
            <text:p>24136</text:p>
          </table:table-cell>
          <table:table-cell office:value-type="float" office:value="2141781" calcext:value-type="float">
            <text:p>2141781</text:p>
          </table:table-cell>
        </table:table-row>
        <table:table-row table:style-name="ro1">
          <table:table-cell office:value-type="string" calcext:value-type="string">
            <text:p>nsds2_n20000wmin20000-192-s218633345c1479427.ukp</text:p>
          </table:table-cell>
          <table:table-cell office:value-type="float" office:value="14.47667" calcext:value-type="float">
            <text:p>14.47667</text:p>
          </table:table-cell>
          <table:table-cell office:value-type="float" office:value="14.48" calcext:value-type="float">
            <text:p>14.48</text:p>
          </table:table-cell>
          <table:table-cell office:value-type="float" office:value="18476" calcext:value-type="float">
            <text:p>18476</text:p>
          </table:table-cell>
          <table:table-cell office:value-type="float" office:value="2036539" calcext:value-type="float">
            <text:p>2036539</text:p>
          </table:table-cell>
          <table:table-cell office:value-type="float" office:value="59.43333" calcext:value-type="float">
            <text:p>59.43333</text:p>
          </table:table-cell>
          <table:table-cell office:value-type="float" office:value="59.4" calcext:value-type="float">
            <text:p>59.4</text:p>
          </table:table-cell>
          <table:table-cell office:value-type="float" office:value="23816" calcext:value-type="float">
            <text:p>23816</text:p>
          </table:table-cell>
          <table:table-cell office:value-type="float" office:value="1861453" calcext:value-type="float">
            <text:p>1861453</text:p>
          </table:table-cell>
        </table:table-row>
        <table:table-row table:style-name="ro1">
          <table:table-cell office:value-type="string" calcext:value-type="string">
            <text:p>nsds2_n20000wmin20000-170-s342094980c1337990.ukp</text:p>
          </table:table-cell>
          <table:table-cell office:value-type="float" office:value="14.57" calcext:value-type="float">
            <text:p>14.57</text:p>
          </table:table-cell>
          <table:table-cell office:value-type="float" office:value="14.56" calcext:value-type="float">
            <text:p>14.56</text:p>
          </table:table-cell>
          <table:table-cell office:value-type="float" office:value="18896" calcext:value-type="float">
            <text:p>18896</text:p>
          </table:table-cell>
          <table:table-cell office:value-type="float" office:value="1752541" calcext:value-type="float">
            <text:p>1752541</text:p>
          </table:table-cell>
          <table:table-cell office:value-type="float" office:value="59.46999" calcext:value-type="float">
            <text:p>59.46999</text:p>
          </table:table-cell>
          <table:table-cell office:value-type="float" office:value="59.45" calcext:value-type="float">
            <text:p>59.45</text:p>
          </table:table-cell>
          <table:table-cell office:value-type="float" office:value="23556" calcext:value-type="float">
            <text:p>23556</text:p>
          </table:table-cell>
          <table:table-cell office:value-type="float" office:value="1674231" calcext:value-type="float">
            <text:p>1674231</text:p>
          </table:table-cell>
        </table:table-row>
        <table:table-row table:style-name="ro1">
          <table:table-cell office:value-type="string" calcext:value-type="string">
            <text:p>nsds2_n20000wmin20000-119-s291809797c1601224.ukp</text:p>
          </table:table-cell>
          <table:table-cell office:value-type="float" office:value="14.58" calcext:value-type="float">
            <text:p>14.58</text:p>
          </table:table-cell>
          <table:table-cell office:value-type="float" office:value="14.59" calcext:value-type="float">
            <text:p>14.59</text:p>
          </table:table-cell>
          <table:table-cell office:value-type="float" office:value="17828" calcext:value-type="float">
            <text:p>17828</text:p>
          </table:table-cell>
          <table:table-cell office:value-type="float" office:value="5421250" calcext:value-type="float">
            <text:p>5421250</text:p>
          </table:table-cell>
          <table:table-cell office:value-type="float" office:value="59.73666" calcext:value-type="float">
            <text:p>59.73666</text:p>
          </table:table-cell>
          <table:table-cell office:value-type="float" office:value="59.7" calcext:value-type="float">
            <text:p>59.7</text:p>
          </table:table-cell>
          <table:table-cell office:value-type="float" office:value="21072" calcext:value-type="float">
            <text:p>21072</text:p>
          </table:table-cell>
          <table:table-cell office:value-type="float" office:value="1993463" calcext:value-type="float">
            <text:p>1993463</text:p>
          </table:table-cell>
        </table:table-row>
        <table:table-row table:style-name="ro1">
          <table:table-cell office:value-type="string" calcext:value-type="string">
            <text:p>nsds2_n20000wmin50000-40-s430006297c1763567.ukp</text:p>
          </table:table-cell>
          <table:table-cell office:value-type="float" office:value="14.60333" calcext:value-type="float">
            <text:p>14.60333</text:p>
          </table:table-cell>
          <table:table-cell office:value-type="float" office:value="14.6" calcext:value-type="float">
            <text:p>14.6</text:p>
          </table:table-cell>
          <table:table-cell office:value-type="float" office:value="18332" calcext:value-type="float">
            <text:p>18332</text:p>
          </table:table-cell>
          <table:table-cell office:value-type="float" office:value="2084592" calcext:value-type="float">
            <text:p>2084592</text:p>
          </table:table-cell>
          <table:table-cell office:value-type="float" office:value="59.77666" calcext:value-type="float">
            <text:p>59.77666</text:p>
          </table:table-cell>
          <table:table-cell office:value-type="float" office:value="59.74" calcext:value-type="float">
            <text:p>59.74</text:p>
          </table:table-cell>
          <table:table-cell office:value-type="float" office:value="24136" calcext:value-type="float">
            <text:p>24136</text:p>
          </table:table-cell>
          <table:table-cell office:value-type="float" office:value="2263457" calcext:value-type="float">
            <text:p>2263457</text:p>
          </table:table-cell>
        </table:table-row>
        <table:table-row table:style-name="ro1">
          <table:table-cell office:value-type="string" calcext:value-type="string">
            <text:p>nsds2_n20000wmin50000-195-s515702491c1879808.ukp</text:p>
          </table:table-cell>
          <table:table-cell office:value-type="float" office:value="14.71333" calcext:value-type="float">
            <text:p>14.71333</text:p>
          </table:table-cell>
          <table:table-cell office:value-type="float" office:value="14.71" calcext:value-type="float">
            <text:p>14.71</text:p>
          </table:table-cell>
          <table:table-cell office:value-type="float" office:value="16088" calcext:value-type="float">
            <text:p>16088</text:p>
          </table:table-cell>
          <table:table-cell office:value-type="float" office:value="2047225" calcext:value-type="float">
            <text:p>2047225</text:p>
          </table:table-cell>
          <table:table-cell office:value-type="float" office:value="59.79333" calcext:value-type="float">
            <text:p>59.79333</text:p>
          </table:table-cell>
          <table:table-cell office:value-type="float" office:value="59.77" calcext:value-type="float">
            <text:p>59.77</text:p>
          </table:table-cell>
          <table:table-cell office:value-type="float" office:value="24028" calcext:value-type="float">
            <text:p>24028</text:p>
          </table:table-cell>
          <table:table-cell office:value-type="float" office:value="2412138" calcext:value-type="float">
            <text:p>2412138</text:p>
          </table:table-cell>
        </table:table-row>
        <table:table-row table:style-name="ro1">
          <table:table-cell office:value-type="string" calcext:value-type="string">
            <text:p>nsds2_n20000wmin50000-49-s832538455c1329948.ukp</text:p>
          </table:table-cell>
          <table:table-cell office:value-type="float" office:value="14.96" calcext:value-type="float">
            <text:p>14.96</text:p>
          </table:table-cell>
          <table:table-cell office:value-type="float" office:value="14.97" calcext:value-type="float">
            <text:p>14.97</text:p>
          </table:table-cell>
          <table:table-cell office:value-type="float" office:value="21420" calcext:value-type="float">
            <text:p>21420</text:p>
          </table:table-cell>
          <table:table-cell office:value-type="float" office:value="5719935" calcext:value-type="float">
            <text:p>5719935</text:p>
          </table:table-cell>
          <table:table-cell office:value-type="float" office:value="60.05333" calcext:value-type="float">
            <text:p>60.05333</text:p>
          </table:table-cell>
          <table:table-cell office:value-type="float" office:value="60.03" calcext:value-type="float">
            <text:p>60.03</text:p>
          </table:table-cell>
          <table:table-cell office:value-type="float" office:value="23968" calcext:value-type="float">
            <text:p>23968</text:p>
          </table:table-cell>
          <table:table-cell office:value-type="float" office:value="1710072" calcext:value-type="float">
            <text:p>1710072</text:p>
          </table:table-cell>
        </table:table-row>
        <table:table-row table:style-name="ro1">
          <table:table-cell office:value-type="string" calcext:value-type="string">
            <text:p>nsds2_n20000wmin20000-37-s607801339c1461978.ukp</text:p>
          </table:table-cell>
          <table:table-cell office:value-type="float" office:value="15.3" calcext:value-type="float">
            <text:p>15.3</text:p>
          </table:table-cell>
          <table:table-cell office:value-type="float" office:value="15.31" calcext:value-type="float">
            <text:p>15.31</text:p>
          </table:table-cell>
          <table:table-cell office:value-type="float" office:value="17752" calcext:value-type="float">
            <text:p>17752</text:p>
          </table:table-cell>
          <table:table-cell office:value-type="float" office:value="5179617" calcext:value-type="float">
            <text:p>5179617</text:p>
          </table:table-cell>
          <table:table-cell office:value-type="float" office:value="60.06333" calcext:value-type="float">
            <text:p>60.06333</text:p>
          </table:table-cell>
          <table:table-cell office:value-type="float" office:value="60.03" calcext:value-type="float">
            <text:p>60.03</text:p>
          </table:table-cell>
          <table:table-cell office:value-type="float" office:value="23748" calcext:value-type="float">
            <text:p>23748</text:p>
          </table:table-cell>
          <table:table-cell office:value-type="float" office:value="1842482" calcext:value-type="float">
            <text:p>1842482</text:p>
          </table:table-cell>
        </table:table-row>
        <table:table-row table:style-name="ro1">
          <table:table-cell office:value-type="string" calcext:value-type="string">
            <text:p>nsds2_n20000wmin20000-185-s152642710c1432123.ukp</text:p>
          </table:table-cell>
          <table:table-cell office:value-type="float" office:value="15.39" calcext:value-type="float">
            <text:p>15.39</text:p>
          </table:table-cell>
          <table:table-cell office:value-type="float" office:value="15.41" calcext:value-type="float">
            <text:p>15.41</text:p>
          </table:table-cell>
          <table:table-cell office:value-type="float" office:value="19408" calcext:value-type="float">
            <text:p>19408</text:p>
          </table:table-cell>
          <table:table-cell office:value-type="float" office:value="5089605" calcext:value-type="float">
            <text:p>5089605</text:p>
          </table:table-cell>
          <table:table-cell office:value-type="float" office:value="60.10999" calcext:value-type="float">
            <text:p>60.10999</text:p>
          </table:table-cell>
          <table:table-cell office:value-type="float" office:value="60.08" calcext:value-type="float">
            <text:p>60.08</text:p>
          </table:table-cell>
          <table:table-cell office:value-type="float" office:value="23864" calcext:value-type="float">
            <text:p>23864</text:p>
          </table:table-cell>
          <table:table-cell office:value-type="float" office:value="1807778" calcext:value-type="float">
            <text:p>1807778</text:p>
          </table:table-cell>
        </table:table-row>
        <table:table-row table:style-name="ro1">
          <table:table-cell office:value-type="string" calcext:value-type="string">
            <text:p>nsds2_n20000wmin20000-19-s618866736c1596239.ukp</text:p>
          </table:table-cell>
          <table:table-cell office:value-type="float" office:value="15.4" calcext:value-type="float">
            <text:p>15.4</text:p>
          </table:table-cell>
          <table:table-cell office:value-type="float" office:value="15.39" calcext:value-type="float">
            <text:p>15.39</text:p>
          </table:table-cell>
          <table:table-cell office:value-type="float" office:value="16824" calcext:value-type="float">
            <text:p>16824</text:p>
          </table:table-cell>
          <table:table-cell office:value-type="float" office:value="1841666" calcext:value-type="float">
            <text:p>1841666</text:p>
          </table:table-cell>
          <table:table-cell office:value-type="float" office:value="60.15666" calcext:value-type="float">
            <text:p>60.15666</text:p>
          </table:table-cell>
          <table:table-cell office:value-type="float" office:value="60.12" calcext:value-type="float">
            <text:p>60.12</text:p>
          </table:table-cell>
          <table:table-cell office:value-type="float" office:value="23860" calcext:value-type="float">
            <text:p>23860</text:p>
          </table:table-cell>
          <table:table-cell office:value-type="float" office:value="1998608" calcext:value-type="float">
            <text:p>1998608</text:p>
          </table:table-cell>
        </table:table-row>
        <table:table-row table:style-name="ro1">
          <table:table-cell office:value-type="string" calcext:value-type="string">
            <text:p>nsds2_n20000wmin50000-29-s509888126c1970222.ukp</text:p>
          </table:table-cell>
          <table:table-cell office:value-type="float" office:value="15.42333" calcext:value-type="float">
            <text:p>15.42333</text:p>
          </table:table-cell>
          <table:table-cell office:value-type="float" office:value="15.42" calcext:value-type="float">
            <text:p>15.42</text:p>
          </table:table-cell>
          <table:table-cell office:value-type="float" office:value="15852" calcext:value-type="float">
            <text:p>15852</text:p>
          </table:table-cell>
          <table:table-cell office:value-type="float" office:value="1617375" calcext:value-type="float">
            <text:p>1617375</text:p>
          </table:table-cell>
          <table:table-cell office:value-type="float" office:value="60.16999" calcext:value-type="float">
            <text:p>60.16999</text:p>
          </table:table-cell>
          <table:table-cell office:value-type="float" office:value="60.14" calcext:value-type="float">
            <text:p>60.14</text:p>
          </table:table-cell>
          <table:table-cell office:value-type="float" office:value="23856" calcext:value-type="float">
            <text:p>23856</text:p>
          </table:table-cell>
          <table:table-cell office:value-type="float" office:value="2555348" calcext:value-type="float">
            <text:p>2555348</text:p>
          </table:table-cell>
        </table:table-row>
        <table:table-row table:style-name="ro1">
          <table:table-cell office:value-type="string" calcext:value-type="string">
            <text:p>nsds2_n20000wmin20000-196-s764445182c1735590.ukp</text:p>
          </table:table-cell>
          <table:table-cell office:value-type="float" office:value="15.70667" calcext:value-type="float">
            <text:p>15.70667</text:p>
          </table:table-cell>
          <table:table-cell office:value-type="float" office:value="15.72" calcext:value-type="float">
            <text:p>15.72</text:p>
          </table:table-cell>
          <table:table-cell office:value-type="float" office:value="17740" calcext:value-type="float">
            <text:p>17740</text:p>
          </table:table-cell>
          <table:table-cell office:value-type="float" office:value="5457074" calcext:value-type="float">
            <text:p>5457074</text:p>
          </table:table-cell>
          <table:table-cell office:value-type="float" office:value="60.24999" calcext:value-type="float">
            <text:p>60.24999</text:p>
          </table:table-cell>
          <table:table-cell office:value-type="float" office:value="60.22" calcext:value-type="float">
            <text:p>60.22</text:p>
          </table:table-cell>
          <table:table-cell office:value-type="float" office:value="23524" calcext:value-type="float">
            <text:p>23524</text:p>
          </table:table-cell>
          <table:table-cell office:value-type="float" office:value="2178228" calcext:value-type="float">
            <text:p>2178228</text:p>
          </table:table-cell>
        </table:table-row>
        <table:table-row table:style-name="ro1">
          <table:table-cell office:value-type="string" calcext:value-type="string">
            <text:p>nsds2_n20000wmin50000-180-s653992306c1961792.ukp</text:p>
          </table:table-cell>
          <table:table-cell office:value-type="float" office:value="15.76666" calcext:value-type="float">
            <text:p>15.76666</text:p>
          </table:table-cell>
          <table:table-cell office:value-type="float" office:value="15.77" calcext:value-type="float">
            <text:p>15.77</text:p>
          </table:table-cell>
          <table:table-cell office:value-type="float" office:value="17448" calcext:value-type="float">
            <text:p>17448</text:p>
          </table:table-cell>
          <table:table-cell office:value-type="float" office:value="2220136" calcext:value-type="float">
            <text:p>2220136</text:p>
          </table:table-cell>
          <table:table-cell office:value-type="float" office:value="60.24999" calcext:value-type="float">
            <text:p>60.24999</text:p>
          </table:table-cell>
          <table:table-cell office:value-type="float" office:value="60.23" calcext:value-type="float">
            <text:p>60.23</text:p>
          </table:table-cell>
          <table:table-cell office:value-type="float" office:value="25020" calcext:value-type="float">
            <text:p>25020</text:p>
          </table:table-cell>
          <table:table-cell office:value-type="float" office:value="2503449" calcext:value-type="float">
            <text:p>2503449</text:p>
          </table:table-cell>
        </table:table-row>
        <table:table-row table:style-name="ro1">
          <table:table-cell office:value-type="string" calcext:value-type="string">
            <text:p>nsds2_n20000wmin20000-92-s604520447c1319153.ukp</text:p>
          </table:table-cell>
          <table:table-cell office:value-type="float" office:value="15.84666" calcext:value-type="float">
            <text:p>15.84666</text:p>
          </table:table-cell>
          <table:table-cell office:value-type="float" office:value="15.85" calcext:value-type="float">
            <text:p>15.85</text:p>
          </table:table-cell>
          <table:table-cell office:value-type="float" office:value="17988" calcext:value-type="float">
            <text:p>17988</text:p>
          </table:table-cell>
          <table:table-cell office:value-type="float" office:value="2332133" calcext:value-type="float">
            <text:p>2332133</text:p>
          </table:table-cell>
          <table:table-cell office:value-type="float" office:value="60.25999" calcext:value-type="float">
            <text:p>60.25999</text:p>
          </table:table-cell>
          <table:table-cell office:value-type="float" office:value="60.23" calcext:value-type="float">
            <text:p>60.23</text:p>
          </table:table-cell>
          <table:table-cell office:value-type="float" office:value="24972" calcext:value-type="float">
            <text:p>24972</text:p>
          </table:table-cell>
          <table:table-cell office:value-type="float" office:value="1645976" calcext:value-type="float">
            <text:p>1645976</text:p>
          </table:table-cell>
        </table:table-row>
        <table:table-row table:style-name="ro1">
          <table:table-cell office:value-type="string" calcext:value-type="string">
            <text:p>nsds2_n20000wmin20000-165-s568312405c1192793.ukp</text:p>
          </table:table-cell>
          <table:table-cell office:value-type="float" office:value="16.01333" calcext:value-type="float">
            <text:p>16.01333</text:p>
          </table:table-cell>
          <table:table-cell office:value-type="float" office:value="16.02" calcext:value-type="float">
            <text:p>16.02</text:p>
          </table:table-cell>
          <table:table-cell office:value-type="float" office:value="20580" calcext:value-type="float">
            <text:p>20580</text:p>
          </table:table-cell>
          <table:table-cell office:value-type="float" office:value="5787224" calcext:value-type="float">
            <text:p>5787224</text:p>
          </table:table-cell>
          <table:table-cell office:value-type="float" office:value="60.26999" calcext:value-type="float">
            <text:p>60.26999</text:p>
          </table:table-cell>
          <table:table-cell office:value-type="float" office:value="60.24" calcext:value-type="float">
            <text:p>60.24</text:p>
          </table:table-cell>
          <table:table-cell office:value-type="float" office:value="24036" calcext:value-type="float">
            <text:p>24036</text:p>
          </table:table-cell>
          <table:table-cell office:value-type="float" office:value="1496227" calcext:value-type="float">
            <text:p>1496227</text:p>
          </table:table-cell>
        </table:table-row>
        <table:table-row table:style-name="ro1">
          <table:table-cell office:value-type="string" calcext:value-type="string">
            <text:p>nsds2_n20000wmin20000-163-s955524903c1494165.ukp</text:p>
          </table:table-cell>
          <table:table-cell office:value-type="float" office:value="16.04333" calcext:value-type="float">
            <text:p>16.04333</text:p>
          </table:table-cell>
          <table:table-cell office:value-type="float" office:value="16.05" calcext:value-type="float">
            <text:p>16.05</text:p>
          </table:table-cell>
          <table:table-cell office:value-type="float" office:value="19028" calcext:value-type="float">
            <text:p>19028</text:p>
          </table:table-cell>
          <table:table-cell office:value-type="float" office:value="1577184" calcext:value-type="float">
            <text:p>1577184</text:p>
          </table:table-cell>
          <table:table-cell office:value-type="float" office:value="60.46666" calcext:value-type="float">
            <text:p>60.46666</text:p>
          </table:table-cell>
          <table:table-cell office:value-type="float" office:value="60.46" calcext:value-type="float">
            <text:p>60.46</text:p>
          </table:table-cell>
          <table:table-cell office:value-type="float" office:value="23608" calcext:value-type="float">
            <text:p>23608</text:p>
          </table:table-cell>
          <table:table-cell office:value-type="float" office:value="1878347" calcext:value-type="float">
            <text:p>1878347</text:p>
          </table:table-cell>
        </table:table-row>
        <table:table-row table:style-name="ro1">
          <table:table-cell office:value-type="string" calcext:value-type="string">
            <text:p>nsds2_n20000wmin20000-9-s684448574c1154184.ukp</text:p>
          </table:table-cell>
          <table:table-cell office:value-type="float" office:value="16.19333" calcext:value-type="float">
            <text:p>16.19333</text:p>
          </table:table-cell>
          <table:table-cell office:value-type="float" office:value="16.19" calcext:value-type="float">
            <text:p>16.19</text:p>
          </table:table-cell>
          <table:table-cell office:value-type="float" office:value="17468" calcext:value-type="float">
            <text:p>17468</text:p>
          </table:table-cell>
          <table:table-cell office:value-type="float" office:value="1955588" calcext:value-type="float">
            <text:p>1955588</text:p>
          </table:table-cell>
          <table:table-cell office:value-type="float" office:value="60.48333" calcext:value-type="float">
            <text:p>60.48333</text:p>
          </table:table-cell>
          <table:table-cell office:value-type="float" office:value="60.46" calcext:value-type="float">
            <text:p>60.46</text:p>
          </table:table-cell>
          <table:table-cell office:value-type="float" office:value="23868" calcext:value-type="float">
            <text:p>23868</text:p>
          </table:table-cell>
          <table:table-cell office:value-type="float" office:value="1450131" calcext:value-type="float">
            <text:p>1450131</text:p>
          </table:table-cell>
        </table:table-row>
        <table:table-row table:style-name="ro1">
          <table:table-cell office:value-type="string" calcext:value-type="string">
            <text:p>nsds2_n20000wmin20000-62-s913132733c1330671.ukp</text:p>
          </table:table-cell>
          <table:table-cell office:value-type="float" office:value="16.22667" calcext:value-type="float">
            <text:p>16.22667</text:p>
          </table:table-cell>
          <table:table-cell office:value-type="float" office:value="16.24" calcext:value-type="float">
            <text:p>16.24</text:p>
          </table:table-cell>
          <table:table-cell office:value-type="float" office:value="19692" calcext:value-type="float">
            <text:p>19692</text:p>
          </table:table-cell>
          <table:table-cell office:value-type="float" office:value="5418450" calcext:value-type="float">
            <text:p>5418450</text:p>
          </table:table-cell>
          <table:table-cell office:value-type="float" office:value="60.49333" calcext:value-type="float">
            <text:p>60.49333</text:p>
          </table:table-cell>
          <table:table-cell office:value-type="float" office:value="60.47" calcext:value-type="float">
            <text:p>60.47</text:p>
          </table:table-cell>
          <table:table-cell office:value-type="float" office:value="23848" calcext:value-type="float">
            <text:p>23848</text:p>
          </table:table-cell>
          <table:table-cell office:value-type="float" office:value="1656582" calcext:value-type="float">
            <text:p>1656582</text:p>
          </table:table-cell>
        </table:table-row>
        <table:table-row table:style-name="ro1">
          <table:table-cell office:value-type="string" calcext:value-type="string">
            <text:p>nsds2_n20000wmin20000-40-s430006297c1797894.ukp</text:p>
          </table:table-cell>
          <table:table-cell office:value-type="float" office:value="16.24333" calcext:value-type="float">
            <text:p>16.24333</text:p>
          </table:table-cell>
          <table:table-cell office:value-type="float" office:value="16.25" calcext:value-type="float">
            <text:p>16.25</text:p>
          </table:table-cell>
          <table:table-cell office:value-type="float" office:value="16596" calcext:value-type="float">
            <text:p>16596</text:p>
          </table:table-cell>
          <table:table-cell office:value-type="float" office:value="2192650" calcext:value-type="float">
            <text:p>2192650</text:p>
          </table:table-cell>
          <table:table-cell office:value-type="float" office:value="60.51666" calcext:value-type="float">
            <text:p>60.51666</text:p>
          </table:table-cell>
          <table:table-cell office:value-type="float" office:value="60.5" calcext:value-type="float">
            <text:p>60.5</text:p>
          </table:table-cell>
          <table:table-cell office:value-type="float" office:value="24180" calcext:value-type="float">
            <text:p>24180</text:p>
          </table:table-cell>
          <table:table-cell office:value-type="float" office:value="2257048" calcext:value-type="float">
            <text:p>2257048</text:p>
          </table:table-cell>
        </table:table-row>
        <table:table-row table:style-name="ro1">
          <table:table-cell office:value-type="string" calcext:value-type="string">
            <text:p>nsds2_n20000wmin20000-182-s731025097c1635824.ukp</text:p>
          </table:table-cell>
          <table:table-cell office:value-type="float" office:value="16.59333" calcext:value-type="float">
            <text:p>16.59333</text:p>
          </table:table-cell>
          <table:table-cell office:value-type="float" office:value="16.63" calcext:value-type="float">
            <text:p>16.63</text:p>
          </table:table-cell>
          <table:table-cell office:value-type="float" office:value="20356" calcext:value-type="float">
            <text:p>20356</text:p>
          </table:table-cell>
          <table:table-cell office:value-type="float" office:value="5744147" calcext:value-type="float">
            <text:p>5744147</text:p>
          </table:table-cell>
          <table:table-cell office:value-type="float" office:value="60.52666" calcext:value-type="float">
            <text:p>60.52666</text:p>
          </table:table-cell>
          <table:table-cell office:value-type="float" office:value="60.51" calcext:value-type="float">
            <text:p>60.51</text:p>
          </table:table-cell>
          <table:table-cell office:value-type="float" office:value="23528" calcext:value-type="float">
            <text:p>23528</text:p>
          </table:table-cell>
          <table:table-cell office:value-type="float" office:value="2047225" calcext:value-type="float">
            <text:p>2047225</text:p>
          </table:table-cell>
        </table:table-row>
        <table:table-row table:style-name="ro1">
          <table:table-cell office:value-type="string" calcext:value-type="string">
            <text:p>nsds2_n20000wmin50000-72-s931292384c1982486.ukp</text:p>
          </table:table-cell>
          <table:table-cell table:number-columns-repeated="2" office:value-type="float" office:value="16.74" calcext:value-type="float">
            <text:p>16.74</text:p>
          </table:table-cell>
          <table:table-cell office:value-type="float" office:value="20860" calcext:value-type="float">
            <text:p>20860</text:p>
          </table:table-cell>
          <table:table-cell office:value-type="float" office:value="5811271" calcext:value-type="float">
            <text:p>5811271</text:p>
          </table:table-cell>
          <table:table-cell office:value-type="float" office:value="60.54333" calcext:value-type="float">
            <text:p>60.54333</text:p>
          </table:table-cell>
          <table:table-cell office:value-type="float" office:value="60.51" calcext:value-type="float">
            <text:p>60.51</text:p>
          </table:table-cell>
          <table:table-cell office:value-type="float" office:value="23952" calcext:value-type="float">
            <text:p>23952</text:p>
          </table:table-cell>
          <table:table-cell office:value-type="float" office:value="2539119" calcext:value-type="float">
            <text:p>2539119</text:p>
          </table:table-cell>
        </table:table-row>
        <table:table-row table:style-name="ro1">
          <table:table-cell office:value-type="string" calcext:value-type="string">
            <text:p>nsds2_n20000wmin50000-43-s343141202c1842548.ukp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5" calcext:value-type="float">
            <text:p>16.85</text:p>
          </table:table-cell>
          <table:table-cell office:value-type="float" office:value="19032" calcext:value-type="float">
            <text:p>19032</text:p>
          </table:table-cell>
          <table:table-cell office:value-type="float" office:value="2147140" calcext:value-type="float">
            <text:p>2147140</text:p>
          </table:table-cell>
          <table:table-cell office:value-type="float" office:value="60.55999" calcext:value-type="float">
            <text:p>60.55999</text:p>
          </table:table-cell>
          <table:table-cell office:value-type="float" office:value="60.52" calcext:value-type="float">
            <text:p>60.52</text:p>
          </table:table-cell>
          <table:table-cell office:value-type="float" office:value="23948" calcext:value-type="float">
            <text:p>23948</text:p>
          </table:table-cell>
          <table:table-cell office:value-type="float" office:value="2370610" calcext:value-type="float">
            <text:p>2370610</text:p>
          </table:table-cell>
        </table:table-row>
        <table:table-row table:style-name="ro1">
          <table:table-cell office:value-type="string" calcext:value-type="string">
            <text:p>nsds2_n20000wmin50000-199-s956890340c1988643.ukp</text:p>
          </table:table-cell>
          <table:table-cell office:value-type="float" office:value="16.86" calcext:value-type="float">
            <text:p>16.86</text:p>
          </table:table-cell>
          <table:table-cell office:value-type="float" office:value="16.85" calcext:value-type="float">
            <text:p>16.85</text:p>
          </table:table-cell>
          <table:table-cell office:value-type="float" office:value="16004" calcext:value-type="float">
            <text:p>16004</text:p>
          </table:table-cell>
          <table:table-cell office:value-type="float" office:value="1309376" calcext:value-type="float">
            <text:p>1309376</text:p>
          </table:table-cell>
          <table:table-cell office:value-type="float" office:value="60.59333" calcext:value-type="float">
            <text:p>60.59333</text:p>
          </table:table-cell>
          <table:table-cell office:value-type="float" office:value="60.56" calcext:value-type="float">
            <text:p>60.56</text:p>
          </table:table-cell>
          <table:table-cell office:value-type="float" office:value="24068" calcext:value-type="float">
            <text:p>24068</text:p>
          </table:table-cell>
          <table:table-cell office:value-type="float" office:value="2559048" calcext:value-type="float">
            <text:p>2559048</text:p>
          </table:table-cell>
        </table:table-row>
        <table:table-row table:style-name="ro1">
          <table:table-cell office:value-type="string" calcext:value-type="string">
            <text:p>nsds2_n20000wmin20000-153-s362367963c1466051.ukp</text:p>
          </table:table-cell>
          <table:table-cell office:value-type="float" office:value="17.00333" calcext:value-type="float">
            <text:p>17.00333</text:p>
          </table:table-cell>
          <table:table-cell office:value-type="float" office:value="17" calcext:value-type="float">
            <text:p>17</text:p>
          </table:table-cell>
          <table:table-cell office:value-type="float" office:value="19524" calcext:value-type="float">
            <text:p>19524</text:p>
          </table:table-cell>
          <table:table-cell office:value-type="float" office:value="1897116" calcext:value-type="float">
            <text:p>1897116</text:p>
          </table:table-cell>
          <table:table-cell office:value-type="float" office:value="60.77999" calcext:value-type="float">
            <text:p>60.77999</text:p>
          </table:table-cell>
          <table:table-cell office:value-type="float" office:value="60.76" calcext:value-type="float">
            <text:p>60.76</text:p>
          </table:table-cell>
          <table:table-cell office:value-type="float" office:value="23860" calcext:value-type="float">
            <text:p>23860</text:p>
          </table:table-cell>
          <table:table-cell office:value-type="float" office:value="1843661" calcext:value-type="float">
            <text:p>1843661</text:p>
          </table:table-cell>
        </table:table-row>
        <table:table-row table:style-name="ro1">
          <table:table-cell office:value-type="string" calcext:value-type="string">
            <text:p>nsds2_n20000wmin50000-164-s90959982c1094083.ukp</text:p>
          </table:table-cell>
          <table:table-cell office:value-type="float" office:value="17.19666" calcext:value-type="float">
            <text:p>17.19666</text:p>
          </table:table-cell>
          <table:table-cell office:value-type="float" office:value="17.21" calcext:value-type="float">
            <text:p>17.21</text:p>
          </table:table-cell>
          <table:table-cell office:value-type="float" office:value="17608" calcext:value-type="float">
            <text:p>17608</text:p>
          </table:table-cell>
          <table:table-cell office:value-type="float" office:value="1885232" calcext:value-type="float">
            <text:p>1885232</text:p>
          </table:table-cell>
          <table:table-cell office:value-type="float" office:value="60.82666" calcext:value-type="float">
            <text:p>60.82666</text:p>
          </table:table-cell>
          <table:table-cell office:value-type="float" office:value="60.8" calcext:value-type="float">
            <text:p>60.8</text:p>
          </table:table-cell>
          <table:table-cell office:value-type="float" office:value="23912" calcext:value-type="float">
            <text:p>23912</text:p>
          </table:table-cell>
          <table:table-cell office:value-type="float" office:value="1390220" calcext:value-type="float">
            <text:p>1390220</text:p>
          </table:table-cell>
        </table:table-row>
        <table:table-row table:style-name="ro1">
          <table:table-cell office:value-type="string" calcext:value-type="string">
            <text:p>nsds2_n20000wmin50000-103-s743151267c1174380.ukp</text:p>
          </table:table-cell>
          <table:table-cell office:value-type="float" office:value="17.28" calcext:value-type="float">
            <text:p>17.28</text:p>
          </table:table-cell>
          <table:table-cell office:value-type="float" office:value="17.29" calcext:value-type="float">
            <text:p>17.29</text:p>
          </table:table-cell>
          <table:table-cell office:value-type="float" office:value="19984" calcext:value-type="float">
            <text:p>19984</text:p>
          </table:table-cell>
          <table:table-cell office:value-type="float" office:value="5544940" calcext:value-type="float">
            <text:p>5544940</text:p>
          </table:table-cell>
          <table:table-cell office:value-type="float" office:value="60.85666" calcext:value-type="float">
            <text:p>60.85666</text:p>
          </table:table-cell>
          <table:table-cell office:value-type="float" office:value="60.84" calcext:value-type="float">
            <text:p>60.84</text:p>
          </table:table-cell>
          <table:table-cell office:value-type="float" office:value="23912" calcext:value-type="float">
            <text:p>23912</text:p>
          </table:table-cell>
          <table:table-cell office:value-type="float" office:value="1506662" calcext:value-type="float">
            <text:p>1506662</text:p>
          </table:table-cell>
        </table:table-row>
        <table:table-row table:style-name="ro1">
          <table:table-cell office:value-type="string" calcext:value-type="string">
            <text:p>nsds2_n20000wmin50000-54-s264578645c1793066.ukp</text:p>
          </table:table-cell>
          <table:table-cell office:value-type="float" office:value="17.36666" calcext:value-type="float">
            <text:p>17.36666</text:p>
          </table:table-cell>
          <table:table-cell office:value-type="float" office:value="17.36" calcext:value-type="float">
            <text:p>17.36</text:p>
          </table:table-cell>
          <table:table-cell office:value-type="float" office:value="17372" calcext:value-type="float">
            <text:p>17372</text:p>
          </table:table-cell>
          <table:table-cell office:value-type="float" office:value="1346014" calcext:value-type="float">
            <text:p>1346014</text:p>
          </table:table-cell>
          <table:table-cell office:value-type="float" office:value="60.92666" calcext:value-type="float">
            <text:p>60.92666</text:p>
          </table:table-cell>
          <table:table-cell office:value-type="float" office:value="60.91" calcext:value-type="float">
            <text:p>60.91</text:p>
          </table:table-cell>
          <table:table-cell office:value-type="float" office:value="23824" calcext:value-type="float">
            <text:p>23824</text:p>
          </table:table-cell>
          <table:table-cell office:value-type="float" office:value="2317675" calcext:value-type="float">
            <text:p>2317675</text:p>
          </table:table-cell>
        </table:table-row>
        <table:table-row table:style-name="ro1">
          <table:table-cell office:value-type="string" calcext:value-type="string">
            <text:p>nsds2_n20000wmin50000-15-s161344243c1048427.ukp</text:p>
          </table:table-cell>
          <table:table-cell office:value-type="float" office:value="17.36666" calcext:value-type="float">
            <text:p>17.36666</text:p>
          </table:table-cell>
          <table:table-cell office:value-type="float" office:value="17.37" calcext:value-type="float">
            <text:p>17.37</text:p>
          </table:table-cell>
          <table:table-cell office:value-type="float" office:value="16124" calcext:value-type="float">
            <text:p>16124</text:p>
          </table:table-cell>
          <table:table-cell office:value-type="float" office:value="1840731" calcext:value-type="float">
            <text:p>1840731</text:p>
          </table:table-cell>
          <table:table-cell office:value-type="float" office:value="61.11999" calcext:value-type="float">
            <text:p>61.11999</text:p>
          </table:table-cell>
          <table:table-cell office:value-type="float" office:value="61.08" calcext:value-type="float">
            <text:p>61.08</text:p>
          </table:table-cell>
          <table:table-cell office:value-type="float" office:value="23820" calcext:value-type="float">
            <text:p>23820</text:p>
          </table:table-cell>
          <table:table-cell office:value-type="float" office:value="1343116" calcext:value-type="float">
            <text:p>1343116</text:p>
          </table:table-cell>
        </table:table-row>
        <table:table-row table:style-name="ro1">
          <table:table-cell office:value-type="string" calcext:value-type="string">
            <text:p>nsds2_n20000wmin20000-2-s463795034c1768693.ukp</text:p>
          </table:table-cell>
          <table:table-cell office:value-type="float" office:value="17.38666" calcext:value-type="float">
            <text:p>17.38666</text:p>
          </table:table-cell>
          <table:table-cell office:value-type="float" office:value="17.39" calcext:value-type="float">
            <text:p>17.39</text:p>
          </table:table-cell>
          <table:table-cell office:value-type="float" office:value="18644" calcext:value-type="float">
            <text:p>18644</text:p>
          </table:table-cell>
          <table:table-cell office:value-type="float" office:value="1807778" calcext:value-type="float">
            <text:p>1807778</text:p>
          </table:table-cell>
          <table:table-cell office:value-type="float" office:value="61.20333" calcext:value-type="float">
            <text:p>61.20333</text:p>
          </table:table-cell>
          <table:table-cell office:value-type="float" office:value="61.18" calcext:value-type="float">
            <text:p>61.18</text:p>
          </table:table-cell>
          <table:table-cell office:value-type="float" office:value="23476" calcext:value-type="float">
            <text:p>23476</text:p>
          </table:table-cell>
          <table:table-cell office:value-type="float" office:value="2226285" calcext:value-type="float">
            <text:p>2226285</text:p>
          </table:table-cell>
        </table:table-row>
        <table:table-row table:style-name="ro1">
          <table:table-cell office:value-type="string" calcext:value-type="string">
            <text:p>nsds2_n20000wmin20000-176-s100860099c1605950.ukp</text:p>
          </table:table-cell>
          <table:table-cell office:value-type="float" office:value="17.44333" calcext:value-type="float">
            <text:p>17.44333</text:p>
          </table:table-cell>
          <table:table-cell office:value-type="float" office:value="17.44" calcext:value-type="float">
            <text:p>17.44</text:p>
          </table:table-cell>
          <table:table-cell office:value-type="float" office:value="18832" calcext:value-type="float">
            <text:p>18832</text:p>
          </table:table-cell>
          <table:table-cell office:value-type="float" office:value="1602428" calcext:value-type="float">
            <text:p>1602428</text:p>
          </table:table-cell>
          <table:table-cell office:value-type="float" office:value="61.44999" calcext:value-type="float">
            <text:p>61.44999</text:p>
          </table:table-cell>
          <table:table-cell office:value-type="float" office:value="61.42" calcext:value-type="float">
            <text:p>61.42</text:p>
          </table:table-cell>
          <table:table-cell office:value-type="float" office:value="23860" calcext:value-type="float">
            <text:p>23860</text:p>
          </table:table-cell>
          <table:table-cell office:value-type="float" office:value="2015880" calcext:value-type="float">
            <text:p>2015880</text:p>
          </table:table-cell>
        </table:table-row>
        <table:table-row table:style-name="ro1">
          <table:table-cell office:value-type="string" calcext:value-type="string">
            <text:p>nsds2_n20000wmin20000-30-s677916848c1943229.ukp</text:p>
          </table:table-cell>
          <table:table-cell office:value-type="float" office:value="17.55" calcext:value-type="float">
            <text:p>17.55</text:p>
          </table:table-cell>
          <table:table-cell office:value-type="float" office:value="17.54" calcext:value-type="float">
            <text:p>17.54</text:p>
          </table:table-cell>
          <table:table-cell office:value-type="float" office:value="17616" calcext:value-type="float">
            <text:p>17616</text:p>
          </table:table-cell>
          <table:table-cell office:value-type="float" office:value="1899727" calcext:value-type="float">
            <text:p>1899727</text:p>
          </table:table-cell>
          <table:table-cell office:value-type="float" office:value="61.48666" calcext:value-type="float">
            <text:p>61.48666</text:p>
          </table:table-cell>
          <table:table-cell office:value-type="float" office:value="61.45" calcext:value-type="float">
            <text:p>61.45</text:p>
          </table:table-cell>
          <table:table-cell office:value-type="float" office:value="21476" calcext:value-type="float">
            <text:p>21476</text:p>
          </table:table-cell>
          <table:table-cell office:value-type="float" office:value="2448822" calcext:value-type="float">
            <text:p>2448822</text:p>
          </table:table-cell>
        </table:table-row>
        <table:table-row table:style-name="ro1">
          <table:table-cell office:value-type="string" calcext:value-type="string">
            <text:p>nsds2_n20000wmin50000-98-s965728206c1175276.ukp</text:p>
          </table:table-cell>
          <table:table-cell office:value-type="float" office:value="17.59333" calcext:value-type="float">
            <text:p>17.59333</text:p>
          </table:table-cell>
          <table:table-cell office:value-type="float" office:value="17.61" calcext:value-type="float">
            <text:p>17.61</text:p>
          </table:table-cell>
          <table:table-cell office:value-type="float" office:value="19992" calcext:value-type="float">
            <text:p>19992</text:p>
          </table:table-cell>
          <table:table-cell office:value-type="float" office:value="5862027" calcext:value-type="float">
            <text:p>5862027</text:p>
          </table:table-cell>
          <table:table-cell office:value-type="float" office:value="61.52999" calcext:value-type="float">
            <text:p>61.52999</text:p>
          </table:table-cell>
          <table:table-cell office:value-type="float" office:value="61.5" calcext:value-type="float">
            <text:p>61.5</text:p>
          </table:table-cell>
          <table:table-cell office:value-type="float" office:value="23948" calcext:value-type="float">
            <text:p>23948</text:p>
          </table:table-cell>
          <table:table-cell office:value-type="float" office:value="1502785" calcext:value-type="float">
            <text:p>1502785</text:p>
          </table:table-cell>
        </table:table-row>
        <table:table-row table:style-name="ro1">
          <table:table-cell office:value-type="string" calcext:value-type="string">
            <text:p>nsds2_n20000wmin20000-71-s918482572c1590229.ukp</text:p>
          </table:table-cell>
          <table:table-cell office:value-type="float" office:value="17.78666" calcext:value-type="float">
            <text:p>17.78666</text:p>
          </table:table-cell>
          <table:table-cell office:value-type="float" office:value="17.78" calcext:value-type="float">
            <text:p>17.78</text:p>
          </table:table-cell>
          <table:table-cell office:value-type="float" office:value="19024" calcext:value-type="float">
            <text:p>19024</text:p>
          </table:table-cell>
          <table:table-cell office:value-type="float" office:value="1536188" calcext:value-type="float">
            <text:p>1536188</text:p>
          </table:table-cell>
          <table:table-cell office:value-type="float" office:value="61.54666" calcext:value-type="float">
            <text:p>61.54666</text:p>
          </table:table-cell>
          <table:table-cell office:value-type="float" office:value="61.52" calcext:value-type="float">
            <text:p>61.52</text:p>
          </table:table-cell>
          <table:table-cell office:value-type="float" office:value="23896" calcext:value-type="float">
            <text:p>23896</text:p>
          </table:table-cell>
          <table:table-cell office:value-type="float" office:value="2006088" calcext:value-type="float">
            <text:p>2006088</text:p>
          </table:table-cell>
        </table:table-row>
        <table:table-row table:style-name="ro1">
          <table:table-cell office:value-type="string" calcext:value-type="string">
            <text:p>nsds2_n20000wmin50000-175-s957468776c1932529.ukp</text:p>
          </table:table-cell>
          <table:table-cell office:value-type="float" office:value="17.86666" calcext:value-type="float">
            <text:p>17.86666</text:p>
          </table:table-cell>
          <table:table-cell office:value-type="float" office:value="17.86" calcext:value-type="float">
            <text:p>17.86</text:p>
          </table:table-cell>
          <table:table-cell office:value-type="float" office:value="18720" calcext:value-type="float">
            <text:p>18720</text:p>
          </table:table-cell>
          <table:table-cell office:value-type="float" office:value="1866033" calcext:value-type="float">
            <text:p>1866033</text:p>
          </table:table-cell>
          <table:table-cell office:value-type="float" office:value="61.60666" calcext:value-type="float">
            <text:p>61.60666</text:p>
          </table:table-cell>
          <table:table-cell office:value-type="float" office:value="61.57" calcext:value-type="float">
            <text:p>61.57</text:p>
          </table:table-cell>
          <table:table-cell office:value-type="float" office:value="23748" calcext:value-type="float">
            <text:p>23748</text:p>
          </table:table-cell>
          <table:table-cell office:value-type="float" office:value="2494874" calcext:value-type="float">
            <text:p>2494874</text:p>
          </table:table-cell>
        </table:table-row>
        <table:table-row table:style-name="ro1">
          <table:table-cell office:value-type="string" calcext:value-type="string">
            <text:p>nsds2_n20000wmin50000-70-s271358749c1470317.ukp</text:p>
          </table:table-cell>
          <table:table-cell office:value-type="float" office:value="17.87333" calcext:value-type="float">
            <text:p>17.87333</text:p>
          </table:table-cell>
          <table:table-cell office:value-type="float" office:value="17.88" calcext:value-type="float">
            <text:p>17.88</text:p>
          </table:table-cell>
          <table:table-cell office:value-type="float" office:value="19640" calcext:value-type="float">
            <text:p>19640</text:p>
          </table:table-cell>
          <table:table-cell office:value-type="float" office:value="5818276" calcext:value-type="float">
            <text:p>5818276</text:p>
          </table:table-cell>
          <table:table-cell office:value-type="float" office:value="61.65333" calcext:value-type="float">
            <text:p>61.65333</text:p>
          </table:table-cell>
          <table:table-cell office:value-type="float" office:value="61.63" calcext:value-type="float">
            <text:p>61.63</text:p>
          </table:table-cell>
          <table:table-cell office:value-type="float" office:value="23160" calcext:value-type="float">
            <text:p>23160</text:p>
          </table:table-cell>
          <table:table-cell office:value-type="float" office:value="1888292" calcext:value-type="float">
            <text:p>1888292</text:p>
          </table:table-cell>
        </table:table-row>
        <table:table-row table:style-name="ro1">
          <table:table-cell office:value-type="string" calcext:value-type="string">
            <text:p>nsds2_n20000wmin50000-108-s678444546c1152528.ukp</text:p>
          </table:table-cell>
          <table:table-cell office:value-type="float" office:value="17.98333" calcext:value-type="float">
            <text:p>17.98333</text:p>
          </table:table-cell>
          <table:table-cell office:value-type="float" office:value="18" calcext:value-type="float">
            <text:p>18</text:p>
          </table:table-cell>
          <table:table-cell office:value-type="float" office:value="22736" calcext:value-type="float">
            <text:p>22736</text:p>
          </table:table-cell>
          <table:table-cell office:value-type="float" office:value="5721480" calcext:value-type="float">
            <text:p>5721480</text:p>
          </table:table-cell>
          <table:table-cell office:value-type="float" office:value="61.69333" calcext:value-type="float">
            <text:p>61.69333</text:p>
          </table:table-cell>
          <table:table-cell office:value-type="float" office:value="61.67" calcext:value-type="float">
            <text:p>61.67</text:p>
          </table:table-cell>
          <table:table-cell office:value-type="float" office:value="23892" calcext:value-type="float">
            <text:p>23892</text:p>
          </table:table-cell>
          <table:table-cell office:value-type="float" office:value="1476577" calcext:value-type="float">
            <text:p>1476577</text:p>
          </table:table-cell>
        </table:table-row>
        <table:table-row table:style-name="ro1">
          <table:table-cell office:value-type="string" calcext:value-type="string">
            <text:p>nsds2_n20000wmin20000-193-s915027660c1920952.ukp</text:p>
          </table:table-cell>
          <table:table-cell office:value-type="float" office:value="18.41333" calcext:value-type="float">
            <text:p>18.41333</text:p>
          </table:table-cell>
          <table:table-cell office:value-type="float" office:value="18.42" calcext:value-type="float">
            <text:p>18.42</text:p>
          </table:table-cell>
          <table:table-cell office:value-type="float" office:value="18400" calcext:value-type="float">
            <text:p>18400</text:p>
          </table:table-cell>
          <table:table-cell office:value-type="float" office:value="2291302" calcext:value-type="float">
            <text:p>2291302</text:p>
          </table:table-cell>
          <table:table-cell office:value-type="float" office:value="61.73333" calcext:value-type="float">
            <text:p>61.73333</text:p>
          </table:table-cell>
          <table:table-cell office:value-type="float" office:value="61.72" calcext:value-type="float">
            <text:p>61.72</text:p>
          </table:table-cell>
          <table:table-cell office:value-type="float" office:value="22904" calcext:value-type="float">
            <text:p>22904</text:p>
          </table:table-cell>
          <table:table-cell office:value-type="float" office:value="2408629" calcext:value-type="float">
            <text:p>2408629</text:p>
          </table:table-cell>
        </table:table-row>
        <table:table-row table:style-name="ro1">
          <table:table-cell office:value-type="string" calcext:value-type="string">
            <text:p>nsds2_n20000wmin50000-152-s366491978c1077092.ukp</text:p>
          </table:table-cell>
          <table:table-cell office:value-type="float" office:value="18.59666" calcext:value-type="float">
            <text:p>18.59666</text:p>
          </table:table-cell>
          <table:table-cell office:value-type="float" office:value="18.59" calcext:value-type="float">
            <text:p>18.59</text:p>
          </table:table-cell>
          <table:table-cell office:value-type="float" office:value="18676" calcext:value-type="float">
            <text:p>18676</text:p>
          </table:table-cell>
          <table:table-cell office:value-type="float" office:value="2024238" calcext:value-type="float">
            <text:p>2024238</text:p>
          </table:table-cell>
          <table:table-cell office:value-type="float" office:value="61.74666" calcext:value-type="float">
            <text:p>61.74666</text:p>
          </table:table-cell>
          <table:table-cell office:value-type="float" office:value="61.72" calcext:value-type="float">
            <text:p>61.72</text:p>
          </table:table-cell>
          <table:table-cell office:value-type="float" office:value="23940" calcext:value-type="float">
            <text:p>23940</text:p>
          </table:table-cell>
          <table:table-cell office:value-type="float" office:value="1376373" calcext:value-type="float">
            <text:p>1376373</text:p>
          </table:table-cell>
        </table:table-row>
        <table:table-row table:style-name="ro1">
          <table:table-cell office:value-type="string" calcext:value-type="string">
            <text:p>nsds2_n20000wmin50000-1-s720843886c1817994.ukp</text:p>
          </table:table-cell>
          <table:table-cell office:value-type="float" office:value="18.60333" calcext:value-type="float">
            <text:p>18.60333</text:p>
          </table:table-cell>
          <table:table-cell office:value-type="float" office:value="18.6" calcext:value-type="float">
            <text:p>18.6</text:p>
          </table:table-cell>
          <table:table-cell office:value-type="float" office:value="18972" calcext:value-type="float">
            <text:p>18972</text:p>
          </table:table-cell>
          <table:table-cell office:value-type="float" office:value="1603691" calcext:value-type="float">
            <text:p>1603691</text:p>
          </table:table-cell>
          <table:table-cell office:value-type="float" office:value="61.80333" calcext:value-type="float">
            <text:p>61.80333</text:p>
          </table:table-cell>
          <table:table-cell office:value-type="float" office:value="61.77" calcext:value-type="float">
            <text:p>61.77</text:p>
          </table:table-cell>
          <table:table-cell office:value-type="float" office:value="23904" calcext:value-type="float">
            <text:p>23904</text:p>
          </table:table-cell>
          <table:table-cell office:value-type="float" office:value="2335425" calcext:value-type="float">
            <text:p>2335425</text:p>
          </table:table-cell>
        </table:table-row>
        <table:table-row table:style-name="ro1">
          <table:table-cell office:value-type="string" calcext:value-type="string">
            <text:p>nsds2_n20000wmin50000-62-s913132733c1809797.ukp</text:p>
          </table:table-cell>
          <table:table-cell office:value-type="float" office:value="18.92666" calcext:value-type="float">
            <text:p>18.92666</text:p>
          </table:table-cell>
          <table:table-cell office:value-type="float" office:value="18.95" calcext:value-type="float">
            <text:p>18.95</text:p>
          </table:table-cell>
          <table:table-cell office:value-type="float" office:value="17472" calcext:value-type="float">
            <text:p>17472</text:p>
          </table:table-cell>
          <table:table-cell office:value-type="float" office:value="1673351" calcext:value-type="float">
            <text:p>1673351</text:p>
          </table:table-cell>
          <table:table-cell office:value-type="float" office:value="61.94999" calcext:value-type="float">
            <text:p>61.94999</text:p>
          </table:table-cell>
          <table:table-cell office:value-type="float" office:value="61.91" calcext:value-type="float">
            <text:p>61.91</text:p>
          </table:table-cell>
          <table:table-cell office:value-type="float" office:value="23912" calcext:value-type="float">
            <text:p>23912</text:p>
          </table:table-cell>
          <table:table-cell office:value-type="float" office:value="2311747" calcext:value-type="float">
            <text:p>2311747</text:p>
          </table:table-cell>
        </table:table-row>
        <table:table-row table:style-name="ro1">
          <table:table-cell office:value-type="string" calcext:value-type="string">
            <text:p>nsds2_n20000wmin50000-80-s972099972c1534114.ukp</text:p>
          </table:table-cell>
          <table:table-cell office:value-type="float" office:value="19.02333" calcext:value-type="float">
            <text:p>19.02333</text:p>
          </table:table-cell>
          <table:table-cell office:value-type="float" office:value="19.01" calcext:value-type="float">
            <text:p>19.01</text:p>
          </table:table-cell>
          <table:table-cell office:value-type="float" office:value="20108" calcext:value-type="float">
            <text:p>20108</text:p>
          </table:table-cell>
          <table:table-cell office:value-type="float" office:value="2052136" calcext:value-type="float">
            <text:p>2052136</text:p>
          </table:table-cell>
          <table:table-cell office:value-type="float" office:value="61.96333" calcext:value-type="float">
            <text:p>61.96333</text:p>
          </table:table-cell>
          <table:table-cell office:value-type="float" office:value="61.93" calcext:value-type="float">
            <text:p>61.93</text:p>
          </table:table-cell>
          <table:table-cell office:value-type="float" office:value="23812" calcext:value-type="float">
            <text:p>23812</text:p>
          </table:table-cell>
          <table:table-cell office:value-type="float" office:value="1964449" calcext:value-type="float">
            <text:p>1964449</text:p>
          </table:table-cell>
        </table:table-row>
        <table:table-row table:style-name="ro1">
          <table:table-cell office:value-type="string" calcext:value-type="string">
            <text:p>nsds2_n20000wmin50000-23-s327529482c1818360.ukp</text:p>
          </table:table-cell>
          <table:table-cell office:value-type="float" office:value="19.20333" calcext:value-type="float">
            <text:p>19.20333</text:p>
          </table:table-cell>
          <table:table-cell office:value-type="float" office:value="19.2" calcext:value-type="float">
            <text:p>19.2</text:p>
          </table:table-cell>
          <table:table-cell office:value-type="float" office:value="17436" calcext:value-type="float">
            <text:p>17436</text:p>
          </table:table-cell>
          <table:table-cell office:value-type="float" office:value="1912276" calcext:value-type="float">
            <text:p>1912276</text:p>
          </table:table-cell>
          <table:table-cell office:value-type="float" office:value="61.96999" calcext:value-type="float">
            <text:p>61.96999</text:p>
          </table:table-cell>
          <table:table-cell office:value-type="float" office:value="61.93" calcext:value-type="float">
            <text:p>61.93</text:p>
          </table:table-cell>
          <table:table-cell office:value-type="float" office:value="24024" calcext:value-type="float">
            <text:p>24024</text:p>
          </table:table-cell>
          <table:table-cell office:value-type="float" office:value="2347783" calcext:value-type="float">
            <text:p>2347783</text:p>
          </table:table-cell>
        </table:table-row>
        <table:table-row table:style-name="ro1">
          <table:table-cell office:value-type="string" calcext:value-type="string">
            <text:p>nsds2_n20000wmin20000-58-s551593996c1872946.ukp</text:p>
          </table:table-cell>
          <table:table-cell office:value-type="float" office:value="19.51666" calcext:value-type="float">
            <text:p>19.51666</text:p>
          </table:table-cell>
          <table:table-cell office:value-type="float" office:value="19.51" calcext:value-type="float">
            <text:p>19.51</text:p>
          </table:table-cell>
          <table:table-cell office:value-type="float" office:value="17544" calcext:value-type="float">
            <text:p>17544</text:p>
          </table:table-cell>
          <table:table-cell office:value-type="float" office:value="1481358" calcext:value-type="float">
            <text:p>1481358</text:p>
          </table:table-cell>
          <table:table-cell office:value-type="float" office:value="62.30999" calcext:value-type="float">
            <text:p>62.30999</text:p>
          </table:table-cell>
          <table:table-cell office:value-type="float" office:value="62.28" calcext:value-type="float">
            <text:p>62.28</text:p>
          </table:table-cell>
          <table:table-cell office:value-type="float" office:value="22784" calcext:value-type="float">
            <text:p>22784</text:p>
          </table:table-cell>
          <table:table-cell office:value-type="float" office:value="2353397" calcext:value-type="float">
            <text:p>2353397</text:p>
          </table:table-cell>
        </table:table-row>
        <table:table-row table:style-name="ro1">
          <table:table-cell office:value-type="string" calcext:value-type="string">
            <text:p>nsds2_n20000wmin50000-78-s767427324c1786587.ukp</text:p>
          </table:table-cell>
          <table:table-cell office:value-type="float" office:value="19.56666" calcext:value-type="float">
            <text:p>19.56666</text:p>
          </table:table-cell>
          <table:table-cell office:value-type="float" office:value="19.58" calcext:value-type="float">
            <text:p>19.58</text:p>
          </table:table-cell>
          <table:table-cell office:value-type="float" office:value="19956" calcext:value-type="float">
            <text:p>19956</text:p>
          </table:table-cell>
          <table:table-cell office:value-type="float" office:value="2048697" calcext:value-type="float">
            <text:p>2048697</text:p>
          </table:table-cell>
          <table:table-cell office:value-type="float" office:value="62.35333" calcext:value-type="float">
            <text:p>62.35333</text:p>
          </table:table-cell>
          <table:table-cell office:value-type="float" office:value="62.32" calcext:value-type="float">
            <text:p>62.32</text:p>
          </table:table-cell>
          <table:table-cell office:value-type="float" office:value="23956" calcext:value-type="float">
            <text:p>23956</text:p>
          </table:table-cell>
          <table:table-cell office:value-type="float" office:value="2283469" calcext:value-type="float">
            <text:p>2283469</text:p>
          </table:table-cell>
        </table:table-row>
        <table:table-row table:style-name="ro1">
          <table:table-cell office:value-type="string" calcext:value-type="string">
            <text:p>nsds2_n20000wmin20000-1-s720843886c1669722.ukp</text:p>
          </table:table-cell>
          <table:table-cell office:value-type="float" office:value="19.68666" calcext:value-type="float">
            <text:p>19.68666</text:p>
          </table:table-cell>
          <table:table-cell office:value-type="float" office:value="19.7" calcext:value-type="float">
            <text:p>19.7</text:p>
          </table:table-cell>
          <table:table-cell office:value-type="float" office:value="23624" calcext:value-type="float">
            <text:p>23624</text:p>
          </table:table-cell>
          <table:table-cell office:value-type="float" office:value="5706878" calcext:value-type="float">
            <text:p>5706878</text:p>
          </table:table-cell>
          <table:table-cell office:value-type="float" office:value="62.41999" calcext:value-type="float">
            <text:p>62.41999</text:p>
          </table:table-cell>
          <table:table-cell office:value-type="float" office:value="62.39" calcext:value-type="float">
            <text:p>62.39</text:p>
          </table:table-cell>
          <table:table-cell office:value-type="float" office:value="23548" calcext:value-type="float">
            <text:p>23548</text:p>
          </table:table-cell>
          <table:table-cell office:value-type="float" office:value="2096592" calcext:value-type="float">
            <text:p>2096592</text:p>
          </table:table-cell>
        </table:table-row>
        <table:table-row table:style-name="ro1">
          <table:table-cell office:value-type="string" calcext:value-type="string">
            <text:p>nsds2_n20000wmin50000-91-s219788524c1618606.ukp</text:p>
          </table:table-cell>
          <table:table-cell office:value-type="float" office:value="19.72333" calcext:value-type="float">
            <text:p>19.72333</text:p>
          </table:table-cell>
          <table:table-cell office:value-type="float" office:value="19.72" calcext:value-type="float">
            <text:p>19.72</text:p>
          </table:table-cell>
          <table:table-cell office:value-type="float" office:value="18932" calcext:value-type="float">
            <text:p>18932</text:p>
          </table:table-cell>
          <table:table-cell office:value-type="float" office:value="1732348" calcext:value-type="float">
            <text:p>1732348</text:p>
          </table:table-cell>
          <table:table-cell office:value-type="float" office:value="62.46999" calcext:value-type="float">
            <text:p>62.46999</text:p>
          </table:table-cell>
          <table:table-cell office:value-type="float" office:value="62.45" calcext:value-type="float">
            <text:p>62.45</text:p>
          </table:table-cell>
          <table:table-cell office:value-type="float" office:value="23880" calcext:value-type="float">
            <text:p>23880</text:p>
          </table:table-cell>
          <table:table-cell office:value-type="float" office:value="2062688" calcext:value-type="float">
            <text:p>2062688</text:p>
          </table:table-cell>
        </table:table-row>
        <table:table-row table:style-name="ro1">
          <table:table-cell office:value-type="string" calcext:value-type="string">
            <text:p>nsds2_n20000wmin50000-32-s870038921c1590634.ukp</text:p>
          </table:table-cell>
          <table:table-cell office:value-type="float" office:value="19.72666" calcext:value-type="float">
            <text:p>19.72666</text:p>
          </table:table-cell>
          <table:table-cell office:value-type="float" office:value="19.72" calcext:value-type="float">
            <text:p>19.72</text:p>
          </table:table-cell>
          <table:table-cell office:value-type="float" office:value="20980" calcext:value-type="float">
            <text:p>20980</text:p>
          </table:table-cell>
          <table:table-cell office:value-type="float" office:value="1796545" calcext:value-type="float">
            <text:p>1796545</text:p>
          </table:table-cell>
          <table:table-cell office:value-type="float" office:value="62.51999" calcext:value-type="float">
            <text:p>62.51999</text:p>
          </table:table-cell>
          <table:table-cell office:value-type="float" office:value="62.49" calcext:value-type="float">
            <text:p>62.49</text:p>
          </table:table-cell>
          <table:table-cell office:value-type="float" office:value="26244" calcext:value-type="float">
            <text:p>26244</text:p>
          </table:table-cell>
          <table:table-cell office:value-type="float" office:value="2036539" calcext:value-type="float">
            <text:p>2036539</text:p>
          </table:table-cell>
        </table:table-row>
        <table:table-row table:style-name="ro1">
          <table:table-cell office:value-type="string" calcext:value-type="string">
            <text:p>nsds2_n20000wmin50000-68-s178912779c1812511.ukp</text:p>
          </table:table-cell>
          <table:table-cell table:number-columns-repeated="2" office:value-type="float" office:value="19.73" calcext:value-type="float">
            <text:p>19.73</text:p>
          </table:table-cell>
          <table:table-cell office:value-type="float" office:value="19652" calcext:value-type="float">
            <text:p>19652</text:p>
          </table:table-cell>
          <table:table-cell office:value-type="float" office:value="1860603" calcext:value-type="float">
            <text:p>1860603</text:p>
          </table:table-cell>
          <table:table-cell office:value-type="float" office:value="62.60999" calcext:value-type="float">
            <text:p>62.60999</text:p>
          </table:table-cell>
          <table:table-cell office:value-type="float" office:value="62.57" calcext:value-type="float">
            <text:p>62.57</text:p>
          </table:table-cell>
          <table:table-cell office:value-type="float" office:value="23864" calcext:value-type="float">
            <text:p>23864</text:p>
          </table:table-cell>
          <table:table-cell office:value-type="float" office:value="2327988" calcext:value-type="float">
            <text:p>2327988</text:p>
          </table:table-cell>
        </table:table-row>
        <table:table-row table:style-name="ro1">
          <table:table-cell office:value-type="string" calcext:value-type="string">
            <text:p>nsds2_n20000wmin20000-27-s352626512c1649991.ukp</text:p>
          </table:table-cell>
          <table:table-cell office:value-type="float" office:value="19.73333" calcext:value-type="float">
            <text:p>19.73333</text:p>
          </table:table-cell>
          <table:table-cell office:value-type="float" office:value="19.74" calcext:value-type="float">
            <text:p>19.74</text:p>
          </table:table-cell>
          <table:table-cell office:value-type="float" office:value="20344" calcext:value-type="float">
            <text:p>20344</text:p>
          </table:table-cell>
          <table:table-cell office:value-type="float" office:value="5844209" calcext:value-type="float">
            <text:p>5844209</text:p>
          </table:table-cell>
          <table:table-cell office:value-type="float" office:value="63.03333" calcext:value-type="float">
            <text:p>63.03333</text:p>
          </table:table-cell>
          <table:table-cell office:value-type="float" office:value="62.99" calcext:value-type="float">
            <text:p>62.99</text:p>
          </table:table-cell>
          <table:table-cell office:value-type="float" office:value="23820" calcext:value-type="float">
            <text:p>23820</text:p>
          </table:table-cell>
          <table:table-cell office:value-type="float" office:value="2074837" calcext:value-type="float">
            <text:p>2074837</text:p>
          </table:table-cell>
        </table:table-row>
        <table:table-row table:style-name="ro1">
          <table:table-cell office:value-type="string" calcext:value-type="string">
            <text:p>nsds2_n20000wmin50000-6-s351997719c1411906.ukp</text:p>
          </table:table-cell>
          <table:table-cell office:value-type="float" office:value="19.92666" calcext:value-type="float">
            <text:p>19.92666</text:p>
          </table:table-cell>
          <table:table-cell office:value-type="float" office:value="19.93" calcext:value-type="float">
            <text:p>19.93</text:p>
          </table:table-cell>
          <table:table-cell office:value-type="float" office:value="19228" calcext:value-type="float">
            <text:p>19228</text:p>
          </table:table-cell>
          <table:table-cell office:value-type="float" office:value="1874101" calcext:value-type="float">
            <text:p>1874101</text:p>
          </table:table-cell>
          <table:table-cell office:value-type="float" office:value="63.16333" calcext:value-type="float">
            <text:p>63.16333</text:p>
          </table:table-cell>
          <table:table-cell office:value-type="float" office:value="63.14" calcext:value-type="float">
            <text:p>63.14</text:p>
          </table:table-cell>
          <table:table-cell office:value-type="float" office:value="23868" calcext:value-type="float">
            <text:p>23868</text:p>
          </table:table-cell>
          <table:table-cell office:value-type="float" office:value="1828906" calcext:value-type="float">
            <text:p>1828906</text:p>
          </table:table-cell>
        </table:table-row>
        <table:table-row table:style-name="ro1">
          <table:table-cell office:value-type="string" calcext:value-type="string">
            <text:p>nsds2_n20000wmin20000-77-s405400535c1913871.ukp</text:p>
          </table:table-cell>
          <table:table-cell office:value-type="float" office:value="20.07333" calcext:value-type="float">
            <text:p>20.07333</text:p>
          </table:table-cell>
          <table:table-cell office:value-type="float" office:value="20.08" calcext:value-type="float">
            <text:p>20.08</text:p>
          </table:table-cell>
          <table:table-cell office:value-type="float" office:value="23832" calcext:value-type="float">
            <text:p>23832</text:p>
          </table:table-cell>
          <table:table-cell office:value-type="float" office:value="5704360" calcext:value-type="float">
            <text:p>5704360</text:p>
          </table:table-cell>
          <table:table-cell office:value-type="float" office:value="63.42999" calcext:value-type="float">
            <text:p>63.42999</text:p>
          </table:table-cell>
          <table:table-cell office:value-type="float" office:value="63.39" calcext:value-type="float">
            <text:p>63.39</text:p>
          </table:table-cell>
          <table:table-cell office:value-type="float" office:value="23968" calcext:value-type="float">
            <text:p>23968</text:p>
          </table:table-cell>
          <table:table-cell office:value-type="float" office:value="2400942" calcext:value-type="float">
            <text:p>2400942</text:p>
          </table:table-cell>
        </table:table-row>
        <table:table-row table:style-name="ro1">
          <table:table-cell office:value-type="string" calcext:value-type="string">
            <text:p>nsds2_n20000wmin50000-0-s155213243c1302296.ukp</text:p>
          </table:table-cell>
          <table:table-cell office:value-type="float" office:value="20.23333" calcext:value-type="float">
            <text:p>20.23333</text:p>
          </table:table-cell>
          <table:table-cell office:value-type="float" office:value="20.23" calcext:value-type="float">
            <text:p>20.23</text:p>
          </table:table-cell>
          <table:table-cell office:value-type="float" office:value="17716" calcext:value-type="float">
            <text:p>17716</text:p>
          </table:table-cell>
          <table:table-cell office:value-type="float" office:value="1345776" calcext:value-type="float">
            <text:p>1345776</text:p>
          </table:table-cell>
          <table:table-cell office:value-type="float" office:value="63.47333" calcext:value-type="float">
            <text:p>63.47333</text:p>
          </table:table-cell>
          <table:table-cell office:value-type="float" office:value="63.46" calcext:value-type="float">
            <text:p>63.46</text:p>
          </table:table-cell>
          <table:table-cell office:value-type="float" office:value="23856" calcext:value-type="float">
            <text:p>23856</text:p>
          </table:table-cell>
          <table:table-cell office:value-type="float" office:value="1669053" calcext:value-type="float">
            <text:p>1669053</text:p>
          </table:table-cell>
        </table:table-row>
        <table:table-row table:style-name="ro1">
          <table:table-cell office:value-type="string" calcext:value-type="string">
            <text:p>nsds2_n20000wmin20000-183-s898011697c1527832.ukp</text:p>
          </table:table-cell>
          <table:table-cell office:value-type="float" office:value="20.44333" calcext:value-type="float">
            <text:p>20.44333</text:p>
          </table:table-cell>
          <table:table-cell office:value-type="float" office:value="20.44" calcext:value-type="float">
            <text:p>20.44</text:p>
          </table:table-cell>
          <table:table-cell office:value-type="float" office:value="17556" calcext:value-type="float">
            <text:p>17556</text:p>
          </table:table-cell>
          <table:table-cell office:value-type="float" office:value="4978411" calcext:value-type="float">
            <text:p>4978411</text:p>
          </table:table-cell>
          <table:table-cell office:value-type="float" office:value="63.74999" calcext:value-type="float">
            <text:p>63.74999</text:p>
          </table:table-cell>
          <table:table-cell office:value-type="float" office:value="63.72" calcext:value-type="float">
            <text:p>63.72</text:p>
          </table:table-cell>
          <table:table-cell office:value-type="float" office:value="23480" calcext:value-type="float">
            <text:p>23480</text:p>
          </table:table-cell>
          <table:table-cell office:value-type="float" office:value="1912276" calcext:value-type="float">
            <text:p>1912276</text:p>
          </table:table-cell>
        </table:table-row>
        <table:table-row table:style-name="ro1">
          <table:table-cell office:value-type="string" calcext:value-type="string">
            <text:p>nsds2_n20000wmin50000-190-s251424367c1889294.ukp</text:p>
          </table:table-cell>
          <table:table-cell office:value-type="float" office:value="20.46333" calcext:value-type="float">
            <text:p>20.46333</text:p>
          </table:table-cell>
          <table:table-cell office:value-type="float" office:value="20.47" calcext:value-type="float">
            <text:p>20.47</text:p>
          </table:table-cell>
          <table:table-cell office:value-type="float" office:value="21648" calcext:value-type="float">
            <text:p>21648</text:p>
          </table:table-cell>
          <table:table-cell office:value-type="float" office:value="5555969" calcext:value-type="float">
            <text:p>5555969</text:p>
          </table:table-cell>
          <table:table-cell office:value-type="float" office:value="63.88333" calcext:value-type="float">
            <text:p>63.88333</text:p>
          </table:table-cell>
          <table:table-cell office:value-type="float" office:value="63.85" calcext:value-type="float">
            <text:p>63.85</text:p>
          </table:table-cell>
          <table:table-cell office:value-type="float" office:value="24276" calcext:value-type="float">
            <text:p>24276</text:p>
          </table:table-cell>
          <table:table-cell office:value-type="float" office:value="2421349" calcext:value-type="float">
            <text:p>2421349</text:p>
          </table:table-cell>
        </table:table-row>
        <table:table-row table:style-name="ro1">
          <table:table-cell office:value-type="string" calcext:value-type="string">
            <text:p>nsds2_n20000wmin50000-20-s824350602c1863143.ukp</text:p>
          </table:table-cell>
          <table:table-cell office:value-type="float" office:value="20.49333" calcext:value-type="float">
            <text:p>20.49333</text:p>
          </table:table-cell>
          <table:table-cell office:value-type="float" office:value="20.5" calcext:value-type="float">
            <text:p>20.5</text:p>
          </table:table-cell>
          <table:table-cell office:value-type="float" office:value="19676" calcext:value-type="float">
            <text:p>19676</text:p>
          </table:table-cell>
          <table:table-cell office:value-type="float" office:value="5392356" calcext:value-type="float">
            <text:p>5392356</text:p>
          </table:table-cell>
          <table:table-cell office:value-type="float" office:value="64.00333" calcext:value-type="float">
            <text:p>64.00333</text:p>
          </table:table-cell>
          <table:table-cell office:value-type="float" office:value="63.97" calcext:value-type="float">
            <text:p>63.97</text:p>
          </table:table-cell>
          <table:table-cell office:value-type="float" office:value="26524" calcext:value-type="float">
            <text:p>26524</text:p>
          </table:table-cell>
          <table:table-cell office:value-type="float" office:value="2386355" calcext:value-type="float">
            <text:p>2386355</text:p>
          </table:table-cell>
        </table:table-row>
        <table:table-row table:style-name="ro1">
          <table:table-cell office:value-type="string" calcext:value-type="string">
            <text:p>nsds2_n20000wmin50000-81-s161938540c1648274.ukp</text:p>
          </table:table-cell>
          <table:table-cell table:number-columns-repeated="2" office:value-type="float" office:value="20.57" calcext:value-type="float">
            <text:p>20.57</text:p>
          </table:table-cell>
          <table:table-cell office:value-type="float" office:value="21688" calcext:value-type="float">
            <text:p>21688</text:p>
          </table:table-cell>
          <table:table-cell office:value-type="float" office:value="1991668" calcext:value-type="float">
            <text:p>1991668</text:p>
          </table:table-cell>
          <table:table-cell office:value-type="float" office:value="64.02666" calcext:value-type="float">
            <text:p>64.02666</text:p>
          </table:table-cell>
          <table:table-cell office:value-type="float" office:value="64" calcext:value-type="float">
            <text:p>64</text:p>
          </table:table-cell>
          <table:table-cell office:value-type="float" office:value="24192" calcext:value-type="float">
            <text:p>24192</text:p>
          </table:table-cell>
          <table:table-cell office:value-type="float" office:value="2108427" calcext:value-type="float">
            <text:p>2108427</text:p>
          </table:table-cell>
        </table:table-row>
        <table:table-row table:style-name="ro1">
          <table:table-cell office:value-type="string" calcext:value-type="string">
            <text:p>nsds2_n20000wmin50000-88-s87557726c1558231.ukp</text:p>
          </table:table-cell>
          <table:table-cell table:number-columns-repeated="2" office:value-type="float" office:value="20.59" calcext:value-type="float">
            <text:p>20.59</text:p>
          </table:table-cell>
          <table:table-cell office:value-type="float" office:value="19720" calcext:value-type="float">
            <text:p>19720</text:p>
          </table:table-cell>
          <table:table-cell office:value-type="float" office:value="1993463" calcext:value-type="float">
            <text:p>1993463</text:p>
          </table:table-cell>
          <table:table-cell office:value-type="float" office:value="64.07666" calcext:value-type="float">
            <text:p>64.07666</text:p>
          </table:table-cell>
          <table:table-cell office:value-type="float" office:value="64.06" calcext:value-type="float">
            <text:p>64.06</text:p>
          </table:table-cell>
          <table:table-cell office:value-type="float" office:value="24032" calcext:value-type="float">
            <text:p>24032</text:p>
          </table:table-cell>
          <table:table-cell office:value-type="float" office:value="1991668" calcext:value-type="float">
            <text:p>1991668</text:p>
          </table:table-cell>
        </table:table-row>
        <table:table-row table:style-name="ro1">
          <table:table-cell office:value-type="string" calcext:value-type="string">
            <text:p>nsds2_n20000wmin50000-41-s447231691c1951922.ukp</text:p>
          </table:table-cell>
          <table:table-cell office:value-type="float" office:value="20.68333" calcext:value-type="float">
            <text:p>20.68333</text:p>
          </table:table-cell>
          <table:table-cell office:value-type="float" office:value="20.67" calcext:value-type="float">
            <text:p>20.67</text:p>
          </table:table-cell>
          <table:table-cell office:value-type="float" office:value="19420" calcext:value-type="float">
            <text:p>19420</text:p>
          </table:table-cell>
          <table:table-cell office:value-type="float" office:value="2192253" calcext:value-type="float">
            <text:p>2192253</text:p>
          </table:table-cell>
          <table:table-cell office:value-type="float" office:value="64.18999" calcext:value-type="float">
            <text:p>64.18999</text:p>
          </table:table-cell>
          <table:table-cell office:value-type="float" office:value="64.18" calcext:value-type="float">
            <text:p>64.18</text:p>
          </table:table-cell>
          <table:table-cell office:value-type="float" office:value="24060" calcext:value-type="float">
            <text:p>24060</text:p>
          </table:table-cell>
          <table:table-cell office:value-type="float" office:value="2506989" calcext:value-type="float">
            <text:p>2506989</text:p>
          </table:table-cell>
        </table:table-row>
        <table:table-row table:style-name="ro1">
          <table:table-cell office:value-type="string" calcext:value-type="string">
            <text:p>nsds2_n20000wmin20000-73-s285045789c1918878.ukp</text:p>
          </table:table-cell>
          <table:table-cell table:number-columns-repeated="2" office:value-type="float" office:value="20.73" calcext:value-type="float">
            <text:p>20.73</text:p>
          </table:table-cell>
          <table:table-cell office:value-type="float" office:value="19492" calcext:value-type="float">
            <text:p>19492</text:p>
          </table:table-cell>
          <table:table-cell office:value-type="float" office:value="5455948" calcext:value-type="float">
            <text:p>5455948</text:p>
          </table:table-cell>
          <table:table-cell office:value-type="float" office:value="64.35999" calcext:value-type="float">
            <text:p>64.35999</text:p>
          </table:table-cell>
          <table:table-cell office:value-type="float" office:value="64.32" calcext:value-type="float">
            <text:p>64.32</text:p>
          </table:table-cell>
          <table:table-cell office:value-type="float" office:value="23924" calcext:value-type="float">
            <text:p>23924</text:p>
          </table:table-cell>
          <table:table-cell office:value-type="float" office:value="2399159" calcext:value-type="float">
            <text:p>2399159</text:p>
          </table:table-cell>
        </table:table-row>
        <table:table-row table:style-name="ro1">
          <table:table-cell office:value-type="string" calcext:value-type="string">
            <text:p>nsds2_n20000wmin50000-149-s399496341c1053313.ukp</text:p>
          </table:table-cell>
          <table:table-cell office:value-type="float" office:value="20.84333" calcext:value-type="float">
            <text:p>20.84333</text:p>
          </table:table-cell>
          <table:table-cell office:value-type="float" office:value="20.85" calcext:value-type="float">
            <text:p>20.85</text:p>
          </table:table-cell>
          <table:table-cell office:value-type="float" office:value="19704" calcext:value-type="float">
            <text:p>19704</text:p>
          </table:table-cell>
          <table:table-cell office:value-type="float" office:value="5874686" calcext:value-type="float">
            <text:p>5874686</text:p>
          </table:table-cell>
          <table:table-cell office:value-type="float" office:value="64.45999" calcext:value-type="float">
            <text:p>64.45999</text:p>
          </table:table-cell>
          <table:table-cell office:value-type="float" office:value="64.43" calcext:value-type="float">
            <text:p>64.43</text:p>
          </table:table-cell>
          <table:table-cell office:value-type="float" office:value="23904" calcext:value-type="float">
            <text:p>23904</text:p>
          </table:table-cell>
          <table:table-cell office:value-type="float" office:value="1340533" calcext:value-type="float">
            <text:p>1340533</text:p>
          </table:table-cell>
        </table:table-row>
        <table:table-row table:style-name="ro1">
          <table:table-cell office:value-type="string" calcext:value-type="string">
            <text:p>nsds2_n20000wmin20000-60-s481113297c1685225.ukp</text:p>
          </table:table-cell>
          <table:table-cell table:number-columns-repeated="2" office:value-type="float" office:value="20.85" calcext:value-type="float">
            <text:p>20.85</text:p>
          </table:table-cell>
          <table:table-cell office:value-type="float" office:value="18868" calcext:value-type="float">
            <text:p>18868</text:p>
          </table:table-cell>
          <table:table-cell office:value-type="float" office:value="2129557" calcext:value-type="float">
            <text:p>2129557</text:p>
          </table:table-cell>
          <table:table-cell office:value-type="float" office:value="64.59666" calcext:value-type="float">
            <text:p>64.59666</text:p>
          </table:table-cell>
          <table:table-cell office:value-type="float" office:value="64.56" calcext:value-type="float">
            <text:p>64.56</text:p>
          </table:table-cell>
          <table:table-cell office:value-type="float" office:value="23688" calcext:value-type="float">
            <text:p>23688</text:p>
          </table:table-cell>
          <table:table-cell office:value-type="float" office:value="2120998" calcext:value-type="float">
            <text:p>2120998</text:p>
          </table:table-cell>
        </table:table-row>
        <table:table-row table:style-name="ro1">
          <table:table-cell office:value-type="string" calcext:value-type="string">
            <text:p>nsds2_n20000wmin20000-116-s405621139c1649266.ukp</text:p>
          </table:table-cell>
          <table:table-cell table:number-columns-repeated="2" office:value-type="float" office:value="21.42" calcext:value-type="float">
            <text:p>21.42</text:p>
          </table:table-cell>
          <table:table-cell office:value-type="float" office:value="26300" calcext:value-type="float">
            <text:p>26300</text:p>
          </table:table-cell>
          <table:table-cell office:value-type="float" office:value="5711033" calcext:value-type="float">
            <text:p>5711033</text:p>
          </table:table-cell>
          <table:table-cell office:value-type="float" office:value="64.67666" calcext:value-type="float">
            <text:p>64.67666</text:p>
          </table:table-cell>
          <table:table-cell office:value-type="float" office:value="64.64" calcext:value-type="float">
            <text:p>64.64</text:p>
          </table:table-cell>
          <table:table-cell office:value-type="float" office:value="23452" calcext:value-type="float">
            <text:p>23452</text:p>
          </table:table-cell>
          <table:table-cell office:value-type="float" office:value="2064548" calcext:value-type="float">
            <text:p>2064548</text:p>
          </table:table-cell>
        </table:table-row>
        <table:table-row table:style-name="ro1">
          <table:table-cell office:value-type="string" calcext:value-type="string">
            <text:p>nsds2_n20000wmin50000-166-s661392405c1116962.ukp</text:p>
          </table:table-cell>
          <table:table-cell office:value-type="float" office:value="21.42666" calcext:value-type="float">
            <text:p>21.42666</text:p>
          </table:table-cell>
          <table:table-cell office:value-type="float" office:value="21.43" calcext:value-type="float">
            <text:p>21.43</text:p>
          </table:table-cell>
          <table:table-cell office:value-type="float" office:value="20068" calcext:value-type="float">
            <text:p>20068</text:p>
          </table:table-cell>
          <table:table-cell office:value-type="float" office:value="2024739" calcext:value-type="float">
            <text:p>2024739</text:p>
          </table:table-cell>
          <table:table-cell office:value-type="float" office:value="64.89666" calcext:value-type="float">
            <text:p>64.89666</text:p>
          </table:table-cell>
          <table:table-cell office:value-type="float" office:value="64.88" calcext:value-type="float">
            <text:p>64.88</text:p>
          </table:table-cell>
          <table:table-cell office:value-type="float" office:value="23864" calcext:value-type="float">
            <text:p>23864</text:p>
          </table:table-cell>
          <table:table-cell office:value-type="float" office:value="1438301" calcext:value-type="float">
            <text:p>1438301</text:p>
          </table:table-cell>
        </table:table-row>
        <table:table-row table:style-name="ro1">
          <table:table-cell office:value-type="string" calcext:value-type="string">
            <text:p>nsds2_n20000wmin50000-93-s512984724c1600843.ukp</text:p>
          </table:table-cell>
          <table:table-cell office:value-type="float" office:value="21.49666" calcext:value-type="float">
            <text:p>21.49666</text:p>
          </table:table-cell>
          <table:table-cell office:value-type="float" office:value="21.49" calcext:value-type="float">
            <text:p>21.49</text:p>
          </table:table-cell>
          <table:table-cell office:value-type="float" office:value="17236" calcext:value-type="float">
            <text:p>17236</text:p>
          </table:table-cell>
          <table:table-cell office:value-type="float" office:value="1667738" calcext:value-type="float">
            <text:p>1667738</text:p>
          </table:table-cell>
          <table:table-cell office:value-type="float" office:value="64.94666" calcext:value-type="float">
            <text:p>64.94666</text:p>
          </table:table-cell>
          <table:table-cell office:value-type="float" office:value="64.92" calcext:value-type="float">
            <text:p>64.92</text:p>
          </table:table-cell>
          <table:table-cell office:value-type="float" office:value="23592" calcext:value-type="float">
            <text:p>23592</text:p>
          </table:table-cell>
          <table:table-cell office:value-type="float" office:value="2042578" calcext:value-type="float">
            <text:p>2042578</text:p>
          </table:table-cell>
        </table:table-row>
        <table:table-row table:style-name="ro1">
          <table:table-cell office:value-type="string" calcext:value-type="string">
            <text:p>nsds2_n20000wmin20000-90-s483963863c1523737.ukp</text:p>
          </table:table-cell>
          <table:table-cell office:value-type="float" office:value="21.56" calcext:value-type="float">
            <text:p>21.56</text:p>
          </table:table-cell>
          <table:table-cell office:value-type="float" office:value="21.57" calcext:value-type="float">
            <text:p>21.57</text:p>
          </table:table-cell>
          <table:table-cell office:value-type="float" office:value="20776" calcext:value-type="float">
            <text:p>20776</text:p>
          </table:table-cell>
          <table:table-cell office:value-type="float" office:value="5540129" calcext:value-type="float">
            <text:p>5540129</text:p>
          </table:table-cell>
          <table:table-cell office:value-type="float" office:value="65.01333" calcext:value-type="float">
            <text:p>65.01333</text:p>
          </table:table-cell>
          <table:table-cell office:value-type="float" office:value="64.98" calcext:value-type="float">
            <text:p>64.98</text:p>
          </table:table-cell>
          <table:table-cell office:value-type="float" office:value="23956" calcext:value-type="float">
            <text:p>23956</text:p>
          </table:table-cell>
          <table:table-cell office:value-type="float" office:value="1907846" calcext:value-type="float">
            <text:p>1907846</text:p>
          </table:table-cell>
        </table:table-row>
        <table:table-row table:style-name="ro1">
          <table:table-cell office:value-type="string" calcext:value-type="string">
            <text:p>nsds2_n20000wmin50000-153-s362367963c1211137.ukp</text:p>
          </table:table-cell>
          <table:table-cell office:value-type="float" office:value="21.83333" calcext:value-type="float">
            <text:p>21.83333</text:p>
          </table:table-cell>
          <table:table-cell office:value-type="float" office:value="21.83" calcext:value-type="float">
            <text:p>21.83</text:p>
          </table:table-cell>
          <table:table-cell office:value-type="float" office:value="21104" calcext:value-type="float">
            <text:p>21104</text:p>
          </table:table-cell>
          <table:table-cell office:value-type="float" office:value="5754388" calcext:value-type="float">
            <text:p>5754388</text:p>
          </table:table-cell>
          <table:table-cell office:value-type="float" office:value="65.11333" calcext:value-type="float">
            <text:p>65.11333</text:p>
          </table:table-cell>
          <table:table-cell office:value-type="float" office:value="65.08" calcext:value-type="float">
            <text:p>65.08</text:p>
          </table:table-cell>
          <table:table-cell office:value-type="float" office:value="23852" calcext:value-type="float">
            <text:p>23852</text:p>
          </table:table-cell>
          <table:table-cell office:value-type="float" office:value="1552575" calcext:value-type="float">
            <text:p>1552575</text:p>
          </table:table-cell>
        </table:table-row>
        <table:table-row table:style-name="ro1">
          <table:table-cell office:value-type="string" calcext:value-type="string">
            <text:p>nsds2_n20000wmin20000-56-s88272139c1966020.ukp</text:p>
          </table:table-cell>
          <table:table-cell office:value-type="float" office:value="21.99" calcext:value-type="float">
            <text:p>21.99</text:p>
          </table:table-cell>
          <table:table-cell office:value-type="float" office:value="21.98" calcext:value-type="float">
            <text:p>21.98</text:p>
          </table:table-cell>
          <table:table-cell office:value-type="float" office:value="17600" calcext:value-type="float">
            <text:p>17600</text:p>
          </table:table-cell>
          <table:table-cell office:value-type="float" office:value="1358325" calcext:value-type="float">
            <text:p>1358325</text:p>
          </table:table-cell>
          <table:table-cell office:value-type="float" office:value="65.28333" calcext:value-type="float">
            <text:p>65.28333</text:p>
          </table:table-cell>
          <table:table-cell office:value-type="float" office:value="65.24" calcext:value-type="float">
            <text:p>65.24</text:p>
          </table:table-cell>
          <table:table-cell office:value-type="float" office:value="23892" calcext:value-type="float">
            <text:p>23892</text:p>
          </table:table-cell>
          <table:table-cell office:value-type="float" office:value="2469369" calcext:value-type="float">
            <text:p>2469369</text:p>
          </table:table-cell>
        </table:table-row>
        <table:table-row table:style-name="ro1">
          <table:table-cell office:value-type="string" calcext:value-type="string">
            <text:p>nsds2_n20000wmin50000-37-s607801339c1966679.ukp</text:p>
          </table:table-cell>
          <table:table-cell office:value-type="float" office:value="22.10666" calcext:value-type="float">
            <text:p>22.10666</text:p>
          </table:table-cell>
          <table:table-cell office:value-type="float" office:value="22.1" calcext:value-type="float">
            <text:p>22.1</text:p>
          </table:table-cell>
          <table:table-cell office:value-type="float" office:value="19664" calcext:value-type="float">
            <text:p>19664</text:p>
          </table:table-cell>
          <table:table-cell office:value-type="float" office:value="2069703" calcext:value-type="float">
            <text:p>2069703</text:p>
          </table:table-cell>
          <table:table-cell office:value-type="float" office:value="65.42333" calcext:value-type="float">
            <text:p>65.42333</text:p>
          </table:table-cell>
          <table:table-cell office:value-type="float" office:value="65.42" calcext:value-type="float">
            <text:p>65.42</text:p>
          </table:table-cell>
          <table:table-cell office:value-type="float" office:value="24024" calcext:value-type="float">
            <text:p>24024</text:p>
          </table:table-cell>
          <table:table-cell office:value-type="float" office:value="2537642" calcext:value-type="float">
            <text:p>2537642</text:p>
          </table:table-cell>
        </table:table-row>
        <table:table-row table:style-name="ro1">
          <table:table-cell office:value-type="string" calcext:value-type="string">
            <text:p>nsds2_n20000wmin20000-26-s207893161c1419612.ukp</text:p>
          </table:table-cell>
          <table:table-cell office:value-type="float" office:value="22.24667" calcext:value-type="float">
            <text:p>22.24667</text:p>
          </table:table-cell>
          <table:table-cell office:value-type="float" office:value="22.25" calcext:value-type="float">
            <text:p>22.25</text:p>
          </table:table-cell>
          <table:table-cell office:value-type="float" office:value="17944" calcext:value-type="float">
            <text:p>17944</text:p>
          </table:table-cell>
          <table:table-cell office:value-type="float" office:value="5036582" calcext:value-type="float">
            <text:p>5036582</text:p>
          </table:table-cell>
          <table:table-cell office:value-type="float" office:value="65.45999" calcext:value-type="float">
            <text:p>65.45999</text:p>
          </table:table-cell>
          <table:table-cell office:value-type="float" office:value="65.42" calcext:value-type="float">
            <text:p>65.42</text:p>
          </table:table-cell>
          <table:table-cell office:value-type="float" office:value="23812" calcext:value-type="float">
            <text:p>23812</text:p>
          </table:table-cell>
          <table:table-cell office:value-type="float" office:value="1792321" calcext:value-type="float">
            <text:p>1792321</text:p>
          </table:table-cell>
        </table:table-row>
        <table:table-row table:style-name="ro1">
          <table:table-cell office:value-type="string" calcext:value-type="string">
            <text:p>nsds2_n20000wmin50000-86-s925211847c1892969.ukp</text:p>
          </table:table-cell>
          <table:table-cell office:value-type="float" office:value="22.27333" calcext:value-type="float">
            <text:p>22.27333</text:p>
          </table:table-cell>
          <table:table-cell office:value-type="float" office:value="22.27" calcext:value-type="float">
            <text:p>22.27</text:p>
          </table:table-cell>
          <table:table-cell office:value-type="float" office:value="20028" calcext:value-type="float">
            <text:p>20028</text:p>
          </table:table-cell>
          <table:table-cell office:value-type="float" office:value="1874512" calcext:value-type="float">
            <text:p>1874512</text:p>
          </table:table-cell>
          <table:table-cell office:value-type="float" office:value="65.48666" calcext:value-type="float">
            <text:p>65.48666</text:p>
          </table:table-cell>
          <table:table-cell office:value-type="float" office:value="65.45" calcext:value-type="float">
            <text:p>65.45</text:p>
          </table:table-cell>
          <table:table-cell office:value-type="float" office:value="24052" calcext:value-type="float">
            <text:p>24052</text:p>
          </table:table-cell>
          <table:table-cell office:value-type="float" office:value="2436034" calcext:value-type="float">
            <text:p>2436034</text:p>
          </table:table-cell>
        </table:table-row>
        <table:table-row table:style-name="ro1">
          <table:table-cell office:value-type="string" calcext:value-type="string">
            <text:p>nsds2_n20000wmin20000-113-s47721841c1790160.ukp</text:p>
          </table:table-cell>
          <table:table-cell office:value-type="float" office:value="22.38" calcext:value-type="float">
            <text:p>22.38</text:p>
          </table:table-cell>
          <table:table-cell office:value-type="float" office:value="22.39" calcext:value-type="float">
            <text:p>22.39</text:p>
          </table:table-cell>
          <table:table-cell office:value-type="float" office:value="19236" calcext:value-type="float">
            <text:p>19236</text:p>
          </table:table-cell>
          <table:table-cell office:value-type="float" office:value="5036221" calcext:value-type="float">
            <text:p>5036221</text:p>
          </table:table-cell>
          <table:table-cell office:value-type="float" office:value="65.51666" calcext:value-type="float">
            <text:p>65.51666</text:p>
          </table:table-cell>
          <table:table-cell office:value-type="float" office:value="65.48" calcext:value-type="float">
            <text:p>65.48</text:p>
          </table:table-cell>
          <table:table-cell office:value-type="float" office:value="23752" calcext:value-type="float">
            <text:p>23752</text:p>
          </table:table-cell>
          <table:table-cell office:value-type="float" office:value="2235798" calcext:value-type="float">
            <text:p>2235798</text:p>
          </table:table-cell>
        </table:table-row>
        <table:table-row table:style-name="ro1">
          <table:table-cell office:value-type="string" calcext:value-type="string">
            <text:p>nsds2_n20000wmin50000-94-s611662245c1962448.ukp</text:p>
          </table:table-cell>
          <table:table-cell office:value-type="float" office:value="22.98333" calcext:value-type="float">
            <text:p>22.98333</text:p>
          </table:table-cell>
          <table:table-cell office:value-type="float" office:value="22.98" calcext:value-type="float">
            <text:p>22.98</text:p>
          </table:table-cell>
          <table:table-cell office:value-type="float" office:value="20180" calcext:value-type="float">
            <text:p>20180</text:p>
          </table:table-cell>
          <table:table-cell office:value-type="float" office:value="1922459" calcext:value-type="float">
            <text:p>1922459</text:p>
          </table:table-cell>
          <table:table-cell office:value-type="float" office:value="65.67333" calcext:value-type="float">
            <text:p>65.67333</text:p>
          </table:table-cell>
          <table:table-cell office:value-type="float" office:value="65.64" calcext:value-type="float">
            <text:p>65.64</text:p>
          </table:table-cell>
          <table:table-cell office:value-type="float" office:value="24068" calcext:value-type="float">
            <text:p>24068</text:p>
          </table:table-cell>
          <table:table-cell office:value-type="float" office:value="2533193" calcext:value-type="float">
            <text:p>2533193</text:p>
          </table:table-cell>
        </table:table-row>
        <table:table-row table:style-name="ro1">
          <table:table-cell office:value-type="string" calcext:value-type="string">
            <text:p>nsds2_n20000wmin50000-7-s451986827c1701716.ukp</text:p>
          </table:table-cell>
          <table:table-cell office:value-type="float" office:value="23.06333" calcext:value-type="float">
            <text:p>23.06333</text:p>
          </table:table-cell>
          <table:table-cell office:value-type="float" office:value="23.05" calcext:value-type="float">
            <text:p>23.05</text:p>
          </table:table-cell>
          <table:table-cell office:value-type="float" office:value="19720" calcext:value-type="float">
            <text:p>19720</text:p>
          </table:table-cell>
          <table:table-cell office:value-type="float" office:value="2023786" calcext:value-type="float">
            <text:p>2023786</text:p>
          </table:table-cell>
          <table:table-cell office:value-type="float" office:value="65.99333" calcext:value-type="float">
            <text:p>65.99333</text:p>
          </table:table-cell>
          <table:table-cell office:value-type="float" office:value="65.95" calcext:value-type="float">
            <text:p>65.95</text:p>
          </table:table-cell>
          <table:table-cell office:value-type="float" office:value="23892" calcext:value-type="float">
            <text:p>23892</text:p>
          </table:table-cell>
          <table:table-cell office:value-type="float" office:value="2192650" calcext:value-type="float">
            <text:p>2192650</text:p>
          </table:table-cell>
        </table:table-row>
        <table:table-row table:style-name="ro1">
          <table:table-cell office:value-type="string" calcext:value-type="string">
            <text:p>nsds2_n20000wmin50000-120-s53290165c1262796.ukp</text:p>
          </table:table-cell>
          <table:table-cell office:value-type="float" office:value="23.19333" calcext:value-type="float">
            <text:p>23.19333</text:p>
          </table:table-cell>
          <table:table-cell office:value-type="float" office:value="23.19" calcext:value-type="float">
            <text:p>23.19</text:p>
          </table:table-cell>
          <table:table-cell office:value-type="float" office:value="19536" calcext:value-type="float">
            <text:p>19536</text:p>
          </table:table-cell>
          <table:table-cell office:value-type="float" office:value="1951175" calcext:value-type="float">
            <text:p>1951175</text:p>
          </table:table-cell>
          <table:table-cell office:value-type="float" office:value="66.21333" calcext:value-type="float">
            <text:p>66.21333</text:p>
          </table:table-cell>
          <table:table-cell office:value-type="float" office:value="66.19" calcext:value-type="float">
            <text:p>66.19</text:p>
          </table:table-cell>
          <table:table-cell office:value-type="float" office:value="23360" calcext:value-type="float">
            <text:p>23360</text:p>
          </table:table-cell>
          <table:table-cell office:value-type="float" office:value="1617445" calcext:value-type="float">
            <text:p>1617445</text:p>
          </table:table-cell>
        </table:table-row>
        <table:table-row table:style-name="ro1">
          <table:table-cell office:value-type="string" calcext:value-type="string">
            <text:p>nsds2_n20000wmin50000-119-s291809797c1767296.ukp</text:p>
          </table:table-cell>
          <table:table-cell table:number-columns-repeated="2" office:value-type="float" office:value="23.31" calcext:value-type="float">
            <text:p>23.31</text:p>
          </table:table-cell>
          <table:table-cell office:value-type="float" office:value="20340" calcext:value-type="float">
            <text:p>20340</text:p>
          </table:table-cell>
          <table:table-cell office:value-type="float" office:value="1631122" calcext:value-type="float">
            <text:p>1631122</text:p>
          </table:table-cell>
          <table:table-cell office:value-type="float" office:value="66.39666" calcext:value-type="float">
            <text:p>66.39666</text:p>
          </table:table-cell>
          <table:table-cell office:value-type="float" office:value="66.35" calcext:value-type="float">
            <text:p>66.35</text:p>
          </table:table-cell>
          <table:table-cell office:value-type="float" office:value="24224" calcext:value-type="float">
            <text:p>24224</text:p>
          </table:table-cell>
          <table:table-cell office:value-type="float" office:value="2256639" calcext:value-type="float">
            <text:p>2256639</text:p>
          </table:table-cell>
        </table:table-row>
        <table:table-row table:style-name="ro1">
          <table:table-cell office:value-type="string" calcext:value-type="string">
            <text:p>nsds2_n20000wmin20000-169-s179141282c1806664.ukp</text:p>
          </table:table-cell>
          <table:table-cell office:value-type="float" office:value="23.36" calcext:value-type="float">
            <text:p>23.36</text:p>
          </table:table-cell>
          <table:table-cell office:value-type="float" office:value="23.35" calcext:value-type="float">
            <text:p>23.35</text:p>
          </table:table-cell>
          <table:table-cell office:value-type="float" office:value="21528" calcext:value-type="float">
            <text:p>21528</text:p>
          </table:table-cell>
          <table:table-cell office:value-type="float" office:value="2000716" calcext:value-type="float">
            <text:p>2000716</text:p>
          </table:table-cell>
          <table:table-cell office:value-type="float" office:value="66.76999" calcext:value-type="float">
            <text:p>66.76999</text:p>
          </table:table-cell>
          <table:table-cell office:value-type="float" office:value="66.74" calcext:value-type="float">
            <text:p>66.74</text:p>
          </table:table-cell>
          <table:table-cell office:value-type="float" office:value="23852" calcext:value-type="float">
            <text:p>23852</text:p>
          </table:table-cell>
          <table:table-cell office:value-type="float" office:value="2270027" calcext:value-type="float">
            <text:p>2270027</text:p>
          </table:table-cell>
        </table:table-row>
        <table:table-row table:style-name="ro1">
          <table:table-cell office:value-type="string" calcext:value-type="string">
            <text:p>nsds2_n20000wmin50000-116-s405621139c1401964.ukp</text:p>
          </table:table-cell>
          <table:table-cell office:value-type="float" office:value="23.42333" calcext:value-type="float">
            <text:p>23.42333</text:p>
          </table:table-cell>
          <table:table-cell office:value-type="float" office:value="23.42" calcext:value-type="float">
            <text:p>23.42</text:p>
          </table:table-cell>
          <table:table-cell office:value-type="float" office:value="19396" calcext:value-type="float">
            <text:p>19396</text:p>
          </table:table-cell>
          <table:table-cell office:value-type="float" office:value="2360563" calcext:value-type="float">
            <text:p>2360563</text:p>
          </table:table-cell>
          <table:table-cell office:value-type="float" office:value="66.76999" calcext:value-type="float">
            <text:p>66.76999</text:p>
          </table:table-cell>
          <table:table-cell office:value-type="float" office:value="66.75" calcext:value-type="float">
            <text:p>66.75</text:p>
          </table:table-cell>
          <table:table-cell office:value-type="float" office:value="23908" calcext:value-type="float">
            <text:p>23908</text:p>
          </table:table-cell>
          <table:table-cell office:value-type="float" office:value="1787284" calcext:value-type="float">
            <text:p>1787284</text:p>
          </table:table-cell>
        </table:table-row>
        <table:table-row table:style-name="ro1">
          <table:table-cell office:value-type="string" calcext:value-type="string">
            <text:p>nsds2_n20000wmin50000-113-s47721841c1608868.ukp</text:p>
          </table:table-cell>
          <table:table-cell table:number-columns-repeated="2" office:value-type="float" office:value="23.86" calcext:value-type="float">
            <text:p>23.86</text:p>
          </table:table-cell>
          <table:table-cell office:value-type="float" office:value="20436" calcext:value-type="float">
            <text:p>20436</text:p>
          </table:table-cell>
          <table:table-cell office:value-type="float" office:value="5192016" calcext:value-type="float">
            <text:p>5192016</text:p>
          </table:table-cell>
          <table:table-cell office:value-type="float" office:value="66.86999" calcext:value-type="float">
            <text:p>66.86999</text:p>
          </table:table-cell>
          <table:table-cell office:value-type="float" office:value="66.83" calcext:value-type="float">
            <text:p>66.83</text:p>
          </table:table-cell>
          <table:table-cell office:value-type="float" office:value="23876" calcext:value-type="float">
            <text:p>23876</text:p>
          </table:table-cell>
          <table:table-cell office:value-type="float" office:value="2052136" calcext:value-type="float">
            <text:p>2052136</text:p>
          </table:table-cell>
        </table:table-row>
        <table:table-row table:style-name="ro1">
          <table:table-cell office:value-type="string" calcext:value-type="string">
            <text:p>nsds2_n20000wmin50000-132-s127422697c1834666.ukp</text:p>
          </table:table-cell>
          <table:table-cell office:value-type="float" office:value="23.86667" calcext:value-type="float">
            <text:p>23.86667</text:p>
          </table:table-cell>
          <table:table-cell office:value-type="float" office:value="23.87" calcext:value-type="float">
            <text:p>23.87</text:p>
          </table:table-cell>
          <table:table-cell office:value-type="float" office:value="19916" calcext:value-type="float">
            <text:p>19916</text:p>
          </table:table-cell>
          <table:table-cell office:value-type="float" office:value="5464571" calcext:value-type="float">
            <text:p>5464571</text:p>
          </table:table-cell>
          <table:table-cell office:value-type="float" office:value="66.95333" calcext:value-type="float">
            <text:p>66.95333</text:p>
          </table:table-cell>
          <table:table-cell office:value-type="float" office:value="66.92" calcext:value-type="float">
            <text:p>66.92</text:p>
          </table:table-cell>
          <table:table-cell office:value-type="float" office:value="23828" calcext:value-type="float">
            <text:p>23828</text:p>
          </table:table-cell>
          <table:table-cell office:value-type="float" office:value="2371123" calcext:value-type="float">
            <text:p>2371123</text:p>
          </table:table-cell>
        </table:table-row>
        <table:table-row table:style-name="ro1">
          <table:table-cell office:value-type="string" calcext:value-type="string">
            <text:p>nsds2_n20000wmin50000-128-s633218386c1369500.ukp</text:p>
          </table:table-cell>
          <table:table-cell office:value-type="float" office:value="23.88666" calcext:value-type="float">
            <text:p>23.88666</text:p>
          </table:table-cell>
          <table:table-cell office:value-type="float" office:value="23.89" calcext:value-type="float">
            <text:p>23.89</text:p>
          </table:table-cell>
          <table:table-cell office:value-type="float" office:value="19276" calcext:value-type="float">
            <text:p>19276</text:p>
          </table:table-cell>
          <table:table-cell office:value-type="float" office:value="1671968" calcext:value-type="float">
            <text:p>1671968</text:p>
          </table:table-cell>
          <table:table-cell office:value-type="float" office:value="67.07666" calcext:value-type="float">
            <text:p>67.07666</text:p>
          </table:table-cell>
          <table:table-cell office:value-type="float" office:value="67.04" calcext:value-type="float">
            <text:p>67.04</text:p>
          </table:table-cell>
          <table:table-cell office:value-type="float" office:value="23816" calcext:value-type="float">
            <text:p>23816</text:p>
          </table:table-cell>
          <table:table-cell office:value-type="float" office:value="1740605" calcext:value-type="float">
            <text:p>1740605</text:p>
          </table:table-cell>
        </table:table-row>
        <table:table-row table:style-name="ro1">
          <table:table-cell office:value-type="string" calcext:value-type="string">
            <text:p>nsds2_n20000wmin50000-140-s139860385c1033411.ukp</text:p>
          </table:table-cell>
          <table:table-cell office:value-type="float" office:value="24.16" calcext:value-type="float">
            <text:p>24.16</text:p>
          </table:table-cell>
          <table:table-cell office:value-type="float" office:value="24.15" calcext:value-type="float">
            <text:p>24.15</text:p>
          </table:table-cell>
          <table:table-cell office:value-type="float" office:value="19176" calcext:value-type="float">
            <text:p>19176</text:p>
          </table:table-cell>
          <table:table-cell office:value-type="float" office:value="1584146" calcext:value-type="float">
            <text:p>1584146</text:p>
          </table:table-cell>
          <table:table-cell office:value-type="float" office:value="67.15666" calcext:value-type="float">
            <text:p>67.15666</text:p>
          </table:table-cell>
          <table:table-cell office:value-type="float" office:value="67.13" calcext:value-type="float">
            <text:p>67.13</text:p>
          </table:table-cell>
          <table:table-cell office:value-type="float" office:value="24204" calcext:value-type="float">
            <text:p>24204</text:p>
          </table:table-cell>
          <table:table-cell office:value-type="float" office:value="1320654" calcext:value-type="float">
            <text:p>1320654</text:p>
          </table:table-cell>
        </table:table-row>
        <table:table-row table:style-name="ro1">
          <table:table-cell office:value-type="string" calcext:value-type="string">
            <text:p>nsds2_n20000wmin50000-101-s879272876c1412754.ukp</text:p>
          </table:table-cell>
          <table:table-cell office:value-type="float" office:value="25.22" calcext:value-type="float">
            <text:p>25.22</text:p>
          </table:table-cell>
          <table:table-cell office:value-type="float" office:value="25.24" calcext:value-type="float">
            <text:p>25.24</text:p>
          </table:table-cell>
          <table:table-cell office:value-type="float" office:value="19052" calcext:value-type="float">
            <text:p>19052</text:p>
          </table:table-cell>
          <table:table-cell office:value-type="float" office:value="2307782" calcext:value-type="float">
            <text:p>2307782</text:p>
          </table:table-cell>
          <table:table-cell office:value-type="float" office:value="67.28333" calcext:value-type="float">
            <text:p>67.28333</text:p>
          </table:table-cell>
          <table:table-cell office:value-type="float" office:value="67.25" calcext:value-type="float">
            <text:p>67.25</text:p>
          </table:table-cell>
          <table:table-cell office:value-type="float" office:value="24144" calcext:value-type="float">
            <text:p>24144</text:p>
          </table:table-cell>
          <table:table-cell office:value-type="float" office:value="1808916" calcext:value-type="float">
            <text:p>1808916</text:p>
          </table:table-cell>
        </table:table-row>
        <table:table-row table:style-name="ro1">
          <table:table-cell office:value-type="string" calcext:value-type="string">
            <text:p>nsds2_n20000wmin50000-139-s586663876c1257334.ukp</text:p>
          </table:table-cell>
          <table:table-cell office:value-type="float" office:value="25.25" calcext:value-type="float">
            <text:p>25.25</text:p>
          </table:table-cell>
          <table:table-cell office:value-type="float" office:value="25.26" calcext:value-type="float">
            <text:p>25.26</text:p>
          </table:table-cell>
          <table:table-cell office:value-type="float" office:value="22012" calcext:value-type="float">
            <text:p>22012</text:p>
          </table:table-cell>
          <table:table-cell office:value-type="float" office:value="1834056" calcext:value-type="float">
            <text:p>1834056</text:p>
          </table:table-cell>
          <table:table-cell office:value-type="float" office:value="67.28666" calcext:value-type="float">
            <text:p>67.28666</text:p>
          </table:table-cell>
          <table:table-cell office:value-type="float" office:value="67.26" calcext:value-type="float">
            <text:p>67.26</text:p>
          </table:table-cell>
          <table:table-cell office:value-type="float" office:value="23900" calcext:value-type="float">
            <text:p>23900</text:p>
          </table:table-cell>
          <table:table-cell office:value-type="float" office:value="1602428" calcext:value-type="float">
            <text:p>1602428</text:p>
          </table:table-cell>
        </table:table-row>
        <table:table-row table:style-name="ro1">
          <table:table-cell office:value-type="string" calcext:value-type="string">
            <text:p>nsds2_n20000wmin50000-95-s419785115c1627187.ukp</text:p>
          </table:table-cell>
          <table:table-cell office:value-type="float" office:value="25.36667" calcext:value-type="float">
            <text:p>25.36667</text:p>
          </table:table-cell>
          <table:table-cell office:value-type="float" office:value="25.37" calcext:value-type="float">
            <text:p>25.37</text:p>
          </table:table-cell>
          <table:table-cell office:value-type="float" office:value="21856" calcext:value-type="float">
            <text:p>21856</text:p>
          </table:table-cell>
          <table:table-cell office:value-type="float" office:value="5424008" calcext:value-type="float">
            <text:p>5424008</text:p>
          </table:table-cell>
          <table:table-cell office:value-type="float" office:value="67.42999" calcext:value-type="float">
            <text:p>67.42999</text:p>
          </table:table-cell>
          <table:table-cell office:value-type="float" office:value="67.4" calcext:value-type="float">
            <text:p>67.4</text:p>
          </table:table-cell>
          <table:table-cell office:value-type="float" office:value="23896" calcext:value-type="float">
            <text:p>23896</text:p>
          </table:table-cell>
          <table:table-cell office:value-type="float" office:value="2088818" calcext:value-type="float">
            <text:p>2088818</text:p>
          </table:table-cell>
        </table:table-row>
        <table:table-row table:style-name="ro1">
          <table:table-cell office:value-type="string" calcext:value-type="string">
            <text:p>nsds2_n20000wmin20000-44-s193169413c1637747.ukp</text:p>
          </table:table-cell>
          <table:table-cell office:value-type="float" office:value="25.91" calcext:value-type="float">
            <text:p>25.91</text:p>
          </table:table-cell>
          <table:table-cell office:value-type="float" office:value="25.92" calcext:value-type="float">
            <text:p>25.92</text:p>
          </table:table-cell>
          <table:table-cell office:value-type="float" office:value="23932" calcext:value-type="float">
            <text:p>23932</text:p>
          </table:table-cell>
          <table:table-cell office:value-type="float" office:value="5613361" calcext:value-type="float">
            <text:p>5613361</text:p>
          </table:table-cell>
          <table:table-cell office:value-type="float" office:value="67.51666" calcext:value-type="float">
            <text:p>67.51666</text:p>
          </table:table-cell>
          <table:table-cell office:value-type="float" office:value="67.48" calcext:value-type="float">
            <text:p>67.48</text:p>
          </table:table-cell>
          <table:table-cell office:value-type="float" office:value="23584" calcext:value-type="float">
            <text:p>23584</text:p>
          </table:table-cell>
          <table:table-cell office:value-type="float" office:value="2054538" calcext:value-type="float">
            <text:p>2054538</text:p>
          </table:table-cell>
        </table:table-row>
        <table:table-row table:style-name="ro1">
          <table:table-cell office:value-type="string" calcext:value-type="string">
            <text:p>nsds2_n20000wmin50000-97-s389788488c1551240.ukp</text:p>
          </table:table-cell>
          <table:table-cell table:number-columns-repeated="2" office:value-type="float" office:value="25.96" calcext:value-type="float">
            <text:p>25.96</text:p>
          </table:table-cell>
          <table:table-cell office:value-type="float" office:value="20764" calcext:value-type="float">
            <text:p>20764</text:p>
          </table:table-cell>
          <table:table-cell office:value-type="float" office:value="1928172" calcext:value-type="float">
            <text:p>1928172</text:p>
          </table:table-cell>
          <table:table-cell office:value-type="float" office:value="67.61333" calcext:value-type="float">
            <text:p>67.61333</text:p>
          </table:table-cell>
          <table:table-cell office:value-type="float" office:value="67.6" calcext:value-type="float">
            <text:p>67.6</text:p>
          </table:table-cell>
          <table:table-cell office:value-type="float" office:value="23904" calcext:value-type="float">
            <text:p>23904</text:p>
          </table:table-cell>
          <table:table-cell office:value-type="float" office:value="1984104" calcext:value-type="float">
            <text:p>1984104</text:p>
          </table:table-cell>
        </table:table-row>
        <table:table-row table:style-name="ro1">
          <table:table-cell office:value-type="string" calcext:value-type="string">
            <text:p>nsds2_n20000wmin50000-99-s785559520c1292316.ukp</text:p>
          </table:table-cell>
          <table:table-cell table:number-columns-repeated="2" office:value-type="float" office:value="25.97" calcext:value-type="float">
            <text:p>25.97</text:p>
          </table:table-cell>
          <table:table-cell office:value-type="float" office:value="22848" calcext:value-type="float">
            <text:p>22848</text:p>
          </table:table-cell>
          <table:table-cell office:value-type="float" office:value="5530387" calcext:value-type="float">
            <text:p>5530387</text:p>
          </table:table-cell>
          <table:table-cell office:value-type="float" office:value="67.78666" calcext:value-type="float">
            <text:p>67.78666</text:p>
          </table:table-cell>
          <table:table-cell office:value-type="float" office:value="67.74" calcext:value-type="float">
            <text:p>67.74</text:p>
          </table:table-cell>
          <table:table-cell office:value-type="float" office:value="23864" calcext:value-type="float">
            <text:p>23864</text:p>
          </table:table-cell>
          <table:table-cell office:value-type="float" office:value="1667738" calcext:value-type="float">
            <text:p>1667738</text:p>
          </table:table-cell>
        </table:table-row>
        <table:table-row table:style-name="ro1">
          <table:table-cell office:value-type="string" calcext:value-type="string">
            <text:p>nsds2_n20000wmin50000-9-s684448574c1544915.ukp</text:p>
          </table:table-cell>
          <table:table-cell table:number-columns-repeated="2" office:value-type="float" office:value="26.11" calcext:value-type="float">
            <text:p>26.11</text:p>
          </table:table-cell>
          <table:table-cell office:value-type="float" office:value="19380" calcext:value-type="float">
            <text:p>19380</text:p>
          </table:table-cell>
          <table:table-cell office:value-type="float" office:value="1392975" calcext:value-type="float">
            <text:p>1392975</text:p>
          </table:table-cell>
          <table:table-cell office:value-type="float" office:value="67.83666" calcext:value-type="float">
            <text:p>67.83666</text:p>
          </table:table-cell>
          <table:table-cell office:value-type="float" office:value="67.81" calcext:value-type="float">
            <text:p>67.81</text:p>
          </table:table-cell>
          <table:table-cell office:value-type="float" office:value="23888" calcext:value-type="float">
            <text:p>23888</text:p>
          </table:table-cell>
          <table:table-cell office:value-type="float" office:value="1986391" calcext:value-type="float">
            <text:p>1986391</text:p>
          </table:table-cell>
        </table:table-row>
        <table:table-row table:style-name="ro1">
          <table:table-cell office:value-type="string" calcext:value-type="string">
            <text:p>nsds2_n20000wmin20000-97-s389788488c1657651.ukp</text:p>
          </table:table-cell>
          <table:table-cell office:value-type="float" office:value="26.11333" calcext:value-type="float">
            <text:p>26.11333</text:p>
          </table:table-cell>
          <table:table-cell office:value-type="float" office:value="26.12" calcext:value-type="float">
            <text:p>26.12</text:p>
          </table:table-cell>
          <table:table-cell office:value-type="float" office:value="21252" calcext:value-type="float">
            <text:p>21252</text:p>
          </table:table-cell>
          <table:table-cell office:value-type="float" office:value="1711723" calcext:value-type="float">
            <text:p>1711723</text:p>
          </table:table-cell>
          <table:table-cell office:value-type="float" office:value="68.03333" calcext:value-type="float">
            <text:p>68.03333</text:p>
          </table:table-cell>
          <table:table-cell office:value-type="float" office:value="68.01" calcext:value-type="float">
            <text:p>68.01</text:p>
          </table:table-cell>
          <table:table-cell office:value-type="float" office:value="21760" calcext:value-type="float">
            <text:p>21760</text:p>
          </table:table-cell>
          <table:table-cell office:value-type="float" office:value="2075287" calcext:value-type="float">
            <text:p>2075287</text:p>
          </table:table-cell>
        </table:table-row>
        <table:table-row table:style-name="ro1">
          <table:table-cell office:value-type="string" calcext:value-type="string">
            <text:p>nsds2_n20000wmin50000-112-s351421871c1456334.ukp</text:p>
          </table:table-cell>
          <table:table-cell office:value-type="float" office:value="26.18333" calcext:value-type="float">
            <text:p>26.18333</text:p>
          </table:table-cell>
          <table:table-cell office:value-type="float" office:value="26.18" calcext:value-type="float">
            <text:p>26.18</text:p>
          </table:table-cell>
          <table:table-cell office:value-type="float" office:value="21568" calcext:value-type="float">
            <text:p>21568</text:p>
          </table:table-cell>
          <table:table-cell office:value-type="float" office:value="1787284" calcext:value-type="float">
            <text:p>1787284</text:p>
          </table:table-cell>
          <table:table-cell office:value-type="float" office:value="68.34333" calcext:value-type="float">
            <text:p>68.34333</text:p>
          </table:table-cell>
          <table:table-cell office:value-type="float" office:value="68.3" calcext:value-type="float">
            <text:p>68.3</text:p>
          </table:table-cell>
          <table:table-cell office:value-type="float" office:value="23816" calcext:value-type="float">
            <text:p>23816</text:p>
          </table:table-cell>
          <table:table-cell office:value-type="float" office:value="1874512" calcext:value-type="float">
            <text:p>1874512</text:p>
          </table:table-cell>
        </table:table-row>
        <table:table-row table:style-name="ro1">
          <table:table-cell office:value-type="string" calcext:value-type="string">
            <text:p>nsds2_n20000wmin50000-12-s774727805c1128316.ukp</text:p>
          </table:table-cell>
          <table:table-cell office:value-type="float" office:value="26.22666" calcext:value-type="float">
            <text:p>26.22666</text:p>
          </table:table-cell>
          <table:table-cell office:value-type="float" office:value="26.22" calcext:value-type="float">
            <text:p>26.22</text:p>
          </table:table-cell>
          <table:table-cell office:value-type="float" office:value="19772" calcext:value-type="float">
            <text:p>19772</text:p>
          </table:table-cell>
          <table:table-cell office:value-type="float" office:value="1656838" calcext:value-type="float">
            <text:p>1656838</text:p>
          </table:table-cell>
          <table:table-cell office:value-type="float" office:value="68.83666" calcext:value-type="float">
            <text:p>68.83666</text:p>
          </table:table-cell>
          <table:table-cell office:value-type="float" office:value="68.83" calcext:value-type="float">
            <text:p>68.83</text:p>
          </table:table-cell>
          <table:table-cell office:value-type="float" office:value="23944" calcext:value-type="float">
            <text:p>23944</text:p>
          </table:table-cell>
          <table:table-cell office:value-type="float" office:value="1438367" calcext:value-type="float">
            <text:p>1438367</text:p>
          </table:table-cell>
        </table:table-row>
        <table:table-row table:style-name="ro1">
          <table:table-cell office:value-type="string" calcext:value-type="string">
            <text:p>nsds2_n20000wmin20000-89-s905865785c1896887.ukp</text:p>
          </table:table-cell>
          <table:table-cell office:value-type="float" office:value="26.30666" calcext:value-type="float">
            <text:p>26.30666</text:p>
          </table:table-cell>
          <table:table-cell office:value-type="float" office:value="26.31" calcext:value-type="float">
            <text:p>26.31</text:p>
          </table:table-cell>
          <table:table-cell office:value-type="float" office:value="19792" calcext:value-type="float">
            <text:p>19792</text:p>
          </table:table-cell>
          <table:table-cell office:value-type="float" office:value="1864046" calcext:value-type="float">
            <text:p>1864046</text:p>
          </table:table-cell>
          <table:table-cell office:value-type="float" office:value="68.94333" calcext:value-type="float">
            <text:p>68.94333</text:p>
          </table:table-cell>
          <table:table-cell office:value-type="float" office:value="68.9" calcext:value-type="float">
            <text:p>68.9</text:p>
          </table:table-cell>
          <table:table-cell office:value-type="float" office:value="23916" calcext:value-type="float">
            <text:p>23916</text:p>
          </table:table-cell>
          <table:table-cell office:value-type="float" office:value="2381387" calcext:value-type="float">
            <text:p>2381387</text:p>
          </table:table-cell>
        </table:table-row>
        <table:table-row table:style-name="ro1">
          <table:table-cell office:value-type="string" calcext:value-type="string">
            <text:p>nsds2_n20000wmin20000-88-s87557726c1864673.ukp</text:p>
          </table:table-cell>
          <table:table-cell office:value-type="float" office:value="26.44666" calcext:value-type="float">
            <text:p>26.44666</text:p>
          </table:table-cell>
          <table:table-cell office:value-type="float" office:value="26.44" calcext:value-type="float">
            <text:p>26.44</text:p>
          </table:table-cell>
          <table:table-cell office:value-type="float" office:value="18908" calcext:value-type="float">
            <text:p>18908</text:p>
          </table:table-cell>
          <table:table-cell office:value-type="float" office:value="1420209" calcext:value-type="float">
            <text:p>1420209</text:p>
          </table:table-cell>
          <table:table-cell office:value-type="float" office:value="69.06999" calcext:value-type="float">
            <text:p>69.06999</text:p>
          </table:table-cell>
          <table:table-cell office:value-type="float" office:value="69.05" calcext:value-type="float">
            <text:p>69.05</text:p>
          </table:table-cell>
          <table:table-cell office:value-type="float" office:value="23608" calcext:value-type="float">
            <text:p>23608</text:p>
          </table:table-cell>
          <table:table-cell office:value-type="float" office:value="2341604" calcext:value-type="float">
            <text:p>2341604</text:p>
          </table:table-cell>
        </table:table-row>
        <table:table-row table:style-name="ro1">
          <table:table-cell office:value-type="string" calcext:value-type="string">
            <text:p>nsds2_n20000wmin20000-115-s11371460c1659902.ukp</text:p>
          </table:table-cell>
          <table:table-cell office:value-type="float" office:value="26.52333" calcext:value-type="float">
            <text:p>26.52333</text:p>
          </table:table-cell>
          <table:table-cell office:value-type="float" office:value="26.52" calcext:value-type="float">
            <text:p>26.52</text:p>
          </table:table-cell>
          <table:table-cell office:value-type="float" office:value="17456" calcext:value-type="float">
            <text:p>17456</text:p>
          </table:table-cell>
          <table:table-cell office:value-type="float" office:value="1998608" calcext:value-type="float">
            <text:p>1998608</text:p>
          </table:table-cell>
          <table:table-cell office:value-type="float" office:value="69.10666" calcext:value-type="float">
            <text:p>69.10666</text:p>
          </table:table-cell>
          <table:table-cell office:value-type="float" office:value="69.08" calcext:value-type="float">
            <text:p>69.08</text:p>
          </table:table-cell>
          <table:table-cell office:value-type="float" office:value="23900" calcext:value-type="float">
            <text:p>23900</text:p>
          </table:table-cell>
          <table:table-cell office:value-type="float" office:value="2073975" calcext:value-type="float">
            <text:p>2073975</text:p>
          </table:table-cell>
        </table:table-row>
        <table:table-row table:style-name="ro1">
          <table:table-cell office:value-type="string" calcext:value-type="string">
            <text:p>nsds2_n20000wmin50000-158-s752268543c1404939.ukp</text:p>
          </table:table-cell>
          <table:table-cell office:value-type="float" office:value="26.59" calcext:value-type="float">
            <text:p>26.59</text:p>
          </table:table-cell>
          <table:table-cell office:value-type="float" office:value="26.57" calcext:value-type="float">
            <text:p>26.57</text:p>
          </table:table-cell>
          <table:table-cell office:value-type="float" office:value="22276" calcext:value-type="float">
            <text:p>22276</text:p>
          </table:table-cell>
          <table:table-cell office:value-type="float" office:value="1993283" calcext:value-type="float">
            <text:p>1993283</text:p>
          </table:table-cell>
          <table:table-cell office:value-type="float" office:value="69.15333" calcext:value-type="float">
            <text:p>69.15333</text:p>
          </table:table-cell>
          <table:table-cell office:value-type="float" office:value="69.12" calcext:value-type="float">
            <text:p>69.12</text:p>
          </table:table-cell>
          <table:table-cell office:value-type="float" office:value="23880" calcext:value-type="float">
            <text:p>23880</text:p>
          </table:table-cell>
          <table:table-cell office:value-type="float" office:value="1796545" calcext:value-type="float">
            <text:p>1796545</text:p>
          </table:table-cell>
        </table:table-row>
        <table:table-row table:style-name="ro1">
          <table:table-cell office:value-type="string" calcext:value-type="string">
            <text:p>nsds2_n20000wmin50000-159-s543190476c1453442.ukp</text:p>
          </table:table-cell>
          <table:table-cell office:value-type="float" office:value="26.62" calcext:value-type="float">
            <text:p>26.62</text:p>
          </table:table-cell>
          <table:table-cell office:value-type="float" office:value="26.61" calcext:value-type="float">
            <text:p>26.61</text:p>
          </table:table-cell>
          <table:table-cell office:value-type="float" office:value="22380" calcext:value-type="float">
            <text:p>22380</text:p>
          </table:table-cell>
          <table:table-cell office:value-type="float" office:value="5651535" calcext:value-type="float">
            <text:p>5651535</text:p>
          </table:table-cell>
          <table:table-cell office:value-type="float" office:value="69.31666" calcext:value-type="float">
            <text:p>69.31666</text:p>
          </table:table-cell>
          <table:table-cell office:value-type="float" office:value="69.28" calcext:value-type="float">
            <text:p>69.28</text:p>
          </table:table-cell>
          <table:table-cell office:value-type="float" office:value="23900" calcext:value-type="float">
            <text:p>23900</text:p>
          </table:table-cell>
          <table:table-cell office:value-type="float" office:value="1860603" calcext:value-type="float">
            <text:p>1860603</text:p>
          </table:table-cell>
        </table:table-row>
        <table:table-row table:style-name="ro1">
          <table:table-cell office:value-type="string" calcext:value-type="string">
            <text:p>nsds2_n20000wmin50000-114-s981619751c1449657.ukp</text:p>
          </table:table-cell>
          <table:table-cell table:number-columns-repeated="2" office:value-type="float" office:value="26.67" calcext:value-type="float">
            <text:p>26.67</text:p>
          </table:table-cell>
          <table:table-cell office:value-type="float" office:value="19032" calcext:value-type="float">
            <text:p>19032</text:p>
          </table:table-cell>
          <table:table-cell office:value-type="float" office:value="1869071" calcext:value-type="float">
            <text:p>1869071</text:p>
          </table:table-cell>
          <table:table-cell office:value-type="float" office:value="69.57333" calcext:value-type="float">
            <text:p>69.57333</text:p>
          </table:table-cell>
          <table:table-cell office:value-type="float" office:value="69.56" calcext:value-type="float">
            <text:p>69.56</text:p>
          </table:table-cell>
          <table:table-cell office:value-type="float" office:value="23856" calcext:value-type="float">
            <text:p>23856</text:p>
          </table:table-cell>
          <table:table-cell office:value-type="float" office:value="1864046" calcext:value-type="float">
            <text:p>1864046</text:p>
          </table:table-cell>
        </table:table-row>
        <table:table-row table:style-name="ro1">
          <table:table-cell office:value-type="string" calcext:value-type="string">
            <text:p>nsds2_n20000wmin50000-117-s207178132c1776801.ukp</text:p>
          </table:table-cell>
          <table:table-cell office:value-type="float" office:value="26.88666" calcext:value-type="float">
            <text:p>26.88666</text:p>
          </table:table-cell>
          <table:table-cell office:value-type="float" office:value="26.89" calcext:value-type="float">
            <text:p>26.89</text:p>
          </table:table-cell>
          <table:table-cell office:value-type="float" office:value="22184" calcext:value-type="float">
            <text:p>22184</text:p>
          </table:table-cell>
          <table:table-cell office:value-type="float" office:value="4568410" calcext:value-type="float">
            <text:p>4568410</text:p>
          </table:table-cell>
          <table:table-cell office:value-type="float" office:value="69.58666" calcext:value-type="float">
            <text:p>69.58666</text:p>
          </table:table-cell>
          <table:table-cell office:value-type="float" office:value="69.55" calcext:value-type="float">
            <text:p>69.55</text:p>
          </table:table-cell>
          <table:table-cell office:value-type="float" office:value="23892" calcext:value-type="float">
            <text:p>23892</text:p>
          </table:table-cell>
          <table:table-cell office:value-type="float" office:value="2277940" calcext:value-type="float">
            <text:p>2277940</text:p>
          </table:table-cell>
        </table:table-row>
        <table:table-row table:style-name="ro1">
          <table:table-cell office:value-type="string" calcext:value-type="string">
            <text:p>nsds2_n20000wmin20000-95-s419785115c1594475.ukp</text:p>
          </table:table-cell>
          <table:table-cell office:value-type="float" office:value="26.91666" calcext:value-type="float">
            <text:p>26.91666</text:p>
          </table:table-cell>
          <table:table-cell office:value-type="float" office:value="26.91" calcext:value-type="float">
            <text:p>26.91</text:p>
          </table:table-cell>
          <table:table-cell office:value-type="float" office:value="19680" calcext:value-type="float">
            <text:p>19680</text:p>
          </table:table-cell>
          <table:table-cell office:value-type="float" office:value="1866053" calcext:value-type="float">
            <text:p>1866053</text:p>
          </table:table-cell>
          <table:table-cell office:value-type="float" office:value="69.69666" calcext:value-type="float">
            <text:p>69.69666</text:p>
          </table:table-cell>
          <table:table-cell office:value-type="float" office:value="69.67" calcext:value-type="float">
            <text:p>69.67</text:p>
          </table:table-cell>
          <table:table-cell office:value-type="float" office:value="23868" calcext:value-type="float">
            <text:p>23868</text:p>
          </table:table-cell>
          <table:table-cell office:value-type="float" office:value="1998729" calcext:value-type="float">
            <text:p>1998729</text:p>
          </table:table-cell>
        </table:table-row>
        <table:table-row table:style-name="ro1">
          <table:table-cell office:value-type="string" calcext:value-type="string">
            <text:p>nsds2_n20000wmin50000-110-s245781550c1679740.ukp</text:p>
          </table:table-cell>
          <table:table-cell office:value-type="float" office:value="26.97" calcext:value-type="float">
            <text:p>26.97</text:p>
          </table:table-cell>
          <table:table-cell office:value-type="float" office:value="26.96" calcext:value-type="float">
            <text:p>26.96</text:p>
          </table:table-cell>
          <table:table-cell office:value-type="float" office:value="20316" calcext:value-type="float">
            <text:p>20316</text:p>
          </table:table-cell>
          <table:table-cell office:value-type="float" office:value="1914517" calcext:value-type="float">
            <text:p>1914517</text:p>
          </table:table-cell>
          <table:table-cell office:value-type="float" office:value="70.39999" calcext:value-type="float">
            <text:p>70.39999</text:p>
          </table:table-cell>
          <table:table-cell office:value-type="float" office:value="70.38" calcext:value-type="float">
            <text:p>70.38</text:p>
          </table:table-cell>
          <table:table-cell office:value-type="float" office:value="23892" calcext:value-type="float">
            <text:p>23892</text:p>
          </table:table-cell>
          <table:table-cell office:value-type="float" office:value="2147140" calcext:value-type="float">
            <text:p>2147140</text:p>
          </table:table-cell>
        </table:table-row>
        <table:table-row table:style-name="ro1">
          <table:table-cell office:value-type="string" calcext:value-type="string">
            <text:p>nsds2_n20000wmin50000-115-s11371460c1605504.ukp</text:p>
          </table:table-cell>
          <table:table-cell office:value-type="float" office:value="27.04666" calcext:value-type="float">
            <text:p>27.04666</text:p>
          </table:table-cell>
          <table:table-cell office:value-type="float" office:value="27.06" calcext:value-type="float">
            <text:p>27.06</text:p>
          </table:table-cell>
          <table:table-cell office:value-type="float" office:value="17848" calcext:value-type="float">
            <text:p>17848</text:p>
          </table:table-cell>
          <table:table-cell office:value-type="float" office:value="4963391" calcext:value-type="float">
            <text:p>4963391</text:p>
          </table:table-cell>
          <table:table-cell office:value-type="float" office:value="70.42999" calcext:value-type="float">
            <text:p>70.42999</text:p>
          </table:table-cell>
          <table:table-cell office:value-type="float" office:value="70.39" calcext:value-type="float">
            <text:p>70.39</text:p>
          </table:table-cell>
          <table:table-cell office:value-type="float" office:value="23912" calcext:value-type="float">
            <text:p>23912</text:p>
          </table:table-cell>
          <table:table-cell office:value-type="float" office:value="2048697" calcext:value-type="float">
            <text:p>2048697</text:p>
          </table:table-cell>
        </table:table-row>
        <table:table-row table:style-name="ro1">
          <table:table-cell office:value-type="string" calcext:value-type="string">
            <text:p>nsds2_n20000wmin20000-117-s207178132c1732003.ukp</text:p>
          </table:table-cell>
          <table:table-cell office:value-type="float" office:value="27.70333" calcext:value-type="float">
            <text:p>27.70333</text:p>
          </table:table-cell>
          <table:table-cell office:value-type="float" office:value="27.71" calcext:value-type="float">
            <text:p>27.71</text:p>
          </table:table-cell>
          <table:table-cell office:value-type="float" office:value="20068" calcext:value-type="float">
            <text:p>20068</text:p>
          </table:table-cell>
          <table:table-cell office:value-type="float" office:value="2497802" calcext:value-type="float">
            <text:p>2497802</text:p>
          </table:table-cell>
          <table:table-cell office:value-type="float" office:value="70.47999" calcext:value-type="float">
            <text:p>70.47999</text:p>
          </table:table-cell>
          <table:table-cell office:value-type="float" office:value="70.45" calcext:value-type="float">
            <text:p>70.45</text:p>
          </table:table-cell>
          <table:table-cell office:value-type="float" office:value="21528" calcext:value-type="float">
            <text:p>21528</text:p>
          </table:table-cell>
          <table:table-cell office:value-type="float" office:value="2170857" calcext:value-type="float">
            <text:p>2170857</text:p>
          </table:table-cell>
        </table:table-row>
        <table:table-row table:style-name="ro1">
          <table:table-cell office:value-type="string" calcext:value-type="string">
            <text:p>nsds2_n20000wmin50000-147-s617392218c1422393.ukp</text:p>
          </table:table-cell>
          <table:table-cell office:value-type="float" office:value="27.84" calcext:value-type="float">
            <text:p>27.84</text:p>
          </table:table-cell>
          <table:table-cell office:value-type="float" office:value="27.85" calcext:value-type="float">
            <text:p>27.85</text:p>
          </table:table-cell>
          <table:table-cell office:value-type="float" office:value="21568" calcext:value-type="float">
            <text:p>21568</text:p>
          </table:table-cell>
          <table:table-cell office:value-type="float" office:value="1815354" calcext:value-type="float">
            <text:p>1815354</text:p>
          </table:table-cell>
          <table:table-cell office:value-type="float" office:value="70.57666" calcext:value-type="float">
            <text:p>70.57666</text:p>
          </table:table-cell>
          <table:table-cell office:value-type="float" office:value="70.54" calcext:value-type="float">
            <text:p>70.54</text:p>
          </table:table-cell>
          <table:table-cell office:value-type="float" office:value="23888" calcext:value-type="float">
            <text:p>23888</text:p>
          </table:table-cell>
          <table:table-cell office:value-type="float" office:value="1813604" calcext:value-type="float">
            <text:p>1813604</text:p>
          </table:table-cell>
        </table:table-row>
        <table:table-row table:style-name="ro1">
          <table:table-cell office:value-type="string" calcext:value-type="string">
            <text:p>nsds2_n20000wmin50000-102-s316472754c1553834.ukp</text:p>
          </table:table-cell>
          <table:table-cell office:value-type="float" office:value="27.99666" calcext:value-type="float">
            <text:p>27.99666</text:p>
          </table:table-cell>
          <table:table-cell office:value-type="float" office:value="27.99" calcext:value-type="float">
            <text:p>27.99</text:p>
          </table:table-cell>
          <table:table-cell office:value-type="float" office:value="21796" calcext:value-type="float">
            <text:p>21796</text:p>
          </table:table-cell>
          <table:table-cell office:value-type="float" office:value="2041987" calcext:value-type="float">
            <text:p>2041987</text:p>
          </table:table-cell>
          <table:table-cell office:value-type="float" office:value="70.60666" calcext:value-type="float">
            <text:p>70.60666</text:p>
          </table:table-cell>
          <table:table-cell office:value-type="float" office:value="70.57" calcext:value-type="float">
            <text:p>70.57</text:p>
          </table:table-cell>
          <table:table-cell office:value-type="float" office:value="23508" calcext:value-type="float">
            <text:p>23508</text:p>
          </table:table-cell>
          <table:table-cell office:value-type="float" office:value="1981677" calcext:value-type="float">
            <text:p>1981677</text:p>
          </table:table-cell>
        </table:table-row>
        <table:table-row table:style-name="ro1">
          <table:table-cell office:value-type="string" calcext:value-type="string">
            <text:p>nsds2_n20000wmin20000-167-s559438974c1859344.ukp</text:p>
          </table:table-cell>
          <table:table-cell table:number-columns-repeated="2" office:value-type="float" office:value="28.04" calcext:value-type="float">
            <text:p>28.04</text:p>
          </table:table-cell>
          <table:table-cell office:value-type="float" office:value="19420" calcext:value-type="float">
            <text:p>19420</text:p>
          </table:table-cell>
          <table:table-cell office:value-type="float" office:value="1734416" calcext:value-type="float">
            <text:p>1734416</text:p>
          </table:table-cell>
          <table:table-cell office:value-type="float" office:value="71.11999" calcext:value-type="float">
            <text:p>71.11999</text:p>
          </table:table-cell>
          <table:table-cell office:value-type="float" office:value="71.1" calcext:value-type="float">
            <text:p>71.1</text:p>
          </table:table-cell>
          <table:table-cell office:value-type="float" office:value="23796" calcext:value-type="float">
            <text:p>23796</text:p>
          </table:table-cell>
          <table:table-cell office:value-type="float" office:value="2331393" calcext:value-type="float">
            <text:p>2331393</text:p>
          </table:table-cell>
        </table:table-row>
        <table:table-row table:style-name="ro1">
          <table:table-cell office:value-type="string" calcext:value-type="string">
            <text:p>nsds2_n20000wmin50000-122-s637657677c1234918.ukp</text:p>
          </table:table-cell>
          <table:table-cell office:value-type="float" office:value="28.60333" calcext:value-type="float">
            <text:p>28.60333</text:p>
          </table:table-cell>
          <table:table-cell office:value-type="float" office:value="28.6" calcext:value-type="float">
            <text:p>28.6</text:p>
          </table:table-cell>
          <table:table-cell office:value-type="float" office:value="23576" calcext:value-type="float">
            <text:p>23576</text:p>
          </table:table-cell>
          <table:table-cell office:value-type="float" office:value="5625671" calcext:value-type="float">
            <text:p>5625671</text:p>
          </table:table-cell>
          <table:table-cell office:value-type="float" office:value="71.62333" calcext:value-type="float">
            <text:p>71.62333</text:p>
          </table:table-cell>
          <table:table-cell office:value-type="float" office:value="71.59" calcext:value-type="float">
            <text:p>71.59</text:p>
          </table:table-cell>
          <table:table-cell office:value-type="float" office:value="23504" calcext:value-type="float">
            <text:p>23504</text:p>
          </table:table-cell>
          <table:table-cell office:value-type="float" office:value="1588427" calcext:value-type="float">
            <text:p>1588427</text:p>
          </table:table-cell>
        </table:table-row>
        <table:table-row table:style-name="ro1">
          <table:table-cell office:value-type="string" calcext:value-type="string">
            <text:p>nsds2_n20000wmin50000-167-s559438974c1505399.ukp</text:p>
          </table:table-cell>
          <table:table-cell office:value-type="float" office:value="28.69333" calcext:value-type="float">
            <text:p>28.69333</text:p>
          </table:table-cell>
          <table:table-cell office:value-type="float" office:value="28.7" calcext:value-type="float">
            <text:p>28.7</text:p>
          </table:table-cell>
          <table:table-cell office:value-type="float" office:value="21132" calcext:value-type="float">
            <text:p>21132</text:p>
          </table:table-cell>
          <table:table-cell office:value-type="float" office:value="1843661" calcext:value-type="float">
            <text:p>1843661</text:p>
          </table:table-cell>
          <table:table-cell office:value-type="float" office:value="71.70333" calcext:value-type="float">
            <text:p>71.70333</text:p>
          </table:table-cell>
          <table:table-cell office:value-type="float" office:value="71.66" calcext:value-type="float">
            <text:p>71.66</text:p>
          </table:table-cell>
          <table:table-cell office:value-type="float" office:value="23924" calcext:value-type="float">
            <text:p>23924</text:p>
          </table:table-cell>
          <table:table-cell office:value-type="float" office:value="1931664" calcext:value-type="float">
            <text:p>1931664</text:p>
          </table:table-cell>
        </table:table-row>
        <table:table-row table:style-name="ro1">
          <table:table-cell office:value-type="string" calcext:value-type="string">
            <text:p>nsds2_n20000wmin50000-56-s88272139c1781836.ukp</text:p>
          </table:table-cell>
          <table:table-cell office:value-type="float" office:value="28.69333" calcext:value-type="float">
            <text:p>28.69333</text:p>
          </table:table-cell>
          <table:table-cell office:value-type="float" office:value="28.68" calcext:value-type="float">
            <text:p>28.68</text:p>
          </table:table-cell>
          <table:table-cell office:value-type="float" office:value="21128" calcext:value-type="float">
            <text:p>21128</text:p>
          </table:table-cell>
          <table:table-cell office:value-type="float" office:value="1765896" calcext:value-type="float">
            <text:p>1765896</text:p>
          </table:table-cell>
          <table:table-cell office:value-type="float" office:value="72.22666" calcext:value-type="float">
            <text:p>72.22666</text:p>
          </table:table-cell>
          <table:table-cell office:value-type="float" office:value="72.19" calcext:value-type="float">
            <text:p>72.19</text:p>
          </table:table-cell>
          <table:table-cell office:value-type="float" office:value="24116" calcext:value-type="float">
            <text:p>24116</text:p>
          </table:table-cell>
          <table:table-cell office:value-type="float" office:value="2287095" calcext:value-type="float">
            <text:p>2287095</text:p>
          </table:table-cell>
        </table:table-row>
        <table:table-row table:style-name="ro1">
          <table:table-cell office:value-type="string" calcext:value-type="string">
            <text:p>nsds2_n20000wmin50000-163-s955524903c1557446.ukp</text:p>
          </table:table-cell>
          <table:table-cell office:value-type="float" office:value="28.73666" calcext:value-type="float">
            <text:p>28.73666</text:p>
          </table:table-cell>
          <table:table-cell office:value-type="float" office:value="28.75" calcext:value-type="float">
            <text:p>28.75</text:p>
          </table:table-cell>
          <table:table-cell office:value-type="float" office:value="21148" calcext:value-type="float">
            <text:p>21148</text:p>
          </table:table-cell>
          <table:table-cell office:value-type="float" office:value="2194731" calcext:value-type="float">
            <text:p>2194731</text:p>
          </table:table-cell>
          <table:table-cell office:value-type="float" office:value="72.37999" calcext:value-type="float">
            <text:p>72.37999</text:p>
          </table:table-cell>
          <table:table-cell office:value-type="float" office:value="72.35" calcext:value-type="float">
            <text:p>72.35</text:p>
          </table:table-cell>
          <table:table-cell office:value-type="float" office:value="23880" calcext:value-type="float">
            <text:p>23880</text:p>
          </table:table-cell>
          <table:table-cell office:value-type="float" office:value="2000716" calcext:value-type="float">
            <text:p>2000716</text:p>
          </table:table-cell>
        </table:table-row>
        <table:table-row table:style-name="ro1">
          <table:table-cell office:value-type="string" calcext:value-type="string">
            <text:p>nsds2_n20000wmin50000-126-s760619917c1456916.ukp</text:p>
          </table:table-cell>
          <table:table-cell office:value-type="float" office:value="28.78" calcext:value-type="float">
            <text:p>28.78</text:p>
          </table:table-cell>
          <table:table-cell office:value-type="float" office:value="28.77" calcext:value-type="float">
            <text:p>28.77</text:p>
          </table:table-cell>
          <table:table-cell office:value-type="float" office:value="19104" calcext:value-type="float">
            <text:p>19104</text:p>
          </table:table-cell>
          <table:table-cell office:value-type="float" office:value="2088818" calcext:value-type="float">
            <text:p>2088818</text:p>
          </table:table-cell>
          <table:table-cell office:value-type="float" office:value="72.44333" calcext:value-type="float">
            <text:p>72.44333</text:p>
          </table:table-cell>
          <table:table-cell office:value-type="float" office:value="72.39" calcext:value-type="float">
            <text:p>72.39</text:p>
          </table:table-cell>
          <table:table-cell office:value-type="float" office:value="23916" calcext:value-type="float">
            <text:p>23916</text:p>
          </table:table-cell>
          <table:table-cell office:value-type="float" office:value="1874101" calcext:value-type="float">
            <text:p>1874101</text:p>
          </table:table-cell>
        </table:table-row>
        <table:table-row table:style-name="ro1">
          <table:table-cell office:value-type="string" calcext:value-type="string">
            <text:p>nsds2_n20000wmin50000-154-s685047257c1595025.ukp</text:p>
          </table:table-cell>
          <table:table-cell office:value-type="float" office:value="28.88666" calcext:value-type="float">
            <text:p>28.88666</text:p>
          </table:table-cell>
          <table:table-cell office:value-type="float" office:value="28.88" calcext:value-type="float">
            <text:p>28.88</text:p>
          </table:table-cell>
          <table:table-cell office:value-type="float" office:value="21088" calcext:value-type="float">
            <text:p>21088</text:p>
          </table:table-cell>
          <table:table-cell office:value-type="float" office:value="1438301" calcext:value-type="float">
            <text:p>1438301</text:p>
          </table:table-cell>
          <table:table-cell office:value-type="float" office:value="72.45666" calcext:value-type="float">
            <text:p>72.45666</text:p>
          </table:table-cell>
          <table:table-cell office:value-type="float" office:value="72.41" calcext:value-type="float">
            <text:p>72.41</text:p>
          </table:table-cell>
          <table:table-cell office:value-type="float" office:value="23856" calcext:value-type="float">
            <text:p>23856</text:p>
          </table:table-cell>
          <table:table-cell office:value-type="float" office:value="2050097" calcext:value-type="float">
            <text:p>2050097</text:p>
          </table:table-cell>
        </table:table-row>
        <table:table-row table:style-name="ro1">
          <table:table-cell office:value-type="string" calcext:value-type="string">
            <text:p>nsds2_n20000wmin50000-105-s723015531c1979618.ukp</text:p>
          </table:table-cell>
          <table:table-cell office:value-type="float" office:value="28.95333" calcext:value-type="float">
            <text:p>28.95333</text:p>
          </table:table-cell>
          <table:table-cell office:value-type="float" office:value="28.93" calcext:value-type="float">
            <text:p>28.93</text:p>
          </table:table-cell>
          <table:table-cell office:value-type="float" office:value="19348" calcext:value-type="float">
            <text:p>19348</text:p>
          </table:table-cell>
          <table:table-cell office:value-type="float" office:value="1313352" calcext:value-type="float">
            <text:p>1313352</text:p>
          </table:table-cell>
          <table:table-cell office:value-type="float" office:value="72.98666" calcext:value-type="float">
            <text:p>72.98666</text:p>
          </table:table-cell>
          <table:table-cell office:value-type="float" office:value="72.94" calcext:value-type="float">
            <text:p>72.94</text:p>
          </table:table-cell>
          <table:table-cell office:value-type="float" office:value="24080" calcext:value-type="float">
            <text:p>24080</text:p>
          </table:table-cell>
          <table:table-cell office:value-type="float" office:value="2541361" calcext:value-type="float">
            <text:p>2541361</text:p>
          </table:table-cell>
        </table:table-row>
        <table:table-row table:style-name="ro1">
          <table:table-cell office:value-type="string" calcext:value-type="string">
            <text:p>nsds2_n20000wmin50000-150-s810086031c1546141.ukp</text:p>
          </table:table-cell>
          <table:table-cell office:value-type="float" office:value="29.09333" calcext:value-type="float">
            <text:p>29.09333</text:p>
          </table:table-cell>
          <table:table-cell office:value-type="float" office:value="29.08" calcext:value-type="float">
            <text:p>29.08</text:p>
          </table:table-cell>
          <table:table-cell office:value-type="float" office:value="21164" calcext:value-type="float">
            <text:p>21164</text:p>
          </table:table-cell>
          <table:table-cell office:value-type="float" office:value="1794804" calcext:value-type="float">
            <text:p>1794804</text:p>
          </table:table-cell>
          <table:table-cell office:value-type="float" office:value="72.98999" calcext:value-type="float">
            <text:p>72.98999</text:p>
          </table:table-cell>
          <table:table-cell office:value-type="float" office:value="72.96" calcext:value-type="float">
            <text:p>72.96</text:p>
          </table:table-cell>
          <table:table-cell office:value-type="float" office:value="23840" calcext:value-type="float">
            <text:p>23840</text:p>
          </table:table-cell>
          <table:table-cell office:value-type="float" office:value="1965553" calcext:value-type="float">
            <text:p>1965553</text:p>
          </table:table-cell>
        </table:table-row>
        <table:table-row table:style-name="ro1">
          <table:table-cell office:value-type="string" calcext:value-type="string">
            <text:p>nsds2_n20000wmin50000-160-s582600153c1464842.ukp</text:p>
          </table:table-cell>
          <table:table-cell office:value-type="float" office:value="29.31666" calcext:value-type="float">
            <text:p>29.31666</text:p>
          </table:table-cell>
          <table:table-cell office:value-type="float" office:value="29.3" calcext:value-type="float">
            <text:p>29.3</text:p>
          </table:table-cell>
          <table:table-cell office:value-type="float" office:value="20712" calcext:value-type="float">
            <text:p>20712</text:p>
          </table:table-cell>
          <table:table-cell office:value-type="float" office:value="2502016" calcext:value-type="float">
            <text:p>2502016</text:p>
          </table:table-cell>
          <table:table-cell office:value-type="float" office:value="73.22333" calcext:value-type="float">
            <text:p>73.22333</text:p>
          </table:table-cell>
          <table:table-cell office:value-type="float" office:value="73.18" calcext:value-type="float">
            <text:p>73.18</text:p>
          </table:table-cell>
          <table:table-cell office:value-type="float" office:value="23872" calcext:value-type="float">
            <text:p>23872</text:p>
          </table:table-cell>
          <table:table-cell office:value-type="float" office:value="1877964" calcext:value-type="float">
            <text:p>1877964</text:p>
          </table:table-cell>
        </table:table-row>
        <table:table-row table:style-name="ro1">
          <table:table-cell office:value-type="string" calcext:value-type="string">
            <text:p>nsds2_n20000wmin20000-91-s219788524c1868354.ukp</text:p>
          </table:table-cell>
          <table:table-cell office:value-type="float" office:value="29.38666" calcext:value-type="float">
            <text:p>29.38666</text:p>
          </table:table-cell>
          <table:table-cell office:value-type="float" office:value="29.39" calcext:value-type="float">
            <text:p>29.39</text:p>
          </table:table-cell>
          <table:table-cell office:value-type="float" office:value="20764" calcext:value-type="float">
            <text:p>20764</text:p>
          </table:table-cell>
          <table:table-cell office:value-type="float" office:value="5809649" calcext:value-type="float">
            <text:p>5809649</text:p>
          </table:table-cell>
          <table:table-cell office:value-type="float" office:value="73.31333" calcext:value-type="float">
            <text:p>73.31333</text:p>
          </table:table-cell>
          <table:table-cell office:value-type="float" office:value="73.27" calcext:value-type="float">
            <text:p>73.27</text:p>
          </table:table-cell>
          <table:table-cell office:value-type="float" office:value="23708" calcext:value-type="float">
            <text:p>23708</text:p>
          </table:table-cell>
          <table:table-cell office:value-type="float" office:value="2331616" calcext:value-type="float">
            <text:p>2331616</text:p>
          </table:table-cell>
        </table:table-row>
        <table:table-row table:style-name="ro1">
          <table:table-cell office:value-type="string" calcext:value-type="string">
            <text:p>nsds2_n20000wmin50000-106-s32492284c1823494.ukp</text:p>
          </table:table-cell>
          <table:table-cell table:number-columns-repeated="2" office:value-type="float" office:value="29.75" calcext:value-type="float">
            <text:p>29.75</text:p>
          </table:table-cell>
          <table:table-cell office:value-type="float" office:value="22772" calcext:value-type="float">
            <text:p>22772</text:p>
          </table:table-cell>
          <table:table-cell office:value-type="float" office:value="2068651" calcext:value-type="float">
            <text:p>2068651</text:p>
          </table:table-cell>
          <table:table-cell office:value-type="float" office:value="73.38666" calcext:value-type="float">
            <text:p>73.38666</text:p>
          </table:table-cell>
          <table:table-cell office:value-type="float" office:value="73.35" calcext:value-type="float">
            <text:p>73.35</text:p>
          </table:table-cell>
          <table:table-cell office:value-type="float" office:value="23908" calcext:value-type="float">
            <text:p>23908</text:p>
          </table:table-cell>
          <table:table-cell office:value-type="float" office:value="2332133" calcext:value-type="float">
            <text:p>2332133</text:p>
          </table:table-cell>
        </table:table-row>
        <table:table-row table:style-name="ro1">
          <table:table-cell office:value-type="string" calcext:value-type="string">
            <text:p>nsds2_n20000wmin50000-169-s179141282c1295615.ukp</text:p>
          </table:table-cell>
          <table:table-cell office:value-type="float" office:value="29.76333" calcext:value-type="float">
            <text:p>29.76333</text:p>
          </table:table-cell>
          <table:table-cell office:value-type="float" office:value="29.76" calcext:value-type="float">
            <text:p>29.76</text:p>
          </table:table-cell>
          <table:table-cell office:value-type="float" office:value="23404" calcext:value-type="float">
            <text:p>23404</text:p>
          </table:table-cell>
          <table:table-cell office:value-type="float" office:value="5633786" calcext:value-type="float">
            <text:p>5633786</text:p>
          </table:table-cell>
          <table:table-cell office:value-type="float" office:value="73.55666" calcext:value-type="float">
            <text:p>73.55666</text:p>
          </table:table-cell>
          <table:table-cell office:value-type="float" office:value="73.51" calcext:value-type="float">
            <text:p>73.51</text:p>
          </table:table-cell>
          <table:table-cell office:value-type="float" office:value="23912" calcext:value-type="float">
            <text:p>23912</text:p>
          </table:table-cell>
          <table:table-cell office:value-type="float" office:value="1656436" calcext:value-type="float">
            <text:p>1656436</text:p>
          </table:table-cell>
        </table:table-row>
        <table:table-row table:style-name="ro1">
          <table:table-cell office:value-type="string" calcext:value-type="string">
            <text:p>nsds2_n20000wmin20000-171-s945974533c1858394.ukp</text:p>
          </table:table-cell>
          <table:table-cell office:value-type="float" office:value="29.99333" calcext:value-type="float">
            <text:p>29.99333</text:p>
          </table:table-cell>
          <table:table-cell office:value-type="float" office:value="30" calcext:value-type="float">
            <text:p>30</text:p>
          </table:table-cell>
          <table:table-cell office:value-type="float" office:value="19884" calcext:value-type="float">
            <text:p>19884</text:p>
          </table:table-cell>
          <table:table-cell office:value-type="float" office:value="1717308" calcext:value-type="float">
            <text:p>1717308</text:p>
          </table:table-cell>
          <table:table-cell office:value-type="float" office:value="73.92999" calcext:value-type="float">
            <text:p>73.92999</text:p>
          </table:table-cell>
          <table:table-cell office:value-type="float" office:value="73.9" calcext:value-type="float">
            <text:p>73.9</text:p>
          </table:table-cell>
          <table:table-cell office:value-type="float" office:value="23912" calcext:value-type="float">
            <text:p>23912</text:p>
          </table:table-cell>
          <table:table-cell office:value-type="float" office:value="2327373" calcext:value-type="float">
            <text:p>2327373</text:p>
          </table:table-cell>
        </table:table-row>
        <table:table-row table:style-name="ro1">
          <table:table-cell office:value-type="string" calcext:value-type="string">
            <text:p>nsds2_n20000wmin50000-11-s577782098c1816375.ukp</text:p>
          </table:table-cell>
          <table:table-cell table:number-columns-repeated="2" office:value-type="float" office:value="30.02" calcext:value-type="float">
            <text:p>30.02</text:p>
          </table:table-cell>
          <table:table-cell office:value-type="float" office:value="20284" calcext:value-type="float">
            <text:p>20284</text:p>
          </table:table-cell>
          <table:table-cell office:value-type="float" office:value="1552575" calcext:value-type="float">
            <text:p>1552575</text:p>
          </table:table-cell>
          <table:table-cell office:value-type="float" office:value="74.02999" calcext:value-type="float">
            <text:p>74.02999</text:p>
          </table:table-cell>
          <table:table-cell office:value-type="float" office:value="73.98" calcext:value-type="float">
            <text:p>73.98</text:p>
          </table:table-cell>
          <table:table-cell office:value-type="float" office:value="23928" calcext:value-type="float">
            <text:p>23928</text:p>
          </table:table-cell>
          <table:table-cell office:value-type="float" office:value="2341478" calcext:value-type="float">
            <text:p>2341478</text:p>
          </table:table-cell>
        </table:table-row>
        <table:table-row table:style-name="ro1">
          <table:table-cell office:value-type="string" calcext:value-type="string">
            <text:p>nsds2_n20000wmin50000-13-s273864349c1640559.ukp</text:p>
          </table:table-cell>
          <table:table-cell office:value-type="float" office:value="30.17333" calcext:value-type="float">
            <text:p>30.17333</text:p>
          </table:table-cell>
          <table:table-cell office:value-type="float" office:value="30.17" calcext:value-type="float">
            <text:p>30.17</text:p>
          </table:table-cell>
          <table:table-cell office:value-type="float" office:value="20896" calcext:value-type="float">
            <text:p>20896</text:p>
          </table:table-cell>
          <table:table-cell office:value-type="float" office:value="1617445" calcext:value-type="float">
            <text:p>1617445</text:p>
          </table:table-cell>
          <table:table-cell office:value-type="float" office:value="74.14333" calcext:value-type="float">
            <text:p>74.14333</text:p>
          </table:table-cell>
          <table:table-cell office:value-type="float" office:value="74.09" calcext:value-type="float">
            <text:p>74.09</text:p>
          </table:table-cell>
          <table:table-cell office:value-type="float" office:value="23924" calcext:value-type="float">
            <text:p>23924</text:p>
          </table:table-cell>
          <table:table-cell office:value-type="float" office:value="2106506" calcext:value-type="float">
            <text:p>2106506</text:p>
          </table:table-cell>
        </table:table-row>
        <table:table-row table:style-name="ro1">
          <table:table-cell office:value-type="string" calcext:value-type="string">
            <text:p>nsds2_n20000wmin50000-130-s467683630c1469451.ukp</text:p>
          </table:table-cell>
          <table:table-cell office:value-type="float" office:value="30.24" calcext:value-type="float">
            <text:p>30.24</text:p>
          </table:table-cell>
          <table:table-cell office:value-type="float" office:value="30.23" calcext:value-type="float">
            <text:p>30.23</text:p>
          </table:table-cell>
          <table:table-cell office:value-type="float" office:value="19004" calcext:value-type="float">
            <text:p>19004</text:p>
          </table:table-cell>
          <table:table-cell office:value-type="float" office:value="1476577" calcext:value-type="float">
            <text:p>1476577</text:p>
          </table:table-cell>
          <table:table-cell office:value-type="float" office:value="74.22666" calcext:value-type="float">
            <text:p>74.22666</text:p>
          </table:table-cell>
          <table:table-cell office:value-type="float" office:value="74.2" calcext:value-type="float">
            <text:p>74.2</text:p>
          </table:table-cell>
          <table:table-cell office:value-type="float" office:value="24080" calcext:value-type="float">
            <text:p>24080</text:p>
          </table:table-cell>
          <table:table-cell office:value-type="float" office:value="1897116" calcext:value-type="float">
            <text:p>1897116</text:p>
          </table:table-cell>
        </table:table-row>
        <table:table-row table:style-name="ro1">
          <table:table-cell office:value-type="string" calcext:value-type="string">
            <text:p>nsds2_n20000wmin50000-107-s31387311c1849841.ukp</text:p>
          </table:table-cell>
          <table:table-cell office:value-type="float" office:value="30.52666" calcext:value-type="float">
            <text:p>30.52666</text:p>
          </table:table-cell>
          <table:table-cell office:value-type="float" office:value="30.52" calcext:value-type="float">
            <text:p>30.52</text:p>
          </table:table-cell>
          <table:table-cell office:value-type="float" office:value="19540" calcext:value-type="float">
            <text:p>19540</text:p>
          </table:table-cell>
          <table:table-cell office:value-type="float" office:value="5244592" calcext:value-type="float">
            <text:p>5244592</text:p>
          </table:table-cell>
          <table:table-cell office:value-type="float" office:value="74.22999" calcext:value-type="float">
            <text:p>74.22999</text:p>
          </table:table-cell>
          <table:table-cell office:value-type="float" office:value="74.18" calcext:value-type="float">
            <text:p>74.18</text:p>
          </table:table-cell>
          <table:table-cell office:value-type="float" office:value="23892" calcext:value-type="float">
            <text:p>23892</text:p>
          </table:table-cell>
          <table:table-cell office:value-type="float" office:value="2381739" calcext:value-type="float">
            <text:p>2381739</text:p>
          </table:table-cell>
        </table:table-row>
        <table:table-row table:style-name="ro1">
          <table:table-cell office:value-type="string" calcext:value-type="string">
            <text:p>nsds2_n20000wmin50000-123-s217583718c1439577.ukp</text:p>
          </table:table-cell>
          <table:table-cell office:value-type="float" office:value="30.77" calcext:value-type="float">
            <text:p>30.77</text:p>
          </table:table-cell>
          <table:table-cell office:value-type="float" office:value="30.76" calcext:value-type="float">
            <text:p>30.76</text:p>
          </table:table-cell>
          <table:table-cell office:value-type="float" office:value="19440" calcext:value-type="float">
            <text:p>19440</text:p>
          </table:table-cell>
          <table:table-cell office:value-type="float" office:value="1339633" calcext:value-type="float">
            <text:p>1339633</text:p>
          </table:table-cell>
          <table:table-cell office:value-type="float" office:value="74.39333" calcext:value-type="float">
            <text:p>74.39333</text:p>
          </table:table-cell>
          <table:table-cell office:value-type="float" office:value="74.36" calcext:value-type="float">
            <text:p>74.36</text:p>
          </table:table-cell>
          <table:table-cell office:value-type="float" office:value="26564" calcext:value-type="float">
            <text:p>26564</text:p>
          </table:table-cell>
          <table:table-cell office:value-type="float" office:value="1844760" calcext:value-type="float">
            <text:p>1844760</text:p>
          </table:table-cell>
        </table:table-row>
        <table:table-row table:style-name="ro1">
          <table:table-cell office:value-type="string" calcext:value-type="string">
            <text:p>nsds2_n20000wmin50000-143-s490853988c1794482.ukp</text:p>
          </table:table-cell>
          <table:table-cell office:value-type="float" office:value="31.24666" calcext:value-type="float">
            <text:p>31.24666</text:p>
          </table:table-cell>
          <table:table-cell office:value-type="float" office:value="31.24" calcext:value-type="float">
            <text:p>31.24</text:p>
          </table:table-cell>
          <table:table-cell office:value-type="float" office:value="21304" calcext:value-type="float">
            <text:p>21304</text:p>
          </table:table-cell>
          <table:table-cell office:value-type="float" office:value="2085793" calcext:value-type="float">
            <text:p>2085793</text:p>
          </table:table-cell>
          <table:table-cell office:value-type="float" office:value="74.43333" calcext:value-type="float">
            <text:p>74.43333</text:p>
          </table:table-cell>
          <table:table-cell office:value-type="float" office:value="74.39" calcext:value-type="float">
            <text:p>74.39</text:p>
          </table:table-cell>
          <table:table-cell office:value-type="float" office:value="23836" calcext:value-type="float">
            <text:p>23836</text:p>
          </table:table-cell>
          <table:table-cell office:value-type="float" office:value="2304995" calcext:value-type="float">
            <text:p>2304995</text:p>
          </table:table-cell>
        </table:table-row>
        <table:table-row table:style-name="ro1">
          <table:table-cell office:value-type="string" calcext:value-type="string">
            <text:p>nsds2_n20000wmin50000-142-s319663318c1882200.ukp</text:p>
          </table:table-cell>
          <table:table-cell office:value-type="float" office:value="31.26333" calcext:value-type="float">
            <text:p>31.26333</text:p>
          </table:table-cell>
          <table:table-cell office:value-type="float" office:value="31.26" calcext:value-type="float">
            <text:p>31.26</text:p>
          </table:table-cell>
          <table:table-cell office:value-type="float" office:value="19580" calcext:value-type="float">
            <text:p>19580</text:p>
          </table:table-cell>
          <table:table-cell office:value-type="float" office:value="1738483" calcext:value-type="float">
            <text:p>1738483</text:p>
          </table:table-cell>
          <table:table-cell office:value-type="float" office:value="74.61333" calcext:value-type="float">
            <text:p>74.61333</text:p>
          </table:table-cell>
          <table:table-cell office:value-type="float" office:value="74.58" calcext:value-type="float">
            <text:p>74.58</text:p>
          </table:table-cell>
          <table:table-cell office:value-type="float" office:value="23904" calcext:value-type="float">
            <text:p>23904</text:p>
          </table:table-cell>
          <table:table-cell office:value-type="float" office:value="2418941" calcext:value-type="float">
            <text:p>2418941</text:p>
          </table:table-cell>
        </table:table-row>
        <table:table-row table:style-name="ro1">
          <table:table-cell office:value-type="string" calcext:value-type="string">
            <text:p>nsds2_n20000wmin50000-127-s583556376c1492654.ukp</text:p>
          </table:table-cell>
          <table:table-cell office:value-type="float" office:value="31.40666" calcext:value-type="float">
            <text:p>31.40666</text:p>
          </table:table-cell>
          <table:table-cell office:value-type="float" office:value="31.4" calcext:value-type="float">
            <text:p>31.4</text:p>
          </table:table-cell>
          <table:table-cell office:value-type="float" office:value="20624" calcext:value-type="float">
            <text:p>20624</text:p>
          </table:table-cell>
          <table:table-cell office:value-type="float" office:value="1578298" calcext:value-type="float">
            <text:p>1578298</text:p>
          </table:table-cell>
          <table:table-cell office:value-type="float" office:value="74.87333" calcext:value-type="float">
            <text:p>74.87333</text:p>
          </table:table-cell>
          <table:table-cell office:value-type="float" office:value="74.84" calcext:value-type="float">
            <text:p>74.84</text:p>
          </table:table-cell>
          <table:table-cell office:value-type="float" office:value="24276" calcext:value-type="float">
            <text:p>24276</text:p>
          </table:table-cell>
          <table:table-cell office:value-type="float" office:value="1906101" calcext:value-type="float">
            <text:p>1906101</text:p>
          </table:table-cell>
        </table:table-row>
        <table:table-row table:style-name="ro1">
          <table:table-cell office:value-type="string" calcext:value-type="string">
            <text:p>nsds2_n20000wmin50000-104-s207123742c1768257.ukp</text:p>
          </table:table-cell>
          <table:table-cell office:value-type="float" office:value="31.46666" calcext:value-type="float">
            <text:p>31.46666</text:p>
          </table:table-cell>
          <table:table-cell office:value-type="float" office:value="31.47" calcext:value-type="float">
            <text:p>31.47</text:p>
          </table:table-cell>
          <table:table-cell office:value-type="float" office:value="18832" calcext:value-type="float">
            <text:p>18832</text:p>
          </table:table-cell>
          <table:table-cell office:value-type="float" office:value="1984104" calcext:value-type="float">
            <text:p>1984104</text:p>
          </table:table-cell>
          <table:table-cell office:value-type="float" office:value="75.03999" calcext:value-type="float">
            <text:p>75.03999</text:p>
          </table:table-cell>
          <table:table-cell office:value-type="float" office:value="75" calcext:value-type="float">
            <text:p>75</text:p>
          </table:table-cell>
          <table:table-cell office:value-type="float" office:value="23820" calcext:value-type="float">
            <text:p>23820</text:p>
          </table:table-cell>
          <table:table-cell office:value-type="float" office:value="2267001" calcext:value-type="float">
            <text:p>2267001</text:p>
          </table:table-cell>
        </table:table-row>
        <table:table-row table:style-name="ro1">
          <table:table-cell office:value-type="string" calcext:value-type="string">
            <text:p>nsds2_n20000wmin50000-155-s995770624c1634233.ukp</text:p>
          </table:table-cell>
          <table:table-cell office:value-type="float" office:value="31.50666" calcext:value-type="float">
            <text:p>31.50666</text:p>
          </table:table-cell>
          <table:table-cell office:value-type="float" office:value="31.51" calcext:value-type="float">
            <text:p>31.51</text:p>
          </table:table-cell>
          <table:table-cell office:value-type="float" office:value="23420" calcext:value-type="float">
            <text:p>23420</text:p>
          </table:table-cell>
          <table:table-cell office:value-type="float" office:value="5610504" calcext:value-type="float">
            <text:p>5610504</text:p>
          </table:table-cell>
          <table:table-cell office:value-type="float" office:value="75.82999" calcext:value-type="float">
            <text:p>75.82999</text:p>
          </table:table-cell>
          <table:table-cell office:value-type="float" office:value="75.78" calcext:value-type="float">
            <text:p>75.78</text:p>
          </table:table-cell>
          <table:table-cell office:value-type="float" office:value="23820" calcext:value-type="float">
            <text:p>23820</text:p>
          </table:table-cell>
          <table:table-cell office:value-type="float" office:value="2085793" calcext:value-type="float">
            <text:p>2085793</text:p>
          </table:table-cell>
        </table:table-row>
        <table:table-row table:style-name="ro1">
          <table:table-cell office:value-type="string" calcext:value-type="string">
            <text:p>nsds2_n20000wmin50000-162-s666650214c1698897.ukp</text:p>
          </table:table-cell>
          <table:table-cell office:value-type="float" office:value="31.67" calcext:value-type="float">
            <text:p>31.67</text:p>
          </table:table-cell>
          <table:table-cell office:value-type="float" office:value="31.66" calcext:value-type="float">
            <text:p>31.66</text:p>
          </table:table-cell>
          <table:table-cell office:value-type="float" office:value="21612" calcext:value-type="float">
            <text:p>21612</text:p>
          </table:table-cell>
          <table:table-cell office:value-type="float" office:value="1358036" calcext:value-type="float">
            <text:p>1358036</text:p>
          </table:table-cell>
          <table:table-cell office:value-type="float" office:value="76.19333" calcext:value-type="float">
            <text:p>76.19333</text:p>
          </table:table-cell>
          <table:table-cell office:value-type="float" office:value="76.15" calcext:value-type="float">
            <text:p>76.15</text:p>
          </table:table-cell>
          <table:table-cell office:value-type="float" office:value="23872" calcext:value-type="float">
            <text:p>23872</text:p>
          </table:table-cell>
          <table:table-cell office:value-type="float" office:value="2182555" calcext:value-type="float">
            <text:p>2182555</text:p>
          </table:table-cell>
        </table:table-row>
        <table:table-row table:style-name="ro1">
          <table:table-cell office:value-type="string" calcext:value-type="string">
            <text:p>nsds2_n20000wmin50000-129-s676563793c1579695.ukp</text:p>
          </table:table-cell>
          <table:table-cell table:number-columns-repeated="2" office:value-type="float" office:value="31.73" calcext:value-type="float">
            <text:p>31.73</text:p>
          </table:table-cell>
          <table:table-cell office:value-type="float" office:value="21440" calcext:value-type="float">
            <text:p>21440</text:p>
          </table:table-cell>
          <table:table-cell office:value-type="float" office:value="4507855" calcext:value-type="float">
            <text:p>4507855</text:p>
          </table:table-cell>
          <table:table-cell office:value-type="float" office:value="76.37666" calcext:value-type="float">
            <text:p>76.37666</text:p>
          </table:table-cell>
          <table:table-cell office:value-type="float" office:value="76.33" calcext:value-type="float">
            <text:p>76.33</text:p>
          </table:table-cell>
          <table:table-cell office:value-type="float" office:value="24132" calcext:value-type="float">
            <text:p>24132</text:p>
          </table:table-cell>
          <table:table-cell office:value-type="float" office:value="2024238" calcext:value-type="float">
            <text:p>2024238</text:p>
          </table:table-cell>
        </table:table-row>
        <table:table-row table:style-name="ro1">
          <table:table-cell office:value-type="string" calcext:value-type="string">
            <text:p>nsds2_n20000wmin50000-145-s248156760c1718879.ukp</text:p>
          </table:table-cell>
          <table:table-cell office:value-type="float" office:value="31.74333" calcext:value-type="float">
            <text:p>31.74333</text:p>
          </table:table-cell>
          <table:table-cell office:value-type="float" office:value="31.73" calcext:value-type="float">
            <text:p>31.73</text:p>
          </table:table-cell>
          <table:table-cell office:value-type="float" office:value="22100" calcext:value-type="float">
            <text:p>22100</text:p>
          </table:table-cell>
          <table:table-cell office:value-type="float" office:value="1965553" calcext:value-type="float">
            <text:p>1965553</text:p>
          </table:table-cell>
          <table:table-cell office:value-type="float" office:value="76.54666" calcext:value-type="float">
            <text:p>76.54666</text:p>
          </table:table-cell>
          <table:table-cell office:value-type="float" office:value="76.5" calcext:value-type="float">
            <text:p>76.5</text:p>
          </table:table-cell>
          <table:table-cell office:value-type="float" office:value="23956" calcext:value-type="float">
            <text:p>23956</text:p>
          </table:table-cell>
          <table:table-cell office:value-type="float" office:value="2217125" calcext:value-type="float">
            <text:p>2217125</text:p>
          </table:table-cell>
        </table:table-row>
        <table:table-row table:style-name="ro1">
          <table:table-cell office:value-type="string" calcext:value-type="string">
            <text:p>nsds2_n20000wmin50000-148-s115731280c1686672.ukp</text:p>
          </table:table-cell>
          <table:table-cell table:number-columns-repeated="2" office:value-type="float" office:value="31.75" calcext:value-type="float">
            <text:p>31.75</text:p>
          </table:table-cell>
          <table:table-cell office:value-type="float" office:value="22512" calcext:value-type="float">
            <text:p>22512</text:p>
          </table:table-cell>
          <table:table-cell office:value-type="float" office:value="1636811" calcext:value-type="float">
            <text:p>1636811</text:p>
          </table:table-cell>
          <table:table-cell office:value-type="float" office:value="76.80666" calcext:value-type="float">
            <text:p>76.80666</text:p>
          </table:table-cell>
          <table:table-cell office:value-type="float" office:value="76.78" calcext:value-type="float">
            <text:p>76.78</text:p>
          </table:table-cell>
          <table:table-cell office:value-type="float" office:value="26744" calcext:value-type="float">
            <text:p>26744</text:p>
          </table:table-cell>
          <table:table-cell office:value-type="float" office:value="2167410" calcext:value-type="float">
            <text:p>2167410</text:p>
          </table:table-cell>
        </table:table-row>
        <table:table-row table:style-name="ro1">
          <table:table-cell office:value-type="string" calcext:value-type="string">
            <text:p>nsds2_n20000wmin50000-137-s998577081c1500555.ukp</text:p>
          </table:table-cell>
          <table:table-cell table:number-columns-repeated="2" office:value-type="float" office:value="31.8" calcext:value-type="float">
            <text:p>31.8</text:p>
          </table:table-cell>
          <table:table-cell office:value-type="float" office:value="19092" calcext:value-type="float">
            <text:p>19092</text:p>
          </table:table-cell>
          <table:table-cell office:value-type="float" office:value="1410830" calcext:value-type="float">
            <text:p>1410830</text:p>
          </table:table-cell>
          <table:table-cell office:value-type="float" office:value="77.02999" calcext:value-type="float">
            <text:p>77.02999</text:p>
          </table:table-cell>
          <table:table-cell office:value-type="float" office:value="77.01" calcext:value-type="float">
            <text:p>77.01</text:p>
          </table:table-cell>
          <table:table-cell office:value-type="float" office:value="24260" calcext:value-type="float">
            <text:p>24260</text:p>
          </table:table-cell>
          <table:table-cell office:value-type="float" office:value="1914517" calcext:value-type="float">
            <text:p>1914517</text:p>
          </table:table-cell>
        </table:table-row>
        <table:table-row table:style-name="ro1">
          <table:table-cell office:value-type="string" calcext:value-type="string">
            <text:p>nsds2_n20000wmin50000-165-s568312405c1927590.ukp</text:p>
          </table:table-cell>
          <table:table-cell office:value-type="float" office:value="32.18" calcext:value-type="float">
            <text:p>32.18</text:p>
          </table:table-cell>
          <table:table-cell office:value-type="float" office:value="32.17" calcext:value-type="float">
            <text:p>32.17</text:p>
          </table:table-cell>
          <table:table-cell office:value-type="float" office:value="23060" calcext:value-type="float">
            <text:p>23060</text:p>
          </table:table-cell>
          <table:table-cell office:value-type="float" office:value="2120998" calcext:value-type="float">
            <text:p>2120998</text:p>
          </table:table-cell>
          <table:table-cell office:value-type="float" office:value="77.10666" calcext:value-type="float">
            <text:p>77.10666</text:p>
          </table:table-cell>
          <table:table-cell office:value-type="float" office:value="77.07" calcext:value-type="float">
            <text:p>77.07</text:p>
          </table:table-cell>
          <table:table-cell office:value-type="float" office:value="23896" calcext:value-type="float">
            <text:p>23896</text:p>
          </table:table-cell>
          <table:table-cell office:value-type="float" office:value="2481297" calcext:value-type="float">
            <text:p>2481297</text:p>
          </table:table-cell>
        </table:table-row>
        <table:table-row table:style-name="ro1">
          <table:table-cell office:value-type="string" calcext:value-type="string">
            <text:p>nsds2_n20000wmin50000-10-s260379653c1619961.ukp</text:p>
          </table:table-cell>
          <table:table-cell office:value-type="float" office:value="32.26333" calcext:value-type="float">
            <text:p>32.26333</text:p>
          </table:table-cell>
          <table:table-cell office:value-type="float" office:value="32.25" calcext:value-type="float">
            <text:p>32.25</text:p>
          </table:table-cell>
          <table:table-cell office:value-type="float" office:value="17712" calcext:value-type="float">
            <text:p>17712</text:p>
          </table:table-cell>
          <table:table-cell office:value-type="float" office:value="1906232" calcext:value-type="float">
            <text:p>1906232</text:p>
          </table:table-cell>
          <table:table-cell office:value-type="float" office:value="77.65332" calcext:value-type="float">
            <text:p>77.65332</text:p>
          </table:table-cell>
          <table:table-cell office:value-type="float" office:value="77.6" calcext:value-type="float">
            <text:p>77.6</text:p>
          </table:table-cell>
          <table:table-cell office:value-type="float" office:value="23780" calcext:value-type="float">
            <text:p>23780</text:p>
          </table:table-cell>
          <table:table-cell office:value-type="float" office:value="2069703" calcext:value-type="float">
            <text:p>2069703</text:p>
          </table:table-cell>
        </table:table-row>
        <table:table-row table:style-name="ro1">
          <table:table-cell office:value-type="string" calcext:value-type="string">
            <text:p>nsds2_n20000wmin50000-121-s611080474c1689067.ukp</text:p>
          </table:table-cell>
          <table:table-cell office:value-type="float" office:value="32.92666" calcext:value-type="float">
            <text:p>32.92666</text:p>
          </table:table-cell>
          <table:table-cell office:value-type="float" office:value="32.92" calcext:value-type="float">
            <text:p>32.92</text:p>
          </table:table-cell>
          <table:table-cell office:value-type="float" office:value="21236" calcext:value-type="float">
            <text:p>21236</text:p>
          </table:table-cell>
          <table:table-cell office:value-type="float" office:value="1669053" calcext:value-type="float">
            <text:p>1669053</text:p>
          </table:table-cell>
          <table:table-cell office:value-type="float" office:value="77.76333" calcext:value-type="float">
            <text:p>77.76333</text:p>
          </table:table-cell>
          <table:table-cell office:value-type="float" office:value="77.72" calcext:value-type="float">
            <text:p>77.72</text:p>
          </table:table-cell>
          <table:table-cell office:value-type="float" office:value="23824" calcext:value-type="float">
            <text:p>23824</text:p>
          </table:table-cell>
          <table:table-cell office:value-type="float" office:value="2174216" calcext:value-type="float">
            <text:p>2174216</text:p>
          </table:table-cell>
        </table:table-row>
        <table:table-row table:style-name="ro1">
          <table:table-cell office:value-type="string" calcext:value-type="string">
            <text:p>nsds2_n20000wmin50000-111-s259905739c1892653.ukp</text:p>
          </table:table-cell>
          <table:table-cell office:value-type="float" office:value="32.94666" calcext:value-type="float">
            <text:p>32.94666</text:p>
          </table:table-cell>
          <table:table-cell office:value-type="float" office:value="32.93" calcext:value-type="float">
            <text:p>32.93</text:p>
          </table:table-cell>
          <table:table-cell office:value-type="float" office:value="23832" calcext:value-type="float">
            <text:p>23832</text:p>
          </table:table-cell>
          <table:table-cell office:value-type="float" office:value="1404053" calcext:value-type="float">
            <text:p>1404053</text:p>
          </table:table-cell>
          <table:table-cell office:value-type="float" office:value="77.84666" calcext:value-type="float">
            <text:p>77.84666</text:p>
          </table:table-cell>
          <table:table-cell office:value-type="float" office:value="77.8" calcext:value-type="float">
            <text:p>77.8</text:p>
          </table:table-cell>
          <table:table-cell office:value-type="float" office:value="23804" calcext:value-type="float">
            <text:p>23804</text:p>
          </table:table-cell>
          <table:table-cell office:value-type="float" office:value="2425514" calcext:value-type="float">
            <text:p>2425514</text:p>
          </table:table-cell>
        </table:table-row>
        <table:table-row table:style-name="ro1">
          <table:table-cell office:value-type="string" calcext:value-type="string">
            <text:p>nsds2_n20000wmin50000-16-s908468142c1790699.ukp</text:p>
          </table:table-cell>
          <table:table-cell office:value-type="float" office:value="33.21333" calcext:value-type="float">
            <text:p>33.21333</text:p>
          </table:table-cell>
          <table:table-cell office:value-type="float" office:value="33.2" calcext:value-type="float">
            <text:p>33.2</text:p>
          </table:table-cell>
          <table:table-cell office:value-type="float" office:value="19336" calcext:value-type="float">
            <text:p>19336</text:p>
          </table:table-cell>
          <table:table-cell office:value-type="float" office:value="1637021" calcext:value-type="float">
            <text:p>1637021</text:p>
          </table:table-cell>
          <table:table-cell office:value-type="float" office:value="78.22999" calcext:value-type="float">
            <text:p>78.22999</text:p>
          </table:table-cell>
          <table:table-cell office:value-type="float" office:value="78.19" calcext:value-type="float">
            <text:p>78.19</text:p>
          </table:table-cell>
          <table:table-cell office:value-type="float" office:value="23864" calcext:value-type="float">
            <text:p>23864</text:p>
          </table:table-cell>
          <table:table-cell office:value-type="float" office:value="2302699" calcext:value-type="float">
            <text:p>2302699</text:p>
          </table:table-cell>
        </table:table-row>
        <table:table-row table:style-name="ro1">
          <table:table-cell office:value-type="string" calcext:value-type="string">
            <text:p>nsds2_n20000wmin50000-136-s885510405c1564455.ukp</text:p>
          </table:table-cell>
          <table:table-cell office:value-type="float" office:value="33.26666" calcext:value-type="float">
            <text:p>33.26666</text:p>
          </table:table-cell>
          <table:table-cell office:value-type="float" office:value="33.25" calcext:value-type="float">
            <text:p>33.25</text:p>
          </table:table-cell>
          <table:table-cell office:value-type="float" office:value="21480" calcext:value-type="float">
            <text:p>21480</text:p>
          </table:table-cell>
          <table:table-cell office:value-type="float" office:value="2013610" calcext:value-type="float">
            <text:p>2013610</text:p>
          </table:table-cell>
          <table:table-cell office:value-type="float" office:value="78.24999" calcext:value-type="float">
            <text:p>78.24999</text:p>
          </table:table-cell>
          <table:table-cell office:value-type="float" office:value="78.2" calcext:value-type="float">
            <text:p>78.2</text:p>
          </table:table-cell>
          <table:table-cell office:value-type="float" office:value="23924" calcext:value-type="float">
            <text:p>23924</text:p>
          </table:table-cell>
          <table:table-cell office:value-type="float" office:value="2018315" calcext:value-type="float">
            <text:p>2018315</text:p>
          </table:table-cell>
        </table:table-row>
        <table:table-row table:style-name="ro1">
          <table:table-cell office:value-type="string" calcext:value-type="string">
            <text:p>nsds2_n20000wmin50000-144-s255129796c1997334.ukp</text:p>
          </table:table-cell>
          <table:table-cell office:value-type="float" office:value="33.43" calcext:value-type="float">
            <text:p>33.43</text:p>
          </table:table-cell>
          <table:table-cell office:value-type="float" office:value="33.42" calcext:value-type="float">
            <text:p>33.42</text:p>
          </table:table-cell>
          <table:table-cell office:value-type="float" office:value="21120" calcext:value-type="float">
            <text:p>21120</text:p>
          </table:table-cell>
          <table:table-cell office:value-type="float" office:value="1842482" calcext:value-type="float">
            <text:p>1842482</text:p>
          </table:table-cell>
          <table:table-cell office:value-type="float" office:value="78.79332" calcext:value-type="float">
            <text:p>78.79332</text:p>
          </table:table-cell>
          <table:table-cell office:value-type="float" office:value="78.76" calcext:value-type="float">
            <text:p>78.76</text:p>
          </table:table-cell>
          <table:table-cell office:value-type="float" office:value="24068" calcext:value-type="float">
            <text:p>24068</text:p>
          </table:table-cell>
          <table:table-cell office:value-type="float" office:value="2575799" calcext:value-type="float">
            <text:p>2575799</text:p>
          </table:table-cell>
        </table:table-row>
        <table:table-row table:style-name="ro1">
          <table:table-cell office:value-type="string" calcext:value-type="string">
            <text:p>nsds2_n20000wmin50000-146-s894606712c1722629.ukp</text:p>
          </table:table-cell>
          <table:table-cell office:value-type="float" office:value="33.55333" calcext:value-type="float">
            <text:p>33.55333</text:p>
          </table:table-cell>
          <table:table-cell office:value-type="float" office:value="33.56" calcext:value-type="float">
            <text:p>33.56</text:p>
          </table:table-cell>
          <table:table-cell office:value-type="float" office:value="22248" calcext:value-type="float">
            <text:p>22248</text:p>
          </table:table-cell>
          <table:table-cell office:value-type="float" office:value="2042578" calcext:value-type="float">
            <text:p>2042578</text:p>
          </table:table-cell>
          <table:table-cell office:value-type="float" office:value="78.86333" calcext:value-type="float">
            <text:p>78.86333</text:p>
          </table:table-cell>
          <table:table-cell office:value-type="float" office:value="78.81" calcext:value-type="float">
            <text:p>78.81</text:p>
          </table:table-cell>
          <table:table-cell office:value-type="float" office:value="23824" calcext:value-type="float">
            <text:p>23824</text:p>
          </table:table-cell>
          <table:table-cell office:value-type="float" office:value="2205679" calcext:value-type="float">
            <text:p>2205679</text:p>
          </table:table-cell>
        </table:table-row>
        <table:table-row table:style-name="ro1">
          <table:table-cell office:value-type="string" calcext:value-type="string">
            <text:p>nsds2_n20000wmin50000-157-s852514704c1815894.ukp</text:p>
          </table:table-cell>
          <table:table-cell office:value-type="float" office:value="33.60333" calcext:value-type="float">
            <text:p>33.60333</text:p>
          </table:table-cell>
          <table:table-cell office:value-type="float" office:value="33.59" calcext:value-type="float">
            <text:p>33.59</text:p>
          </table:table-cell>
          <table:table-cell office:value-type="float" office:value="20720" calcext:value-type="float">
            <text:p>20720</text:p>
          </table:table-cell>
          <table:table-cell office:value-type="float" office:value="1643863" calcext:value-type="float">
            <text:p>1643863</text:p>
          </table:table-cell>
          <table:table-cell office:value-type="float" office:value="79.11666" calcext:value-type="float">
            <text:p>79.11666</text:p>
          </table:table-cell>
          <table:table-cell office:value-type="float" office:value="79.08" calcext:value-type="float">
            <text:p>79.08</text:p>
          </table:table-cell>
          <table:table-cell office:value-type="float" office:value="24068" calcext:value-type="float">
            <text:p>24068</text:p>
          </table:table-cell>
          <table:table-cell office:value-type="float" office:value="2340630" calcext:value-type="float">
            <text:p>2340630</text:p>
          </table:table-cell>
        </table:table-row>
        <table:table-row table:style-name="ro1">
          <table:table-cell office:value-type="string" calcext:value-type="string">
            <text:p>nsds2_n20000wmin50000-151-s219535324c1935465.ukp</text:p>
          </table:table-cell>
          <table:table-cell office:value-type="float" office:value="33.79333" calcext:value-type="float">
            <text:p>33.79333</text:p>
          </table:table-cell>
          <table:table-cell office:value-type="float" office:value="33.79" calcext:value-type="float">
            <text:p>33.79</text:p>
          </table:table-cell>
          <table:table-cell office:value-type="float" office:value="23088" calcext:value-type="float">
            <text:p>23088</text:p>
          </table:table-cell>
          <table:table-cell office:value-type="float" office:value="1740605" calcext:value-type="float">
            <text:p>1740605</text:p>
          </table:table-cell>
          <table:table-cell office:value-type="float" office:value="79.46999" calcext:value-type="float">
            <text:p>79.46999</text:p>
          </table:table-cell>
          <table:table-cell office:value-type="float" office:value="79.43" calcext:value-type="float">
            <text:p>79.43</text:p>
          </table:table-cell>
          <table:table-cell office:value-type="float" office:value="24048" calcext:value-type="float">
            <text:p>24048</text:p>
          </table:table-cell>
          <table:table-cell office:value-type="float" office:value="2505664" calcext:value-type="float">
            <text:p>2505664</text:p>
          </table:table-cell>
        </table:table-row>
        <table:table-row table:style-name="ro1">
          <table:table-cell office:value-type="string" calcext:value-type="string">
            <text:p>nsds2_n20000wmin50000-134-s208479215c1650119.ukp</text:p>
          </table:table-cell>
          <table:table-cell office:value-type="float" office:value="33.92" calcext:value-type="float">
            <text:p>33.92</text:p>
          </table:table-cell>
          <table:table-cell office:value-type="float" office:value="33.91" calcext:value-type="float">
            <text:p>33.91</text:p>
          </table:table-cell>
          <table:table-cell office:value-type="float" office:value="21280" calcext:value-type="float">
            <text:p>21280</text:p>
          </table:table-cell>
          <table:table-cell office:value-type="float" office:value="5291045" calcext:value-type="float">
            <text:p>5291045</text:p>
          </table:table-cell>
          <table:table-cell office:value-type="float" office:value="79.57332" calcext:value-type="float">
            <text:p>79.57332</text:p>
          </table:table-cell>
          <table:table-cell office:value-type="float" office:value="79.54" calcext:value-type="float">
            <text:p>79.54</text:p>
          </table:table-cell>
          <table:table-cell office:value-type="float" office:value="23960" calcext:value-type="float">
            <text:p>23960</text:p>
          </table:table-cell>
          <table:table-cell office:value-type="float" office:value="2119980" calcext:value-type="float">
            <text:p>2119980</text:p>
          </table:table-cell>
        </table:table-row>
        <table:table-row table:style-name="ro1">
          <table:table-cell office:value-type="string" calcext:value-type="string">
            <text:p>nsds2_n20000wmin50000-131-s367303549c1951966.ukp</text:p>
          </table:table-cell>
          <table:table-cell office:value-type="float" office:value="34.26333" calcext:value-type="float">
            <text:p>34.26333</text:p>
          </table:table-cell>
          <table:table-cell office:value-type="float" office:value="34.26" calcext:value-type="float">
            <text:p>34.26</text:p>
          </table:table-cell>
          <table:table-cell office:value-type="float" office:value="22252" calcext:value-type="float">
            <text:p>22252</text:p>
          </table:table-cell>
          <table:table-cell office:value-type="float" office:value="1878777" calcext:value-type="float">
            <text:p>1878777</text:p>
          </table:table-cell>
          <table:table-cell office:value-type="float" office:value="79.70333" calcext:value-type="float">
            <text:p>79.70333</text:p>
          </table:table-cell>
          <table:table-cell office:value-type="float" office:value="79.65" calcext:value-type="float">
            <text:p>79.65</text:p>
          </table:table-cell>
          <table:table-cell office:value-type="float" office:value="23900" calcext:value-type="float">
            <text:p>23900</text:p>
          </table:table-cell>
          <table:table-cell office:value-type="float" office:value="2497858" calcext:value-type="float">
            <text:p>2497858</text:p>
          </table:table-cell>
        </table:table-row>
        <table:table-row table:style-name="ro1">
          <table:table-cell office:value-type="string" calcext:value-type="string">
            <text:p>nsds2_n20000wmin50000-168-s343653884c1601272.ukp</text:p>
          </table:table-cell>
          <table:table-cell office:value-type="float" office:value="34.3" calcext:value-type="float">
            <text:p>34.3</text:p>
          </table:table-cell>
          <table:table-cell office:value-type="float" office:value="34.29" calcext:value-type="float">
            <text:p>34.29</text:p>
          </table:table-cell>
          <table:table-cell office:value-type="float" office:value="21100" calcext:value-type="float">
            <text:p>21100</text:p>
          </table:table-cell>
          <table:table-cell office:value-type="float" office:value="1496227" calcext:value-type="float">
            <text:p>1496227</text:p>
          </table:table-cell>
          <table:table-cell office:value-type="float" office:value="79.74999" calcext:value-type="float">
            <text:p>79.74999</text:p>
          </table:table-cell>
          <table:table-cell office:value-type="float" office:value="79.71" calcext:value-type="float">
            <text:p>79.71</text:p>
          </table:table-cell>
          <table:table-cell office:value-type="float" office:value="24148" calcext:value-type="float">
            <text:p>24148</text:p>
          </table:table-cell>
          <table:table-cell office:value-type="float" office:value="2059901" calcext:value-type="float">
            <text:p>2059901</text:p>
          </table:table-cell>
        </table:table-row>
        <table:table-row table:style-name="ro1">
          <table:table-cell office:value-type="string" calcext:value-type="string">
            <text:p>nsds2_n20000wmin50000-138-s948885877c1796611.ukp</text:p>
          </table:table-cell>
          <table:table-cell office:value-type="float" office:value="34.30666" calcext:value-type="float">
            <text:p>34.30666</text:p>
          </table:table-cell>
          <table:table-cell office:value-type="float" office:value="34.3" calcext:value-type="float">
            <text:p>34.3</text:p>
          </table:table-cell>
          <table:table-cell office:value-type="float" office:value="20052" calcext:value-type="float">
            <text:p>20052</text:p>
          </table:table-cell>
          <table:table-cell office:value-type="float" office:value="2332115" calcext:value-type="float">
            <text:p>2332115</text:p>
          </table:table-cell>
          <table:table-cell office:value-type="float" office:value="80.29999" calcext:value-type="float">
            <text:p>80.29999</text:p>
          </table:table-cell>
          <table:table-cell office:value-type="float" office:value="80.25" calcext:value-type="float">
            <text:p>80.25</text:p>
          </table:table-cell>
          <table:table-cell office:value-type="float" office:value="23820" calcext:value-type="float">
            <text:p>23820</text:p>
          </table:table-cell>
          <table:table-cell office:value-type="float" office:value="2291302" calcext:value-type="float">
            <text:p>2291302</text:p>
          </table:table-cell>
        </table:table-row>
        <table:table-row table:style-name="ro1">
          <table:table-cell office:value-type="string" calcext:value-type="string">
            <text:p>nsds2_n20000wmin50000-125-s342662718c1724049.ukp</text:p>
          </table:table-cell>
          <table:table-cell office:value-type="float" office:value="34.52666" calcext:value-type="float">
            <text:p>34.52666</text:p>
          </table:table-cell>
          <table:table-cell office:value-type="float" office:value="34.5" calcext:value-type="float">
            <text:p>34.5</text:p>
          </table:table-cell>
          <table:table-cell office:value-type="float" office:value="19392" calcext:value-type="float">
            <text:p>19392</text:p>
          </table:table-cell>
          <table:table-cell office:value-type="float" office:value="1656582" calcext:value-type="float">
            <text:p>1656582</text:p>
          </table:table-cell>
          <table:table-cell office:value-type="float" office:value="80.86333" calcext:value-type="float">
            <text:p>80.86333</text:p>
          </table:table-cell>
          <table:table-cell office:value-type="float" office:value="80.82" calcext:value-type="float">
            <text:p>80.82</text:p>
          </table:table-cell>
          <table:table-cell office:value-type="float" office:value="23836" calcext:value-type="float">
            <text:p>23836</text:p>
          </table:table-cell>
          <table:table-cell office:value-type="float" office:value="2209490" calcext:value-type="float">
            <text:p>2209490</text:p>
          </table:table-cell>
        </table:table-row>
        <table:table-row table:style-name="ro1">
          <table:table-cell office:value-type="string" calcext:value-type="string">
            <text:p>nsds2_n20000wmin50000-156-s180237460c1637325.ukp</text:p>
          </table:table-cell>
          <table:table-cell office:value-type="float" office:value="34.77333" calcext:value-type="float">
            <text:p>34.77333</text:p>
          </table:table-cell>
          <table:table-cell office:value-type="float" office:value="34.76" calcext:value-type="float">
            <text:p>34.76</text:p>
          </table:table-cell>
          <table:table-cell office:value-type="float" office:value="21448" calcext:value-type="float">
            <text:p>21448</text:p>
          </table:table-cell>
          <table:table-cell office:value-type="float" office:value="1438367" calcext:value-type="float">
            <text:p>1438367</text:p>
          </table:table-cell>
          <table:table-cell office:value-type="float" office:value="81.04666" calcext:value-type="float">
            <text:p>81.04666</text:p>
          </table:table-cell>
          <table:table-cell office:value-type="float" office:value="81.01" calcext:value-type="float">
            <text:p>81.01</text:p>
          </table:table-cell>
          <table:table-cell office:value-type="float" office:value="24092" calcext:value-type="float">
            <text:p>24092</text:p>
          </table:table-cell>
          <table:table-cell office:value-type="float" office:value="2110796" calcext:value-type="float">
            <text:p>2110796</text:p>
          </table:table-cell>
        </table:table-row>
        <table:table-row table:style-name="ro1">
          <table:table-cell office:value-type="string" calcext:value-type="string">
            <text:p>nsds2_n20000wmin50000-109-s507400487c1888311.ukp</text:p>
          </table:table-cell>
          <table:table-cell office:value-type="float" office:value="34.81333" calcext:value-type="float">
            <text:p>34.81333</text:p>
          </table:table-cell>
          <table:table-cell office:value-type="float" office:value="34.82" calcext:value-type="float">
            <text:p>34.82</text:p>
          </table:table-cell>
          <table:table-cell office:value-type="float" office:value="24268" calcext:value-type="float">
            <text:p>24268</text:p>
          </table:table-cell>
          <table:table-cell office:value-type="float" office:value="1998729" calcext:value-type="float">
            <text:p>1998729</text:p>
          </table:table-cell>
          <table:table-cell office:value-type="float" office:value="81.45333" calcext:value-type="float">
            <text:p>81.45333</text:p>
          </table:table-cell>
          <table:table-cell office:value-type="float" office:value="81.41" calcext:value-type="float">
            <text:p>81.41</text:p>
          </table:table-cell>
          <table:table-cell office:value-type="float" office:value="23912" calcext:value-type="float">
            <text:p>23912</text:p>
          </table:table-cell>
          <table:table-cell office:value-type="float" office:value="2434555" calcext:value-type="float">
            <text:p>2434555</text:p>
          </table:table-cell>
        </table:table-row>
        <table:table-row table:style-name="ro1">
          <table:table-cell office:value-type="string" calcext:value-type="string">
            <text:p>nsds2_n20000wmin50000-124-s345851317c1945156.ukp</text:p>
          </table:table-cell>
          <table:table-cell office:value-type="float" office:value="34.93" calcext:value-type="float">
            <text:p>34.93</text:p>
          </table:table-cell>
          <table:table-cell office:value-type="float" office:value="34.92" calcext:value-type="float">
            <text:p>34.92</text:p>
          </table:table-cell>
          <table:table-cell office:value-type="float" office:value="21220" calcext:value-type="float">
            <text:p>21220</text:p>
          </table:table-cell>
          <table:table-cell office:value-type="float" office:value="1422082" calcext:value-type="float">
            <text:p>1422082</text:p>
          </table:table-cell>
          <table:table-cell office:value-type="float" office:value="82.21999" calcext:value-type="float">
            <text:p>82.21999</text:p>
          </table:table-cell>
          <table:table-cell office:value-type="float" office:value="82.17" calcext:value-type="float">
            <text:p>82.17</text:p>
          </table:table-cell>
          <table:table-cell office:value-type="float" office:value="24104" calcext:value-type="float">
            <text:p>24104</text:p>
          </table:table-cell>
          <table:table-cell office:value-type="float" office:value="2497695" calcext:value-type="float">
            <text:p>2497695</text:p>
          </table:table-cell>
        </table:table-row>
        <table:table-row table:style-name="ro1">
          <table:table-cell office:value-type="string" calcext:value-type="string">
            <text:p>nsds2_n20000wmin50000-135-s802259763c1938380.ukp</text:p>
          </table:table-cell>
          <table:table-cell office:value-type="float" office:value="34.98666" calcext:value-type="float">
            <text:p>34.98666</text:p>
          </table:table-cell>
          <table:table-cell office:value-type="float" office:value="34.98" calcext:value-type="float">
            <text:p>34.98</text:p>
          </table:table-cell>
          <table:table-cell office:value-type="float" office:value="25072" calcext:value-type="float">
            <text:p>25072</text:p>
          </table:table-cell>
          <table:table-cell office:value-type="float" office:value="5639926" calcext:value-type="float">
            <text:p>5639926</text:p>
          </table:table-cell>
          <table:table-cell office:value-type="float" office:value="82.41333" calcext:value-type="float">
            <text:p>82.41333</text:p>
          </table:table-cell>
          <table:table-cell office:value-type="float" office:value="82.36" calcext:value-type="float">
            <text:p>82.36</text:p>
          </table:table-cell>
          <table:table-cell office:value-type="float" office:value="23844" calcext:value-type="float">
            <text:p>23844</text:p>
          </table:table-cell>
          <table:table-cell office:value-type="float" office:value="2502016" calcext:value-type="float">
            <text:p>2502016</text:p>
          </table:table-cell>
        </table:table-row>
        <table:table-row table:style-name="ro1">
          <table:table-cell office:value-type="string" calcext:value-type="string">
            <text:p>nsds2_n20000wmin50000-141-s586185750c1932042.ukp</text:p>
          </table:table-cell>
          <table:table-cell office:value-type="float" office:value="35.27333" calcext:value-type="float">
            <text:p>35.27333</text:p>
          </table:table-cell>
          <table:table-cell office:value-type="float" office:value="35.29" calcext:value-type="float">
            <text:p>35.29</text:p>
          </table:table-cell>
          <table:table-cell office:value-type="float" office:value="22112" calcext:value-type="float">
            <text:p>22112</text:p>
          </table:table-cell>
          <table:table-cell office:value-type="float" office:value="5596229" calcext:value-type="float">
            <text:p>5596229</text:p>
          </table:table-cell>
          <table:table-cell office:value-type="float" office:value="82.56666" calcext:value-type="float">
            <text:p>82.56666</text:p>
          </table:table-cell>
          <table:table-cell office:value-type="float" office:value="82.53" calcext:value-type="float">
            <text:p>82.53</text:p>
          </table:table-cell>
          <table:table-cell office:value-type="float" office:value="23976" calcext:value-type="float">
            <text:p>23976</text:p>
          </table:table-cell>
          <table:table-cell office:value-type="float" office:value="2468358" calcext:value-type="float">
            <text:p>2468358</text:p>
          </table:table-cell>
        </table:table-row>
        <table:table-row table:style-name="ro1">
          <table:table-cell office:value-type="string" calcext:value-type="string">
            <text:p>nsds2_n20000wmin50000-14-s577520629c1757564.ukp</text:p>
          </table:table-cell>
          <table:table-cell office:value-type="float" office:value="35.51666" calcext:value-type="float">
            <text:p>35.51666</text:p>
          </table:table-cell>
          <table:table-cell office:value-type="float" office:value="35.52" calcext:value-type="float">
            <text:p>35.52</text:p>
          </table:table-cell>
          <table:table-cell office:value-type="float" office:value="19644" calcext:value-type="float">
            <text:p>19644</text:p>
          </table:table-cell>
          <table:table-cell office:value-type="float" office:value="5370245" calcext:value-type="float">
            <text:p>5370245</text:p>
          </table:table-cell>
          <table:table-cell office:value-type="float" office:value="82.76333" calcext:value-type="float">
            <text:p>82.76333</text:p>
          </table:table-cell>
          <table:table-cell office:value-type="float" office:value="82.71" calcext:value-type="float">
            <text:p>82.71</text:p>
          </table:table-cell>
          <table:table-cell office:value-type="float" office:value="24216" calcext:value-type="float">
            <text:p>24216</text:p>
          </table:table-cell>
          <table:table-cell office:value-type="float" office:value="2237483" calcext:value-type="float">
            <text:p>2237483</text:p>
          </table:table-cell>
        </table:table-row>
        <table:table-row table:style-name="ro1">
          <table:table-cell office:value-type="string" calcext:value-type="string">
            <text:p>nsds2_n50000wmin50000-23-s327529482c1055607.ukp</text:p>
          </table:table-cell>
          <table:table-cell office:value-type="float" office:value="35.70333" calcext:value-type="float">
            <text:p>35.70333</text:p>
          </table:table-cell>
          <table:table-cell office:value-type="float" office:value="35.68" calcext:value-type="float">
            <text:p>35.68</text:p>
          </table:table-cell>
          <table:table-cell office:value-type="float" office:value="22252" calcext:value-type="float">
            <text:p>22252</text:p>
          </table:table-cell>
          <table:table-cell office:value-type="float" office:value="1844760" calcext:value-type="float">
            <text:p>1844760</text:p>
          </table:table-cell>
          <table:table-cell office:value-type="float" office:value="410.73329" calcext:value-type="float">
            <text:p>410.73329</text:p>
          </table:table-cell>
          <table:table-cell office:value-type="float" office:value="410.45" calcext:value-type="float">
            <text:p>410.45</text:p>
          </table:table-cell>
          <table:table-cell office:value-type="float" office:value="46956" calcext:value-type="float">
            <text:p>46956</text:p>
          </table:table-cell>
          <table:table-cell office:value-type="float" office:value="3182773" calcext:value-type="float">
            <text:p>3182773</text:p>
          </table:table-cell>
        </table:table-row>
        <table:table-row table:style-name="ro1">
          <table:table-cell office:value-type="string" calcext:value-type="string">
            <text:p>nsds2_n50000wmin20000-80-s972099972c1118941.ukp</text:p>
          </table:table-cell>
          <table:table-cell office:value-type="float" office:value="35.78666" calcext:value-type="float">
            <text:p>35.78666</text:p>
          </table:table-cell>
          <table:table-cell office:value-type="float" office:value="35.77" calcext:value-type="float">
            <text:p>35.77</text:p>
          </table:table-cell>
          <table:table-cell office:value-type="float" office:value="22492" calcext:value-type="float">
            <text:p>22492</text:p>
          </table:table-cell>
          <table:table-cell office:value-type="float" office:value="4935703" calcext:value-type="float">
            <text:p>4935703</text:p>
          </table:table-cell>
          <table:table-cell office:value-type="float" office:value="423.04996" calcext:value-type="float">
            <text:p>423.04996</text:p>
          </table:table-cell>
          <table:table-cell office:value-type="float" office:value="422.75" calcext:value-type="float">
            <text:p>422.75</text:p>
          </table:table-cell>
          <table:table-cell office:value-type="float" office:value="52164" calcext:value-type="float">
            <text:p>52164</text:p>
          </table:table-cell>
          <table:table-cell office:value-type="float" office:value="3363363" calcext:value-type="float">
            <text:p>3363363</text:p>
          </table:table-cell>
        </table:table-row>
        <table:table-row table:style-name="ro1">
          <table:table-cell office:value-type="string" calcext:value-type="string">
            <text:p>nsds2_n50000wmin50000-36-s11639593c1264149.ukp</text:p>
          </table:table-cell>
          <table:table-cell office:value-type="float" office:value="35.81666" calcext:value-type="float">
            <text:p>35.81666</text:p>
          </table:table-cell>
          <table:table-cell office:value-type="float" office:value="35.8" calcext:value-type="float">
            <text:p>35.8</text:p>
          </table:table-cell>
          <table:table-cell office:value-type="float" office:value="23452" calcext:value-type="float">
            <text:p>23452</text:p>
          </table:table-cell>
          <table:table-cell office:value-type="float" office:value="1334722" calcext:value-type="float">
            <text:p>1334722</text:p>
          </table:table-cell>
          <table:table-cell office:value-type="float" office:value="437.06329" calcext:value-type="float">
            <text:p>437.06329</text:p>
          </table:table-cell>
          <table:table-cell office:value-type="float" office:value="436.79" calcext:value-type="float">
            <text:p>436.79</text:p>
          </table:table-cell>
          <table:table-cell office:value-type="float" office:value="56748" calcext:value-type="float">
            <text:p>56748</text:p>
          </table:table-cell>
          <table:table-cell office:value-type="float" office:value="3766817" calcext:value-type="float">
            <text:p>3766817</text:p>
          </table:table-cell>
        </table:table-row>
        <table:table-row table:style-name="ro1">
          <table:table-cell office:value-type="string" calcext:value-type="string">
            <text:p>nsds2_n50000wmin50000-30-s677916848c1138464.ukp</text:p>
          </table:table-cell>
          <table:table-cell office:value-type="float" office:value="36.14333" calcext:value-type="float">
            <text:p>36.14333</text:p>
          </table:table-cell>
          <table:table-cell office:value-type="float" office:value="36.12" calcext:value-type="float">
            <text:p>36.12</text:p>
          </table:table-cell>
          <table:table-cell office:value-type="float" office:value="19508" calcext:value-type="float">
            <text:p>19508</text:p>
          </table:table-cell>
          <table:table-cell office:value-type="float" office:value="1814348" calcext:value-type="float">
            <text:p>1814348</text:p>
          </table:table-cell>
          <table:table-cell office:value-type="float" office:value="437.22996" calcext:value-type="float">
            <text:p>437.22996</text:p>
          </table:table-cell>
          <table:table-cell office:value-type="float" office:value="436.95" calcext:value-type="float">
            <text:p>436.95</text:p>
          </table:table-cell>
          <table:table-cell office:value-type="float" office:value="49712" calcext:value-type="float">
            <text:p>49712</text:p>
          </table:table-cell>
          <table:table-cell office:value-type="float" office:value="3380140" calcext:value-type="float">
            <text:p>3380140</text:p>
          </table:table-cell>
        </table:table-row>
        <table:table-row table:style-name="ro1">
          <table:table-cell office:value-type="string" calcext:value-type="string">
            <text:p>nsds2_n50000wmin20000-85-s609893802c1076370.ukp</text:p>
          </table:table-cell>
          <table:table-cell office:value-type="float" office:value="36.17333" calcext:value-type="float">
            <text:p>36.17333</text:p>
          </table:table-cell>
          <table:table-cell office:value-type="float" office:value="36.15" calcext:value-type="float">
            <text:p>36.15</text:p>
          </table:table-cell>
          <table:table-cell office:value-type="float" office:value="21704" calcext:value-type="float">
            <text:p>21704</text:p>
          </table:table-cell>
          <table:table-cell office:value-type="float" office:value="2006754" calcext:value-type="float">
            <text:p>2006754</text:p>
          </table:table-cell>
          <table:table-cell office:value-type="float" office:value="439.75329" calcext:value-type="float">
            <text:p>439.75329</text:p>
          </table:table-cell>
          <table:table-cell office:value-type="float" office:value="439.45" calcext:value-type="float">
            <text:p>439.45</text:p>
          </table:table-cell>
          <table:table-cell office:value-type="float" office:value="50552" calcext:value-type="float">
            <text:p>50552</text:p>
          </table:table-cell>
          <table:table-cell office:value-type="float" office:value="3233107" calcext:value-type="float">
            <text:p>3233107</text:p>
          </table:table-cell>
        </table:table-row>
        <table:table-row table:style-name="ro1">
          <table:table-cell office:value-type="string" calcext:value-type="string">
            <text:p>nsds2_n50000wmin50000-32-s870038921c1199985.ukp</text:p>
          </table:table-cell>
          <table:table-cell office:value-type="float" office:value="36.43666" calcext:value-type="float">
            <text:p>36.43666</text:p>
          </table:table-cell>
          <table:table-cell office:value-type="float" office:value="36.44" calcext:value-type="float">
            <text:p>36.44</text:p>
          </table:table-cell>
          <table:table-cell office:value-type="float" office:value="26488" calcext:value-type="float">
            <text:p>26488</text:p>
          </table:table-cell>
          <table:table-cell office:value-type="float" office:value="5542805" calcext:value-type="float">
            <text:p>5542805</text:p>
          </table:table-cell>
          <table:table-cell office:value-type="float" office:value="443.58996" calcext:value-type="float">
            <text:p>443.58996</text:p>
          </table:table-cell>
          <table:table-cell office:value-type="float" office:value="443.3" calcext:value-type="float">
            <text:p>443.3</text:p>
          </table:table-cell>
          <table:table-cell office:value-type="float" office:value="66804" calcext:value-type="float">
            <text:p>66804</text:p>
          </table:table-cell>
          <table:table-cell office:value-type="float" office:value="3554229" calcext:value-type="float">
            <text:p>3554229</text:p>
          </table:table-cell>
        </table:table-row>
        <table:table-row table:style-name="ro1">
          <table:table-cell office:value-type="string" calcext:value-type="string">
            <text:p>nsds2_n50000wmin20000-133-s731218263c1057822.ukp</text:p>
          </table:table-cell>
          <table:table-cell office:value-type="float" office:value="36.49666" calcext:value-type="float">
            <text:p>36.49666</text:p>
          </table:table-cell>
          <table:table-cell office:value-type="float" office:value="36.49" calcext:value-type="float">
            <text:p>36.49</text:p>
          </table:table-cell>
          <table:table-cell office:value-type="float" office:value="19236" calcext:value-type="float">
            <text:p>19236</text:p>
          </table:table-cell>
          <table:table-cell office:value-type="float" office:value="2073975" calcext:value-type="float">
            <text:p>2073975</text:p>
          </table:table-cell>
          <table:table-cell office:value-type="float" office:value="446.32996" calcext:value-type="float">
            <text:p>446.32996</text:p>
          </table:table-cell>
          <table:table-cell office:value-type="float" office:value="446.04" calcext:value-type="float">
            <text:p>446.04</text:p>
          </table:table-cell>
          <table:table-cell office:value-type="float" office:value="47004" calcext:value-type="float">
            <text:p>47004</text:p>
          </table:table-cell>
          <table:table-cell office:value-type="float" office:value="3173089" calcext:value-type="float">
            <text:p>3173089</text:p>
          </table:table-cell>
        </table:table-row>
        <table:table-row table:style-name="ro1">
          <table:table-cell office:value-type="string" calcext:value-type="string">
            <text:p>nsds2_n50000wmin20000-67-s468933413c1124507.ukp</text:p>
          </table:table-cell>
          <table:table-cell office:value-type="float" office:value="36.52666" calcext:value-type="float">
            <text:p>36.52666</text:p>
          </table:table-cell>
          <table:table-cell office:value-type="float" office:value="36.51" calcext:value-type="float">
            <text:p>36.51</text:p>
          </table:table-cell>
          <table:table-cell office:value-type="float" office:value="20860" calcext:value-type="float">
            <text:p>20860</text:p>
          </table:table-cell>
          <table:table-cell office:value-type="float" office:value="1713186" calcext:value-type="float">
            <text:p>1713186</text:p>
          </table:table-cell>
          <table:table-cell office:value-type="float" office:value="448.03996" calcext:value-type="float">
            <text:p>448.03996</text:p>
          </table:table-cell>
          <table:table-cell office:value-type="float" office:value="447.72" calcext:value-type="float">
            <text:p>447.72</text:p>
          </table:table-cell>
          <table:table-cell office:value-type="float" office:value="51916" calcext:value-type="float">
            <text:p>51916</text:p>
          </table:table-cell>
          <table:table-cell office:value-type="float" office:value="3380079" calcext:value-type="float">
            <text:p>3380079</text:p>
          </table:table-cell>
        </table:table-row>
        <table:table-row table:style-name="ro1">
          <table:table-cell office:value-type="string" calcext:value-type="string">
            <text:p>nsds2_n50000wmin20000-146-s894606712c1121210.ukp</text:p>
          </table:table-cell>
          <table:table-cell office:value-type="float" office:value="36.70333" calcext:value-type="float">
            <text:p>36.70333</text:p>
          </table:table-cell>
          <table:table-cell office:value-type="float" office:value="36.69" calcext:value-type="float">
            <text:p>36.69</text:p>
          </table:table-cell>
          <table:table-cell office:value-type="float" office:value="20948" calcext:value-type="float">
            <text:p>20948</text:p>
          </table:table-cell>
          <table:table-cell office:value-type="float" office:value="2224358" calcext:value-type="float">
            <text:p>2224358</text:p>
          </table:table-cell>
          <table:table-cell office:value-type="float" office:value="449.52996" calcext:value-type="float">
            <text:p>449.52996</text:p>
          </table:table-cell>
          <table:table-cell office:value-type="float" office:value="449.21" calcext:value-type="float">
            <text:p>449.21</text:p>
          </table:table-cell>
          <table:table-cell office:value-type="float" office:value="47036" calcext:value-type="float">
            <text:p>47036</text:p>
          </table:table-cell>
          <table:table-cell office:value-type="float" office:value="3373454" calcext:value-type="float">
            <text:p>3373454</text:p>
          </table:table-cell>
        </table:table-row>
        <table:table-row table:style-name="ro1">
          <table:table-cell office:value-type="string" calcext:value-type="string">
            <text:p>nsds2_n50000wmin50000-39-s923188628c1583118.ukp</text:p>
          </table:table-cell>
          <table:table-cell office:value-type="float" office:value="36.81333" calcext:value-type="float">
            <text:p>36.81333</text:p>
          </table:table-cell>
          <table:table-cell office:value-type="float" office:value="36.81" calcext:value-type="float">
            <text:p>36.81</text:p>
          </table:table-cell>
          <table:table-cell office:value-type="float" office:value="23084" calcext:value-type="float">
            <text:p>23084</text:p>
          </table:table-cell>
          <table:table-cell office:value-type="float" office:value="1993162" calcext:value-type="float">
            <text:p>1993162</text:p>
          </table:table-cell>
          <table:table-cell office:value-type="float" office:value="451.43662" calcext:value-type="float">
            <text:p>451.43662</text:p>
          </table:table-cell>
          <table:table-cell office:value-type="float" office:value="451.12" calcext:value-type="float">
            <text:p>451.12</text:p>
          </table:table-cell>
          <table:table-cell office:value-type="float" office:value="54836" calcext:value-type="float">
            <text:p>54836</text:p>
          </table:table-cell>
          <table:table-cell office:value-type="float" office:value="4770692" calcext:value-type="float">
            <text:p>4770692</text:p>
          </table:table-cell>
        </table:table-row>
        <table:table-row table:style-name="ro1">
          <table:table-cell office:value-type="string" calcext:value-type="string">
            <text:p>nsds2_n50000wmin20000-134-s208479215c1282861.ukp</text:p>
          </table:table-cell>
          <table:table-cell office:value-type="float" office:value="37.03" calcext:value-type="float">
            <text:p>37.03</text:p>
          </table:table-cell>
          <table:table-cell office:value-type="float" office:value="37.02" calcext:value-type="float">
            <text:p>37.02</text:p>
          </table:table-cell>
          <table:table-cell office:value-type="float" office:value="22916" calcext:value-type="float">
            <text:p>22916</text:p>
          </table:table-cell>
          <table:table-cell office:value-type="float" office:value="5441598" calcext:value-type="float">
            <text:p>5441598</text:p>
          </table:table-cell>
          <table:table-cell office:value-type="float" office:value="453.11662" calcext:value-type="float">
            <text:p>453.11662</text:p>
          </table:table-cell>
          <table:table-cell office:value-type="float" office:value="452.8" calcext:value-type="float">
            <text:p>452.8</text:p>
          </table:table-cell>
          <table:table-cell office:value-type="float" office:value="51096" calcext:value-type="float">
            <text:p>51096</text:p>
          </table:table-cell>
          <table:table-cell office:value-type="float" office:value="3876804" calcext:value-type="float">
            <text:p>3876804</text:p>
          </table:table-cell>
        </table:table-row>
        <table:table-row table:style-name="ro1">
          <table:table-cell office:value-type="string" calcext:value-type="string">
            <text:p>nsds2_n50000wmin20000-90-s483963863c1120598.ukp</text:p>
          </table:table-cell>
          <table:table-cell office:value-type="float" office:value="37.15" calcext:value-type="float">
            <text:p>37.15</text:p>
          </table:table-cell>
          <table:table-cell office:value-type="float" office:value="37.14" calcext:value-type="float">
            <text:p>37.14</text:p>
          </table:table-cell>
          <table:table-cell office:value-type="float" office:value="21484" calcext:value-type="float">
            <text:p>21484</text:p>
          </table:table-cell>
          <table:table-cell office:value-type="float" office:value="1333543" calcext:value-type="float">
            <text:p>1333543</text:p>
          </table:table-cell>
          <table:table-cell office:value-type="float" office:value="454.57995" calcext:value-type="float">
            <text:p>454.57995</text:p>
          </table:table-cell>
          <table:table-cell office:value-type="float" office:value="454.25" calcext:value-type="float">
            <text:p>454.25</text:p>
          </table:table-cell>
          <table:table-cell office:value-type="float" office:value="59284" calcext:value-type="float">
            <text:p>59284</text:p>
          </table:table-cell>
          <table:table-cell office:value-type="float" office:value="3361276" calcext:value-type="float">
            <text:p>3361276</text:p>
          </table:table-cell>
        </table:table-row>
        <table:table-row table:style-name="ro1">
          <table:table-cell office:value-type="string" calcext:value-type="string">
            <text:p>nsds2_n50000wmin20000-118-s19360487c1059295.ukp</text:p>
          </table:table-cell>
          <table:table-cell table:number-columns-repeated="2" office:value-type="float" office:value="37.42" calcext:value-type="float">
            <text:p>37.42</text:p>
          </table:table-cell>
          <table:table-cell office:value-type="float" office:value="24280" calcext:value-type="float">
            <text:p>24280</text:p>
          </table:table-cell>
          <table:table-cell office:value-type="float" office:value="5086244" calcext:value-type="float">
            <text:p>5086244</text:p>
          </table:table-cell>
          <table:table-cell office:value-type="float" office:value="455.94662" calcext:value-type="float">
            <text:p>455.94662</text:p>
          </table:table-cell>
          <table:table-cell office:value-type="float" office:value="455.64" calcext:value-type="float">
            <text:p>455.64</text:p>
          </table:table-cell>
          <table:table-cell office:value-type="float" office:value="48876" calcext:value-type="float">
            <text:p>48876</text:p>
          </table:table-cell>
          <table:table-cell office:value-type="float" office:value="3175840" calcext:value-type="float">
            <text:p>3175840</text:p>
          </table:table-cell>
        </table:table-row>
        <table:table-row table:style-name="ro1">
          <table:table-cell office:value-type="string" calcext:value-type="string">
            <text:p>nsds2_n50000wmin50000-179-s916911562c1086171.ukp</text:p>
          </table:table-cell>
          <table:table-cell office:value-type="float" office:value="37.68333" calcext:value-type="float">
            <text:p>37.68333</text:p>
          </table:table-cell>
          <table:table-cell office:value-type="float" office:value="37.67" calcext:value-type="float">
            <text:p>37.67</text:p>
          </table:table-cell>
          <table:table-cell office:value-type="float" office:value="26524" calcext:value-type="float">
            <text:p>26524</text:p>
          </table:table-cell>
          <table:table-cell office:value-type="float" office:value="5570079" calcext:value-type="float">
            <text:p>5570079</text:p>
          </table:table-cell>
          <table:table-cell office:value-type="float" office:value="456.84996" calcext:value-type="float">
            <text:p>456.84996</text:p>
          </table:table-cell>
          <table:table-cell office:value-type="float" office:value="456.53" calcext:value-type="float">
            <text:p>456.53</text:p>
          </table:table-cell>
          <table:table-cell office:value-type="float" office:value="49200" calcext:value-type="float">
            <text:p>49200</text:p>
          </table:table-cell>
          <table:table-cell office:value-type="float" office:value="3219507" calcext:value-type="float">
            <text:p>3219507</text:p>
          </table:table-cell>
        </table:table-row>
        <table:table-row table:style-name="ro1">
          <table:table-cell office:value-type="string" calcext:value-type="string">
            <text:p>nsds2_n50000wmin50000-37-s607801339c1264854.ukp</text:p>
          </table:table-cell>
          <table:table-cell office:value-type="float" office:value="37.84" calcext:value-type="float">
            <text:p>37.84</text:p>
          </table:table-cell>
          <table:table-cell office:value-type="float" office:value="37.83" calcext:value-type="float">
            <text:p>37.83</text:p>
          </table:table-cell>
          <table:table-cell office:value-type="float" office:value="18976" calcext:value-type="float">
            <text:p>18976</text:p>
          </table:table-cell>
          <table:table-cell office:value-type="float" office:value="1530445" calcext:value-type="float">
            <text:p>1530445</text:p>
          </table:table-cell>
          <table:table-cell office:value-type="float" office:value="461.24329" calcext:value-type="float">
            <text:p>461.24329</text:p>
          </table:table-cell>
          <table:table-cell office:value-type="float" office:value="460.93" calcext:value-type="float">
            <text:p>460.93</text:p>
          </table:table-cell>
          <table:table-cell office:value-type="float" office:value="59072" calcext:value-type="float">
            <text:p>59072</text:p>
          </table:table-cell>
          <table:table-cell office:value-type="float" office:value="3785704" calcext:value-type="float">
            <text:p>3785704</text:p>
          </table:table-cell>
        </table:table-row>
        <table:table-row table:style-name="ro1">
          <table:table-cell office:value-type="string" calcext:value-type="string">
            <text:p>nsds2_n50000wmin50000-187-s277361362c1140199.ukp</text:p>
          </table:table-cell>
          <table:table-cell office:value-type="float" office:value="38.09333" calcext:value-type="float">
            <text:p>38.09333</text:p>
          </table:table-cell>
          <table:table-cell office:value-type="float" office:value="38.09" calcext:value-type="float">
            <text:p>38.09</text:p>
          </table:table-cell>
          <table:table-cell office:value-type="float" office:value="28092" calcext:value-type="float">
            <text:p>28092</text:p>
          </table:table-cell>
          <table:table-cell office:value-type="float" office:value="5503460" calcext:value-type="float">
            <text:p>5503460</text:p>
          </table:table-cell>
          <table:table-cell office:value-type="float" office:value="463.02995" calcext:value-type="float">
            <text:p>463.02995</text:p>
          </table:table-cell>
          <table:table-cell office:value-type="float" office:value="462.72" calcext:value-type="float">
            <text:p>462.72</text:p>
          </table:table-cell>
          <table:table-cell office:value-type="float" office:value="54264" calcext:value-type="float">
            <text:p>54264</text:p>
          </table:table-cell>
          <table:table-cell office:value-type="float" office:value="3365912" calcext:value-type="float">
            <text:p>3365912</text:p>
          </table:table-cell>
        </table:table-row>
        <table:table-row table:style-name="ro1">
          <table:table-cell office:value-type="string" calcext:value-type="string">
            <text:p>nsds2_n50000wmin50000-2-s463795034c1101005.ukp</text:p>
          </table:table-cell>
          <table:table-cell office:value-type="float" office:value="38.58" calcext:value-type="float">
            <text:p>38.58</text:p>
          </table:table-cell>
          <table:table-cell office:value-type="float" office:value="38.56" calcext:value-type="float">
            <text:p>38.56</text:p>
          </table:table-cell>
          <table:table-cell office:value-type="float" office:value="24888" calcext:value-type="float">
            <text:p>24888</text:p>
          </table:table-cell>
          <table:table-cell office:value-type="float" office:value="5578183" calcext:value-type="float">
            <text:p>5578183</text:p>
          </table:table-cell>
          <table:table-cell office:value-type="float" office:value="464.15662" calcext:value-type="float">
            <text:p>464.15662</text:p>
          </table:table-cell>
          <table:table-cell office:value-type="float" office:value="463.83" calcext:value-type="float">
            <text:p>463.83</text:p>
          </table:table-cell>
          <table:table-cell office:value-type="float" office:value="50172" calcext:value-type="float">
            <text:p>50172</text:p>
          </table:table-cell>
          <table:table-cell office:value-type="float" office:value="3259733" calcext:value-type="float">
            <text:p>3259733</text:p>
          </table:table-cell>
        </table:table-row>
        <table:table-row table:style-name="ro1">
          <table:table-cell office:value-type="string" calcext:value-type="string">
            <text:p>nsds2_n50000wmin50000-137-s998577081c1088514.ukp</text:p>
          </table:table-cell>
          <table:table-cell office:value-type="float" office:value="39.07" calcext:value-type="float">
            <text:p>39.07</text:p>
          </table:table-cell>
          <table:table-cell office:value-type="float" office:value="39.05" calcext:value-type="float">
            <text:p>39.05</text:p>
          </table:table-cell>
          <table:table-cell office:value-type="float" office:value="19312" calcext:value-type="float">
            <text:p>19312</text:p>
          </table:table-cell>
          <table:table-cell office:value-type="float" office:value="1412085" calcext:value-type="float">
            <text:p>1412085</text:p>
          </table:table-cell>
          <table:table-cell office:value-type="float" office:value="464.79995" calcext:value-type="float">
            <text:p>464.79995</text:p>
          </table:table-cell>
          <table:table-cell office:value-type="float" office:value="464.48" calcext:value-type="float">
            <text:p>464.48</text:p>
          </table:table-cell>
          <table:table-cell office:value-type="float" office:value="52752" calcext:value-type="float">
            <text:p>52752</text:p>
          </table:table-cell>
          <table:table-cell office:value-type="float" office:value="3242540" calcext:value-type="float">
            <text:p>3242540</text:p>
          </table:table-cell>
        </table:table-row>
        <table:table-row table:style-name="ro1">
          <table:table-cell office:value-type="string" calcext:value-type="string">
            <text:p>nsds2_n50000wmin20000-81-s161938540c1412688.ukp</text:p>
          </table:table-cell>
          <table:table-cell office:value-type="float" office:value="39.27666" calcext:value-type="float">
            <text:p>39.27666</text:p>
          </table:table-cell>
          <table:table-cell office:value-type="float" office:value="39.28" calcext:value-type="float">
            <text:p>39.28</text:p>
          </table:table-cell>
          <table:table-cell office:value-type="float" office:value="28064" calcext:value-type="float">
            <text:p>28064</text:p>
          </table:table-cell>
          <table:table-cell office:value-type="float" office:value="5449526" calcext:value-type="float">
            <text:p>5449526</text:p>
          </table:table-cell>
          <table:table-cell office:value-type="float" office:value="466.67995" calcext:value-type="float">
            <text:p>466.67995</text:p>
          </table:table-cell>
          <table:table-cell office:value-type="float" office:value="466.37" calcext:value-type="float">
            <text:p>466.37</text:p>
          </table:table-cell>
          <table:table-cell office:value-type="float" office:value="47132" calcext:value-type="float">
            <text:p>47132</text:p>
          </table:table-cell>
          <table:table-cell office:value-type="float" office:value="4257982" calcext:value-type="float">
            <text:p>4257982</text:p>
          </table:table-cell>
        </table:table-row>
        <table:table-row table:style-name="ro1">
          <table:table-cell office:value-type="string" calcext:value-type="string">
            <text:p>nsds2_n50000wmin20000-120-s53290165c1304509.ukp</text:p>
          </table:table-cell>
          <table:table-cell office:value-type="float" office:value="39.28333" calcext:value-type="float">
            <text:p>39.28333</text:p>
          </table:table-cell>
          <table:table-cell office:value-type="float" office:value="39.27" calcext:value-type="float">
            <text:p>39.27</text:p>
          </table:table-cell>
          <table:table-cell office:value-type="float" office:value="21192" calcext:value-type="float">
            <text:p>21192</text:p>
          </table:table-cell>
          <table:table-cell office:value-type="float" office:value="1375802" calcext:value-type="float">
            <text:p>1375802</text:p>
          </table:table-cell>
          <table:table-cell office:value-type="float" office:value="468.24662" calcext:value-type="float">
            <text:p>468.24662</text:p>
          </table:table-cell>
          <table:table-cell office:value-type="float" office:value="467.89" calcext:value-type="float">
            <text:p>467.89</text:p>
          </table:table-cell>
          <table:table-cell office:value-type="float" office:value="54236" calcext:value-type="float">
            <text:p>54236</text:p>
          </table:table-cell>
          <table:table-cell office:value-type="float" office:value="3908095" calcext:value-type="float">
            <text:p>3908095</text:p>
          </table:table-cell>
        </table:table-row>
        <table:table-row table:style-name="ro1">
          <table:table-cell office:value-type="string" calcext:value-type="string">
            <text:p>nsds2_n50000wmin50000-19-s618866736c1395411.ukp</text:p>
          </table:table-cell>
          <table:table-cell office:value-type="float" office:value="39.34666" calcext:value-type="float">
            <text:p>39.34666</text:p>
          </table:table-cell>
          <table:table-cell office:value-type="float" office:value="39.32" calcext:value-type="float">
            <text:p>39.32</text:p>
          </table:table-cell>
          <table:table-cell office:value-type="float" office:value="21628" calcext:value-type="float">
            <text:p>21628</text:p>
          </table:table-cell>
          <table:table-cell office:value-type="float" office:value="1964449" calcext:value-type="float">
            <text:p>1964449</text:p>
          </table:table-cell>
          <table:table-cell office:value-type="float" office:value="468.31329" calcext:value-type="float">
            <text:p>468.31329</text:p>
          </table:table-cell>
          <table:table-cell office:value-type="float" office:value="467.99" calcext:value-type="float">
            <text:p>467.99</text:p>
          </table:table-cell>
          <table:table-cell office:value-type="float" office:value="55116" calcext:value-type="float">
            <text:p>55116</text:p>
          </table:table-cell>
          <table:table-cell office:value-type="float" office:value="4170261" calcext:value-type="float">
            <text:p>4170261</text:p>
          </table:table-cell>
        </table:table-row>
        <table:table-row table:style-name="ro1">
          <table:table-cell office:value-type="string" calcext:value-type="string">
            <text:p>nsds2_n50000wmin50000-101-s879272876c1075219.ukp</text:p>
          </table:table-cell>
          <table:table-cell office:value-type="float" office:value="39.41333" calcext:value-type="float">
            <text:p>39.41333</text:p>
          </table:table-cell>
          <table:table-cell office:value-type="float" office:value="39.4" calcext:value-type="float">
            <text:p>39.4</text:p>
          </table:table-cell>
          <table:table-cell office:value-type="float" office:value="19756" calcext:value-type="float">
            <text:p>19756</text:p>
          </table:table-cell>
          <table:table-cell office:value-type="float" office:value="1614073" calcext:value-type="float">
            <text:p>1614073</text:p>
          </table:table-cell>
          <table:table-cell office:value-type="float" office:value="469.34329" calcext:value-type="float">
            <text:p>469.34329</text:p>
          </table:table-cell>
          <table:table-cell office:value-type="float" office:value="469.04" calcext:value-type="float">
            <text:p>469.04</text:p>
          </table:table-cell>
          <table:table-cell office:value-type="float" office:value="47212" calcext:value-type="float">
            <text:p>47212</text:p>
          </table:table-cell>
          <table:table-cell office:value-type="float" office:value="3194207" calcext:value-type="float">
            <text:p>3194207</text:p>
          </table:table-cell>
        </table:table-row>
        <table:table-row table:style-name="ro1">
          <table:table-cell office:value-type="string" calcext:value-type="string">
            <text:p>nsds2_n50000wmin50000-21-s115726845c1555680.ukp</text:p>
          </table:table-cell>
          <table:table-cell office:value-type="float" office:value="39.49333" calcext:value-type="float">
            <text:p>39.49333</text:p>
          </table:table-cell>
          <table:table-cell office:value-type="float" office:value="39.48" calcext:value-type="float">
            <text:p>39.48</text:p>
          </table:table-cell>
          <table:table-cell office:value-type="float" office:value="24120" calcext:value-type="float">
            <text:p>24120</text:p>
          </table:table-cell>
          <table:table-cell office:value-type="float" office:value="1390220" calcext:value-type="float">
            <text:p>1390220</text:p>
          </table:table-cell>
          <table:table-cell office:value-type="float" office:value="470.67329" calcext:value-type="float">
            <text:p>470.67329</text:p>
          </table:table-cell>
          <table:table-cell office:value-type="float" office:value="470.35" calcext:value-type="float">
            <text:p>470.35</text:p>
          </table:table-cell>
          <table:table-cell office:value-type="float" office:value="54976" calcext:value-type="float">
            <text:p>54976</text:p>
          </table:table-cell>
          <table:table-cell office:value-type="float" office:value="4686013" calcext:value-type="float">
            <text:p>4686013</text:p>
          </table:table-cell>
        </table:table-row>
        <table:table-row table:style-name="ro1">
          <table:table-cell office:value-type="string" calcext:value-type="string">
            <text:p>nsds2_n50000wmin50000-177-s301097953c1105643.ukp</text:p>
          </table:table-cell>
          <table:table-cell office:value-type="float" office:value="39.76333" calcext:value-type="float">
            <text:p>39.76333</text:p>
          </table:table-cell>
          <table:table-cell office:value-type="float" office:value="39.74" calcext:value-type="float">
            <text:p>39.74</text:p>
          </table:table-cell>
          <table:table-cell office:value-type="float" office:value="23604" calcext:value-type="float">
            <text:p>23604</text:p>
          </table:table-cell>
          <table:table-cell office:value-type="float" office:value="1438583" calcext:value-type="float">
            <text:p>1438583</text:p>
          </table:table-cell>
          <table:table-cell office:value-type="float" office:value="471.73329" calcext:value-type="float">
            <text:p>471.73329</text:p>
          </table:table-cell>
          <table:table-cell office:value-type="float" office:value="471.4" calcext:value-type="float">
            <text:p>471.4</text:p>
          </table:table-cell>
          <table:table-cell office:value-type="float" office:value="50384" calcext:value-type="float">
            <text:p>50384</text:p>
          </table:table-cell>
          <table:table-cell office:value-type="float" office:value="3277743" calcext:value-type="float">
            <text:p>3277743</text:p>
          </table:table-cell>
        </table:table-row>
        <table:table-row table:style-name="ro1">
          <table:table-cell office:value-type="string" calcext:value-type="string">
            <text:p>nsds2_n50000wmin50000-52-s604095046c1066549.ukp</text:p>
          </table:table-cell>
          <table:table-cell office:value-type="float" office:value="39.80333" calcext:value-type="float">
            <text:p>39.80333</text:p>
          </table:table-cell>
          <table:table-cell office:value-type="float" office:value="39.78" calcext:value-type="float">
            <text:p>39.78</text:p>
          </table:table-cell>
          <table:table-cell office:value-type="float" office:value="19628" calcext:value-type="float">
            <text:p>19628</text:p>
          </table:table-cell>
          <table:table-cell office:value-type="float" office:value="1640815" calcext:value-type="float">
            <text:p>1640815</text:p>
          </table:table-cell>
          <table:table-cell office:value-type="float" office:value="473.93329" calcext:value-type="float">
            <text:p>473.93329</text:p>
          </table:table-cell>
          <table:table-cell office:value-type="float" office:value="473.61" calcext:value-type="float">
            <text:p>473.61</text:p>
          </table:table-cell>
          <table:table-cell office:value-type="float" office:value="52380" calcext:value-type="float">
            <text:p>52380</text:p>
          </table:table-cell>
          <table:table-cell office:value-type="float" office:value="3208443" calcext:value-type="float">
            <text:p>3208443</text:p>
          </table:table-cell>
        </table:table-row>
        <table:table-row table:style-name="ro1">
          <table:table-cell office:value-type="string" calcext:value-type="string">
            <text:p>nsds2_n50000wmin20000-99-s785559520c1727794.ukp</text:p>
          </table:table-cell>
          <table:table-cell office:value-type="float" office:value="39.86666" calcext:value-type="float">
            <text:p>39.86666</text:p>
          </table:table-cell>
          <table:table-cell office:value-type="float" office:value="39.84" calcext:value-type="float">
            <text:p>39.84</text:p>
          </table:table-cell>
          <table:table-cell office:value-type="float" office:value="21804" calcext:value-type="float">
            <text:p>21804</text:p>
          </table:table-cell>
          <table:table-cell office:value-type="float" office:value="1595529" calcext:value-type="float">
            <text:p>1595529</text:p>
          </table:table-cell>
          <table:table-cell office:value-type="float" office:value="474.03995" calcext:value-type="float">
            <text:p>474.03995</text:p>
          </table:table-cell>
          <table:table-cell office:value-type="float" office:value="473.71" calcext:value-type="float">
            <text:p>473.71</text:p>
          </table:table-cell>
          <table:table-cell office:value-type="float" office:value="50616" calcext:value-type="float">
            <text:p>50616</text:p>
          </table:table-cell>
          <table:table-cell office:value-type="float" office:value="5223551" calcext:value-type="float">
            <text:p>5223551</text:p>
          </table:table-cell>
        </table:table-row>
        <table:table-row table:style-name="ro1">
          <table:table-cell office:value-type="string" calcext:value-type="string">
            <text:p>nsds2_n50000wmin50000-33-s104835463c1424773.ukp</text:p>
          </table:table-cell>
          <table:table-cell office:value-type="float" office:value="39.97666" calcext:value-type="float">
            <text:p>39.97666</text:p>
          </table:table-cell>
          <table:table-cell office:value-type="float" office:value="39.96" calcext:value-type="float">
            <text:p>39.96</text:p>
          </table:table-cell>
          <table:table-cell office:value-type="float" office:value="21488" calcext:value-type="float">
            <text:p>21488</text:p>
          </table:table-cell>
          <table:table-cell office:value-type="float" office:value="1693842" calcext:value-type="float">
            <text:p>1693842</text:p>
          </table:table-cell>
          <table:table-cell office:value-type="float" office:value="474.10662" calcext:value-type="float">
            <text:p>474.10662</text:p>
          </table:table-cell>
          <table:table-cell office:value-type="float" office:value="473.78" calcext:value-type="float">
            <text:p>473.78</text:p>
          </table:table-cell>
          <table:table-cell office:value-type="float" office:value="57848" calcext:value-type="float">
            <text:p>57848</text:p>
          </table:table-cell>
          <table:table-cell office:value-type="float" office:value="4283985" calcext:value-type="float">
            <text:p>4283985</text:p>
          </table:table-cell>
        </table:table-row>
        <table:table-row table:style-name="ro1">
          <table:table-cell office:value-type="string" calcext:value-type="string">
            <text:p>nsds2_n50000wmin20000-139-s586663876c1432971.ukp</text:p>
          </table:table-cell>
          <table:table-cell office:value-type="float" office:value="40.15333" calcext:value-type="float">
            <text:p>40.15333</text:p>
          </table:table-cell>
          <table:table-cell office:value-type="float" office:value="40.13" calcext:value-type="float">
            <text:p>40.13</text:p>
          </table:table-cell>
          <table:table-cell office:value-type="float" office:value="21240" calcext:value-type="float">
            <text:p>21240</text:p>
          </table:table-cell>
          <table:table-cell office:value-type="float" office:value="1333890" calcext:value-type="float">
            <text:p>1333890</text:p>
          </table:table-cell>
          <table:table-cell office:value-type="float" office:value="476.74329" calcext:value-type="float">
            <text:p>476.74329</text:p>
          </table:table-cell>
          <table:table-cell office:value-type="float" office:value="476.4" calcext:value-type="float">
            <text:p>476.4</text:p>
          </table:table-cell>
          <table:table-cell office:value-type="float" office:value="59288" calcext:value-type="float">
            <text:p>59288</text:p>
          </table:table-cell>
          <table:table-cell office:value-type="float" office:value="4308797" calcext:value-type="float">
            <text:p>4308797</text:p>
          </table:table-cell>
        </table:table-row>
        <table:table-row table:style-name="ro1">
          <table:table-cell office:value-type="string" calcext:value-type="string">
            <text:p>nsds2_n50000wmin20000-131-s367303549c1249067.ukp</text:p>
          </table:table-cell>
          <table:table-cell office:value-type="float" office:value="40.22" calcext:value-type="float">
            <text:p>40.22</text:p>
          </table:table-cell>
          <table:table-cell office:value-type="float" office:value="40.2" calcext:value-type="float">
            <text:p>40.2</text:p>
          </table:table-cell>
          <table:table-cell office:value-type="float" office:value="21156" calcext:value-type="float">
            <text:p>21156</text:p>
          </table:table-cell>
          <table:table-cell office:value-type="float" office:value="1503131" calcext:value-type="float">
            <text:p>1503131</text:p>
          </table:table-cell>
          <table:table-cell office:value-type="float" office:value="477.63995" calcext:value-type="float">
            <text:p>477.63995</text:p>
          </table:table-cell>
          <table:table-cell office:value-type="float" office:value="477.31" calcext:value-type="float">
            <text:p>477.31</text:p>
          </table:table-cell>
          <table:table-cell office:value-type="float" office:value="49720" calcext:value-type="float">
            <text:p>49720</text:p>
          </table:table-cell>
          <table:table-cell office:value-type="float" office:value="3729386" calcext:value-type="float">
            <text:p>3729386</text:p>
          </table:table-cell>
        </table:table-row>
        <table:table-row table:style-name="ro1">
          <table:table-cell office:value-type="string" calcext:value-type="string">
            <text:p>nsds2_n50000wmin50000-8-s855531081c1092800.ukp</text:p>
          </table:table-cell>
          <table:table-cell office:value-type="float" office:value="40.58333" calcext:value-type="float">
            <text:p>40.58333</text:p>
          </table:table-cell>
          <table:table-cell office:value-type="float" office:value="40.58" calcext:value-type="float">
            <text:p>40.58</text:p>
          </table:table-cell>
          <table:table-cell office:value-type="float" office:value="21360" calcext:value-type="float">
            <text:p>21360</text:p>
          </table:table-cell>
          <table:table-cell office:value-type="float" office:value="1694404" calcext:value-type="float">
            <text:p>1694404</text:p>
          </table:table-cell>
          <table:table-cell office:value-type="float" office:value="478.33662" calcext:value-type="float">
            <text:p>478.33662</text:p>
          </table:table-cell>
          <table:table-cell office:value-type="float" office:value="478" calcext:value-type="float">
            <text:p>478</text:p>
          </table:table-cell>
          <table:table-cell office:value-type="float" office:value="52420" calcext:value-type="float">
            <text:p>52420</text:p>
          </table:table-cell>
          <table:table-cell office:value-type="float" office:value="3234838" calcext:value-type="float">
            <text:p>3234838</text:p>
          </table:table-cell>
        </table:table-row>
        <table:table-row table:style-name="ro1">
          <table:table-cell office:value-type="string" calcext:value-type="string">
            <text:p>nsds2_n50000wmin20000-65-s452751349c1866491.ukp</text:p>
          </table:table-cell>
          <table:table-cell table:number-columns-repeated="2" office:value-type="float" office:value="40.79" calcext:value-type="float">
            <text:p>40.79</text:p>
          </table:table-cell>
          <table:table-cell office:value-type="float" office:value="21548" calcext:value-type="float">
            <text:p>21548</text:p>
          </table:table-cell>
          <table:table-cell office:value-type="float" office:value="1536537" calcext:value-type="float">
            <text:p>1536537</text:p>
          </table:table-cell>
          <table:table-cell office:value-type="float" office:value="478.79662" calcext:value-type="float">
            <text:p>478.79662</text:p>
          </table:table-cell>
          <table:table-cell office:value-type="float" office:value="478.45" calcext:value-type="float">
            <text:p>478.45</text:p>
          </table:table-cell>
          <table:table-cell office:value-type="float" office:value="60216" calcext:value-type="float">
            <text:p>60216</text:p>
          </table:table-cell>
          <table:table-cell office:value-type="float" office:value="5625671" calcext:value-type="float">
            <text:p>5625671</text:p>
          </table:table-cell>
        </table:table-row>
        <table:table-row table:style-name="ro1">
          <table:table-cell office:value-type="string" calcext:value-type="string">
            <text:p>nsds2_n50000wmin20000-75-s344310712c1508521.ukp</text:p>
          </table:table-cell>
          <table:table-cell office:value-type="float" office:value="40.97333" calcext:value-type="float">
            <text:p>40.97333</text:p>
          </table:table-cell>
          <table:table-cell office:value-type="float" office:value="40.97" calcext:value-type="float">
            <text:p>40.97</text:p>
          </table:table-cell>
          <table:table-cell office:value-type="float" office:value="25176" calcext:value-type="float">
            <text:p>25176</text:p>
          </table:table-cell>
          <table:table-cell office:value-type="float" office:value="5489020" calcext:value-type="float">
            <text:p>5489020</text:p>
          </table:table-cell>
          <table:table-cell office:value-type="float" office:value="482.61329" calcext:value-type="float">
            <text:p>482.61329</text:p>
          </table:table-cell>
          <table:table-cell office:value-type="float" office:value="482.33" calcext:value-type="float">
            <text:p>482.33</text:p>
          </table:table-cell>
          <table:table-cell office:value-type="float" office:value="49616" calcext:value-type="float">
            <text:p>49616</text:p>
          </table:table-cell>
          <table:table-cell office:value-type="float" office:value="4568410" calcext:value-type="float">
            <text:p>4568410</text:p>
          </table:table-cell>
        </table:table-row>
        <table:table-row table:style-name="ro1">
          <table:table-cell office:value-type="string" calcext:value-type="string">
            <text:p>nsds2_n50000wmin50000-3-s603562343c1370625.ukp</text:p>
          </table:table-cell>
          <table:table-cell office:value-type="float" office:value="41.69666" calcext:value-type="float">
            <text:p>41.69666</text:p>
          </table:table-cell>
          <table:table-cell office:value-type="float" office:value="41.68" calcext:value-type="float">
            <text:p>41.68</text:p>
          </table:table-cell>
          <table:table-cell office:value-type="float" office:value="21456" calcext:value-type="float">
            <text:p>21456</text:p>
          </table:table-cell>
          <table:table-cell office:value-type="float" office:value="1645976" calcext:value-type="float">
            <text:p>1645976</text:p>
          </table:table-cell>
          <table:table-cell office:value-type="float" office:value="482.74662" calcext:value-type="float">
            <text:p>482.74662</text:p>
          </table:table-cell>
          <table:table-cell office:value-type="float" office:value="482.44" calcext:value-type="float">
            <text:p>482.44</text:p>
          </table:table-cell>
          <table:table-cell office:value-type="float" office:value="55340" calcext:value-type="float">
            <text:p>55340</text:p>
          </table:table-cell>
          <table:table-cell office:value-type="float" office:value="4111810" calcext:value-type="float">
            <text:p>4111810</text:p>
          </table:table-cell>
        </table:table-row>
        <table:table-row table:style-name="ro1">
          <table:table-cell office:value-type="string" calcext:value-type="string">
            <text:p>nsds2_n50000wmin20000-69-s977952308c1516191.ukp</text:p>
          </table:table-cell>
          <table:table-cell office:value-type="float" office:value="42.18" calcext:value-type="float">
            <text:p>42.18</text:p>
          </table:table-cell>
          <table:table-cell office:value-type="float" office:value="42.16" calcext:value-type="float">
            <text:p>42.16</text:p>
          </table:table-cell>
          <table:table-cell office:value-type="float" office:value="22136" calcext:value-type="float">
            <text:p>22136</text:p>
          </table:table-cell>
          <table:table-cell office:value-type="float" office:value="1564507" calcext:value-type="float">
            <text:p>1564507</text:p>
          </table:table-cell>
          <table:table-cell office:value-type="float" office:value="482.95995" calcext:value-type="float">
            <text:p>482.95995</text:p>
          </table:table-cell>
          <table:table-cell office:value-type="float" office:value="482.64" calcext:value-type="float">
            <text:p>482.64</text:p>
          </table:table-cell>
          <table:table-cell office:value-type="float" office:value="52012" calcext:value-type="float">
            <text:p>52012</text:p>
          </table:table-cell>
          <table:table-cell office:value-type="float" office:value="4572024" calcext:value-type="float">
            <text:p>4572024</text:p>
          </table:table-cell>
        </table:table-row>
        <table:table-row table:style-name="ro1">
          <table:table-cell office:value-type="string" calcext:value-type="string">
            <text:p>nsds2_n50000wmin20000-144-s255129796c1363463.ukp</text:p>
          </table:table-cell>
          <table:table-cell office:value-type="float" office:value="42.53333" calcext:value-type="float">
            <text:p>42.53333</text:p>
          </table:table-cell>
          <table:table-cell office:value-type="float" office:value="42.53" calcext:value-type="float">
            <text:p>42.53</text:p>
          </table:table-cell>
          <table:table-cell office:value-type="float" office:value="23048" calcext:value-type="float">
            <text:p>23048</text:p>
          </table:table-cell>
          <table:table-cell office:value-type="float" office:value="5048251" calcext:value-type="float">
            <text:p>5048251</text:p>
          </table:table-cell>
          <table:table-cell office:value-type="float" office:value="483.63329" calcext:value-type="float">
            <text:p>483.63329</text:p>
          </table:table-cell>
          <table:table-cell office:value-type="float" office:value="483.29" calcext:value-type="float">
            <text:p>483.29</text:p>
          </table:table-cell>
          <table:table-cell office:value-type="float" office:value="52404" calcext:value-type="float">
            <text:p>52404</text:p>
          </table:table-cell>
          <table:table-cell office:value-type="float" office:value="4114890" calcext:value-type="float">
            <text:p>4114890</text:p>
          </table:table-cell>
        </table:table-row>
        <table:table-row table:style-name="ro1">
          <table:table-cell office:value-type="string" calcext:value-type="string">
            <text:p>nsds2_n50000wmin50000-5-s999292130c1082699.ukp</text:p>
          </table:table-cell>
          <table:table-cell office:value-type="float" office:value="42.54" calcext:value-type="float">
            <text:p>42.54</text:p>
          </table:table-cell>
          <table:table-cell office:value-type="float" office:value="42.52" calcext:value-type="float">
            <text:p>42.52</text:p>
          </table:table-cell>
          <table:table-cell office:value-type="float" office:value="21660" calcext:value-type="float">
            <text:p>21660</text:p>
          </table:table-cell>
          <table:table-cell office:value-type="float" office:value="1878347" calcext:value-type="float">
            <text:p>1878347</text:p>
          </table:table-cell>
          <table:table-cell office:value-type="float" office:value="484.40662" calcext:value-type="float">
            <text:p>484.40662</text:p>
          </table:table-cell>
          <table:table-cell office:value-type="float" office:value="484.08" calcext:value-type="float">
            <text:p>484.08</text:p>
          </table:table-cell>
          <table:table-cell office:value-type="float" office:value="50556" calcext:value-type="float">
            <text:p>50556</text:p>
          </table:table-cell>
          <table:table-cell office:value-type="float" office:value="3208928" calcext:value-type="float">
            <text:p>3208928</text:p>
          </table:table-cell>
        </table:table-row>
        <table:table-row table:style-name="ro1">
          <table:table-cell office:value-type="string" calcext:value-type="string">
            <text:p>nsds2_n50000wmin20000-137-s998577081c1187478.ukp</text:p>
          </table:table-cell>
          <table:table-cell office:value-type="float" office:value="42.68333" calcext:value-type="float">
            <text:p>42.68333</text:p>
          </table:table-cell>
          <table:table-cell office:value-type="float" office:value="42.67" calcext:value-type="float">
            <text:p>42.67</text:p>
          </table:table-cell>
          <table:table-cell office:value-type="float" office:value="27580" calcext:value-type="float">
            <text:p>27580</text:p>
          </table:table-cell>
          <table:table-cell office:value-type="float" office:value="5447460" calcext:value-type="float">
            <text:p>5447460</text:p>
          </table:table-cell>
          <table:table-cell office:value-type="float" office:value="485.35662" calcext:value-type="float">
            <text:p>485.35662</text:p>
          </table:table-cell>
          <table:table-cell office:value-type="float" office:value="485.01" calcext:value-type="float">
            <text:p>485.01</text:p>
          </table:table-cell>
          <table:table-cell office:value-type="float" office:value="50700" calcext:value-type="float">
            <text:p>50700</text:p>
          </table:table-cell>
          <table:table-cell office:value-type="float" office:value="3583189" calcext:value-type="float">
            <text:p>3583189</text:p>
          </table:table-cell>
        </table:table-row>
        <table:table-row table:style-name="ro1">
          <table:table-cell office:value-type="string" calcext:value-type="string">
            <text:p>nsds2_n50000wmin20000-126-s760619917c1306781.ukp</text:p>
          </table:table-cell>
          <table:table-cell office:value-type="float" office:value="42.70333" calcext:value-type="float">
            <text:p>42.70333</text:p>
          </table:table-cell>
          <table:table-cell office:value-type="float" office:value="42.68" calcext:value-type="float">
            <text:p>42.68</text:p>
          </table:table-cell>
          <table:table-cell office:value-type="float" office:value="19376" calcext:value-type="float">
            <text:p>19376</text:p>
          </table:table-cell>
          <table:table-cell office:value-type="float" office:value="1347563" calcext:value-type="float">
            <text:p>1347563</text:p>
          </table:table-cell>
          <table:table-cell office:value-type="float" office:value="486.16995" calcext:value-type="float">
            <text:p>486.16995</text:p>
          </table:table-cell>
          <table:table-cell office:value-type="float" office:value="485.82" calcext:value-type="float">
            <text:p>485.82</text:p>
          </table:table-cell>
          <table:table-cell office:value-type="float" office:value="48676" calcext:value-type="float">
            <text:p>48676</text:p>
          </table:table-cell>
          <table:table-cell office:value-type="float" office:value="3937495" calcext:value-type="float">
            <text:p>3937495</text:p>
          </table:table-cell>
        </table:table-row>
        <table:table-row table:style-name="ro1">
          <table:table-cell office:value-type="string" calcext:value-type="string">
            <text:p>nsds2_n50000wmin50000-104-s207123742c1384075.ukp</text:p>
          </table:table-cell>
          <table:table-cell office:value-type="float" office:value="42.77666" calcext:value-type="float">
            <text:p>42.77666</text:p>
          </table:table-cell>
          <table:table-cell office:value-type="float" office:value="42.76" calcext:value-type="float">
            <text:p>42.76</text:p>
          </table:table-cell>
          <table:table-cell office:value-type="float" office:value="20432" calcext:value-type="float">
            <text:p>20432</text:p>
          </table:table-cell>
          <table:table-cell office:value-type="float" office:value="1715663" calcext:value-type="float">
            <text:p>1715663</text:p>
          </table:table-cell>
          <table:table-cell office:value-type="float" office:value="487.37662" calcext:value-type="float">
            <text:p>487.37662</text:p>
          </table:table-cell>
          <table:table-cell office:value-type="float" office:value="487.02" calcext:value-type="float">
            <text:p>487.02</text:p>
          </table:table-cell>
          <table:table-cell office:value-type="float" office:value="55000" calcext:value-type="float">
            <text:p>55000</text:p>
          </table:table-cell>
          <table:table-cell office:value-type="float" office:value="4155825" calcext:value-type="float">
            <text:p>4155825</text:p>
          </table:table-cell>
        </table:table-row>
        <table:table-row table:style-name="ro1">
          <table:table-cell office:value-type="string" calcext:value-type="string">
            <text:p>nsds2_n50000wmin20000-132-s127422697c1212998.ukp</text:p>
          </table:table-cell>
          <table:table-cell office:value-type="float" office:value="42.83" calcext:value-type="float">
            <text:p>42.83</text:p>
          </table:table-cell>
          <table:table-cell office:value-type="float" office:value="42.82" calcext:value-type="float">
            <text:p>42.82</text:p>
          </table:table-cell>
          <table:table-cell office:value-type="float" office:value="18872" calcext:value-type="float">
            <text:p>18872</text:p>
          </table:table-cell>
          <table:table-cell office:value-type="float" office:value="1434679" calcext:value-type="float">
            <text:p>1434679</text:p>
          </table:table-cell>
          <table:table-cell office:value-type="float" office:value="487.72995" calcext:value-type="float">
            <text:p>487.72995</text:p>
          </table:table-cell>
          <table:table-cell office:value-type="float" office:value="487.38" calcext:value-type="float">
            <text:p>487.38</text:p>
          </table:table-cell>
          <table:table-cell office:value-type="float" office:value="60168" calcext:value-type="float">
            <text:p>60168</text:p>
          </table:table-cell>
          <table:table-cell office:value-type="float" office:value="3647654" calcext:value-type="float">
            <text:p>3647654</text:p>
          </table:table-cell>
        </table:table-row>
        <table:table-row table:style-name="ro1">
          <table:table-cell office:value-type="string" calcext:value-type="string">
            <text:p>nsds2_n50000wmin20000-82-s692706651c1276856.ukp</text:p>
          </table:table-cell>
          <table:table-cell office:value-type="float" office:value="43.64666" calcext:value-type="float">
            <text:p>43.64666</text:p>
          </table:table-cell>
          <table:table-cell office:value-type="float" office:value="43.62" calcext:value-type="float">
            <text:p>43.62</text:p>
          </table:table-cell>
          <table:table-cell office:value-type="float" office:value="22540" calcext:value-type="float">
            <text:p>22540</text:p>
          </table:table-cell>
          <table:table-cell office:value-type="float" office:value="1813604" calcext:value-type="float">
            <text:p>1813604</text:p>
          </table:table-cell>
          <table:table-cell office:value-type="float" office:value="490.05662" calcext:value-type="float">
            <text:p>490.05662</text:p>
          </table:table-cell>
          <table:table-cell office:value-type="float" office:value="489.71" calcext:value-type="float">
            <text:p>489.71</text:p>
          </table:table-cell>
          <table:table-cell office:value-type="float" office:value="50952" calcext:value-type="float">
            <text:p>50952</text:p>
          </table:table-cell>
          <table:table-cell office:value-type="float" office:value="3864381" calcext:value-type="float">
            <text:p>3864381</text:p>
          </table:table-cell>
        </table:table-row>
        <table:table-row table:style-name="ro1">
          <table:table-cell office:value-type="string" calcext:value-type="string">
            <text:p>nsds2_n50000wmin20000-147-s617392218c1334410.ukp</text:p>
          </table:table-cell>
          <table:table-cell office:value-type="float" office:value="43.68333" calcext:value-type="float">
            <text:p>43.68333</text:p>
          </table:table-cell>
          <table:table-cell office:value-type="float" office:value="43.67" calcext:value-type="float">
            <text:p>43.67</text:p>
          </table:table-cell>
          <table:table-cell office:value-type="float" office:value="21368" calcext:value-type="float">
            <text:p>21368</text:p>
          </table:table-cell>
          <table:table-cell office:value-type="float" office:value="1834309" calcext:value-type="float">
            <text:p>1834309</text:p>
          </table:table-cell>
          <table:table-cell office:value-type="float" office:value="491.41995" calcext:value-type="float">
            <text:p>491.41995</text:p>
          </table:table-cell>
          <table:table-cell office:value-type="float" office:value="491.07" calcext:value-type="float">
            <text:p>491.07</text:p>
          </table:table-cell>
          <table:table-cell office:value-type="float" office:value="52208" calcext:value-type="float">
            <text:p>52208</text:p>
          </table:table-cell>
          <table:table-cell office:value-type="float" office:value="3991013" calcext:value-type="float">
            <text:p>3991013</text:p>
          </table:table-cell>
        </table:table-row>
        <table:table-row table:style-name="ro1">
          <table:table-cell office:value-type="string" calcext:value-type="string">
            <text:p>nsds2_n50000wmin50000-60-s481113297c1411262.ukp</text:p>
          </table:table-cell>
          <table:table-cell office:value-type="float" office:value="44.06999" calcext:value-type="float">
            <text:p>44.06999</text:p>
          </table:table-cell>
          <table:table-cell office:value-type="float" office:value="44.06" calcext:value-type="float">
            <text:p>44.06</text:p>
          </table:table-cell>
          <table:table-cell office:value-type="float" office:value="23700" calcext:value-type="float">
            <text:p>23700</text:p>
          </table:table-cell>
          <table:table-cell office:value-type="float" office:value="1407447" calcext:value-type="float">
            <text:p>1407447</text:p>
          </table:table-cell>
          <table:table-cell office:value-type="float" office:value="491.61662" calcext:value-type="float">
            <text:p>491.61662</text:p>
          </table:table-cell>
          <table:table-cell office:value-type="float" office:value="491.29" calcext:value-type="float">
            <text:p>491.29</text:p>
          </table:table-cell>
          <table:table-cell office:value-type="float" office:value="57564" calcext:value-type="float">
            <text:p>57564</text:p>
          </table:table-cell>
          <table:table-cell office:value-type="float" office:value="4223474" calcext:value-type="float">
            <text:p>4223474</text:p>
          </table:table-cell>
        </table:table-row>
        <table:table-row table:style-name="ro1">
          <table:table-cell office:value-type="string" calcext:value-type="string">
            <text:p>nsds2_n50000wmin20000-122-s637657677c1492341.ukp</text:p>
          </table:table-cell>
          <table:table-cell office:value-type="float" office:value="44.07666" calcext:value-type="float">
            <text:p>44.07666</text:p>
          </table:table-cell>
          <table:table-cell office:value-type="float" office:value="44.06" calcext:value-type="float">
            <text:p>44.06</text:p>
          </table:table-cell>
          <table:table-cell office:value-type="float" office:value="21592" calcext:value-type="float">
            <text:p>21592</text:p>
          </table:table-cell>
          <table:table-cell office:value-type="float" office:value="1424664" calcext:value-type="float">
            <text:p>1424664</text:p>
          </table:table-cell>
          <table:table-cell office:value-type="float" office:value="491.63329" calcext:value-type="float">
            <text:p>491.63329</text:p>
          </table:table-cell>
          <table:table-cell office:value-type="float" office:value="491.28" calcext:value-type="float">
            <text:p>491.28</text:p>
          </table:table-cell>
          <table:table-cell office:value-type="float" office:value="52124" calcext:value-type="float">
            <text:p>52124</text:p>
          </table:table-cell>
          <table:table-cell office:value-type="float" office:value="4502320" calcext:value-type="float">
            <text:p>4502320</text:p>
          </table:table-cell>
        </table:table-row>
        <table:table-row table:style-name="ro1">
          <table:table-cell office:value-type="string" calcext:value-type="string">
            <text:p>nsds2_n50000wmin50000-51-s362775446c1475582.ukp</text:p>
          </table:table-cell>
          <table:table-cell office:value-type="float" office:value="44.16" calcext:value-type="float">
            <text:p>44.16</text:p>
          </table:table-cell>
          <table:table-cell office:value-type="float" office:value="44.17" calcext:value-type="float">
            <text:p>44.17</text:p>
          </table:table-cell>
          <table:table-cell office:value-type="float" office:value="26436" calcext:value-type="float">
            <text:p>26436</text:p>
          </table:table-cell>
          <table:table-cell office:value-type="float" office:value="5552827" calcext:value-type="float">
            <text:p>5552827</text:p>
          </table:table-cell>
          <table:table-cell office:value-type="float" office:value="492.04662" calcext:value-type="float">
            <text:p>492.04662</text:p>
          </table:table-cell>
          <table:table-cell office:value-type="float" office:value="491.72" calcext:value-type="float">
            <text:p>491.72</text:p>
          </table:table-cell>
          <table:table-cell office:value-type="float" office:value="59520" calcext:value-type="float">
            <text:p>59520</text:p>
          </table:table-cell>
          <table:table-cell office:value-type="float" office:value="4429446" calcext:value-type="float">
            <text:p>4429446</text:p>
          </table:table-cell>
        </table:table-row>
        <table:table-row table:style-name="ro1">
          <table:table-cell office:value-type="string" calcext:value-type="string">
            <text:p>nsds2_n50000wmin50000-191-s791104459c1215868.ukp</text:p>
          </table:table-cell>
          <table:table-cell office:value-type="float" office:value="44.36666" calcext:value-type="float">
            <text:p>44.36666</text:p>
          </table:table-cell>
          <table:table-cell office:value-type="float" office:value="44.35" calcext:value-type="float">
            <text:p>44.35</text:p>
          </table:table-cell>
          <table:table-cell office:value-type="float" office:value="25196" calcext:value-type="float">
            <text:p>25196</text:p>
          </table:table-cell>
          <table:table-cell office:value-type="float" office:value="2467658" calcext:value-type="float">
            <text:p>2467658</text:p>
          </table:table-cell>
          <table:table-cell office:value-type="float" office:value="492.36995" calcext:value-type="float">
            <text:p>492.36995</text:p>
          </table:table-cell>
          <table:table-cell office:value-type="float" office:value="492.04" calcext:value-type="float">
            <text:p>492.04</text:p>
          </table:table-cell>
          <table:table-cell office:value-type="float" office:value="58796" calcext:value-type="float">
            <text:p>58796</text:p>
          </table:table-cell>
          <table:table-cell office:value-type="float" office:value="3630097" calcext:value-type="float">
            <text:p>3630097</text:p>
          </table:table-cell>
        </table:table-row>
        <table:table-row table:style-name="ro1">
          <table:table-cell office:value-type="string" calcext:value-type="string">
            <text:p>nsds2_n50000wmin50000-103-s743151267c1423973.ukp</text:p>
          </table:table-cell>
          <table:table-cell office:value-type="float" office:value="44.67333" calcext:value-type="float">
            <text:p>44.67333</text:p>
          </table:table-cell>
          <table:table-cell office:value-type="float" office:value="44.67" calcext:value-type="float">
            <text:p>44.67</text:p>
          </table:table-cell>
          <table:table-cell office:value-type="float" office:value="20056" calcext:value-type="float">
            <text:p>20056</text:p>
          </table:table-cell>
          <table:table-cell office:value-type="float" office:value="1808916" calcext:value-type="float">
            <text:p>1808916</text:p>
          </table:table-cell>
          <table:table-cell office:value-type="float" office:value="492.80995" calcext:value-type="float">
            <text:p>492.80995</text:p>
          </table:table-cell>
          <table:table-cell office:value-type="float" office:value="492.46" calcext:value-type="float">
            <text:p>492.46</text:p>
          </table:table-cell>
          <table:table-cell office:value-type="float" office:value="56084" calcext:value-type="float">
            <text:p>56084</text:p>
          </table:table-cell>
          <table:table-cell office:value-type="float" office:value="4288588" calcext:value-type="float">
            <text:p>4288588</text:p>
          </table:table-cell>
        </table:table-row>
        <table:table-row table:style-name="ro1">
          <table:table-cell office:value-type="string" calcext:value-type="string">
            <text:p>nsds2_n50000wmin50000-18-s364656855c1491886.ukp</text:p>
          </table:table-cell>
          <table:table-cell office:value-type="float" office:value="44.90666" calcext:value-type="float">
            <text:p>44.90666</text:p>
          </table:table-cell>
          <table:table-cell office:value-type="float" office:value="44.89" calcext:value-type="float">
            <text:p>44.89</text:p>
          </table:table-cell>
          <table:table-cell office:value-type="float" office:value="21148" calcext:value-type="float">
            <text:p>21148</text:p>
          </table:table-cell>
          <table:table-cell office:value-type="float" office:value="1427701" calcext:value-type="float">
            <text:p>1427701</text:p>
          </table:table-cell>
          <table:table-cell office:value-type="float" office:value="493.33995" calcext:value-type="float">
            <text:p>493.33995</text:p>
          </table:table-cell>
          <table:table-cell office:value-type="float" office:value="493" calcext:value-type="float">
            <text:p>493</text:p>
          </table:table-cell>
          <table:table-cell office:value-type="float" office:value="54596" calcext:value-type="float">
            <text:p>54596</text:p>
          </table:table-cell>
          <table:table-cell office:value-type="float" office:value="4477572" calcext:value-type="float">
            <text:p>4477572</text:p>
          </table:table-cell>
        </table:table-row>
        <table:table-row table:style-name="ro1">
          <table:table-cell office:value-type="string" calcext:value-type="string">
            <text:p>nsds2_n50000wmin50000-102-s316472754c1155251.ukp</text:p>
          </table:table-cell>
          <table:table-cell office:value-type="float" office:value="45.47" calcext:value-type="float">
            <text:p>45.47</text:p>
          </table:table-cell>
          <table:table-cell office:value-type="float" office:value="45.45" calcext:value-type="float">
            <text:p>45.45</text:p>
          </table:table-cell>
          <table:table-cell office:value-type="float" office:value="26188" calcext:value-type="float">
            <text:p>26188</text:p>
          </table:table-cell>
          <table:table-cell office:value-type="float" office:value="5383028" calcext:value-type="float">
            <text:p>5383028</text:p>
          </table:table-cell>
          <table:table-cell office:value-type="float" office:value="493.89328" calcext:value-type="float">
            <text:p>493.89328</text:p>
          </table:table-cell>
          <table:table-cell office:value-type="float" office:value="493.55" calcext:value-type="float">
            <text:p>493.55</text:p>
          </table:table-cell>
          <table:table-cell office:value-type="float" office:value="62816" calcext:value-type="float">
            <text:p>62816</text:p>
          </table:table-cell>
          <table:table-cell office:value-type="float" office:value="3438890" calcext:value-type="float">
            <text:p>3438890</text:p>
          </table:table-cell>
        </table:table-row>
        <table:table-row table:style-name="ro1">
          <table:table-cell office:value-type="string" calcext:value-type="string">
            <text:p>nsds2_n50000wmin50000-100-s305421952c1090580.ukp</text:p>
          </table:table-cell>
          <table:table-cell office:value-type="float" office:value="45.61666" calcext:value-type="float">
            <text:p>45.61666</text:p>
          </table:table-cell>
          <table:table-cell office:value-type="float" office:value="45.6" calcext:value-type="float">
            <text:p>45.6</text:p>
          </table:table-cell>
          <table:table-cell office:value-type="float" office:value="21140" calcext:value-type="float">
            <text:p>21140</text:p>
          </table:table-cell>
          <table:table-cell office:value-type="float" office:value="1499668" calcext:value-type="float">
            <text:p>1499668</text:p>
          </table:table-cell>
          <table:table-cell office:value-type="float" office:value="494.53328" calcext:value-type="float">
            <text:p>494.53328</text:p>
          </table:table-cell>
          <table:table-cell office:value-type="float" office:value="494.18" calcext:value-type="float">
            <text:p>494.18</text:p>
          </table:table-cell>
          <table:table-cell office:value-type="float" office:value="52392" calcext:value-type="float">
            <text:p>52392</text:p>
          </table:table-cell>
          <table:table-cell office:value-type="float" office:value="3229061" calcext:value-type="float">
            <text:p>3229061</text:p>
          </table:table-cell>
        </table:table-row>
        <table:table-row table:style-name="ro1">
          <table:table-cell office:value-type="string" calcext:value-type="string">
            <text:p>nsds2_n50000wmin20000-62-s913132733c1372451.ukp</text:p>
          </table:table-cell>
          <table:table-cell office:value-type="float" office:value="46.16333" calcext:value-type="float">
            <text:p>46.16333</text:p>
          </table:table-cell>
          <table:table-cell office:value-type="float" office:value="46.14" calcext:value-type="float">
            <text:p>46.14</text:p>
          </table:table-cell>
          <table:table-cell office:value-type="float" office:value="22904" calcext:value-type="float">
            <text:p>22904</text:p>
          </table:table-cell>
          <table:table-cell office:value-type="float" office:value="2196990" calcext:value-type="float">
            <text:p>2196990</text:p>
          </table:table-cell>
          <table:table-cell office:value-type="float" office:value="494.93662" calcext:value-type="float">
            <text:p>494.93662</text:p>
          </table:table-cell>
          <table:table-cell office:value-type="float" office:value="494.57" calcext:value-type="float">
            <text:p>494.57</text:p>
          </table:table-cell>
          <table:table-cell office:value-type="float" office:value="55212" calcext:value-type="float">
            <text:p>55212</text:p>
          </table:table-cell>
          <table:table-cell office:value-type="float" office:value="4153260" calcext:value-type="float">
            <text:p>4153260</text:p>
          </table:table-cell>
        </table:table-row>
        <table:table-row table:style-name="ro1">
          <table:table-cell office:value-type="string" calcext:value-type="string">
            <text:p>nsds2_n50000wmin20000-84-s661561692c1681311.ukp</text:p>
          </table:table-cell>
          <table:table-cell office:value-type="float" office:value="46.85333" calcext:value-type="float">
            <text:p>46.85333</text:p>
          </table:table-cell>
          <table:table-cell office:value-type="float" office:value="46.84" calcext:value-type="float">
            <text:p>46.84</text:p>
          </table:table-cell>
          <table:table-cell office:value-type="float" office:value="21700" calcext:value-type="float">
            <text:p>21700</text:p>
          </table:table-cell>
          <table:table-cell office:value-type="float" office:value="4527904" calcext:value-type="float">
            <text:p>4527904</text:p>
          </table:table-cell>
          <table:table-cell office:value-type="float" office:value="495.66995" calcext:value-type="float">
            <text:p>495.66995</text:p>
          </table:table-cell>
          <table:table-cell office:value-type="float" office:value="495.34" calcext:value-type="float">
            <text:p>495.34</text:p>
          </table:table-cell>
          <table:table-cell office:value-type="float" office:value="59132" calcext:value-type="float">
            <text:p>59132</text:p>
          </table:table-cell>
          <table:table-cell office:value-type="float" office:value="5062901" calcext:value-type="float">
            <text:p>5062901</text:p>
          </table:table-cell>
        </table:table-row>
        <table:table-row table:style-name="ro1">
          <table:table-cell office:value-type="string" calcext:value-type="string">
            <text:p>nsds2_n50000wmin20000-115-s11371460c1292625.ukp</text:p>
          </table:table-cell>
          <table:table-cell office:value-type="float" office:value="47.11666" calcext:value-type="float">
            <text:p>47.11666</text:p>
          </table:table-cell>
          <table:table-cell office:value-type="float" office:value="47.1" calcext:value-type="float">
            <text:p>47.1</text:p>
          </table:table-cell>
          <table:table-cell office:value-type="float" office:value="23336" calcext:value-type="float">
            <text:p>23336</text:p>
          </table:table-cell>
          <table:table-cell office:value-type="float" office:value="1449125" calcext:value-type="float">
            <text:p>1449125</text:p>
          </table:table-cell>
          <table:table-cell office:value-type="float" office:value="496.86662" calcext:value-type="float">
            <text:p>496.86662</text:p>
          </table:table-cell>
          <table:table-cell office:value-type="float" office:value="496.54" calcext:value-type="float">
            <text:p>496.54</text:p>
          </table:table-cell>
          <table:table-cell office:value-type="float" office:value="59016" calcext:value-type="float">
            <text:p>59016</text:p>
          </table:table-cell>
          <table:table-cell office:value-type="float" office:value="3903093" calcext:value-type="float">
            <text:p>3903093</text:p>
          </table:table-cell>
        </table:table-row>
        <table:table-row table:style-name="ro1">
          <table:table-cell office:value-type="string" calcext:value-type="string">
            <text:p>nsds2_n50000wmin20000-78-s767427324c1750101.ukp</text:p>
          </table:table-cell>
          <table:table-cell office:value-type="float" office:value="47.21666" calcext:value-type="float">
            <text:p>47.21666</text:p>
          </table:table-cell>
          <table:table-cell office:value-type="float" office:value="47.2" calcext:value-type="float">
            <text:p>47.2</text:p>
          </table:table-cell>
          <table:table-cell office:value-type="float" office:value="22068" calcext:value-type="float">
            <text:p>22068</text:p>
          </table:table-cell>
          <table:table-cell office:value-type="float" office:value="5309486" calcext:value-type="float">
            <text:p>5309486</text:p>
          </table:table-cell>
          <table:table-cell office:value-type="float" office:value="497.20995" calcext:value-type="float">
            <text:p>497.20995</text:p>
          </table:table-cell>
          <table:table-cell office:value-type="float" office:value="496.86" calcext:value-type="float">
            <text:p>496.86</text:p>
          </table:table-cell>
          <table:table-cell office:value-type="float" office:value="59912" calcext:value-type="float">
            <text:p>59912</text:p>
          </table:table-cell>
          <table:table-cell office:value-type="float" office:value="5318091" calcext:value-type="float">
            <text:p>5318091</text:p>
          </table:table-cell>
        </table:table-row>
        <table:table-row table:style-name="ro1">
          <table:table-cell office:value-type="string" calcext:value-type="string">
            <text:p>nsds2_n50000wmin20000-64-s512463211c1837476.ukp</text:p>
          </table:table-cell>
          <table:table-cell office:value-type="float" office:value="47.59333" calcext:value-type="float">
            <text:p>47.59333</text:p>
          </table:table-cell>
          <table:table-cell office:value-type="float" office:value="47.57" calcext:value-type="float">
            <text:p>47.57</text:p>
          </table:table-cell>
          <table:table-cell office:value-type="float" office:value="23692" calcext:value-type="float">
            <text:p>23692</text:p>
          </table:table-cell>
          <table:table-cell office:value-type="float" office:value="2448822" calcext:value-type="float">
            <text:p>2448822</text:p>
          </table:table-cell>
          <table:table-cell office:value-type="float" office:value="497.72995" calcext:value-type="float">
            <text:p>497.72995</text:p>
          </table:table-cell>
          <table:table-cell office:value-type="float" office:value="497.38" calcext:value-type="float">
            <text:p>497.38</text:p>
          </table:table-cell>
          <table:table-cell office:value-type="float" office:value="51468" calcext:value-type="float">
            <text:p>51468</text:p>
          </table:table-cell>
          <table:table-cell office:value-type="float" office:value="5544940" calcext:value-type="float">
            <text:p>5544940</text:p>
          </table:table-cell>
        </table:table-row>
        <table:table-row table:style-name="ro1">
          <table:table-cell office:value-type="string" calcext:value-type="string">
            <text:p>nsds2_n50000wmin50000-65-s452751349c1460704.ukp</text:p>
          </table:table-cell>
          <table:table-cell office:value-type="float" office:value="47.95999" calcext:value-type="float">
            <text:p>47.95999</text:p>
          </table:table-cell>
          <table:table-cell office:value-type="float" office:value="47.94" calcext:value-type="float">
            <text:p>47.94</text:p>
          </table:table-cell>
          <table:table-cell office:value-type="float" office:value="21428" calcext:value-type="float">
            <text:p>21428</text:p>
          </table:table-cell>
          <table:table-cell office:value-type="float" office:value="1376373" calcext:value-type="float">
            <text:p>1376373</text:p>
          </table:table-cell>
          <table:table-cell office:value-type="float" office:value="497.99662" calcext:value-type="float">
            <text:p>497.99662</text:p>
          </table:table-cell>
          <table:table-cell office:value-type="float" office:value="497.65" calcext:value-type="float">
            <text:p>497.65</text:p>
          </table:table-cell>
          <table:table-cell office:value-type="float" office:value="57248" calcext:value-type="float">
            <text:p>57248</text:p>
          </table:table-cell>
          <table:table-cell office:value-type="float" office:value="4381558" calcext:value-type="float">
            <text:p>4381558</text:p>
          </table:table-cell>
        </table:table-row>
        <table:table-row table:style-name="ro1">
          <table:table-cell office:value-type="string" calcext:value-type="string">
            <text:p>nsds2_n50000wmin50000-134-s208479215c1253064.ukp</text:p>
          </table:table-cell>
          <table:table-cell office:value-type="float" office:value="48.04333" calcext:value-type="float">
            <text:p>48.04333</text:p>
          </table:table-cell>
          <table:table-cell office:value-type="float" office:value="48.02" calcext:value-type="float">
            <text:p>48.02</text:p>
          </table:table-cell>
          <table:table-cell office:value-type="float" office:value="22544" calcext:value-type="float">
            <text:p>22544</text:p>
          </table:table-cell>
          <table:table-cell office:value-type="float" office:value="1710072" calcext:value-type="float">
            <text:p>1710072</text:p>
          </table:table-cell>
          <table:table-cell office:value-type="float" office:value="498.42995" calcext:value-type="float">
            <text:p>498.42995</text:p>
          </table:table-cell>
          <table:table-cell office:value-type="float" office:value="498.08" calcext:value-type="float">
            <text:p>498.08</text:p>
          </table:table-cell>
          <table:table-cell office:value-type="float" office:value="53916" calcext:value-type="float">
            <text:p>53916</text:p>
          </table:table-cell>
          <table:table-cell office:value-type="float" office:value="3753820" calcext:value-type="float">
            <text:p>3753820</text:p>
          </table:table-cell>
        </table:table-row>
        <table:table-row table:style-name="ro1">
          <table:table-cell office:value-type="string" calcext:value-type="string">
            <text:p>nsds2_n50000wmin50000-73-s285045789c1082461.ukp</text:p>
          </table:table-cell>
          <table:table-cell office:value-type="float" office:value="48.26666" calcext:value-type="float">
            <text:p>48.26666</text:p>
          </table:table-cell>
          <table:table-cell office:value-type="float" office:value="48.25" calcext:value-type="float">
            <text:p>48.25</text:p>
          </table:table-cell>
          <table:table-cell office:value-type="float" office:value="24196" calcext:value-type="float">
            <text:p>24196</text:p>
          </table:table-cell>
          <table:table-cell office:value-type="float" office:value="5659819" calcext:value-type="float">
            <text:p>5659819</text:p>
          </table:table-cell>
          <table:table-cell office:value-type="float" office:value="498.54995" calcext:value-type="float">
            <text:p>498.54995</text:p>
          </table:table-cell>
          <table:table-cell office:value-type="float" office:value="498.21" calcext:value-type="float">
            <text:p>498.21</text:p>
          </table:table-cell>
          <table:table-cell office:value-type="float" office:value="51176" calcext:value-type="float">
            <text:p>51176</text:p>
          </table:table-cell>
          <table:table-cell office:value-type="float" office:value="3201007" calcext:value-type="float">
            <text:p>3201007</text:p>
          </table:table-cell>
        </table:table-row>
        <table:table-row table:style-name="ro1">
          <table:table-cell office:value-type="string" calcext:value-type="string">
            <text:p>nsds2_n50000wmin50000-17-s414892754c1268196.ukp</text:p>
          </table:table-cell>
          <table:table-cell office:value-type="float" office:value="48.36" calcext:value-type="float">
            <text:p>48.36</text:p>
          </table:table-cell>
          <table:table-cell office:value-type="float" office:value="48.34" calcext:value-type="float">
            <text:p>48.34</text:p>
          </table:table-cell>
          <table:table-cell office:value-type="float" office:value="21436" calcext:value-type="float">
            <text:p>21436</text:p>
          </table:table-cell>
          <table:table-cell office:value-type="float" office:value="1588427" calcext:value-type="float">
            <text:p>1588427</text:p>
          </table:table-cell>
          <table:table-cell office:value-type="float" office:value="499.42662" calcext:value-type="float">
            <text:p>499.42662</text:p>
          </table:table-cell>
          <table:table-cell office:value-type="float" office:value="499.1" calcext:value-type="float">
            <text:p>499.1</text:p>
          </table:table-cell>
          <table:table-cell office:value-type="float" office:value="54668" calcext:value-type="float">
            <text:p>54668</text:p>
          </table:table-cell>
          <table:table-cell office:value-type="float" office:value="3788329" calcext:value-type="float">
            <text:p>3788329</text:p>
          </table:table-cell>
        </table:table-row>
        <table:table-row table:style-name="ro1">
          <table:table-cell office:value-type="string" calcext:value-type="string">
            <text:p>nsds2_n50000wmin20000-68-s178912779c1365922.ukp</text:p>
          </table:table-cell>
          <table:table-cell office:value-type="float" office:value="48.39666" calcext:value-type="float">
            <text:p>48.39666</text:p>
          </table:table-cell>
          <table:table-cell office:value-type="float" office:value="48.39" calcext:value-type="float">
            <text:p>48.39</text:p>
          </table:table-cell>
          <table:table-cell office:value-type="float" office:value="28116" calcext:value-type="float">
            <text:p>28116</text:p>
          </table:table-cell>
          <table:table-cell office:value-type="float" office:value="5470153" calcext:value-type="float">
            <text:p>5470153</text:p>
          </table:table-cell>
          <table:table-cell office:value-type="float" office:value="500.74328" calcext:value-type="float">
            <text:p>500.74328</text:p>
          </table:table-cell>
          <table:table-cell office:value-type="float" office:value="500.39" calcext:value-type="float">
            <text:p>500.39</text:p>
          </table:table-cell>
          <table:table-cell office:value-type="float" office:value="51392" calcext:value-type="float">
            <text:p>51392</text:p>
          </table:table-cell>
          <table:table-cell office:value-type="float" office:value="4114842" calcext:value-type="float">
            <text:p>4114842</text:p>
          </table:table-cell>
        </table:table-row>
        <table:table-row table:style-name="ro1">
          <table:table-cell office:value-type="string" calcext:value-type="string">
            <text:p>nsds2_n50000wmin50000-66-s562370200c1257276.ukp</text:p>
          </table:table-cell>
          <table:table-cell office:value-type="float" office:value="48.41" calcext:value-type="float">
            <text:p>48.41</text:p>
          </table:table-cell>
          <table:table-cell office:value-type="float" office:value="48.39" calcext:value-type="float">
            <text:p>48.39</text:p>
          </table:table-cell>
          <table:table-cell office:value-type="float" office:value="22068" calcext:value-type="float">
            <text:p>22068</text:p>
          </table:table-cell>
          <table:table-cell office:value-type="float" office:value="1728807" calcext:value-type="float">
            <text:p>1728807</text:p>
          </table:table-cell>
          <table:table-cell office:value-type="float" office:value="501.46662" calcext:value-type="float">
            <text:p>501.46662</text:p>
          </table:table-cell>
          <table:table-cell office:value-type="float" office:value="501.12" calcext:value-type="float">
            <text:p>501.12</text:p>
          </table:table-cell>
          <table:table-cell office:value-type="float" office:value="55392" calcext:value-type="float">
            <text:p>55392</text:p>
          </table:table-cell>
          <table:table-cell office:value-type="float" office:value="3772008" calcext:value-type="float">
            <text:p>3772008</text:p>
          </table:table-cell>
        </table:table-row>
        <table:table-row table:style-name="ro1">
          <table:table-cell office:value-type="string" calcext:value-type="string">
            <text:p>nsds2_n50000wmin50000-131-s367303549c1089092.ukp</text:p>
          </table:table-cell>
          <table:table-cell office:value-type="float" office:value="48.55" calcext:value-type="float">
            <text:p>48.55</text:p>
          </table:table-cell>
          <table:table-cell office:value-type="float" office:value="48.52" calcext:value-type="float">
            <text:p>48.52</text:p>
          </table:table-cell>
          <table:table-cell office:value-type="float" office:value="21164" calcext:value-type="float">
            <text:p>21164</text:p>
          </table:table-cell>
          <table:table-cell office:value-type="float" office:value="1907846" calcext:value-type="float">
            <text:p>1907846</text:p>
          </table:table-cell>
          <table:table-cell office:value-type="float" office:value="501.60662" calcext:value-type="float">
            <text:p>501.60662</text:p>
          </table:table-cell>
          <table:table-cell office:value-type="float" office:value="501.24" calcext:value-type="float">
            <text:p>501.24</text:p>
          </table:table-cell>
          <table:table-cell office:value-type="float" office:value="52812" calcext:value-type="float">
            <text:p>52812</text:p>
          </table:table-cell>
          <table:table-cell office:value-type="float" office:value="3200330" calcext:value-type="float">
            <text:p>3200330</text:p>
          </table:table-cell>
        </table:table-row>
        <table:table-row table:style-name="ro1">
          <table:table-cell office:value-type="string" calcext:value-type="string">
            <text:p>nsds2_n50000wmin50000-24-s146571312c1527612.ukp</text:p>
          </table:table-cell>
          <table:table-cell office:value-type="float" office:value="48.66" calcext:value-type="float">
            <text:p>48.66</text:p>
          </table:table-cell>
          <table:table-cell office:value-type="float" office:value="48.64" calcext:value-type="float">
            <text:p>48.64</text:p>
          </table:table-cell>
          <table:table-cell office:value-type="float" office:value="21988" calcext:value-type="float">
            <text:p>21988</text:p>
          </table:table-cell>
          <table:table-cell office:value-type="float" office:value="1703395" calcext:value-type="float">
            <text:p>1703395</text:p>
          </table:table-cell>
          <table:table-cell office:value-type="float" office:value="501.77662" calcext:value-type="float">
            <text:p>501.77662</text:p>
          </table:table-cell>
          <table:table-cell office:value-type="float" office:value="501.44" calcext:value-type="float">
            <text:p>501.44</text:p>
          </table:table-cell>
          <table:table-cell office:value-type="float" office:value="55012" calcext:value-type="float">
            <text:p>55012</text:p>
          </table:table-cell>
          <table:table-cell office:value-type="float" office:value="4608692" calcext:value-type="float">
            <text:p>4608692</text:p>
          </table:table-cell>
        </table:table-row>
        <table:table-row table:style-name="ro1">
          <table:table-cell office:value-type="string" calcext:value-type="string">
            <text:p>nsds2_n50000wmin50000-76-s698894093c1087619.ukp</text:p>
          </table:table-cell>
          <table:table-cell office:value-type="float" office:value="48.74" calcext:value-type="float">
            <text:p>48.74</text:p>
          </table:table-cell>
          <table:table-cell office:value-type="float" office:value="48.71" calcext:value-type="float">
            <text:p>48.71</text:p>
          </table:table-cell>
          <table:table-cell office:value-type="float" office:value="21500" calcext:value-type="float">
            <text:p>21500</text:p>
          </table:table-cell>
          <table:table-cell office:value-type="float" office:value="1506662" calcext:value-type="float">
            <text:p>1506662</text:p>
          </table:table-cell>
          <table:table-cell office:value-type="float" office:value="502.20995" calcext:value-type="float">
            <text:p>502.20995</text:p>
          </table:table-cell>
          <table:table-cell office:value-type="float" office:value="501.85" calcext:value-type="float">
            <text:p>501.85</text:p>
          </table:table-cell>
          <table:table-cell office:value-type="float" office:value="52976" calcext:value-type="float">
            <text:p>52976</text:p>
          </table:table-cell>
          <table:table-cell office:value-type="float" office:value="3214544" calcext:value-type="float">
            <text:p>3214544</text:p>
          </table:table-cell>
        </table:table-row>
        <table:table-row table:style-name="ro1">
          <table:table-cell office:value-type="string" calcext:value-type="string">
            <text:p>nsds2_n50000wmin50000-27-s352626512c1504585.ukp</text:p>
          </table:table-cell>
          <table:table-cell office:value-type="float" office:value="48.76" calcext:value-type="float">
            <text:p>48.76</text:p>
          </table:table-cell>
          <table:table-cell office:value-type="float" office:value="48.74" calcext:value-type="float">
            <text:p>48.74</text:p>
          </table:table-cell>
          <table:table-cell office:value-type="float" office:value="21492" calcext:value-type="float">
            <text:p>21492</text:p>
          </table:table-cell>
          <table:table-cell office:value-type="float" office:value="1306614" calcext:value-type="float">
            <text:p>1306614</text:p>
          </table:table-cell>
          <table:table-cell office:value-type="float" office:value="503.72328" calcext:value-type="float">
            <text:p>503.72328</text:p>
          </table:table-cell>
          <table:table-cell office:value-type="float" office:value="503.36" calcext:value-type="float">
            <text:p>503.36</text:p>
          </table:table-cell>
          <table:table-cell office:value-type="float" office:value="55348" calcext:value-type="float">
            <text:p>55348</text:p>
          </table:table-cell>
          <table:table-cell office:value-type="float" office:value="4527965" calcext:value-type="float">
            <text:p>4527965</text:p>
          </table:table-cell>
        </table:table-row>
        <table:table-row table:style-name="ro1">
          <table:table-cell office:value-type="string" calcext:value-type="string">
            <text:p>nsds2_n50000wmin20000-88-s87557726c1285467.ukp</text:p>
          </table:table-cell>
          <table:table-cell office:value-type="float" office:value="48.83333" calcext:value-type="float">
            <text:p>48.83333</text:p>
          </table:table-cell>
          <table:table-cell office:value-type="float" office:value="48.83" calcext:value-type="float">
            <text:p>48.83</text:p>
          </table:table-cell>
          <table:table-cell office:value-type="float" office:value="24040" calcext:value-type="float">
            <text:p>24040</text:p>
          </table:table-cell>
          <table:table-cell office:value-type="float" office:value="5608946" calcext:value-type="float">
            <text:p>5608946</text:p>
          </table:table-cell>
          <table:table-cell office:value-type="float" office:value="504.70662" calcext:value-type="float">
            <text:p>504.70662</text:p>
          </table:table-cell>
          <table:table-cell office:value-type="float" office:value="504.36" calcext:value-type="float">
            <text:p>504.36</text:p>
          </table:table-cell>
          <table:table-cell office:value-type="float" office:value="52120" calcext:value-type="float">
            <text:p>52120</text:p>
          </table:table-cell>
          <table:table-cell office:value-type="float" office:value="3875857" calcext:value-type="float">
            <text:p>3875857</text:p>
          </table:table-cell>
        </table:table-row>
        <table:table-row table:style-name="ro1">
          <table:table-cell office:value-type="string" calcext:value-type="string">
            <text:p>nsds2_n50000wmin50000-144-s255129796c1451827.ukp</text:p>
          </table:table-cell>
          <table:table-cell office:value-type="float" office:value="48.88" calcext:value-type="float">
            <text:p>48.88</text:p>
          </table:table-cell>
          <table:table-cell office:value-type="float" office:value="48.86" calcext:value-type="float">
            <text:p>48.86</text:p>
          </table:table-cell>
          <table:table-cell office:value-type="float" office:value="23912" calcext:value-type="float">
            <text:p>23912</text:p>
          </table:table-cell>
          <table:table-cell office:value-type="float" office:value="1769496" calcext:value-type="float">
            <text:p>1769496</text:p>
          </table:table-cell>
          <table:table-cell office:value-type="float" office:value="504.81662" calcext:value-type="float">
            <text:p>504.81662</text:p>
          </table:table-cell>
          <table:table-cell office:value-type="float" office:value="504.49" calcext:value-type="float">
            <text:p>504.49</text:p>
          </table:table-cell>
          <table:table-cell office:value-type="float" office:value="57968" calcext:value-type="float">
            <text:p>57968</text:p>
          </table:table-cell>
          <table:table-cell office:value-type="float" office:value="4376001" calcext:value-type="float">
            <text:p>4376001</text:p>
          </table:table-cell>
        </table:table-row>
        <table:table-row table:style-name="ro1">
          <table:table-cell office:value-type="string" calcext:value-type="string">
            <text:p>nsds2_n50000wmin20000-129-s676563793c1885467.ukp</text:p>
          </table:table-cell>
          <table:table-cell office:value-type="float" office:value="48.96333" calcext:value-type="float">
            <text:p>48.96333</text:p>
          </table:table-cell>
          <table:table-cell office:value-type="float" office:value="48.95" calcext:value-type="float">
            <text:p>48.95</text:p>
          </table:table-cell>
          <table:table-cell office:value-type="float" office:value="21488" calcext:value-type="float">
            <text:p>21488</text:p>
          </table:table-cell>
          <table:table-cell office:value-type="float" office:value="1706742" calcext:value-type="float">
            <text:p>1706742</text:p>
          </table:table-cell>
          <table:table-cell office:value-type="float" office:value="506.16328" calcext:value-type="float">
            <text:p>506.16328</text:p>
          </table:table-cell>
          <table:table-cell office:value-type="float" office:value="505.81" calcext:value-type="float">
            <text:p>505.81</text:p>
          </table:table-cell>
          <table:table-cell office:value-type="float" office:value="59220" calcext:value-type="float">
            <text:p>59220</text:p>
          </table:table-cell>
          <table:table-cell office:value-type="float" office:value="5695472" calcext:value-type="float">
            <text:p>5695472</text:p>
          </table:table-cell>
        </table:table-row>
        <table:table-row table:style-name="ro1">
          <table:table-cell office:value-type="string" calcext:value-type="string">
            <text:p>nsds2_n50000wmin50000-182-s731025097c1746932.ukp</text:p>
          </table:table-cell>
          <table:table-cell office:value-type="float" office:value="49.17333" calcext:value-type="float">
            <text:p>49.17333</text:p>
          </table:table-cell>
          <table:table-cell office:value-type="float" office:value="49.16" calcext:value-type="float">
            <text:p>49.16</text:p>
          </table:table-cell>
          <table:table-cell office:value-type="float" office:value="21156" calcext:value-type="float">
            <text:p>21156</text:p>
          </table:table-cell>
          <table:table-cell office:value-type="float" office:value="1450131" calcext:value-type="float">
            <text:p>1450131</text:p>
          </table:table-cell>
          <table:table-cell office:value-type="float" office:value="506.30328" calcext:value-type="float">
            <text:p>506.30328</text:p>
          </table:table-cell>
          <table:table-cell office:value-type="float" office:value="505.96" calcext:value-type="float">
            <text:p>505.96</text:p>
          </table:table-cell>
          <table:table-cell office:value-type="float" office:value="55820" calcext:value-type="float">
            <text:p>55820</text:p>
          </table:table-cell>
          <table:table-cell office:value-type="float" office:value="5291652" calcext:value-type="float">
            <text:p>5291652</text:p>
          </table:table-cell>
        </table:table-row>
        <table:table-row table:style-name="ro1">
          <table:table-cell office:value-type="string" calcext:value-type="string">
            <text:p>nsds2_n50000wmin20000-121-s611080474c1706034.ukp</text:p>
          </table:table-cell>
          <table:table-cell office:value-type="float" office:value="49.70333" calcext:value-type="float">
            <text:p>49.70333</text:p>
          </table:table-cell>
          <table:table-cell office:value-type="float" office:value="49.69" calcext:value-type="float">
            <text:p>49.69</text:p>
          </table:table-cell>
          <table:table-cell office:value-type="float" office:value="19432" calcext:value-type="float">
            <text:p>19432</text:p>
          </table:table-cell>
          <table:table-cell office:value-type="float" office:value="1569187" calcext:value-type="float">
            <text:p>1569187</text:p>
          </table:table-cell>
          <table:table-cell office:value-type="float" office:value="507.20662" calcext:value-type="float">
            <text:p>507.20662</text:p>
          </table:table-cell>
          <table:table-cell office:value-type="float" office:value="506.84" calcext:value-type="float">
            <text:p>506.84</text:p>
          </table:table-cell>
          <table:table-cell office:value-type="float" office:value="59408" calcext:value-type="float">
            <text:p>59408</text:p>
          </table:table-cell>
          <table:table-cell office:value-type="float" office:value="5148476" calcext:value-type="float">
            <text:p>5148476</text:p>
          </table:table-cell>
        </table:table-row>
        <table:table-row table:style-name="ro1">
          <table:table-cell office:value-type="string" calcext:value-type="string">
            <text:p>nsds2_n50000wmin50000-31-s329274243c1817277.ukp</text:p>
          </table:table-cell>
          <table:table-cell office:value-type="float" office:value="49.70666" calcext:value-type="float">
            <text:p>49.70666</text:p>
          </table:table-cell>
          <table:table-cell office:value-type="float" office:value="49.68" calcext:value-type="float">
            <text:p>49.68</text:p>
          </table:table-cell>
          <table:table-cell office:value-type="float" office:value="22288" calcext:value-type="float">
            <text:p>22288</text:p>
          </table:table-cell>
          <table:table-cell office:value-type="float" office:value="1888292" calcext:value-type="float">
            <text:p>1888292</text:p>
          </table:table-cell>
          <table:table-cell office:value-type="float" office:value="507.26995" calcext:value-type="float">
            <text:p>507.26995</text:p>
          </table:table-cell>
          <table:table-cell office:value-type="float" office:value="506.91" calcext:value-type="float">
            <text:p>506.91</text:p>
          </table:table-cell>
          <table:table-cell office:value-type="float" office:value="59024" calcext:value-type="float">
            <text:p>59024</text:p>
          </table:table-cell>
          <table:table-cell office:value-type="float" office:value="5503460" calcext:value-type="float">
            <text:p>5503460</text:p>
          </table:table-cell>
        </table:table-row>
        <table:table-row table:style-name="ro1">
          <table:table-cell office:value-type="string" calcext:value-type="string">
            <text:p>nsds2_n50000wmin20000-138-s948885877c1792337.ukp</text:p>
          </table:table-cell>
          <table:table-cell office:value-type="float" office:value="49.77666" calcext:value-type="float">
            <text:p>49.77666</text:p>
          </table:table-cell>
          <table:table-cell office:value-type="float" office:value="49.75" calcext:value-type="float">
            <text:p>49.75</text:p>
          </table:table-cell>
          <table:table-cell office:value-type="float" office:value="23380" calcext:value-type="float">
            <text:p>23380</text:p>
          </table:table-cell>
          <table:table-cell office:value-type="float" office:value="1343116" calcext:value-type="float">
            <text:p>1343116</text:p>
          </table:table-cell>
          <table:table-cell office:value-type="float" office:value="507.33328" calcext:value-type="float">
            <text:p>507.33328</text:p>
          </table:table-cell>
          <table:table-cell office:value-type="float" office:value="507" calcext:value-type="float">
            <text:p>507</text:p>
          </table:table-cell>
          <table:table-cell office:value-type="float" office:value="59024" calcext:value-type="float">
            <text:p>59024</text:p>
          </table:table-cell>
          <table:table-cell office:value-type="float" office:value="5424008" calcext:value-type="float">
            <text:p>5424008</text:p>
          </table:table-cell>
        </table:table-row>
        <table:table-row table:style-name="ro1">
          <table:table-cell office:value-type="string" calcext:value-type="string">
            <text:p>nsds2_n50000wmin20000-73-s285045789c1892360.ukp</text:p>
          </table:table-cell>
          <table:table-cell office:value-type="float" office:value="49.83666" calcext:value-type="float">
            <text:p>49.83666</text:p>
          </table:table-cell>
          <table:table-cell office:value-type="float" office:value="49.83" calcext:value-type="float">
            <text:p>49.83</text:p>
          </table:table-cell>
          <table:table-cell office:value-type="float" office:value="24676" calcext:value-type="float">
            <text:p>24676</text:p>
          </table:table-cell>
          <table:table-cell office:value-type="float" office:value="5490122" calcext:value-type="float">
            <text:p>5490122</text:p>
          </table:table-cell>
          <table:table-cell office:value-type="float" office:value="507.82662" calcext:value-type="float">
            <text:p>507.82662</text:p>
          </table:table-cell>
          <table:table-cell office:value-type="float" office:value="507.49" calcext:value-type="float">
            <text:p>507.49</text:p>
          </table:table-cell>
          <table:table-cell office:value-type="float" office:value="52064" calcext:value-type="float">
            <text:p>52064</text:p>
          </table:table-cell>
          <table:table-cell office:value-type="float" office:value="5716637" calcext:value-type="float">
            <text:p>5716637</text:p>
          </table:table-cell>
        </table:table-row>
        <table:table-row table:style-name="ro1">
          <table:table-cell office:value-type="string" calcext:value-type="string">
            <text:p>nsds2_n50000wmin50000-91-s219788524c1178643.ukp</text:p>
          </table:table-cell>
          <table:table-cell office:value-type="float" office:value="49.89666" calcext:value-type="float">
            <text:p>49.89666</text:p>
          </table:table-cell>
          <table:table-cell office:value-type="float" office:value="49.87" calcext:value-type="float">
            <text:p>49.87</text:p>
          </table:table-cell>
          <table:table-cell office:value-type="float" office:value="23260" calcext:value-type="float">
            <text:p>23260</text:p>
          </table:table-cell>
          <table:table-cell office:value-type="float" office:value="1482934" calcext:value-type="float">
            <text:p>1482934</text:p>
          </table:table-cell>
          <table:table-cell office:value-type="float" office:value="507.82995" calcext:value-type="float">
            <text:p>507.82995</text:p>
          </table:table-cell>
          <table:table-cell office:value-type="float" office:value="507.52" calcext:value-type="float">
            <text:p>507.52</text:p>
          </table:table-cell>
          <table:table-cell office:value-type="float" office:value="58992" calcext:value-type="float">
            <text:p>58992</text:p>
          </table:table-cell>
          <table:table-cell office:value-type="float" office:value="3498003" calcext:value-type="float">
            <text:p>3498003</text:p>
          </table:table-cell>
        </table:table-row>
        <table:table-row table:style-name="ro1">
          <table:table-cell office:value-type="string" calcext:value-type="string">
            <text:p>nsds2_n50000wmin20000-119-s291809797c1407069.ukp</text:p>
          </table:table-cell>
          <table:table-cell office:value-type="float" office:value="50.17" calcext:value-type="float">
            <text:p>50.17</text:p>
          </table:table-cell>
          <table:table-cell office:value-type="float" office:value="50.15" calcext:value-type="float">
            <text:p>50.15</text:p>
          </table:table-cell>
          <table:table-cell office:value-type="float" office:value="25196" calcext:value-type="float">
            <text:p>25196</text:p>
          </table:table-cell>
          <table:table-cell office:value-type="float" office:value="1674231" calcext:value-type="float">
            <text:p>1674231</text:p>
          </table:table-cell>
          <table:table-cell office:value-type="float" office:value="508.14995" calcext:value-type="float">
            <text:p>508.14995</text:p>
          </table:table-cell>
          <table:table-cell office:value-type="float" office:value="507.8" calcext:value-type="float">
            <text:p>507.8</text:p>
          </table:table-cell>
          <table:table-cell office:value-type="float" office:value="51344" calcext:value-type="float">
            <text:p>51344</text:p>
          </table:table-cell>
          <table:table-cell office:value-type="float" office:value="4237014" calcext:value-type="float">
            <text:p>4237014</text:p>
          </table:table-cell>
        </table:table-row>
        <table:table-row table:style-name="ro1">
          <table:table-cell office:value-type="string" calcext:value-type="string">
            <text:p>nsds2_n50000wmin20000-145-s248156760c1509156.ukp</text:p>
          </table:table-cell>
          <table:table-cell office:value-type="float" office:value="50.65" calcext:value-type="float">
            <text:p>50.65</text:p>
          </table:table-cell>
          <table:table-cell office:value-type="float" office:value="50.63" calcext:value-type="float">
            <text:p>50.63</text:p>
          </table:table-cell>
          <table:table-cell office:value-type="float" office:value="23428" calcext:value-type="float">
            <text:p>23428</text:p>
          </table:table-cell>
          <table:table-cell office:value-type="float" office:value="1392312" calcext:value-type="float">
            <text:p>1392312</text:p>
          </table:table-cell>
          <table:table-cell office:value-type="float" office:value="508.44662" calcext:value-type="float">
            <text:p>508.44662</text:p>
          </table:table-cell>
          <table:table-cell office:value-type="float" office:value="508.08" calcext:value-type="float">
            <text:p>508.08</text:p>
          </table:table-cell>
          <table:table-cell office:value-type="float" office:value="58948" calcext:value-type="float">
            <text:p>58948</text:p>
          </table:table-cell>
          <table:table-cell office:value-type="float" office:value="4558766" calcext:value-type="float">
            <text:p>4558766</text:p>
          </table:table-cell>
        </table:table-row>
        <table:table-row table:style-name="ro1">
          <table:table-cell office:value-type="string" calcext:value-type="string">
            <text:p>nsds2_n50000wmin50000-108-s678444546c1316905.ukp</text:p>
          </table:table-cell>
          <table:table-cell office:value-type="float" office:value="50.81333" calcext:value-type="float">
            <text:p>50.81333</text:p>
          </table:table-cell>
          <table:table-cell office:value-type="float" office:value="50.79" calcext:value-type="float">
            <text:p>50.79</text:p>
          </table:table-cell>
          <table:table-cell office:value-type="float" office:value="23684" calcext:value-type="float">
            <text:p>23684</text:p>
          </table:table-cell>
          <table:table-cell office:value-type="float" office:value="1860724" calcext:value-type="float">
            <text:p>1860724</text:p>
          </table:table-cell>
          <table:table-cell office:value-type="float" office:value="511.29662" calcext:value-type="float">
            <text:p>511.29662</text:p>
          </table:table-cell>
          <table:table-cell office:value-type="float" office:value="510.97" calcext:value-type="float">
            <text:p>510.97</text:p>
          </table:table-cell>
          <table:table-cell office:value-type="float" office:value="55312" calcext:value-type="float">
            <text:p>55312</text:p>
          </table:table-cell>
          <table:table-cell office:value-type="float" office:value="3917239" calcext:value-type="float">
            <text:p>3917239</text:p>
          </table:table-cell>
        </table:table-row>
        <table:table-row table:style-name="ro1">
          <table:table-cell office:value-type="string" calcext:value-type="string">
            <text:p>nsds2_n50000wmin20000-83-s653138835c1760249.ukp</text:p>
          </table:table-cell>
          <table:table-cell office:value-type="float" office:value="50.86666" calcext:value-type="float">
            <text:p>50.86666</text:p>
          </table:table-cell>
          <table:table-cell office:value-type="float" office:value="50.84" calcext:value-type="float">
            <text:p>50.84</text:p>
          </table:table-cell>
          <table:table-cell office:value-type="float" office:value="22100" calcext:value-type="float">
            <text:p>22100</text:p>
          </table:table-cell>
          <table:table-cell office:value-type="float" office:value="2327373" calcext:value-type="float">
            <text:p>2327373</text:p>
          </table:table-cell>
          <table:table-cell office:value-type="float" office:value="512.15328" calcext:value-type="float">
            <text:p>512.15328</text:p>
          </table:table-cell>
          <table:table-cell office:value-type="float" office:value="511.81" calcext:value-type="float">
            <text:p>511.81</text:p>
          </table:table-cell>
          <table:table-cell office:value-type="float" office:value="59084" calcext:value-type="float">
            <text:p>59084</text:p>
          </table:table-cell>
          <table:table-cell office:value-type="float" office:value="5314374" calcext:value-type="float">
            <text:p>5314374</text:p>
          </table:table-cell>
        </table:table-row>
        <table:table-row table:style-name="ro1">
          <table:table-cell office:value-type="string" calcext:value-type="string">
            <text:p>nsds2_n50000wmin50000-46-s335197937c1680650.ukp</text:p>
          </table:table-cell>
          <table:table-cell office:value-type="float" office:value="50.99666" calcext:value-type="float">
            <text:p>50.99666</text:p>
          </table:table-cell>
          <table:table-cell office:value-type="float" office:value="50.97" calcext:value-type="float">
            <text:p>50.97</text:p>
          </table:table-cell>
          <table:table-cell office:value-type="float" office:value="24704" calcext:value-type="float">
            <text:p>24704</text:p>
          </table:table-cell>
          <table:table-cell office:value-type="float" office:value="5785685" calcext:value-type="float">
            <text:p>5785685</text:p>
          </table:table-cell>
          <table:table-cell office:value-type="float" office:value="512.40995" calcext:value-type="float">
            <text:p>512.40995</text:p>
          </table:table-cell>
          <table:table-cell office:value-type="float" office:value="512.05" calcext:value-type="float">
            <text:p>512.05</text:p>
          </table:table-cell>
          <table:table-cell office:value-type="float" office:value="55028" calcext:value-type="float">
            <text:p>55028</text:p>
          </table:table-cell>
          <table:table-cell office:value-type="float" office:value="5083260" calcext:value-type="float">
            <text:p>5083260</text:p>
          </table:table-cell>
        </table:table-row>
        <table:table-row table:style-name="ro1">
          <table:table-cell office:value-type="string" calcext:value-type="string">
            <text:p>nsds2_n50000wmin50000-136-s885510405c1093219.ukp</text:p>
          </table:table-cell>
          <table:table-cell office:value-type="float" office:value="51.03666" calcext:value-type="float">
            <text:p>51.03666</text:p>
          </table:table-cell>
          <table:table-cell office:value-type="float" office:value="51.03" calcext:value-type="float">
            <text:p>51.03</text:p>
          </table:table-cell>
          <table:table-cell office:value-type="float" office:value="29248" calcext:value-type="float">
            <text:p>29248</text:p>
          </table:table-cell>
          <table:table-cell office:value-type="float" office:value="4927745" calcext:value-type="float">
            <text:p>4927745</text:p>
          </table:table-cell>
          <table:table-cell office:value-type="float" office:value="513.27995" calcext:value-type="float">
            <text:p>513.27995</text:p>
          </table:table-cell>
          <table:table-cell office:value-type="float" office:value="512.95" calcext:value-type="float">
            <text:p>512.95</text:p>
          </table:table-cell>
          <table:table-cell office:value-type="float" office:value="49412" calcext:value-type="float">
            <text:p>49412</text:p>
          </table:table-cell>
          <table:table-cell office:value-type="float" office:value="3237554" calcext:value-type="float">
            <text:p>3237554</text:p>
          </table:table-cell>
        </table:table-row>
        <table:table-row table:style-name="ro1">
          <table:table-cell office:value-type="string" calcext:value-type="string">
            <text:p>nsds2_n50000wmin20000-113-s47721841c1341145.ukp</text:p>
          </table:table-cell>
          <table:table-cell office:value-type="float" office:value="51.72" calcext:value-type="float">
            <text:p>51.72</text:p>
          </table:table-cell>
          <table:table-cell office:value-type="float" office:value="51.71" calcext:value-type="float">
            <text:p>51.71</text:p>
          </table:table-cell>
          <table:table-cell office:value-type="float" office:value="23280" calcext:value-type="float">
            <text:p>23280</text:p>
          </table:table-cell>
          <table:table-cell office:value-type="float" office:value="1551253" calcext:value-type="float">
            <text:p>1551253</text:p>
          </table:table-cell>
          <table:table-cell office:value-type="float" office:value="513.38995" calcext:value-type="float">
            <text:p>513.38995</text:p>
          </table:table-cell>
          <table:table-cell office:value-type="float" office:value="513.03" calcext:value-type="float">
            <text:p>513.03</text:p>
          </table:table-cell>
          <table:table-cell office:value-type="float" office:value="52584" calcext:value-type="float">
            <text:p>52584</text:p>
          </table:table-cell>
          <table:table-cell office:value-type="float" office:value="4044376" calcext:value-type="float">
            <text:p>4044376</text:p>
          </table:table-cell>
        </table:table-row>
        <table:table-row table:style-name="ro1">
          <table:table-cell office:value-type="string" calcext:value-type="string">
            <text:p>nsds2_n50000wmin20000-112-s351421871c1784152.ukp</text:p>
          </table:table-cell>
          <table:table-cell office:value-type="float" office:value="51.77666" calcext:value-type="float">
            <text:p>51.77666</text:p>
          </table:table-cell>
          <table:table-cell office:value-type="float" office:value="51.77" calcext:value-type="float">
            <text:p>51.77</text:p>
          </table:table-cell>
          <table:table-cell office:value-type="float" office:value="25056" calcext:value-type="float">
            <text:p>25056</text:p>
          </table:table-cell>
          <table:table-cell office:value-type="float" office:value="1666840" calcext:value-type="float">
            <text:p>1666840</text:p>
          </table:table-cell>
          <table:table-cell office:value-type="float" office:value="513.76328" calcext:value-type="float">
            <text:p>513.76328</text:p>
          </table:table-cell>
          <table:table-cell office:value-type="float" office:value="513.4" calcext:value-type="float">
            <text:p>513.4</text:p>
          </table:table-cell>
          <table:table-cell office:value-type="float" office:value="56056" calcext:value-type="float">
            <text:p>56056</text:p>
          </table:table-cell>
          <table:table-cell office:value-type="float" office:value="5392356" calcext:value-type="float">
            <text:p>5392356</text:p>
          </table:table-cell>
        </table:table-row>
        <table:table-row table:style-name="ro1">
          <table:table-cell office:value-type="string" calcext:value-type="string">
            <text:p>nsds2_n50000wmin50000-34-s506110575c1514867.ukp</text:p>
          </table:table-cell>
          <table:table-cell office:value-type="float" office:value="51.77999" calcext:value-type="float">
            <text:p>51.77999</text:p>
          </table:table-cell>
          <table:table-cell office:value-type="float" office:value="51.77" calcext:value-type="float">
            <text:p>51.77</text:p>
          </table:table-cell>
          <table:table-cell office:value-type="float" office:value="27796" calcext:value-type="float">
            <text:p>27796</text:p>
          </table:table-cell>
          <table:table-cell office:value-type="float" office:value="5485430" calcext:value-type="float">
            <text:p>5485430</text:p>
          </table:table-cell>
          <table:table-cell office:value-type="float" office:value="513.80328" calcext:value-type="float">
            <text:p>513.80328</text:p>
          </table:table-cell>
          <table:table-cell office:value-type="float" office:value="513.45" calcext:value-type="float">
            <text:p>513.45</text:p>
          </table:table-cell>
          <table:table-cell office:value-type="float" office:value="57420" calcext:value-type="float">
            <text:p>57420</text:p>
          </table:table-cell>
          <table:table-cell office:value-type="float" office:value="4581884" calcext:value-type="float">
            <text:p>4581884</text:p>
          </table:table-cell>
        </table:table-row>
        <table:table-row table:style-name="ro1">
          <table:table-cell office:value-type="string" calcext:value-type="string">
            <text:p>nsds2_n50000wmin20000-13-s273864349c1759284.ukp</text:p>
          </table:table-cell>
          <table:table-cell office:value-type="float" office:value="51.83" calcext:value-type="float">
            <text:p>51.83</text:p>
          </table:table-cell>
          <table:table-cell office:value-type="float" office:value="51.82" calcext:value-type="float">
            <text:p>51.82</text:p>
          </table:table-cell>
          <table:table-cell office:value-type="float" office:value="21272" calcext:value-type="float">
            <text:p>21272</text:p>
          </table:table-cell>
          <table:table-cell office:value-type="float" office:value="1473041" calcext:value-type="float">
            <text:p>1473041</text:p>
          </table:table-cell>
          <table:table-cell office:value-type="float" office:value="514.96662" calcext:value-type="float">
            <text:p>514.96662</text:p>
          </table:table-cell>
          <table:table-cell office:value-type="float" office:value="514.59" calcext:value-type="float">
            <text:p>514.59</text:p>
          </table:table-cell>
          <table:table-cell office:value-type="float" office:value="51136" calcext:value-type="float">
            <text:p>51136</text:p>
          </table:table-cell>
          <table:table-cell office:value-type="float" office:value="5309486" calcext:value-type="float">
            <text:p>5309486</text:p>
          </table:table-cell>
        </table:table-row>
        <table:table-row table:style-name="ro1">
          <table:table-cell office:value-type="string" calcext:value-type="string">
            <text:p>nsds2_n50000wmin50000-106-s32492284c1085001.ukp</text:p>
          </table:table-cell>
          <table:table-cell office:value-type="float" office:value="51.99999" calcext:value-type="float">
            <text:p>51.99999</text:p>
          </table:table-cell>
          <table:table-cell office:value-type="float" office:value="51.99" calcext:value-type="float">
            <text:p>51.99</text:p>
          </table:table-cell>
          <table:table-cell office:value-type="float" office:value="27508" calcext:value-type="float">
            <text:p>27508</text:p>
          </table:table-cell>
          <table:table-cell office:value-type="float" office:value="5460866" calcext:value-type="float">
            <text:p>5460866</text:p>
          </table:table-cell>
          <table:table-cell office:value-type="float" office:value="515.24662" calcext:value-type="float">
            <text:p>515.24662</text:p>
          </table:table-cell>
          <table:table-cell office:value-type="float" office:value="514.89" calcext:value-type="float">
            <text:p>514.89</text:p>
          </table:table-cell>
          <table:table-cell office:value-type="float" office:value="54744" calcext:value-type="float">
            <text:p>54744</text:p>
          </table:table-cell>
          <table:table-cell office:value-type="float" office:value="3220150" calcext:value-type="float">
            <text:p>3220150</text:p>
          </table:table-cell>
        </table:table-row>
        <table:table-row table:style-name="ro1">
          <table:table-cell office:value-type="string" calcext:value-type="string">
            <text:p>nsds2_n50000wmin50000-194-s659711563c1737566.ukp</text:p>
          </table:table-cell>
          <table:table-cell office:value-type="float" office:value="52" calcext:value-type="float">
            <text:p>52</text:p>
          </table:table-cell>
          <table:table-cell office:value-type="float" office:value="51.98" calcext:value-type="float">
            <text:p>51.98</text:p>
          </table:table-cell>
          <table:table-cell office:value-type="float" office:value="21756" calcext:value-type="float">
            <text:p>21756</text:p>
          </table:table-cell>
          <table:table-cell office:value-type="float" office:value="1753692" calcext:value-type="float">
            <text:p>1753692</text:p>
          </table:table-cell>
          <table:table-cell office:value-type="float" office:value="515.94328" calcext:value-type="float">
            <text:p>515.94328</text:p>
          </table:table-cell>
          <table:table-cell office:value-type="float" office:value="515.57" calcext:value-type="float">
            <text:p>515.57</text:p>
          </table:table-cell>
          <table:table-cell office:value-type="float" office:value="55292" calcext:value-type="float">
            <text:p>55292</text:p>
          </table:table-cell>
          <table:table-cell office:value-type="float" office:value="5259980" calcext:value-type="float">
            <text:p>5259980</text:p>
          </table:table-cell>
        </table:table-row>
        <table:table-row table:style-name="ro1">
          <table:table-cell office:value-type="string" calcext:value-type="string">
            <text:p>nsds2_n50000wmin50000-105-s723015531c1399641.ukp</text:p>
          </table:table-cell>
          <table:table-cell office:value-type="float" office:value="52.01666" calcext:value-type="float">
            <text:p>52.01666</text:p>
          </table:table-cell>
          <table:table-cell office:value-type="float" office:value="52" calcext:value-type="float">
            <text:p>52</text:p>
          </table:table-cell>
          <table:table-cell office:value-type="float" office:value="23968" calcext:value-type="float">
            <text:p>23968</text:p>
          </table:table-cell>
          <table:table-cell office:value-type="float" office:value="4576635" calcext:value-type="float">
            <text:p>4576635</text:p>
          </table:table-cell>
          <table:table-cell office:value-type="float" office:value="516.49662" calcext:value-type="float">
            <text:p>516.49662</text:p>
          </table:table-cell>
          <table:table-cell office:value-type="float" office:value="516.16" calcext:value-type="float">
            <text:p>516.16</text:p>
          </table:table-cell>
          <table:table-cell office:value-type="float" office:value="56940" calcext:value-type="float">
            <text:p>56940</text:p>
          </table:table-cell>
          <table:table-cell office:value-type="float" office:value="4211059" calcext:value-type="float">
            <text:p>4211059</text:p>
          </table:table-cell>
        </table:table-row>
        <table:table-row table:style-name="ro1">
          <table:table-cell office:value-type="string" calcext:value-type="string">
            <text:p>nsds2_n50000wmin20000-87-s945306385c1343923.ukp</text:p>
          </table:table-cell>
          <table:table-cell office:value-type="float" office:value="52.72" calcext:value-type="float">
            <text:p>52.72</text:p>
          </table:table-cell>
          <table:table-cell office:value-type="float" office:value="52.69" calcext:value-type="float">
            <text:p>52.69</text:p>
          </table:table-cell>
          <table:table-cell office:value-type="float" office:value="21060" calcext:value-type="float">
            <text:p>21060</text:p>
          </table:table-cell>
          <table:table-cell office:value-type="float" office:value="1323685" calcext:value-type="float">
            <text:p>1323685</text:p>
          </table:table-cell>
          <table:table-cell office:value-type="float" office:value="518.59995" calcext:value-type="float">
            <text:p>518.59995</text:p>
          </table:table-cell>
          <table:table-cell office:value-type="float" office:value="518.24" calcext:value-type="float">
            <text:p>518.24</text:p>
          </table:table-cell>
          <table:table-cell office:value-type="float" office:value="51300" calcext:value-type="float">
            <text:p>51300</text:p>
          </table:table-cell>
          <table:table-cell office:value-type="float" office:value="4068052" calcext:value-type="float">
            <text:p>4068052</text:p>
          </table:table-cell>
        </table:table-row>
        <table:table-row table:style-name="ro1">
          <table:table-cell office:value-type="string" calcext:value-type="string">
            <text:p>nsds2_n50000wmin20000-60-s481113297c1511246.ukp</text:p>
          </table:table-cell>
          <table:table-cell office:value-type="float" office:value="53.12333" calcext:value-type="float">
            <text:p>53.12333</text:p>
          </table:table-cell>
          <table:table-cell office:value-type="float" office:value="53.11" calcext:value-type="float">
            <text:p>53.11</text:p>
          </table:table-cell>
          <table:table-cell office:value-type="float" office:value="24440" calcext:value-type="float">
            <text:p>24440</text:p>
          </table:table-cell>
          <table:table-cell office:value-type="float" office:value="5695472" calcext:value-type="float">
            <text:p>5695472</text:p>
          </table:table-cell>
          <table:table-cell office:value-type="float" office:value="518.60995" calcext:value-type="float">
            <text:p>518.60995</text:p>
          </table:table-cell>
          <table:table-cell office:value-type="float" office:value="518.25" calcext:value-type="float">
            <text:p>518.25</text:p>
          </table:table-cell>
          <table:table-cell office:value-type="float" office:value="56460" calcext:value-type="float">
            <text:p>56460</text:p>
          </table:table-cell>
          <table:table-cell office:value-type="float" office:value="4548155" calcext:value-type="float">
            <text:p>4548155</text:p>
          </table:table-cell>
        </table:table-row>
        <table:table-row table:style-name="ro1">
          <table:table-cell office:value-type="string" calcext:value-type="string">
            <text:p>nsds2_n50000wmin20000-16-s908468142c1516079.ukp</text:p>
          </table:table-cell>
          <table:table-cell office:value-type="float" office:value="53.22" calcext:value-type="float">
            <text:p>53.22</text:p>
          </table:table-cell>
          <table:table-cell office:value-type="float" office:value="53.19" calcext:value-type="float">
            <text:p>53.19</text:p>
          </table:table-cell>
          <table:table-cell office:value-type="float" office:value="21224" calcext:value-type="float">
            <text:p>21224</text:p>
          </table:table-cell>
          <table:table-cell office:value-type="float" office:value="1458017" calcext:value-type="float">
            <text:p>1458017</text:p>
          </table:table-cell>
          <table:table-cell office:value-type="float" office:value="518.88328" calcext:value-type="float">
            <text:p>518.88328</text:p>
          </table:table-cell>
          <table:table-cell office:value-type="float" office:value="518.52" calcext:value-type="float">
            <text:p>518.52</text:p>
          </table:table-cell>
          <table:table-cell office:value-type="float" office:value="47800" calcext:value-type="float">
            <text:p>47800</text:p>
          </table:table-cell>
          <table:table-cell office:value-type="float" office:value="4576635" calcext:value-type="float">
            <text:p>4576635</text:p>
          </table:table-cell>
        </table:table-row>
        <table:table-row table:style-name="ro1">
          <table:table-cell office:value-type="string" calcext:value-type="string">
            <text:p>nsds2_n50000wmin20000-5-s999292130c1645290.ukp</text:p>
          </table:table-cell>
          <table:table-cell office:value-type="float" office:value="53.25333" calcext:value-type="float">
            <text:p>53.25333</text:p>
          </table:table-cell>
          <table:table-cell office:value-type="float" office:value="53.23" calcext:value-type="float">
            <text:p>53.23</text:p>
          </table:table-cell>
          <table:table-cell office:value-type="float" office:value="30136" calcext:value-type="float">
            <text:p>30136</text:p>
          </table:table-cell>
          <table:table-cell office:value-type="float" office:value="5381685" calcext:value-type="float">
            <text:p>5381685</text:p>
          </table:table-cell>
          <table:table-cell office:value-type="float" office:value="520.49995" calcext:value-type="float">
            <text:p>520.49995</text:p>
          </table:table-cell>
          <table:table-cell office:value-type="float" office:value="520.13" calcext:value-type="float">
            <text:p>520.13</text:p>
          </table:table-cell>
          <table:table-cell office:value-type="float" office:value="51264" calcext:value-type="float">
            <text:p>51264</text:p>
          </table:table-cell>
          <table:table-cell office:value-type="float" office:value="4974999" calcext:value-type="float">
            <text:p>4974999</text:p>
          </table:table-cell>
        </table:table-row>
        <table:table-row table:style-name="ro1">
          <table:table-cell office:value-type="string" calcext:value-type="string">
            <text:p>nsds2_n50000wmin20000-74-s37069295c1594027.ukp</text:p>
          </table:table-cell>
          <table:table-cell office:value-type="float" office:value="53.29333" calcext:value-type="float">
            <text:p>53.29333</text:p>
          </table:table-cell>
          <table:table-cell office:value-type="float" office:value="53.27" calcext:value-type="float">
            <text:p>53.27</text:p>
          </table:table-cell>
          <table:table-cell office:value-type="float" office:value="26620" calcext:value-type="float">
            <text:p>26620</text:p>
          </table:table-cell>
          <table:table-cell office:value-type="float" office:value="5426893" calcext:value-type="float">
            <text:p>5426893</text:p>
          </table:table-cell>
          <table:table-cell office:value-type="float" office:value="521.00662" calcext:value-type="float">
            <text:p>521.00662</text:p>
          </table:table-cell>
          <table:table-cell office:value-type="float" office:value="520.64" calcext:value-type="float">
            <text:p>520.64</text:p>
          </table:table-cell>
          <table:table-cell office:value-type="float" office:value="51900" calcext:value-type="float">
            <text:p>51900</text:p>
          </table:table-cell>
          <table:table-cell office:value-type="float" office:value="4795778" calcext:value-type="float">
            <text:p>4795778</text:p>
          </table:table-cell>
        </table:table-row>
        <table:table-row table:style-name="ro1">
          <table:table-cell office:value-type="string" calcext:value-type="string">
            <text:p>nsds2_n50000wmin20000-142-s319663318c1899788.ukp</text:p>
          </table:table-cell>
          <table:table-cell office:value-type="float" office:value="53.55333" calcext:value-type="float">
            <text:p>53.55333</text:p>
          </table:table-cell>
          <table:table-cell office:value-type="float" office:value="53.53" calcext:value-type="float">
            <text:p>53.53</text:p>
          </table:table-cell>
          <table:table-cell office:value-type="float" office:value="26336" calcext:value-type="float">
            <text:p>26336</text:p>
          </table:table-cell>
          <table:table-cell office:value-type="float" office:value="5667160" calcext:value-type="float">
            <text:p>5667160</text:p>
          </table:table-cell>
          <table:table-cell office:value-type="float" office:value="521.66328" calcext:value-type="float">
            <text:p>521.66328</text:p>
          </table:table-cell>
          <table:table-cell office:value-type="float" office:value="521.3" calcext:value-type="float">
            <text:p>521.3</text:p>
          </table:table-cell>
          <table:table-cell office:value-type="float" office:value="49376" calcext:value-type="float">
            <text:p>49376</text:p>
          </table:table-cell>
          <table:table-cell office:value-type="float" office:value="5744658" calcext:value-type="float">
            <text:p>5744658</text:p>
          </table:table-cell>
        </table:table-row>
        <table:table-row table:style-name="ro1">
          <table:table-cell office:value-type="string" calcext:value-type="string">
            <text:p>nsds2_n50000wmin50000-43-s343141202c1392767.ukp</text:p>
          </table:table-cell>
          <table:table-cell office:value-type="float" office:value="53.99666" calcext:value-type="float">
            <text:p>53.99666</text:p>
          </table:table-cell>
          <table:table-cell office:value-type="float" office:value="53.99" calcext:value-type="float">
            <text:p>53.99</text:p>
          </table:table-cell>
          <table:table-cell office:value-type="float" office:value="26060" calcext:value-type="float">
            <text:p>26060</text:p>
          </table:table-cell>
          <table:table-cell office:value-type="float" office:value="5590584" calcext:value-type="float">
            <text:p>5590584</text:p>
          </table:table-cell>
          <table:table-cell office:value-type="float" office:value="522.34662" calcext:value-type="float">
            <text:p>522.34662</text:p>
          </table:table-cell>
          <table:table-cell office:value-type="float" office:value="521.99" calcext:value-type="float">
            <text:p>521.99</text:p>
          </table:table-cell>
          <table:table-cell office:value-type="float" office:value="63128" calcext:value-type="float">
            <text:p>63128</text:p>
          </table:table-cell>
          <table:table-cell office:value-type="float" office:value="4196592" calcext:value-type="float">
            <text:p>4196592</text:p>
          </table:table-cell>
        </table:table-row>
        <table:table-row table:style-name="ro1">
          <table:table-cell office:value-type="string" calcext:value-type="string">
            <text:p>nsds2_n50000wmin50000-29-s509888126c1770066.ukp</text:p>
          </table:table-cell>
          <table:table-cell office:value-type="float" office:value="54.17333" calcext:value-type="float">
            <text:p>54.17333</text:p>
          </table:table-cell>
          <table:table-cell office:value-type="float" office:value="54.16" calcext:value-type="float">
            <text:p>54.16</text:p>
          </table:table-cell>
          <table:table-cell office:value-type="float" office:value="23948" calcext:value-type="float">
            <text:p>23948</text:p>
          </table:table-cell>
          <table:table-cell office:value-type="float" office:value="4785647" calcext:value-type="float">
            <text:p>4785647</text:p>
          </table:table-cell>
          <table:table-cell office:value-type="float" office:value="522.46662" calcext:value-type="float">
            <text:p>522.46662</text:p>
          </table:table-cell>
          <table:table-cell office:value-type="float" office:value="522.1" calcext:value-type="float">
            <text:p>522.1</text:p>
          </table:table-cell>
          <table:table-cell office:value-type="float" office:value="55252" calcext:value-type="float">
            <text:p>55252</text:p>
          </table:table-cell>
          <table:table-cell office:value-type="float" office:value="5383028" calcext:value-type="float">
            <text:p>5383028</text:p>
          </table:table-cell>
        </table:table-row>
        <table:table-row table:style-name="ro1">
          <table:table-cell office:value-type="string" calcext:value-type="string">
            <text:p>nsds2_n50000wmin20000-63-s100579595c1905262.ukp</text:p>
          </table:table-cell>
          <table:table-cell office:value-type="float" office:value="54.61999" calcext:value-type="float">
            <text:p>54.61999</text:p>
          </table:table-cell>
          <table:table-cell office:value-type="float" office:value="54.61" calcext:value-type="float">
            <text:p>54.61</text:p>
          </table:table-cell>
          <table:table-cell office:value-type="float" office:value="25132" calcext:value-type="float">
            <text:p>25132</text:p>
          </table:table-cell>
          <table:table-cell office:value-type="float" office:value="2139724" calcext:value-type="float">
            <text:p>2139724</text:p>
          </table:table-cell>
          <table:table-cell office:value-type="float" office:value="522.58662" calcext:value-type="float">
            <text:p>522.58662</text:p>
          </table:table-cell>
          <table:table-cell office:value-type="float" office:value="522.22" calcext:value-type="float">
            <text:p>522.22</text:p>
          </table:table-cell>
          <table:table-cell office:value-type="float" office:value="51420" calcext:value-type="float">
            <text:p>51420</text:p>
          </table:table-cell>
          <table:table-cell office:value-type="float" office:value="5762035" calcext:value-type="float">
            <text:p>5762035</text:p>
          </table:table-cell>
        </table:table-row>
        <table:table-row table:style-name="ro1">
          <table:table-cell office:value-type="string" calcext:value-type="string">
            <text:p>nsds2_n50000wmin20000-116-s405621139c1871751.ukp</text:p>
          </table:table-cell>
          <table:table-cell office:value-type="float" office:value="54.84999" calcext:value-type="float">
            <text:p>54.84999</text:p>
          </table:table-cell>
          <table:table-cell office:value-type="float" office:value="54.83" calcext:value-type="float">
            <text:p>54.83</text:p>
          </table:table-cell>
          <table:table-cell office:value-type="float" office:value="25760" calcext:value-type="float">
            <text:p>25760</text:p>
          </table:table-cell>
          <table:table-cell office:value-type="float" office:value="5187137" calcext:value-type="float">
            <text:p>5187137</text:p>
          </table:table-cell>
          <table:table-cell office:value-type="float" office:value="524.11328" calcext:value-type="float">
            <text:p>524.11328</text:p>
          </table:table-cell>
          <table:table-cell office:value-type="float" office:value="523.75" calcext:value-type="float">
            <text:p>523.75</text:p>
          </table:table-cell>
          <table:table-cell office:value-type="float" office:value="54572" calcext:value-type="float">
            <text:p>54572</text:p>
          </table:table-cell>
          <table:table-cell office:value-type="float" office:value="5681815" calcext:value-type="float">
            <text:p>5681815</text:p>
          </table:table-cell>
        </table:table-row>
        <table:table-row table:style-name="ro1">
          <table:table-cell office:value-type="string" calcext:value-type="string">
            <text:p>nsds2_n50000wmin50000-81-s161938540c1071297.ukp</text:p>
          </table:table-cell>
          <table:table-cell office:value-type="float" office:value="55.01999" calcext:value-type="float">
            <text:p>55.01999</text:p>
          </table:table-cell>
          <table:table-cell office:value-type="float" office:value="55" calcext:value-type="float">
            <text:p>55</text:p>
          </table:table-cell>
          <table:table-cell office:value-type="float" office:value="23004" calcext:value-type="float">
            <text:p>23004</text:p>
          </table:table-cell>
          <table:table-cell office:value-type="float" office:value="1617838" calcext:value-type="float">
            <text:p>1617838</text:p>
          </table:table-cell>
          <table:table-cell office:value-type="float" office:value="524.31995" calcext:value-type="float">
            <text:p>524.31995</text:p>
          </table:table-cell>
          <table:table-cell office:value-type="float" office:value="523.96" calcext:value-type="float">
            <text:p>523.96</text:p>
          </table:table-cell>
          <table:table-cell office:value-type="float" office:value="51116" calcext:value-type="float">
            <text:p>51116</text:p>
          </table:table-cell>
          <table:table-cell office:value-type="float" office:value="3197958" calcext:value-type="float">
            <text:p>3197958</text:p>
          </table:table-cell>
        </table:table-row>
        <table:table-row table:style-name="ro1">
          <table:table-cell office:value-type="string" calcext:value-type="string">
            <text:p>nsds2_n50000wmin50000-196-s764445182c1554487.ukp</text:p>
          </table:table-cell>
          <table:table-cell office:value-type="float" office:value="55.11666" calcext:value-type="float">
            <text:p>55.11666</text:p>
          </table:table-cell>
          <table:table-cell office:value-type="float" office:value="55.08" calcext:value-type="float">
            <text:p>55.08</text:p>
          </table:table-cell>
          <table:table-cell office:value-type="float" office:value="21520" calcext:value-type="float">
            <text:p>21520</text:p>
          </table:table-cell>
          <table:table-cell office:value-type="float" office:value="1472451" calcext:value-type="float">
            <text:p>1472451</text:p>
          </table:table-cell>
          <table:table-cell office:value-type="float" office:value="524.46662" calcext:value-type="float">
            <text:p>524.46662</text:p>
          </table:table-cell>
          <table:table-cell office:value-type="float" office:value="524.1" calcext:value-type="float">
            <text:p>524.1</text:p>
          </table:table-cell>
          <table:table-cell office:value-type="float" office:value="59348" calcext:value-type="float">
            <text:p>59348</text:p>
          </table:table-cell>
          <table:table-cell office:value-type="float" office:value="4689886" calcext:value-type="float">
            <text:p>4689886</text:p>
          </table:table-cell>
        </table:table-row>
        <table:table-row table:style-name="ro1">
          <table:table-cell office:value-type="string" calcext:value-type="string">
            <text:p>nsds2_n50000wmin20000-91-s219788524c1733550.ukp</text:p>
          </table:table-cell>
          <table:table-cell office:value-type="float" office:value="55.71333" calcext:value-type="float">
            <text:p>55.71333</text:p>
          </table:table-cell>
          <table:table-cell office:value-type="float" office:value="55.69" calcext:value-type="float">
            <text:p>55.69</text:p>
          </table:table-cell>
          <table:table-cell office:value-type="float" office:value="21324" calcext:value-type="float">
            <text:p>21324</text:p>
          </table:table-cell>
          <table:table-cell office:value-type="float" office:value="1320654" calcext:value-type="float">
            <text:p>1320654</text:p>
          </table:table-cell>
          <table:table-cell office:value-type="float" office:value="524.65661" calcext:value-type="float">
            <text:p>524.65661</text:p>
          </table:table-cell>
          <table:table-cell office:value-type="float" office:value="524.27" calcext:value-type="float">
            <text:p>524.27</text:p>
          </table:table-cell>
          <table:table-cell office:value-type="float" office:value="62396" calcext:value-type="float">
            <text:p>62396</text:p>
          </table:table-cell>
          <table:table-cell office:value-type="float" office:value="5239498" calcext:value-type="float">
            <text:p>5239498</text:p>
          </table:table-cell>
        </table:table-row>
        <table:table-row table:style-name="ro1">
          <table:table-cell office:value-type="string" calcext:value-type="string">
            <text:p>nsds2_n50000wmin50000-48-s193021599c1683953.ukp</text:p>
          </table:table-cell>
          <table:table-cell office:value-type="float" office:value="55.74999" calcext:value-type="float">
            <text:p>55.74999</text:p>
          </table:table-cell>
          <table:table-cell office:value-type="float" office:value="55.72" calcext:value-type="float">
            <text:p>55.72</text:p>
          </table:table-cell>
          <table:table-cell office:value-type="float" office:value="21440" calcext:value-type="float">
            <text:p>21440</text:p>
          </table:table-cell>
          <table:table-cell office:value-type="float" office:value="1693656" calcext:value-type="float">
            <text:p>1693656</text:p>
          </table:table-cell>
          <table:table-cell office:value-type="float" office:value="525.08328" calcext:value-type="float">
            <text:p>525.08328</text:p>
          </table:table-cell>
          <table:table-cell office:value-type="float" office:value="524.7" calcext:value-type="float">
            <text:p>524.7</text:p>
          </table:table-cell>
          <table:table-cell office:value-type="float" office:value="59424" calcext:value-type="float">
            <text:p>59424</text:p>
          </table:table-cell>
          <table:table-cell office:value-type="float" office:value="5080121" calcext:value-type="float">
            <text:p>5080121</text:p>
          </table:table-cell>
        </table:table-row>
        <table:table-row table:style-name="ro1">
          <table:table-cell office:value-type="string" calcext:value-type="string">
            <text:p>nsds2_n50000wmin50000-47-s676454610c1667472.ukp</text:p>
          </table:table-cell>
          <table:table-cell office:value-type="float" office:value="55.97999" calcext:value-type="float">
            <text:p>55.97999</text:p>
          </table:table-cell>
          <table:table-cell office:value-type="float" office:value="55.97" calcext:value-type="float">
            <text:p>55.97</text:p>
          </table:table-cell>
          <table:table-cell office:value-type="float" office:value="24808" calcext:value-type="float">
            <text:p>24808</text:p>
          </table:table-cell>
          <table:table-cell office:value-type="float" office:value="5577798" calcext:value-type="float">
            <text:p>5577798</text:p>
          </table:table-cell>
          <table:table-cell office:value-type="float" office:value="525.36662" calcext:value-type="float">
            <text:p>525.36662</text:p>
          </table:table-cell>
          <table:table-cell office:value-type="float" office:value="525" calcext:value-type="float">
            <text:p>525</text:p>
          </table:table-cell>
          <table:table-cell office:value-type="float" office:value="57256" calcext:value-type="float">
            <text:p>57256</text:p>
          </table:table-cell>
          <table:table-cell office:value-type="float" office:value="5032882" calcext:value-type="float">
            <text:p>5032882</text:p>
          </table:table-cell>
        </table:table-row>
        <table:table-row table:style-name="ro1">
          <table:table-cell office:value-type="string" calcext:value-type="string">
            <text:p>nsds2_n50000wmin20000-11-s577782098c1718268.ukp</text:p>
          </table:table-cell>
          <table:table-cell office:value-type="float" office:value="56.13666" calcext:value-type="float">
            <text:p>56.13666</text:p>
          </table:table-cell>
          <table:table-cell office:value-type="float" office:value="56.13" calcext:value-type="float">
            <text:p>56.13</text:p>
          </table:table-cell>
          <table:table-cell office:value-type="float" office:value="23404" calcext:value-type="float">
            <text:p>23404</text:p>
          </table:table-cell>
          <table:table-cell office:value-type="float" office:value="1476387" calcext:value-type="float">
            <text:p>1476387</text:p>
          </table:table-cell>
          <table:table-cell office:value-type="float" office:value="525.59328" calcext:value-type="float">
            <text:p>525.59328</text:p>
          </table:table-cell>
          <table:table-cell office:value-type="float" office:value="525.21" calcext:value-type="float">
            <text:p>525.21</text:p>
          </table:table-cell>
          <table:table-cell office:value-type="float" office:value="53144" calcext:value-type="float">
            <text:p>53144</text:p>
          </table:table-cell>
          <table:table-cell office:value-type="float" office:value="5192016" calcext:value-type="float">
            <text:p>5192016</text:p>
          </table:table-cell>
        </table:table-row>
        <table:table-row table:style-name="ro1">
          <table:table-cell office:value-type="string" calcext:value-type="string">
            <text:p>nsds2_n50000wmin50000-50-s818489023c1859030.ukp</text:p>
          </table:table-cell>
          <table:table-cell office:value-type="float" office:value="56.23" calcext:value-type="float">
            <text:p>56.23</text:p>
          </table:table-cell>
          <table:table-cell office:value-type="float" office:value="56.22" calcext:value-type="float">
            <text:p>56.22</text:p>
          </table:table-cell>
          <table:table-cell office:value-type="float" office:value="24396" calcext:value-type="float">
            <text:p>24396</text:p>
          </table:table-cell>
          <table:table-cell office:value-type="float" office:value="5696669" calcext:value-type="float">
            <text:p>5696669</text:p>
          </table:table-cell>
          <table:table-cell office:value-type="float" office:value="526.64661" calcext:value-type="float">
            <text:p>526.64661</text:p>
          </table:table-cell>
          <table:table-cell office:value-type="float" office:value="526.28" calcext:value-type="float">
            <text:p>526.28</text:p>
          </table:table-cell>
          <table:table-cell office:value-type="float" office:value="59332" calcext:value-type="float">
            <text:p>59332</text:p>
          </table:table-cell>
          <table:table-cell office:value-type="float" office:value="5633786" calcext:value-type="float">
            <text:p>5633786</text:p>
          </table:table-cell>
        </table:table-row>
        <table:table-row table:style-name="ro1">
          <table:table-cell office:value-type="string" calcext:value-type="string">
            <text:p>nsds2_n50000wmin20000-124-s345851317c1317467.ukp</text:p>
          </table:table-cell>
          <table:table-cell office:value-type="float" office:value="56.27666" calcext:value-type="float">
            <text:p>56.27666</text:p>
          </table:table-cell>
          <table:table-cell office:value-type="float" office:value="56.26" calcext:value-type="float">
            <text:p>56.26</text:p>
          </table:table-cell>
          <table:table-cell office:value-type="float" office:value="26312" calcext:value-type="float">
            <text:p>26312</text:p>
          </table:table-cell>
          <table:table-cell office:value-type="float" office:value="5534471" calcext:value-type="float">
            <text:p>5534471</text:p>
          </table:table-cell>
          <table:table-cell office:value-type="float" office:value="527.31328" calcext:value-type="float">
            <text:p>527.31328</text:p>
          </table:table-cell>
          <table:table-cell office:value-type="float" office:value="526.93" calcext:value-type="float">
            <text:p>526.93</text:p>
          </table:table-cell>
          <table:table-cell office:value-type="float" office:value="51248" calcext:value-type="float">
            <text:p>51248</text:p>
          </table:table-cell>
          <table:table-cell office:value-type="float" office:value="3970976" calcext:value-type="float">
            <text:p>3970976</text:p>
          </table:table-cell>
        </table:table-row>
        <table:table-row table:style-name="ro1">
          <table:table-cell office:value-type="string" calcext:value-type="string">
            <text:p>nsds2_n50000wmin50000-128-s633218386c1738971.ukp</text:p>
          </table:table-cell>
          <table:table-cell office:value-type="float" office:value="56.86666" calcext:value-type="float">
            <text:p>56.86666</text:p>
          </table:table-cell>
          <table:table-cell office:value-type="float" office:value="56.85" calcext:value-type="float">
            <text:p>56.85</text:p>
          </table:table-cell>
          <table:table-cell office:value-type="float" office:value="23660" calcext:value-type="float">
            <text:p>23660</text:p>
          </table:table-cell>
          <table:table-cell office:value-type="float" office:value="2559048" calcext:value-type="float">
            <text:p>2559048</text:p>
          </table:table-cell>
          <table:table-cell office:value-type="float" office:value="527.60328" calcext:value-type="float">
            <text:p>527.60328</text:p>
          </table:table-cell>
          <table:table-cell office:value-type="float" office:value="527.26" calcext:value-type="float">
            <text:p>527.26</text:p>
          </table:table-cell>
          <table:table-cell office:value-type="float" office:value="57476" calcext:value-type="float">
            <text:p>57476</text:p>
          </table:table-cell>
          <table:table-cell office:value-type="float" office:value="5244578" calcext:value-type="float">
            <text:p>5244578</text:p>
          </table:table-cell>
        </table:table-row>
        <table:table-row table:style-name="ro1">
          <table:table-cell office:value-type="string" calcext:value-type="string">
            <text:p>nsds2_n50000wmin50000-53-s582917646c1369464.ukp</text:p>
          </table:table-cell>
          <table:table-cell office:value-type="float" office:value="57.05333" calcext:value-type="float">
            <text:p>57.05333</text:p>
          </table:table-cell>
          <table:table-cell office:value-type="float" office:value="57.01" calcext:value-type="float">
            <text:p>57.01</text:p>
          </table:table-cell>
          <table:table-cell office:value-type="float" office:value="23544" calcext:value-type="float">
            <text:p>23544</text:p>
          </table:table-cell>
          <table:table-cell office:value-type="float" office:value="1524716" calcext:value-type="float">
            <text:p>1524716</text:p>
          </table:table-cell>
          <table:table-cell office:value-type="float" office:value="527.89661" calcext:value-type="float">
            <text:p>527.89661</text:p>
          </table:table-cell>
          <table:table-cell office:value-type="float" office:value="527.57" calcext:value-type="float">
            <text:p>527.57</text:p>
          </table:table-cell>
          <table:table-cell office:value-type="float" office:value="61880" calcext:value-type="float">
            <text:p>61880</text:p>
          </table:table-cell>
          <table:table-cell office:value-type="float" office:value="4120764" calcext:value-type="float">
            <text:p>4120764</text:p>
          </table:table-cell>
        </table:table-row>
        <table:table-row table:style-name="ro1">
          <table:table-cell office:value-type="string" calcext:value-type="string">
            <text:p>nsds2_n50000wmin50000-78-s767427324c1083167.ukp</text:p>
          </table:table-cell>
          <table:table-cell office:value-type="float" office:value="57.59333" calcext:value-type="float">
            <text:p>57.59333</text:p>
          </table:table-cell>
          <table:table-cell office:value-type="float" office:value="57.56" calcext:value-type="float">
            <text:p>57.56</text:p>
          </table:table-cell>
          <table:table-cell office:value-type="float" office:value="24244" calcext:value-type="float">
            <text:p>24244</text:p>
          </table:table-cell>
          <table:table-cell office:value-type="float" office:value="1656436" calcext:value-type="float">
            <text:p>1656436</text:p>
          </table:table-cell>
          <table:table-cell office:value-type="float" office:value="528.12661" calcext:value-type="float">
            <text:p>528.12661</text:p>
          </table:table-cell>
          <table:table-cell office:value-type="float" office:value="527.78" calcext:value-type="float">
            <text:p>527.78</text:p>
          </table:table-cell>
          <table:table-cell office:value-type="float" office:value="52068" calcext:value-type="float">
            <text:p>52068</text:p>
          </table:table-cell>
          <table:table-cell office:value-type="float" office:value="3224664" calcext:value-type="float">
            <text:p>3224664</text:p>
          </table:table-cell>
        </table:table-row>
        <table:table-row table:style-name="ro1">
          <table:table-cell office:value-type="string" calcext:value-type="string">
            <text:p>nsds2_n50000wmin50000-0-s155213243c1070927.ukp</text:p>
          </table:table-cell>
          <table:table-cell office:value-type="float" office:value="58.20999" calcext:value-type="float">
            <text:p>58.20999</text:p>
          </table:table-cell>
          <table:table-cell office:value-type="float" office:value="58.19" calcext:value-type="float">
            <text:p>58.19</text:p>
          </table:table-cell>
          <table:table-cell office:value-type="float" office:value="21788" calcext:value-type="float">
            <text:p>21788</text:p>
          </table:table-cell>
          <table:table-cell office:value-type="float" office:value="1557043" calcext:value-type="float">
            <text:p>1557043</text:p>
          </table:table-cell>
          <table:table-cell office:value-type="float" office:value="528.13661" calcext:value-type="float">
            <text:p>528.13661</text:p>
          </table:table-cell>
          <table:table-cell office:value-type="float" office:value="527.83" calcext:value-type="float">
            <text:p>527.83</text:p>
          </table:table-cell>
          <table:table-cell office:value-type="float" office:value="52492" calcext:value-type="float">
            <text:p>52492</text:p>
          </table:table-cell>
          <table:table-cell office:value-type="float" office:value="3186893" calcext:value-type="float">
            <text:p>3186893</text:p>
          </table:table-cell>
        </table:table-row>
        <table:table-row table:style-name="ro1">
          <table:table-cell office:value-type="string" calcext:value-type="string">
            <text:p>nsds2_n50000wmin20000-12-s774727805c1737310.ukp</text:p>
          </table:table-cell>
          <table:table-cell office:value-type="float" office:value="58.73666" calcext:value-type="float">
            <text:p>58.73666</text:p>
          </table:table-cell>
          <table:table-cell office:value-type="float" office:value="58.71" calcext:value-type="float">
            <text:p>58.71</text:p>
          </table:table-cell>
          <table:table-cell office:value-type="float" office:value="23740" calcext:value-type="float">
            <text:p>23740</text:p>
          </table:table-cell>
          <table:table-cell office:value-type="float" office:value="1298336" calcext:value-type="float">
            <text:p>1298336</text:p>
          </table:table-cell>
          <table:table-cell office:value-type="float" office:value="528.33328" calcext:value-type="float">
            <text:p>528.33328</text:p>
          </table:table-cell>
          <table:table-cell office:value-type="float" office:value="527.95" calcext:value-type="float">
            <text:p>527.95</text:p>
          </table:table-cell>
          <table:table-cell office:value-type="float" office:value="53136" calcext:value-type="float">
            <text:p>53136</text:p>
          </table:table-cell>
          <table:table-cell office:value-type="float" office:value="5266508" calcext:value-type="float">
            <text:p>5266508</text:p>
          </table:table-cell>
        </table:table-row>
        <table:table-row table:style-name="ro1">
          <table:table-cell office:value-type="string" calcext:value-type="string">
            <text:p>nsds2_n50000wmin50000-123-s217583718c1309370.ukp</text:p>
          </table:table-cell>
          <table:table-cell office:value-type="float" office:value="59.38333" calcext:value-type="float">
            <text:p>59.38333</text:p>
          </table:table-cell>
          <table:table-cell office:value-type="float" office:value="59.36" calcext:value-type="float">
            <text:p>59.36</text:p>
          </table:table-cell>
          <table:table-cell office:value-type="float" office:value="21576" calcext:value-type="float">
            <text:p>21576</text:p>
          </table:table-cell>
          <table:table-cell office:value-type="float" office:value="1369353" calcext:value-type="float">
            <text:p>1369353</text:p>
          </table:table-cell>
          <table:table-cell office:value-type="float" office:value="528.78995" calcext:value-type="float">
            <text:p>528.78995</text:p>
          </table:table-cell>
          <table:table-cell office:value-type="float" office:value="528.42" calcext:value-type="float">
            <text:p>528.42</text:p>
          </table:table-cell>
          <table:table-cell office:value-type="float" office:value="55000" calcext:value-type="float">
            <text:p>55000</text:p>
          </table:table-cell>
          <table:table-cell office:value-type="float" office:value="3909383" calcext:value-type="float">
            <text:p>3909383</text:p>
          </table:table-cell>
        </table:table-row>
        <table:table-row table:style-name="ro1">
          <table:table-cell office:value-type="string" calcext:value-type="string">
            <text:p>nsds2_n50000wmin20000-111-s259905739c1786644.ukp</text:p>
          </table:table-cell>
          <table:table-cell office:value-type="float" office:value="59.93666" calcext:value-type="float">
            <text:p>59.93666</text:p>
          </table:table-cell>
          <table:table-cell office:value-type="float" office:value="59.92" calcext:value-type="float">
            <text:p>59.92</text:p>
          </table:table-cell>
          <table:table-cell office:value-type="float" office:value="21264" calcext:value-type="float">
            <text:p>21264</text:p>
          </table:table-cell>
          <table:table-cell office:value-type="float" office:value="5001160" calcext:value-type="float">
            <text:p>5001160</text:p>
          </table:table-cell>
          <table:table-cell office:value-type="float" office:value="528.81661" calcext:value-type="float">
            <text:p>528.81661</text:p>
          </table:table-cell>
          <table:table-cell office:value-type="float" office:value="528.44" calcext:value-type="float">
            <text:p>528.44</text:p>
          </table:table-cell>
          <table:table-cell office:value-type="float" office:value="62852" calcext:value-type="float">
            <text:p>62852</text:p>
          </table:table-cell>
          <table:table-cell office:value-type="float" office:value="5411740" calcext:value-type="float">
            <text:p>5411740</text:p>
          </table:table-cell>
        </table:table-row>
        <table:table-row table:style-name="ro1">
          <table:table-cell office:value-type="string" calcext:value-type="string">
            <text:p>nsds2_n50000wmin50000-183-s898011697c1487691.ukp</text:p>
          </table:table-cell>
          <table:table-cell office:value-type="float" office:value="60.21666" calcext:value-type="float">
            <text:p>60.21666</text:p>
          </table:table-cell>
          <table:table-cell office:value-type="float" office:value="60.2" calcext:value-type="float">
            <text:p>60.2</text:p>
          </table:table-cell>
          <table:table-cell office:value-type="float" office:value="26188" calcext:value-type="float">
            <text:p>26188</text:p>
          </table:table-cell>
          <table:table-cell office:value-type="float" office:value="1410411" calcext:value-type="float">
            <text:p>1410411</text:p>
          </table:table-cell>
          <table:table-cell office:value-type="float" office:value="529.01661" calcext:value-type="float">
            <text:p>529.01661</text:p>
          </table:table-cell>
          <table:table-cell office:value-type="float" office:value="528.66" calcext:value-type="float">
            <text:p>528.66</text:p>
          </table:table-cell>
          <table:table-cell office:value-type="float" office:value="55304" calcext:value-type="float">
            <text:p>55304</text:p>
          </table:table-cell>
          <table:table-cell office:value-type="float" office:value="4464551" calcext:value-type="float">
            <text:p>4464551</text:p>
          </table:table-cell>
        </table:table-row>
        <table:table-row table:style-name="ro1">
          <table:table-cell office:value-type="string" calcext:value-type="string">
            <text:p>nsds2_n50000wmin50000-4-s135458708c1790901.ukp</text:p>
          </table:table-cell>
          <table:table-cell office:value-type="float" office:value="60.55333" calcext:value-type="float">
            <text:p>60.55333</text:p>
          </table:table-cell>
          <table:table-cell office:value-type="float" office:value="60.52" calcext:value-type="float">
            <text:p>60.52</text:p>
          </table:table-cell>
          <table:table-cell office:value-type="float" office:value="25980" calcext:value-type="float">
            <text:p>25980</text:p>
          </table:table-cell>
          <table:table-cell office:value-type="float" office:value="1906101" calcext:value-type="float">
            <text:p>1906101</text:p>
          </table:table-cell>
          <table:table-cell office:value-type="float" office:value="530.27995" calcext:value-type="float">
            <text:p>530.27995</text:p>
          </table:table-cell>
          <table:table-cell office:value-type="float" office:value="529.92" calcext:value-type="float">
            <text:p>529.92</text:p>
          </table:table-cell>
          <table:table-cell office:value-type="float" office:value="54776" calcext:value-type="float">
            <text:p>54776</text:p>
          </table:table-cell>
          <table:table-cell office:value-type="float" office:value="5426893" calcext:value-type="float">
            <text:p>5426893</text:p>
          </table:table-cell>
        </table:table-row>
        <table:table-row table:style-name="ro1">
          <table:table-cell office:value-type="string" calcext:value-type="string">
            <text:p>nsds2_n50000wmin50000-64-s512463211c1492155.ukp</text:p>
          </table:table-cell>
          <table:table-cell office:value-type="float" office:value="60.64999" calcext:value-type="float">
            <text:p>60.64999</text:p>
          </table:table-cell>
          <table:table-cell office:value-type="float" office:value="60.62" calcext:value-type="float">
            <text:p>60.62</text:p>
          </table:table-cell>
          <table:table-cell office:value-type="float" office:value="23592" calcext:value-type="float">
            <text:p>23592</text:p>
          </table:table-cell>
          <table:table-cell office:value-type="float" office:value="1684931" calcext:value-type="float">
            <text:p>1684931</text:p>
          </table:table-cell>
          <table:table-cell office:value-type="float" office:value="530.67995" calcext:value-type="float">
            <text:p>530.67995</text:p>
          </table:table-cell>
          <table:table-cell office:value-type="float" office:value="530.33" calcext:value-type="float">
            <text:p>530.33</text:p>
          </table:table-cell>
          <table:table-cell office:value-type="float" office:value="59440" calcext:value-type="float">
            <text:p>59440</text:p>
          </table:table-cell>
          <table:table-cell office:value-type="float" office:value="4485919" calcext:value-type="float">
            <text:p>4485919</text:p>
          </table:table-cell>
        </table:table-row>
        <table:table-row table:style-name="ro1">
          <table:table-cell office:value-type="string" calcext:value-type="string">
            <text:p>nsds2_n50000wmin50000-197-s943590714c1993775.ukp</text:p>
          </table:table-cell>
          <table:table-cell office:value-type="float" office:value="60.77666" calcext:value-type="float">
            <text:p>60.77666</text:p>
          </table:table-cell>
          <table:table-cell office:value-type="float" office:value="60.76" calcext:value-type="float">
            <text:p>60.76</text:p>
          </table:table-cell>
          <table:table-cell office:value-type="float" office:value="23740" calcext:value-type="float">
            <text:p>23740</text:p>
          </table:table-cell>
          <table:table-cell office:value-type="float" office:value="1486861" calcext:value-type="float">
            <text:p>1486861</text:p>
          </table:table-cell>
          <table:table-cell office:value-type="float" office:value="531.47995" calcext:value-type="float">
            <text:p>531.47995</text:p>
          </table:table-cell>
          <table:table-cell office:value-type="float" office:value="531.1" calcext:value-type="float">
            <text:p>531.1</text:p>
          </table:table-cell>
          <table:table-cell office:value-type="float" office:value="59316" calcext:value-type="float">
            <text:p>59316</text:p>
          </table:table-cell>
          <table:table-cell office:value-type="float" office:value="6073336" calcext:value-type="float">
            <text:p>6073336</text:p>
          </table:table-cell>
        </table:table-row>
        <table:table-row table:style-name="ro1">
          <table:table-cell office:value-type="string" calcext:value-type="string">
            <text:p>nsds2_n50000wmin20000-61-s403017354c1815855.ukp</text:p>
          </table:table-cell>
          <table:table-cell office:value-type="float" office:value="61.15999" calcext:value-type="float">
            <text:p>61.15999</text:p>
          </table:table-cell>
          <table:table-cell office:value-type="float" office:value="61.15" calcext:value-type="float">
            <text:p>61.15</text:p>
          </table:table-cell>
          <table:table-cell office:value-type="float" office:value="27428" calcext:value-type="float">
            <text:p>27428</text:p>
          </table:table-cell>
          <table:table-cell office:value-type="float" office:value="5337805" calcext:value-type="float">
            <text:p>5337805</text:p>
          </table:table-cell>
          <table:table-cell office:value-type="float" office:value="532.14995" calcext:value-type="float">
            <text:p>532.14995</text:p>
          </table:table-cell>
          <table:table-cell office:value-type="float" office:value="531.76" calcext:value-type="float">
            <text:p>531.76</text:p>
          </table:table-cell>
          <table:table-cell office:value-type="float" office:value="49248" calcext:value-type="float">
            <text:p>49248</text:p>
          </table:table-cell>
          <table:table-cell office:value-type="float" office:value="5506303" calcext:value-type="float">
            <text:p>5506303</text:p>
          </table:table-cell>
        </table:table-row>
        <table:table-row table:style-name="ro1">
          <table:table-cell office:value-type="string" calcext:value-type="string">
            <text:p>nsds2_n50000wmin20000-114-s981619751c1275575.ukp</text:p>
          </table:table-cell>
          <table:table-cell office:value-type="float" office:value="62.22666" calcext:value-type="float">
            <text:p>62.22666</text:p>
          </table:table-cell>
          <table:table-cell office:value-type="float" office:value="62.2" calcext:value-type="float">
            <text:p>62.2</text:p>
          </table:table-cell>
          <table:table-cell office:value-type="float" office:value="24076" calcext:value-type="float">
            <text:p>24076</text:p>
          </table:table-cell>
          <table:table-cell office:value-type="float" office:value="1632907" calcext:value-type="float">
            <text:p>1632907</text:p>
          </table:table-cell>
          <table:table-cell office:value-type="float" office:value="532.62661" calcext:value-type="float">
            <text:p>532.62661</text:p>
          </table:table-cell>
          <table:table-cell office:value-type="float" office:value="532.26" calcext:value-type="float">
            <text:p>532.26</text:p>
          </table:table-cell>
          <table:table-cell office:value-type="float" office:value="57972" calcext:value-type="float">
            <text:p>57972</text:p>
          </table:table-cell>
          <table:table-cell office:value-type="float" office:value="3842475" calcext:value-type="float">
            <text:p>3842475</text:p>
          </table:table-cell>
        </table:table-row>
        <table:table-row table:style-name="ro1">
          <table:table-cell office:value-type="string" calcext:value-type="string">
            <text:p>nsds2_n50000wmin50000-189-s345268953c1879060.ukp</text:p>
          </table:table-cell>
          <table:table-cell office:value-type="float" office:value="62.39666" calcext:value-type="float">
            <text:p>62.39666</text:p>
          </table:table-cell>
          <table:table-cell office:value-type="float" office:value="62.37" calcext:value-type="float">
            <text:p>62.37</text:p>
          </table:table-cell>
          <table:table-cell office:value-type="float" office:value="23544" calcext:value-type="float">
            <text:p>23544</text:p>
          </table:table-cell>
          <table:table-cell office:value-type="float" office:value="1340533" calcext:value-type="float">
            <text:p>1340533</text:p>
          </table:table-cell>
          <table:table-cell office:value-type="float" office:value="534.25995" calcext:value-type="float">
            <text:p>534.25995</text:p>
          </table:table-cell>
          <table:table-cell office:value-type="float" office:value="533.88" calcext:value-type="float">
            <text:p>533.88</text:p>
          </table:table-cell>
          <table:table-cell office:value-type="float" office:value="59140" calcext:value-type="float">
            <text:p>59140</text:p>
          </table:table-cell>
          <table:table-cell office:value-type="float" office:value="5711033" calcext:value-type="float">
            <text:p>5711033</text:p>
          </table:table-cell>
        </table:table-row>
        <table:table-row table:style-name="ro1">
          <table:table-cell office:value-type="string" calcext:value-type="string">
            <text:p>nsds2_n50000wmin50000-20-s824350602c1740612.ukp</text:p>
          </table:table-cell>
          <table:table-cell office:value-type="float" office:value="62.75666" calcext:value-type="float">
            <text:p>62.75666</text:p>
          </table:table-cell>
          <table:table-cell office:value-type="float" office:value="62.75" calcext:value-type="float">
            <text:p>62.75</text:p>
          </table:table-cell>
          <table:table-cell office:value-type="float" office:value="25612" calcext:value-type="float">
            <text:p>25612</text:p>
          </table:table-cell>
          <table:table-cell office:value-type="float" office:value="4696103" calcext:value-type="float">
            <text:p>4696103</text:p>
          </table:table-cell>
          <table:table-cell office:value-type="float" office:value="535.11661" calcext:value-type="float">
            <text:p>535.11661</text:p>
          </table:table-cell>
          <table:table-cell office:value-type="float" office:value="534.71" calcext:value-type="float">
            <text:p>534.71</text:p>
          </table:table-cell>
          <table:table-cell office:value-type="float" office:value="58552" calcext:value-type="float">
            <text:p>58552</text:p>
          </table:table-cell>
          <table:table-cell office:value-type="float" office:value="5283542" calcext:value-type="float">
            <text:p>5283542</text:p>
          </table:table-cell>
        </table:table-row>
        <table:table-row table:style-name="ro1">
          <table:table-cell office:value-type="string" calcext:value-type="string">
            <text:p>nsds2_n50000wmin50000-28-s988774221c1657653.ukp</text:p>
          </table:table-cell>
          <table:table-cell office:value-type="float" office:value="62.98333" calcext:value-type="float">
            <text:p>62.98333</text:p>
          </table:table-cell>
          <table:table-cell office:value-type="float" office:value="62.96" calcext:value-type="float">
            <text:p>62.96</text:p>
          </table:table-cell>
          <table:table-cell office:value-type="float" office:value="26376" calcext:value-type="float">
            <text:p>26376</text:p>
          </table:table-cell>
          <table:table-cell office:value-type="float" office:value="2527277" calcext:value-type="float">
            <text:p>2527277</text:p>
          </table:table-cell>
          <table:table-cell office:value-type="float" office:value="535.20661" calcext:value-type="float">
            <text:p>535.20661</text:p>
          </table:table-cell>
          <table:table-cell office:value-type="float" office:value="534.85" calcext:value-type="float">
            <text:p>534.85</text:p>
          </table:table-cell>
          <table:table-cell office:value-type="float" office:value="59304" calcext:value-type="float">
            <text:p>59304</text:p>
          </table:table-cell>
          <table:table-cell office:value-type="float" office:value="5022577" calcext:value-type="float">
            <text:p>5022577</text:p>
          </table:table-cell>
        </table:table-row>
        <table:table-row table:style-name="ro1">
          <table:table-cell office:value-type="string" calcext:value-type="string">
            <text:p>nsds2_n50000wmin50000-198-s753852548c1612443.ukp</text:p>
          </table:table-cell>
          <table:table-cell office:value-type="float" office:value="63.28999" calcext:value-type="float">
            <text:p>63.28999</text:p>
          </table:table-cell>
          <table:table-cell office:value-type="float" office:value="63.26" calcext:value-type="float">
            <text:p>63.26</text:p>
          </table:table-cell>
          <table:table-cell office:value-type="float" office:value="23448" calcext:value-type="float">
            <text:p>23448</text:p>
          </table:table-cell>
          <table:table-cell office:value-type="float" office:value="1382938" calcext:value-type="float">
            <text:p>1382938</text:p>
          </table:table-cell>
          <table:table-cell office:value-type="float" office:value="535.42328" calcext:value-type="float">
            <text:p>535.42328</text:p>
          </table:table-cell>
          <table:table-cell office:value-type="float" office:value="535.06" calcext:value-type="float">
            <text:p>535.06</text:p>
          </table:table-cell>
          <table:table-cell office:value-type="float" office:value="59752" calcext:value-type="float">
            <text:p>59752</text:p>
          </table:table-cell>
          <table:table-cell office:value-type="float" office:value="4868517" calcext:value-type="float">
            <text:p>4868517</text:p>
          </table:table-cell>
        </table:table-row>
        <table:table-row table:style-name="ro1">
          <table:table-cell office:value-type="string" calcext:value-type="string">
            <text:p>nsds2_n50000wmin50000-199-s956890340c1829250.ukp</text:p>
          </table:table-cell>
          <table:table-cell office:value-type="float" office:value="63.43333" calcext:value-type="float">
            <text:p>63.43333</text:p>
          </table:table-cell>
          <table:table-cell office:value-type="float" office:value="63.43" calcext:value-type="float">
            <text:p>63.43</text:p>
          </table:table-cell>
          <table:table-cell office:value-type="float" office:value="28060" calcext:value-type="float">
            <text:p>28060</text:p>
          </table:table-cell>
          <table:table-cell office:value-type="float" office:value="4453520" calcext:value-type="float">
            <text:p>4453520</text:p>
          </table:table-cell>
          <table:table-cell office:value-type="float" office:value="535.79661" calcext:value-type="float">
            <text:p>535.79661</text:p>
          </table:table-cell>
          <table:table-cell office:value-type="float" office:value="535.45" calcext:value-type="float">
            <text:p>535.45</text:p>
          </table:table-cell>
          <table:table-cell office:value-type="float" office:value="54856" calcext:value-type="float">
            <text:p>54856</text:p>
          </table:table-cell>
          <table:table-cell office:value-type="float" office:value="5542805" calcext:value-type="float">
            <text:p>5542805</text:p>
          </table:table-cell>
        </table:table-row>
        <table:table-row table:style-name="ro1">
          <table:table-cell office:value-type="string" calcext:value-type="string">
            <text:p>nsds2_n50000wmin20000-72-s931292384c1699090.ukp</text:p>
          </table:table-cell>
          <table:table-cell office:value-type="float" office:value="63.64333" calcext:value-type="float">
            <text:p>63.64333</text:p>
          </table:table-cell>
          <table:table-cell office:value-type="float" office:value="63.61" calcext:value-type="float">
            <text:p>63.61</text:p>
          </table:table-cell>
          <table:table-cell office:value-type="float" office:value="21416" calcext:value-type="float">
            <text:p>21416</text:p>
          </table:table-cell>
          <table:table-cell office:value-type="float" office:value="1447074" calcext:value-type="float">
            <text:p>1447074</text:p>
          </table:table-cell>
          <table:table-cell office:value-type="float" office:value="535.95995" calcext:value-type="float">
            <text:p>535.95995</text:p>
          </table:table-cell>
          <table:table-cell office:value-type="float" office:value="535.59" calcext:value-type="float">
            <text:p>535.59</text:p>
          </table:table-cell>
          <table:table-cell office:value-type="float" office:value="51224" calcext:value-type="float">
            <text:p>51224</text:p>
          </table:table-cell>
          <table:table-cell office:value-type="float" office:value="5125952" calcext:value-type="float">
            <text:p>5125952</text:p>
          </table:table-cell>
        </table:table-row>
        <table:table-row table:style-name="ro1">
          <table:table-cell office:value-type="string" calcext:value-type="string">
            <text:p>nsds2_n50000wmin20000-136-s885510405c1865617.ukp</text:p>
          </table:table-cell>
          <table:table-cell office:value-type="float" office:value="63.96333" calcext:value-type="float">
            <text:p>63.96333</text:p>
          </table:table-cell>
          <table:table-cell office:value-type="float" office:value="63.92" calcext:value-type="float">
            <text:p>63.92</text:p>
          </table:table-cell>
          <table:table-cell office:value-type="float" office:value="21484" calcext:value-type="float">
            <text:p>21484</text:p>
          </table:table-cell>
          <table:table-cell office:value-type="float" office:value="2331393" calcext:value-type="float">
            <text:p>2331393</text:p>
          </table:table-cell>
          <table:table-cell office:value-type="float" office:value="536.51995" calcext:value-type="float">
            <text:p>536.51995</text:p>
          </table:table-cell>
          <table:table-cell office:value-type="float" office:value="536.14" calcext:value-type="float">
            <text:p>536.14</text:p>
          </table:table-cell>
          <table:table-cell office:value-type="float" office:value="51548" calcext:value-type="float">
            <text:p>51548</text:p>
          </table:table-cell>
          <table:table-cell office:value-type="float" office:value="5639926" calcext:value-type="float">
            <text:p>5639926</text:p>
          </table:table-cell>
        </table:table-row>
        <table:table-row table:style-name="ro1">
          <table:table-cell office:value-type="string" calcext:value-type="string">
            <text:p>nsds2_n50000wmin20000-70-s271358749c1913342.ukp</text:p>
          </table:table-cell>
          <table:table-cell office:value-type="float" office:value="65.22666" calcext:value-type="float">
            <text:p>65.22666</text:p>
          </table:table-cell>
          <table:table-cell office:value-type="float" office:value="65.19" calcext:value-type="float">
            <text:p>65.19</text:p>
          </table:table-cell>
          <table:table-cell office:value-type="float" office:value="23884" calcext:value-type="float">
            <text:p>23884</text:p>
          </table:table-cell>
          <table:table-cell office:value-type="float" office:value="1319695" calcext:value-type="float">
            <text:p>1319695</text:p>
          </table:table-cell>
          <table:table-cell office:value-type="float" office:value="537.20328" calcext:value-type="float">
            <text:p>537.20328</text:p>
          </table:table-cell>
          <table:table-cell office:value-type="float" office:value="536.81" calcext:value-type="float">
            <text:p>536.81</text:p>
          </table:table-cell>
          <table:table-cell office:value-type="float" office:value="59280" calcext:value-type="float">
            <text:p>59280</text:p>
          </table:table-cell>
          <table:table-cell office:value-type="float" office:value="5803078" calcext:value-type="float">
            <text:p>5803078</text:p>
          </table:table-cell>
        </table:table-row>
        <table:table-row table:style-name="ro1">
          <table:table-cell office:value-type="string" calcext:value-type="string">
            <text:p>nsds2_n50000wmin20000-6-s351997719c1668209.ukp</text:p>
          </table:table-cell>
          <table:table-cell office:value-type="float" office:value="65.29999" calcext:value-type="float">
            <text:p>65.29999</text:p>
          </table:table-cell>
          <table:table-cell office:value-type="float" office:value="65.26" calcext:value-type="float">
            <text:p>65.26</text:p>
          </table:table-cell>
          <table:table-cell office:value-type="float" office:value="21704" calcext:value-type="float">
            <text:p>21704</text:p>
          </table:table-cell>
          <table:table-cell office:value-type="float" office:value="1605500" calcext:value-type="float">
            <text:p>1605500</text:p>
          </table:table-cell>
          <table:table-cell office:value-type="float" office:value="537.96328" calcext:value-type="float">
            <text:p>537.96328</text:p>
          </table:table-cell>
          <table:table-cell office:value-type="float" office:value="537.58" calcext:value-type="float">
            <text:p>537.58</text:p>
          </table:table-cell>
          <table:table-cell office:value-type="float" office:value="57584" calcext:value-type="float">
            <text:p>57584</text:p>
          </table:table-cell>
          <table:table-cell office:value-type="float" office:value="5036221" calcext:value-type="float">
            <text:p>5036221</text:p>
          </table:table-cell>
        </table:table-row>
        <table:table-row table:style-name="ro1">
          <table:table-cell office:value-type="string" calcext:value-type="string">
            <text:p>nsds2_n50000wmin20000-168-s343653884c1808168.ukp</text:p>
          </table:table-cell>
          <table:table-cell office:value-type="float" office:value="66.37333" calcext:value-type="float">
            <text:p>66.37333</text:p>
          </table:table-cell>
          <table:table-cell office:value-type="float" office:value="66.35" calcext:value-type="float">
            <text:p>66.35</text:p>
          </table:table-cell>
          <table:table-cell office:value-type="float" office:value="26492" calcext:value-type="float">
            <text:p>26492</text:p>
          </table:table-cell>
          <table:table-cell office:value-type="float" office:value="4728571" calcext:value-type="float">
            <text:p>4728571</text:p>
          </table:table-cell>
          <table:table-cell office:value-type="float" office:value="539.00995" calcext:value-type="float">
            <text:p>539.00995</text:p>
          </table:table-cell>
          <table:table-cell office:value-type="float" office:value="538.64" calcext:value-type="float">
            <text:p>538.64</text:p>
          </table:table-cell>
          <table:table-cell office:value-type="float" office:value="56564" calcext:value-type="float">
            <text:p>56564</text:p>
          </table:table-cell>
          <table:table-cell office:value-type="float" office:value="5485430" calcext:value-type="float">
            <text:p>5485430</text:p>
          </table:table-cell>
        </table:table-row>
        <table:table-row table:style-name="ro1">
          <table:table-cell office:value-type="string" calcext:value-type="string">
            <text:p>nsds2_n50000wmin20000-77-s405400535c1354156.ukp</text:p>
          </table:table-cell>
          <table:table-cell office:value-type="float" office:value="66.67999" calcext:value-type="float">
            <text:p>66.67999</text:p>
          </table:table-cell>
          <table:table-cell office:value-type="float" office:value="66.64" calcext:value-type="float">
            <text:p>66.64</text:p>
          </table:table-cell>
          <table:table-cell office:value-type="float" office:value="21196" calcext:value-type="float">
            <text:p>21196</text:p>
          </table:table-cell>
          <table:table-cell office:value-type="float" office:value="1429011" calcext:value-type="float">
            <text:p>1429011</text:p>
          </table:table-cell>
          <table:table-cell office:value-type="float" office:value="539.05661" calcext:value-type="float">
            <text:p>539.05661</text:p>
          </table:table-cell>
          <table:table-cell office:value-type="float" office:value="538.68" calcext:value-type="float">
            <text:p>538.68</text:p>
          </table:table-cell>
          <table:table-cell office:value-type="float" office:value="51756" calcext:value-type="float">
            <text:p>51756</text:p>
          </table:table-cell>
          <table:table-cell office:value-type="float" office:value="4074011" calcext:value-type="float">
            <text:p>4074011</text:p>
          </table:table-cell>
        </table:table-row>
        <table:table-row table:style-name="ro1">
          <table:table-cell office:value-type="string" calcext:value-type="string">
            <text:p>nsds2_n50000wmin50000-188-s865461609c1944509.ukp</text:p>
          </table:table-cell>
          <table:table-cell office:value-type="float" office:value="67.09666" calcext:value-type="float">
            <text:p>67.09666</text:p>
          </table:table-cell>
          <table:table-cell office:value-type="float" office:value="67.07" calcext:value-type="float">
            <text:p>67.07</text:p>
          </table:table-cell>
          <table:table-cell office:value-type="float" office:value="23748" calcext:value-type="float">
            <text:p>23748</text:p>
          </table:table-cell>
          <table:table-cell office:value-type="float" office:value="1785253" calcext:value-type="float">
            <text:p>1785253</text:p>
          </table:table-cell>
          <table:table-cell office:value-type="float" office:value="539.59995" calcext:value-type="float">
            <text:p>539.59995</text:p>
          </table:table-cell>
          <table:table-cell office:value-type="float" office:value="539.21" calcext:value-type="float">
            <text:p>539.21</text:p>
          </table:table-cell>
          <table:table-cell office:value-type="float" office:value="59144" calcext:value-type="float">
            <text:p>59144</text:p>
          </table:table-cell>
          <table:table-cell office:value-type="float" office:value="5881153" calcext:value-type="float">
            <text:p>5881153</text:p>
          </table:table-cell>
        </table:table-row>
        <table:table-row table:style-name="ro1">
          <table:table-cell office:value-type="string" calcext:value-type="string">
            <text:p>nsds2_n50000wmin50000-41-s447231691c1648147.ukp</text:p>
          </table:table-cell>
          <table:table-cell office:value-type="float" office:value="67.19333" calcext:value-type="float">
            <text:p>67.19333</text:p>
          </table:table-cell>
          <table:table-cell office:value-type="float" office:value="67.18" calcext:value-type="float">
            <text:p>67.18</text:p>
          </table:table-cell>
          <table:table-cell office:value-type="float" office:value="23260" calcext:value-type="float">
            <text:p>23260</text:p>
          </table:table-cell>
          <table:table-cell office:value-type="float" office:value="2327988" calcext:value-type="float">
            <text:p>2327988</text:p>
          </table:table-cell>
          <table:table-cell office:value-type="float" office:value="540.06661" calcext:value-type="float">
            <text:p>540.06661</text:p>
          </table:table-cell>
          <table:table-cell office:value-type="float" office:value="539.67" calcext:value-type="float">
            <text:p>539.67</text:p>
          </table:table-cell>
          <table:table-cell office:value-type="float" office:value="59684" calcext:value-type="float">
            <text:p>59684</text:p>
          </table:table-cell>
          <table:table-cell office:value-type="float" office:value="4977133" calcext:value-type="float">
            <text:p>4977133</text:p>
          </table:table-cell>
        </table:table-row>
        <table:table-row table:style-name="ro1">
          <table:table-cell office:value-type="string" calcext:value-type="string">
            <text:p>nsds2_n50000wmin50000-181-s211003750c1958298.ukp</text:p>
          </table:table-cell>
          <table:table-cell office:value-type="float" office:value="68.98333" calcext:value-type="float">
            <text:p>68.98333</text:p>
          </table:table-cell>
          <table:table-cell office:value-type="float" office:value="68.98" calcext:value-type="float">
            <text:p>68.98</text:p>
          </table:table-cell>
          <table:table-cell office:value-type="float" office:value="34432" calcext:value-type="float">
            <text:p>34432</text:p>
          </table:table-cell>
          <table:table-cell office:value-type="float" office:value="5206125" calcext:value-type="float">
            <text:p>5206125</text:p>
          </table:table-cell>
          <table:table-cell office:value-type="float" office:value="540.83661" calcext:value-type="float">
            <text:p>540.83661</text:p>
          </table:table-cell>
          <table:table-cell office:value-type="float" office:value="540.46" calcext:value-type="float">
            <text:p>540.46</text:p>
          </table:table-cell>
          <table:table-cell office:value-type="float" office:value="55740" calcext:value-type="float">
            <text:p>55740</text:p>
          </table:table-cell>
          <table:table-cell office:value-type="float" office:value="5962258" calcext:value-type="float">
            <text:p>5962258</text:p>
          </table:table-cell>
        </table:table-row>
        <table:table-row table:style-name="ro1">
          <table:table-cell office:value-type="string" calcext:value-type="string">
            <text:p>nsds2_n50000wmin20000-86-s925211847c1864548.ukp</text:p>
          </table:table-cell>
          <table:table-cell office:value-type="float" office:value="69.32666" calcext:value-type="float">
            <text:p>69.32666</text:p>
          </table:table-cell>
          <table:table-cell office:value-type="float" office:value="69.3" calcext:value-type="float">
            <text:p>69.3</text:p>
          </table:table-cell>
          <table:table-cell office:value-type="float" office:value="23548" calcext:value-type="float">
            <text:p>23548</text:p>
          </table:table-cell>
          <table:table-cell office:value-type="float" office:value="1441003" calcext:value-type="float">
            <text:p>1441003</text:p>
          </table:table-cell>
          <table:table-cell office:value-type="float" office:value="540.98995" calcext:value-type="float">
            <text:p>540.98995</text:p>
          </table:table-cell>
          <table:table-cell office:value-type="float" office:value="540.58" calcext:value-type="float">
            <text:p>540.58</text:p>
          </table:table-cell>
          <table:table-cell office:value-type="float" office:value="59200" calcext:value-type="float">
            <text:p>59200</text:p>
          </table:table-cell>
          <table:table-cell office:value-type="float" office:value="5648836" calcext:value-type="float">
            <text:p>5648836</text:p>
          </table:table-cell>
        </table:table-row>
        <table:table-row table:style-name="ro1">
          <table:table-cell office:value-type="string" calcext:value-type="string">
            <text:p>nsds2_n50000wmin20000-140-s139860385c1654159.ukp</text:p>
          </table:table-cell>
          <table:table-cell office:value-type="float" office:value="69.93333" calcext:value-type="float">
            <text:p>69.93333</text:p>
          </table:table-cell>
          <table:table-cell office:value-type="float" office:value="69.91" calcext:value-type="float">
            <text:p>69.91</text:p>
          </table:table-cell>
          <table:table-cell office:value-type="float" office:value="21948" calcext:value-type="float">
            <text:p>21948</text:p>
          </table:table-cell>
          <table:table-cell office:value-type="float" office:value="3177062" calcext:value-type="float">
            <text:p>3177062</text:p>
          </table:table-cell>
          <table:table-cell office:value-type="float" office:value="541.03995" calcext:value-type="float">
            <text:p>541.03995</text:p>
          </table:table-cell>
          <table:table-cell office:value-type="float" office:value="540.67" calcext:value-type="float">
            <text:p>540.67</text:p>
          </table:table-cell>
          <table:table-cell office:value-type="float" office:value="52120" calcext:value-type="float">
            <text:p>52120</text:p>
          </table:table-cell>
          <table:table-cell office:value-type="float" office:value="5001160" calcext:value-type="float">
            <text:p>5001160</text:p>
          </table:table-cell>
        </table:table-row>
        <table:table-row table:style-name="ro1">
          <table:table-cell office:value-type="string" calcext:value-type="string">
            <text:p>nsds2_n50000wmin50000-61-s403017354c1574848.ukp</text:p>
          </table:table-cell>
          <table:table-cell office:value-type="float" office:value="70.04333" calcext:value-type="float">
            <text:p>70.04333</text:p>
          </table:table-cell>
          <table:table-cell office:value-type="float" office:value="69.99" calcext:value-type="float">
            <text:p>69.99</text:p>
          </table:table-cell>
          <table:table-cell office:value-type="float" office:value="25444" calcext:value-type="float">
            <text:p>25444</text:p>
          </table:table-cell>
          <table:table-cell office:value-type="float" office:value="2425514" calcext:value-type="float">
            <text:p>2425514</text:p>
          </table:table-cell>
          <table:table-cell office:value-type="float" office:value="541.64661" calcext:value-type="float">
            <text:p>541.64661</text:p>
          </table:table-cell>
          <table:table-cell office:value-type="float" office:value="541.29" calcext:value-type="float">
            <text:p>541.29</text:p>
          </table:table-cell>
          <table:table-cell office:value-type="float" office:value="59068" calcext:value-type="float">
            <text:p>59068</text:p>
          </table:table-cell>
          <table:table-cell office:value-type="float" office:value="4764826" calcext:value-type="float">
            <text:p>4764826</text:p>
          </table:table-cell>
        </table:table-row>
        <table:table-row table:style-name="ro1">
          <table:table-cell office:value-type="string" calcext:value-type="string">
            <text:p>nsds2_n50000wmin50000-190-s251424367c1607708.ukp</text:p>
          </table:table-cell>
          <table:table-cell office:value-type="float" office:value="70.16999" calcext:value-type="float">
            <text:p>70.16999</text:p>
          </table:table-cell>
          <table:table-cell office:value-type="float" office:value="70.13" calcext:value-type="float">
            <text:p>70.13</text:p>
          </table:table-cell>
          <table:table-cell office:value-type="float" office:value="23592" calcext:value-type="float">
            <text:p>23592</text:p>
          </table:table-cell>
          <table:table-cell office:value-type="float" office:value="1359830" calcext:value-type="float">
            <text:p>1359830</text:p>
          </table:table-cell>
          <table:table-cell office:value-type="float" office:value="542.13995" calcext:value-type="float">
            <text:p>542.13995</text:p>
          </table:table-cell>
          <table:table-cell office:value-type="float" office:value="541.79" calcext:value-type="float">
            <text:p>541.79</text:p>
          </table:table-cell>
          <table:table-cell office:value-type="float" office:value="60640" calcext:value-type="float">
            <text:p>60640</text:p>
          </table:table-cell>
          <table:table-cell office:value-type="float" office:value="4851478" calcext:value-type="float">
            <text:p>4851478</text:p>
          </table:table-cell>
        </table:table-row>
        <table:table-row table:style-name="ro1">
          <table:table-cell office:value-type="string" calcext:value-type="string">
            <text:p>nsds2_n50000wmin20000-162-s666650214c1562554.ukp</text:p>
          </table:table-cell>
          <table:table-cell office:value-type="float" office:value="70.66333" calcext:value-type="float">
            <text:p>70.66333</text:p>
          </table:table-cell>
          <table:table-cell office:value-type="float" office:value="70.63" calcext:value-type="float">
            <text:p>70.63</text:p>
          </table:table-cell>
          <table:table-cell office:value-type="float" office:value="27016" calcext:value-type="float">
            <text:p>27016</text:p>
          </table:table-cell>
          <table:table-cell office:value-type="float" office:value="5291652" calcext:value-type="float">
            <text:p>5291652</text:p>
          </table:table-cell>
          <table:table-cell office:value-type="float" office:value="542.61661" calcext:value-type="float">
            <text:p>542.61661</text:p>
          </table:table-cell>
          <table:table-cell office:value-type="float" office:value="542.29" calcext:value-type="float">
            <text:p>542.29</text:p>
          </table:table-cell>
          <table:table-cell office:value-type="float" office:value="58960" calcext:value-type="float">
            <text:p>58960</text:p>
          </table:table-cell>
          <table:table-cell office:value-type="float" office:value="4711811" calcext:value-type="float">
            <text:p>4711811</text:p>
          </table:table-cell>
        </table:table-row>
        <table:table-row table:style-name="ro1">
          <table:table-cell office:value-type="string" calcext:value-type="string">
            <text:p>nsds2_n50000wmin50000-107-s31387311c1583866.ukp</text:p>
          </table:table-cell>
          <table:table-cell office:value-type="float" office:value="70.80666" calcext:value-type="float">
            <text:p>70.80666</text:p>
          </table:table-cell>
          <table:table-cell office:value-type="float" office:value="70.78" calcext:value-type="float">
            <text:p>70.78</text:p>
          </table:table-cell>
          <table:table-cell office:value-type="float" office:value="25692" calcext:value-type="float">
            <text:p>25692</text:p>
          </table:table-cell>
          <table:table-cell office:value-type="float" office:value="5782087" calcext:value-type="float">
            <text:p>5782087</text:p>
          </table:table-cell>
          <table:table-cell office:value-type="float" office:value="542.92995" calcext:value-type="float">
            <text:p>542.92995</text:p>
          </table:table-cell>
          <table:table-cell office:value-type="float" office:value="542.55" calcext:value-type="float">
            <text:p>542.55</text:p>
          </table:table-cell>
          <table:table-cell office:value-type="float" office:value="55240" calcext:value-type="float">
            <text:p>55240</text:p>
          </table:table-cell>
          <table:table-cell office:value-type="float" office:value="4778941" calcext:value-type="float">
            <text:p>4778941</text:p>
          </table:table-cell>
        </table:table-row>
        <table:table-row table:style-name="ro1">
          <table:table-cell office:value-type="string" calcext:value-type="string">
            <text:p>nsds2_n50000wmin50000-97-s389788488c1300582.ukp</text:p>
          </table:table-cell>
          <table:table-cell office:value-type="float" office:value="71.22333" calcext:value-type="float">
            <text:p>71.22333</text:p>
          </table:table-cell>
          <table:table-cell office:value-type="float" office:value="71.2" calcext:value-type="float">
            <text:p>71.2</text:p>
          </table:table-cell>
          <table:table-cell office:value-type="float" office:value="23460" calcext:value-type="float">
            <text:p>23460</text:p>
          </table:table-cell>
          <table:table-cell office:value-type="float" office:value="1502785" calcext:value-type="float">
            <text:p>1502785</text:p>
          </table:table-cell>
          <table:table-cell office:value-type="float" office:value="543.30995" calcext:value-type="float">
            <text:p>543.30995</text:p>
          </table:table-cell>
          <table:table-cell office:value-type="float" office:value="542.93" calcext:value-type="float">
            <text:p>542.93</text:p>
          </table:table-cell>
          <table:table-cell office:value-type="float" office:value="54384" calcext:value-type="float">
            <text:p>54384</text:p>
          </table:table-cell>
          <table:table-cell office:value-type="float" office:value="3918774" calcext:value-type="float">
            <text:p>3918774</text:p>
          </table:table-cell>
        </table:table-row>
        <table:table-row table:style-name="ro1">
          <table:table-cell office:value-type="string" calcext:value-type="string">
            <text:p>nsds2_n50000wmin50000-184-s34442418c1895016.ukp</text:p>
          </table:table-cell>
          <table:table-cell office:value-type="float" office:value="72.69999" calcext:value-type="float">
            <text:p>72.69999</text:p>
          </table:table-cell>
          <table:table-cell office:value-type="float" office:value="72.65" calcext:value-type="float">
            <text:p>72.65</text:p>
          </table:table-cell>
          <table:table-cell office:value-type="float" office:value="25680" calcext:value-type="float">
            <text:p>25680</text:p>
          </table:table-cell>
          <table:table-cell office:value-type="float" office:value="2533193" calcext:value-type="float">
            <text:p>2533193</text:p>
          </table:table-cell>
          <table:table-cell office:value-type="float" office:value="543.43661" calcext:value-type="float">
            <text:p>543.43661</text:p>
          </table:table-cell>
          <table:table-cell office:value-type="float" office:value="543.06" calcext:value-type="float">
            <text:p>543.06</text:p>
          </table:table-cell>
          <table:table-cell office:value-type="float" office:value="59276" calcext:value-type="float">
            <text:p>59276</text:p>
          </table:table-cell>
          <table:table-cell office:value-type="float" office:value="5754388" calcext:value-type="float">
            <text:p>5754388</text:p>
          </table:table-cell>
        </table:table-row>
        <table:table-row table:style-name="ro1">
          <table:table-cell office:value-type="string" calcext:value-type="string">
            <text:p>nsds2_n50000wmin50000-142-s319663318c1399313.ukp</text:p>
          </table:table-cell>
          <table:table-cell office:value-type="float" office:value="74.26999" calcext:value-type="float">
            <text:p>74.26999</text:p>
          </table:table-cell>
          <table:table-cell office:value-type="float" office:value="74.26" calcext:value-type="float">
            <text:p>74.26</text:p>
          </table:table-cell>
          <table:table-cell office:value-type="float" office:value="31904" calcext:value-type="float">
            <text:p>31904</text:p>
          </table:table-cell>
          <table:table-cell office:value-type="float" office:value="4888469" calcext:value-type="float">
            <text:p>4888469</text:p>
          </table:table-cell>
          <table:table-cell office:value-type="float" office:value="543.76661" calcext:value-type="float">
            <text:p>543.76661</text:p>
          </table:table-cell>
          <table:table-cell office:value-type="float" office:value="543.59" calcext:value-type="float">
            <text:p>543.59</text:p>
          </table:table-cell>
          <table:table-cell office:value-type="float" office:value="54848" calcext:value-type="float">
            <text:p>54848</text:p>
          </table:table-cell>
          <table:table-cell office:value-type="float" office:value="4196738" calcext:value-type="float">
            <text:p>4196738</text:p>
          </table:table-cell>
        </table:table-row>
        <table:table-row table:style-name="ro1">
          <table:table-cell office:value-type="string" calcext:value-type="string">
            <text:p>nsds2_n50000wmin20000-135-s802259763c1859860.ukp</text:p>
          </table:table-cell>
          <table:table-cell office:value-type="float" office:value="74.31333" calcext:value-type="float">
            <text:p>74.31333</text:p>
          </table:table-cell>
          <table:table-cell office:value-type="float" office:value="74.27" calcext:value-type="float">
            <text:p>74.27</text:p>
          </table:table-cell>
          <table:table-cell office:value-type="float" office:value="26912" calcext:value-type="float">
            <text:p>26912</text:p>
          </table:table-cell>
          <table:table-cell office:value-type="float" office:value="2468358" calcext:value-type="float">
            <text:p>2468358</text:p>
          </table:table-cell>
          <table:table-cell office:value-type="float" office:value="545.08661" calcext:value-type="float">
            <text:p>545.08661</text:p>
          </table:table-cell>
          <table:table-cell office:value-type="float" office:value="544.69" calcext:value-type="float">
            <text:p>544.69</text:p>
          </table:table-cell>
          <table:table-cell office:value-type="float" office:value="53136" calcext:value-type="float">
            <text:p>53136</text:p>
          </table:table-cell>
          <table:table-cell office:value-type="float" office:value="5596229" calcext:value-type="float">
            <text:p>5596229</text:p>
          </table:table-cell>
        </table:table-row>
        <table:table-row table:style-name="ro1">
          <table:table-cell office:value-type="string" calcext:value-type="string">
            <text:p>nsds2_n50000wmin20000-117-s207178132c1718032.ukp</text:p>
          </table:table-cell>
          <table:table-cell office:value-type="float" office:value="76.09333" calcext:value-type="float">
            <text:p>76.09333</text:p>
          </table:table-cell>
          <table:table-cell office:value-type="float" office:value="76.08" calcext:value-type="float">
            <text:p>76.08</text:p>
          </table:table-cell>
          <table:table-cell office:value-type="float" office:value="36140" calcext:value-type="float">
            <text:p>36140</text:p>
          </table:table-cell>
          <table:table-cell office:value-type="float" office:value="5171656" calcext:value-type="float">
            <text:p>5171656</text:p>
          </table:table-cell>
          <table:table-cell office:value-type="float" office:value="545.27995" calcext:value-type="float">
            <text:p>545.27995</text:p>
          </table:table-cell>
          <table:table-cell office:value-type="float" office:value="544.92" calcext:value-type="float">
            <text:p>544.92</text:p>
          </table:table-cell>
          <table:table-cell office:value-type="float" office:value="58528" calcext:value-type="float">
            <text:p>58528</text:p>
          </table:table-cell>
          <table:table-cell office:value-type="float" office:value="5187137" calcext:value-type="float">
            <text:p>5187137</text:p>
          </table:table-cell>
        </table:table-row>
        <table:table-row table:style-name="ro1">
          <table:table-cell office:value-type="string" calcext:value-type="string">
            <text:p>nsds2_n50000wmin20000-125-s342662718c1791900.ukp</text:p>
          </table:table-cell>
          <table:table-cell office:value-type="float" office:value="78.79999" calcext:value-type="float">
            <text:p>78.79999</text:p>
          </table:table-cell>
          <table:table-cell office:value-type="float" office:value="78.77" calcext:value-type="float">
            <text:p>78.77</text:p>
          </table:table-cell>
          <table:table-cell office:value-type="float" office:value="35076" calcext:value-type="float">
            <text:p>35076</text:p>
          </table:table-cell>
          <table:table-cell office:value-type="float" office:value="5283542" calcext:value-type="float">
            <text:p>5283542</text:p>
          </table:table-cell>
          <table:table-cell office:value-type="float" office:value="545.49661" calcext:value-type="float">
            <text:p>545.49661</text:p>
          </table:table-cell>
          <table:table-cell office:value-type="float" office:value="545.1" calcext:value-type="float">
            <text:p>545.1</text:p>
          </table:table-cell>
          <table:table-cell office:value-type="float" office:value="59120" calcext:value-type="float">
            <text:p>59120</text:p>
          </table:table-cell>
          <table:table-cell office:value-type="float" office:value="5418450" calcext:value-type="float">
            <text:p>5418450</text:p>
          </table:table-cell>
        </table:table-row>
        <table:table-row table:style-name="ro1">
          <table:table-cell office:value-type="string" calcext:value-type="string">
            <text:p>nsds2_n50000wmin50000-40-s430006297c1836320.ukp</text:p>
          </table:table-cell>
          <table:table-cell office:value-type="float" office:value="79.64666" calcext:value-type="float">
            <text:p>79.64666</text:p>
          </table:table-cell>
          <table:table-cell office:value-type="float" office:value="79.61" calcext:value-type="float">
            <text:p>79.61</text:p>
          </table:table-cell>
          <table:table-cell office:value-type="float" office:value="34568" calcext:value-type="float">
            <text:p>34568</text:p>
          </table:table-cell>
          <table:table-cell office:value-type="float" office:value="5259980" calcext:value-type="float">
            <text:p>5259980</text:p>
          </table:table-cell>
          <table:table-cell office:value-type="float" office:value="546.03328" calcext:value-type="float">
            <text:p>546.03328</text:p>
          </table:table-cell>
          <table:table-cell office:value-type="float" office:value="545.65" calcext:value-type="float">
            <text:p>545.65</text:p>
          </table:table-cell>
          <table:table-cell office:value-type="float" office:value="59024" calcext:value-type="float">
            <text:p>59024</text:p>
          </table:table-cell>
          <table:table-cell office:value-type="float" office:value="5590584" calcext:value-type="float">
            <text:p>5590584</text:p>
          </table:table-cell>
        </table:table-row>
        <table:table-row table:style-name="ro1">
          <table:table-cell office:value-type="string" calcext:value-type="string">
            <text:p>nsds2_n50000wmin20000-66-s562370200c1574025.ukp</text:p>
          </table:table-cell>
          <table:table-cell office:value-type="float" office:value="79.80333" calcext:value-type="float">
            <text:p>79.80333</text:p>
          </table:table-cell>
          <table:table-cell office:value-type="float" office:value="79.77" calcext:value-type="float">
            <text:p>79.77</text:p>
          </table:table-cell>
          <table:table-cell office:value-type="float" office:value="27224" calcext:value-type="float">
            <text:p>27224</text:p>
          </table:table-cell>
          <table:table-cell office:value-type="float" office:value="2539119" calcext:value-type="float">
            <text:p>2539119</text:p>
          </table:table-cell>
          <table:table-cell office:value-type="float" office:value="546.65328" calcext:value-type="float">
            <text:p>546.65328</text:p>
          </table:table-cell>
          <table:table-cell office:value-type="float" office:value="546.28" calcext:value-type="float">
            <text:p>546.28</text:p>
          </table:table-cell>
          <table:table-cell office:value-type="float" office:value="54436" calcext:value-type="float">
            <text:p>54436</text:p>
          </table:table-cell>
          <table:table-cell office:value-type="float" office:value="4773885" calcext:value-type="float">
            <text:p>4773885</text:p>
          </table:table-cell>
        </table:table-row>
        <table:table-row table:style-name="ro1">
          <table:table-cell office:value-type="string" calcext:value-type="string">
            <text:p>nsds2_n50000wmin50000-35-s522080131c1779899.ukp</text:p>
          </table:table-cell>
          <table:table-cell office:value-type="float" office:value="81.71999" calcext:value-type="float">
            <text:p>81.71999</text:p>
          </table:table-cell>
          <table:table-cell office:value-type="float" office:value="81.68" calcext:value-type="float">
            <text:p>81.68</text:p>
          </table:table-cell>
          <table:table-cell office:value-type="float" office:value="31900" calcext:value-type="float">
            <text:p>31900</text:p>
          </table:table-cell>
          <table:table-cell office:value-type="float" office:value="5325749" calcext:value-type="float">
            <text:p>5325749</text:p>
          </table:table-cell>
          <table:table-cell office:value-type="float" office:value="546.86995" calcext:value-type="float">
            <text:p>546.86995</text:p>
          </table:table-cell>
          <table:table-cell office:value-type="float" office:value="546.5" calcext:value-type="float">
            <text:p>546.5</text:p>
          </table:table-cell>
          <table:table-cell office:value-type="float" office:value="59988" calcext:value-type="float">
            <text:p>59988</text:p>
          </table:table-cell>
          <table:table-cell office:value-type="float" office:value="5381685" calcext:value-type="float">
            <text:p>5381685</text:p>
          </table:table-cell>
        </table:table-row>
        <table:table-row table:style-name="ro1">
          <table:table-cell office:value-type="string" calcext:value-type="string">
            <text:p>nsds2_n50000wmin50000-132-s127422697c1661008.ukp</text:p>
          </table:table-cell>
          <table:table-cell office:value-type="float" office:value="84.22333" calcext:value-type="float">
            <text:p>84.22333</text:p>
          </table:table-cell>
          <table:table-cell office:value-type="float" office:value="84.16" calcext:value-type="float">
            <text:p>84.16</text:p>
          </table:table-cell>
          <table:table-cell office:value-type="float" office:value="21724" calcext:value-type="float">
            <text:p>21724</text:p>
          </table:table-cell>
          <table:table-cell office:value-type="float" office:value="1321569" calcext:value-type="float">
            <text:p>1321569</text:p>
          </table:table-cell>
          <table:table-cell office:value-type="float" office:value="546.95328" calcext:value-type="float">
            <text:p>546.95328</text:p>
          </table:table-cell>
          <table:table-cell office:value-type="float" office:value="546.64" calcext:value-type="float">
            <text:p>546.64</text:p>
          </table:table-cell>
          <table:table-cell office:value-type="float" office:value="59856" calcext:value-type="float">
            <text:p>59856</text:p>
          </table:table-cell>
          <table:table-cell office:value-type="float" office:value="5013238" calcext:value-type="float">
            <text:p>5013238</text:p>
          </table:table-cell>
        </table:table-row>
        <table:table-row table:style-name="ro1">
          <table:table-cell office:value-type="string" calcext:value-type="string">
            <text:p>nsds2_n50000wmin50000-22-s117967725c1941864.ukp</text:p>
          </table:table-cell>
          <table:table-cell office:value-type="float" office:value="85.88999" calcext:value-type="float">
            <text:p>85.88999</text:p>
          </table:table-cell>
          <table:table-cell office:value-type="float" office:value="85.86" calcext:value-type="float">
            <text:p>85.86</text:p>
          </table:table-cell>
          <table:table-cell office:value-type="float" office:value="30228" calcext:value-type="float">
            <text:p>30228</text:p>
          </table:table-cell>
          <table:table-cell office:value-type="float" office:value="5257172" calcext:value-type="float">
            <text:p>5257172</text:p>
          </table:table-cell>
          <table:table-cell office:value-type="float" office:value="548.77995" calcext:value-type="float">
            <text:p>548.77995</text:p>
          </table:table-cell>
          <table:table-cell office:value-type="float" office:value="548.43" calcext:value-type="float">
            <text:p>548.43</text:p>
          </table:table-cell>
          <table:table-cell office:value-type="float" office:value="59024" calcext:value-type="float">
            <text:p>59024</text:p>
          </table:table-cell>
          <table:table-cell office:value-type="float" office:value="5900754" calcext:value-type="float">
            <text:p>5900754</text:p>
          </table:table-cell>
        </table:table-row>
        <table:table-row table:style-name="ro1">
          <table:table-cell office:value-type="string" calcext:value-type="string">
            <text:p>nsds2_n50000wmin20000-92-s604520447c1443632.ukp</text:p>
          </table:table-cell>
          <table:table-cell office:value-type="float" office:value="86.18666" calcext:value-type="float">
            <text:p>86.18666</text:p>
          </table:table-cell>
          <table:table-cell office:value-type="float" office:value="86.16" calcext:value-type="float">
            <text:p>86.16</text:p>
          </table:table-cell>
          <table:table-cell office:value-type="float" office:value="28128" calcext:value-type="float">
            <text:p>28128</text:p>
          </table:table-cell>
          <table:table-cell office:value-type="float" office:value="5372834" calcext:value-type="float">
            <text:p>5372834</text:p>
          </table:table-cell>
          <table:table-cell office:value-type="float" office:value="549.31661" calcext:value-type="float">
            <text:p>549.31661</text:p>
          </table:table-cell>
          <table:table-cell office:value-type="float" office:value="548.93" calcext:value-type="float">
            <text:p>548.93</text:p>
          </table:table-cell>
          <table:table-cell office:value-type="float" office:value="52800" calcext:value-type="float">
            <text:p>52800</text:p>
          </table:table-cell>
          <table:table-cell office:value-type="float" office:value="4350865" calcext:value-type="float">
            <text:p>4350865</text:p>
          </table:table-cell>
        </table:table-row>
        <table:table-row table:style-name="ro1">
          <table:table-cell office:value-type="string" calcext:value-type="string">
            <text:p>nsds2_n50000wmin50000-180-s653992306c1793626.ukp</text:p>
          </table:table-cell>
          <table:table-cell office:value-type="float" office:value="87.10333" calcext:value-type="float">
            <text:p>87.10333</text:p>
          </table:table-cell>
          <table:table-cell office:value-type="float" office:value="87.06" calcext:value-type="float">
            <text:p>87.06</text:p>
          </table:table-cell>
          <table:table-cell office:value-type="float" office:value="33968" calcext:value-type="float">
            <text:p>33968</text:p>
          </table:table-cell>
          <table:table-cell office:value-type="float" office:value="5262940" calcext:value-type="float">
            <text:p>5262940</text:p>
          </table:table-cell>
          <table:table-cell office:value-type="float" office:value="549.66328" calcext:value-type="float">
            <text:p>549.66328</text:p>
          </table:table-cell>
          <table:table-cell office:value-type="float" office:value="549.29" calcext:value-type="float">
            <text:p>549.29</text:p>
          </table:table-cell>
          <table:table-cell office:value-type="float" office:value="59120" calcext:value-type="float">
            <text:p>59120</text:p>
          </table:table-cell>
          <table:table-cell office:value-type="float" office:value="5460866" calcext:value-type="float">
            <text:p>5460866</text:p>
          </table:table-cell>
        </table:table-row>
        <table:table-row table:style-name="ro1">
          <table:table-cell office:value-type="string" calcext:value-type="string">
            <text:p>nsds2_n50000wmin20000-167-s559438974c1682902.ukp</text:p>
          </table:table-cell>
          <table:table-cell office:value-type="float" office:value="88.45666" calcext:value-type="float">
            <text:p>88.45666</text:p>
          </table:table-cell>
          <table:table-cell office:value-type="float" office:value="88.42" calcext:value-type="float">
            <text:p>88.42</text:p>
          </table:table-cell>
          <table:table-cell office:value-type="float" office:value="30704" calcext:value-type="float">
            <text:p>30704</text:p>
          </table:table-cell>
          <table:table-cell office:value-type="float" office:value="4974999" calcext:value-type="float">
            <text:p>4974999</text:p>
          </table:table-cell>
          <table:table-cell office:value-type="float" office:value="550.03994" calcext:value-type="float">
            <text:p>550.03994</text:p>
          </table:table-cell>
          <table:table-cell office:value-type="float" office:value="549.64" calcext:value-type="float">
            <text:p>549.64</text:p>
          </table:table-cell>
          <table:table-cell office:value-type="float" office:value="62356" calcext:value-type="float">
            <text:p>62356</text:p>
          </table:table-cell>
          <table:table-cell office:value-type="float" office:value="5090853" calcext:value-type="float">
            <text:p>5090853</text:p>
          </table:table-cell>
        </table:table-row>
        <table:table-row table:style-name="ro1">
          <table:table-cell office:value-type="string" calcext:value-type="string">
            <text:p>nsds2_n50000wmin50000-167-s559438974c1462198.ukp</text:p>
          </table:table-cell>
          <table:table-cell office:value-type="float" office:value="90.30666" calcext:value-type="float">
            <text:p>90.30666</text:p>
          </table:table-cell>
          <table:table-cell office:value-type="float" office:value="90.27" calcext:value-type="float">
            <text:p>90.27</text:p>
          </table:table-cell>
          <table:table-cell office:value-type="float" office:value="30584" calcext:value-type="float">
            <text:p>30584</text:p>
          </table:table-cell>
          <table:table-cell office:value-type="float" office:value="5160716" calcext:value-type="float">
            <text:p>5160716</text:p>
          </table:table-cell>
          <table:table-cell office:value-type="float" office:value="550.05994" calcext:value-type="float">
            <text:p>550.05994</text:p>
          </table:table-cell>
          <table:table-cell office:value-type="float" office:value="549.74" calcext:value-type="float">
            <text:p>549.74</text:p>
          </table:table-cell>
          <table:table-cell office:value-type="float" office:value="58940" calcext:value-type="float">
            <text:p>58940</text:p>
          </table:table-cell>
          <table:table-cell office:value-type="float" office:value="4395229" calcext:value-type="float">
            <text:p>4395229</text:p>
          </table:table-cell>
        </table:table-row>
        <table:table-row table:style-name="ro1">
          <table:table-cell office:value-type="string" calcext:value-type="string">
            <text:p>nsds2_n50000wmin20000-143-s490853988c1794567.ukp</text:p>
          </table:table-cell>
          <table:table-cell office:value-type="float" office:value="90.32332" calcext:value-type="float">
            <text:p>90.32332</text:p>
          </table:table-cell>
          <table:table-cell office:value-type="float" office:value="90.27" calcext:value-type="float">
            <text:p>90.27</text:p>
          </table:table-cell>
          <table:table-cell office:value-type="float" office:value="26172" calcext:value-type="float">
            <text:p>26172</text:p>
          </table:table-cell>
          <table:table-cell office:value-type="float" office:value="5388737" calcext:value-type="float">
            <text:p>5388737</text:p>
          </table:table-cell>
          <table:table-cell office:value-type="float" office:value="550.35661" calcext:value-type="float">
            <text:p>550.35661</text:p>
          </table:table-cell>
          <table:table-cell office:value-type="float" office:value="549.98" calcext:value-type="float">
            <text:p>549.98</text:p>
          </table:table-cell>
          <table:table-cell office:value-type="float" office:value="53552" calcext:value-type="float">
            <text:p>53552</text:p>
          </table:table-cell>
          <table:table-cell office:value-type="float" office:value="5457074" calcext:value-type="float">
            <text:p>5457074</text:p>
          </table:table-cell>
        </table:table-row>
        <table:table-row table:style-name="ro1">
          <table:table-cell office:value-type="string" calcext:value-type="string">
            <text:p>nsds2_n50000wmin20000-127-s583556376c1670601.ukp</text:p>
          </table:table-cell>
          <table:table-cell office:value-type="float" office:value="92.14999" calcext:value-type="float">
            <text:p>92.14999</text:p>
          </table:table-cell>
          <table:table-cell office:value-type="float" office:value="92.12" calcext:value-type="float">
            <text:p>92.12</text:p>
          </table:table-cell>
          <table:table-cell office:value-type="float" office:value="28104" calcext:value-type="float">
            <text:p>28104</text:p>
          </table:table-cell>
          <table:table-cell office:value-type="float" office:value="4420307" calcext:value-type="float">
            <text:p>4420307</text:p>
          </table:table-cell>
          <table:table-cell office:value-type="float" office:value="550.68328" calcext:value-type="float">
            <text:p>550.68328</text:p>
          </table:table-cell>
          <table:table-cell office:value-type="float" office:value="550.29" calcext:value-type="float">
            <text:p>550.29</text:p>
          </table:table-cell>
          <table:table-cell office:value-type="float" office:value="53020" calcext:value-type="float">
            <text:p>53020</text:p>
          </table:table-cell>
          <table:table-cell office:value-type="float" office:value="5086244" calcext:value-type="float">
            <text:p>5086244</text:p>
          </table:table-cell>
        </table:table-row>
        <table:table-row table:style-name="ro1">
          <table:table-cell office:value-type="string" calcext:value-type="string">
            <text:p>nsds2_n50000wmin20000-141-s586185750c1808596.ukp</text:p>
          </table:table-cell>
          <table:table-cell office:value-type="float" office:value="94.74999" calcext:value-type="float">
            <text:p>94.74999</text:p>
          </table:table-cell>
          <table:table-cell office:value-type="float" office:value="94.73" calcext:value-type="float">
            <text:p>94.73</text:p>
          </table:table-cell>
          <table:table-cell office:value-type="float" office:value="28092" calcext:value-type="float">
            <text:p>28092</text:p>
          </table:table-cell>
          <table:table-cell office:value-type="float" office:value="4474778" calcext:value-type="float">
            <text:p>4474778</text:p>
          </table:table-cell>
          <table:table-cell office:value-type="float" office:value="550.94994" calcext:value-type="float">
            <text:p>550.94994</text:p>
          </table:table-cell>
          <table:table-cell office:value-type="float" office:value="550.57" calcext:value-type="float">
            <text:p>550.57</text:p>
          </table:table-cell>
          <table:table-cell office:value-type="float" office:value="50068" calcext:value-type="float">
            <text:p>50068</text:p>
          </table:table-cell>
          <table:table-cell office:value-type="float" office:value="5464571" calcext:value-type="float">
            <text:p>5464571</text:p>
          </table:table-cell>
        </table:table-row>
        <table:table-row table:style-name="ro1">
          <table:table-cell office:value-type="string" calcext:value-type="string">
            <text:p>nsds2_n50000wmin20000-169-s179141282c1374017.ukp</text:p>
          </table:table-cell>
          <table:table-cell office:value-type="float" office:value="95.29332" calcext:value-type="float">
            <text:p>95.29332</text:p>
          </table:table-cell>
          <table:table-cell office:value-type="float" office:value="95.23" calcext:value-type="float">
            <text:p>95.23</text:p>
          </table:table-cell>
          <table:table-cell office:value-type="float" office:value="34800" calcext:value-type="float">
            <text:p>34800</text:p>
          </table:table-cell>
          <table:table-cell office:value-type="float" office:value="5199291" calcext:value-type="float">
            <text:p>5199291</text:p>
          </table:table-cell>
          <table:table-cell office:value-type="float" office:value="551.34995" calcext:value-type="float">
            <text:p>551.34995</text:p>
          </table:table-cell>
          <table:table-cell office:value-type="float" office:value="550.95" calcext:value-type="float">
            <text:p>550.95</text:p>
          </table:table-cell>
          <table:table-cell office:value-type="float" office:value="58320" calcext:value-type="float">
            <text:p>58320</text:p>
          </table:table-cell>
          <table:table-cell office:value-type="float" office:value="4167076" calcext:value-type="float">
            <text:p>4167076</text:p>
          </table:table-cell>
        </table:table-row>
        <table:table-row table:style-name="ro1">
          <table:table-cell office:value-type="string" calcext:value-type="string">
            <text:p>nsds2_n50000wmin50000-125-s342662718c1176150.ukp</text:p>
          </table:table-cell>
          <table:table-cell office:value-type="float" office:value="95.50332" calcext:value-type="float">
            <text:p>95.50332</text:p>
          </table:table-cell>
          <table:table-cell office:value-type="float" office:value="95.47" calcext:value-type="float">
            <text:p>95.47</text:p>
          </table:table-cell>
          <table:table-cell office:value-type="float" office:value="32964" calcext:value-type="float">
            <text:p>32964</text:p>
          </table:table-cell>
          <table:table-cell office:value-type="float" office:value="5172136" calcext:value-type="float">
            <text:p>5172136</text:p>
          </table:table-cell>
          <table:table-cell office:value-type="float" office:value="552.98661" calcext:value-type="float">
            <text:p>552.98661</text:p>
          </table:table-cell>
          <table:table-cell office:value-type="float" office:value="552.61" calcext:value-type="float">
            <text:p>552.61</text:p>
          </table:table-cell>
          <table:table-cell office:value-type="float" office:value="53592" calcext:value-type="float">
            <text:p>53592</text:p>
          </table:table-cell>
          <table:table-cell office:value-type="float" office:value="3503683" calcext:value-type="float">
            <text:p>3503683</text:p>
          </table:table-cell>
        </table:table-row>
        <table:table-row table:style-name="ro1">
          <table:table-cell office:value-type="string" calcext:value-type="string">
            <text:p>nsds2_n50000wmin50000-45-s664964299c1881901.ukp</text:p>
          </table:table-cell>
          <table:table-cell office:value-type="float" office:value="96.52999" calcext:value-type="float">
            <text:p>96.52999</text:p>
          </table:table-cell>
          <table:table-cell office:value-type="float" office:value="96.51" calcext:value-type="float">
            <text:p>96.51</text:p>
          </table:table-cell>
          <table:table-cell office:value-type="float" office:value="27444" calcext:value-type="float">
            <text:p>27444</text:p>
          </table:table-cell>
          <table:table-cell office:value-type="float" office:value="2549056" calcext:value-type="float">
            <text:p>2549056</text:p>
          </table:table-cell>
          <table:table-cell office:value-type="float" office:value="553.03994" calcext:value-type="float">
            <text:p>553.03994</text:p>
          </table:table-cell>
          <table:table-cell office:value-type="float" office:value="552.65" calcext:value-type="float">
            <text:p>552.65</text:p>
          </table:table-cell>
          <table:table-cell office:value-type="float" office:value="59008" calcext:value-type="float">
            <text:p>59008</text:p>
          </table:table-cell>
          <table:table-cell office:value-type="float" office:value="5706878" calcext:value-type="float">
            <text:p>5706878</text:p>
          </table:table-cell>
        </table:table-row>
        <table:table-row table:style-name="ro1">
          <table:table-cell office:value-type="string" calcext:value-type="string">
            <text:p>nsds2_n50000wmin50000-42-s57171364c1778708.ukp</text:p>
          </table:table-cell>
          <table:table-cell office:value-type="float" office:value="97.19332" calcext:value-type="float">
            <text:p>97.19332</text:p>
          </table:table-cell>
          <table:table-cell office:value-type="float" office:value="97.15" calcext:value-type="float">
            <text:p>97.15</text:p>
          </table:table-cell>
          <table:table-cell office:value-type="float" office:value="31880" calcext:value-type="float">
            <text:p>31880</text:p>
          </table:table-cell>
          <table:table-cell office:value-type="float" office:value="5248411" calcext:value-type="float">
            <text:p>5248411</text:p>
          </table:table-cell>
          <table:table-cell office:value-type="float" office:value="554.81994" calcext:value-type="float">
            <text:p>554.81994</text:p>
          </table:table-cell>
          <table:table-cell office:value-type="float" office:value="554.43" calcext:value-type="float">
            <text:p>554.43</text:p>
          </table:table-cell>
          <table:table-cell office:value-type="float" office:value="56704" calcext:value-type="float">
            <text:p>56704</text:p>
          </table:table-cell>
          <table:table-cell office:value-type="float" office:value="5388737" calcext:value-type="float">
            <text:p>5388737</text:p>
          </table:table-cell>
        </table:table-row>
        <table:table-row table:style-name="ro1">
          <table:table-cell office:value-type="string" calcext:value-type="string">
            <text:p>nsds2_n50000wmin20000-123-s217583718c1683897.ukp</text:p>
          </table:table-cell>
          <table:table-cell office:value-type="float" office:value="98.07666" calcext:value-type="float">
            <text:p>98.07666</text:p>
          </table:table-cell>
          <table:table-cell office:value-type="float" office:value="98.03" calcext:value-type="float">
            <text:p>98.03</text:p>
          </table:table-cell>
          <table:table-cell office:value-type="float" office:value="29672" calcext:value-type="float">
            <text:p>29672</text:p>
          </table:table-cell>
          <table:table-cell office:value-type="float" office:value="4572024" calcext:value-type="float">
            <text:p>4572024</text:p>
          </table:table-cell>
          <table:table-cell office:value-type="float" office:value="555.16994" calcext:value-type="float">
            <text:p>555.16994</text:p>
          </table:table-cell>
          <table:table-cell office:value-type="float" office:value="554.79" calcext:value-type="float">
            <text:p>554.79</text:p>
          </table:table-cell>
          <table:table-cell office:value-type="float" office:value="51780" calcext:value-type="float">
            <text:p>51780</text:p>
          </table:table-cell>
          <table:table-cell office:value-type="float" office:value="5085298" calcext:value-type="float">
            <text:p>5085298</text:p>
          </table:table-cell>
        </table:table-row>
        <table:table-row table:style-name="ro1">
          <table:table-cell office:value-type="string" calcext:value-type="string">
            <text:p>nsds2_n50000wmin20000-89-s905865785c1675850.ukp</text:p>
          </table:table-cell>
          <table:table-cell office:value-type="float" office:value="98.58666" calcext:value-type="float">
            <text:p>98.58666</text:p>
          </table:table-cell>
          <table:table-cell office:value-type="float" office:value="98.54" calcext:value-type="float">
            <text:p>98.54</text:p>
          </table:table-cell>
          <table:table-cell office:value-type="float" office:value="28452" calcext:value-type="float">
            <text:p>28452</text:p>
          </table:table-cell>
          <table:table-cell office:value-type="float" office:value="5214675" calcext:value-type="float">
            <text:p>5214675</text:p>
          </table:table-cell>
          <table:table-cell office:value-type="float" office:value="555.43994" calcext:value-type="float">
            <text:p>555.43994</text:p>
          </table:table-cell>
          <table:table-cell office:value-type="float" office:value="555.08" calcext:value-type="float">
            <text:p>555.08</text:p>
          </table:table-cell>
          <table:table-cell office:value-type="float" office:value="61408" calcext:value-type="float">
            <text:p>61408</text:p>
          </table:table-cell>
          <table:table-cell office:value-type="float" office:value="5048418" calcext:value-type="float">
            <text:p>5048418</text:p>
          </table:table-cell>
        </table:table-row>
        <table:table-row table:style-name="ro1">
          <table:table-cell office:value-type="string" calcext:value-type="string">
            <text:p>nsds2_n50000wmin50000-1-s720843886c1834312.ukp</text:p>
          </table:table-cell>
          <table:table-cell office:value-type="float" office:value="99.50332" calcext:value-type="float">
            <text:p>99.50332</text:p>
          </table:table-cell>
          <table:table-cell office:value-type="float" office:value="99.46" calcext:value-type="float">
            <text:p>99.46</text:p>
          </table:table-cell>
          <table:table-cell office:value-type="float" office:value="27052" calcext:value-type="float">
            <text:p>27052</text:p>
          </table:table-cell>
          <table:table-cell office:value-type="float" office:value="4713341" calcext:value-type="float">
            <text:p>4713341</text:p>
          </table:table-cell>
          <table:table-cell office:value-type="float" office:value="555.46995" calcext:value-type="float">
            <text:p>555.46995</text:p>
          </table:table-cell>
          <table:table-cell office:value-type="float" office:value="555.07" calcext:value-type="float">
            <text:p>555.07</text:p>
          </table:table-cell>
          <table:table-cell office:value-type="float" office:value="57272" calcext:value-type="float">
            <text:p>57272</text:p>
          </table:table-cell>
          <table:table-cell office:value-type="float" office:value="5570079" calcext:value-type="float">
            <text:p>5570079</text:p>
          </table:table-cell>
        </table:table-row>
        <table:table-row table:style-name="ro1">
          <table:table-cell office:value-type="string" calcext:value-type="string">
            <text:p>nsds2_n50000wmin50000-185-s152642710c1605504.ukp</text:p>
          </table:table-cell>
          <table:table-cell office:value-type="float" office:value="100.95999" calcext:value-type="float">
            <text:p>100.95999</text:p>
          </table:table-cell>
          <table:table-cell office:value-type="float" office:value="100.92" calcext:value-type="float">
            <text:p>100.92</text:p>
          </table:table-cell>
          <table:table-cell office:value-type="float" office:value="29828" calcext:value-type="float">
            <text:p>29828</text:p>
          </table:table-cell>
          <table:table-cell office:value-type="float" office:value="2506989" calcext:value-type="float">
            <text:p>2506989</text:p>
          </table:table-cell>
          <table:table-cell office:value-type="float" office:value="555.54661" calcext:value-type="float">
            <text:p>555.54661</text:p>
          </table:table-cell>
          <table:table-cell office:value-type="float" office:value="555.14" calcext:value-type="float">
            <text:p>555.14</text:p>
          </table:table-cell>
          <table:table-cell office:value-type="float" office:value="58212" calcext:value-type="float">
            <text:p>58212</text:p>
          </table:table-cell>
          <table:table-cell office:value-type="float" office:value="4828321" calcext:value-type="float">
            <text:p>4828321</text:p>
          </table:table-cell>
        </table:table-row>
        <table:table-row table:style-name="ro1">
          <table:table-cell office:value-type="string" calcext:value-type="string">
            <text:p>nsds2_n50000wmin50000-79-s16986492c1633454.ukp</text:p>
          </table:table-cell>
          <table:table-cell office:value-type="float" office:value="101.65332" calcext:value-type="float">
            <text:p>101.65332</text:p>
          </table:table-cell>
          <table:table-cell office:value-type="float" office:value="101.6" calcext:value-type="float">
            <text:p>101.6</text:p>
          </table:table-cell>
          <table:table-cell office:value-type="float" office:value="27368" calcext:value-type="float">
            <text:p>27368</text:p>
          </table:table-cell>
          <table:table-cell office:value-type="float" office:value="4403642" calcext:value-type="float">
            <text:p>4403642</text:p>
          </table:table-cell>
          <table:table-cell office:value-type="float" office:value="555.99995" calcext:value-type="float">
            <text:p>555.99995</text:p>
          </table:table-cell>
          <table:table-cell office:value-type="float" office:value="555.64" calcext:value-type="float">
            <text:p>555.64</text:p>
          </table:table-cell>
          <table:table-cell office:value-type="float" office:value="59876" calcext:value-type="float">
            <text:p>59876</text:p>
          </table:table-cell>
          <table:table-cell office:value-type="float" office:value="4939242" calcext:value-type="float">
            <text:p>4939242</text:p>
          </table:table-cell>
        </table:table-row>
        <table:table-row table:style-name="ro1">
          <table:table-cell office:value-type="string" calcext:value-type="string">
            <text:p>nsds2_n50000wmin20000-76-s698894093c1913587.ukp</text:p>
          </table:table-cell>
          <table:table-cell office:value-type="float" office:value="103.16332" calcext:value-type="float">
            <text:p>103.16332</text:p>
          </table:table-cell>
          <table:table-cell office:value-type="float" office:value="103.11" calcext:value-type="float">
            <text:p>103.11</text:p>
          </table:table-cell>
          <table:table-cell office:value-type="float" office:value="30000" calcext:value-type="float">
            <text:p>30000</text:p>
          </table:table-cell>
          <table:table-cell office:value-type="float" office:value="5681815" calcext:value-type="float">
            <text:p>5681815</text:p>
          </table:table-cell>
          <table:table-cell office:value-type="float" office:value="556.65328" calcext:value-type="float">
            <text:p>556.65328</text:p>
          </table:table-cell>
          <table:table-cell office:value-type="float" office:value="556.27" calcext:value-type="float">
            <text:p>556.27</text:p>
          </table:table-cell>
          <table:table-cell office:value-type="float" office:value="53224" calcext:value-type="float">
            <text:p>53224</text:p>
          </table:table-cell>
          <table:table-cell office:value-type="float" office:value="5782087" calcext:value-type="float">
            <text:p>5782087</text:p>
          </table:table-cell>
        </table:table-row>
        <table:table-row table:style-name="ro1">
          <table:table-cell office:value-type="string" calcext:value-type="string">
            <text:p>nsds2_n50000wmin50000-7-s451986827c1235104.ukp</text:p>
          </table:table-cell>
          <table:table-cell office:value-type="float" office:value="104.67332" calcext:value-type="float">
            <text:p>104.67332</text:p>
          </table:table-cell>
          <table:table-cell office:value-type="float" office:value="104.63" calcext:value-type="float">
            <text:p>104.63</text:p>
          </table:table-cell>
          <table:table-cell office:value-type="float" office:value="36340" calcext:value-type="float">
            <text:p>36340</text:p>
          </table:table-cell>
          <table:table-cell office:value-type="float" office:value="5156094" calcext:value-type="float">
            <text:p>5156094</text:p>
          </table:table-cell>
          <table:table-cell office:value-type="float" office:value="557.98661" calcext:value-type="float">
            <text:p>557.98661</text:p>
          </table:table-cell>
          <table:table-cell office:value-type="float" office:value="557.61" calcext:value-type="float">
            <text:p>557.61</text:p>
          </table:table-cell>
          <table:table-cell office:value-type="float" office:value="55932" calcext:value-type="float">
            <text:p>55932</text:p>
          </table:table-cell>
          <table:table-cell office:value-type="float" office:value="3679672" calcext:value-type="float">
            <text:p>3679672</text:p>
          </table:table-cell>
        </table:table-row>
        <table:table-row table:style-name="ro1">
          <table:table-cell office:value-type="string" calcext:value-type="string">
            <text:p>nsds2_n50000wmin20000-71-s918482572c1649912.ukp</text:p>
          </table:table-cell>
          <table:table-cell office:value-type="float" office:value="105.61999" calcext:value-type="float">
            <text:p>105.61999</text:p>
          </table:table-cell>
          <table:table-cell office:value-type="float" office:value="105.57" calcext:value-type="float">
            <text:p>105.57</text:p>
          </table:table-cell>
          <table:table-cell office:value-type="float" office:value="28112" calcext:value-type="float">
            <text:p>28112</text:p>
          </table:table-cell>
          <table:table-cell office:value-type="float" office:value="4658992" calcext:value-type="float">
            <text:p>4658992</text:p>
          </table:table-cell>
          <table:table-cell office:value-type="float" office:value="558.46328" calcext:value-type="float">
            <text:p>558.46328</text:p>
          </table:table-cell>
          <table:table-cell office:value-type="float" office:value="558.07" calcext:value-type="float">
            <text:p>558.07</text:p>
          </table:table-cell>
          <table:table-cell office:value-type="float" office:value="53580" calcext:value-type="float">
            <text:p>53580</text:p>
          </table:table-cell>
          <table:table-cell office:value-type="float" office:value="4978411" calcext:value-type="float">
            <text:p>4978411</text:p>
          </table:table-cell>
        </table:table-row>
        <table:table-row table:style-name="ro1">
          <table:table-cell office:value-type="string" calcext:value-type="string">
            <text:p>nsds2_n50000wmin20000-59-s198519773c1963585.ukp</text:p>
          </table:table-cell>
          <table:table-cell office:value-type="float" office:value="107.02666" calcext:value-type="float">
            <text:p>107.02666</text:p>
          </table:table-cell>
          <table:table-cell office:value-type="float" office:value="107" calcext:value-type="float">
            <text:p>107</text:p>
          </table:table-cell>
          <table:table-cell office:value-type="float" office:value="38112" calcext:value-type="float">
            <text:p>38112</text:p>
          </table:table-cell>
          <table:table-cell office:value-type="float" office:value="5152015" calcext:value-type="float">
            <text:p>5152015</text:p>
          </table:table-cell>
          <table:table-cell office:value-type="float" office:value="558.67328" calcext:value-type="float">
            <text:p>558.67328</text:p>
          </table:table-cell>
          <table:table-cell office:value-type="float" office:value="558.27" calcext:value-type="float">
            <text:p>558.27</text:p>
          </table:table-cell>
          <table:table-cell office:value-type="float" office:value="55264" calcext:value-type="float">
            <text:p>55264</text:p>
          </table:table-cell>
          <table:table-cell office:value-type="float" office:value="5944358" calcext:value-type="float">
            <text:p>5944358</text:p>
          </table:table-cell>
        </table:table-row>
        <table:table-row table:style-name="ro1">
          <table:table-cell office:value-type="string" calcext:value-type="string">
            <text:p>nsds2_n50000wmin50000-83-s653138835c1887143.ukp</text:p>
          </table:table-cell>
          <table:table-cell office:value-type="float" office:value="107.77666" calcext:value-type="float">
            <text:p>107.77666</text:p>
          </table:table-cell>
          <table:table-cell office:value-type="float" office:value="107.72" calcext:value-type="float">
            <text:p>107.72</text:p>
          </table:table-cell>
          <table:table-cell office:value-type="float" office:value="28556" calcext:value-type="float">
            <text:p>28556</text:p>
          </table:table-cell>
          <table:table-cell office:value-type="float" office:value="5297467" calcext:value-type="float">
            <text:p>5297467</text:p>
          </table:table-cell>
          <table:table-cell office:value-type="float" office:value="558.69328" calcext:value-type="float">
            <text:p>558.69328</text:p>
          </table:table-cell>
          <table:table-cell office:value-type="float" office:value="558.3" calcext:value-type="float">
            <text:p>558.3</text:p>
          </table:table-cell>
          <table:table-cell office:value-type="float" office:value="54860" calcext:value-type="float">
            <text:p>54860</text:p>
          </table:table-cell>
          <table:table-cell office:value-type="float" office:value="5721480" calcext:value-type="float">
            <text:p>5721480</text:p>
          </table:table-cell>
        </table:table-row>
        <table:table-row table:style-name="ro1">
          <table:table-cell office:value-type="string" calcext:value-type="string">
            <text:p>nsds2_n50000wmin20000-58-s551593996c1838167.ukp</text:p>
          </table:table-cell>
          <table:table-cell office:value-type="float" office:value="111.42332" calcext:value-type="float">
            <text:p>111.42332</text:p>
          </table:table-cell>
          <table:table-cell office:value-type="float" office:value="111.43" calcext:value-type="float">
            <text:p>111.43</text:p>
          </table:table-cell>
          <table:table-cell office:value-type="float" office:value="37340" calcext:value-type="float">
            <text:p>37340</text:p>
          </table:table-cell>
          <table:table-cell office:value-type="float" office:value="4939242" calcext:value-type="float">
            <text:p>4939242</text:p>
          </table:table-cell>
          <table:table-cell office:value-type="float" office:value="559.84328" calcext:value-type="float">
            <text:p>559.84328</text:p>
          </table:table-cell>
          <table:table-cell office:value-type="float" office:value="559.46" calcext:value-type="float">
            <text:p>559.46</text:p>
          </table:table-cell>
          <table:table-cell office:value-type="float" office:value="53248" calcext:value-type="float">
            <text:p>53248</text:p>
          </table:table-cell>
          <table:table-cell office:value-type="float" office:value="5555969" calcext:value-type="float">
            <text:p>5555969</text:p>
          </table:table-cell>
        </table:table-row>
        <table:table-row table:style-name="ro1">
          <table:table-cell office:value-type="string" calcext:value-type="string">
            <text:p>nsds2_n50000wmin50000-49-s832538455c1972129.ukp</text:p>
          </table:table-cell>
          <table:table-cell office:value-type="float" office:value="111.64332" calcext:value-type="float">
            <text:p>111.64332</text:p>
          </table:table-cell>
          <table:table-cell office:value-type="float" office:value="111.6" calcext:value-type="float">
            <text:p>111.6</text:p>
          </table:table-cell>
          <table:table-cell office:value-type="float" office:value="31180" calcext:value-type="float">
            <text:p>31180</text:p>
          </table:table-cell>
          <table:table-cell office:value-type="float" office:value="5669234" calcext:value-type="float">
            <text:p>5669234</text:p>
          </table:table-cell>
          <table:table-cell office:value-type="float" office:value="559.98328" calcext:value-type="float">
            <text:p>559.98328</text:p>
          </table:table-cell>
          <table:table-cell office:value-type="float" office:value="559.59" calcext:value-type="float">
            <text:p>559.59</text:p>
          </table:table-cell>
          <table:table-cell office:value-type="float" office:value="62184" calcext:value-type="float">
            <text:p>62184</text:p>
          </table:table-cell>
          <table:table-cell office:value-type="float" office:value="5999373" calcext:value-type="float">
            <text:p>5999373</text:p>
          </table:table-cell>
        </table:table-row>
        <table:table-row table:style-name="ro1">
          <table:table-cell office:value-type="string" calcext:value-type="string">
            <text:p>nsds2_n50000wmin20000-163-s955524903c1294794.ukp</text:p>
          </table:table-cell>
          <table:table-cell office:value-type="float" office:value="111.88332" calcext:value-type="float">
            <text:p>111.88332</text:p>
          </table:table-cell>
          <table:table-cell office:value-type="float" office:value="111.82" calcext:value-type="float">
            <text:p>111.82</text:p>
          </table:table-cell>
          <table:table-cell office:value-type="float" office:value="31860" calcext:value-type="float">
            <text:p>31860</text:p>
          </table:table-cell>
          <table:table-cell office:value-type="float" office:value="5244578" calcext:value-type="float">
            <text:p>5244578</text:p>
          </table:table-cell>
          <table:table-cell office:value-type="float" office:value="560.15661" calcext:value-type="float">
            <text:p>560.15661</text:p>
          </table:table-cell>
          <table:table-cell office:value-type="float" office:value="559.76" calcext:value-type="float">
            <text:p>559.76</text:p>
          </table:table-cell>
          <table:table-cell office:value-type="float" office:value="53084" calcext:value-type="float">
            <text:p>53084</text:p>
          </table:table-cell>
          <table:table-cell office:value-type="float" office:value="3890405" calcext:value-type="float">
            <text:p>3890405</text:p>
          </table:table-cell>
        </table:table-row>
        <table:table-row table:style-name="ro1">
          <table:table-cell office:value-type="string" calcext:value-type="string">
            <text:p>nsds2_n50000wmin50000-94-s611662245c1505907.ukp</text:p>
          </table:table-cell>
          <table:table-cell office:value-type="float" office:value="113.78332" calcext:value-type="float">
            <text:p>113.78332</text:p>
          </table:table-cell>
          <table:table-cell office:value-type="float" office:value="113.71" calcext:value-type="float">
            <text:p>113.71</text:p>
          </table:table-cell>
          <table:table-cell office:value-type="float" office:value="35964" calcext:value-type="float">
            <text:p>35964</text:p>
          </table:table-cell>
          <table:table-cell office:value-type="float" office:value="5027652" calcext:value-type="float">
            <text:p>5027652</text:p>
          </table:table-cell>
          <table:table-cell office:value-type="float" office:value="560.35994" calcext:value-type="float">
            <text:p>560.35994</text:p>
          </table:table-cell>
          <table:table-cell office:value-type="float" office:value="559.99" calcext:value-type="float">
            <text:p>559.99</text:p>
          </table:table-cell>
          <table:table-cell office:value-type="float" office:value="54720" calcext:value-type="float">
            <text:p>54720</text:p>
          </table:table-cell>
          <table:table-cell office:value-type="float" office:value="4531588" calcext:value-type="float">
            <text:p>4531588</text:p>
          </table:table-cell>
        </table:table-row>
        <table:table-row table:style-name="ro1">
          <table:table-cell office:value-type="string" calcext:value-type="string">
            <text:p>nsds2_n50000wmin20000-105-s723015531c1066735.ukp</text:p>
          </table:table-cell>
          <table:table-cell office:value-type="float" office:value="116.43999" calcext:value-type="float">
            <text:p>116.43999</text:p>
          </table:table-cell>
          <table:table-cell office:value-type="float" office:value="116.38" calcext:value-type="float">
            <text:p>116.38</text:p>
          </table:table-cell>
          <table:table-cell office:value-type="float" office:value="36732" calcext:value-type="float">
            <text:p>36732</text:p>
          </table:table-cell>
          <table:table-cell office:value-type="float" office:value="5043127" calcext:value-type="float">
            <text:p>5043127</text:p>
          </table:table-cell>
          <table:table-cell office:value-type="float" office:value="562.35661" calcext:value-type="float">
            <text:p>562.35661</text:p>
          </table:table-cell>
          <table:table-cell office:value-type="float" office:value="561.95" calcext:value-type="float">
            <text:p>561.95</text:p>
          </table:table-cell>
          <table:table-cell office:value-type="float" office:value="50504" calcext:value-type="float">
            <text:p>50504</text:p>
          </table:table-cell>
          <table:table-cell office:value-type="float" office:value="3207143" calcext:value-type="float">
            <text:p>3207143</text:p>
          </table:table-cell>
        </table:table-row>
        <table:table-row table:style-name="ro1">
          <table:table-cell office:value-type="string" calcext:value-type="string">
            <text:p>nsds2_n50000wmin50000-193-s915027660c1806147.ukp</text:p>
          </table:table-cell>
          <table:table-cell office:value-type="float" office:value="117.21999" calcext:value-type="float">
            <text:p>117.21999</text:p>
          </table:table-cell>
          <table:table-cell office:value-type="float" office:value="117.18" calcext:value-type="float">
            <text:p>117.18</text:p>
          </table:table-cell>
          <table:table-cell office:value-type="float" office:value="28140" calcext:value-type="float">
            <text:p>28140</text:p>
          </table:table-cell>
          <table:table-cell office:value-type="float" office:value="4502320" calcext:value-type="float">
            <text:p>4502320</text:p>
          </table:table-cell>
          <table:table-cell office:value-type="float" office:value="562.92328" calcext:value-type="float">
            <text:p>562.92328</text:p>
          </table:table-cell>
          <table:table-cell office:value-type="float" office:value="562.51" calcext:value-type="float">
            <text:p>562.51</text:p>
          </table:table-cell>
          <table:table-cell office:value-type="float" office:value="57724" calcext:value-type="float">
            <text:p>57724</text:p>
          </table:table-cell>
          <table:table-cell office:value-type="float" office:value="5470153" calcext:value-type="float">
            <text:p>5470153</text:p>
          </table:table-cell>
        </table:table-row>
        <table:table-row table:style-name="ro1">
          <table:table-cell office:value-type="string" calcext:value-type="string">
            <text:p>nsds2_n50000wmin20000-165-s568312405c1126439.ukp</text:p>
          </table:table-cell>
          <table:table-cell office:value-type="float" office:value="119.00332" calcext:value-type="float">
            <text:p>119.00332</text:p>
          </table:table-cell>
          <table:table-cell office:value-type="float" office:value="118.96" calcext:value-type="float">
            <text:p>118.96</text:p>
          </table:table-cell>
          <table:table-cell office:value-type="float" office:value="35500" calcext:value-type="float">
            <text:p>35500</text:p>
          </table:table-cell>
          <table:table-cell office:value-type="float" office:value="5134184" calcext:value-type="float">
            <text:p>5134184</text:p>
          </table:table-cell>
          <table:table-cell office:value-type="float" office:value="562.98328" calcext:value-type="float">
            <text:p>562.98328</text:p>
          </table:table-cell>
          <table:table-cell office:value-type="float" office:value="562.6" calcext:value-type="float">
            <text:p>562.6</text:p>
          </table:table-cell>
          <table:table-cell office:value-type="float" office:value="53364" calcext:value-type="float">
            <text:p>53364</text:p>
          </table:table-cell>
          <table:table-cell office:value-type="float" office:value="3389113" calcext:value-type="float">
            <text:p>3389113</text:p>
          </table:table-cell>
        </table:table-row>
        <table:table-row table:style-name="ro1">
          <table:table-cell office:value-type="string" calcext:value-type="string">
            <text:p>nsds2_n50000wmin20000-128-s633218386c1882045.ukp</text:p>
          </table:table-cell>
          <table:table-cell office:value-type="float" office:value="119.90666" calcext:value-type="float">
            <text:p>119.90666</text:p>
          </table:table-cell>
          <table:table-cell office:value-type="float" office:value="119.85" calcext:value-type="float">
            <text:p>119.85</text:p>
          </table:table-cell>
          <table:table-cell office:value-type="float" office:value="35940" calcext:value-type="float">
            <text:p>35940</text:p>
          </table:table-cell>
          <table:table-cell office:value-type="float" office:value="5022577" calcext:value-type="float">
            <text:p>5022577</text:p>
          </table:table-cell>
          <table:table-cell office:value-type="float" office:value="563.00994" calcext:value-type="float">
            <text:p>563.00994</text:p>
          </table:table-cell>
          <table:table-cell office:value-type="float" office:value="562.61" calcext:value-type="float">
            <text:p>562.61</text:p>
          </table:table-cell>
          <table:table-cell office:value-type="float" office:value="49840" calcext:value-type="float">
            <text:p>49840</text:p>
          </table:table-cell>
          <table:table-cell office:value-type="float" office:value="5667160" calcext:value-type="float">
            <text:p>5667160</text:p>
          </table:table-cell>
        </table:table-row>
        <table:table-row table:style-name="ro1">
          <table:table-cell office:value-type="string" calcext:value-type="string">
            <text:p>nsds2_n50000wmin20000-9-s684448574c1772748.ukp</text:p>
          </table:table-cell>
          <table:table-cell office:value-type="float" office:value="120.55999" calcext:value-type="float">
            <text:p>120.55999</text:p>
          </table:table-cell>
          <table:table-cell office:value-type="float" office:value="120.51" calcext:value-type="float">
            <text:p>120.51</text:p>
          </table:table-cell>
          <table:table-cell office:value-type="float" office:value="32444" calcext:value-type="float">
            <text:p>32444</text:p>
          </table:table-cell>
          <table:table-cell office:value-type="float" office:value="3208443" calcext:value-type="float">
            <text:p>3208443</text:p>
          </table:table-cell>
          <table:table-cell office:value-type="float" office:value="563.85328" calcext:value-type="float">
            <text:p>563.85328</text:p>
          </table:table-cell>
          <table:table-cell office:value-type="float" office:value="563.46" calcext:value-type="float">
            <text:p>563.46</text:p>
          </table:table-cell>
          <table:table-cell office:value-type="float" office:value="59488" calcext:value-type="float">
            <text:p>59488</text:p>
          </table:table-cell>
          <table:table-cell office:value-type="float" office:value="5370245" calcext:value-type="float">
            <text:p>5370245</text:p>
          </table:table-cell>
        </table:table-row>
        <table:table-row table:style-name="ro1">
          <table:table-cell office:value-type="string" calcext:value-type="string">
            <text:p>nsds2_n50000wmin50000-135-s802259763c1923117.ukp</text:p>
          </table:table-cell>
          <table:table-cell office:value-type="float" office:value="129.92332" calcext:value-type="float">
            <text:p>129.92332</text:p>
          </table:table-cell>
          <table:table-cell office:value-type="float" office:value="129.85" calcext:value-type="float">
            <text:p>129.85</text:p>
          </table:table-cell>
          <table:table-cell office:value-type="float" office:value="38076" calcext:value-type="float">
            <text:p>38076</text:p>
          </table:table-cell>
          <table:table-cell office:value-type="float" office:value="5080121" calcext:value-type="float">
            <text:p>5080121</text:p>
          </table:table-cell>
          <table:table-cell office:value-type="float" office:value="564.04328" calcext:value-type="float">
            <text:p>564.04328</text:p>
          </table:table-cell>
          <table:table-cell office:value-type="float" office:value="563.65" calcext:value-type="float">
            <text:p>563.65</text:p>
          </table:table-cell>
          <table:table-cell office:value-type="float" office:value="57576" calcext:value-type="float">
            <text:p>57576</text:p>
          </table:table-cell>
          <table:table-cell office:value-type="float" office:value="5818276" calcext:value-type="float">
            <text:p>5818276</text:p>
          </table:table-cell>
        </table:table-row>
        <table:table-row table:style-name="ro1">
          <table:table-cell office:value-type="string" calcext:value-type="string">
            <text:p>nsds2_n50000wmin50000-186-s616010305c1797255.ukp</text:p>
          </table:table-cell>
          <table:table-cell office:value-type="float" office:value="129.97999" calcext:value-type="float">
            <text:p>129.97999</text:p>
          </table:table-cell>
          <table:table-cell office:value-type="float" office:value="129.91" calcext:value-type="float">
            <text:p>129.91</text:p>
          </table:table-cell>
          <table:table-cell office:value-type="float" office:value="34408" calcext:value-type="float">
            <text:p>34408</text:p>
          </table:table-cell>
          <table:table-cell office:value-type="float" office:value="5145522" calcext:value-type="float">
            <text:p>5145522</text:p>
          </table:table-cell>
          <table:table-cell office:value-type="float" office:value="564.13994" calcext:value-type="float">
            <text:p>564.13994</text:p>
          </table:table-cell>
          <table:table-cell office:value-type="float" office:value="563.75" calcext:value-type="float">
            <text:p>563.75</text:p>
          </table:table-cell>
          <table:table-cell office:value-type="float" office:value="56780" calcext:value-type="float">
            <text:p>56780</text:p>
          </table:table-cell>
          <table:table-cell office:value-type="float" office:value="5447460" calcext:value-type="float">
            <text:p>5447460</text:p>
          </table:table-cell>
        </table:table-row>
        <table:table-row table:style-name="ro1">
          <table:table-cell office:value-type="string" calcext:value-type="string">
            <text:p>nsds2_n50000wmin50000-69-s977952308c1703551.ukp</text:p>
          </table:table-cell>
          <table:table-cell office:value-type="float" office:value="130.40999" calcext:value-type="float">
            <text:p>130.40999</text:p>
          </table:table-cell>
          <table:table-cell office:value-type="float" office:value="130.34" calcext:value-type="float">
            <text:p>130.34</text:p>
          </table:table-cell>
          <table:table-cell office:value-type="float" office:value="28016" calcext:value-type="float">
            <text:p>28016</text:p>
          </table:table-cell>
          <table:table-cell office:value-type="float" office:value="4558766" calcext:value-type="float">
            <text:p>4558766</text:p>
          </table:table-cell>
          <table:table-cell office:value-type="float" office:value="565.00328" calcext:value-type="float">
            <text:p>565.00328</text:p>
          </table:table-cell>
          <table:table-cell office:value-type="float" office:value="564.62" calcext:value-type="float">
            <text:p>564.62</text:p>
          </table:table-cell>
          <table:table-cell office:value-type="float" office:value="65788" calcext:value-type="float">
            <text:p>65788</text:p>
          </table:table-cell>
          <table:table-cell office:value-type="float" office:value="5152015" calcext:value-type="float">
            <text:p>5152015</text:p>
          </table:table-cell>
        </table:table-row>
        <table:table-row table:style-name="ro1">
          <table:table-cell office:value-type="string" calcext:value-type="string">
            <text:p>nsds2_n50000wmin50000-86-s925211847c1448382.ukp</text:p>
          </table:table-cell>
          <table:table-cell office:value-type="float" office:value="131.85999" calcext:value-type="float">
            <text:p>131.85999</text:p>
          </table:table-cell>
          <table:table-cell office:value-type="float" office:value="131.8" calcext:value-type="float">
            <text:p>131.8</text:p>
          </table:table-cell>
          <table:table-cell office:value-type="float" office:value="36412" calcext:value-type="float">
            <text:p>36412</text:p>
          </table:table-cell>
          <table:table-cell office:value-type="float" office:value="5193771" calcext:value-type="float">
            <text:p>5193771</text:p>
          </table:table-cell>
          <table:table-cell office:value-type="float" office:value="565.10328" calcext:value-type="float">
            <text:p>565.10328</text:p>
          </table:table-cell>
          <table:table-cell office:value-type="float" office:value="564.74" calcext:value-type="float">
            <text:p>564.74</text:p>
          </table:table-cell>
          <table:table-cell office:value-type="float" office:value="56964" calcext:value-type="float">
            <text:p>56964</text:p>
          </table:table-cell>
          <table:table-cell office:value-type="float" office:value="4360395" calcext:value-type="float">
            <text:p>4360395</text:p>
          </table:table-cell>
        </table:table-row>
        <table:table-row table:style-name="ro1">
          <table:table-cell office:value-type="string" calcext:value-type="string">
            <text:p>nsds2_n50000wmin20000-157-s852514704c1119161.ukp</text:p>
          </table:table-cell>
          <table:table-cell office:value-type="float" office:value="134.89332" calcext:value-type="float">
            <text:p>134.89332</text:p>
          </table:table-cell>
          <table:table-cell office:value-type="float" office:value="134.83" calcext:value-type="float">
            <text:p>134.83</text:p>
          </table:table-cell>
          <table:table-cell office:value-type="float" office:value="37348" calcext:value-type="float">
            <text:p>37348</text:p>
          </table:table-cell>
          <table:table-cell office:value-type="float" office:value="5125952" calcext:value-type="float">
            <text:p>5125952</text:p>
          </table:table-cell>
          <table:table-cell office:value-type="float" office:value="565.60328" calcext:value-type="float">
            <text:p>565.60328</text:p>
          </table:table-cell>
          <table:table-cell office:value-type="float" office:value="565.21" calcext:value-type="float">
            <text:p>565.21</text:p>
          </table:table-cell>
          <table:table-cell office:value-type="float" office:value="47132" calcext:value-type="float">
            <text:p>47132</text:p>
          </table:table-cell>
          <table:table-cell office:value-type="float" office:value="3356903" calcext:value-type="float">
            <text:p>3356903</text:p>
          </table:table-cell>
        </table:table-row>
        <table:table-row table:style-name="ro1">
          <table:table-cell office:value-type="string" calcext:value-type="string">
            <text:p>nsds2_n50000wmin50000-118-s19360487c1260793.ukp</text:p>
          </table:table-cell>
          <table:table-cell office:value-type="float" office:value="136.26999" calcext:value-type="float">
            <text:p>136.26999</text:p>
          </table:table-cell>
          <table:table-cell office:value-type="float" office:value="136.21" calcext:value-type="float">
            <text:p>136.21</text:p>
          </table:table-cell>
          <table:table-cell office:value-type="float" office:value="39004" calcext:value-type="float">
            <text:p>39004</text:p>
          </table:table-cell>
          <table:table-cell office:value-type="float" office:value="5104516" calcext:value-type="float">
            <text:p>5104516</text:p>
          </table:table-cell>
          <table:table-cell office:value-type="float" office:value="565.85994" calcext:value-type="float">
            <text:p>565.85994</text:p>
          </table:table-cell>
          <table:table-cell office:value-type="float" office:value="565.47" calcext:value-type="float">
            <text:p>565.47</text:p>
          </table:table-cell>
          <table:table-cell office:value-type="float" office:value="56128" calcext:value-type="float">
            <text:p>56128</text:p>
          </table:table-cell>
          <table:table-cell office:value-type="float" office:value="3758815" calcext:value-type="float">
            <text:p>3758815</text:p>
          </table:table-cell>
        </table:table-row>
        <table:table-row table:style-name="ro1">
          <table:table-cell office:value-type="string" calcext:value-type="string">
            <text:p>nsds2_n50000wmin20000-7-s451986827c1683740.ukp</text:p>
          </table:table-cell>
          <table:table-cell office:value-type="float" office:value="141.87665" calcext:value-type="float">
            <text:p>141.87665</text:p>
          </table:table-cell>
          <table:table-cell office:value-type="float" office:value="141.81" calcext:value-type="float">
            <text:p>141.81</text:p>
          </table:table-cell>
          <table:table-cell office:value-type="float" office:value="36524" calcext:value-type="float">
            <text:p>36524</text:p>
          </table:table-cell>
          <table:table-cell office:value-type="float" office:value="5083260" calcext:value-type="float">
            <text:p>5083260</text:p>
          </table:table-cell>
          <table:table-cell office:value-type="float" office:value="566.52661" calcext:value-type="float">
            <text:p>566.52661</text:p>
          </table:table-cell>
          <table:table-cell office:value-type="float" office:value="566.11" calcext:value-type="float">
            <text:p>566.11</text:p>
          </table:table-cell>
          <table:table-cell office:value-type="float" office:value="51176" calcext:value-type="float">
            <text:p>51176</text:p>
          </table:table-cell>
          <table:table-cell office:value-type="float" office:value="5088917" calcext:value-type="float">
            <text:p>5088917</text:p>
          </table:table-cell>
        </table:table-row>
        <table:table-row table:style-name="ro1">
          <table:table-cell office:value-type="string" calcext:value-type="string">
            <text:p>nsds2_n50000wmin50000-143-s490853988c1231133.ukp</text:p>
          </table:table-cell>
          <table:table-cell office:value-type="float" office:value="144.43332" calcext:value-type="float">
            <text:p>144.43332</text:p>
          </table:table-cell>
          <table:table-cell office:value-type="float" office:value="144.35" calcext:value-type="float">
            <text:p>144.35</text:p>
          </table:table-cell>
          <table:table-cell office:value-type="float" office:value="36964" calcext:value-type="float">
            <text:p>36964</text:p>
          </table:table-cell>
          <table:table-cell office:value-type="float" office:value="5086307" calcext:value-type="float">
            <text:p>5086307</text:p>
          </table:table-cell>
          <table:table-cell office:value-type="float" office:value="568.10328" calcext:value-type="float">
            <text:p>568.10328</text:p>
          </table:table-cell>
          <table:table-cell office:value-type="float" office:value="567.72" calcext:value-type="float">
            <text:p>567.72</text:p>
          </table:table-cell>
          <table:table-cell office:value-type="float" office:value="60016" calcext:value-type="float">
            <text:p>60016</text:p>
          </table:table-cell>
          <table:table-cell office:value-type="float" office:value="3687150" calcext:value-type="float">
            <text:p>3687150</text:p>
          </table:table-cell>
        </table:table-row>
        <table:table-row table:style-name="ro1">
          <table:table-cell office:value-type="string" calcext:value-type="string">
            <text:p>nsds2_n50000wmin20000-94-s611662245c1619800.ukp</text:p>
          </table:table-cell>
          <table:table-cell office:value-type="float" office:value="144.68665" calcext:value-type="float">
            <text:p>144.68665</text:p>
          </table:table-cell>
          <table:table-cell office:value-type="float" office:value="144.61" calcext:value-type="float">
            <text:p>144.61</text:p>
          </table:table-cell>
          <table:table-cell office:value-type="float" office:value="30388" calcext:value-type="float">
            <text:p>30388</text:p>
          </table:table-cell>
          <table:table-cell office:value-type="float" office:value="4326216" calcext:value-type="float">
            <text:p>4326216</text:p>
          </table:table-cell>
          <table:table-cell office:value-type="float" office:value="568.12994" calcext:value-type="float">
            <text:p>568.12994</text:p>
          </table:table-cell>
          <table:table-cell office:value-type="float" office:value="567.74" calcext:value-type="float">
            <text:p>567.74</text:p>
          </table:table-cell>
          <table:table-cell office:value-type="float" office:value="48012" calcext:value-type="float">
            <text:p>48012</text:p>
          </table:table-cell>
          <table:table-cell office:value-type="float" office:value="4888469" calcext:value-type="float">
            <text:p>4888469</text:p>
          </table:table-cell>
        </table:table-row>
        <table:table-row table:style-name="ro1">
          <table:table-cell office:value-type="string" calcext:value-type="string">
            <text:p>nsds2_n50000wmin50000-192-s218633345c1843191.ukp</text:p>
          </table:table-cell>
          <table:table-cell office:value-type="float" office:value="149.37332" calcext:value-type="float">
            <text:p>149.37332</text:p>
          </table:table-cell>
          <table:table-cell office:value-type="float" office:value="149.29" calcext:value-type="float">
            <text:p>149.29</text:p>
          </table:table-cell>
          <table:table-cell office:value-type="float" office:value="35788" calcext:value-type="float">
            <text:p>35788</text:p>
          </table:table-cell>
          <table:table-cell office:value-type="float" office:value="5026831" calcext:value-type="float">
            <text:p>5026831</text:p>
          </table:table-cell>
          <table:table-cell office:value-type="float" office:value="569.13661" calcext:value-type="float">
            <text:p>569.13661</text:p>
          </table:table-cell>
          <table:table-cell office:value-type="float" office:value="568.71" calcext:value-type="float">
            <text:p>568.71</text:p>
          </table:table-cell>
          <table:table-cell office:value-type="float" office:value="58688" calcext:value-type="float">
            <text:p>58688</text:p>
          </table:table-cell>
          <table:table-cell office:value-type="float" office:value="5610504" calcext:value-type="float">
            <text:p>5610504</text:p>
          </table:table-cell>
        </table:table-row>
        <table:table-row table:style-name="ro1">
          <table:table-cell office:value-type="string" calcext:value-type="string">
            <text:p>nsds2_n50000wmin50000-25-s324200696c1663465.ukp</text:p>
          </table:table-cell>
          <table:table-cell office:value-type="float" office:value="152.27332" calcext:value-type="float">
            <text:p>152.27332</text:p>
          </table:table-cell>
          <table:table-cell office:value-type="float" office:value="152.19" calcext:value-type="float">
            <text:p>152.19</text:p>
          </table:table-cell>
          <table:table-cell office:value-type="float" office:value="37584" calcext:value-type="float">
            <text:p>37584</text:p>
          </table:table-cell>
          <table:table-cell office:value-type="float" office:value="4803992" calcext:value-type="float">
            <text:p>4803992</text:p>
          </table:table-cell>
          <table:table-cell office:value-type="float" office:value="569.62328" calcext:value-type="float">
            <text:p>569.62328</text:p>
          </table:table-cell>
          <table:table-cell office:value-type="float" office:value="569.23" calcext:value-type="float">
            <text:p>569.23</text:p>
          </table:table-cell>
          <table:table-cell office:value-type="float" office:value="63676" calcext:value-type="float">
            <text:p>63676</text:p>
          </table:table-cell>
          <table:table-cell office:value-type="float" office:value="5043127" calcext:value-type="float">
            <text:p>5043127</text:p>
          </table:table-cell>
        </table:table-row>
        <table:table-row table:style-name="ro1">
          <table:table-cell office:value-type="string" calcext:value-type="string">
            <text:p>nsds2_n50000wmin20000-79-s16986492c1828891.ukp</text:p>
          </table:table-cell>
          <table:table-cell office:value-type="float" office:value="158.14999" calcext:value-type="float">
            <text:p>158.14999</text:p>
          </table:table-cell>
          <table:table-cell office:value-type="float" office:value="158.06" calcext:value-type="float">
            <text:p>158.06</text:p>
          </table:table-cell>
          <table:table-cell office:value-type="float" office:value="35856" calcext:value-type="float">
            <text:p>35856</text:p>
          </table:table-cell>
          <table:table-cell office:value-type="float" office:value="3958353" calcext:value-type="float">
            <text:p>3958353</text:p>
          </table:table-cell>
          <table:table-cell office:value-type="float" office:value="569.71661" calcext:value-type="float">
            <text:p>569.71661</text:p>
          </table:table-cell>
          <table:table-cell office:value-type="float" office:value="569.31" calcext:value-type="float">
            <text:p>569.31</text:p>
          </table:table-cell>
          <table:table-cell office:value-type="float" office:value="55144" calcext:value-type="float">
            <text:p>55144</text:p>
          </table:table-cell>
          <table:table-cell office:value-type="float" office:value="5530387" calcext:value-type="float">
            <text:p>5530387</text:p>
          </table:table-cell>
        </table:table-row>
        <table:table-row table:style-name="ro1">
          <table:table-cell office:value-type="string" calcext:value-type="string">
            <text:p>nsds2_n50000wmin50000-176-s100860099c1885004.ukp</text:p>
          </table:table-cell>
          <table:table-cell office:value-type="float" office:value="158.76665" calcext:value-type="float">
            <text:p>158.76665</text:p>
          </table:table-cell>
          <table:table-cell office:value-type="float" office:value="158.69" calcext:value-type="float">
            <text:p>158.69</text:p>
          </table:table-cell>
          <table:table-cell office:value-type="float" office:value="35572" calcext:value-type="float">
            <text:p>35572</text:p>
          </table:table-cell>
          <table:table-cell office:value-type="float" office:value="4683861" calcext:value-type="float">
            <text:p>4683861</text:p>
          </table:table-cell>
          <table:table-cell office:value-type="float" office:value="571.19994" calcext:value-type="float">
            <text:p>571.19994</text:p>
          </table:table-cell>
          <table:table-cell office:value-type="float" office:value="570.81" calcext:value-type="float">
            <text:p>570.81</text:p>
          </table:table-cell>
          <table:table-cell office:value-type="float" office:value="57700" calcext:value-type="float">
            <text:p>57700</text:p>
          </table:table-cell>
          <table:table-cell office:value-type="float" office:value="5704360" calcext:value-type="float">
            <text:p>5704360</text:p>
          </table:table-cell>
        </table:table-row>
        <table:table-row table:style-name="ro1">
          <table:table-cell office:value-type="string" calcext:value-type="string">
            <text:p>nsds2_n50000wmin20000-166-s661392405c1518352.ukp</text:p>
          </table:table-cell>
          <table:table-cell office:value-type="float" office:value="160.06998" calcext:value-type="float">
            <text:p>160.06998</text:p>
          </table:table-cell>
          <table:table-cell office:value-type="float" office:value="160.15" calcext:value-type="float">
            <text:p>160.15</text:p>
          </table:table-cell>
          <table:table-cell office:value-type="float" office:value="34180" calcext:value-type="float">
            <text:p>34180</text:p>
          </table:table-cell>
          <table:table-cell office:value-type="float" office:value="5048418" calcext:value-type="float">
            <text:p>5048418</text:p>
          </table:table-cell>
          <table:table-cell office:value-type="float" office:value="572.05328" calcext:value-type="float">
            <text:p>572.05328</text:p>
          </table:table-cell>
          <table:table-cell office:value-type="float" office:value="571.67" calcext:value-type="float">
            <text:p>571.67</text:p>
          </table:table-cell>
          <table:table-cell office:value-type="float" office:value="54592" calcext:value-type="float">
            <text:p>54592</text:p>
          </table:table-cell>
          <table:table-cell office:value-type="float" office:value="4562837" calcext:value-type="float">
            <text:p>4562837</text:p>
          </table:table-cell>
        </table:table-row>
        <table:table-row table:style-name="ro1">
          <table:table-cell office:value-type="string" calcext:value-type="string">
            <text:p>nsds2_n50000wmin50000-146-s894606712c1077587.ukp</text:p>
          </table:table-cell>
          <table:table-cell office:value-type="float" office:value="160.54665" calcext:value-type="float">
            <text:p>160.54665</text:p>
          </table:table-cell>
          <table:table-cell office:value-type="float" office:value="160.46" calcext:value-type="float">
            <text:p>160.46</text:p>
          </table:table-cell>
          <table:table-cell office:value-type="float" office:value="37936" calcext:value-type="float">
            <text:p>37936</text:p>
          </table:table-cell>
          <table:table-cell office:value-type="float" office:value="3553628" calcext:value-type="float">
            <text:p>3553628</text:p>
          </table:table-cell>
          <table:table-cell office:value-type="float" office:value="572.80661" calcext:value-type="float">
            <text:p>572.80661</text:p>
          </table:table-cell>
          <table:table-cell office:value-type="float" office:value="572.41" calcext:value-type="float">
            <text:p>572.41</text:p>
          </table:table-cell>
          <table:table-cell office:value-type="float" office:value="50436" calcext:value-type="float">
            <text:p>50436</text:p>
          </table:table-cell>
          <table:table-cell office:value-type="float" office:value="3208407" calcext:value-type="float">
            <text:p>3208407</text:p>
          </table:table-cell>
        </table:table-row>
        <table:table-row table:style-name="ro1">
          <table:table-cell office:value-type="string" calcext:value-type="string">
            <text:p>nsds2_n50000wmin50000-26-s207893161c1937199.ukp</text:p>
          </table:table-cell>
          <table:table-cell office:value-type="float" office:value="162.10998" calcext:value-type="float">
            <text:p>162.10998</text:p>
          </table:table-cell>
          <table:table-cell office:value-type="float" office:value="162.01" calcext:value-type="float">
            <text:p>162.01</text:p>
          </table:table-cell>
          <table:table-cell office:value-type="float" office:value="31140" calcext:value-type="float">
            <text:p>31140</text:p>
          </table:table-cell>
          <table:table-cell office:value-type="float" office:value="4562837" calcext:value-type="float">
            <text:p>4562837</text:p>
          </table:table-cell>
          <table:table-cell office:value-type="float" office:value="572.92328" calcext:value-type="float">
            <text:p>572.92328</text:p>
          </table:table-cell>
          <table:table-cell office:value-type="float" office:value="572.52" calcext:value-type="float">
            <text:p>572.52</text:p>
          </table:table-cell>
          <table:table-cell office:value-type="float" office:value="54256" calcext:value-type="float">
            <text:p>54256</text:p>
          </table:table-cell>
          <table:table-cell office:value-type="float" office:value="5893690" calcext:value-type="float">
            <text:p>5893690</text:p>
          </table:table-cell>
        </table:table-row>
        <table:table-row table:style-name="ro1">
          <table:table-cell office:value-type="string" calcext:value-type="string">
            <text:p>nsds2_n50000wmin50000-133-s731218263c1569635.ukp</text:p>
          </table:table-cell>
          <table:table-cell office:value-type="float" office:value="163.99998" calcext:value-type="float">
            <text:p>163.99998</text:p>
          </table:table-cell>
          <table:table-cell office:value-type="float" office:value="163.91" calcext:value-type="float">
            <text:p>163.91</text:p>
          </table:table-cell>
          <table:table-cell office:value-type="float" office:value="34620" calcext:value-type="float">
            <text:p>34620</text:p>
          </table:table-cell>
          <table:table-cell office:value-type="float" office:value="5032882" calcext:value-type="float">
            <text:p>5032882</text:p>
          </table:table-cell>
          <table:table-cell office:value-type="float" office:value="574.08994" calcext:value-type="float">
            <text:p>574.08994</text:p>
          </table:table-cell>
          <table:table-cell office:value-type="float" office:value="573.69" calcext:value-type="float">
            <text:p>573.69</text:p>
          </table:table-cell>
          <table:table-cell office:value-type="float" office:value="59992" calcext:value-type="float">
            <text:p>59992</text:p>
          </table:table-cell>
          <table:table-cell office:value-type="float" office:value="4728336" calcext:value-type="float">
            <text:p>4728336</text:p>
          </table:table-cell>
        </table:table-row>
        <table:table-row table:style-name="ro1">
          <table:table-cell office:value-type="string" calcext:value-type="string">
            <text:p>nsds2_n50000wmin20000-57-s989083921c1429622.ukp</text:p>
          </table:table-cell>
          <table:table-cell office:value-type="float" office:value="164.28332" calcext:value-type="float">
            <text:p>164.28332</text:p>
          </table:table-cell>
          <table:table-cell office:value-type="float" office:value="164.2" calcext:value-type="float">
            <text:p>164.2</text:p>
          </table:table-cell>
          <table:table-cell office:value-type="float" office:value="39632" calcext:value-type="float">
            <text:p>39632</text:p>
          </table:table-cell>
          <table:table-cell office:value-type="float" office:value="5013238" calcext:value-type="float">
            <text:p>5013238</text:p>
          </table:table-cell>
          <table:table-cell office:value-type="float" office:value="574.92994" calcext:value-type="float">
            <text:p>574.92994</text:p>
          </table:table-cell>
          <table:table-cell office:value-type="float" office:value="574.54" calcext:value-type="float">
            <text:p>574.54</text:p>
          </table:table-cell>
          <table:table-cell office:value-type="float" office:value="51724" calcext:value-type="float">
            <text:p>51724</text:p>
          </table:table-cell>
          <table:table-cell office:value-type="float" office:value="4311419" calcext:value-type="float">
            <text:p>4311419</text:p>
          </table:table-cell>
        </table:table-row>
        <table:table-row table:style-name="ro1">
          <table:table-cell office:value-type="string" calcext:value-type="string">
            <text:p>nsds2_n50000wmin50000-178-s397831828c1761639.ukp</text:p>
          </table:table-cell>
          <table:table-cell office:value-type="float" office:value="167.98998" calcext:value-type="float">
            <text:p>167.98998</text:p>
          </table:table-cell>
          <table:table-cell office:value-type="float" office:value="167.9" calcext:value-type="float">
            <text:p>167.9</text:p>
          </table:table-cell>
          <table:table-cell office:value-type="float" office:value="35052" calcext:value-type="float">
            <text:p>35052</text:p>
          </table:table-cell>
          <table:table-cell office:value-type="float" office:value="5088917" calcext:value-type="float">
            <text:p>5088917</text:p>
          </table:table-cell>
          <table:table-cell office:value-type="float" office:value="575.22661" calcext:value-type="float">
            <text:p>575.22661</text:p>
          </table:table-cell>
          <table:table-cell office:value-type="float" office:value="574.81" calcext:value-type="float">
            <text:p>574.81</text:p>
          </table:table-cell>
          <table:table-cell office:value-type="float" office:value="53192" calcext:value-type="float">
            <text:p>53192</text:p>
          </table:table-cell>
          <table:table-cell office:value-type="float" office:value="5325749" calcext:value-type="float">
            <text:p>5325749</text:p>
          </table:table-cell>
        </table:table-row>
        <table:table-row table:style-name="ro1">
          <table:table-cell office:value-type="string" calcext:value-type="string">
            <text:p>nsds2_n50000wmin50000-111-s259905739c1088107.ukp</text:p>
          </table:table-cell>
          <table:table-cell office:value-type="float" office:value="168.68332" calcext:value-type="float">
            <text:p>168.68332</text:p>
          </table:table-cell>
          <table:table-cell office:value-type="float" office:value="168.63" calcext:value-type="float">
            <text:p>168.63</text:p>
          </table:table-cell>
          <table:table-cell office:value-type="float" office:value="40388" calcext:value-type="float">
            <text:p>40388</text:p>
          </table:table-cell>
          <table:table-cell office:value-type="float" office:value="4795778" calcext:value-type="float">
            <text:p>4795778</text:p>
          </table:table-cell>
          <table:table-cell office:value-type="float" office:value="575.87661" calcext:value-type="float">
            <text:p>575.87661</text:p>
          </table:table-cell>
          <table:table-cell office:value-type="float" office:value="575.49" calcext:value-type="float">
            <text:p>575.49</text:p>
          </table:table-cell>
          <table:table-cell office:value-type="float" office:value="52212" calcext:value-type="float">
            <text:p>52212</text:p>
          </table:table-cell>
          <table:table-cell office:value-type="float" office:value="3224114" calcext:value-type="float">
            <text:p>3224114</text:p>
          </table:table-cell>
        </table:table-row>
        <table:table-row table:style-name="ro1">
          <table:table-cell office:value-type="string" calcext:value-type="string">
            <text:p>nsds2_n50000wmin20000-108-s678444546c1117457.ukp</text:p>
          </table:table-cell>
          <table:table-cell office:value-type="float" office:value="171.16998" calcext:value-type="float">
            <text:p>171.16998</text:p>
          </table:table-cell>
          <table:table-cell office:value-type="float" office:value="171.06" calcext:value-type="float">
            <text:p>171.06</text:p>
          </table:table-cell>
          <table:table-cell office:value-type="float" office:value="35272" calcext:value-type="float">
            <text:p>35272</text:p>
          </table:table-cell>
          <table:table-cell office:value-type="float" office:value="4018976" calcext:value-type="float">
            <text:p>4018976</text:p>
          </table:table-cell>
          <table:table-cell office:value-type="float" office:value="576.93994" calcext:value-type="float">
            <text:p>576.93994</text:p>
          </table:table-cell>
          <table:table-cell office:value-type="float" office:value="576.53" calcext:value-type="float">
            <text:p>576.53</text:p>
          </table:table-cell>
          <table:table-cell office:value-type="float" office:value="51088" calcext:value-type="float">
            <text:p>51088</text:p>
          </table:table-cell>
          <table:table-cell office:value-type="float" office:value="3341456" calcext:value-type="float">
            <text:p>3341456</text:p>
          </table:table-cell>
        </table:table-row>
        <table:table-row table:style-name="ro1">
          <table:table-cell office:value-type="string" calcext:value-type="string">
            <text:p>nsds2_n50000wmin50000-44-s193169413c1666059.ukp</text:p>
          </table:table-cell>
          <table:table-cell office:value-type="float" office:value="174.87332" calcext:value-type="float">
            <text:p>174.87332</text:p>
          </table:table-cell>
          <table:table-cell office:value-type="float" office:value="174.77" calcext:value-type="float">
            <text:p>174.77</text:p>
          </table:table-cell>
          <table:table-cell office:value-type="float" office:value="40420" calcext:value-type="float">
            <text:p>40420</text:p>
          </table:table-cell>
          <table:table-cell office:value-type="float" office:value="4998447" calcext:value-type="float">
            <text:p>4998447</text:p>
          </table:table-cell>
          <table:table-cell office:value-type="float" office:value="579.20328" calcext:value-type="float">
            <text:p>579.20328</text:p>
          </table:table-cell>
          <table:table-cell office:value-type="float" office:value="578.78" calcext:value-type="float">
            <text:p>578.78</text:p>
          </table:table-cell>
          <table:table-cell office:value-type="float" office:value="55872" calcext:value-type="float">
            <text:p>55872</text:p>
          </table:table-cell>
          <table:table-cell office:value-type="float" office:value="5026831" calcext:value-type="float">
            <text:p>5026831</text:p>
          </table:table-cell>
        </table:table-row>
        <table:table-row table:style-name="ro1">
          <table:table-cell office:value-type="string" calcext:value-type="string">
            <text:p>nsds2_n50000wmin50000-112-s351421871c1282410.ukp</text:p>
          </table:table-cell>
          <table:table-cell office:value-type="float" office:value="175.34332" calcext:value-type="float">
            <text:p>175.34332</text:p>
          </table:table-cell>
          <table:table-cell office:value-type="float" office:value="175.27" calcext:value-type="float">
            <text:p>175.27</text:p>
          </table:table-cell>
          <table:table-cell office:value-type="float" office:value="48020" calcext:value-type="float">
            <text:p>48020</text:p>
          </table:table-cell>
          <table:table-cell office:value-type="float" office:value="4747387" calcext:value-type="float">
            <text:p>4747387</text:p>
          </table:table-cell>
          <table:table-cell office:value-type="float" office:value="579.40661" calcext:value-type="float">
            <text:p>579.40661</text:p>
          </table:table-cell>
          <table:table-cell office:value-type="float" office:value="579.01" calcext:value-type="float">
            <text:p>579.01</text:p>
          </table:table-cell>
          <table:table-cell office:value-type="float" office:value="59036" calcext:value-type="float">
            <text:p>59036</text:p>
          </table:table-cell>
          <table:table-cell office:value-type="float" office:value="3830624" calcext:value-type="float">
            <text:p>3830624</text:p>
          </table:table-cell>
        </table:table-row>
        <table:table-row table:style-name="ro1">
          <table:table-cell office:value-type="string" calcext:value-type="string">
            <text:p>nsds2_n50000wmin50000-157-s852514704c1577913.ukp</text:p>
          </table:table-cell>
          <table:table-cell office:value-type="float" office:value="176.28332" calcext:value-type="float">
            <text:p>176.28332</text:p>
          </table:table-cell>
          <table:table-cell office:value-type="float" office:value="176.19" calcext:value-type="float">
            <text:p>176.19</text:p>
          </table:table-cell>
          <table:table-cell office:value-type="float" office:value="47396" calcext:value-type="float">
            <text:p>47396</text:p>
          </table:table-cell>
          <table:table-cell office:value-type="float" office:value="4868517" calcext:value-type="float">
            <text:p>4868517</text:p>
          </table:table-cell>
          <table:table-cell office:value-type="float" office:value="579.51994" calcext:value-type="float">
            <text:p>579.51994</text:p>
          </table:table-cell>
          <table:table-cell office:value-type="float" office:value="579.12" calcext:value-type="float">
            <text:p>579.12</text:p>
          </table:table-cell>
          <table:table-cell office:value-type="float" office:value="61044" calcext:value-type="float">
            <text:p>61044</text:p>
          </table:table-cell>
          <table:table-cell office:value-type="float" office:value="4759686" calcext:value-type="float">
            <text:p>4759686</text:p>
          </table:table-cell>
        </table:table-row>
        <table:table-row table:style-name="ro1">
          <table:table-cell office:value-type="string" calcext:value-type="string">
            <text:p>nsds2_n50000wmin50000-124-s345851317c1373891.ukp</text:p>
          </table:table-cell>
          <table:table-cell office:value-type="float" office:value="176.36665" calcext:value-type="float">
            <text:p>176.36665</text:p>
          </table:table-cell>
          <table:table-cell office:value-type="float" office:value="176.25" calcext:value-type="float">
            <text:p>176.25</text:p>
          </table:table-cell>
          <table:table-cell office:value-type="float" office:value="41624" calcext:value-type="float">
            <text:p>41624</text:p>
          </table:table-cell>
          <table:table-cell office:value-type="float" office:value="4959578" calcext:value-type="float">
            <text:p>4959578</text:p>
          </table:table-cell>
          <table:table-cell office:value-type="float" office:value="579.86994" calcext:value-type="float">
            <text:p>579.86994</text:p>
          </table:table-cell>
          <table:table-cell office:value-type="float" office:value="579.7" calcext:value-type="float">
            <text:p>579.7</text:p>
          </table:table-cell>
          <table:table-cell office:value-type="float" office:value="57684" calcext:value-type="float">
            <text:p>57684</text:p>
          </table:table-cell>
          <table:table-cell office:value-type="float" office:value="4119886" calcext:value-type="float">
            <text:p>4119886</text:p>
          </table:table-cell>
        </table:table-row>
        <table:table-row table:style-name="ro1">
          <table:table-cell office:value-type="string" calcext:value-type="string">
            <text:p>nsds2_n50000wmin50000-195-s515702491c1954823.ukp</text:p>
          </table:table-cell>
          <table:table-cell office:value-type="float" office:value="181.74332" calcext:value-type="float">
            <text:p>181.74332</text:p>
          </table:table-cell>
          <table:table-cell office:value-type="float" office:value="181.66" calcext:value-type="float">
            <text:p>181.66</text:p>
          </table:table-cell>
          <table:table-cell office:value-type="float" office:value="36692" calcext:value-type="float">
            <text:p>36692</text:p>
          </table:table-cell>
          <table:table-cell office:value-type="float" office:value="3890405" calcext:value-type="float">
            <text:p>3890405</text:p>
          </table:table-cell>
          <table:table-cell office:value-type="float" office:value="580.27328" calcext:value-type="float">
            <text:p>580.27328</text:p>
          </table:table-cell>
          <table:table-cell office:value-type="float" office:value="579.88" calcext:value-type="float">
            <text:p>579.88</text:p>
          </table:table-cell>
          <table:table-cell office:value-type="float" office:value="61324" calcext:value-type="float">
            <text:p>61324</text:p>
          </table:table-cell>
          <table:table-cell office:value-type="float" office:value="5931811" calcext:value-type="float">
            <text:p>5931811</text:p>
          </table:table-cell>
        </table:table-row>
        <table:table-row table:style-name="ro1">
          <table:table-cell office:value-type="string" calcext:value-type="string">
            <text:p>nsds2_n50000wmin50000-156-s180237460c1091135.ukp</text:p>
          </table:table-cell>
          <table:table-cell office:value-type="float" office:value="181.76332" calcext:value-type="float">
            <text:p>181.76332</text:p>
          </table:table-cell>
          <table:table-cell office:value-type="float" office:value="181.66" calcext:value-type="float">
            <text:p>181.66</text:p>
          </table:table-cell>
          <table:table-cell office:value-type="float" office:value="34084" calcext:value-type="float">
            <text:p>34084</text:p>
          </table:table-cell>
          <table:table-cell office:value-type="float" office:value="4793362" calcext:value-type="float">
            <text:p>4793362</text:p>
          </table:table-cell>
          <table:table-cell office:value-type="float" office:value="581.71994" calcext:value-type="float">
            <text:p>581.71994</text:p>
          </table:table-cell>
          <table:table-cell office:value-type="float" office:value="581.34" calcext:value-type="float">
            <text:p>581.34</text:p>
          </table:table-cell>
          <table:table-cell office:value-type="float" office:value="53436" calcext:value-type="float">
            <text:p>53436</text:p>
          </table:table-cell>
          <table:table-cell office:value-type="float" office:value="3241000" calcext:value-type="float">
            <text:p>3241000</text:p>
          </table:table-cell>
        </table:table-row>
        <table:table-row table:style-name="ro1">
          <table:table-cell office:value-type="string" calcext:value-type="string">
            <text:p>nsds2_n50000wmin50000-63-s100579595c1731060.ukp</text:p>
          </table:table-cell>
          <table:table-cell office:value-type="float" office:value="183.37665" calcext:value-type="float">
            <text:p>183.37665</text:p>
          </table:table-cell>
          <table:table-cell office:value-type="float" office:value="183.29" calcext:value-type="float">
            <text:p>183.29</text:p>
          </table:table-cell>
          <table:table-cell office:value-type="float" office:value="37620" calcext:value-type="float">
            <text:p>37620</text:p>
          </table:table-cell>
          <table:table-cell office:value-type="float" office:value="4851478" calcext:value-type="float">
            <text:p>4851478</text:p>
          </table:table-cell>
          <table:table-cell office:value-type="float" office:value="582.67327" calcext:value-type="float">
            <text:p>582.67327</text:p>
          </table:table-cell>
          <table:table-cell office:value-type="float" office:value="582.26" calcext:value-type="float">
            <text:p>582.26</text:p>
          </table:table-cell>
          <table:table-cell office:value-type="float" office:value="57204" calcext:value-type="float">
            <text:p>57204</text:p>
          </table:table-cell>
          <table:table-cell office:value-type="float" office:value="5248411" calcext:value-type="float">
            <text:p>5248411</text:p>
          </table:table-cell>
        </table:table-row>
        <table:table-row table:style-name="ro1">
          <table:table-cell office:value-type="string" calcext:value-type="string">
            <text:p>nsds2_n50000wmin20000-8-s855531081c1791319.ukp</text:p>
          </table:table-cell>
          <table:table-cell office:value-type="float" office:value="184.01665" calcext:value-type="float">
            <text:p>184.01665</text:p>
          </table:table-cell>
          <table:table-cell office:value-type="float" office:value="183.91" calcext:value-type="float">
            <text:p>183.91</text:p>
          </table:table-cell>
          <table:table-cell office:value-type="float" office:value="35948" calcext:value-type="float">
            <text:p>35948</text:p>
          </table:table-cell>
          <table:table-cell office:value-type="float" office:value="4278957" calcext:value-type="float">
            <text:p>4278957</text:p>
          </table:table-cell>
          <table:table-cell office:value-type="float" office:value="583.47661" calcext:value-type="float">
            <text:p>583.47661</text:p>
          </table:table-cell>
          <table:table-cell office:value-type="float" office:value="583.04" calcext:value-type="float">
            <text:p>583.04</text:p>
          </table:table-cell>
          <table:table-cell office:value-type="float" office:value="55424" calcext:value-type="float">
            <text:p>55424</text:p>
          </table:table-cell>
          <table:table-cell office:value-type="float" office:value="5409208" calcext:value-type="float">
            <text:p>5409208</text:p>
          </table:table-cell>
        </table:table-row>
        <table:table-row table:style-name="ro1">
          <table:table-cell office:value-type="string" calcext:value-type="string">
            <text:p>nsds2_n50000wmin50000-175-s957468776c1759906.ukp</text:p>
          </table:table-cell>
          <table:table-cell office:value-type="float" office:value="188.07332" calcext:value-type="float">
            <text:p>188.07332</text:p>
          </table:table-cell>
          <table:table-cell office:value-type="float" office:value="187.96" calcext:value-type="float">
            <text:p>187.96</text:p>
          </table:table-cell>
          <table:table-cell office:value-type="float" office:value="40488" calcext:value-type="float">
            <text:p>40488</text:p>
          </table:table-cell>
          <table:table-cell office:value-type="float" office:value="4773885" calcext:value-type="float">
            <text:p>4773885</text:p>
          </table:table-cell>
          <table:table-cell office:value-type="float" office:value="583.86994" calcext:value-type="float">
            <text:p>583.86994</text:p>
          </table:table-cell>
          <table:table-cell office:value-type="float" office:value="583.63" calcext:value-type="float">
            <text:p>583.63</text:p>
          </table:table-cell>
          <table:table-cell office:value-type="float" office:value="60912" calcext:value-type="float">
            <text:p>60912</text:p>
          </table:table-cell>
          <table:table-cell office:value-type="float" office:value="5337805" calcext:value-type="float">
            <text:p>5337805</text:p>
          </table:table-cell>
        </table:table-row>
        <table:table-row table:style-name="ro1">
          <table:table-cell office:value-type="string" calcext:value-type="string">
            <text:p>nsds2_n50000wmin20000-102-s316472754c1050804.ukp</text:p>
          </table:table-cell>
          <table:table-cell office:value-type="float" office:value="188.16998" calcext:value-type="float">
            <text:p>188.16998</text:p>
          </table:table-cell>
          <table:table-cell office:value-type="float" office:value="188.06" calcext:value-type="float">
            <text:p>188.06</text:p>
          </table:table-cell>
          <table:table-cell office:value-type="float" office:value="40028" calcext:value-type="float">
            <text:p>40028</text:p>
          </table:table-cell>
          <table:table-cell office:value-type="float" office:value="4828321" calcext:value-type="float">
            <text:p>4828321</text:p>
          </table:table-cell>
          <table:table-cell office:value-type="float" office:value="584.33327" calcext:value-type="float">
            <text:p>584.33327</text:p>
          </table:table-cell>
          <table:table-cell office:value-type="float" office:value="583.91" calcext:value-type="float">
            <text:p>583.91</text:p>
          </table:table-cell>
          <table:table-cell office:value-type="float" office:value="51180" calcext:value-type="float">
            <text:p>51180</text:p>
          </table:table-cell>
          <table:table-cell office:value-type="float" office:value="3177062" calcext:value-type="float">
            <text:p>3177062</text:p>
          </table:table-cell>
        </table:table-row>
        <table:table-row table:style-name="ro1">
          <table:table-cell office:value-type="string" calcext:value-type="string">
            <text:p>nsds2_n50000wmin50000-113-s47721841c1326555.ukp</text:p>
          </table:table-cell>
          <table:table-cell office:value-type="float" office:value="193.32665" calcext:value-type="float">
            <text:p>193.32665</text:p>
          </table:table-cell>
          <table:table-cell office:value-type="float" office:value="193.22" calcext:value-type="float">
            <text:p>193.22</text:p>
          </table:table-cell>
          <table:table-cell office:value-type="float" office:value="35992" calcext:value-type="float">
            <text:p>35992</text:p>
          </table:table-cell>
          <table:table-cell office:value-type="float" office:value="4044292" calcext:value-type="float">
            <text:p>4044292</text:p>
          </table:table-cell>
          <table:table-cell office:value-type="float" office:value="584.38994" calcext:value-type="float">
            <text:p>584.38994</text:p>
          </table:table-cell>
          <table:table-cell office:value-type="float" office:value="584.01" calcext:value-type="float">
            <text:p>584.01</text:p>
          </table:table-cell>
          <table:table-cell office:value-type="float" office:value="55060" calcext:value-type="float">
            <text:p>55060</text:p>
          </table:table-cell>
          <table:table-cell office:value-type="float" office:value="3976127" calcext:value-type="float">
            <text:p>3976127</text:p>
          </table:table-cell>
        </table:table-row>
        <table:table-row table:style-name="ro1">
          <table:table-cell office:value-type="string" calcext:value-type="string">
            <text:p>nsds2_n50000wmin50000-109-s507400487c1217026.ukp</text:p>
          </table:table-cell>
          <table:table-cell office:value-type="float" office:value="194.13665" calcext:value-type="float">
            <text:p>194.13665</text:p>
          </table:table-cell>
          <table:table-cell office:value-type="float" office:value="194.04" calcext:value-type="float">
            <text:p>194.04</text:p>
          </table:table-cell>
          <table:table-cell office:value-type="float" office:value="41424" calcext:value-type="float">
            <text:p>41424</text:p>
          </table:table-cell>
          <table:table-cell office:value-type="float" office:value="3847428" calcext:value-type="float">
            <text:p>3847428</text:p>
          </table:table-cell>
          <table:table-cell office:value-type="float" office:value="584.86661" calcext:value-type="float">
            <text:p>584.86661</text:p>
          </table:table-cell>
          <table:table-cell office:value-type="float" office:value="584.47" calcext:value-type="float">
            <text:p>584.47</text:p>
          </table:table-cell>
          <table:table-cell office:value-type="float" office:value="57100" calcext:value-type="float">
            <text:p>57100</text:p>
          </table:table-cell>
          <table:table-cell office:value-type="float" office:value="3630556" calcext:value-type="float">
            <text:p>3630556</text:p>
          </table:table-cell>
        </table:table-row>
        <table:table-row table:style-name="ro1">
          <table:table-cell office:value-type="string" calcext:value-type="string">
            <text:p>nsds2_n50000wmin20000-98-s965728206c1237842.ukp</text:p>
          </table:table-cell>
          <table:table-cell office:value-type="float" office:value="195.25331" calcext:value-type="float">
            <text:p>195.25331</text:p>
          </table:table-cell>
          <table:table-cell office:value-type="float" office:value="195.17" calcext:value-type="float">
            <text:p>195.17</text:p>
          </table:table-cell>
          <table:table-cell office:value-type="float" office:value="46168" calcext:value-type="float">
            <text:p>46168</text:p>
          </table:table-cell>
          <table:table-cell office:value-type="float" office:value="4609994" calcext:value-type="float">
            <text:p>4609994</text:p>
          </table:table-cell>
          <table:table-cell office:value-type="float" office:value="585.03661" calcext:value-type="float">
            <text:p>585.03661</text:p>
          </table:table-cell>
          <table:table-cell office:value-type="float" office:value="584.63" calcext:value-type="float">
            <text:p>584.63</text:p>
          </table:table-cell>
          <table:table-cell office:value-type="float" office:value="54632" calcext:value-type="float">
            <text:p>54632</text:p>
          </table:table-cell>
          <table:table-cell office:value-type="float" office:value="3718902" calcext:value-type="float">
            <text:p>3718902</text:p>
          </table:table-cell>
        </table:table-row>
        <table:table-row table:style-name="ro1">
          <table:table-cell office:value-type="string" calcext:value-type="string">
            <text:p>nsds2_n50000wmin20000-130-s467683630c1746191.ukp</text:p>
          </table:table-cell>
          <table:table-cell office:value-type="float" office:value="198.25998" calcext:value-type="float">
            <text:p>198.25998</text:p>
          </table:table-cell>
          <table:table-cell office:value-type="float" office:value="198.17" calcext:value-type="float">
            <text:p>198.17</text:p>
          </table:table-cell>
          <table:table-cell office:value-type="float" office:value="41424" calcext:value-type="float">
            <text:p>41424</text:p>
          </table:table-cell>
          <table:table-cell office:value-type="float" office:value="4977133" calcext:value-type="float">
            <text:p>4977133</text:p>
          </table:table-cell>
          <table:table-cell office:value-type="float" office:value="585.28661" calcext:value-type="float">
            <text:p>585.28661</text:p>
          </table:table-cell>
          <table:table-cell office:value-type="float" office:value="584.89" calcext:value-type="float">
            <text:p>584.89</text:p>
          </table:table-cell>
          <table:table-cell office:value-type="float" office:value="64608" calcext:value-type="float">
            <text:p>64608</text:p>
          </table:table-cell>
          <table:table-cell office:value-type="float" office:value="5291045" calcext:value-type="float">
            <text:p>5291045</text:p>
          </table:table-cell>
        </table:table-row>
        <table:table-row table:style-name="ro1">
          <table:table-cell office:value-type="string" calcext:value-type="string">
            <text:p>nsds2_n50000wmin50000-129-s676563793c1487829.ukp</text:p>
          </table:table-cell>
          <table:table-cell office:value-type="float" office:value="199.97331" calcext:value-type="float">
            <text:p>199.97331</text:p>
          </table:table-cell>
          <table:table-cell office:value-type="float" office:value="199.87" calcext:value-type="float">
            <text:p>199.87</text:p>
          </table:table-cell>
          <table:table-cell office:value-type="float" office:value="31720" calcext:value-type="float">
            <text:p>31720</text:p>
          </table:table-cell>
          <table:table-cell office:value-type="float" office:value="3906383" calcext:value-type="float">
            <text:p>3906383</text:p>
          </table:table-cell>
          <table:table-cell office:value-type="float" office:value="588.21994" calcext:value-type="float">
            <text:p>588.21994</text:p>
          </table:table-cell>
          <table:table-cell office:value-type="float" office:value="587.85" calcext:value-type="float">
            <text:p>587.85</text:p>
          </table:table-cell>
          <table:table-cell office:value-type="float" office:value="63504" calcext:value-type="float">
            <text:p>63504</text:p>
          </table:table-cell>
          <table:table-cell office:value-type="float" office:value="4472241" calcext:value-type="float">
            <text:p>4472241</text:p>
          </table:table-cell>
        </table:table-row>
        <table:table-row table:style-name="ro1">
          <table:table-cell office:value-type="string" calcext:value-type="string">
            <text:p>nsds2_n50000wmin50000-151-s219535324c1223585.ukp</text:p>
          </table:table-cell>
          <table:table-cell office:value-type="float" office:value="206.10331" calcext:value-type="float">
            <text:p>206.10331</text:p>
          </table:table-cell>
          <table:table-cell office:value-type="float" office:value="205.97" calcext:value-type="float">
            <text:p>205.97</text:p>
          </table:table-cell>
          <table:table-cell office:value-type="float" office:value="34664" calcext:value-type="float">
            <text:p>34664</text:p>
          </table:table-cell>
          <table:table-cell office:value-type="float" office:value="3568772" calcext:value-type="float">
            <text:p>3568772</text:p>
          </table:table-cell>
          <table:table-cell office:value-type="float" office:value="588.32661" calcext:value-type="float">
            <text:p>588.32661</text:p>
          </table:table-cell>
          <table:table-cell office:value-type="float" office:value="587.95" calcext:value-type="float">
            <text:p>587.95</text:p>
          </table:table-cell>
          <table:table-cell office:value-type="float" office:value="59336" calcext:value-type="float">
            <text:p>59336</text:p>
          </table:table-cell>
          <table:table-cell office:value-type="float" office:value="3646685" calcext:value-type="float">
            <text:p>3646685</text:p>
          </table:table-cell>
        </table:table-row>
        <table:table-row table:style-name="ro1">
          <table:table-cell office:value-type="string" calcext:value-type="string">
            <text:p>nsds2_n50000wmin50000-121-s611080474c1685870.ukp</text:p>
          </table:table-cell>
          <table:table-cell office:value-type="float" office:value="208.37998" calcext:value-type="float">
            <text:p>208.37998</text:p>
          </table:table-cell>
          <table:table-cell office:value-type="float" office:value="208.32" calcext:value-type="float">
            <text:p>208.32</text:p>
          </table:table-cell>
          <table:table-cell office:value-type="float" office:value="40428" calcext:value-type="float">
            <text:p>40428</text:p>
          </table:table-cell>
          <table:table-cell office:value-type="float" office:value="3197958" calcext:value-type="float">
            <text:p>3197958</text:p>
          </table:table-cell>
          <table:table-cell office:value-type="float" office:value="588.41327" calcext:value-type="float">
            <text:p>588.41327</text:p>
          </table:table-cell>
          <table:table-cell office:value-type="float" office:value="587.99" calcext:value-type="float">
            <text:p>587.99</text:p>
          </table:table-cell>
          <table:table-cell office:value-type="float" office:value="56316" calcext:value-type="float">
            <text:p>56316</text:p>
          </table:table-cell>
          <table:table-cell office:value-type="float" office:value="5086307" calcext:value-type="float">
            <text:p>5086307</text:p>
          </table:table-cell>
        </table:table-row>
        <table:table-row table:style-name="ro1">
          <table:table-cell office:value-type="string" calcext:value-type="string">
            <text:p>nsds2_n50000wmin50000-122-s637657677c1926700.ukp</text:p>
          </table:table-cell>
          <table:table-cell office:value-type="float" office:value="210.14665" calcext:value-type="float">
            <text:p>210.14665</text:p>
          </table:table-cell>
          <table:table-cell office:value-type="float" office:value="210.05" calcext:value-type="float">
            <text:p>210.05</text:p>
          </table:table-cell>
          <table:table-cell office:value-type="float" office:value="46544" calcext:value-type="float">
            <text:p>46544</text:p>
          </table:table-cell>
          <table:table-cell office:value-type="float" office:value="4531588" calcext:value-type="float">
            <text:p>4531588</text:p>
          </table:table-cell>
          <table:table-cell office:value-type="float" office:value="588.53994" calcext:value-type="float">
            <text:p>588.53994</text:p>
          </table:table-cell>
          <table:table-cell office:value-type="float" office:value="588.15" calcext:value-type="float">
            <text:p>588.15</text:p>
          </table:table-cell>
          <table:table-cell office:value-type="float" office:value="54656" calcext:value-type="float">
            <text:p>54656</text:p>
          </table:table-cell>
          <table:table-cell office:value-type="float" office:value="5862027" calcext:value-type="float">
            <text:p>5862027</text:p>
          </table:table-cell>
        </table:table-row>
        <table:table-row table:style-name="ro1">
          <table:table-cell office:value-type="string" calcext:value-type="string">
            <text:p>nsds2_n50000wmin50000-130-s467683630c1826003.ukp</text:p>
          </table:table-cell>
          <table:table-cell office:value-type="float" office:value="211.61998" calcext:value-type="float">
            <text:p>211.61998</text:p>
          </table:table-cell>
          <table:table-cell office:value-type="float" office:value="211.49" calcext:value-type="float">
            <text:p>211.49</text:p>
          </table:table-cell>
          <table:table-cell office:value-type="float" office:value="44016" calcext:value-type="float">
            <text:p>44016</text:p>
          </table:table-cell>
          <table:table-cell office:value-type="float" office:value="4764826" calcext:value-type="float">
            <text:p>4764826</text:p>
          </table:table-cell>
          <table:table-cell office:value-type="float" office:value="588.55327" calcext:value-type="float">
            <text:p>588.55327</text:p>
          </table:table-cell>
          <table:table-cell office:value-type="float" office:value="588.15" calcext:value-type="float">
            <text:p>588.15</text:p>
          </table:table-cell>
          <table:table-cell office:value-type="float" office:value="59132" calcext:value-type="float">
            <text:p>59132</text:p>
          </table:table-cell>
          <table:table-cell office:value-type="float" office:value="5552827" calcext:value-type="float">
            <text:p>5552827</text:p>
          </table:table-cell>
        </table:table-row>
        <table:table-row table:style-name="ro1">
          <table:table-cell office:value-type="string" calcext:value-type="string">
            <text:p>nsds2_n50000wmin50000-93-s512984724c1573094.ukp</text:p>
          </table:table-cell>
          <table:table-cell office:value-type="float" office:value="213.90331" calcext:value-type="float">
            <text:p>213.90331</text:p>
          </table:table-cell>
          <table:table-cell office:value-type="float" office:value="213.78" calcext:value-type="float">
            <text:p>213.78</text:p>
          </table:table-cell>
          <table:table-cell office:value-type="float" office:value="44076" calcext:value-type="float">
            <text:p>44076</text:p>
          </table:table-cell>
          <table:table-cell office:value-type="float" office:value="3671202" calcext:value-type="float">
            <text:p>3671202</text:p>
          </table:table-cell>
          <table:table-cell office:value-type="float" office:value="590.54661" calcext:value-type="float">
            <text:p>590.54661</text:p>
          </table:table-cell>
          <table:table-cell office:value-type="float" office:value="590.14" calcext:value-type="float">
            <text:p>590.14</text:p>
          </table:table-cell>
          <table:table-cell office:value-type="float" office:value="60212" calcext:value-type="float">
            <text:p>60212</text:p>
          </table:table-cell>
          <table:table-cell office:value-type="float" office:value="4747387" calcext:value-type="float">
            <text:p>4747387</text:p>
          </table:table-cell>
        </table:table-row>
        <table:table-row table:style-name="ro1">
          <table:table-cell office:value-type="string" calcext:value-type="string">
            <text:p>nsds2_n50000wmin20000-179-s916911562c1178635.ukp</text:p>
          </table:table-cell>
          <table:table-cell office:value-type="float" office:value="216.29665" calcext:value-type="float">
            <text:p>216.29665</text:p>
          </table:table-cell>
          <table:table-cell office:value-type="float" office:value="216.18" calcext:value-type="float">
            <text:p>216.18</text:p>
          </table:table-cell>
          <table:table-cell office:value-type="float" office:value="35708" calcext:value-type="float">
            <text:p>35708</text:p>
          </table:table-cell>
          <table:table-cell office:value-type="float" office:value="3536850" calcext:value-type="float">
            <text:p>3536850</text:p>
          </table:table-cell>
          <table:table-cell office:value-type="float" office:value="590.92327" calcext:value-type="float">
            <text:p>590.92327</text:p>
          </table:table-cell>
          <table:table-cell office:value-type="float" office:value="590.52" calcext:value-type="float">
            <text:p>590.52</text:p>
          </table:table-cell>
          <table:table-cell office:value-type="float" office:value="53220" calcext:value-type="float">
            <text:p>53220</text:p>
          </table:table-cell>
          <table:table-cell office:value-type="float" office:value="3550441" calcext:value-type="float">
            <text:p>3550441</text:p>
          </table:table-cell>
        </table:table-row>
        <table:table-row table:style-name="ro1">
          <table:table-cell office:value-type="string" calcext:value-type="string">
            <text:p>nsds2_n50000wmin50000-74-s37069295c1705264.ukp</text:p>
          </table:table-cell>
          <table:table-cell office:value-type="float" office:value="216.42331" calcext:value-type="float">
            <text:p>216.42331</text:p>
          </table:table-cell>
          <table:table-cell office:value-type="float" office:value="216.29" calcext:value-type="float">
            <text:p>216.29</text:p>
          </table:table-cell>
          <table:table-cell office:value-type="float" office:value="41936" calcext:value-type="float">
            <text:p>41936</text:p>
          </table:table-cell>
          <table:table-cell office:value-type="float" office:value="4759686" calcext:value-type="float">
            <text:p>4759686</text:p>
          </table:table-cell>
          <table:table-cell office:value-type="float" office:value="591.08327" calcext:value-type="float">
            <text:p>591.08327</text:p>
          </table:table-cell>
          <table:table-cell office:value-type="float" office:value="590.67" calcext:value-type="float">
            <text:p>590.67</text:p>
          </table:table-cell>
          <table:table-cell office:value-type="float" office:value="55304" calcext:value-type="float">
            <text:p>55304</text:p>
          </table:table-cell>
          <table:table-cell office:value-type="float" office:value="5145522" calcext:value-type="float">
            <text:p>5145522</text:p>
          </table:table-cell>
        </table:table-row>
        <table:table-row table:style-name="ro1">
          <table:table-cell office:value-type="string" calcext:value-type="string">
            <text:p>nsds2_n50000wmin50000-6-s351997719c1737764.ukp</text:p>
          </table:table-cell>
          <table:table-cell office:value-type="float" office:value="216.46331" calcext:value-type="float">
            <text:p>216.46331</text:p>
          </table:table-cell>
          <table:table-cell office:value-type="float" office:value="216.34" calcext:value-type="float">
            <text:p>216.34</text:p>
          </table:table-cell>
          <table:table-cell office:value-type="float" office:value="47476" calcext:value-type="float">
            <text:p>47476</text:p>
          </table:table-cell>
          <table:table-cell office:value-type="float" office:value="4793129" calcext:value-type="float">
            <text:p>4793129</text:p>
          </table:table-cell>
          <table:table-cell office:value-type="float" office:value="591.19327" calcext:value-type="float">
            <text:p>591.19327</text:p>
          </table:table-cell>
          <table:table-cell office:value-type="float" office:value="590.79" calcext:value-type="float">
            <text:p>590.79</text:p>
          </table:table-cell>
          <table:table-cell office:value-type="float" office:value="56940" calcext:value-type="float">
            <text:p>56940</text:p>
          </table:table-cell>
          <table:table-cell office:value-type="float" office:value="5257172" calcext:value-type="float">
            <text:p>5257172</text:p>
          </table:table-cell>
        </table:table-row>
        <table:table-row table:style-name="ro1">
          <table:table-cell office:value-type="string" calcext:value-type="string">
            <text:p>nsds2_n50000wmin50000-138-s948885877c1694873.ukp</text:p>
          </table:table-cell>
          <table:table-cell office:value-type="float" office:value="219.42331" calcext:value-type="float">
            <text:p>219.42331</text:p>
          </table:table-cell>
          <table:table-cell office:value-type="float" office:value="219.3" calcext:value-type="float">
            <text:p>219.3</text:p>
          </table:table-cell>
          <table:table-cell office:value-type="float" office:value="43904" calcext:value-type="float">
            <text:p>43904</text:p>
          </table:table-cell>
          <table:table-cell office:value-type="float" office:value="4686013" calcext:value-type="float">
            <text:p>4686013</text:p>
          </table:table-cell>
          <table:table-cell office:value-type="float" office:value="592.30661" calcext:value-type="float">
            <text:p>592.30661</text:p>
          </table:table-cell>
          <table:table-cell office:value-type="float" office:value="591.88" calcext:value-type="float">
            <text:p>591.88</text:p>
          </table:table-cell>
          <table:table-cell office:value-type="float" office:value="57392" calcext:value-type="float">
            <text:p>57392</text:p>
          </table:table-cell>
          <table:table-cell office:value-type="float" office:value="5134184" calcext:value-type="float">
            <text:p>5134184</text:p>
          </table:table-cell>
        </table:table-row>
        <table:table-row table:style-name="ro1">
          <table:table-cell office:value-type="string" calcext:value-type="string">
            <text:p>nsds2_n50000wmin50000-140-s139860385c1507701.ukp</text:p>
          </table:table-cell>
          <table:table-cell office:value-type="float" office:value="220.62664" calcext:value-type="float">
            <text:p>220.62664</text:p>
          </table:table-cell>
          <table:table-cell office:value-type="float" office:value="220.51" calcext:value-type="float">
            <text:p>220.51</text:p>
          </table:table-cell>
          <table:table-cell office:value-type="float" office:value="38592" calcext:value-type="float">
            <text:p>38592</text:p>
          </table:table-cell>
          <table:table-cell office:value-type="float" office:value="3903093" calcext:value-type="float">
            <text:p>3903093</text:p>
          </table:table-cell>
          <table:table-cell office:value-type="float" office:value="592.74661" calcext:value-type="float">
            <text:p>592.74661</text:p>
          </table:table-cell>
          <table:table-cell office:value-type="float" office:value="592.37" calcext:value-type="float">
            <text:p>592.37</text:p>
          </table:table-cell>
          <table:table-cell office:value-type="float" office:value="58092" calcext:value-type="float">
            <text:p>58092</text:p>
          </table:table-cell>
          <table:table-cell office:value-type="float" office:value="4536028" calcext:value-type="float">
            <text:p>4536028</text:p>
          </table:table-cell>
        </table:table-row>
        <table:table-row table:style-name="ro1">
          <table:table-cell office:value-type="string" calcext:value-type="string">
            <text:p>nsds2_n50000wmin20000-96-s689366126c1832326.ukp</text:p>
          </table:table-cell>
          <table:table-cell office:value-type="float" office:value="221.01665" calcext:value-type="float">
            <text:p>221.01665</text:p>
          </table:table-cell>
          <table:table-cell office:value-type="float" office:value="220.88" calcext:value-type="float">
            <text:p>220.88</text:p>
          </table:table-cell>
          <table:table-cell office:value-type="float" office:value="46348" calcext:value-type="float">
            <text:p>46348</text:p>
          </table:table-cell>
          <table:table-cell office:value-type="float" office:value="4840525" calcext:value-type="float">
            <text:p>4840525</text:p>
          </table:table-cell>
          <table:table-cell office:value-type="float" office:value="593.29661" calcext:value-type="float">
            <text:p>593.29661</text:p>
          </table:table-cell>
          <table:table-cell office:value-type="float" office:value="592.92" calcext:value-type="float">
            <text:p>592.92</text:p>
          </table:table-cell>
          <table:table-cell office:value-type="float" office:value="53060" calcext:value-type="float">
            <text:p>53060</text:p>
          </table:table-cell>
          <table:table-cell office:value-type="float" office:value="5540129" calcext:value-type="float">
            <text:p>5540129</text:p>
          </table:table-cell>
        </table:table-row>
        <table:table-row table:style-name="ro1">
          <table:table-cell office:value-type="string" calcext:value-type="string">
            <text:p>nsds2_n50000wmin50000-116-s405621139c1265615.ukp</text:p>
          </table:table-cell>
          <table:table-cell office:value-type="float" office:value="222.49998" calcext:value-type="float">
            <text:p>222.49998</text:p>
          </table:table-cell>
          <table:table-cell office:value-type="float" office:value="222.37" calcext:value-type="float">
            <text:p>222.37</text:p>
          </table:table-cell>
          <table:table-cell office:value-type="float" office:value="42340" calcext:value-type="float">
            <text:p>42340</text:p>
          </table:table-cell>
          <table:table-cell office:value-type="float" office:value="4689338" calcext:value-type="float">
            <text:p>4689338</text:p>
          </table:table-cell>
          <table:table-cell office:value-type="float" office:value="594.00994" calcext:value-type="float">
            <text:p>594.00994</text:p>
          </table:table-cell>
          <table:table-cell office:value-type="float" office:value="593.61" calcext:value-type="float">
            <text:p>593.61</text:p>
          </table:table-cell>
          <table:table-cell office:value-type="float" office:value="59772" calcext:value-type="float">
            <text:p>59772</text:p>
          </table:table-cell>
          <table:table-cell office:value-type="float" office:value="3801207" calcext:value-type="float">
            <text:p>3801207</text:p>
          </table:table-cell>
        </table:table-row>
        <table:table-row table:style-name="ro1">
          <table:table-cell office:value-type="string" calcext:value-type="string">
            <text:p>nsds2_n50000wmin50000-88-s87557726c1848306.ukp</text:p>
          </table:table-cell>
          <table:table-cell office:value-type="float" office:value="227.12331" calcext:value-type="float">
            <text:p>227.12331</text:p>
          </table:table-cell>
          <table:table-cell office:value-type="float" office:value="227" calcext:value-type="float">
            <text:p>227</text:p>
          </table:table-cell>
          <table:table-cell office:value-type="float" office:value="37660" calcext:value-type="float">
            <text:p>37660</text:p>
          </table:table-cell>
          <table:table-cell office:value-type="float" office:value="3647654" calcext:value-type="float">
            <text:p>3647654</text:p>
          </table:table-cell>
          <table:table-cell office:value-type="float" office:value="594.77994" calcext:value-type="float">
            <text:p>594.77994</text:p>
          </table:table-cell>
          <table:table-cell office:value-type="float" office:value="594.39" calcext:value-type="float">
            <text:p>594.39</text:p>
          </table:table-cell>
          <table:table-cell office:value-type="float" office:value="59804" calcext:value-type="float">
            <text:p>59804</text:p>
          </table:table-cell>
          <table:table-cell office:value-type="float" office:value="5613361" calcext:value-type="float">
            <text:p>5613361</text:p>
          </table:table-cell>
        </table:table-row>
        <table:table-row table:style-name="ro1">
          <table:table-cell office:value-type="string" calcext:value-type="string">
            <text:p>nsds2_n50000wmin50000-82-s692706651c1523440.ukp</text:p>
          </table:table-cell>
          <table:table-cell office:value-type="float" office:value="227.95331" calcext:value-type="float">
            <text:p>227.95331</text:p>
          </table:table-cell>
          <table:table-cell office:value-type="float" office:value="227.82" calcext:value-type="float">
            <text:p>227.82</text:p>
          </table:table-cell>
          <table:table-cell office:value-type="float" office:value="45852" calcext:value-type="float">
            <text:p>45852</text:p>
          </table:table-cell>
          <table:table-cell office:value-type="float" office:value="4601351" calcext:value-type="float">
            <text:p>4601351</text:p>
          </table:table-cell>
          <table:table-cell office:value-type="float" office:value="595.28661" calcext:value-type="float">
            <text:p>595.28661</text:p>
          </table:table-cell>
          <table:table-cell office:value-type="float" office:value="594.89" calcext:value-type="float">
            <text:p>594.89</text:p>
          </table:table-cell>
          <table:table-cell office:value-type="float" office:value="56188" calcext:value-type="float">
            <text:p>56188</text:p>
          </table:table-cell>
          <table:table-cell office:value-type="float" office:value="4609994" calcext:value-type="float">
            <text:p>4609994</text:p>
          </table:table-cell>
        </table:table-row>
        <table:table-row table:style-name="ro1">
          <table:table-cell office:value-type="string" calcext:value-type="string">
            <text:p>nsds2_n50000wmin50000-71-s918482572c1558514.ukp</text:p>
          </table:table-cell>
          <table:table-cell office:value-type="float" office:value="229.59998" calcext:value-type="float">
            <text:p>229.59998</text:p>
          </table:table-cell>
          <table:table-cell office:value-type="float" office:value="229.46" calcext:value-type="float">
            <text:p>229.46</text:p>
          </table:table-cell>
          <table:table-cell office:value-type="float" office:value="39904" calcext:value-type="float">
            <text:p>39904</text:p>
          </table:table-cell>
          <table:table-cell office:value-type="float" office:value="4596211" calcext:value-type="float">
            <text:p>4596211</text:p>
          </table:table-cell>
          <table:table-cell office:value-type="float" office:value="596.58661" calcext:value-type="float">
            <text:p>596.58661</text:p>
          </table:table-cell>
          <table:table-cell office:value-type="float" office:value="596.23" calcext:value-type="float">
            <text:p>596.23</text:p>
          </table:table-cell>
          <table:table-cell office:value-type="float" office:value="58976" calcext:value-type="float">
            <text:p>58976</text:p>
          </table:table-cell>
          <table:table-cell office:value-type="float" office:value="4689338" calcext:value-type="float">
            <text:p>4689338</text:p>
          </table:table-cell>
        </table:table-row>
        <table:table-row table:style-name="ro1">
          <table:table-cell office:value-type="string" calcext:value-type="string">
            <text:p>nsds2_n50000wmin20000-180-s653992306c1250851.ukp</text:p>
          </table:table-cell>
          <table:table-cell office:value-type="float" office:value="231.73331" calcext:value-type="float">
            <text:p>231.73331</text:p>
          </table:table-cell>
          <table:table-cell office:value-type="float" office:value="231.6" calcext:value-type="float">
            <text:p>231.6</text:p>
          </table:table-cell>
          <table:table-cell office:value-type="float" office:value="43368" calcext:value-type="float">
            <text:p>43368</text:p>
          </table:table-cell>
          <table:table-cell office:value-type="float" office:value="4732335" calcext:value-type="float">
            <text:p>4732335</text:p>
          </table:table-cell>
          <table:table-cell office:value-type="float" office:value="597.11994" calcext:value-type="float">
            <text:p>597.11994</text:p>
          </table:table-cell>
          <table:table-cell office:value-type="float" office:value="596.71" calcext:value-type="float">
            <text:p>596.71</text:p>
          </table:table-cell>
          <table:table-cell office:value-type="float" office:value="52160" calcext:value-type="float">
            <text:p>52160</text:p>
          </table:table-cell>
          <table:table-cell office:value-type="float" office:value="3781294" calcext:value-type="float">
            <text:p>3781294</text:p>
          </table:table-cell>
        </table:table-row>
        <table:table-row table:style-name="ro1">
          <table:table-cell office:value-type="string" calcext:value-type="string">
            <text:p>nsds2_n50000wmin50000-62-s913132733c1928098.ukp</text:p>
          </table:table-cell>
          <table:table-cell office:value-type="float" office:value="233.39664" calcext:value-type="float">
            <text:p>233.39664</text:p>
          </table:table-cell>
          <table:table-cell office:value-type="float" office:value="233.3" calcext:value-type="float">
            <text:p>233.3</text:p>
          </table:table-cell>
          <table:table-cell office:value-type="float" office:value="50936" calcext:value-type="float">
            <text:p>50936</text:p>
          </table:table-cell>
          <table:table-cell office:value-type="float" office:value="4360395" calcext:value-type="float">
            <text:p>4360395</text:p>
          </table:table-cell>
          <table:table-cell office:value-type="float" office:value="597.44994" calcext:value-type="float">
            <text:p>597.44994</text:p>
          </table:table-cell>
          <table:table-cell office:value-type="float" office:value="597.02" calcext:value-type="float">
            <text:p>597.02</text:p>
          </table:table-cell>
          <table:table-cell office:value-type="float" office:value="56024" calcext:value-type="float">
            <text:p>56024</text:p>
          </table:table-cell>
          <table:table-cell office:value-type="float" office:value="5873909" calcext:value-type="float">
            <text:p>5873909</text:p>
          </table:table-cell>
        </table:table-row>
        <table:table-row table:style-name="ro1">
          <table:table-cell office:value-type="string" calcext:value-type="string">
            <text:p>nsds2_n50000wmin50000-160-s582600153c1294224.ukp</text:p>
          </table:table-cell>
          <table:table-cell office:value-type="float" office:value="233.43664" calcext:value-type="float">
            <text:p>233.43664</text:p>
          </table:table-cell>
          <table:table-cell office:value-type="float" office:value="233.31" calcext:value-type="float">
            <text:p>233.31</text:p>
          </table:table-cell>
          <table:table-cell office:value-type="float" office:value="39300" calcext:value-type="float">
            <text:p>39300</text:p>
          </table:table-cell>
          <table:table-cell office:value-type="float" office:value="3690452" calcext:value-type="float">
            <text:p>3690452</text:p>
          </table:table-cell>
          <table:table-cell office:value-type="float" office:value="598.12661" calcext:value-type="float">
            <text:p>598.12661</text:p>
          </table:table-cell>
          <table:table-cell office:value-type="float" office:value="597.74" calcext:value-type="float">
            <text:p>597.74</text:p>
          </table:table-cell>
          <table:table-cell office:value-type="float" office:value="54552" calcext:value-type="float">
            <text:p>54552</text:p>
          </table:table-cell>
          <table:table-cell office:value-type="float" office:value="3858077" calcext:value-type="float">
            <text:p>3858077</text:p>
          </table:table-cell>
        </table:table-row>
        <table:table-row table:style-name="ro1">
          <table:table-cell office:value-type="string" calcext:value-type="string">
            <text:p>nsds2_n50000wmin50000-171-s945974533c1526716.ukp</text:p>
          </table:table-cell>
          <table:table-cell office:value-type="float" office:value="235.92331" calcext:value-type="float">
            <text:p>235.92331</text:p>
          </table:table-cell>
          <table:table-cell office:value-type="float" office:value="235.78" calcext:value-type="float">
            <text:p>235.78</text:p>
          </table:table-cell>
          <table:table-cell office:value-type="float" office:value="46064" calcext:value-type="float">
            <text:p>46064</text:p>
          </table:table-cell>
          <table:table-cell office:value-type="float" office:value="3991013" calcext:value-type="float">
            <text:p>3991013</text:p>
          </table:table-cell>
          <table:table-cell office:value-type="float" office:value="598.15994" calcext:value-type="float">
            <text:p>598.15994</text:p>
          </table:table-cell>
          <table:table-cell office:value-type="float" office:value="597.88" calcext:value-type="float">
            <text:p>597.88</text:p>
          </table:table-cell>
          <table:table-cell office:value-type="float" office:value="54596" calcext:value-type="float">
            <text:p>54596</text:p>
          </table:table-cell>
          <table:table-cell office:value-type="float" office:value="4601351" calcext:value-type="float">
            <text:p>4601351</text:p>
          </table:table-cell>
        </table:table-row>
        <table:table-row table:style-name="ro1">
          <table:table-cell office:value-type="string" calcext:value-type="string">
            <text:p>nsds2_n50000wmin50000-90-s483963863c1986038.ukp</text:p>
          </table:table-cell>
          <table:table-cell office:value-type="float" office:value="236.77664" calcext:value-type="float">
            <text:p>236.77664</text:p>
          </table:table-cell>
          <table:table-cell office:value-type="float" office:value="236.63" calcext:value-type="float">
            <text:p>236.63</text:p>
          </table:table-cell>
          <table:table-cell office:value-type="float" office:value="44128" calcext:value-type="float">
            <text:p>44128</text:p>
          </table:table-cell>
          <table:table-cell office:value-type="float" office:value="3937495" calcext:value-type="float">
            <text:p>3937495</text:p>
          </table:table-cell>
          <table:table-cell office:value-type="float" office:value="598.63327" calcext:value-type="float">
            <text:p>598.63327</text:p>
          </table:table-cell>
          <table:table-cell office:value-type="float" office:value="598.25" calcext:value-type="float">
            <text:p>598.25</text:p>
          </table:table-cell>
          <table:table-cell office:value-type="float" office:value="54512" calcext:value-type="float">
            <text:p>54512</text:p>
          </table:table-cell>
          <table:table-cell office:value-type="float" office:value="6030942" calcext:value-type="float">
            <text:p>6030942</text:p>
          </table:table-cell>
        </table:table-row>
        <table:table-row table:style-name="ro1">
          <table:table-cell office:value-type="string" calcext:value-type="string">
            <text:p>nsds2_n50000wmin50000-9-s684448574c1397683.ukp</text:p>
          </table:table-cell>
          <table:table-cell office:value-type="float" office:value="236.78998" calcext:value-type="float">
            <text:p>236.78998</text:p>
          </table:table-cell>
          <table:table-cell office:value-type="float" office:value="236.64" calcext:value-type="float">
            <text:p>236.64</text:p>
          </table:table-cell>
          <table:table-cell office:value-type="float" office:value="35768" calcext:value-type="float">
            <text:p>35768</text:p>
          </table:table-cell>
          <table:table-cell office:value-type="float" office:value="4137853" calcext:value-type="float">
            <text:p>4137853</text:p>
          </table:table-cell>
          <table:table-cell office:value-type="float" office:value="599.98994" calcext:value-type="float">
            <text:p>599.98994</text:p>
          </table:table-cell>
          <table:table-cell office:value-type="float" office:value="599.59" calcext:value-type="float">
            <text:p>599.59</text:p>
          </table:table-cell>
          <table:table-cell office:value-type="float" office:value="55916" calcext:value-type="float">
            <text:p>55916</text:p>
          </table:table-cell>
          <table:table-cell office:value-type="float" office:value="4201816" calcext:value-type="float">
            <text:p>4201816</text:p>
          </table:table-cell>
        </table:table-row>
        <table:table-row table:style-name="ro1">
          <table:table-cell office:value-type="string" calcext:value-type="string">
            <text:p>nsds2_n50000wmin50000-126-s760619917c1836582.ukp</text:p>
          </table:table-cell>
          <table:table-cell office:value-type="float" office:value="237.21664" calcext:value-type="float">
            <text:p>237.21664</text:p>
          </table:table-cell>
          <table:table-cell office:value-type="float" office:value="237.08" calcext:value-type="float">
            <text:p>237.08</text:p>
          </table:table-cell>
          <table:table-cell office:value-type="float" office:value="43624" calcext:value-type="float">
            <text:p>43624</text:p>
          </table:table-cell>
          <table:table-cell office:value-type="float" office:value="4778941" calcext:value-type="float">
            <text:p>4778941</text:p>
          </table:table-cell>
          <table:table-cell office:value-type="float" office:value="600.57994" calcext:value-type="float">
            <text:p>600.57994</text:p>
          </table:table-cell>
          <table:table-cell office:value-type="float" office:value="600.2" calcext:value-type="float">
            <text:p>600.2</text:p>
          </table:table-cell>
          <table:table-cell office:value-type="float" office:value="54416" calcext:value-type="float">
            <text:p>54416</text:p>
          </table:table-cell>
          <table:table-cell office:value-type="float" office:value="5578183" calcext:value-type="float">
            <text:p>5578183</text:p>
          </table:table-cell>
        </table:table-row>
        <table:table-row table:style-name="ro1">
          <table:table-cell office:value-type="string" calcext:value-type="string">
            <text:p>nsds2_n50000wmin50000-96-s689366126c1412984.ukp</text:p>
          </table:table-cell>
          <table:table-cell office:value-type="float" office:value="242.53998" calcext:value-type="float">
            <text:p>242.53998</text:p>
          </table:table-cell>
          <table:table-cell office:value-type="float" office:value="242.41" calcext:value-type="float">
            <text:p>242.41</text:p>
          </table:table-cell>
          <table:table-cell office:value-type="float" office:value="40940" calcext:value-type="float">
            <text:p>40940</text:p>
          </table:table-cell>
          <table:table-cell office:value-type="float" office:value="3583189" calcext:value-type="float">
            <text:p>3583189</text:p>
          </table:table-cell>
          <table:table-cell office:value-type="float" office:value="600.71661" calcext:value-type="float">
            <text:p>600.71661</text:p>
          </table:table-cell>
          <table:table-cell office:value-type="float" office:value="600.34" calcext:value-type="float">
            <text:p>600.34</text:p>
          </table:table-cell>
          <table:table-cell office:value-type="float" office:value="59924" calcext:value-type="float">
            <text:p>59924</text:p>
          </table:table-cell>
          <table:table-cell office:value-type="float" office:value="4241206" calcext:value-type="float">
            <text:p>4241206</text:p>
          </table:table-cell>
        </table:table-row>
        <table:table-row table:style-name="ro1">
          <table:table-cell office:value-type="string" calcext:value-type="string">
            <text:p>nsds2_n50000wmin20000-109-s507400487c1522008.ukp</text:p>
          </table:table-cell>
          <table:table-cell office:value-type="float" office:value="244.62664" calcext:value-type="float">
            <text:p>244.62664</text:p>
          </table:table-cell>
          <table:table-cell office:value-type="float" office:value="244.46" calcext:value-type="float">
            <text:p>244.46</text:p>
          </table:table-cell>
          <table:table-cell office:value-type="float" office:value="48780" calcext:value-type="float">
            <text:p>48780</text:p>
          </table:table-cell>
          <table:table-cell office:value-type="float" office:value="4689886" calcext:value-type="float">
            <text:p>4689886</text:p>
          </table:table-cell>
          <table:table-cell office:value-type="float" office:value="600.77994" calcext:value-type="float">
            <text:p>600.77994</text:p>
          </table:table-cell>
          <table:table-cell office:value-type="float" office:value="600.38" calcext:value-type="float">
            <text:p>600.38</text:p>
          </table:table-cell>
          <table:table-cell office:value-type="float" office:value="58984" calcext:value-type="float">
            <text:p>58984</text:p>
          </table:table-cell>
          <table:table-cell office:value-type="float" office:value="4596211" calcext:value-type="float">
            <text:p>4596211</text:p>
          </table:table-cell>
        </table:table-row>
        <table:table-row table:style-name="ro1">
          <table:table-cell office:value-type="string" calcext:value-type="string">
            <text:p>nsds2_n50000wmin20000-55-s6971566c1331979.ukp</text:p>
          </table:table-cell>
          <table:table-cell office:value-type="float" office:value="246.61331" calcext:value-type="float">
            <text:p>246.61331</text:p>
          </table:table-cell>
          <table:table-cell office:value-type="float" office:value="246.62" calcext:value-type="float">
            <text:p>246.62</text:p>
          </table:table-cell>
          <table:table-cell office:value-type="float" office:value="42672" calcext:value-type="float">
            <text:p>42672</text:p>
          </table:table-cell>
          <table:table-cell office:value-type="float" office:value="3389113" calcext:value-type="float">
            <text:p>3389113</text:p>
          </table:table-cell>
          <table:table-cell office:value-type="float" office:value="600.93661" calcext:value-type="float">
            <text:p>600.93661</text:p>
          </table:table-cell>
          <table:table-cell office:value-type="float" office:value="600.5" calcext:value-type="float">
            <text:p>600.5</text:p>
          </table:table-cell>
          <table:table-cell office:value-type="float" office:value="52764" calcext:value-type="float">
            <text:p>52764</text:p>
          </table:table-cell>
          <table:table-cell office:value-type="float" office:value="4003845" calcext:value-type="float">
            <text:p>4003845</text:p>
          </table:table-cell>
        </table:table-row>
        <table:table-row table:style-name="ro1">
          <table:table-cell office:value-type="string" calcext:value-type="string">
            <text:p>nsds2_n50000wmin50000-145-s248156760c1341378.ukp</text:p>
          </table:table-cell>
          <table:table-cell office:value-type="float" office:value="246.99664" calcext:value-type="float">
            <text:p>246.99664</text:p>
          </table:table-cell>
          <table:table-cell office:value-type="float" office:value="246.85" calcext:value-type="float">
            <text:p>246.85</text:p>
          </table:table-cell>
          <table:table-cell office:value-type="float" office:value="42700" calcext:value-type="float">
            <text:p>42700</text:p>
          </table:table-cell>
          <table:table-cell office:value-type="float" office:value="4608692" calcext:value-type="float">
            <text:p>4608692</text:p>
          </table:table-cell>
          <table:table-cell office:value-type="float" office:value="601.41661" calcext:value-type="float">
            <text:p>601.41661</text:p>
          </table:table-cell>
          <table:table-cell office:value-type="float" office:value="601" calcext:value-type="float">
            <text:p>601</text:p>
          </table:table-cell>
          <table:table-cell office:value-type="float" office:value="55616" calcext:value-type="float">
            <text:p>55616</text:p>
          </table:table-cell>
          <table:table-cell office:value-type="float" office:value="4017557" calcext:value-type="float">
            <text:p>4017557</text:p>
          </table:table-cell>
        </table:table-row>
        <table:table-row table:style-name="ro1">
          <table:table-cell office:value-type="string" calcext:value-type="string">
            <text:p>nsds2_n50000wmin50000-85-s609893802c1351938.ukp</text:p>
          </table:table-cell>
          <table:table-cell office:value-type="float" office:value="251.94997" calcext:value-type="float">
            <text:p>251.94997</text:p>
          </table:table-cell>
          <table:table-cell office:value-type="float" office:value="251.96" calcext:value-type="float">
            <text:p>251.96</text:p>
          </table:table-cell>
          <table:table-cell office:value-type="float" office:value="41708" calcext:value-type="float">
            <text:p>41708</text:p>
          </table:table-cell>
          <table:table-cell office:value-type="float" office:value="3875857" calcext:value-type="float">
            <text:p>3875857</text:p>
          </table:table-cell>
          <table:table-cell office:value-type="float" office:value="601.56994" calcext:value-type="float">
            <text:p>601.56994</text:p>
          </table:table-cell>
          <table:table-cell office:value-type="float" office:value="601.16" calcext:value-type="float">
            <text:p>601.16</text:p>
          </table:table-cell>
          <table:table-cell office:value-type="float" office:value="58516" calcext:value-type="float">
            <text:p>58516</text:p>
          </table:table-cell>
          <table:table-cell office:value-type="float" office:value="4053099" calcext:value-type="float">
            <text:p>4053099</text:p>
          </table:table-cell>
        </table:table-row>
        <table:table-row table:style-name="ro1">
          <table:table-cell office:value-type="string" calcext:value-type="string">
            <text:p>nsds2_n50000wmin20000-106-s32492284c1414745.ukp</text:p>
          </table:table-cell>
          <table:table-cell office:value-type="float" office:value="253.91664" calcext:value-type="float">
            <text:p>253.91664</text:p>
          </table:table-cell>
          <table:table-cell office:value-type="float" office:value="253.77" calcext:value-type="float">
            <text:p>253.77</text:p>
          </table:table-cell>
          <table:table-cell office:value-type="float" office:value="41512" calcext:value-type="float">
            <text:p>41512</text:p>
          </table:table-cell>
          <table:table-cell office:value-type="float" office:value="4167076" calcext:value-type="float">
            <text:p>4167076</text:p>
          </table:table-cell>
          <table:table-cell office:value-type="float" office:value="602.93994" calcext:value-type="float">
            <text:p>602.93994</text:p>
          </table:table-cell>
          <table:table-cell office:value-type="float" office:value="602.53" calcext:value-type="float">
            <text:p>602.53</text:p>
          </table:table-cell>
          <table:table-cell office:value-type="float" office:value="50024" calcext:value-type="float">
            <text:p>50024</text:p>
          </table:table-cell>
          <table:table-cell office:value-type="float" office:value="4278957" calcext:value-type="float">
            <text:p>4278957</text:p>
          </table:table-cell>
        </table:table-row>
        <table:table-row table:style-name="ro1">
          <table:table-cell office:value-type="string" calcext:value-type="string">
            <text:p>nsds2_n50000wmin50000-165-s568312405c1292526.ukp</text:p>
          </table:table-cell>
          <table:table-cell office:value-type="float" office:value="255.08997" calcext:value-type="float">
            <text:p>255.08997</text:p>
          </table:table-cell>
          <table:table-cell office:value-type="float" office:value="254.92" calcext:value-type="float">
            <text:p>254.92</text:p>
          </table:table-cell>
          <table:table-cell office:value-type="float" office:value="41396" calcext:value-type="float">
            <text:p>41396</text:p>
          </table:table-cell>
          <table:table-cell office:value-type="float" office:value="4760618" calcext:value-type="float">
            <text:p>4760618</text:p>
          </table:table-cell>
          <table:table-cell office:value-type="float" office:value="603.71994" calcext:value-type="float">
            <text:p>603.71994</text:p>
          </table:table-cell>
          <table:table-cell office:value-type="float" office:value="603.33" calcext:value-type="float">
            <text:p>603.33</text:p>
          </table:table-cell>
          <table:table-cell office:value-type="float" office:value="60048" calcext:value-type="float">
            <text:p>60048</text:p>
          </table:table-cell>
          <table:table-cell office:value-type="float" office:value="3861473" calcext:value-type="float">
            <text:p>3861473</text:p>
          </table:table-cell>
        </table:table-row>
        <table:table-row table:style-name="ro1">
          <table:table-cell office:value-type="string" calcext:value-type="string">
            <text:p>nsds2_n50000wmin20000-110-s245781550c1990034.ukp</text:p>
          </table:table-cell>
          <table:table-cell office:value-type="float" office:value="256.17664" calcext:value-type="float">
            <text:p>256.17664</text:p>
          </table:table-cell>
          <table:table-cell office:value-type="float" office:value="256.02" calcext:value-type="float">
            <text:p>256.02</text:p>
          </table:table-cell>
          <table:table-cell office:value-type="float" office:value="41052" calcext:value-type="float">
            <text:p>41052</text:p>
          </table:table-cell>
          <table:table-cell office:value-type="float" office:value="4311419" calcext:value-type="float">
            <text:p>4311419</text:p>
          </table:table-cell>
          <table:table-cell office:value-type="float" office:value="604.41661" calcext:value-type="float">
            <text:p>604.41661</text:p>
          </table:table-cell>
          <table:table-cell office:value-type="float" office:value="603.98" calcext:value-type="float">
            <text:p>603.98</text:p>
          </table:table-cell>
          <table:table-cell office:value-type="float" office:value="59780" calcext:value-type="float">
            <text:p>59780</text:p>
          </table:table-cell>
          <table:table-cell office:value-type="float" office:value="5989202" calcext:value-type="float">
            <text:p>5989202</text:p>
          </table:table-cell>
        </table:table-row>
        <table:table-row table:style-name="ro1">
          <table:table-cell office:value-type="string" calcext:value-type="string">
            <text:p>nsds2_n50000wmin50000-148-s115731280c1079942.ukp</text:p>
          </table:table-cell>
          <table:table-cell office:value-type="float" office:value="256.62664" calcext:value-type="float">
            <text:p>256.62664</text:p>
          </table:table-cell>
          <table:table-cell office:value-type="float" office:value="256.47" calcext:value-type="float">
            <text:p>256.47</text:p>
          </table:table-cell>
          <table:table-cell office:value-type="float" office:value="41860" calcext:value-type="float">
            <text:p>41860</text:p>
          </table:table-cell>
          <table:table-cell office:value-type="float" office:value="4770692" calcext:value-type="float">
            <text:p>4770692</text:p>
          </table:table-cell>
          <table:table-cell office:value-type="float" office:value="605.85994" calcext:value-type="float">
            <text:p>605.85994</text:p>
          </table:table-cell>
          <table:table-cell office:value-type="float" office:value="605.44" calcext:value-type="float">
            <text:p>605.44</text:p>
          </table:table-cell>
          <table:table-cell office:value-type="float" office:value="50244" calcext:value-type="float">
            <text:p>50244</text:p>
          </table:table-cell>
          <table:table-cell office:value-type="float" office:value="3195873" calcext:value-type="float">
            <text:p>3195873</text:p>
          </table:table-cell>
        </table:table-row>
        <table:table-row table:style-name="ro1">
          <table:table-cell office:value-type="string" calcext:value-type="string">
            <text:p>nsds2_n50000wmin50000-59-s198519773c1448324.ukp</text:p>
          </table:table-cell>
          <table:table-cell office:value-type="float" office:value="261.47331" calcext:value-type="float">
            <text:p>261.47331</text:p>
          </table:table-cell>
          <table:table-cell office:value-type="float" office:value="261.36" calcext:value-type="float">
            <text:p>261.36</text:p>
          </table:table-cell>
          <table:table-cell office:value-type="float" office:value="52212" calcext:value-type="float">
            <text:p>52212</text:p>
          </table:table-cell>
          <table:table-cell office:value-type="float" office:value="4053099" calcext:value-type="float">
            <text:p>4053099</text:p>
          </table:table-cell>
          <table:table-cell office:value-type="float" office:value="607.22327" calcext:value-type="float">
            <text:p>607.22327</text:p>
          </table:table-cell>
          <table:table-cell office:value-type="float" office:value="606.8" calcext:value-type="float">
            <text:p>606.8</text:p>
          </table:table-cell>
          <table:table-cell office:value-type="float" office:value="57160" calcext:value-type="float">
            <text:p>57160</text:p>
          </table:table-cell>
          <table:table-cell office:value-type="float" office:value="4365456" calcext:value-type="float">
            <text:p>4365456</text:p>
          </table:table-cell>
        </table:table-row>
        <table:table-row table:style-name="ro1">
          <table:table-cell office:value-type="string" calcext:value-type="string">
            <text:p>nsds2_n50000wmin20000-148-s115731280c1476738.ukp</text:p>
          </table:table-cell>
          <table:table-cell office:value-type="float" office:value="263.59664" calcext:value-type="float">
            <text:p>263.59664</text:p>
          </table:table-cell>
          <table:table-cell office:value-type="float" office:value="263.48" calcext:value-type="float">
            <text:p>263.48</text:p>
          </table:table-cell>
          <table:table-cell office:value-type="float" office:value="53540" calcext:value-type="float">
            <text:p>53540</text:p>
          </table:table-cell>
          <table:table-cell office:value-type="float" office:value="4241206" calcext:value-type="float">
            <text:p>4241206</text:p>
          </table:table-cell>
          <table:table-cell office:value-type="float" office:value="607.32661" calcext:value-type="float">
            <text:p>607.32661</text:p>
          </table:table-cell>
          <table:table-cell office:value-type="float" office:value="606.99" calcext:value-type="float">
            <text:p>606.99</text:p>
          </table:table-cell>
          <table:table-cell office:value-type="float" office:value="52880" calcext:value-type="float">
            <text:p>52880</text:p>
          </table:table-cell>
          <table:table-cell office:value-type="float" office:value="4453520" calcext:value-type="float">
            <text:p>4453520</text:p>
          </table:table-cell>
        </table:table-row>
        <table:table-row table:style-name="ro1">
          <table:table-cell office:value-type="string" calcext:value-type="string">
            <text:p>nsds2_n50000wmin50000-54-s264578645c1278054.ukp</text:p>
          </table:table-cell>
          <table:table-cell office:value-type="float" office:value="267.41664" calcext:value-type="float">
            <text:p>267.41664</text:p>
          </table:table-cell>
          <table:table-cell office:value-type="float" office:value="267.25" calcext:value-type="float">
            <text:p>267.25</text:p>
          </table:table-cell>
          <table:table-cell office:value-type="float" office:value="41208" calcext:value-type="float">
            <text:p>41208</text:p>
          </table:table-cell>
          <table:table-cell office:value-type="float" office:value="4728336" calcext:value-type="float">
            <text:p>4728336</text:p>
          </table:table-cell>
          <table:table-cell office:value-type="float" office:value="608.61994" calcext:value-type="float">
            <text:p>608.61994</text:p>
          </table:table-cell>
          <table:table-cell office:value-type="float" office:value="608.23" calcext:value-type="float">
            <text:p>608.23</text:p>
          </table:table-cell>
          <table:table-cell office:value-type="float" office:value="54648" calcext:value-type="float">
            <text:p>54648</text:p>
          </table:table-cell>
          <table:table-cell office:value-type="float" office:value="3830175" calcext:value-type="float">
            <text:p>3830175</text:p>
          </table:table-cell>
        </table:table-row>
        <table:table-row table:style-name="ro1">
          <table:table-cell office:value-type="string" calcext:value-type="string">
            <text:p>nsds2_n50000wmin50000-38-s904998016c1990074.ukp</text:p>
          </table:table-cell>
          <table:table-cell office:value-type="float" office:value="267.51997" calcext:value-type="float">
            <text:p>267.51997</text:p>
          </table:table-cell>
          <table:table-cell office:value-type="float" office:value="267.42" calcext:value-type="float">
            <text:p>267.42</text:p>
          </table:table-cell>
          <table:table-cell office:value-type="float" office:value="53424" calcext:value-type="float">
            <text:p>53424</text:p>
          </table:table-cell>
          <table:table-cell office:value-type="float" office:value="4201816" calcext:value-type="float">
            <text:p>4201816</text:p>
          </table:table-cell>
          <table:table-cell office:value-type="float" office:value="609.31327" calcext:value-type="float">
            <text:p>609.31327</text:p>
          </table:table-cell>
          <table:table-cell office:value-type="float" office:value="608.88" calcext:value-type="float">
            <text:p>608.88</text:p>
          </table:table-cell>
          <table:table-cell office:value-type="float" office:value="57628" calcext:value-type="float">
            <text:p>57628</text:p>
          </table:table-cell>
          <table:table-cell office:value-type="float" office:value="6051465" calcext:value-type="float">
            <text:p>6051465</text:p>
          </table:table-cell>
        </table:table-row>
        <table:table-row table:style-name="ro1">
          <table:table-cell office:value-type="string" calcext:value-type="string">
            <text:p>nsds2_n50000wmin20000-100-s305421952c1833682.ukp</text:p>
          </table:table-cell>
          <table:table-cell office:value-type="float" office:value="267.70331" calcext:value-type="float">
            <text:p>267.70331</text:p>
          </table:table-cell>
          <table:table-cell office:value-type="float" office:value="267.55" calcext:value-type="float">
            <text:p>267.55</text:p>
          </table:table-cell>
          <table:table-cell office:value-type="float" office:value="36572" calcext:value-type="float">
            <text:p>36572</text:p>
          </table:table-cell>
          <table:table-cell office:value-type="float" office:value="3577773" calcext:value-type="float">
            <text:p>3577773</text:p>
          </table:table-cell>
          <table:table-cell office:value-type="float" office:value="610.41994" calcext:value-type="float">
            <text:p>610.41994</text:p>
          </table:table-cell>
          <table:table-cell office:value-type="float" office:value="609.99" calcext:value-type="float">
            <text:p>609.99</text:p>
          </table:table-cell>
          <table:table-cell office:value-type="float" office:value="48816" calcext:value-type="float">
            <text:p>48816</text:p>
          </table:table-cell>
          <table:table-cell office:value-type="float" office:value="5550356" calcext:value-type="float">
            <text:p>5550356</text:p>
          </table:table-cell>
        </table:table-row>
        <table:table-row table:style-name="ro1">
          <table:table-cell office:value-type="string" calcext:value-type="string">
            <text:p>nsds2_n50000wmin50000-168-s343653884c1657107.ukp</text:p>
          </table:table-cell>
          <table:table-cell office:value-type="float" office:value="268.33997" calcext:value-type="float">
            <text:p>268.33997</text:p>
          </table:table-cell>
          <table:table-cell office:value-type="float" office:value="268.23" calcext:value-type="float">
            <text:p>268.23</text:p>
          </table:table-cell>
          <table:table-cell office:value-type="float" office:value="53608" calcext:value-type="float">
            <text:p>53608</text:p>
          </table:table-cell>
          <table:table-cell office:value-type="float" office:value="4192460" calcext:value-type="float">
            <text:p>4192460</text:p>
          </table:table-cell>
          <table:table-cell office:value-type="float" office:value="610.60661" calcext:value-type="float">
            <text:p>610.60661</text:p>
          </table:table-cell>
          <table:table-cell office:value-type="float" office:value="610.19" calcext:value-type="float">
            <text:p>610.19</text:p>
          </table:table-cell>
          <table:table-cell office:value-type="float" office:value="55028" calcext:value-type="float">
            <text:p>55028</text:p>
          </table:table-cell>
          <table:table-cell office:value-type="float" office:value="5027652" calcext:value-type="float">
            <text:p>5027652</text:p>
          </table:table-cell>
        </table:table-row>
        <table:table-row table:style-name="ro1">
          <table:table-cell office:value-type="string" calcext:value-type="string">
            <text:p>nsds2_n50000wmin50000-10-s260379653c1520334.ukp</text:p>
          </table:table-cell>
          <table:table-cell office:value-type="float" office:value="268.52997" calcext:value-type="float">
            <text:p>268.52997</text:p>
          </table:table-cell>
          <table:table-cell office:value-type="float" office:value="268.37" calcext:value-type="float">
            <text:p>268.37</text:p>
          </table:table-cell>
          <table:table-cell office:value-type="float" office:value="40732" calcext:value-type="float">
            <text:p>40732</text:p>
          </table:table-cell>
          <table:table-cell office:value-type="float" office:value="3341456" calcext:value-type="float">
            <text:p>3341456</text:p>
          </table:table-cell>
          <table:table-cell office:value-type="float" office:value="611.10661" calcext:value-type="float">
            <text:p>611.10661</text:p>
          </table:table-cell>
          <table:table-cell office:value-type="float" office:value="610.68" calcext:value-type="float">
            <text:p>610.68</text:p>
          </table:table-cell>
          <table:table-cell office:value-type="float" office:value="59156" calcext:value-type="float">
            <text:p>59156</text:p>
          </table:table-cell>
          <table:table-cell office:value-type="float" office:value="4560690" calcext:value-type="float">
            <text:p>4560690</text:p>
          </table:table-cell>
        </table:table-row>
        <table:table-row table:style-name="ro1">
          <table:table-cell office:value-type="string" calcext:value-type="string">
            <text:p>nsds2_n50000wmin50000-127-s583556376c1736605.ukp</text:p>
          </table:table-cell>
          <table:table-cell office:value-type="float" office:value="272.93331" calcext:value-type="float">
            <text:p>272.93331</text:p>
          </table:table-cell>
          <table:table-cell office:value-type="float" office:value="272.76" calcext:value-type="float">
            <text:p>272.76</text:p>
          </table:table-cell>
          <table:table-cell office:value-type="float" office:value="42096" calcext:value-type="float">
            <text:p>42096</text:p>
          </table:table-cell>
          <table:table-cell office:value-type="float" office:value="4711811" calcext:value-type="float">
            <text:p>4711811</text:p>
          </table:table-cell>
          <table:table-cell office:value-type="float" office:value="611.26661" calcext:value-type="float">
            <text:p>611.26661</text:p>
          </table:table-cell>
          <table:table-cell office:value-type="float" office:value="610.86" calcext:value-type="float">
            <text:p>610.86</text:p>
          </table:table-cell>
          <table:table-cell office:value-type="float" office:value="58984" calcext:value-type="float">
            <text:p>58984</text:p>
          </table:table-cell>
          <table:table-cell office:value-type="float" office:value="5297467" calcext:value-type="float">
            <text:p>5297467</text:p>
          </table:table-cell>
        </table:table-row>
        <table:table-row table:style-name="ro1">
          <table:table-cell office:value-type="string" calcext:value-type="string">
            <text:p>nsds2_n50000wmin50000-153-s362367963c1219946.ukp</text:p>
          </table:table-cell>
          <table:table-cell office:value-type="float" office:value="273.63664" calcext:value-type="float">
            <text:p>273.63664</text:p>
          </table:table-cell>
          <table:table-cell office:value-type="float" office:value="273.47" calcext:value-type="float">
            <text:p>273.47</text:p>
          </table:table-cell>
          <table:table-cell office:value-type="float" office:value="46728" calcext:value-type="float">
            <text:p>46728</text:p>
          </table:table-cell>
          <table:table-cell office:value-type="float" office:value="4581884" calcext:value-type="float">
            <text:p>4581884</text:p>
          </table:table-cell>
          <table:table-cell office:value-type="float" office:value="612.57994" calcext:value-type="float">
            <text:p>612.57994</text:p>
          </table:table-cell>
          <table:table-cell office:value-type="float" office:value="612.17" calcext:value-type="float">
            <text:p>612.17</text:p>
          </table:table-cell>
          <table:table-cell office:value-type="float" office:value="60056" calcext:value-type="float">
            <text:p>60056</text:p>
          </table:table-cell>
          <table:table-cell office:value-type="float" office:value="3623873" calcext:value-type="float">
            <text:p>3623873</text:p>
          </table:table-cell>
        </table:table-row>
        <table:table-row table:style-name="ro1">
          <table:table-cell office:value-type="string" calcext:value-type="string">
            <text:p>nsds2_n50000wmin50000-141-s586185750c1925039.ukp</text:p>
          </table:table-cell>
          <table:table-cell office:value-type="float" office:value="274.73331" calcext:value-type="float">
            <text:p>274.73331</text:p>
          </table:table-cell>
          <table:table-cell office:value-type="float" office:value="274.55" calcext:value-type="float">
            <text:p>274.55</text:p>
          </table:table-cell>
          <table:table-cell office:value-type="float" office:value="47900" calcext:value-type="float">
            <text:p>47900</text:p>
          </table:table-cell>
          <table:table-cell office:value-type="float" office:value="4477572" calcext:value-type="float">
            <text:p>4477572</text:p>
          </table:table-cell>
          <table:table-cell office:value-type="float" office:value="612.74661" calcext:value-type="float">
            <text:p>612.74661</text:p>
          </table:table-cell>
          <table:table-cell office:value-type="float" office:value="612.34" calcext:value-type="float">
            <text:p>612.34</text:p>
          </table:table-cell>
          <table:table-cell office:value-type="float" office:value="59368" calcext:value-type="float">
            <text:p>59368</text:p>
          </table:table-cell>
          <table:table-cell office:value-type="float" office:value="5844209" calcext:value-type="float">
            <text:p>5844209</text:p>
          </table:table-cell>
        </table:table-row>
        <table:table-row table:style-name="ro1">
          <table:table-cell office:value-type="string" calcext:value-type="string">
            <text:p>nsds2_n50000wmin20000-154-s685047257c1339353.ukp</text:p>
          </table:table-cell>
          <table:table-cell office:value-type="float" office:value="277.15331" calcext:value-type="float">
            <text:p>277.15331</text:p>
          </table:table-cell>
          <table:table-cell office:value-type="float" office:value="276.98" calcext:value-type="float">
            <text:p>276.98</text:p>
          </table:table-cell>
          <table:table-cell office:value-type="float" office:value="41812" calcext:value-type="float">
            <text:p>41812</text:p>
          </table:table-cell>
          <table:table-cell office:value-type="float" office:value="4527965" calcext:value-type="float">
            <text:p>4527965</text:p>
          </table:table-cell>
          <table:table-cell office:value-type="float" office:value="613.93327" calcext:value-type="float">
            <text:p>613.93327</text:p>
          </table:table-cell>
          <table:table-cell office:value-type="float" office:value="613.49" calcext:value-type="float">
            <text:p>613.49</text:p>
          </table:table-cell>
          <table:table-cell office:value-type="float" office:value="47140" calcext:value-type="float">
            <text:p>47140</text:p>
          </table:table-cell>
          <table:table-cell office:value-type="float" office:value="4018976" calcext:value-type="float">
            <text:p>4018976</text:p>
          </table:table-cell>
        </table:table-row>
        <table:table-row table:style-name="ro1">
          <table:table-cell office:value-type="string" calcext:value-type="string">
            <text:p>nsds2_n50000wmin50000-68-s178912779c1587922.ukp</text:p>
          </table:table-cell>
          <table:table-cell office:value-type="float" office:value="286.35664" calcext:value-type="float">
            <text:p>286.35664</text:p>
          </table:table-cell>
          <table:table-cell office:value-type="float" office:value="286.19" calcext:value-type="float">
            <text:p>286.19</text:p>
          </table:table-cell>
          <table:table-cell office:value-type="float" office:value="42060" calcext:value-type="float">
            <text:p>42060</text:p>
          </table:table-cell>
          <table:table-cell office:value-type="float" office:value="3498499" calcext:value-type="float">
            <text:p>3498499</text:p>
          </table:table-cell>
          <table:table-cell office:value-type="float" office:value="613.97327" calcext:value-type="float">
            <text:p>613.97327</text:p>
          </table:table-cell>
          <table:table-cell office:value-type="float" office:value="613.54" calcext:value-type="float">
            <text:p>613.54</text:p>
          </table:table-cell>
          <table:table-cell office:value-type="float" office:value="59608" calcext:value-type="float">
            <text:p>59608</text:p>
          </table:table-cell>
          <table:table-cell office:value-type="float" office:value="4793129" calcext:value-type="float">
            <text:p>4793129</text:p>
          </table:table-cell>
        </table:table-row>
        <table:table-row table:style-name="ro1">
          <table:table-cell office:value-type="string" calcext:value-type="string">
            <text:p>nsds2_n50000wmin50000-149-s399496341c1229097.ukp</text:p>
          </table:table-cell>
          <table:table-cell office:value-type="float" office:value="291.73997" calcext:value-type="float">
            <text:p>291.73997</text:p>
          </table:table-cell>
          <table:table-cell office:value-type="float" office:value="291.55" calcext:value-type="float">
            <text:p>291.55</text:p>
          </table:table-cell>
          <table:table-cell office:value-type="float" office:value="46912" calcext:value-type="float">
            <text:p>46912</text:p>
          </table:table-cell>
          <table:table-cell office:value-type="float" office:value="4395229" calcext:value-type="float">
            <text:p>4395229</text:p>
          </table:table-cell>
          <table:table-cell office:value-type="float" office:value="615.74327" calcext:value-type="float">
            <text:p>615.74327</text:p>
          </table:table-cell>
          <table:table-cell office:value-type="float" office:value="615.31" calcext:value-type="float">
            <text:p>615.31</text:p>
          </table:table-cell>
          <table:table-cell office:value-type="float" office:value="59920" calcext:value-type="float">
            <text:p>59920</text:p>
          </table:table-cell>
          <table:table-cell office:value-type="float" office:value="3662471" calcext:value-type="float">
            <text:p>3662471</text:p>
          </table:table-cell>
        </table:table-row>
        <table:table-row table:style-name="ro1">
          <table:table-cell office:value-type="string" calcext:value-type="string">
            <text:p>nsds2_n50000wmin50000-158-s752268543c1570154.ukp</text:p>
          </table:table-cell>
          <table:table-cell office:value-type="float" office:value="291.75331" calcext:value-type="float">
            <text:p>291.75331</text:p>
          </table:table-cell>
          <table:table-cell office:value-type="float" office:value="291.59" calcext:value-type="float">
            <text:p>291.59</text:p>
          </table:table-cell>
          <table:table-cell office:value-type="float" office:value="41556" calcext:value-type="float">
            <text:p>41556</text:p>
          </table:table-cell>
          <table:table-cell office:value-type="float" office:value="3970976" calcext:value-type="float">
            <text:p>3970976</text:p>
          </table:table-cell>
          <table:table-cell office:value-type="float" office:value="617.05994" calcext:value-type="float">
            <text:p>617.05994</text:p>
          </table:table-cell>
          <table:table-cell office:value-type="float" office:value="616.65" calcext:value-type="float">
            <text:p>616.65</text:p>
          </table:table-cell>
          <table:table-cell office:value-type="float" office:value="59412" calcext:value-type="float">
            <text:p>59412</text:p>
          </table:table-cell>
          <table:table-cell office:value-type="float" office:value="4732335" calcext:value-type="float">
            <text:p>4732335</text:p>
          </table:table-cell>
        </table:table-row>
        <table:table-row table:style-name="ro1">
          <table:table-cell office:value-type="string" calcext:value-type="string">
            <text:p>nsds2_n50000wmin20000-161-s311293941c1543686.ukp</text:p>
          </table:table-cell>
          <table:table-cell office:value-type="float" office:value="294.3633" calcext:value-type="float">
            <text:p>294.3633</text:p>
          </table:table-cell>
          <table:table-cell office:value-type="float" office:value="294.19" calcext:value-type="float">
            <text:p>294.19</text:p>
          </table:table-cell>
          <table:table-cell office:value-type="float" office:value="41336" calcext:value-type="float">
            <text:p>41336</text:p>
          </table:table-cell>
          <table:table-cell office:value-type="float" office:value="4487408" calcext:value-type="float">
            <text:p>4487408</text:p>
          </table:table-cell>
          <table:table-cell office:value-type="float" office:value="617.65661" calcext:value-type="float">
            <text:p>617.65661</text:p>
          </table:table-cell>
          <table:table-cell office:value-type="float" office:value="617.21" calcext:value-type="float">
            <text:p>617.21</text:p>
          </table:table-cell>
          <table:table-cell office:value-type="float" office:value="51912" calcext:value-type="float">
            <text:p>51912</text:p>
          </table:table-cell>
          <table:table-cell office:value-type="float" office:value="4658992" calcext:value-type="float">
            <text:p>4658992</text:p>
          </table:table-cell>
        </table:table-row>
        <table:table-row table:style-name="ro1">
          <table:table-cell office:value-type="string" calcext:value-type="string">
            <text:p>nsds2_n50000wmin50000-70-s271358749c1597428.ukp</text:p>
          </table:table-cell>
          <table:table-cell office:value-type="float" office:value="295.71664" calcext:value-type="float">
            <text:p>295.71664</text:p>
          </table:table-cell>
          <table:table-cell office:value-type="float" office:value="295.52" calcext:value-type="float">
            <text:p>295.52</text:p>
          </table:table-cell>
          <table:table-cell office:value-type="float" office:value="40916" calcext:value-type="float">
            <text:p>40916</text:p>
          </table:table-cell>
          <table:table-cell office:value-type="float" office:value="4713022" calcext:value-type="float">
            <text:p>4713022</text:p>
          </table:table-cell>
          <table:table-cell office:value-type="float" office:value="618.50994" calcext:value-type="float">
            <text:p>618.50994</text:p>
          </table:table-cell>
          <table:table-cell office:value-type="float" office:value="618.11" calcext:value-type="float">
            <text:p>618.11</text:p>
          </table:table-cell>
          <table:table-cell office:value-type="float" office:value="58708" calcext:value-type="float">
            <text:p>58708</text:p>
          </table:table-cell>
          <table:table-cell office:value-type="float" office:value="4840525" calcext:value-type="float">
            <text:p>4840525</text:p>
          </table:table-cell>
        </table:table-row>
        <table:table-row table:style-name="ro1">
          <table:table-cell office:value-type="string" calcext:value-type="string">
            <text:p>nsds2_n50000wmin50000-11-s577782098c1211849.ukp</text:p>
          </table:table-cell>
          <table:table-cell office:value-type="float" office:value="301.98664" calcext:value-type="float">
            <text:p>301.98664</text:p>
          </table:table-cell>
          <table:table-cell office:value-type="float" office:value="301.79" calcext:value-type="float">
            <text:p>301.79</text:p>
          </table:table-cell>
          <table:table-cell office:value-type="float" office:value="43452" calcext:value-type="float">
            <text:p>43452</text:p>
          </table:table-cell>
          <table:table-cell office:value-type="float" office:value="4464551" calcext:value-type="float">
            <text:p>4464551</text:p>
          </table:table-cell>
          <table:table-cell office:value-type="float" office:value="619.22661" calcext:value-type="float">
            <text:p>619.22661</text:p>
          </table:table-cell>
          <table:table-cell office:value-type="float" office:value="618.85" calcext:value-type="float">
            <text:p>618.85</text:p>
          </table:table-cell>
          <table:table-cell office:value-type="float" office:value="61324" calcext:value-type="float">
            <text:p>61324</text:p>
          </table:table-cell>
          <table:table-cell office:value-type="float" office:value="3607834" calcext:value-type="float">
            <text:p>3607834</text:p>
          </table:table-cell>
        </table:table-row>
        <table:table-row table:style-name="ro1">
          <table:table-cell office:value-type="string" calcext:value-type="string">
            <text:p>nsds2_n50000wmin50000-15-s161344243c1096797.ukp</text:p>
          </table:table-cell>
          <table:table-cell office:value-type="float" office:value="303.4333" calcext:value-type="float">
            <text:p>303.4333</text:p>
          </table:table-cell>
          <table:table-cell office:value-type="float" office:value="303.23" calcext:value-type="float">
            <text:p>303.23</text:p>
          </table:table-cell>
          <table:table-cell office:value-type="float" office:value="48492" calcext:value-type="float">
            <text:p>48492</text:p>
          </table:table-cell>
          <table:table-cell office:value-type="float" office:value="4485919" calcext:value-type="float">
            <text:p>4485919</text:p>
          </table:table-cell>
          <table:table-cell office:value-type="float" office:value="619.51661" calcext:value-type="float">
            <text:p>619.51661</text:p>
          </table:table-cell>
          <table:table-cell office:value-type="float" office:value="619.07" calcext:value-type="float">
            <text:p>619.07</text:p>
          </table:table-cell>
          <table:table-cell office:value-type="float" office:value="52484" calcext:value-type="float">
            <text:p>52484</text:p>
          </table:table-cell>
          <table:table-cell office:value-type="float" office:value="3240873" calcext:value-type="float">
            <text:p>3240873</text:p>
          </table:table-cell>
        </table:table-row>
        <table:table-row table:style-name="ro1">
          <table:table-cell office:value-type="string" calcext:value-type="string">
            <text:p>nsds2_n50000wmin20000-101-s879272876c1510009.ukp</text:p>
          </table:table-cell>
          <table:table-cell office:value-type="float" office:value="309.16997" calcext:value-type="float">
            <text:p>309.16997</text:p>
          </table:table-cell>
          <table:table-cell office:value-type="float" office:value="308.99" calcext:value-type="float">
            <text:p>308.99</text:p>
          </table:table-cell>
          <table:table-cell office:value-type="float" office:value="43052" calcext:value-type="float">
            <text:p>43052</text:p>
          </table:table-cell>
          <table:table-cell office:value-type="float" office:value="4153950" calcext:value-type="float">
            <text:p>4153950</text:p>
          </table:table-cell>
          <table:table-cell office:value-type="float" office:value="619.84327" calcext:value-type="float">
            <text:p>619.84327</text:p>
          </table:table-cell>
          <table:table-cell office:value-type="float" office:value="619.41" calcext:value-type="float">
            <text:p>619.41</text:p>
          </table:table-cell>
          <table:table-cell office:value-type="float" office:value="58988" calcext:value-type="float">
            <text:p>58988</text:p>
          </table:table-cell>
          <table:table-cell office:value-type="float" office:value="4552957" calcext:value-type="float">
            <text:p>4552957</text:p>
          </table:table-cell>
        </table:table-row>
        <table:table-row table:style-name="ro1">
          <table:table-cell office:value-type="string" calcext:value-type="string">
            <text:p>nsds2_n50000wmin20000-192-s218633345c1078405.ukp</text:p>
          </table:table-cell>
          <table:table-cell office:value-type="float" office:value="312.41997" calcext:value-type="float">
            <text:p>312.41997</text:p>
          </table:table-cell>
          <table:table-cell office:value-type="float" office:value="312.23" calcext:value-type="float">
            <text:p>312.23</text:p>
          </table:table-cell>
          <table:table-cell office:value-type="float" office:value="48736" calcext:value-type="float">
            <text:p>48736</text:p>
          </table:table-cell>
          <table:table-cell office:value-type="float" office:value="4283985" calcext:value-type="float">
            <text:p>4283985</text:p>
          </table:table-cell>
          <table:table-cell office:value-type="float" office:value="619.88661" calcext:value-type="float">
            <text:p>619.88661</text:p>
          </table:table-cell>
          <table:table-cell office:value-type="float" office:value="619.45" calcext:value-type="float">
            <text:p>619.45</text:p>
          </table:table-cell>
          <table:table-cell office:value-type="float" office:value="57592" calcext:value-type="float">
            <text:p>57592</text:p>
          </table:table-cell>
          <table:table-cell office:value-type="float" office:value="3253675" calcext:value-type="float">
            <text:p>3253675</text:p>
          </table:table-cell>
        </table:table-row>
        <table:table-row table:style-name="ro1">
          <table:table-cell office:value-type="string" calcext:value-type="string">
            <text:p>nsds2_n50000wmin20000-17-s414892754c1296479.ukp</text:p>
          </table:table-cell>
          <table:table-cell office:value-type="float" office:value="315.13997" calcext:value-type="float">
            <text:p>315.13997</text:p>
          </table:table-cell>
          <table:table-cell office:value-type="float" office:value="315.01" calcext:value-type="float">
            <text:p>315.01</text:p>
          </table:table-cell>
          <table:table-cell office:value-type="float" office:value="48220" calcext:value-type="float">
            <text:p>48220</text:p>
          </table:table-cell>
          <table:table-cell office:value-type="float" office:value="3918774" calcext:value-type="float">
            <text:p>3918774</text:p>
          </table:table-cell>
          <table:table-cell office:value-type="float" office:value="620.23327" calcext:value-type="float">
            <text:p>620.23327</text:p>
          </table:table-cell>
          <table:table-cell office:value-type="float" office:value="619.8" calcext:value-type="float">
            <text:p>619.8</text:p>
          </table:table-cell>
          <table:table-cell office:value-type="float" office:value="63324" calcext:value-type="float">
            <text:p>63324</text:p>
          </table:table-cell>
          <table:table-cell office:value-type="float" office:value="3906383" calcext:value-type="float">
            <text:p>3906383</text:p>
          </table:table-cell>
        </table:table-row>
        <table:table-row table:style-name="ro1">
          <table:table-cell office:value-type="string" calcext:value-type="string">
            <text:p>nsds2_n50000wmin20000-159-s543190476c1437885.ukp</text:p>
          </table:table-cell>
          <table:table-cell office:value-type="float" office:value="318.16663" calcext:value-type="float">
            <text:p>318.16663</text:p>
          </table:table-cell>
          <table:table-cell office:value-type="float" office:value="317.96" calcext:value-type="float">
            <text:p>317.96</text:p>
          </table:table-cell>
          <table:table-cell office:value-type="float" office:value="46884" calcext:value-type="float">
            <text:p>46884</text:p>
          </table:table-cell>
          <table:table-cell office:value-type="float" office:value="4170261" calcext:value-type="float">
            <text:p>4170261</text:p>
          </table:table-cell>
          <table:table-cell office:value-type="float" office:value="620.73994" calcext:value-type="float">
            <text:p>620.73994</text:p>
          </table:table-cell>
          <table:table-cell office:value-type="float" office:value="620.31" calcext:value-type="float">
            <text:p>620.31</text:p>
          </table:table-cell>
          <table:table-cell office:value-type="float" office:value="59080" calcext:value-type="float">
            <text:p>59080</text:p>
          </table:table-cell>
          <table:table-cell office:value-type="float" office:value="4328184" calcext:value-type="float">
            <text:p>4328184</text:p>
          </table:table-cell>
        </table:table-row>
        <table:table-row table:style-name="ro1">
          <table:table-cell office:value-type="string" calcext:value-type="string">
            <text:p>nsds2_n50000wmin20000-197-s943590714c1136886.ukp</text:p>
          </table:table-cell>
          <table:table-cell office:value-type="float" office:value="320.5733" calcext:value-type="float">
            <text:p>320.5733</text:p>
          </table:table-cell>
          <table:table-cell office:value-type="float" office:value="320.36" calcext:value-type="float">
            <text:p>320.36</text:p>
          </table:table-cell>
          <table:table-cell office:value-type="float" office:value="51216" calcext:value-type="float">
            <text:p>51216</text:p>
          </table:table-cell>
          <table:table-cell office:value-type="float" office:value="4365456" calcext:value-type="float">
            <text:p>4365456</text:p>
          </table:table-cell>
          <table:table-cell office:value-type="float" office:value="620.78994" calcext:value-type="float">
            <text:p>620.78994</text:p>
          </table:table-cell>
          <table:table-cell office:value-type="float" office:value="620.38" calcext:value-type="float">
            <text:p>620.38</text:p>
          </table:table-cell>
          <table:table-cell office:value-type="float" office:value="50580" calcext:value-type="float">
            <text:p>50580</text:p>
          </table:table-cell>
          <table:table-cell office:value-type="float" office:value="3423879" calcext:value-type="float">
            <text:p>3423879</text:p>
          </table:table-cell>
        </table:table-row>
        <table:table-row table:style-name="ro1">
          <table:table-cell office:value-type="string" calcext:value-type="string">
            <text:p>nsds2_n50000wmin20000-155-s995770624c1387312.ukp</text:p>
          </table:table-cell>
          <table:table-cell office:value-type="float" office:value="327.24997" calcext:value-type="float">
            <text:p>327.24997</text:p>
          </table:table-cell>
          <table:table-cell office:value-type="float" office:value="327.06" calcext:value-type="float">
            <text:p>327.06</text:p>
          </table:table-cell>
          <table:table-cell office:value-type="float" office:value="44088" calcext:value-type="float">
            <text:p>44088</text:p>
          </table:table-cell>
          <table:table-cell office:value-type="float" office:value="4429446" calcext:value-type="float">
            <text:p>4429446</text:p>
          </table:table-cell>
          <table:table-cell office:value-type="float" office:value="621.48661" calcext:value-type="float">
            <text:p>621.48661</text:p>
          </table:table-cell>
          <table:table-cell office:value-type="float" office:value="621.03" calcext:value-type="float">
            <text:p>621.03</text:p>
          </table:table-cell>
          <table:table-cell office:value-type="float" office:value="50860" calcext:value-type="float">
            <text:p>50860</text:p>
          </table:table-cell>
          <table:table-cell office:value-type="float" office:value="4204422" calcext:value-type="float">
            <text:p>4204422</text:p>
          </table:table-cell>
        </table:table-row>
        <table:table-row table:style-name="ro1">
          <table:table-cell office:value-type="string" calcext:value-type="string">
            <text:p>nsds2_n50000wmin20000-23-s327529482c1215934.ukp</text:p>
          </table:table-cell>
          <table:table-cell office:value-type="float" office:value="332.69663" calcext:value-type="float">
            <text:p>332.69663</text:p>
          </table:table-cell>
          <table:table-cell office:value-type="float" office:value="332.47" calcext:value-type="float">
            <text:p>332.47</text:p>
          </table:table-cell>
          <table:table-cell office:value-type="float" office:value="42064" calcext:value-type="float">
            <text:p>42064</text:p>
          </table:table-cell>
          <table:table-cell office:value-type="float" office:value="3821836" calcext:value-type="float">
            <text:p>3821836</text:p>
          </table:table-cell>
          <table:table-cell office:value-type="float" office:value="621.58994" calcext:value-type="float">
            <text:p>621.58994</text:p>
          </table:table-cell>
          <table:table-cell office:value-type="float" office:value="621.15" calcext:value-type="float">
            <text:p>621.15</text:p>
          </table:table-cell>
          <table:table-cell office:value-type="float" office:value="52388" calcext:value-type="float">
            <text:p>52388</text:p>
          </table:table-cell>
          <table:table-cell office:value-type="float" office:value="3643331" calcext:value-type="float">
            <text:p>3643331</text:p>
          </table:table-cell>
        </table:table-row>
        <table:table-row table:style-name="ro1">
          <table:table-cell office:value-type="string" calcext:value-type="string">
            <text:p>nsds2_n50000wmin50000-80-s972099972c1955629.ukp</text:p>
          </table:table-cell>
          <table:table-cell office:value-type="float" office:value="332.96663" calcext:value-type="float">
            <text:p>332.96663</text:p>
          </table:table-cell>
          <table:table-cell office:value-type="float" office:value="332.75" calcext:value-type="float">
            <text:p>332.75</text:p>
          </table:table-cell>
          <table:table-cell office:value-type="float" office:value="41352" calcext:value-type="float">
            <text:p>41352</text:p>
          </table:table-cell>
          <table:table-cell office:value-type="float" office:value="4536028" calcext:value-type="float">
            <text:p>4536028</text:p>
          </table:table-cell>
          <table:table-cell office:value-type="float" office:value="622.52327" calcext:value-type="float">
            <text:p>622.52327</text:p>
          </table:table-cell>
          <table:table-cell office:value-type="float" office:value="622.08" calcext:value-type="float">
            <text:p>622.08</text:p>
          </table:table-cell>
          <table:table-cell office:value-type="float" office:value="59860" calcext:value-type="float">
            <text:p>59860</text:p>
          </table:table-cell>
          <table:table-cell office:value-type="float" office:value="5953127" calcext:value-type="float">
            <text:p>5953127</text:p>
          </table:table-cell>
        </table:table-row>
        <table:table-row table:style-name="ro1">
          <table:table-cell office:value-type="string" calcext:value-type="string">
            <text:p>nsds2_n50000wmin20000-1-s720843886c1219357.ukp</text:p>
          </table:table-cell>
          <table:table-cell office:value-type="float" office:value="335.68663" calcext:value-type="float">
            <text:p>335.68663</text:p>
          </table:table-cell>
          <table:table-cell office:value-type="float" office:value="335.46" calcext:value-type="float">
            <text:p>335.46</text:p>
          </table:table-cell>
          <table:table-cell office:value-type="float" office:value="48216" calcext:value-type="float">
            <text:p>48216</text:p>
          </table:table-cell>
          <table:table-cell office:value-type="float" office:value="5989202" calcext:value-type="float">
            <text:p>5989202</text:p>
          </table:table-cell>
          <table:table-cell office:value-type="float" office:value="622.89327" calcext:value-type="float">
            <text:p>622.89327</text:p>
          </table:table-cell>
          <table:table-cell office:value-type="float" office:value="622.46" calcext:value-type="float">
            <text:p>622.46</text:p>
          </table:table-cell>
          <table:table-cell office:value-type="float" office:value="54984" calcext:value-type="float">
            <text:p>54984</text:p>
          </table:table-cell>
          <table:table-cell office:value-type="float" office:value="3671202" calcext:value-type="float">
            <text:p>3671202</text:p>
          </table:table-cell>
        </table:table-row>
        <table:table-row table:style-name="ro1">
          <table:table-cell office:value-type="string" calcext:value-type="string">
            <text:p>nsds2_n50000wmin20000-45-s664964299c1705072.ukp</text:p>
          </table:table-cell>
          <table:table-cell office:value-type="float" office:value="338.27663" calcext:value-type="float">
            <text:p>338.27663</text:p>
          </table:table-cell>
          <table:table-cell office:value-type="float" office:value="338.07" calcext:value-type="float">
            <text:p>338.07</text:p>
          </table:table-cell>
          <table:table-cell office:value-type="float" office:value="50124" calcext:value-type="float">
            <text:p>50124</text:p>
          </table:table-cell>
          <table:table-cell office:value-type="float" office:value="4376001" calcext:value-type="float">
            <text:p>4376001</text:p>
          </table:table-cell>
          <table:table-cell office:value-type="float" office:value="622.98327" calcext:value-type="float">
            <text:p>622.98327</text:p>
          </table:table-cell>
          <table:table-cell office:value-type="float" office:value="622.54" calcext:value-type="float">
            <text:p>622.54</text:p>
          </table:table-cell>
          <table:table-cell office:value-type="float" office:value="49852" calcext:value-type="float">
            <text:p>49852</text:p>
          </table:table-cell>
          <table:table-cell office:value-type="float" office:value="5147693" calcext:value-type="float">
            <text:p>5147693</text:p>
          </table:table-cell>
        </table:table-row>
        <table:table-row table:style-name="ro1">
          <table:table-cell office:value-type="string" calcext:value-type="string">
            <text:p>nsds2_n50000wmin50000-150-s810086031c1242628.ukp</text:p>
          </table:table-cell>
          <table:table-cell office:value-type="float" office:value="343.0633" calcext:value-type="float">
            <text:p>343.0633</text:p>
          </table:table-cell>
          <table:table-cell office:value-type="float" office:value="342.86" calcext:value-type="float">
            <text:p>342.86</text:p>
          </table:table-cell>
          <table:table-cell office:value-type="float" office:value="48396" calcext:value-type="float">
            <text:p>48396</text:p>
          </table:table-cell>
          <table:table-cell office:value-type="float" office:value="3896826" calcext:value-type="float">
            <text:p>3896826</text:p>
          </table:table-cell>
          <table:table-cell office:value-type="float" office:value="623.5966" calcext:value-type="float">
            <text:p>623.5966</text:p>
          </table:table-cell>
          <table:table-cell office:value-type="float" office:value="623.16" calcext:value-type="float">
            <text:p>623.16</text:p>
          </table:table-cell>
          <table:table-cell office:value-type="float" office:value="57272" calcext:value-type="float">
            <text:p>57272</text:p>
          </table:table-cell>
          <table:table-cell office:value-type="float" office:value="3704393" calcext:value-type="float">
            <text:p>3704393</text:p>
          </table:table-cell>
        </table:table-row>
        <table:table-row table:style-name="ro1">
          <table:table-cell office:value-type="string" calcext:value-type="string">
            <text:p>nsds2_n50000wmin20000-56-s88272139c1177060.ukp</text:p>
          </table:table-cell>
          <table:table-cell office:value-type="float" office:value="343.14997" calcext:value-type="float">
            <text:p>343.14997</text:p>
          </table:table-cell>
          <table:table-cell office:value-type="float" office:value="342.91" calcext:value-type="float">
            <text:p>342.91</text:p>
          </table:table-cell>
          <table:table-cell office:value-type="float" office:value="46152" calcext:value-type="float">
            <text:p>46152</text:p>
          </table:table-cell>
          <table:table-cell office:value-type="float" office:value="3718902" calcext:value-type="float">
            <text:p>3718902</text:p>
          </table:table-cell>
          <table:table-cell office:value-type="float" office:value="624.04994" calcext:value-type="float">
            <text:p>624.04994</text:p>
          </table:table-cell>
          <table:table-cell office:value-type="float" office:value="623.61" calcext:value-type="float">
            <text:p>623.61</text:p>
          </table:table-cell>
          <table:table-cell office:value-type="float" office:value="49508" calcext:value-type="float">
            <text:p>49508</text:p>
          </table:table-cell>
          <table:table-cell office:value-type="float" office:value="3553628" calcext:value-type="float">
            <text:p>3553628</text:p>
          </table:table-cell>
        </table:table-row>
        <table:table-row table:style-name="ro1">
          <table:table-cell office:value-type="string" calcext:value-type="string">
            <text:p>nsds2_n50000wmin50000-77-s405400535c1966876.ukp</text:p>
          </table:table-cell>
          <table:table-cell office:value-type="float" office:value="344.1733" calcext:value-type="float">
            <text:p>344.1733</text:p>
          </table:table-cell>
          <table:table-cell office:value-type="float" office:value="343.94" calcext:value-type="float">
            <text:p>343.94</text:p>
          </table:table-cell>
          <table:table-cell office:value-type="float" office:value="50196" calcext:value-type="float">
            <text:p>50196</text:p>
          </table:table-cell>
          <table:table-cell office:value-type="float" office:value="4472241" calcext:value-type="float">
            <text:p>4472241</text:p>
          </table:table-cell>
          <table:table-cell office:value-type="float" office:value="624.98661" calcext:value-type="float">
            <text:p>624.98661</text:p>
          </table:table-cell>
          <table:table-cell office:value-type="float" office:value="624.59" calcext:value-type="float">
            <text:p>624.59</text:p>
          </table:table-cell>
          <table:table-cell office:value-type="float" office:value="72284" calcext:value-type="float">
            <text:p>72284</text:p>
          </table:table-cell>
          <table:table-cell office:value-type="float" office:value="5975878" calcext:value-type="float">
            <text:p>5975878</text:p>
          </table:table-cell>
        </table:table-row>
        <table:table-row table:style-name="ro1">
          <table:table-cell office:value-type="string" calcext:value-type="string">
            <text:p>nsds2_n50000wmin20000-164-s90959982c1861478.ukp</text:p>
          </table:table-cell>
          <table:table-cell office:value-type="float" office:value="347.16997" calcext:value-type="float">
            <text:p>347.16997</text:p>
          </table:table-cell>
          <table:table-cell office:value-type="float" office:value="346.93" calcext:value-type="float">
            <text:p>346.93</text:p>
          </table:table-cell>
          <table:table-cell office:value-type="float" office:value="50868" calcext:value-type="float">
            <text:p>50868</text:p>
          </table:table-cell>
          <table:table-cell office:value-type="float" office:value="3908095" calcext:value-type="float">
            <text:p>3908095</text:p>
          </table:table-cell>
          <table:table-cell office:value-type="float" office:value="625.1066" calcext:value-type="float">
            <text:p>625.1066</text:p>
          </table:table-cell>
          <table:table-cell office:value-type="float" office:value="624.67" calcext:value-type="float">
            <text:p>624.67</text:p>
          </table:table-cell>
          <table:table-cell office:value-type="float" office:value="51128" calcext:value-type="float">
            <text:p>51128</text:p>
          </table:table-cell>
          <table:table-cell office:value-type="float" office:value="5662177" calcext:value-type="float">
            <text:p>5662177</text:p>
          </table:table-cell>
        </table:table-row>
        <table:table-row table:style-name="ro1">
          <table:table-cell office:value-type="string" calcext:value-type="string">
            <text:p>nsds2_n50000wmin50000-92-s604520447c1398376.ukp</text:p>
          </table:table-cell>
          <table:table-cell office:value-type="float" office:value="348.18663" calcext:value-type="float">
            <text:p>348.18663</text:p>
          </table:table-cell>
          <table:table-cell office:value-type="float" office:value="347.95" calcext:value-type="float">
            <text:p>347.95</text:p>
          </table:table-cell>
          <table:table-cell office:value-type="float" office:value="40296" calcext:value-type="float">
            <text:p>40296</text:p>
          </table:table-cell>
          <table:table-cell office:value-type="float" office:value="3173089" calcext:value-type="float">
            <text:p>3173089</text:p>
          </table:table-cell>
          <table:table-cell office:value-type="float" office:value="627.65327" calcext:value-type="float">
            <text:p>627.65327</text:p>
          </table:table-cell>
          <table:table-cell office:value-type="float" office:value="627.24" calcext:value-type="float">
            <text:p>627.24</text:p>
          </table:table-cell>
          <table:table-cell office:value-type="float" office:value="59512" calcext:value-type="float">
            <text:p>59512</text:p>
          </table:table-cell>
          <table:table-cell office:value-type="float" office:value="4192460" calcext:value-type="float">
            <text:p>4192460</text:p>
          </table:table-cell>
        </table:table-row>
        <table:table-row table:style-name="ro1">
          <table:table-cell office:value-type="string" calcext:value-type="string">
            <text:p>nsds2_n50000wmin50000-173-s917541816c1915753.ukp</text:p>
          </table:table-cell>
          <table:table-cell office:value-type="float" office:value="348.2433" calcext:value-type="float">
            <text:p>348.2433</text:p>
          </table:table-cell>
          <table:table-cell office:value-type="float" office:value="348.03" calcext:value-type="float">
            <text:p>348.03</text:p>
          </table:table-cell>
          <table:table-cell office:value-type="float" office:value="52000" calcext:value-type="float">
            <text:p>52000</text:p>
          </table:table-cell>
          <table:table-cell office:value-type="float" office:value="4017557" calcext:value-type="float">
            <text:p>4017557</text:p>
          </table:table-cell>
          <table:table-cell office:value-type="float" office:value="629.1266" calcext:value-type="float">
            <text:p>629.1266</text:p>
          </table:table-cell>
          <table:table-cell office:value-type="float" office:value="628.74" calcext:value-type="float">
            <text:p>628.74</text:p>
          </table:table-cell>
          <table:table-cell office:value-type="float" office:value="54740" calcext:value-type="float">
            <text:p>54740</text:p>
          </table:table-cell>
          <table:table-cell office:value-type="float" office:value="5844051" calcext:value-type="float">
            <text:p>5844051</text:p>
          </table:table-cell>
        </table:table-row>
        <table:table-row table:style-name="ro1">
          <table:table-cell office:value-type="string" calcext:value-type="string">
            <text:p>nsds2_n50000wmin50000-13-s273864349c1970782.ukp</text:p>
          </table:table-cell>
          <table:table-cell office:value-type="float" office:value="351.28663" calcext:value-type="float">
            <text:p>351.28663</text:p>
          </table:table-cell>
          <table:table-cell office:value-type="float" office:value="351.07" calcext:value-type="float">
            <text:p>351.07</text:p>
          </table:table-cell>
          <table:table-cell office:value-type="float" office:value="48408" calcext:value-type="float">
            <text:p>48408</text:p>
          </table:table-cell>
          <table:table-cell office:value-type="float" office:value="3908367" calcext:value-type="float">
            <text:p>3908367</text:p>
          </table:table-cell>
          <table:table-cell office:value-type="float" office:value="629.18327" calcext:value-type="float">
            <text:p>629.18327</text:p>
          </table:table-cell>
          <table:table-cell office:value-type="float" office:value="628.82" calcext:value-type="float">
            <text:p>628.82</text:p>
          </table:table-cell>
          <table:table-cell office:value-type="float" office:value="57368" calcext:value-type="float">
            <text:p>57368</text:p>
          </table:table-cell>
          <table:table-cell office:value-type="float" office:value="5989405" calcext:value-type="float">
            <text:p>5989405</text:p>
          </table:table-cell>
        </table:table-row>
        <table:table-row table:style-name="ro1">
          <table:table-cell office:value-type="string" calcext:value-type="string">
            <text:p>nsds2_n50000wmin20000-44-s193169413c1671826.ukp</text:p>
          </table:table-cell>
          <table:table-cell office:value-type="float" office:value="351.72663" calcext:value-type="float">
            <text:p>351.72663</text:p>
          </table:table-cell>
          <table:table-cell office:value-type="float" office:value="351.48" calcext:value-type="float">
            <text:p>351.48</text:p>
          </table:table-cell>
          <table:table-cell office:value-type="float" office:value="50852" calcext:value-type="float">
            <text:p>50852</text:p>
          </table:table-cell>
          <table:table-cell office:value-type="float" office:value="4552957" calcext:value-type="float">
            <text:p>4552957</text:p>
          </table:table-cell>
          <table:table-cell office:value-type="float" office:value="629.3366" calcext:value-type="float">
            <text:p>629.3366</text:p>
          </table:table-cell>
          <table:table-cell office:value-type="float" office:value="628.88" calcext:value-type="float">
            <text:p>628.88</text:p>
          </table:table-cell>
          <table:table-cell office:value-type="float" office:value="50068" calcext:value-type="float">
            <text:p>50068</text:p>
          </table:table-cell>
          <table:table-cell office:value-type="float" office:value="5046174" calcext:value-type="float">
            <text:p>5046174</text:p>
          </table:table-cell>
        </table:table-row>
        <table:table-row table:style-name="ro1">
          <table:table-cell office:value-type="string" calcext:value-type="string">
            <text:p>nsds2_n50000wmin20000-191-s791104459c1370617.ukp</text:p>
          </table:table-cell>
          <table:table-cell office:value-type="float" office:value="353.2633" calcext:value-type="float">
            <text:p>353.2633</text:p>
          </table:table-cell>
          <table:table-cell office:value-type="float" office:value="353.04" calcext:value-type="float">
            <text:p>353.04</text:p>
          </table:table-cell>
          <table:table-cell office:value-type="float" office:value="43612" calcext:value-type="float">
            <text:p>43612</text:p>
          </table:table-cell>
          <table:table-cell office:value-type="float" office:value="4560690" calcext:value-type="float">
            <text:p>4560690</text:p>
          </table:table-cell>
          <table:table-cell office:value-type="float" office:value="629.43327" calcext:value-type="float">
            <text:p>629.43327</text:p>
          </table:table-cell>
          <table:table-cell office:value-type="float" office:value="629" calcext:value-type="float">
            <text:p>629</text:p>
          </table:table-cell>
          <table:table-cell office:value-type="float" office:value="52440" calcext:value-type="float">
            <text:p>52440</text:p>
          </table:table-cell>
          <table:table-cell office:value-type="float" office:value="4137737" calcext:value-type="float">
            <text:p>4137737</text:p>
          </table:table-cell>
        </table:table-row>
        <table:table-row table:style-name="ro1">
          <table:table-cell office:value-type="string" calcext:value-type="string">
            <text:p>nsds2_n50000wmin50000-164-s90959982c1128617.ukp</text:p>
          </table:table-cell>
          <table:table-cell office:value-type="float" office:value="354.22663" calcext:value-type="float">
            <text:p>354.22663</text:p>
          </table:table-cell>
          <table:table-cell office:value-type="float" office:value="354" calcext:value-type="float">
            <text:p>354</text:p>
          </table:table-cell>
          <table:table-cell office:value-type="float" office:value="47624" calcext:value-type="float">
            <text:p>47624</text:p>
          </table:table-cell>
          <table:table-cell office:value-type="float" office:value="4381558" calcext:value-type="float">
            <text:p>4381558</text:p>
          </table:table-cell>
          <table:table-cell office:value-type="float" office:value="630.3866" calcext:value-type="float">
            <text:p>630.3866</text:p>
          </table:table-cell>
          <table:table-cell office:value-type="float" office:value="629.97" calcext:value-type="float">
            <text:p>629.97</text:p>
          </table:table-cell>
          <table:table-cell office:value-type="float" office:value="55428" calcext:value-type="float">
            <text:p>55428</text:p>
          </table:table-cell>
          <table:table-cell office:value-type="float" office:value="3365439" calcext:value-type="float">
            <text:p>3365439</text:p>
          </table:table-cell>
        </table:table-row>
        <table:table-row table:style-name="ro1">
          <table:table-cell office:value-type="string" calcext:value-type="string">
            <text:p>nsds2_n50000wmin20000-184-s34442418c1185129.ukp</text:p>
          </table:table-cell>
          <table:table-cell office:value-type="float" office:value="357.48663" calcext:value-type="float">
            <text:p>357.48663</text:p>
          </table:table-cell>
          <table:table-cell office:value-type="float" office:value="357.33" calcext:value-type="float">
            <text:p>357.33</text:p>
          </table:table-cell>
          <table:table-cell office:value-type="float" office:value="52112" calcext:value-type="float">
            <text:p>52112</text:p>
          </table:table-cell>
          <table:table-cell office:value-type="float" office:value="3224664" calcext:value-type="float">
            <text:p>3224664</text:p>
          </table:table-cell>
          <table:table-cell office:value-type="float" office:value="630.45994" calcext:value-type="float">
            <text:p>630.45994</text:p>
          </table:table-cell>
          <table:table-cell office:value-type="float" office:value="630.04" calcext:value-type="float">
            <text:p>630.04</text:p>
          </table:table-cell>
          <table:table-cell office:value-type="float" office:value="51660" calcext:value-type="float">
            <text:p>51660</text:p>
          </table:table-cell>
          <table:table-cell office:value-type="float" office:value="3568772" calcext:value-type="float">
            <text:p>3568772</text:p>
          </table:table-cell>
        </table:table-row>
        <table:table-row table:style-name="ro1">
          <table:table-cell office:value-type="string" calcext:value-type="string">
            <text:p>nsds2_n50000wmin20000-47-s676454610c1588106.ukp</text:p>
          </table:table-cell>
          <table:table-cell office:value-type="float" office:value="358.60663" calcext:value-type="float">
            <text:p>358.60663</text:p>
          </table:table-cell>
          <table:table-cell office:value-type="float" office:value="358.37" calcext:value-type="float">
            <text:p>358.37</text:p>
          </table:table-cell>
          <table:table-cell office:value-type="float" office:value="43880" calcext:value-type="float">
            <text:p>43880</text:p>
          </table:table-cell>
          <table:table-cell office:value-type="float" office:value="3449315" calcext:value-type="float">
            <text:p>3449315</text:p>
          </table:table-cell>
          <table:table-cell office:value-type="float" office:value="630.6766" calcext:value-type="float">
            <text:p>630.6766</text:p>
          </table:table-cell>
          <table:table-cell office:value-type="float" office:value="630.24" calcext:value-type="float">
            <text:p>630.24</text:p>
          </table:table-cell>
          <table:table-cell office:value-type="float" office:value="60964" calcext:value-type="float">
            <text:p>60964</text:p>
          </table:table-cell>
          <table:table-cell office:value-type="float" office:value="4785647" calcext:value-type="float">
            <text:p>4785647</text:p>
          </table:table-cell>
        </table:table-row>
        <table:table-row table:style-name="ro1">
          <table:table-cell office:value-type="string" calcext:value-type="string">
            <text:p>nsds2_n50000wmin50000-174-s359051238c1907077.ukp</text:p>
          </table:table-cell>
          <table:table-cell office:value-type="float" office:value="359.9133" calcext:value-type="float">
            <text:p>359.9133</text:p>
          </table:table-cell>
          <table:table-cell office:value-type="float" office:value="359.69" calcext:value-type="float">
            <text:p>359.69</text:p>
          </table:table-cell>
          <table:table-cell office:value-type="float" office:value="48612" calcext:value-type="float">
            <text:p>48612</text:p>
          </table:table-cell>
          <table:table-cell office:value-type="float" office:value="4223474" calcext:value-type="float">
            <text:p>4223474</text:p>
          </table:table-cell>
          <table:table-cell office:value-type="float" office:value="630.8166" calcext:value-type="float">
            <text:p>630.8166</text:p>
          </table:table-cell>
          <table:table-cell office:value-type="float" office:value="630.41" calcext:value-type="float">
            <text:p>630.41</text:p>
          </table:table-cell>
          <table:table-cell office:value-type="float" office:value="59408" calcext:value-type="float">
            <text:p>59408</text:p>
          </table:table-cell>
          <table:table-cell office:value-type="float" office:value="5811271" calcext:value-type="float">
            <text:p>5811271</text:p>
          </table:table-cell>
        </table:table-row>
        <table:table-row table:style-name="ro1">
          <table:table-cell office:value-type="string" calcext:value-type="string">
            <text:p>nsds2_n50000wmin20000-103-s743151267c1560616.ukp</text:p>
          </table:table-cell>
          <table:table-cell office:value-type="float" office:value="363.29996" calcext:value-type="float">
            <text:p>363.29996</text:p>
          </table:table-cell>
          <table:table-cell office:value-type="float" office:value="363.12" calcext:value-type="float">
            <text:p>363.12</text:p>
          </table:table-cell>
          <table:table-cell office:value-type="float" office:value="57288" calcext:value-type="float">
            <text:p>57288</text:p>
          </table:table-cell>
          <table:table-cell office:value-type="float" office:value="3234838" calcext:value-type="float">
            <text:p>3234838</text:p>
          </table:table-cell>
          <table:table-cell office:value-type="float" office:value="630.81994" calcext:value-type="float">
            <text:p>630.81994</text:p>
          </table:table-cell>
          <table:table-cell office:value-type="float" office:value="630.37" calcext:value-type="float">
            <text:p>630.37</text:p>
          </table:table-cell>
          <table:table-cell office:value-type="float" office:value="54404" calcext:value-type="float">
            <text:p>54404</text:p>
          </table:table-cell>
          <table:table-cell office:value-type="float" office:value="4728571" calcext:value-type="float">
            <text:p>4728571</text:p>
          </table:table-cell>
        </table:table-row>
        <table:table-row table:style-name="ro1">
          <table:table-cell office:value-type="string" calcext:value-type="string">
            <text:p>nsds2_n50000wmin50000-58-s551593996c1861688.ukp</text:p>
          </table:table-cell>
          <table:table-cell office:value-type="float" office:value="364.5033" calcext:value-type="float">
            <text:p>364.5033</text:p>
          </table:table-cell>
          <table:table-cell office:value-type="float" office:value="364.28" calcext:value-type="float">
            <text:p>364.28</text:p>
          </table:table-cell>
          <table:table-cell office:value-type="float" office:value="44600" calcext:value-type="float">
            <text:p>44600</text:p>
          </table:table-cell>
          <table:table-cell office:value-type="float" office:value="3864381" calcext:value-type="float">
            <text:p>3864381</text:p>
          </table:table-cell>
          <table:table-cell office:value-type="float" office:value="631.93994" calcext:value-type="float">
            <text:p>631.93994</text:p>
          </table:table-cell>
          <table:table-cell office:value-type="float" office:value="631.49" calcext:value-type="float">
            <text:p>631.49</text:p>
          </table:table-cell>
          <table:table-cell office:value-type="float" office:value="53728" calcext:value-type="float">
            <text:p>53728</text:p>
          </table:table-cell>
          <table:table-cell office:value-type="float" office:value="5651535" calcext:value-type="float">
            <text:p>5651535</text:p>
          </table:table-cell>
        </table:table-row>
        <table:table-row table:style-name="ro1">
          <table:table-cell office:value-type="string" calcext:value-type="string">
            <text:p>nsds2_n50000wmin50000-117-s207178132c1934170.ukp</text:p>
          </table:table-cell>
          <table:table-cell office:value-type="float" office:value="366.2033" calcext:value-type="float">
            <text:p>366.2033</text:p>
          </table:table-cell>
          <table:table-cell office:value-type="float" office:value="366.12" calcext:value-type="float">
            <text:p>366.12</text:p>
          </table:table-cell>
          <table:table-cell office:value-type="float" office:value="45496" calcext:value-type="float">
            <text:p>45496</text:p>
          </table:table-cell>
          <table:table-cell office:value-type="float" office:value="3876804" calcext:value-type="float">
            <text:p>3876804</text:p>
          </table:table-cell>
          <table:table-cell office:value-type="float" office:value="632.5666" calcext:value-type="float">
            <text:p>632.5666</text:p>
          </table:table-cell>
          <table:table-cell office:value-type="float" office:value="632.12" calcext:value-type="float">
            <text:p>632.12</text:p>
          </table:table-cell>
          <table:table-cell office:value-type="float" office:value="57924" calcext:value-type="float">
            <text:p>57924</text:p>
          </table:table-cell>
          <table:table-cell office:value-type="float" office:value="5874686" calcext:value-type="float">
            <text:p>5874686</text:p>
          </table:table-cell>
        </table:table-row>
        <table:table-row table:style-name="ro1">
          <table:table-cell office:value-type="string" calcext:value-type="string">
            <text:p>nsds2_n50000wmin20000-20-s824350602c1144033.ukp</text:p>
          </table:table-cell>
          <table:table-cell office:value-type="float" office:value="366.75996" calcext:value-type="float">
            <text:p>366.75996</text:p>
          </table:table-cell>
          <table:table-cell office:value-type="float" office:value="366.56" calcext:value-type="float">
            <text:p>366.56</text:p>
          </table:table-cell>
          <table:table-cell office:value-type="float" office:value="52388" calcext:value-type="float">
            <text:p>52388</text:p>
          </table:table-cell>
          <table:table-cell office:value-type="float" office:value="3679672" calcext:value-type="float">
            <text:p>3679672</text:p>
          </table:table-cell>
          <table:table-cell office:value-type="float" office:value="632.5866" calcext:value-type="float">
            <text:p>632.5866</text:p>
          </table:table-cell>
          <table:table-cell office:value-type="float" office:value="632.19" calcext:value-type="float">
            <text:p>632.19</text:p>
          </table:table-cell>
          <table:table-cell office:value-type="float" office:value="52356" calcext:value-type="float">
            <text:p>52356</text:p>
          </table:table-cell>
          <table:table-cell office:value-type="float" office:value="3449315" calcext:value-type="float">
            <text:p>3449315</text:p>
          </table:table-cell>
        </table:table-row>
        <table:table-row table:style-name="ro1">
          <table:table-cell office:value-type="string" calcext:value-type="string">
            <text:p>nsds2_n50000wmin50000-89-s905865785c1801895.ukp</text:p>
          </table:table-cell>
          <table:table-cell office:value-type="float" office:value="368.7733" calcext:value-type="float">
            <text:p>368.7733</text:p>
          </table:table-cell>
          <table:table-cell office:value-type="float" office:value="368.51" calcext:value-type="float">
            <text:p>368.51</text:p>
          </table:table-cell>
          <table:table-cell office:value-type="float" office:value="48572" calcext:value-type="float">
            <text:p>48572</text:p>
          </table:table-cell>
          <table:table-cell office:value-type="float" office:value="4096620" calcext:value-type="float">
            <text:p>4096620</text:p>
          </table:table-cell>
          <table:table-cell office:value-type="float" office:value="634.7066" calcext:value-type="float">
            <text:p>634.7066</text:p>
          </table:table-cell>
          <table:table-cell office:value-type="float" office:value="634.28" calcext:value-type="float">
            <text:p>634.28</text:p>
          </table:table-cell>
          <table:table-cell office:value-type="float" office:value="53088" calcext:value-type="float">
            <text:p>53088</text:p>
          </table:table-cell>
          <table:table-cell office:value-type="float" office:value="5449526" calcext:value-type="float">
            <text:p>5449526</text:p>
          </table:table-cell>
        </table:table-row>
        <table:table-row table:style-name="ro1">
          <table:table-cell office:value-type="string" calcext:value-type="string">
            <text:p>nsds2_n50000wmin50000-87-s945306385c1874745.ukp</text:p>
          </table:table-cell>
          <table:table-cell office:value-type="float" office:value="371.97996" calcext:value-type="float">
            <text:p>371.97996</text:p>
          </table:table-cell>
          <table:table-cell office:value-type="float" office:value="371.74" calcext:value-type="float">
            <text:p>371.74</text:p>
          </table:table-cell>
          <table:table-cell office:value-type="float" office:value="39420" calcext:value-type="float">
            <text:p>39420</text:p>
          </table:table-cell>
          <table:table-cell office:value-type="float" office:value="3505846" calcext:value-type="float">
            <text:p>3505846</text:p>
          </table:table-cell>
          <table:table-cell office:value-type="float" office:value="634.7666" calcext:value-type="float">
            <text:p>634.7666</text:p>
          </table:table-cell>
          <table:table-cell office:value-type="float" office:value="634.32" calcext:value-type="float">
            <text:p>634.32</text:p>
          </table:table-cell>
          <table:table-cell office:value-type="float" office:value="57488" calcext:value-type="float">
            <text:p>57488</text:p>
          </table:table-cell>
          <table:table-cell office:value-type="float" office:value="5719935" calcext:value-type="float">
            <text:p>5719935</text:p>
          </table:table-cell>
        </table:table-row>
        <table:table-row table:style-name="ro1">
          <table:table-cell office:value-type="string" calcext:value-type="string">
            <text:p>nsds2_n50000wmin50000-12-s774727805c1638836.ukp</text:p>
          </table:table-cell>
          <table:table-cell office:value-type="float" office:value="378.90663" calcext:value-type="float">
            <text:p>378.90663</text:p>
          </table:table-cell>
          <table:table-cell office:value-type="float" office:value="378.65" calcext:value-type="float">
            <text:p>378.65</text:p>
          </table:table-cell>
          <table:table-cell office:value-type="float" office:value="47676" calcext:value-type="float">
            <text:p>47676</text:p>
          </table:table-cell>
          <table:table-cell office:value-type="float" office:value="3935915" calcext:value-type="float">
            <text:p>3935915</text:p>
          </table:table-cell>
          <table:table-cell office:value-type="float" office:value="634.99327" calcext:value-type="float">
            <text:p>634.99327</text:p>
          </table:table-cell>
          <table:table-cell office:value-type="float" office:value="634.54" calcext:value-type="float">
            <text:p>634.54</text:p>
          </table:table-cell>
          <table:table-cell office:value-type="float" office:value="54192" calcext:value-type="float">
            <text:p>54192</text:p>
          </table:table-cell>
          <table:table-cell office:value-type="float" office:value="4959578" calcext:value-type="float">
            <text:p>4959578</text:p>
          </table:table-cell>
        </table:table-row>
        <table:table-row table:style-name="ro1">
          <table:table-cell office:value-type="string" calcext:value-type="string">
            <text:p>nsds2_n50000wmin50000-162-s666650214c1109425.ukp</text:p>
          </table:table-cell>
          <table:table-cell office:value-type="float" office:value="380.92996" calcext:value-type="float">
            <text:p>380.92996</text:p>
          </table:table-cell>
          <table:table-cell office:value-type="float" office:value="380.7" calcext:value-type="float">
            <text:p>380.7</text:p>
          </table:table-cell>
          <table:table-cell office:value-type="float" office:value="50036" calcext:value-type="float">
            <text:p>50036</text:p>
          </table:table-cell>
          <table:table-cell office:value-type="float" office:value="4003845" calcext:value-type="float">
            <text:p>4003845</text:p>
          </table:table-cell>
          <table:table-cell office:value-type="float" office:value="635.00327" calcext:value-type="float">
            <text:p>635.00327</text:p>
          </table:table-cell>
          <table:table-cell office:value-type="float" office:value="634.55" calcext:value-type="float">
            <text:p>634.55</text:p>
          </table:table-cell>
          <table:table-cell office:value-type="float" office:value="61108" calcext:value-type="float">
            <text:p>61108</text:p>
          </table:table-cell>
          <table:table-cell office:value-type="float" office:value="3286578" calcext:value-type="float">
            <text:p>3286578</text:p>
          </table:table-cell>
        </table:table-row>
        <table:table-row table:style-name="ro1">
          <table:table-cell office:value-type="string" calcext:value-type="string">
            <text:p>nsds2_n50000wmin50000-159-s543190476c1741570.ukp</text:p>
          </table:table-cell>
          <table:table-cell office:value-type="float" office:value="381.42663" calcext:value-type="float">
            <text:p>381.42663</text:p>
          </table:table-cell>
          <table:table-cell office:value-type="float" office:value="381.18" calcext:value-type="float">
            <text:p>381.18</text:p>
          </table:table-cell>
          <table:table-cell office:value-type="float" office:value="37984" calcext:value-type="float">
            <text:p>37984</text:p>
          </table:table-cell>
          <table:table-cell office:value-type="float" office:value="3186893" calcext:value-type="float">
            <text:p>3186893</text:p>
          </table:table-cell>
          <table:table-cell office:value-type="float" office:value="635.24994" calcext:value-type="float">
            <text:p>635.24994</text:p>
          </table:table-cell>
          <table:table-cell office:value-type="float" office:value="634.81" calcext:value-type="float">
            <text:p>634.81</text:p>
          </table:table-cell>
          <table:table-cell office:value-type="float" office:value="54924" calcext:value-type="float">
            <text:p>54924</text:p>
          </table:table-cell>
          <table:table-cell office:value-type="float" office:value="5262940" calcext:value-type="float">
            <text:p>5262940</text:p>
          </table:table-cell>
        </table:table-row>
        <table:table-row table:style-name="ro1">
          <table:table-cell office:value-type="string" calcext:value-type="string">
            <text:p>nsds2_n50000wmin20000-107-s31387311c1500717.ukp</text:p>
          </table:table-cell>
          <table:table-cell office:value-type="float" office:value="382.33996" calcext:value-type="float">
            <text:p>382.33996</text:p>
          </table:table-cell>
          <table:table-cell office:value-type="float" office:value="382.17" calcext:value-type="float">
            <text:p>382.17</text:p>
          </table:table-cell>
          <table:table-cell office:value-type="float" office:value="58468" calcext:value-type="float">
            <text:p>58468</text:p>
          </table:table-cell>
          <table:table-cell office:value-type="float" office:value="3498003" calcext:value-type="float">
            <text:p>3498003</text:p>
          </table:table-cell>
          <table:table-cell office:value-type="float" office:value="636.47994" calcext:value-type="float">
            <text:p>636.47994</text:p>
          </table:table-cell>
          <table:table-cell office:value-type="float" office:value="636.01" calcext:value-type="float">
            <text:p>636.01</text:p>
          </table:table-cell>
          <table:table-cell office:value-type="float" office:value="52548" calcext:value-type="float">
            <text:p>52548</text:p>
          </table:table-cell>
          <table:table-cell office:value-type="float" office:value="4527904" calcext:value-type="float">
            <text:p>4527904</text:p>
          </table:table-cell>
        </table:table-row>
        <table:table-row table:style-name="ro1">
          <table:table-cell office:value-type="string" calcext:value-type="string">
            <text:p>nsds2_n50000wmin50000-155-s995770624c1968439.ukp</text:p>
          </table:table-cell>
          <table:table-cell office:value-type="float" office:value="383.17996" calcext:value-type="float">
            <text:p>383.17996</text:p>
          </table:table-cell>
          <table:table-cell office:value-type="float" office:value="382.93" calcext:value-type="float">
            <text:p>382.93</text:p>
          </table:table-cell>
          <table:table-cell office:value-type="float" office:value="47388" calcext:value-type="float">
            <text:p>47388</text:p>
          </table:table-cell>
          <table:table-cell office:value-type="float" office:value="4548155" calcext:value-type="float">
            <text:p>4548155</text:p>
          </table:table-cell>
          <table:table-cell office:value-type="float" office:value="636.71994" calcext:value-type="float">
            <text:p>636.71994</text:p>
          </table:table-cell>
          <table:table-cell office:value-type="float" office:value="636.27" calcext:value-type="float">
            <text:p>636.27</text:p>
          </table:table-cell>
          <table:table-cell office:value-type="float" office:value="59664" calcext:value-type="float">
            <text:p>59664</text:p>
          </table:table-cell>
          <table:table-cell office:value-type="float" office:value="6018163" calcext:value-type="float">
            <text:p>6018163</text:p>
          </table:table-cell>
        </table:table-row>
        <table:table-row table:style-name="ro1">
          <table:table-cell office:value-type="string" calcext:value-type="string">
            <text:p>nsds2_n50000wmin50000-56-s88272139c1487240.ukp</text:p>
          </table:table-cell>
          <table:table-cell office:value-type="float" office:value="385.3233" calcext:value-type="float">
            <text:p>385.3233</text:p>
          </table:table-cell>
          <table:table-cell office:value-type="float" office:value="385.08" calcext:value-type="float">
            <text:p>385.08</text:p>
          </table:table-cell>
          <table:table-cell office:value-type="float" office:value="50944" calcext:value-type="float">
            <text:p>50944</text:p>
          </table:table-cell>
          <table:table-cell office:value-type="float" office:value="3643331" calcext:value-type="float">
            <text:p>3643331</text:p>
          </table:table-cell>
          <table:table-cell office:value-type="float" office:value="639.2766" calcext:value-type="float">
            <text:p>639.2766</text:p>
          </table:table-cell>
          <table:table-cell office:value-type="float" office:value="638.85" calcext:value-type="float">
            <text:p>638.85</text:p>
          </table:table-cell>
          <table:table-cell office:value-type="float" office:value="58964" calcext:value-type="float">
            <text:p>58964</text:p>
          </table:table-cell>
          <table:table-cell office:value-type="float" office:value="4487408" calcext:value-type="float">
            <text:p>4487408</text:p>
          </table:table-cell>
        </table:table-row>
        <table:table-row table:style-name="ro1">
          <table:table-cell office:value-type="string" calcext:value-type="string">
            <text:p>nsds2_n50000wmin20000-28-s988774221c1371468.ukp</text:p>
          </table:table-cell>
          <table:table-cell office:value-type="float" office:value="386.23663" calcext:value-type="float">
            <text:p>386.23663</text:p>
          </table:table-cell>
          <table:table-cell office:value-type="float" office:value="386" calcext:value-type="float">
            <text:p>386</text:p>
          </table:table-cell>
          <table:table-cell office:value-type="float" office:value="41708" calcext:value-type="float">
            <text:p>41708</text:p>
          </table:table-cell>
          <table:table-cell office:value-type="float" office:value="4044376" calcext:value-type="float">
            <text:p>4044376</text:p>
          </table:table-cell>
          <table:table-cell office:value-type="float" office:value="639.93327" calcext:value-type="float">
            <text:p>639.93327</text:p>
          </table:table-cell>
          <table:table-cell office:value-type="float" office:value="639.5" calcext:value-type="float">
            <text:p>639.5</text:p>
          </table:table-cell>
          <table:table-cell office:value-type="float" office:value="59512" calcext:value-type="float">
            <text:p>59512</text:p>
          </table:table-cell>
          <table:table-cell office:value-type="float" office:value="4137853" calcext:value-type="float">
            <text:p>4137853</text:p>
          </table:table-cell>
        </table:table-row>
        <table:table-row table:style-name="ro1">
          <table:table-cell office:value-type="string" calcext:value-type="string">
            <text:p>nsds2_n50000wmin20000-193-s915027660c1157104.ukp</text:p>
          </table:table-cell>
          <table:table-cell office:value-type="float" office:value="386.7733" calcext:value-type="float">
            <text:p>386.7733</text:p>
          </table:table-cell>
          <table:table-cell office:value-type="float" office:value="386.51" calcext:value-type="float">
            <text:p>386.51</text:p>
          </table:table-cell>
          <table:table-cell office:value-type="float" office:value="55516" calcext:value-type="float">
            <text:p>55516</text:p>
          </table:table-cell>
          <table:table-cell office:value-type="float" office:value="3861473" calcext:value-type="float">
            <text:p>3861473</text:p>
          </table:table-cell>
          <table:table-cell office:value-type="float" office:value="641.0066" calcext:value-type="float">
            <text:p>641.0066</text:p>
          </table:table-cell>
          <table:table-cell office:value-type="float" office:value="640.6" calcext:value-type="float">
            <text:p>640.6</text:p>
          </table:table-cell>
          <table:table-cell office:value-type="float" office:value="52540" calcext:value-type="float">
            <text:p>52540</text:p>
          </table:table-cell>
          <table:table-cell office:value-type="float" office:value="3478984" calcext:value-type="float">
            <text:p>3478984</text:p>
          </table:table-cell>
        </table:table-row>
        <table:table-row table:style-name="ro1">
          <table:table-cell office:value-type="string" calcext:value-type="string">
            <text:p>nsds2_n50000wmin20000-48-s193021599c1719691.ukp</text:p>
          </table:table-cell>
          <table:table-cell office:value-type="float" office:value="388.67329" calcext:value-type="float">
            <text:p>388.67329</text:p>
          </table:table-cell>
          <table:table-cell office:value-type="float" office:value="388.42" calcext:value-type="float">
            <text:p>388.42</text:p>
          </table:table-cell>
          <table:table-cell office:value-type="float" office:value="41016" calcext:value-type="float">
            <text:p>41016</text:p>
          </table:table-cell>
          <table:table-cell office:value-type="float" office:value="3208407" calcext:value-type="float">
            <text:p>3208407</text:p>
          </table:table-cell>
          <table:table-cell office:value-type="float" office:value="641.47327" calcext:value-type="float">
            <text:p>641.47327</text:p>
          </table:table-cell>
          <table:table-cell office:value-type="float" office:value="641.02" calcext:value-type="float">
            <text:p>641.02</text:p>
          </table:table-cell>
          <table:table-cell office:value-type="float" office:value="48760" calcext:value-type="float">
            <text:p>48760</text:p>
          </table:table-cell>
          <table:table-cell office:value-type="float" office:value="5188639" calcext:value-type="float">
            <text:p>5188639</text:p>
          </table:table-cell>
        </table:table-row>
        <table:table-row table:style-name="ro1">
          <table:table-cell office:value-type="string" calcext:value-type="string">
            <text:p>nsds2_n50000wmin50000-139-s586663876c1358828.ukp</text:p>
          </table:table-cell>
          <table:table-cell office:value-type="float" office:value="390.88663" calcext:value-type="float">
            <text:p>390.88663</text:p>
          </table:table-cell>
          <table:table-cell office:value-type="float" office:value="390.62" calcext:value-type="float">
            <text:p>390.62</text:p>
          </table:table-cell>
          <table:table-cell office:value-type="float" office:value="47344" calcext:value-type="float">
            <text:p>47344</text:p>
          </table:table-cell>
          <table:table-cell office:value-type="float" office:value="4379990" calcext:value-type="float">
            <text:p>4379990</text:p>
          </table:table-cell>
          <table:table-cell office:value-type="float" office:value="641.79994" calcext:value-type="float">
            <text:p>641.79994</text:p>
          </table:table-cell>
          <table:table-cell office:value-type="float" office:value="641.43" calcext:value-type="float">
            <text:p>641.43</text:p>
          </table:table-cell>
          <table:table-cell office:value-type="float" office:value="63520" calcext:value-type="float">
            <text:p>63520</text:p>
          </table:table-cell>
          <table:table-cell office:value-type="float" office:value="4068377" calcext:value-type="float">
            <text:p>4068377</text:p>
          </table:table-cell>
        </table:table-row>
        <table:table-row table:style-name="ro1">
          <table:table-cell office:value-type="string" calcext:value-type="string">
            <text:p>nsds2_n50000wmin50000-14-s577520629c1811012.ukp</text:p>
          </table:table-cell>
          <table:table-cell office:value-type="float" office:value="404.34329" calcext:value-type="float">
            <text:p>404.34329</text:p>
          </table:table-cell>
          <table:table-cell office:value-type="float" office:value="404.08" calcext:value-type="float">
            <text:p>404.08</text:p>
          </table:table-cell>
          <table:table-cell office:value-type="float" office:value="46416" calcext:value-type="float">
            <text:p>46416</text:p>
          </table:table-cell>
          <table:table-cell office:value-type="float" office:value="4207207" calcext:value-type="float">
            <text:p>4207207</text:p>
          </table:table-cell>
          <table:table-cell office:value-type="float" office:value="643.58994" calcext:value-type="float">
            <text:p>643.58994</text:p>
          </table:table-cell>
          <table:table-cell office:value-type="float" office:value="643.13" calcext:value-type="float">
            <text:p>643.13</text:p>
          </table:table-cell>
          <table:table-cell office:value-type="float" office:value="67492" calcext:value-type="float">
            <text:p>67492</text:p>
          </table:table-cell>
          <table:table-cell office:value-type="float" office:value="5490122" calcext:value-type="float">
            <text:p>5490122</text:p>
          </table:table-cell>
        </table:table-row>
        <table:table-row table:style-name="ro1">
          <table:table-cell office:value-type="string" calcext:value-type="string">
            <text:p>nsds2_n50000wmin20000-149-s399496341c1277769.ukp</text:p>
          </table:table-cell>
          <table:table-cell office:value-type="float" office:value="404.89329" calcext:value-type="float">
            <text:p>404.89329</text:p>
          </table:table-cell>
          <table:table-cell office:value-type="float" office:value="404.64" calcext:value-type="float">
            <text:p>404.64</text:p>
          </table:table-cell>
          <table:table-cell office:value-type="float" office:value="54208" calcext:value-type="float">
            <text:p>54208</text:p>
          </table:table-cell>
          <table:table-cell office:value-type="float" office:value="4153260" calcext:value-type="float">
            <text:p>4153260</text:p>
          </table:table-cell>
          <table:table-cell office:value-type="float" office:value="645.6766" calcext:value-type="float">
            <text:p>645.6766</text:p>
          </table:table-cell>
          <table:table-cell office:value-type="float" office:value="645.2" calcext:value-type="float">
            <text:p>645.2</text:p>
          </table:table-cell>
          <table:table-cell office:value-type="float" office:value="52672" calcext:value-type="float">
            <text:p>52672</text:p>
          </table:table-cell>
          <table:table-cell office:value-type="float" office:value="3847428" calcext:value-type="float">
            <text:p>3847428</text:p>
          </table:table-cell>
        </table:table-row>
        <table:table-row table:style-name="ro1">
          <table:table-cell office:value-type="string" calcext:value-type="string">
            <text:p>nsds2_n50000wmin20000-22-s117967725c1121559.ukp</text:p>
          </table:table-cell>
          <table:table-cell office:value-type="float" office:value="413.69663" calcext:value-type="float">
            <text:p>413.69663</text:p>
          </table:table-cell>
          <table:table-cell office:value-type="float" office:value="413.41" calcext:value-type="float">
            <text:p>413.41</text:p>
          </table:table-cell>
          <table:table-cell office:value-type="float" office:value="53372" calcext:value-type="float">
            <text:p>53372</text:p>
          </table:table-cell>
          <table:table-cell office:value-type="float" office:value="3830175" calcext:value-type="float">
            <text:p>3830175</text:p>
          </table:table-cell>
          <table:table-cell office:value-type="float" office:value="645.70327" calcext:value-type="float">
            <text:p>645.70327</text:p>
          </table:table-cell>
          <table:table-cell office:value-type="float" office:value="645.25" calcext:value-type="float">
            <text:p>645.25</text:p>
          </table:table-cell>
          <table:table-cell office:value-type="float" office:value="51340" calcext:value-type="float">
            <text:p>51340</text:p>
          </table:table-cell>
          <table:table-cell office:value-type="float" office:value="3373819" calcext:value-type="float">
            <text:p>3373819</text:p>
          </table:table-cell>
        </table:table-row>
        <table:table-row table:style-name="ro1">
          <table:table-cell office:value-type="string" calcext:value-type="string">
            <text:p>nsds2_n50000wmin50000-166-s661392405c1710624.ukp</text:p>
          </table:table-cell>
          <table:table-cell office:value-type="float" office:value="417.41329" calcext:value-type="float">
            <text:p>417.41329</text:p>
          </table:table-cell>
          <table:table-cell office:value-type="float" office:value="417.14" calcext:value-type="float">
            <text:p>417.14</text:p>
          </table:table-cell>
          <table:table-cell office:value-type="float" office:value="52144" calcext:value-type="float">
            <text:p>52144</text:p>
          </table:table-cell>
          <table:table-cell office:value-type="float" office:value="5944358" calcext:value-type="float">
            <text:p>5944358</text:p>
          </table:table-cell>
          <table:table-cell office:value-type="float" office:value="645.7866" calcext:value-type="float">
            <text:p>645.7866</text:p>
          </table:table-cell>
          <table:table-cell office:value-type="float" office:value="645.35" calcext:value-type="float">
            <text:p>645.35</text:p>
          </table:table-cell>
          <table:table-cell office:value-type="float" office:value="56312" calcext:value-type="float">
            <text:p>56312</text:p>
          </table:table-cell>
          <table:table-cell office:value-type="float" office:value="5156094" calcext:value-type="float">
            <text:p>5156094</text:p>
          </table:table-cell>
        </table:table-row>
        <table:table-row table:style-name="ro1">
          <table:table-cell office:value-type="string" calcext:value-type="string">
            <text:p>nsds2_n50000wmin20000-19-s618866736c1469822.ukp</text:p>
          </table:table-cell>
          <table:table-cell office:value-type="float" office:value="420.02996" calcext:value-type="float">
            <text:p>420.02996</text:p>
          </table:table-cell>
          <table:table-cell office:value-type="float" office:value="419.76" calcext:value-type="float">
            <text:p>419.76</text:p>
          </table:table-cell>
          <table:table-cell office:value-type="float" office:value="46220" calcext:value-type="float">
            <text:p>46220</text:p>
          </table:table-cell>
          <table:table-cell office:value-type="float" office:value="4204422" calcext:value-type="float">
            <text:p>4204422</text:p>
          </table:table-cell>
          <table:table-cell office:value-type="float" office:value="646.06327" calcext:value-type="float">
            <text:p>646.06327</text:p>
          </table:table-cell>
          <table:table-cell office:value-type="float" office:value="645.63" calcext:value-type="float">
            <text:p>645.63</text:p>
          </table:table-cell>
          <table:table-cell office:value-type="float" office:value="46888" calcext:value-type="float">
            <text:p>46888</text:p>
          </table:table-cell>
          <table:table-cell office:value-type="float" office:value="4420307" calcext:value-type="float">
            <text:p>4420307</text:p>
          </table:table-cell>
        </table:table-row>
        <table:table-row table:style-name="ro1">
          <table:table-cell office:value-type="string" calcext:value-type="string">
            <text:p>nsds2_n50000wmin20000-183-s898011697c1400387.ukp</text:p>
          </table:table-cell>
          <table:table-cell office:value-type="float" office:value="420.63329" calcext:value-type="float">
            <text:p>420.63329</text:p>
          </table:table-cell>
          <table:table-cell office:value-type="float" office:value="420.35" calcext:value-type="float">
            <text:p>420.35</text:p>
          </table:table-cell>
          <table:table-cell office:value-type="float" office:value="52368" calcext:value-type="float">
            <text:p>52368</text:p>
          </table:table-cell>
          <table:table-cell office:value-type="float" office:value="4196738" calcext:value-type="float">
            <text:p>4196738</text:p>
          </table:table-cell>
          <table:table-cell office:value-type="float" office:value="646.33994" calcext:value-type="float">
            <text:p>646.33994</text:p>
          </table:table-cell>
          <table:table-cell office:value-type="float" office:value="645.91" calcext:value-type="float">
            <text:p>645.91</text:p>
          </table:table-cell>
          <table:table-cell office:value-type="float" office:value="51380" calcext:value-type="float">
            <text:p>51380</text:p>
          </table:table-cell>
          <table:table-cell office:value-type="float" office:value="4207207" calcext:value-type="float">
            <text:p>4207207</text:p>
          </table:table-cell>
        </table:table-row>
        <table:table-row table:style-name="ro1">
          <table:table-cell office:value-type="string" calcext:value-type="string">
            <text:p>nsds2_n50000wmin20000-10-s260379653c1879272.ukp</text:p>
          </table:table-cell>
          <table:table-cell office:value-type="float" office:value="422.78996" calcext:value-type="float">
            <text:p>422.78996</text:p>
          </table:table-cell>
          <table:table-cell office:value-type="float" office:value="422.5" calcext:value-type="float">
            <text:p>422.5</text:p>
          </table:table-cell>
          <table:table-cell office:value-type="float" office:value="49192" calcext:value-type="float">
            <text:p>49192</text:p>
          </table:table-cell>
          <table:table-cell office:value-type="float" office:value="4068052" calcext:value-type="float">
            <text:p>4068052</text:p>
          </table:table-cell>
          <table:table-cell office:value-type="float" office:value="646.7766" calcext:value-type="float">
            <text:p>646.7766</text:p>
          </table:table-cell>
          <table:table-cell office:value-type="float" office:value="646.29" calcext:value-type="float">
            <text:p>646.29</text:p>
          </table:table-cell>
          <table:table-cell office:value-type="float" office:value="51984" calcext:value-type="float">
            <text:p>51984</text:p>
          </table:table-cell>
          <table:table-cell office:value-type="float" office:value="5659819" calcext:value-type="float">
            <text:p>5659819</text:p>
          </table:table-cell>
        </table:table-row>
        <table:table-row table:style-name="ro1">
          <table:table-cell office:value-type="string" calcext:value-type="string">
            <text:p>nsds2_n50000wmin20000-93-s512984724c1790143.ukp</text:p>
          </table:table-cell>
          <table:table-cell office:value-type="float" office:value="423.38996" calcext:value-type="float">
            <text:p>423.38996</text:p>
          </table:table-cell>
          <table:table-cell office:value-type="float" office:value="423.12" calcext:value-type="float">
            <text:p>423.12</text:p>
          </table:table-cell>
          <table:table-cell office:value-type="float" office:value="59144" calcext:value-type="float">
            <text:p>59144</text:p>
          </table:table-cell>
          <table:table-cell office:value-type="float" office:value="3286578" calcext:value-type="float">
            <text:p>3286578</text:p>
          </table:table-cell>
          <table:table-cell office:value-type="float" office:value="649.12327" calcext:value-type="float">
            <text:p>649.12327</text:p>
          </table:table-cell>
          <table:table-cell office:value-type="float" office:value="648.67" calcext:value-type="float">
            <text:p>648.67</text:p>
          </table:table-cell>
          <table:table-cell office:value-type="float" office:value="50936" calcext:value-type="float">
            <text:p>50936</text:p>
          </table:table-cell>
          <table:table-cell office:value-type="float" office:value="5416233" calcext:value-type="float">
            <text:p>5416233</text:p>
          </table:table-cell>
        </table:table-row>
        <table:table-row table:style-name="ro1">
          <table:table-cell office:value-type="string" calcext:value-type="string">
            <text:p>nsds2_n50000wmin20000-21-s115726845c1162419.ukp</text:p>
          </table:table-cell>
          <table:table-cell office:value-type="float" office:value="423.95996" calcext:value-type="float">
            <text:p>423.95996</text:p>
          </table:table-cell>
          <table:table-cell office:value-type="float" office:value="423.69" calcext:value-type="float">
            <text:p>423.69</text:p>
          </table:table-cell>
          <table:table-cell office:value-type="float" office:value="52888" calcext:value-type="float">
            <text:p>52888</text:p>
          </table:table-cell>
          <table:table-cell office:value-type="float" office:value="3858077" calcext:value-type="float">
            <text:p>3858077</text:p>
          </table:table-cell>
          <table:table-cell office:value-type="float" office:value="649.14327" calcext:value-type="float">
            <text:p>649.14327</text:p>
          </table:table-cell>
          <table:table-cell office:value-type="float" office:value="648.71" calcext:value-type="float">
            <text:p>648.71</text:p>
          </table:table-cell>
          <table:table-cell office:value-type="float" office:value="51456" calcext:value-type="float">
            <text:p>51456</text:p>
          </table:table-cell>
          <table:table-cell office:value-type="float" office:value="3498499" calcext:value-type="float">
            <text:p>3498499</text:p>
          </table:table-cell>
        </table:table-row>
        <table:table-row table:style-name="ro1">
          <table:table-cell office:value-type="string" calcext:value-type="string">
            <text:p>nsds2_n50000wmin20000-51-s362775446c1717059.ukp</text:p>
          </table:table-cell>
          <table:table-cell office:value-type="float" office:value="424.23329" calcext:value-type="float">
            <text:p>424.23329</text:p>
          </table:table-cell>
          <table:table-cell office:value-type="float" office:value="423.93" calcext:value-type="float">
            <text:p>423.93</text:p>
          </table:table-cell>
          <table:table-cell office:value-type="float" office:value="51852" calcext:value-type="float">
            <text:p>51852</text:p>
          </table:table-cell>
          <table:table-cell office:value-type="float" office:value="4155825" calcext:value-type="float">
            <text:p>4155825</text:p>
          </table:table-cell>
          <table:table-cell office:value-type="float" office:value="649.40327" calcext:value-type="float">
            <text:p>649.40327</text:p>
          </table:table-cell>
          <table:table-cell office:value-type="float" office:value="648.95" calcext:value-type="float">
            <text:p>648.95</text:p>
          </table:table-cell>
          <table:table-cell office:value-type="float" office:value="50788" calcext:value-type="float">
            <text:p>50788</text:p>
          </table:table-cell>
          <table:table-cell office:value-type="float" office:value="5179617" calcext:value-type="float">
            <text:p>5179617</text:p>
          </table:table-cell>
        </table:table-row>
        <table:table-row table:style-name="ro1">
          <table:table-cell office:value-type="string" calcext:value-type="string">
            <text:p>nsds2_n50000wmin20000-50-s818489023c1628893.ukp</text:p>
          </table:table-cell>
          <table:table-cell office:value-type="float" office:value="425.98996" calcext:value-type="float">
            <text:p>425.98996</text:p>
          </table:table-cell>
          <table:table-cell office:value-type="float" office:value="425.71" calcext:value-type="float">
            <text:p>425.71</text:p>
          </table:table-cell>
          <table:table-cell office:value-type="float" office:value="53752" calcext:value-type="float">
            <text:p>53752</text:p>
          </table:table-cell>
          <table:table-cell office:value-type="float" office:value="3766817" calcext:value-type="float">
            <text:p>3766817</text:p>
          </table:table-cell>
          <table:table-cell office:value-type="float" office:value="649.7966" calcext:value-type="float">
            <text:p>649.7966</text:p>
          </table:table-cell>
          <table:table-cell office:value-type="float" office:value="649.33" calcext:value-type="float">
            <text:p>649.33</text:p>
          </table:table-cell>
          <table:table-cell office:value-type="float" office:value="50592" calcext:value-type="float">
            <text:p>50592</text:p>
          </table:table-cell>
          <table:table-cell office:value-type="float" office:value="4917839" calcext:value-type="float">
            <text:p>4917839</text:p>
          </table:table-cell>
        </table:table-row>
        <table:table-row table:style-name="ro1">
          <table:table-cell office:value-type="string" calcext:value-type="string">
            <text:p>nsds2_n50000wmin20000-25-s324200696c1124061.ukp</text:p>
          </table:table-cell>
          <table:table-cell office:value-type="float" office:value="429.73662" calcext:value-type="float">
            <text:p>429.73662</text:p>
          </table:table-cell>
          <table:table-cell office:value-type="float" office:value="429.45" calcext:value-type="float">
            <text:p>429.45</text:p>
          </table:table-cell>
          <table:table-cell office:value-type="float" office:value="48460" calcext:value-type="float">
            <text:p>48460</text:p>
          </table:table-cell>
          <table:table-cell office:value-type="float" office:value="4211059" calcext:value-type="float">
            <text:p>4211059</text:p>
          </table:table-cell>
          <table:table-cell office:value-type="float" office:value="649.87994" calcext:value-type="float">
            <text:p>649.87994</text:p>
          </table:table-cell>
          <table:table-cell office:value-type="float" office:value="649.43" calcext:value-type="float">
            <text:p>649.43</text:p>
          </table:table-cell>
          <table:table-cell office:value-type="float" office:value="53376" calcext:value-type="float">
            <text:p>53376</text:p>
          </table:table-cell>
          <table:table-cell office:value-type="float" office:value="3383751" calcext:value-type="float">
            <text:p>3383751</text:p>
          </table:table-cell>
        </table:table-row>
        <table:table-row table:style-name="ro1">
          <table:table-cell office:value-type="string" calcext:value-type="string">
            <text:p>nsds2_n50000wmin20000-4-s135458708c1922678.ukp</text:p>
          </table:table-cell>
          <table:table-cell office:value-type="float" office:value="431.68996" calcext:value-type="float">
            <text:p>431.68996</text:p>
          </table:table-cell>
          <table:table-cell office:value-type="float" office:value="431.38" calcext:value-type="float">
            <text:p>431.38</text:p>
          </table:table-cell>
          <table:table-cell office:value-type="float" office:value="53856" calcext:value-type="float">
            <text:p>53856</text:p>
          </table:table-cell>
          <table:table-cell office:value-type="float" office:value="4120764" calcext:value-type="float">
            <text:p>4120764</text:p>
          </table:table-cell>
          <table:table-cell office:value-type="float" office:value="649.9566" calcext:value-type="float">
            <text:p>649.9566</text:p>
          </table:table-cell>
          <table:table-cell office:value-type="float" office:value="649.49" calcext:value-type="float">
            <text:p>649.49</text:p>
          </table:table-cell>
          <table:table-cell office:value-type="float" office:value="52396" calcext:value-type="float">
            <text:p>52396</text:p>
          </table:table-cell>
          <table:table-cell office:value-type="float" office:value="5809649" calcext:value-type="float">
            <text:p>5809649</text:p>
          </table:table-cell>
        </table:table-row>
        <table:table-row table:style-name="ro1">
          <table:table-cell office:value-type="string" calcext:value-type="string">
            <text:p>nsds2_n50000wmin20000-15-s161344243c1346441.ukp</text:p>
          </table:table-cell>
          <table:table-cell office:value-type="float" office:value="432.19662" calcext:value-type="float">
            <text:p>432.19662</text:p>
          </table:table-cell>
          <table:table-cell office:value-type="float" office:value="431.93" calcext:value-type="float">
            <text:p>431.93</text:p>
          </table:table-cell>
          <table:table-cell office:value-type="float" office:value="54348" calcext:value-type="float">
            <text:p>54348</text:p>
          </table:table-cell>
          <table:table-cell office:value-type="float" office:value="4067817" calcext:value-type="float">
            <text:p>4067817</text:p>
          </table:table-cell>
          <table:table-cell office:value-type="float" office:value="650.41994" calcext:value-type="float">
            <text:p>650.41994</text:p>
          </table:table-cell>
          <table:table-cell office:value-type="float" office:value="649.97" calcext:value-type="float">
            <text:p>649.97</text:p>
          </table:table-cell>
          <table:table-cell office:value-type="float" office:value="53200" calcext:value-type="float">
            <text:p>53200</text:p>
          </table:table-cell>
          <table:table-cell office:value-type="float" office:value="4047634" calcext:value-type="float">
            <text:p>4047634</text:p>
          </table:table-cell>
        </table:table-row>
        <table:table-row table:style-name="ro1">
          <table:table-cell office:value-type="string" calcext:value-type="string">
            <text:p>nsds2_n50000wmin50000-115-s11371460c1712788.ukp</text:p>
          </table:table-cell>
          <table:table-cell office:value-type="float" office:value="432.38662" calcext:value-type="float">
            <text:p>432.38662</text:p>
          </table:table-cell>
          <table:table-cell office:value-type="float" office:value="432.09" calcext:value-type="float">
            <text:p>432.09</text:p>
          </table:table-cell>
          <table:table-cell office:value-type="float" office:value="47620" calcext:value-type="float">
            <text:p>47620</text:p>
          </table:table-cell>
          <table:table-cell office:value-type="float" office:value="3373454" calcext:value-type="float">
            <text:p>3373454</text:p>
          </table:table-cell>
          <table:table-cell office:value-type="float" office:value="650.65994" calcext:value-type="float">
            <text:p>650.65994</text:p>
          </table:table-cell>
          <table:table-cell office:value-type="float" office:value="650.2" calcext:value-type="float">
            <text:p>650.2</text:p>
          </table:table-cell>
          <table:table-cell office:value-type="float" office:value="54752" calcext:value-type="float">
            <text:p>54752</text:p>
          </table:table-cell>
          <table:table-cell office:value-type="float" office:value="5193771" calcext:value-type="float">
            <text:p>5193771</text:p>
          </table:table-cell>
        </table:table-row>
        <table:table-row table:style-name="ro1">
          <table:table-cell office:value-type="string" calcext:value-type="string">
            <text:p>nsds2_n50000wmin20000-181-s211003750c1186420.ukp</text:p>
          </table:table-cell>
          <table:table-cell office:value-type="float" office:value="432.76996" calcext:value-type="float">
            <text:p>432.76996</text:p>
          </table:table-cell>
          <table:table-cell office:value-type="float" office:value="432.48" calcext:value-type="float">
            <text:p>432.48</text:p>
          </table:table-cell>
          <table:table-cell office:value-type="float" office:value="43268" calcext:value-type="float">
            <text:p>43268</text:p>
          </table:table-cell>
          <table:table-cell office:value-type="float" office:value="3383751" calcext:value-type="float">
            <text:p>3383751</text:p>
          </table:table-cell>
          <table:table-cell office:value-type="float" office:value="651.17327" calcext:value-type="float">
            <text:p>651.17327</text:p>
          </table:table-cell>
          <table:table-cell office:value-type="float" office:value="650.75" calcext:value-type="float">
            <text:p>650.75</text:p>
          </table:table-cell>
          <table:table-cell office:value-type="float" office:value="59252" calcext:value-type="float">
            <text:p>59252</text:p>
          </table:table-cell>
          <table:table-cell office:value-type="float" office:value="3577773" calcext:value-type="float">
            <text:p>3577773</text:p>
          </table:table-cell>
        </table:table-row>
        <table:table-row table:style-name="ro1">
          <table:table-cell office:value-type="string" calcext:value-type="string">
            <text:p>nsds2_n50000wmin20000-187-s277361362c1385020.ukp</text:p>
          </table:table-cell>
          <table:table-cell office:value-type="float" office:value="434.68662" calcext:value-type="float">
            <text:p>434.68662</text:p>
          </table:table-cell>
          <table:table-cell office:value-type="float" office:value="434.42" calcext:value-type="float">
            <text:p>434.42</text:p>
          </table:table-cell>
          <table:table-cell office:value-type="float" office:value="51176" calcext:value-type="float">
            <text:p>51176</text:p>
          </table:table-cell>
          <table:table-cell office:value-type="float" office:value="3781294" calcext:value-type="float">
            <text:p>3781294</text:p>
          </table:table-cell>
          <table:table-cell office:value-type="float" office:value="651.3466" calcext:value-type="float">
            <text:p>651.3466</text:p>
          </table:table-cell>
          <table:table-cell office:value-type="float" office:value="650.91" calcext:value-type="float">
            <text:p>650.91</text:p>
          </table:table-cell>
          <table:table-cell office:value-type="float" office:value="50896" calcext:value-type="float">
            <text:p>50896</text:p>
          </table:table-cell>
          <table:table-cell office:value-type="float" office:value="4153950" calcext:value-type="float">
            <text:p>4153950</text:p>
          </table:table-cell>
        </table:table-row>
        <table:table-row table:style-name="ro1">
          <table:table-cell office:value-type="string" calcext:value-type="string">
            <text:p>nsds2_n50000wmin20000-177-s301097953c1172820.ukp</text:p>
          </table:table-cell>
          <table:table-cell office:value-type="float" office:value="437.12329" calcext:value-type="float">
            <text:p>437.12329</text:p>
          </table:table-cell>
          <table:table-cell office:value-type="float" office:value="436.84" calcext:value-type="float">
            <text:p>436.84</text:p>
          </table:table-cell>
          <table:table-cell office:value-type="float" office:value="53164" calcext:value-type="float">
            <text:p>53164</text:p>
          </table:table-cell>
          <table:table-cell office:value-type="float" office:value="3423879" calcext:value-type="float">
            <text:p>3423879</text:p>
          </table:table-cell>
          <table:table-cell office:value-type="float" office:value="652.0266" calcext:value-type="float">
            <text:p>652.0266</text:p>
          </table:table-cell>
          <table:table-cell office:value-type="float" office:value="651.59" calcext:value-type="float">
            <text:p>651.59</text:p>
          </table:table-cell>
          <table:table-cell office:value-type="float" office:value="49564" calcext:value-type="float">
            <text:p>49564</text:p>
          </table:table-cell>
          <table:table-cell office:value-type="float" office:value="3536850" calcext:value-type="float">
            <text:p>3536850</text:p>
          </table:table-cell>
        </table:table-row>
        <table:table-row table:style-name="ro1">
          <table:table-cell office:value-type="string" calcext:value-type="string">
            <text:p>nsds2_n50000wmin20000-14-s577520629c1493710.ukp</text:p>
          </table:table-cell>
          <table:table-cell office:value-type="float" office:value="437.51996" calcext:value-type="float">
            <text:p>437.51996</text:p>
          </table:table-cell>
          <table:table-cell office:value-type="float" office:value="437.21" calcext:value-type="float">
            <text:p>437.21</text:p>
          </table:table-cell>
          <table:table-cell office:value-type="float" office:value="54864" calcext:value-type="float">
            <text:p>54864</text:p>
          </table:table-cell>
          <table:table-cell office:value-type="float" office:value="4288588" calcext:value-type="float">
            <text:p>4288588</text:p>
          </table:table-cell>
          <table:table-cell office:value-type="float" office:value="655.18327" calcext:value-type="float">
            <text:p>655.18327</text:p>
          </table:table-cell>
          <table:table-cell office:value-type="float" office:value="654.76" calcext:value-type="float">
            <text:p>654.76</text:p>
          </table:table-cell>
          <table:table-cell office:value-type="float" office:value="53328" calcext:value-type="float">
            <text:p>53328</text:p>
          </table:table-cell>
          <table:table-cell office:value-type="float" office:value="4507855" calcext:value-type="float">
            <text:p>4507855</text:p>
          </table:table-cell>
        </table:table-row>
        <table:table-row table:style-name="ro1">
          <table:table-cell office:value-type="string" calcext:value-type="string">
            <text:p>nsds2_n50000wmin50000-161-s311293941c1708024.ukp</text:p>
          </table:table-cell>
          <table:table-cell office:value-type="float" office:value="437.54996" calcext:value-type="float">
            <text:p>437.54996</text:p>
          </table:table-cell>
          <table:table-cell office:value-type="float" office:value="437.26" calcext:value-type="float">
            <text:p>437.26</text:p>
          </table:table-cell>
          <table:table-cell office:value-type="float" office:value="49544" calcext:value-type="float">
            <text:p>49544</text:p>
          </table:table-cell>
          <table:table-cell office:value-type="float" office:value="3788329" calcext:value-type="float">
            <text:p>3788329</text:p>
          </table:table-cell>
          <table:table-cell office:value-type="float" office:value="655.74327" calcext:value-type="float">
            <text:p>655.74327</text:p>
          </table:table-cell>
          <table:table-cell office:value-type="float" office:value="655.33" calcext:value-type="float">
            <text:p>655.33</text:p>
          </table:table-cell>
          <table:table-cell office:value-type="float" office:value="55284" calcext:value-type="float">
            <text:p>55284</text:p>
          </table:table-cell>
          <table:table-cell office:value-type="float" office:value="5172136" calcext:value-type="float">
            <text:p>5172136</text:p>
          </table:table-cell>
        </table:table-row>
        <table:table-row table:style-name="ro1">
          <table:table-cell office:value-type="string" calcext:value-type="string">
            <text:p>nsds2_n50000wmin20000-42-s57171364c1308116.ukp</text:p>
          </table:table-cell>
          <table:table-cell office:value-type="float" office:value="438.64329" calcext:value-type="float">
            <text:p>438.64329</text:p>
          </table:table-cell>
          <table:table-cell office:value-type="float" office:value="438.33" calcext:value-type="float">
            <text:p>438.33</text:p>
          </table:table-cell>
          <table:table-cell office:value-type="float" office:value="47204" calcext:value-type="float">
            <text:p>47204</text:p>
          </table:table-cell>
          <table:table-cell office:value-type="float" office:value="4257982" calcext:value-type="float">
            <text:p>4257982</text:p>
          </table:table-cell>
          <table:table-cell office:value-type="float" office:value="655.83993" calcext:value-type="float">
            <text:p>655.83993</text:p>
          </table:table-cell>
          <table:table-cell office:value-type="float" office:value="655.36" calcext:value-type="float">
            <text:p>655.36</text:p>
          </table:table-cell>
          <table:table-cell office:value-type="float" office:value="53232" calcext:value-type="float">
            <text:p>53232</text:p>
          </table:table-cell>
          <table:table-cell office:value-type="float" office:value="3935915" calcext:value-type="float">
            <text:p>3935915</text:p>
          </table:table-cell>
        </table:table-row>
        <table:table-row table:style-name="ro1">
          <table:table-cell office:value-type="string" calcext:value-type="string">
            <text:p>nsds2_n50000wmin20000-104-s207123742c1802639.ukp</text:p>
          </table:table-cell>
          <table:table-cell office:value-type="float" office:value="438.68329" calcext:value-type="float">
            <text:p>438.68329</text:p>
          </table:table-cell>
          <table:table-cell office:value-type="float" office:value="438.39" calcext:value-type="float">
            <text:p>438.39</text:p>
          </table:table-cell>
          <table:table-cell office:value-type="float" office:value="53112" calcext:value-type="float">
            <text:p>53112</text:p>
          </table:table-cell>
          <table:table-cell office:value-type="float" office:value="4068377" calcext:value-type="float">
            <text:p>4068377</text:p>
          </table:table-cell>
          <table:table-cell office:value-type="float" office:value="656.69993" calcext:value-type="float">
            <text:p>656.69993</text:p>
          </table:table-cell>
          <table:table-cell office:value-type="float" office:value="656.22" calcext:value-type="float">
            <text:p>656.22</text:p>
          </table:table-cell>
          <table:table-cell office:value-type="float" office:value="58832" calcext:value-type="float">
            <text:p>58832</text:p>
          </table:table-cell>
          <table:table-cell office:value-type="float" office:value="5455948" calcext:value-type="float">
            <text:p>5455948</text:p>
          </table:table-cell>
        </table:table-row>
        <table:table-row table:style-name="ro1">
          <table:table-cell office:value-type="string" calcext:value-type="string">
            <text:p>nsds2_n50000wmin20000-53-s582917646c1829290.ukp</text:p>
          </table:table-cell>
          <table:table-cell office:value-type="float" office:value="438.87996" calcext:value-type="float">
            <text:p>438.87996</text:p>
          </table:table-cell>
          <table:table-cell office:value-type="float" office:value="438.58" calcext:value-type="float">
            <text:p>438.58</text:p>
          </table:table-cell>
          <table:table-cell office:value-type="float" office:value="62484" calcext:value-type="float">
            <text:p>62484</text:p>
          </table:table-cell>
          <table:table-cell office:value-type="float" office:value="3662471" calcext:value-type="float">
            <text:p>3662471</text:p>
          </table:table-cell>
          <table:table-cell office:value-type="float" office:value="656.73994" calcext:value-type="float">
            <text:p>656.73994</text:p>
          </table:table-cell>
          <table:table-cell office:value-type="float" office:value="656.28" calcext:value-type="float">
            <text:p>656.28</text:p>
          </table:table-cell>
          <table:table-cell office:value-type="float" office:value="53292" calcext:value-type="float">
            <text:p>53292</text:p>
          </table:table-cell>
          <table:table-cell office:value-type="float" office:value="5545420" calcext:value-type="float">
            <text:p>5545420</text:p>
          </table:table-cell>
        </table:table-row>
        <table:table-row table:style-name="ro1">
          <table:table-cell office:value-type="string" calcext:value-type="string">
            <text:p>nsds2_n50000wmin20000-52-s604095046c1660715.ukp</text:p>
          </table:table-cell>
          <table:table-cell office:value-type="float" office:value="439.57329" calcext:value-type="float">
            <text:p>439.57329</text:p>
          </table:table-cell>
          <table:table-cell office:value-type="float" office:value="439.27" calcext:value-type="float">
            <text:p>439.27</text:p>
          </table:table-cell>
          <table:table-cell office:value-type="float" office:value="42912" calcext:value-type="float">
            <text:p>42912</text:p>
          </table:table-cell>
          <table:table-cell office:value-type="float" office:value="3195873" calcext:value-type="float">
            <text:p>3195873</text:p>
          </table:table-cell>
          <table:table-cell office:value-type="float" office:value="659.96327" calcext:value-type="float">
            <text:p>659.96327</text:p>
          </table:table-cell>
          <table:table-cell office:value-type="float" office:value="659.51" calcext:value-type="float">
            <text:p>659.51</text:p>
          </table:table-cell>
          <table:table-cell office:value-type="float" office:value="61048" calcext:value-type="float">
            <text:p>61048</text:p>
          </table:table-cell>
          <table:table-cell office:value-type="float" office:value="5032706" calcext:value-type="float">
            <text:p>5032706</text:p>
          </table:table-cell>
        </table:table-row>
        <table:table-row table:style-name="ro1">
          <table:table-cell office:value-type="string" calcext:value-type="string">
            <text:p>nsds2_n50000wmin20000-198-s753852548c1350534.ukp</text:p>
          </table:table-cell>
          <table:table-cell office:value-type="float" office:value="441.75996" calcext:value-type="float">
            <text:p>441.75996</text:p>
          </table:table-cell>
          <table:table-cell office:value-type="float" office:value="441.44" calcext:value-type="float">
            <text:p>441.44</text:p>
          </table:table-cell>
          <table:table-cell office:value-type="float" office:value="55988" calcext:value-type="float">
            <text:p>55988</text:p>
          </table:table-cell>
          <table:table-cell office:value-type="float" office:value="3630097" calcext:value-type="float">
            <text:p>3630097</text:p>
          </table:table-cell>
          <table:table-cell office:value-type="float" office:value="661.9266" calcext:value-type="float">
            <text:p>661.9266</text:p>
          </table:table-cell>
          <table:table-cell office:value-type="float" office:value="661.48" calcext:value-type="float">
            <text:p>661.48</text:p>
          </table:table-cell>
          <table:table-cell office:value-type="float" office:value="51512" calcext:value-type="float">
            <text:p>51512</text:p>
          </table:table-cell>
          <table:table-cell office:value-type="float" office:value="4067817" calcext:value-type="float">
            <text:p>4067817</text:p>
          </table:table-cell>
        </table:table-row>
        <table:table-row table:style-name="ro1">
          <table:table-cell office:value-type="string" calcext:value-type="string">
            <text:p>nsds2_n50000wmin50000-57-s989083921c1704577.ukp</text:p>
          </table:table-cell>
          <table:table-cell office:value-type="float" office:value="443.55662" calcext:value-type="float">
            <text:p>443.55662</text:p>
          </table:table-cell>
          <table:table-cell office:value-type="float" office:value="443.27" calcext:value-type="float">
            <text:p>443.27</text:p>
          </table:table-cell>
          <table:table-cell office:value-type="float" office:value="53664" calcext:value-type="float">
            <text:p>53664</text:p>
          </table:table-cell>
          <table:table-cell office:value-type="float" office:value="4328184" calcext:value-type="float">
            <text:p>4328184</text:p>
          </table:table-cell>
          <table:table-cell office:value-type="float" office:value="662.11327" calcext:value-type="float">
            <text:p>662.11327</text:p>
          </table:table-cell>
          <table:table-cell office:value-type="float" office:value="661.65" calcext:value-type="float">
            <text:p>661.65</text:p>
          </table:table-cell>
          <table:table-cell office:value-type="float" office:value="54956" calcext:value-type="float">
            <text:p>54956</text:p>
          </table:table-cell>
          <table:table-cell office:value-type="float" office:value="5160716" calcext:value-type="float">
            <text:p>5160716</text:p>
          </table:table-cell>
        </table:table-row>
        <table:table-row table:style-name="ro1">
          <table:table-cell office:value-type="string" calcext:value-type="string">
            <text:p>nsds2_n50000wmin20000-151-s219535324c1166941.ukp</text:p>
          </table:table-cell>
          <table:table-cell office:value-type="float" office:value="443.82662" calcext:value-type="float">
            <text:p>443.82662</text:p>
          </table:table-cell>
          <table:table-cell office:value-type="float" office:value="443.51" calcext:value-type="float">
            <text:p>443.51</text:p>
          </table:table-cell>
          <table:table-cell office:value-type="float" office:value="50624" calcext:value-type="float">
            <text:p>50624</text:p>
          </table:table-cell>
          <table:table-cell office:value-type="float" office:value="4237014" calcext:value-type="float">
            <text:p>4237014</text:p>
          </table:table-cell>
          <table:table-cell office:value-type="float" office:value="662.16993" calcext:value-type="float">
            <text:p>662.16993</text:p>
          </table:table-cell>
          <table:table-cell office:value-type="float" office:value="661.71" calcext:value-type="float">
            <text:p>661.71</text:p>
          </table:table-cell>
          <table:table-cell office:value-type="float" office:value="58992" calcext:value-type="float">
            <text:p>58992</text:p>
          </table:table-cell>
          <table:table-cell office:value-type="float" office:value="3505846" calcext:value-type="float">
            <text:p>3505846</text:p>
          </table:table-cell>
        </table:table-row>
        <table:table-row table:style-name="ro1">
          <table:table-cell office:value-type="string" calcext:value-type="string">
            <text:p>nsds2_n50000wmin20000-188-s865461609c1069655.ukp</text:p>
          </table:table-cell>
          <table:table-cell office:value-type="float" office:value="445.97662" calcext:value-type="float">
            <text:p>445.97662</text:p>
          </table:table-cell>
          <table:table-cell office:value-type="float" office:value="445.69" calcext:value-type="float">
            <text:p>445.69</text:p>
          </table:table-cell>
          <table:table-cell office:value-type="float" office:value="47736" calcext:value-type="float">
            <text:p>47736</text:p>
          </table:table-cell>
          <table:table-cell office:value-type="float" office:value="3373819" calcext:value-type="float">
            <text:p>3373819</text:p>
          </table:table-cell>
          <table:table-cell office:value-type="float" office:value="662.44327" calcext:value-type="float">
            <text:p>662.44327</text:p>
          </table:table-cell>
          <table:table-cell office:value-type="float" office:value="661.99" calcext:value-type="float">
            <text:p>661.99</text:p>
          </table:table-cell>
          <table:table-cell office:value-type="float" office:value="53328" calcext:value-type="float">
            <text:p>53328</text:p>
          </table:table-cell>
          <table:table-cell office:value-type="float" office:value="3188466" calcext:value-type="float">
            <text:p>3188466</text:p>
          </table:table-cell>
        </table:table-row>
        <table:table-row table:style-name="ro1">
          <table:table-cell office:value-type="string" calcext:value-type="string">
            <text:p>nsds2_n50000wmin50000-114-s981619751c1772861.ukp</text:p>
          </table:table-cell>
          <table:table-cell office:value-type="float" office:value="450.40996" calcext:value-type="float">
            <text:p>450.40996</text:p>
          </table:table-cell>
          <table:table-cell office:value-type="float" office:value="450.09" calcext:value-type="float">
            <text:p>450.09</text:p>
          </table:table-cell>
          <table:table-cell office:value-type="float" office:value="55636" calcext:value-type="float">
            <text:p>55636</text:p>
          </table:table-cell>
          <table:table-cell office:value-type="float" office:value="3704393" calcext:value-type="float">
            <text:p>3704393</text:p>
          </table:table-cell>
          <table:table-cell office:value-type="float" office:value="663.30327" calcext:value-type="float">
            <text:p>663.30327</text:p>
          </table:table-cell>
          <table:table-cell office:value-type="float" office:value="662.83" calcext:value-type="float">
            <text:p>662.83</text:p>
          </table:table-cell>
          <table:table-cell office:value-type="float" office:value="56312" calcext:value-type="float">
            <text:p>56312</text:p>
          </table:table-cell>
          <table:table-cell office:value-type="float" office:value="5372834" calcext:value-type="float">
            <text:p>5372834</text:p>
          </table:table-cell>
        </table:table-row>
        <table:table-row table:style-name="ro1">
          <table:table-cell office:value-type="string" calcext:value-type="string">
            <text:p>nsds2_n50000wmin50000-67-s468933413c1652347.ukp</text:p>
          </table:table-cell>
          <table:table-cell office:value-type="float" office:value="452.64662" calcext:value-type="float">
            <text:p>452.64662</text:p>
          </table:table-cell>
          <table:table-cell office:value-type="float" office:value="452.37" calcext:value-type="float">
            <text:p>452.37</text:p>
          </table:table-cell>
          <table:table-cell office:value-type="float" office:value="59812" calcext:value-type="float">
            <text:p>59812</text:p>
          </table:table-cell>
          <table:table-cell office:value-type="float" office:value="3380079" calcext:value-type="float">
            <text:p>3380079</text:p>
          </table:table-cell>
          <table:table-cell office:value-type="float" office:value="664.58327" calcext:value-type="float">
            <text:p>664.58327</text:p>
          </table:table-cell>
          <table:table-cell office:value-type="float" office:value="664.11" calcext:value-type="float">
            <text:p>664.11</text:p>
          </table:table-cell>
          <table:table-cell office:value-type="float" office:value="53740" calcext:value-type="float">
            <text:p>53740</text:p>
          </table:table-cell>
          <table:table-cell office:value-type="float" office:value="4998447" calcext:value-type="float">
            <text:p>4998447</text:p>
          </table:table-cell>
        </table:table-row>
        <table:table-row table:style-name="ro1">
          <table:table-cell office:value-type="string" calcext:value-type="string">
            <text:p>nsds2_n50000wmin20000-2-s463795034c1454414.ukp</text:p>
          </table:table-cell>
          <table:table-cell office:value-type="float" office:value="452.98329" calcext:value-type="float">
            <text:p>452.98329</text:p>
          </table:table-cell>
          <table:table-cell office:value-type="float" office:value="452.67" calcext:value-type="float">
            <text:p>452.67</text:p>
          </table:table-cell>
          <table:table-cell office:value-type="float" office:value="55440" calcext:value-type="float">
            <text:p>55440</text:p>
          </table:table-cell>
          <table:table-cell office:value-type="float" office:value="4074011" calcext:value-type="float">
            <text:p>4074011</text:p>
          </table:table-cell>
          <table:table-cell office:value-type="float" office:value="665.2366" calcext:value-type="float">
            <text:p>665.2366</text:p>
          </table:table-cell>
          <table:table-cell office:value-type="float" office:value="664.76" calcext:value-type="float">
            <text:p>664.76</text:p>
          </table:table-cell>
          <table:table-cell office:value-type="float" office:value="60728" calcext:value-type="float">
            <text:p>60728</text:p>
          </table:table-cell>
          <table:table-cell office:value-type="float" office:value="4387033" calcext:value-type="float">
            <text:p>4387033</text:p>
          </table:table-cell>
        </table:table-row>
        <table:table-row table:style-name="ro1">
          <table:table-cell office:value-type="string" calcext:value-type="string">
            <text:p>nsds2_n50000wmin50000-95-s419785115c1703623.ukp</text:p>
          </table:table-cell>
          <table:table-cell office:value-type="float" office:value="453.27996" calcext:value-type="float">
            <text:p>453.27996</text:p>
          </table:table-cell>
          <table:table-cell office:value-type="float" office:value="452.98" calcext:value-type="float">
            <text:p>452.98</text:p>
          </table:table-cell>
          <table:table-cell office:value-type="float" office:value="48620" calcext:value-type="float">
            <text:p>48620</text:p>
          </table:table-cell>
          <table:table-cell office:value-type="float" office:value="4111810" calcext:value-type="float">
            <text:p>4111810</text:p>
          </table:table-cell>
          <table:table-cell office:value-type="float" office:value="665.4866" calcext:value-type="float">
            <text:p>665.4866</text:p>
          </table:table-cell>
          <table:table-cell office:value-type="float" office:value="665.04" calcext:value-type="float">
            <text:p>665.04</text:p>
          </table:table-cell>
          <table:table-cell office:value-type="float" office:value="60092" calcext:value-type="float">
            <text:p>60092</text:p>
          </table:table-cell>
          <table:table-cell office:value-type="float" office:value="5171656" calcext:value-type="float">
            <text:p>5171656</text:p>
          </table:table-cell>
        </table:table-row>
        <table:table-row table:style-name="ro1">
          <table:table-cell office:value-type="string" calcext:value-type="string">
            <text:p>nsds2_n50000wmin20000-196-s764445182c1859917.ukp</text:p>
          </table:table-cell>
          <table:table-cell office:value-type="float" office:value="454.74662" calcext:value-type="float">
            <text:p>454.74662</text:p>
          </table:table-cell>
          <table:table-cell office:value-type="float" office:value="454.46" calcext:value-type="float">
            <text:p>454.46</text:p>
          </table:table-cell>
          <table:table-cell office:value-type="float" office:value="56600" calcext:value-type="float">
            <text:p>56600</text:p>
          </table:table-cell>
          <table:table-cell office:value-type="float" office:value="3646685" calcext:value-type="float">
            <text:p>3646685</text:p>
          </table:table-cell>
          <table:table-cell office:value-type="float" office:value="665.6966" calcext:value-type="float">
            <text:p>665.6966</text:p>
          </table:table-cell>
          <table:table-cell office:value-type="float" office:value="665.26" calcext:value-type="float">
            <text:p>665.26</text:p>
          </table:table-cell>
          <table:table-cell office:value-type="float" office:value="49544" calcext:value-type="float">
            <text:p>49544</text:p>
          </table:table-cell>
          <table:table-cell office:value-type="float" office:value="5628943" calcext:value-type="float">
            <text:p>5628943</text:p>
          </table:table-cell>
        </table:table-row>
        <table:table-row table:style-name="ro1">
          <table:table-cell office:value-type="string" calcext:value-type="string">
            <text:p>nsds2_n50000wmin50000-170-s342094980c1723343.ukp</text:p>
          </table:table-cell>
          <table:table-cell office:value-type="float" office:value="459.33662" calcext:value-type="float">
            <text:p>459.33662</text:p>
          </table:table-cell>
          <table:table-cell office:value-type="float" office:value="459.01" calcext:value-type="float">
            <text:p>459.01</text:p>
          </table:table-cell>
          <table:table-cell office:value-type="float" office:value="50720" calcext:value-type="float">
            <text:p>50720</text:p>
          </table:table-cell>
          <table:table-cell office:value-type="float" office:value="3259733" calcext:value-type="float">
            <text:p>3259733</text:p>
          </table:table-cell>
          <table:table-cell office:value-type="float" office:value="666.89327" calcext:value-type="float">
            <text:p>666.89327</text:p>
          </table:table-cell>
          <table:table-cell office:value-type="float" office:value="666.43" calcext:value-type="float">
            <text:p>666.43</text:p>
          </table:table-cell>
          <table:table-cell office:value-type="float" office:value="55912" calcext:value-type="float">
            <text:p>55912</text:p>
          </table:table-cell>
          <table:table-cell office:value-type="float" office:value="5214675" calcext:value-type="float">
            <text:p>5214675</text:p>
          </table:table-cell>
        </table:table-row>
        <table:table-row table:style-name="ro1">
          <table:table-cell office:value-type="string" calcext:value-type="string">
            <text:p>nsds2_n50000wmin50000-120-s53290165c1831682.ukp</text:p>
          </table:table-cell>
          <table:table-cell office:value-type="float" office:value="461.28662" calcext:value-type="float">
            <text:p>461.28662</text:p>
          </table:table-cell>
          <table:table-cell office:value-type="float" office:value="460.98" calcext:value-type="float">
            <text:p>460.98</text:p>
          </table:table-cell>
          <table:table-cell office:value-type="float" office:value="57204" calcext:value-type="float">
            <text:p>57204</text:p>
          </table:table-cell>
          <table:table-cell office:value-type="float" office:value="3554229" calcext:value-type="float">
            <text:p>3554229</text:p>
          </table:table-cell>
          <table:table-cell office:value-type="float" office:value="667.34327" calcext:value-type="float">
            <text:p>667.34327</text:p>
          </table:table-cell>
          <table:table-cell office:value-type="float" office:value="666.9" calcext:value-type="float">
            <text:p>666.9</text:p>
          </table:table-cell>
          <table:table-cell office:value-type="float" office:value="51952" calcext:value-type="float">
            <text:p>51952</text:p>
          </table:table-cell>
          <table:table-cell office:value-type="float" office:value="5534471" calcext:value-type="float">
            <text:p>5534471</text:p>
          </table:table-cell>
        </table:table-row>
        <table:table-row table:style-name="ro1">
          <table:table-cell office:value-type="string" calcext:value-type="string">
            <text:p>nsds2_n50000wmin20000-49-s832538455c1885270.ukp</text:p>
          </table:table-cell>
          <table:table-cell office:value-type="float" office:value="461.64995" calcext:value-type="float">
            <text:p>461.64995</text:p>
          </table:table-cell>
          <table:table-cell office:value-type="float" office:value="461.31" calcext:value-type="float">
            <text:p>461.31</text:p>
          </table:table-cell>
          <table:table-cell office:value-type="float" office:value="60920" calcext:value-type="float">
            <text:p>60920</text:p>
          </table:table-cell>
          <table:table-cell office:value-type="float" office:value="3623873" calcext:value-type="float">
            <text:p>3623873</text:p>
          </table:table-cell>
          <table:table-cell office:value-type="float" office:value="667.43993" calcext:value-type="float">
            <text:p>667.43993</text:p>
          </table:table-cell>
          <table:table-cell office:value-type="float" office:value="666.97" calcext:value-type="float">
            <text:p>666.97</text:p>
          </table:table-cell>
          <table:table-cell office:value-type="float" office:value="50848" calcext:value-type="float">
            <text:p>50848</text:p>
          </table:table-cell>
          <table:table-cell office:value-type="float" office:value="5696669" calcext:value-type="float">
            <text:p>5696669</text:p>
          </table:table-cell>
        </table:table-row>
        <table:table-row table:style-name="ro1">
          <table:table-cell office:value-type="string" calcext:value-type="string">
            <text:p>nsds2_n50000wmin20000-43-s343141202c1981234.ukp</text:p>
          </table:table-cell>
          <table:table-cell office:value-type="float" office:value="464.04995" calcext:value-type="float">
            <text:p>464.04995</text:p>
          </table:table-cell>
          <table:table-cell office:value-type="float" office:value="463.73" calcext:value-type="float">
            <text:p>463.73</text:p>
          </table:table-cell>
          <table:table-cell office:value-type="float" office:value="53508" calcext:value-type="float">
            <text:p>53508</text:p>
          </table:table-cell>
          <table:table-cell office:value-type="float" office:value="3277743" calcext:value-type="float">
            <text:p>3277743</text:p>
          </table:table-cell>
          <table:table-cell office:value-type="float" office:value="668.34993" calcext:value-type="float">
            <text:p>668.34993</text:p>
          </table:table-cell>
          <table:table-cell office:value-type="float" office:value="667.88" calcext:value-type="float">
            <text:p>667.88</text:p>
          </table:table-cell>
          <table:table-cell office:value-type="float" office:value="58840" calcext:value-type="float">
            <text:p>58840</text:p>
          </table:table-cell>
          <table:table-cell office:value-type="float" office:value="6008924" calcext:value-type="float">
            <text:p>6008924</text:p>
          </table:table-cell>
        </table:table-row>
        <table:table-row table:style-name="ro1">
          <table:table-cell office:value-type="string" calcext:value-type="string">
            <text:p>nsds2_n50000wmin50000-154-s685047257c1910506.ukp</text:p>
          </table:table-cell>
          <table:table-cell office:value-type="float" office:value="468.06329" calcext:value-type="float">
            <text:p>468.06329</text:p>
          </table:table-cell>
          <table:table-cell office:value-type="float" office:value="467.76" calcext:value-type="float">
            <text:p>467.76</text:p>
          </table:table-cell>
          <table:table-cell office:value-type="float" office:value="43600" calcext:value-type="float">
            <text:p>43600</text:p>
          </table:table-cell>
          <table:table-cell office:value-type="float" office:value="4387033" calcext:value-type="float">
            <text:p>4387033</text:p>
          </table:table-cell>
          <table:table-cell office:value-type="float" office:value="669.38993" calcext:value-type="float">
            <text:p>669.38993</text:p>
          </table:table-cell>
          <table:table-cell office:value-type="float" office:value="668.91" calcext:value-type="float">
            <text:p>668.91</text:p>
          </table:table-cell>
          <table:table-cell office:value-type="float" office:value="56960" calcext:value-type="float">
            <text:p>56960</text:p>
          </table:table-cell>
          <table:table-cell office:value-type="float" office:value="5787224" calcext:value-type="float">
            <text:p>5787224</text:p>
          </table:table-cell>
        </table:table-row>
        <table:table-row table:style-name="ro1">
          <table:table-cell office:value-type="string" calcext:value-type="string">
            <text:p>nsds2_n50000wmin20000-0-s155213243c1921419.ukp</text:p>
          </table:table-cell>
          <table:table-cell office:value-type="float" office:value="469.46662" calcext:value-type="float">
            <text:p>469.46662</text:p>
          </table:table-cell>
          <table:table-cell office:value-type="float" office:value="469.15" calcext:value-type="float">
            <text:p>469.15</text:p>
          </table:table-cell>
          <table:table-cell office:value-type="float" office:value="42412" calcext:value-type="float">
            <text:p>42412</text:p>
          </table:table-cell>
          <table:table-cell office:value-type="float" office:value="3194207" calcext:value-type="float">
            <text:p>3194207</text:p>
          </table:table-cell>
          <table:table-cell office:value-type="float" office:value="669.39327" calcext:value-type="float">
            <text:p>669.39327</text:p>
          </table:table-cell>
          <table:table-cell office:value-type="float" office:value="668.92" calcext:value-type="float">
            <text:p>668.92</text:p>
          </table:table-cell>
          <table:table-cell office:value-type="float" office:value="54648" calcext:value-type="float">
            <text:p>54648</text:p>
          </table:table-cell>
          <table:table-cell office:value-type="float" office:value="5785685" calcext:value-type="float">
            <text:p>5785685</text:p>
          </table:table-cell>
        </table:table-row>
        <table:table-row table:style-name="ro1">
          <table:table-cell office:value-type="string" calcext:value-type="string">
            <text:p>nsds2_n50000wmin20000-41-s447231691c1342027.ukp</text:p>
          </table:table-cell>
          <table:table-cell office:value-type="float" office:value="470.90662" calcext:value-type="float">
            <text:p>470.90662</text:p>
          </table:table-cell>
          <table:table-cell office:value-type="float" office:value="470.59" calcext:value-type="float">
            <text:p>470.59</text:p>
          </table:table-cell>
          <table:table-cell office:value-type="float" office:value="60888" calcext:value-type="float">
            <text:p>60888</text:p>
          </table:table-cell>
          <table:table-cell office:value-type="float" office:value="3363363" calcext:value-type="float">
            <text:p>3363363</text:p>
          </table:table-cell>
          <table:table-cell office:value-type="float" office:value="669.9666" calcext:value-type="float">
            <text:p>669.9666</text:p>
          </table:table-cell>
          <table:table-cell office:value-type="float" office:value="669.5" calcext:value-type="float">
            <text:p>669.5</text:p>
          </table:table-cell>
          <table:table-cell office:value-type="float" office:value="51980" calcext:value-type="float">
            <text:p>51980</text:p>
          </table:table-cell>
          <table:table-cell office:value-type="float" office:value="4044292" calcext:value-type="float">
            <text:p>4044292</text:p>
          </table:table-cell>
        </table:table-row>
        <table:table-row table:style-name="ro1">
          <table:table-cell office:value-type="string" calcext:value-type="string">
            <text:p>nsds2_n50000wmin20000-26-s207893161c1758833.ukp</text:p>
          </table:table-cell>
          <table:table-cell office:value-type="float" office:value="471.47995" calcext:value-type="float">
            <text:p>471.47995</text:p>
          </table:table-cell>
          <table:table-cell office:value-type="float" office:value="471.16" calcext:value-type="float">
            <text:p>471.16</text:p>
          </table:table-cell>
          <table:table-cell office:value-type="float" office:value="54260" calcext:value-type="float">
            <text:p>54260</text:p>
          </table:table-cell>
          <table:table-cell office:value-type="float" office:value="3785704" calcext:value-type="float">
            <text:p>3785704</text:p>
          </table:table-cell>
          <table:table-cell office:value-type="float" office:value="670.71993" calcext:value-type="float">
            <text:p>670.71993</text:p>
          </table:table-cell>
          <table:table-cell office:value-type="float" office:value="670.27" calcext:value-type="float">
            <text:p>670.27</text:p>
          </table:table-cell>
          <table:table-cell office:value-type="float" office:value="49048" calcext:value-type="float">
            <text:p>49048</text:p>
          </table:table-cell>
          <table:table-cell office:value-type="float" office:value="5320351" calcext:value-type="float">
            <text:p>5320351</text:p>
          </table:table-cell>
        </table:table-row>
        <table:table-row table:style-name="ro1">
          <table:table-cell office:value-type="string" calcext:value-type="string">
            <text:p>nsds2_n50000wmin50000-72-s931292384c1928871.ukp</text:p>
          </table:table-cell>
          <table:table-cell office:value-type="float" office:value="475.88662" calcext:value-type="float">
            <text:p>475.88662</text:p>
          </table:table-cell>
          <table:table-cell office:value-type="float" office:value="475.57" calcext:value-type="float">
            <text:p>475.57</text:p>
          </table:table-cell>
          <table:table-cell office:value-type="float" office:value="51072" calcext:value-type="float">
            <text:p>51072</text:p>
          </table:table-cell>
          <table:table-cell office:value-type="float" office:value="4119886" calcext:value-type="float">
            <text:p>4119886</text:p>
          </table:table-cell>
          <table:table-cell office:value-type="float" office:value="671.07327" calcext:value-type="float">
            <text:p>671.07327</text:p>
          </table:table-cell>
          <table:table-cell office:value-type="float" office:value="670.63" calcext:value-type="float">
            <text:p>670.63</text:p>
          </table:table-cell>
          <table:table-cell office:value-type="float" office:value="58208" calcext:value-type="float">
            <text:p>58208</text:p>
          </table:table-cell>
          <table:table-cell office:value-type="float" office:value="5861906" calcext:value-type="float">
            <text:p>5861906</text:p>
          </table:table-cell>
        </table:table-row>
        <table:table-row table:style-name="ro1">
          <table:table-cell office:value-type="string" calcext:value-type="string">
            <text:p>nsds2_n50000wmin20000-3-s603562343c1357468.ukp</text:p>
          </table:table-cell>
          <table:table-cell office:value-type="float" office:value="478.53662" calcext:value-type="float">
            <text:p>478.53662</text:p>
          </table:table-cell>
          <table:table-cell office:value-type="float" office:value="478.19" calcext:value-type="float">
            <text:p>478.19</text:p>
          </table:table-cell>
          <table:table-cell office:value-type="float" office:value="59184" calcext:value-type="float">
            <text:p>59184</text:p>
          </table:table-cell>
          <table:table-cell office:value-type="float" office:value="3976127" calcext:value-type="float">
            <text:p>3976127</text:p>
          </table:table-cell>
          <table:table-cell office:value-type="float" office:value="671.7466" calcext:value-type="float">
            <text:p>671.7466</text:p>
          </table:table-cell>
          <table:table-cell office:value-type="float" office:value="671.46" calcext:value-type="float">
            <text:p>671.46</text:p>
          </table:table-cell>
          <table:table-cell office:value-type="float" office:value="53560" calcext:value-type="float">
            <text:p>53560</text:p>
          </table:table-cell>
          <table:table-cell office:value-type="float" office:value="4091479" calcext:value-type="float">
            <text:p>4091479</text:p>
          </table:table-cell>
        </table:table-row>
        <table:table-row table:style-name="ro1">
          <table:table-cell office:value-type="string" calcext:value-type="string">
            <text:p>nsds2_n50000wmin50000-110-s245781550c1569117.ukp</text:p>
          </table:table-cell>
          <table:table-cell office:value-type="float" office:value="479.43329" calcext:value-type="float">
            <text:p>479.43329</text:p>
          </table:table-cell>
          <table:table-cell office:value-type="float" office:value="479.11" calcext:value-type="float">
            <text:p>479.11</text:p>
          </table:table-cell>
          <table:table-cell office:value-type="float" office:value="51024" calcext:value-type="float">
            <text:p>51024</text:p>
          </table:table-cell>
          <table:table-cell office:value-type="float" office:value="3240873" calcext:value-type="float">
            <text:p>3240873</text:p>
          </table:table-cell>
          <table:table-cell office:value-type="float" office:value="673.18993" calcext:value-type="float">
            <text:p>673.18993</text:p>
          </table:table-cell>
          <table:table-cell office:value-type="float" office:value="672.74" calcext:value-type="float">
            <text:p>672.74</text:p>
          </table:table-cell>
          <table:table-cell office:value-type="float" office:value="62976" calcext:value-type="float">
            <text:p>62976</text:p>
          </table:table-cell>
          <table:table-cell office:value-type="float" office:value="4713022" calcext:value-type="float">
            <text:p>4713022</text:p>
          </table:table-cell>
        </table:table-row>
        <table:table-row table:style-name="ro1">
          <table:table-cell office:value-type="string" calcext:value-type="string">
            <text:p>nsds2_n50000wmin20000-150-s810086031c1684696.ukp</text:p>
          </table:table-cell>
          <table:table-cell office:value-type="float" office:value="481.42329" calcext:value-type="float">
            <text:p>481.42329</text:p>
          </table:table-cell>
          <table:table-cell office:value-type="float" office:value="481.08" calcext:value-type="float">
            <text:p>481.08</text:p>
          </table:table-cell>
          <table:table-cell office:value-type="float" office:value="51512" calcext:value-type="float">
            <text:p>51512</text:p>
          </table:table-cell>
          <table:table-cell office:value-type="float" office:value="4114842" calcext:value-type="float">
            <text:p>4114842</text:p>
          </table:table-cell>
          <table:table-cell office:value-type="float" office:value="673.7266" calcext:value-type="float">
            <text:p>673.7266</text:p>
          </table:table-cell>
          <table:table-cell office:value-type="float" office:value="673.26" calcext:value-type="float">
            <text:p>673.26</text:p>
          </table:table-cell>
          <table:table-cell office:value-type="float" office:value="52724" calcext:value-type="float">
            <text:p>52724</text:p>
          </table:table-cell>
          <table:table-cell office:value-type="float" office:value="5089605" calcext:value-type="float">
            <text:p>5089605</text:p>
          </table:table-cell>
        </table:table-row>
        <table:table-row table:style-name="ro1">
          <table:table-cell office:value-type="string" calcext:value-type="string">
            <text:p>nsds2_n50000wmin20000-54-s264578645c1665196.ukp</text:p>
          </table:table-cell>
          <table:table-cell office:value-type="float" office:value="489.44995" calcext:value-type="float">
            <text:p>489.44995</text:p>
          </table:table-cell>
          <table:table-cell office:value-type="float" office:value="489.13" calcext:value-type="float">
            <text:p>489.13</text:p>
          </table:table-cell>
          <table:table-cell office:value-type="float" office:value="52464" calcext:value-type="float">
            <text:p>52464</text:p>
          </table:table-cell>
          <table:table-cell office:value-type="float" office:value="3365912" calcext:value-type="float">
            <text:p>3365912</text:p>
          </table:table-cell>
          <table:table-cell office:value-type="float" office:value="673.97327" calcext:value-type="float">
            <text:p>673.97327</text:p>
          </table:table-cell>
          <table:table-cell office:value-type="float" office:value="673.48" calcext:value-type="float">
            <text:p>673.48</text:p>
          </table:table-cell>
          <table:table-cell office:value-type="float" office:value="50656" calcext:value-type="float">
            <text:p>50656</text:p>
          </table:table-cell>
          <table:table-cell office:value-type="float" office:value="5048251" calcext:value-type="float">
            <text:p>5048251</text:p>
          </table:table-cell>
        </table:table-row>
        <table:table-row table:style-name="ro1">
          <table:table-cell office:value-type="string" calcext:value-type="string">
            <text:p>nsds2_n50000wmin20000-195-s515702491c1397428.ukp</text:p>
          </table:table-cell>
          <table:table-cell office:value-type="float" office:value="492.93329" calcext:value-type="float">
            <text:p>492.93329</text:p>
          </table:table-cell>
          <table:table-cell office:value-type="float" office:value="492.6" calcext:value-type="float">
            <text:p>492.6</text:p>
          </table:table-cell>
          <table:table-cell office:value-type="float" office:value="51848" calcext:value-type="float">
            <text:p>51848</text:p>
          </table:table-cell>
          <table:table-cell office:value-type="float" office:value="3208928" calcext:value-type="float">
            <text:p>3208928</text:p>
          </table:table-cell>
          <table:table-cell office:value-type="float" office:value="675.21327" calcext:value-type="float">
            <text:p>675.21327</text:p>
          </table:table-cell>
          <table:table-cell office:value-type="float" office:value="674.75" calcext:value-type="float">
            <text:p>674.75</text:p>
          </table:table-cell>
          <table:table-cell office:value-type="float" office:value="50592" calcext:value-type="float">
            <text:p>50592</text:p>
          </table:table-cell>
          <table:table-cell office:value-type="float" office:value="4203869" calcext:value-type="float">
            <text:p>4203869</text:p>
          </table:table-cell>
        </table:table-row>
        <table:table-row table:style-name="ro1">
          <table:table-cell office:value-type="string" calcext:value-type="string">
            <text:p>nsds2_n50000wmin20000-153-s362367963c1767800.ukp</text:p>
          </table:table-cell>
          <table:table-cell office:value-type="float" office:value="494.97328" calcext:value-type="float">
            <text:p>494.97328</text:p>
          </table:table-cell>
          <table:table-cell office:value-type="float" office:value="494.66" calcext:value-type="float">
            <text:p>494.66</text:p>
          </table:table-cell>
          <table:table-cell office:value-type="float" office:value="49928" calcext:value-type="float">
            <text:p>49928</text:p>
          </table:table-cell>
          <table:table-cell office:value-type="float" office:value="4196592" calcext:value-type="float">
            <text:p>4196592</text:p>
          </table:table-cell>
          <table:table-cell office:value-type="float" office:value="675.34993" calcext:value-type="float">
            <text:p>675.34993</text:p>
          </table:table-cell>
          <table:table-cell office:value-type="float" office:value="674.87" calcext:value-type="float">
            <text:p>674.87</text:p>
          </table:table-cell>
          <table:table-cell office:value-type="float" office:value="50976" calcext:value-type="float">
            <text:p>50976</text:p>
          </table:table-cell>
          <table:table-cell office:value-type="float" office:value="5329609" calcext:value-type="float">
            <text:p>5329609</text:p>
          </table:table-cell>
        </table:table-row>
        <table:table-row table:style-name="ro1">
          <table:table-cell office:value-type="string" calcext:value-type="string">
            <text:p>nsds2_n50000wmin50000-119-s291809797c1457462.ukp</text:p>
          </table:table-cell>
          <table:table-cell office:value-type="float" office:value="495.42328" calcext:value-type="float">
            <text:p>495.42328</text:p>
          </table:table-cell>
          <table:table-cell office:value-type="float" office:value="495.08" calcext:value-type="float">
            <text:p>495.08</text:p>
          </table:table-cell>
          <table:table-cell office:value-type="float" office:value="55248" calcext:value-type="float">
            <text:p>55248</text:p>
          </table:table-cell>
          <table:table-cell office:value-type="float" office:value="3241000" calcext:value-type="float">
            <text:p>3241000</text:p>
          </table:table-cell>
          <table:table-cell office:value-type="float" office:value="676.00327" calcext:value-type="float">
            <text:p>676.00327</text:p>
          </table:table-cell>
          <table:table-cell office:value-type="float" office:value="675.53" calcext:value-type="float">
            <text:p>675.53</text:p>
          </table:table-cell>
          <table:table-cell office:value-type="float" office:value="56556" calcext:value-type="float">
            <text:p>56556</text:p>
          </table:table-cell>
          <table:table-cell office:value-type="float" office:value="4379990" calcext:value-type="float">
            <text:p>4379990</text:p>
          </table:table-cell>
        </table:table-row>
        <table:table-row table:style-name="ro1">
          <table:table-cell office:value-type="string" calcext:value-type="string">
            <text:p>nsds2_n50000wmin20000-156-s180237460c1628661.ukp</text:p>
          </table:table-cell>
          <table:table-cell office:value-type="float" office:value="495.79328" calcext:value-type="float">
            <text:p>495.79328</text:p>
          </table:table-cell>
          <table:table-cell office:value-type="float" office:value="495.45" calcext:value-type="float">
            <text:p>495.45</text:p>
          </table:table-cell>
          <table:table-cell office:value-type="float" office:value="50016" calcext:value-type="float">
            <text:p>50016</text:p>
          </table:table-cell>
          <table:table-cell office:value-type="float" office:value="3758815" calcext:value-type="float">
            <text:p>3758815</text:p>
          </table:table-cell>
          <table:table-cell office:value-type="float" office:value="676.1366" calcext:value-type="float">
            <text:p>676.1366</text:p>
          </table:table-cell>
          <table:table-cell office:value-type="float" office:value="675.67" calcext:value-type="float">
            <text:p>675.67</text:p>
          </table:table-cell>
          <table:table-cell office:value-type="float" office:value="50796" calcext:value-type="float">
            <text:p>50796</text:p>
          </table:table-cell>
          <table:table-cell office:value-type="float" office:value="4935703" calcext:value-type="float">
            <text:p>4935703</text:p>
          </table:table-cell>
        </table:table-row>
        <table:table-row table:style-name="ro1">
          <table:table-cell office:value-type="string" calcext:value-type="string">
            <text:p>nsds2_n50000wmin20000-95-s419785115c1880526.ukp</text:p>
          </table:table-cell>
          <table:table-cell office:value-type="float" office:value="498.71328" calcext:value-type="float">
            <text:p>498.71328</text:p>
          </table:table-cell>
          <table:table-cell office:value-type="float" office:value="498.38" calcext:value-type="float">
            <text:p>498.38</text:p>
          </table:table-cell>
          <table:table-cell office:value-type="float" office:value="49004" calcext:value-type="float">
            <text:p>49004</text:p>
          </table:table-cell>
          <table:table-cell office:value-type="float" office:value="3214544" calcext:value-type="float">
            <text:p>3214544</text:p>
          </table:table-cell>
          <table:table-cell office:value-type="float" office:value="676.21327" calcext:value-type="float">
            <text:p>676.21327</text:p>
          </table:table-cell>
          <table:table-cell office:value-type="float" office:value="675.74" calcext:value-type="float">
            <text:p>675.74</text:p>
          </table:table-cell>
          <table:table-cell office:value-type="float" office:value="61792" calcext:value-type="float">
            <text:p>61792</text:p>
          </table:table-cell>
          <table:table-cell office:value-type="float" office:value="5701780" calcext:value-type="float">
            <text:p>5701780</text:p>
          </table:table-cell>
        </table:table-row>
        <table:table-row table:style-name="ro1">
          <table:table-cell office:value-type="string" calcext:value-type="string">
            <text:p>nsds2_n50000wmin20000-158-s752268543c1666901.ukp</text:p>
          </table:table-cell>
          <table:table-cell office:value-type="float" office:value="499.01328" calcext:value-type="float">
            <text:p>499.01328</text:p>
          </table:table-cell>
          <table:table-cell office:value-type="float" office:value="498.67" calcext:value-type="float">
            <text:p>498.67</text:p>
          </table:table-cell>
          <table:table-cell office:value-type="float" office:value="59016" calcext:value-type="float">
            <text:p>59016</text:p>
          </table:table-cell>
          <table:table-cell office:value-type="float" office:value="3909383" calcext:value-type="float">
            <text:p>3909383</text:p>
          </table:table-cell>
          <table:table-cell office:value-type="float" office:value="676.83327" calcext:value-type="float">
            <text:p>676.83327</text:p>
          </table:table-cell>
          <table:table-cell office:value-type="float" office:value="676.38" calcext:value-type="float">
            <text:p>676.38</text:p>
          </table:table-cell>
          <table:table-cell office:value-type="float" office:value="53304" calcext:value-type="float">
            <text:p>53304</text:p>
          </table:table-cell>
          <table:table-cell office:value-type="float" office:value="5036582" calcext:value-type="float">
            <text:p>5036582</text:p>
          </table:table-cell>
        </table:table-row>
        <table:table-row table:style-name="ro1">
          <table:table-cell office:value-type="string" calcext:value-type="string">
            <text:p>nsds2_n50000wmin20000-194-s659711563c1459660.ukp</text:p>
          </table:table-cell>
          <table:table-cell office:value-type="float" office:value="500.90328" calcext:value-type="float">
            <text:p>500.90328</text:p>
          </table:table-cell>
          <table:table-cell office:value-type="float" office:value="500.54" calcext:value-type="float">
            <text:p>500.54</text:p>
          </table:table-cell>
          <table:table-cell office:value-type="float" office:value="52428" calcext:value-type="float">
            <text:p>52428</text:p>
          </table:table-cell>
          <table:table-cell office:value-type="float" office:value="3365439" calcext:value-type="float">
            <text:p>3365439</text:p>
          </table:table-cell>
          <table:table-cell office:value-type="float" office:value="676.89993" calcext:value-type="float">
            <text:p>676.89993</text:p>
          </table:table-cell>
          <table:table-cell office:value-type="float" office:value="676.46" calcext:value-type="float">
            <text:p>676.46</text:p>
          </table:table-cell>
          <table:table-cell office:value-type="float" office:value="58028" calcext:value-type="float">
            <text:p>58028</text:p>
          </table:table-cell>
          <table:table-cell office:value-type="float" office:value="4403642" calcext:value-type="float">
            <text:p>4403642</text:p>
          </table:table-cell>
        </table:table-row>
        <table:table-row table:style-name="ro1">
          <table:table-cell office:value-type="string" calcext:value-type="string">
            <text:p>nsds2_n50000wmin20000-31-s329274243c1316858.ukp</text:p>
          </table:table-cell>
          <table:table-cell office:value-type="float" office:value="505.35995" calcext:value-type="float">
            <text:p>505.35995</text:p>
          </table:table-cell>
          <table:table-cell office:value-type="float" office:value="505.02" calcext:value-type="float">
            <text:p>505.02</text:p>
          </table:table-cell>
          <table:table-cell office:value-type="float" office:value="50000" calcext:value-type="float">
            <text:p>50000</text:p>
          </table:table-cell>
          <table:table-cell office:value-type="float" office:value="3380140" calcext:value-type="float">
            <text:p>3380140</text:p>
          </table:table-cell>
          <table:table-cell office:value-type="float" office:value="677.7866" calcext:value-type="float">
            <text:p>677.7866</text:p>
          </table:table-cell>
          <table:table-cell office:value-type="float" office:value="677.31" calcext:value-type="float">
            <text:p>677.31</text:p>
          </table:table-cell>
          <table:table-cell office:value-type="float" office:value="52512" calcext:value-type="float">
            <text:p>52512</text:p>
          </table:table-cell>
          <table:table-cell office:value-type="float" office:value="3958353" calcext:value-type="float">
            <text:p>3958353</text:p>
          </table:table-cell>
        </table:table-row>
        <table:table-row table:style-name="ro1">
          <table:table-cell office:value-type="string" calcext:value-type="string">
            <text:p>nsds2_n50000wmin50000-75-s344310712c1683052.ukp</text:p>
          </table:table-cell>
          <table:table-cell office:value-type="float" office:value="506.18328" calcext:value-type="float">
            <text:p>506.18328</text:p>
          </table:table-cell>
          <table:table-cell office:value-type="float" office:value="505.85" calcext:value-type="float">
            <text:p>505.85</text:p>
          </table:table-cell>
          <table:table-cell office:value-type="float" office:value="50916" calcext:value-type="float">
            <text:p>50916</text:p>
          </table:table-cell>
          <table:table-cell office:value-type="float" office:value="3219507" calcext:value-type="float">
            <text:p>3219507</text:p>
          </table:table-cell>
          <table:table-cell office:value-type="float" office:value="678.10327" calcext:value-type="float">
            <text:p>678.10327</text:p>
          </table:table-cell>
          <table:table-cell office:value-type="float" office:value="677.66" calcext:value-type="float">
            <text:p>677.66</text:p>
          </table:table-cell>
          <table:table-cell office:value-type="float" office:value="53852" calcext:value-type="float">
            <text:p>53852</text:p>
          </table:table-cell>
          <table:table-cell office:value-type="float" office:value="5104516" calcext:value-type="float">
            <text:p>5104516</text:p>
          </table:table-cell>
        </table:table-row>
        <table:table-row table:style-name="ro1">
          <table:table-cell office:value-type="string" calcext:value-type="string">
            <text:p>nsds2_n50000wmin20000-46-s335197937c1960694.ukp</text:p>
          </table:table-cell>
          <table:table-cell office:value-type="float" office:value="507.69995" calcext:value-type="float">
            <text:p>507.69995</text:p>
          </table:table-cell>
          <table:table-cell office:value-type="float" office:value="507.36" calcext:value-type="float">
            <text:p>507.36</text:p>
          </table:table-cell>
          <table:table-cell office:value-type="float" office:value="45512" calcext:value-type="float">
            <text:p>45512</text:p>
          </table:table-cell>
          <table:table-cell office:value-type="float" office:value="3917239" calcext:value-type="float">
            <text:p>3917239</text:p>
          </table:table-cell>
          <table:table-cell office:value-type="float" office:value="678.60327" calcext:value-type="float">
            <text:p>678.60327</text:p>
          </table:table-cell>
          <table:table-cell office:value-type="float" office:value="678.11" calcext:value-type="float">
            <text:p>678.11</text:p>
          </table:table-cell>
          <table:table-cell office:value-type="float" office:value="59584" calcext:value-type="float">
            <text:p>59584</text:p>
          </table:table-cell>
          <table:table-cell office:value-type="float" office:value="5923606" calcext:value-type="float">
            <text:p>5923606</text:p>
          </table:table-cell>
        </table:table-row>
        <table:table-row table:style-name="ro1">
          <table:table-cell office:value-type="string" calcext:value-type="string">
            <text:p>nsds2_n50000wmin50000-172-s323499100c1904117.ukp</text:p>
          </table:table-cell>
          <table:table-cell office:value-type="float" office:value="508.99995" calcext:value-type="float">
            <text:p>508.99995</text:p>
          </table:table-cell>
          <table:table-cell office:value-type="float" office:value="508.67" calcext:value-type="float">
            <text:p>508.67</text:p>
          </table:table-cell>
          <table:table-cell office:value-type="float" office:value="53416" calcext:value-type="float">
            <text:p>53416</text:p>
          </table:table-cell>
          <table:table-cell office:value-type="float" office:value="4308797" calcext:value-type="float">
            <text:p>4308797</text:p>
          </table:table-cell>
          <table:table-cell office:value-type="float" office:value="678.99993" calcext:value-type="float">
            <text:p>678.99993</text:p>
          </table:table-cell>
          <table:table-cell office:value-type="float" office:value="678.55" calcext:value-type="float">
            <text:p>678.55</text:p>
          </table:table-cell>
          <table:table-cell office:value-type="float" office:value="72448" calcext:value-type="float">
            <text:p>72448</text:p>
          </table:table-cell>
          <table:table-cell office:value-type="float" office:value="5827884" calcext:value-type="float">
            <text:p>5827884</text:p>
          </table:table-cell>
        </table:table-row>
        <table:table-row table:style-name="ro1">
          <table:table-cell office:value-type="string" calcext:value-type="string">
            <text:p>nsds2_n50000wmin20000-186-s616010305c1984529.ukp</text:p>
          </table:table-cell>
          <table:table-cell office:value-type="float" office:value="509.74662" calcext:value-type="float">
            <text:p>509.74662</text:p>
          </table:table-cell>
          <table:table-cell office:value-type="float" office:value="509.42" calcext:value-type="float">
            <text:p>509.42</text:p>
          </table:table-cell>
          <table:table-cell office:value-type="float" office:value="58860" calcext:value-type="float">
            <text:p>58860</text:p>
          </table:table-cell>
          <table:table-cell office:value-type="float" office:value="3772008" calcext:value-type="float">
            <text:p>3772008</text:p>
          </table:table-cell>
          <table:table-cell office:value-type="float" office:value="682.6966" calcext:value-type="float">
            <text:p>682.6966</text:p>
          </table:table-cell>
          <table:table-cell office:value-type="float" office:value="682.19" calcext:value-type="float">
            <text:p>682.19</text:p>
          </table:table-cell>
          <table:table-cell office:value-type="float" office:value="51160" calcext:value-type="float">
            <text:p>51160</text:p>
          </table:table-cell>
          <table:table-cell office:value-type="float" office:value="5994234" calcext:value-type="float">
            <text:p>5994234</text:p>
          </table:table-cell>
        </table:table-row>
        <table:table-row table:style-name="ro1">
          <table:table-cell office:value-type="string" calcext:value-type="string">
            <text:p>nsds2_n50000wmin50000-147-s617392218c1820735.ukp</text:p>
          </table:table-cell>
          <table:table-cell office:value-type="float" office:value="510.99662" calcext:value-type="float">
            <text:p>510.99662</text:p>
          </table:table-cell>
          <table:table-cell office:value-type="float" office:value="510.66" calcext:value-type="float">
            <text:p>510.66</text:p>
          </table:table-cell>
          <table:table-cell office:value-type="float" office:value="50660" calcext:value-type="float">
            <text:p>50660</text:p>
          </table:table-cell>
          <table:table-cell office:value-type="float" office:value="4114890" calcext:value-type="float">
            <text:p>4114890</text:p>
          </table:table-cell>
          <table:table-cell office:value-type="float" office:value="683.4366" calcext:value-type="float">
            <text:p>683.4366</text:p>
          </table:table-cell>
          <table:table-cell office:value-type="float" office:value="682.98" calcext:value-type="float">
            <text:p>682.98</text:p>
          </table:table-cell>
          <table:table-cell office:value-type="float" office:value="58788" calcext:value-type="float">
            <text:p>58788</text:p>
          </table:table-cell>
          <table:table-cell office:value-type="float" office:value="5489020" calcext:value-type="float">
            <text:p>5489020</text:p>
          </table:table-cell>
        </table:table-row>
        <table:table-row table:style-name="ro1">
          <table:table-cell office:value-type="string" calcext:value-type="string">
            <text:p>nsds2_n50000wmin20000-40-s430006297c1431009.ukp</text:p>
          </table:table-cell>
          <table:table-cell office:value-type="float" office:value="512.53662" calcext:value-type="float">
            <text:p>512.53662</text:p>
          </table:table-cell>
          <table:table-cell office:value-type="float" office:value="512.19" calcext:value-type="float">
            <text:p>512.19</text:p>
          </table:table-cell>
          <table:table-cell office:value-type="float" office:value="50564" calcext:value-type="float">
            <text:p>50564</text:p>
          </table:table-cell>
          <table:table-cell office:value-type="float" office:value="3801207" calcext:value-type="float">
            <text:p>3801207</text:p>
          </table:table-cell>
          <table:table-cell office:value-type="float" office:value="684.40993" calcext:value-type="float">
            <text:p>684.40993</text:p>
          </table:table-cell>
          <table:table-cell office:value-type="float" office:value="683.94" calcext:value-type="float">
            <text:p>683.94</text:p>
          </table:table-cell>
          <table:table-cell office:value-type="float" office:value="61252" calcext:value-type="float">
            <text:p>61252</text:p>
          </table:table-cell>
          <table:table-cell office:value-type="float" office:value="4326216" calcext:value-type="float">
            <text:p>4326216</text:p>
          </table:table-cell>
        </table:table-row>
        <table:table-row table:style-name="ro1">
          <table:table-cell office:value-type="string" calcext:value-type="string">
            <text:p>nsds2_n50000wmin50000-98-s965728206c1940571.ukp</text:p>
          </table:table-cell>
          <table:table-cell office:value-type="float" office:value="514.74662" calcext:value-type="float">
            <text:p>514.74662</text:p>
          </table:table-cell>
          <table:table-cell office:value-type="float" office:value="514.41" calcext:value-type="float">
            <text:p>514.41</text:p>
          </table:table-cell>
          <table:table-cell office:value-type="float" office:value="53652" calcext:value-type="float">
            <text:p>53652</text:p>
          </table:table-cell>
          <table:table-cell office:value-type="float" office:value="3830624" calcext:value-type="float">
            <text:p>3830624</text:p>
          </table:table-cell>
          <table:table-cell office:value-type="float" office:value="687.45993" calcext:value-type="float">
            <text:p>687.45993</text:p>
          </table:table-cell>
          <table:table-cell office:value-type="float" office:value="686.97" calcext:value-type="float">
            <text:p>686.97</text:p>
          </table:table-cell>
          <table:table-cell office:value-type="float" office:value="55036" calcext:value-type="float">
            <text:p>55036</text:p>
          </table:table-cell>
          <table:table-cell office:value-type="float" office:value="5888634" calcext:value-type="float">
            <text:p>5888634</text:p>
          </table:table-cell>
        </table:table-row>
        <table:table-row table:style-name="ro1">
          <table:table-cell office:value-type="string" calcext:value-type="string">
            <text:p>nsds2_n50000wmin50000-169-s179141282c1991813.ukp</text:p>
          </table:table-cell>
          <table:table-cell office:value-type="float" office:value="515.96328" calcext:value-type="float">
            <text:p>515.96328</text:p>
          </table:table-cell>
          <table:table-cell office:value-type="float" office:value="515.6" calcext:value-type="float">
            <text:p>515.6</text:p>
          </table:table-cell>
          <table:table-cell office:value-type="float" office:value="55168" calcext:value-type="float">
            <text:p>55168</text:p>
          </table:table-cell>
          <table:table-cell office:value-type="float" office:value="4047634" calcext:value-type="float">
            <text:p>4047634</text:p>
          </table:table-cell>
          <table:table-cell office:value-type="float" office:value="688.2966" calcext:value-type="float">
            <text:p>688.2966</text:p>
          </table:table-cell>
          <table:table-cell office:value-type="float" office:value="687.83" calcext:value-type="float">
            <text:p>687.83</text:p>
          </table:table-cell>
          <table:table-cell office:value-type="float" office:value="58436" calcext:value-type="float">
            <text:p>58436</text:p>
          </table:table-cell>
          <table:table-cell office:value-type="float" office:value="6092540" calcext:value-type="float">
            <text:p>6092540</text:p>
          </table:table-cell>
        </table:table-row>
        <table:table-row table:style-name="ro1">
          <table:table-cell office:value-type="string" calcext:value-type="string">
            <text:p>nsds2_n50000wmin20000-97-s389788488c1542674.ukp</text:p>
          </table:table-cell>
          <table:table-cell office:value-type="float" office:value="522.48662" calcext:value-type="float">
            <text:p>522.48662</text:p>
          </table:table-cell>
          <table:table-cell office:value-type="float" office:value="522.12" calcext:value-type="float">
            <text:p>522.12</text:p>
          </table:table-cell>
          <table:table-cell office:value-type="float" office:value="54556" calcext:value-type="float">
            <text:p>54556</text:p>
          </table:table-cell>
          <table:table-cell office:value-type="float" office:value="3753820" calcext:value-type="float">
            <text:p>3753820</text:p>
          </table:table-cell>
          <table:table-cell office:value-type="float" office:value="688.58326" calcext:value-type="float">
            <text:p>688.58326</text:p>
          </table:table-cell>
          <table:table-cell office:value-type="float" office:value="688.1" calcext:value-type="float">
            <text:p>688.1</text:p>
          </table:table-cell>
          <table:table-cell office:value-type="float" office:value="52468" calcext:value-type="float">
            <text:p>52468</text:p>
          </table:table-cell>
          <table:table-cell office:value-type="float" office:value="4696103" calcext:value-type="float">
            <text:p>4696103</text:p>
          </table:table-cell>
        </table:table-row>
        <table:table-row table:style-name="ro1">
          <table:table-cell office:value-type="string" calcext:value-type="string">
            <text:p>nsds2_n50000wmin20000-176-s100860099c1274846.ukp</text:p>
          </table:table-cell>
          <table:table-cell office:value-type="float" office:value="525.21995" calcext:value-type="float">
            <text:p>525.21995</text:p>
          </table:table-cell>
          <table:table-cell office:value-type="float" office:value="524.86" calcext:value-type="float">
            <text:p>524.86</text:p>
          </table:table-cell>
          <table:table-cell office:value-type="float" office:value="50772" calcext:value-type="float">
            <text:p>50772</text:p>
          </table:table-cell>
          <table:table-cell office:value-type="float" office:value="3687150" calcext:value-type="float">
            <text:p>3687150</text:p>
          </table:table-cell>
          <table:table-cell office:value-type="float" office:value="688.65993" calcext:value-type="float">
            <text:p>688.65993</text:p>
          </table:table-cell>
          <table:table-cell office:value-type="float" office:value="688.19" calcext:value-type="float">
            <text:p>688.19</text:p>
          </table:table-cell>
          <table:table-cell office:value-type="float" office:value="53224" calcext:value-type="float">
            <text:p>53224</text:p>
          </table:table-cell>
          <table:table-cell office:value-type="float" office:value="3821836" calcext:value-type="float">
            <text:p>3821836</text:p>
          </table:table-cell>
        </table:table-row>
        <table:table-row table:style-name="ro1">
          <table:table-cell office:value-type="string" calcext:value-type="string">
            <text:p>nsds2_n50000wmin50000-163-s955524903c1596348.ukp</text:p>
          </table:table-cell>
          <table:table-cell office:value-type="float" office:value="528.59328" calcext:value-type="float">
            <text:p>528.59328</text:p>
          </table:table-cell>
          <table:table-cell office:value-type="float" office:value="528.27" calcext:value-type="float">
            <text:p>528.27</text:p>
          </table:table-cell>
          <table:table-cell office:value-type="float" office:value="45700" calcext:value-type="float">
            <text:p>45700</text:p>
          </table:table-cell>
          <table:table-cell office:value-type="float" office:value="3201007" calcext:value-type="float">
            <text:p>3201007</text:p>
          </table:table-cell>
          <table:table-cell office:value-type="float" office:value="691.27327" calcext:value-type="float">
            <text:p>691.27327</text:p>
          </table:table-cell>
          <table:table-cell office:value-type="float" office:value="690.8" calcext:value-type="float">
            <text:p>690.8</text:p>
          </table:table-cell>
          <table:table-cell office:value-type="float" office:value="61868" calcext:value-type="float">
            <text:p>61868</text:p>
          </table:table-cell>
          <table:table-cell office:value-type="float" office:value="4803992" calcext:value-type="float">
            <text:p>4803992</text:p>
          </table:table-cell>
        </table:table-row>
        <table:table-row table:style-name="ro1">
          <table:table-cell office:value-type="string" calcext:value-type="string">
            <text:p>nsds2_n50000wmin20000-29-s509888126c1753551.ukp</text:p>
          </table:table-cell>
          <table:table-cell office:value-type="float" office:value="533.37328" calcext:value-type="float">
            <text:p>533.37328</text:p>
          </table:table-cell>
          <table:table-cell office:value-type="float" office:value="533.13" calcext:value-type="float">
            <text:p>533.13</text:p>
          </table:table-cell>
          <table:table-cell office:value-type="float" office:value="47136" calcext:value-type="float">
            <text:p>47136</text:p>
          </table:table-cell>
          <table:table-cell office:value-type="float" office:value="3842475" calcext:value-type="float">
            <text:p>3842475</text:p>
          </table:table-cell>
          <table:table-cell office:value-type="float" office:value="692.71326" calcext:value-type="float">
            <text:p>692.71326</text:p>
          </table:table-cell>
          <table:table-cell office:value-type="float" office:value="692.27" calcext:value-type="float">
            <text:p>692.27</text:p>
          </table:table-cell>
          <table:table-cell office:value-type="float" office:value="56172" calcext:value-type="float">
            <text:p>56172</text:p>
          </table:table-cell>
          <table:table-cell office:value-type="float" office:value="5320941" calcext:value-type="float">
            <text:p>5320941</text:p>
          </table:table-cell>
        </table:table-row>
        <table:table-row table:style-name="ro1">
          <table:table-cell office:value-type="string" calcext:value-type="string">
            <text:p>nsds2_n50000wmin20000-32-s870038921c1303950.ukp</text:p>
          </table:table-cell>
          <table:table-cell office:value-type="float" office:value="534.58328" calcext:value-type="float">
            <text:p>534.58328</text:p>
          </table:table-cell>
          <table:table-cell office:value-type="float" office:value="534.21" calcext:value-type="float">
            <text:p>534.21</text:p>
          </table:table-cell>
          <table:table-cell office:value-type="float" office:value="49608" calcext:value-type="float">
            <text:p>49608</text:p>
          </table:table-cell>
          <table:table-cell office:value-type="float" office:value="3200330" calcext:value-type="float">
            <text:p>3200330</text:p>
          </table:table-cell>
          <table:table-cell office:value-type="float" office:value="693.16327" calcext:value-type="float">
            <text:p>693.16327</text:p>
          </table:table-cell>
          <table:table-cell office:value-type="float" office:value="692.69" calcext:value-type="float">
            <text:p>692.69</text:p>
          </table:table-cell>
          <table:table-cell office:value-type="float" office:value="49608" calcext:value-type="float">
            <text:p>49608</text:p>
          </table:table-cell>
          <table:table-cell office:value-type="float" office:value="3908367" calcext:value-type="float">
            <text:p>3908367</text:p>
          </table:table-cell>
        </table:table-row>
        <table:table-row table:style-name="ro1">
          <table:table-cell office:value-type="string" calcext:value-type="string">
            <text:p>nsds2_n50000wmin20000-189-s345268953c1716265.ukp</text:p>
          </table:table-cell>
          <table:table-cell office:value-type="float" office:value="539.89661" calcext:value-type="float">
            <text:p>539.89661</text:p>
          </table:table-cell>
          <table:table-cell office:value-type="float" office:value="539.54" calcext:value-type="float">
            <text:p>539.54</text:p>
          </table:table-cell>
          <table:table-cell office:value-type="float" office:value="52440" calcext:value-type="float">
            <text:p>52440</text:p>
          </table:table-cell>
          <table:table-cell office:value-type="float" office:value="3630556" calcext:value-type="float">
            <text:p>3630556</text:p>
          </table:table-cell>
          <table:table-cell office:value-type="float" office:value="693.3766" calcext:value-type="float">
            <text:p>693.3766</text:p>
          </table:table-cell>
          <table:table-cell office:value-type="float" office:value="692.89" calcext:value-type="float">
            <text:p>692.89</text:p>
          </table:table-cell>
          <table:table-cell office:value-type="float" office:value="59396" calcext:value-type="float">
            <text:p>59396</text:p>
          </table:table-cell>
          <table:table-cell office:value-type="float" office:value="5193750" calcext:value-type="float">
            <text:p>5193750</text:p>
          </table:table-cell>
        </table:table-row>
        <table:table-row table:style-name="ro1">
          <table:table-cell office:value-type="string" calcext:value-type="string">
            <text:p>nsds2_n50000wmin20000-170-s342094980c1801899.ukp</text:p>
          </table:table-cell>
          <table:table-cell office:value-type="float" office:value="540.75328" calcext:value-type="float">
            <text:p>540.75328</text:p>
          </table:table-cell>
          <table:table-cell office:value-type="float" office:value="540.4" calcext:value-type="float">
            <text:p>540.4</text:p>
          </table:table-cell>
          <table:table-cell office:value-type="float" office:value="62848" calcext:value-type="float">
            <text:p>62848</text:p>
          </table:table-cell>
          <table:table-cell office:value-type="float" office:value="3253675" calcext:value-type="float">
            <text:p>3253675</text:p>
          </table:table-cell>
          <table:table-cell office:value-type="float" office:value="693.96326" calcext:value-type="float">
            <text:p>693.96326</text:p>
          </table:table-cell>
          <table:table-cell office:value-type="float" office:value="693.47" calcext:value-type="float">
            <text:p>693.47</text:p>
          </table:table-cell>
          <table:table-cell office:value-type="float" office:value="59372" calcext:value-type="float">
            <text:p>59372</text:p>
          </table:table-cell>
          <table:table-cell office:value-type="float" office:value="5441598" calcext:value-type="float">
            <text:p>5441598</text:p>
          </table:table-cell>
        </table:table-row>
        <table:table-row table:style-name="ro1">
          <table:table-cell office:value-type="string" calcext:value-type="string">
            <text:p>nsds2_n50000wmin20000-18-s364656855c1564883.ukp</text:p>
          </table:table-cell>
          <table:table-cell office:value-type="float" office:value="543.94661" calcext:value-type="float">
            <text:p>543.94661</text:p>
          </table:table-cell>
          <table:table-cell office:value-type="float" office:value="543.59" calcext:value-type="float">
            <text:p>543.59</text:p>
          </table:table-cell>
          <table:table-cell office:value-type="float" office:value="57968" calcext:value-type="float">
            <text:p>57968</text:p>
          </table:table-cell>
          <table:table-cell office:value-type="float" office:value="3478984" calcext:value-type="float">
            <text:p>3478984</text:p>
          </table:table-cell>
          <table:table-cell office:value-type="float" office:value="695.23326" calcext:value-type="float">
            <text:p>695.23326</text:p>
          </table:table-cell>
          <table:table-cell office:value-type="float" office:value="694.77" calcext:value-type="float">
            <text:p>694.77</text:p>
          </table:table-cell>
          <table:table-cell office:value-type="float" office:value="48656" calcext:value-type="float">
            <text:p>48656</text:p>
          </table:table-cell>
          <table:table-cell office:value-type="float" office:value="4713341" calcext:value-type="float">
            <text:p>4713341</text:p>
          </table:table-cell>
        </table:table-row>
        <table:table-row table:style-name="ro1">
          <table:table-cell office:value-type="string" calcext:value-type="string">
            <text:p>nsds2_n50000wmin50000-152-s366491978c1717385.ukp</text:p>
          </table:table-cell>
          <table:table-cell office:value-type="float" office:value="546.79328" calcext:value-type="float">
            <text:p>546.79328</text:p>
          </table:table-cell>
          <table:table-cell office:value-type="float" office:value="546.42" calcext:value-type="float">
            <text:p>546.42</text:p>
          </table:table-cell>
          <table:table-cell office:value-type="float" office:value="56824" calcext:value-type="float">
            <text:p>56824</text:p>
          </table:table-cell>
          <table:table-cell office:value-type="float" office:value="4137737" calcext:value-type="float">
            <text:p>4137737</text:p>
          </table:table-cell>
          <table:table-cell office:value-type="float" office:value="696.2766" calcext:value-type="float">
            <text:p>696.2766</text:p>
          </table:table-cell>
          <table:table-cell office:value-type="float" office:value="695.82" calcext:value-type="float">
            <text:p>695.82</text:p>
          </table:table-cell>
          <table:table-cell office:value-type="float" office:value="57268" calcext:value-type="float">
            <text:p>57268</text:p>
          </table:table-cell>
          <table:table-cell office:value-type="float" office:value="5199291" calcext:value-type="float">
            <text:p>5199291</text:p>
          </table:table-cell>
        </table:table-row>
        <table:table-row table:style-name="ro1">
          <table:table-cell office:value-type="string" calcext:value-type="string">
            <text:p>nsds2_n50000wmin20000-182-s731025097c1734427.ukp</text:p>
          </table:table-cell>
          <table:table-cell office:value-type="float" office:value="548.76661" calcext:value-type="float">
            <text:p>548.76661</text:p>
          </table:table-cell>
          <table:table-cell office:value-type="float" office:value="548.41" calcext:value-type="float">
            <text:p>548.41</text:p>
          </table:table-cell>
          <table:table-cell office:value-type="float" office:value="51100" calcext:value-type="float">
            <text:p>51100</text:p>
          </table:table-cell>
          <table:table-cell office:value-type="float" office:value="3237554" calcext:value-type="float">
            <text:p>3237554</text:p>
          </table:table-cell>
          <table:table-cell office:value-type="float" office:value="697.1966" calcext:value-type="float">
            <text:p>697.1966</text:p>
          </table:table-cell>
          <table:table-cell office:value-type="float" office:value="696.72" calcext:value-type="float">
            <text:p>696.72</text:p>
          </table:table-cell>
          <table:table-cell office:value-type="float" office:value="51148" calcext:value-type="float">
            <text:p>51148</text:p>
          </table:table-cell>
          <table:table-cell office:value-type="float" office:value="5244592" calcext:value-type="float">
            <text:p>5244592</text:p>
          </table:table-cell>
        </table:table-row>
        <table:table-row table:style-name="ro1">
          <table:table-cell office:value-type="string" calcext:value-type="string">
            <text:p>nsds2_n50000wmin20000-27-s352626512c1877833.ukp</text:p>
          </table:table-cell>
          <table:table-cell office:value-type="float" office:value="549.84328" calcext:value-type="float">
            <text:p>549.84328</text:p>
          </table:table-cell>
          <table:table-cell office:value-type="float" office:value="549.5" calcext:value-type="float">
            <text:p>549.5</text:p>
          </table:table-cell>
          <table:table-cell office:value-type="float" office:value="58564" calcext:value-type="float">
            <text:p>58564</text:p>
          </table:table-cell>
          <table:table-cell office:value-type="float" office:value="4091479" calcext:value-type="float">
            <text:p>4091479</text:p>
          </table:table-cell>
          <table:table-cell office:value-type="float" office:value="697.4966" calcext:value-type="float">
            <text:p>697.4966</text:p>
          </table:table-cell>
          <table:table-cell office:value-type="float" office:value="697" calcext:value-type="float">
            <text:p>697</text:p>
          </table:table-cell>
          <table:table-cell office:value-type="float" office:value="58932" calcext:value-type="float">
            <text:p>58932</text:p>
          </table:table-cell>
          <table:table-cell office:value-type="float" office:value="5669234" calcext:value-type="float">
            <text:p>5669234</text:p>
          </table:table-cell>
        </table:table-row>
        <table:table-row table:style-name="ro1">
          <table:table-cell office:value-type="string" calcext:value-type="string">
            <text:p>nsds2_n50000wmin20000-33-s104835463c1223551.ukp</text:p>
          </table:table-cell>
          <table:table-cell office:value-type="float" office:value="556.93994" calcext:value-type="float">
            <text:p>556.93994</text:p>
          </table:table-cell>
          <table:table-cell office:value-type="float" office:value="556.59" calcext:value-type="float">
            <text:p>556.59</text:p>
          </table:table-cell>
          <table:table-cell office:value-type="float" office:value="51640" calcext:value-type="float">
            <text:p>51640</text:p>
          </table:table-cell>
          <table:table-cell office:value-type="float" office:value="3607834" calcext:value-type="float">
            <text:p>3607834</text:p>
          </table:table-cell>
          <table:table-cell office:value-type="float" office:value="707.49326" calcext:value-type="float">
            <text:p>707.49326</text:p>
          </table:table-cell>
          <table:table-cell office:value-type="float" office:value="707.02" calcext:value-type="float">
            <text:p>707.02</text:p>
          </table:table-cell>
          <table:table-cell office:value-type="float" office:value="52244" calcext:value-type="float">
            <text:p>52244</text:p>
          </table:table-cell>
          <table:table-cell office:value-type="float" office:value="3690452" calcext:value-type="float">
            <text:p>3690452</text:p>
          </table:table-cell>
        </table:table-row>
        <table:table-row table:style-name="ro1">
          <table:table-cell office:value-type="string" calcext:value-type="string">
            <text:p>nsds2_n50000wmin20000-178-s397831828c1748679.ukp</text:p>
          </table:table-cell>
          <table:table-cell office:value-type="float" office:value="561.09661" calcext:value-type="float">
            <text:p>561.09661</text:p>
          </table:table-cell>
          <table:table-cell office:value-type="float" office:value="560.72" calcext:value-type="float">
            <text:p>560.72</text:p>
          </table:table-cell>
          <table:table-cell office:value-type="float" office:value="50048" calcext:value-type="float">
            <text:p>50048</text:p>
          </table:table-cell>
          <table:table-cell office:value-type="float" office:value="4203869" calcext:value-type="float">
            <text:p>4203869</text:p>
          </table:table-cell>
          <table:table-cell office:value-type="float" office:value="708.10993" calcext:value-type="float">
            <text:p>708.10993</text:p>
          </table:table-cell>
          <table:table-cell office:value-type="float" office:value="707.6" calcext:value-type="float">
            <text:p>707.6</text:p>
          </table:table-cell>
          <table:table-cell office:value-type="float" office:value="50384" calcext:value-type="float">
            <text:p>50384</text:p>
          </table:table-cell>
          <table:table-cell office:value-type="float" office:value="5277705" calcext:value-type="float">
            <text:p>5277705</text:p>
          </table:table-cell>
        </table:table-row>
        <table:table-row table:style-name="ro1">
          <table:table-cell office:value-type="string" calcext:value-type="string">
            <text:p>nsds2_n50000wmin50000-55-s6971566c1939219.ukp</text:p>
          </table:table-cell>
          <table:table-cell office:value-type="float" office:value="564.59994" calcext:value-type="float">
            <text:p>564.59994</text:p>
          </table:table-cell>
          <table:table-cell office:value-type="float" office:value="564.23" calcext:value-type="float">
            <text:p>564.23</text:p>
          </table:table-cell>
          <table:table-cell office:value-type="float" office:value="51224" calcext:value-type="float">
            <text:p>51224</text:p>
          </table:table-cell>
          <table:table-cell office:value-type="float" office:value="3242540" calcext:value-type="float">
            <text:p>3242540</text:p>
          </table:table-cell>
          <table:table-cell office:value-type="float" office:value="708.92326" calcext:value-type="float">
            <text:p>708.92326</text:p>
          </table:table-cell>
          <table:table-cell office:value-type="float" office:value="708.45" calcext:value-type="float">
            <text:p>708.45</text:p>
          </table:table-cell>
          <table:table-cell office:value-type="float" office:value="56280" calcext:value-type="float">
            <text:p>56280</text:p>
          </table:table-cell>
          <table:table-cell office:value-type="float" office:value="5889968" calcext:value-type="float">
            <text:p>5889968</text:p>
          </table:table-cell>
        </table:table-row>
        <table:table-row table:style-name="ro1">
          <table:table-cell office:value-type="string" calcext:value-type="string">
            <text:p>nsds2_n50000wmin20000-190-s251424367c1781640.ukp</text:p>
          </table:table-cell>
          <table:table-cell office:value-type="float" office:value="569.69661" calcext:value-type="float">
            <text:p>569.69661</text:p>
          </table:table-cell>
          <table:table-cell office:value-type="float" office:value="569.32" calcext:value-type="float">
            <text:p>569.32</text:p>
          </table:table-cell>
          <table:table-cell office:value-type="float" office:value="48204" calcext:value-type="float">
            <text:p>48204</text:p>
          </table:table-cell>
          <table:table-cell office:value-type="float" office:value="3361276" calcext:value-type="float">
            <text:p>3361276</text:p>
          </table:table-cell>
          <table:table-cell office:value-type="float" office:value="714.0166" calcext:value-type="float">
            <text:p>714.0166</text:p>
          </table:table-cell>
          <table:table-cell office:value-type="float" office:value="713.51" calcext:value-type="float">
            <text:p>713.51</text:p>
          </table:table-cell>
          <table:table-cell office:value-type="float" office:value="59224" calcext:value-type="float">
            <text:p>59224</text:p>
          </table:table-cell>
          <table:table-cell office:value-type="float" office:value="5384537" calcext:value-type="float">
            <text:p>5384537</text:p>
          </table:table-cell>
        </table:table-row>
        <table:table-row table:style-name="ro1">
          <table:table-cell office:value-type="string" calcext:value-type="string">
            <text:p>nsds2_n50000wmin20000-24-s146571312c1721931.ukp</text:p>
          </table:table-cell>
          <table:table-cell office:value-type="float" office:value="575.28994" calcext:value-type="float">
            <text:p>575.28994</text:p>
          </table:table-cell>
          <table:table-cell office:value-type="float" office:value="574.89" calcext:value-type="float">
            <text:p>574.89</text:p>
          </table:table-cell>
          <table:table-cell office:value-type="float" office:value="58324" calcext:value-type="float">
            <text:p>58324</text:p>
          </table:table-cell>
          <table:table-cell office:value-type="float" office:value="3503683" calcext:value-type="float">
            <text:p>3503683</text:p>
          </table:table-cell>
          <table:table-cell office:value-type="float" office:value="717.01326" calcext:value-type="float">
            <text:p>717.01326</text:p>
          </table:table-cell>
          <table:table-cell office:value-type="float" office:value="716.49" calcext:value-type="float">
            <text:p>716.49</text:p>
          </table:table-cell>
          <table:table-cell office:value-type="float" office:value="54444" calcext:value-type="float">
            <text:p>54444</text:p>
          </table:table-cell>
          <table:table-cell office:value-type="float" office:value="5220335" calcext:value-type="float">
            <text:p>5220335</text:p>
          </table:table-cell>
        </table:table-row>
        <table:table-row table:style-name="ro1">
          <table:table-cell office:value-type="string" calcext:value-type="string">
            <text:p>nsds2_n50000wmin50000-84-s661561692c1725449.ukp</text:p>
          </table:table-cell>
          <table:table-cell office:value-type="float" office:value="576.49661" calcext:value-type="float">
            <text:p>576.49661</text:p>
          </table:table-cell>
          <table:table-cell office:value-type="float" office:value="576.09" calcext:value-type="float">
            <text:p>576.09</text:p>
          </table:table-cell>
          <table:table-cell office:value-type="float" office:value="51796" calcext:value-type="float">
            <text:p>51796</text:p>
          </table:table-cell>
          <table:table-cell office:value-type="float" office:value="3224114" calcext:value-type="float">
            <text:p>3224114</text:p>
          </table:table-cell>
          <table:table-cell office:value-type="float" office:value="718.10993" calcext:value-type="float">
            <text:p>718.10993</text:p>
          </table:table-cell>
          <table:table-cell office:value-type="float" office:value="717.63" calcext:value-type="float">
            <text:p>717.63</text:p>
          </table:table-cell>
          <table:table-cell office:value-type="float" office:value="55636" calcext:value-type="float">
            <text:p>55636</text:p>
          </table:table-cell>
          <table:table-cell office:value-type="float" office:value="5206125" calcext:value-type="float">
            <text:p>5206125</text:p>
          </table:table-cell>
        </table:table-row>
        <table:table-row table:style-name="ro1">
          <table:table-cell office:value-type="string" calcext:value-type="string">
            <text:p>nsds2_n50000wmin20000-199-s956890340c1857737.ukp</text:p>
          </table:table-cell>
          <table:table-cell office:value-type="float" office:value="578.30328" calcext:value-type="float">
            <text:p>578.30328</text:p>
          </table:table-cell>
          <table:table-cell office:value-type="float" office:value="577.92" calcext:value-type="float">
            <text:p>577.92</text:p>
          </table:table-cell>
          <table:table-cell office:value-type="float" office:value="53728" calcext:value-type="float">
            <text:p>53728</text:p>
          </table:table-cell>
          <table:table-cell office:value-type="float" office:value="4350865" calcext:value-type="float">
            <text:p>4350865</text:p>
          </table:table-cell>
          <table:table-cell office:value-type="float" office:value="719.68326" calcext:value-type="float">
            <text:p>719.68326</text:p>
          </table:table-cell>
          <table:table-cell office:value-type="float" office:value="719.17" calcext:value-type="float">
            <text:p>719.17</text:p>
          </table:table-cell>
          <table:table-cell office:value-type="float" office:value="51128" calcext:value-type="float">
            <text:p>51128</text:p>
          </table:table-cell>
          <table:table-cell office:value-type="float" office:value="5608946" calcext:value-type="float">
            <text:p>5608946</text:p>
          </table:table-cell>
        </table:table-row>
        <table:table-row table:style-name="ro1">
          <table:table-cell office:value-type="string" calcext:value-type="string">
            <text:p>nsds2_n50000wmin20000-171-s945974533c1294842.ukp</text:p>
          </table:table-cell>
          <table:table-cell office:value-type="float" office:value="581.52328" calcext:value-type="float">
            <text:p>581.52328</text:p>
          </table:table-cell>
          <table:table-cell office:value-type="float" office:value="581.15" calcext:value-type="float">
            <text:p>581.15</text:p>
          </table:table-cell>
          <table:table-cell office:value-type="float" office:value="49540" calcext:value-type="float">
            <text:p>49540</text:p>
          </table:table-cell>
          <table:table-cell office:value-type="float" office:value="3356903" calcext:value-type="float">
            <text:p>3356903</text:p>
          </table:table-cell>
          <table:table-cell office:value-type="float" office:value="724.11326" calcext:value-type="float">
            <text:p>724.11326</text:p>
          </table:table-cell>
          <table:table-cell office:value-type="float" office:value="723.62" calcext:value-type="float">
            <text:p>723.62</text:p>
          </table:table-cell>
          <table:table-cell office:value-type="float" office:value="51528" calcext:value-type="float">
            <text:p>51528</text:p>
          </table:table-cell>
          <table:table-cell office:value-type="float" office:value="3896826" calcext:value-type="float">
            <text:p>3896826</text:p>
          </table:table-cell>
        </table:table-row>
        <table:table-row table:style-name="ro1">
          <table:table-cell office:value-type="string" calcext:value-type="string">
            <text:p>nsds2_n50000wmin20000-152-s366491978c1931956.ukp</text:p>
          </table:table-cell>
          <table:table-cell office:value-type="float" office:value="581.62994" calcext:value-type="float">
            <text:p>581.62994</text:p>
          </table:table-cell>
          <table:table-cell office:value-type="float" office:value="581.22" calcext:value-type="float">
            <text:p>581.22</text:p>
          </table:table-cell>
          <table:table-cell office:value-type="float" office:value="63640" calcext:value-type="float">
            <text:p>63640</text:p>
          </table:table-cell>
          <table:table-cell office:value-type="float" office:value="3438890" calcext:value-type="float">
            <text:p>3438890</text:p>
          </table:table-cell>
          <table:table-cell office:value-type="float" office:value="725.67993" calcext:value-type="float">
            <text:p>725.67993</text:p>
          </table:table-cell>
          <table:table-cell office:value-type="float" office:value="725.19" calcext:value-type="float">
            <text:p>725.19</text:p>
          </table:table-cell>
          <table:table-cell office:value-type="float" office:value="57700" calcext:value-type="float">
            <text:p>57700</text:p>
          </table:table-cell>
          <table:table-cell office:value-type="float" office:value="5837206" calcext:value-type="float">
            <text:p>5837206</text:p>
          </table:table-cell>
        </table:table-row>
        <table:table-row table:style-name="ro1">
          <table:table-cell office:value-type="string" calcext:value-type="string">
            <text:p>nsds2_n50000wmin20000-185-s152642710c1960781.ukp</text:p>
          </table:table-cell>
          <table:table-cell office:value-type="float" office:value="584.01661" calcext:value-type="float">
            <text:p>584.01661</text:p>
          </table:table-cell>
          <table:table-cell office:value-type="float" office:value="583.62" calcext:value-type="float">
            <text:p>583.62</text:p>
          </table:table-cell>
          <table:table-cell office:value-type="float" office:value="53720" calcext:value-type="float">
            <text:p>53720</text:p>
          </table:table-cell>
          <table:table-cell office:value-type="float" office:value="3729386" calcext:value-type="float">
            <text:p>3729386</text:p>
          </table:table-cell>
          <table:table-cell office:value-type="float" office:value="727.64659" calcext:value-type="float">
            <text:p>727.64659</text:p>
          </table:table-cell>
          <table:table-cell office:value-type="float" office:value="727.13" calcext:value-type="float">
            <text:p>727.13</text:p>
          </table:table-cell>
          <table:table-cell office:value-type="float" office:value="51636" calcext:value-type="float">
            <text:p>51636</text:p>
          </table:table-cell>
          <table:table-cell office:value-type="float" office:value="5903915" calcext:value-type="float">
            <text:p>5903915</text:p>
          </table:table-cell>
        </table:table-row>
        <table:table-row table:style-name="ro1">
          <table:table-cell office:value-type="string" calcext:value-type="string">
            <text:p>nsds2_n50000wmin20000-36-s11639593c1589912.ukp</text:p>
          </table:table-cell>
          <table:table-cell office:value-type="float" office:value="595.38994" calcext:value-type="float">
            <text:p>595.38994</text:p>
          </table:table-cell>
          <table:table-cell office:value-type="float" office:value="594.98" calcext:value-type="float">
            <text:p>594.98</text:p>
          </table:table-cell>
          <table:table-cell office:value-type="float" office:value="47060" calcext:value-type="float">
            <text:p>47060</text:p>
          </table:table-cell>
          <table:table-cell office:value-type="float" office:value="3175840" calcext:value-type="float">
            <text:p>3175840</text:p>
          </table:table-cell>
          <table:table-cell office:value-type="float" office:value="731.33326" calcext:value-type="float">
            <text:p>731.33326</text:p>
          </table:table-cell>
          <table:table-cell office:value-type="float" office:value="730.83" calcext:value-type="float">
            <text:p>730.83</text:p>
          </table:table-cell>
          <table:table-cell office:value-type="float" office:value="58844" calcext:value-type="float">
            <text:p>58844</text:p>
          </table:table-cell>
          <table:table-cell office:value-type="float" office:value="4793362" calcext:value-type="float">
            <text:p>4793362</text:p>
          </table:table-cell>
        </table:table-row>
        <table:table-row table:style-name="ro1">
          <table:table-cell office:value-type="string" calcext:value-type="string">
            <text:p>nsds2_n50000wmin20000-172-s323499100c1470900.ukp</text:p>
          </table:table-cell>
          <table:table-cell office:value-type="float" office:value="599.20327" calcext:value-type="float">
            <text:p>599.20327</text:p>
          </table:table-cell>
          <table:table-cell office:value-type="float" office:value="598.83" calcext:value-type="float">
            <text:p>598.83</text:p>
          </table:table-cell>
          <table:table-cell office:value-type="float" office:value="49824" calcext:value-type="float">
            <text:p>49824</text:p>
          </table:table-cell>
          <table:table-cell office:value-type="float" office:value="3233107" calcext:value-type="float">
            <text:p>3233107</text:p>
          </table:table-cell>
          <table:table-cell office:value-type="float" office:value="733.73993" calcext:value-type="float">
            <text:p>733.73993</text:p>
          </table:table-cell>
          <table:table-cell office:value-type="float" office:value="733.26" calcext:value-type="float">
            <text:p>733.26</text:p>
          </table:table-cell>
          <table:table-cell office:value-type="float" office:value="59188" calcext:value-type="float">
            <text:p>59188</text:p>
          </table:table-cell>
          <table:table-cell office:value-type="float" office:value="4474778" calcext:value-type="float">
            <text:p>4474778</text:p>
          </table:table-cell>
        </table:table-row>
        <table:table-row table:style-name="ro1">
          <table:table-cell office:value-type="string" calcext:value-type="string">
            <text:p>nsds2_n50000wmin20000-30-s677916848c1791253.ukp</text:p>
          </table:table-cell>
          <table:table-cell office:value-type="float" office:value="601.66994" calcext:value-type="float">
            <text:p>601.66994</text:p>
          </table:table-cell>
          <table:table-cell office:value-type="float" office:value="601.27" calcext:value-type="float">
            <text:p>601.27</text:p>
          </table:table-cell>
          <table:table-cell office:value-type="float" office:value="52752" calcext:value-type="float">
            <text:p>52752</text:p>
          </table:table-cell>
          <table:table-cell office:value-type="float" office:value="3220150" calcext:value-type="float">
            <text:p>3220150</text:p>
          </table:table-cell>
          <table:table-cell office:value-type="float" office:value="733.86659" calcext:value-type="float">
            <text:p>733.86659</text:p>
          </table:table-cell>
          <table:table-cell office:value-type="float" office:value="733.35" calcext:value-type="float">
            <text:p>733.35</text:p>
          </table:table-cell>
          <table:table-cell office:value-type="float" office:value="54728" calcext:value-type="float">
            <text:p>54728</text:p>
          </table:table-cell>
          <table:table-cell office:value-type="float" office:value="5421250" calcext:value-type="float">
            <text:p>5421250</text:p>
          </table:table-cell>
        </table:table-row>
        <table:table-row table:style-name="ro1">
          <table:table-cell office:value-type="string" calcext:value-type="string">
            <text:p>nsds2_n50000wmin20000-39-s923188628c1632432.ukp</text:p>
          </table:table-cell>
          <table:table-cell office:value-type="float" office:value="605.13327" calcext:value-type="float">
            <text:p>605.13327</text:p>
          </table:table-cell>
          <table:table-cell office:value-type="float" office:value="604.73" calcext:value-type="float">
            <text:p>604.73</text:p>
          </table:table-cell>
          <table:table-cell office:value-type="float" office:value="56600" calcext:value-type="float">
            <text:p>56600</text:p>
          </table:table-cell>
          <table:table-cell office:value-type="float" office:value="5803078" calcext:value-type="float">
            <text:p>5803078</text:p>
          </table:table-cell>
          <table:table-cell office:value-type="float" office:value="737.66993" calcext:value-type="float">
            <text:p>737.66993</text:p>
          </table:table-cell>
          <table:table-cell office:value-type="float" office:value="737.15" calcext:value-type="float">
            <text:p>737.15</text:p>
          </table:table-cell>
          <table:table-cell office:value-type="float" office:value="55108" calcext:value-type="float">
            <text:p>55108</text:p>
          </table:table-cell>
          <table:table-cell office:value-type="float" office:value="4927745" calcext:value-type="float">
            <text:p>4927745</text:p>
          </table:table-cell>
        </table:table-row>
        <table:table-row table:style-name="ro1">
          <table:table-cell office:value-type="string" calcext:value-type="string">
            <text:p>nsds2_n50000wmin50000-99-s785559520c1891422.ukp</text:p>
          </table:table-cell>
          <table:table-cell office:value-type="float" office:value="613.67661" calcext:value-type="float">
            <text:p>613.67661</text:p>
          </table:table-cell>
          <table:table-cell office:value-type="float" office:value="613.29" calcext:value-type="float">
            <text:p>613.29</text:p>
          </table:table-cell>
          <table:table-cell office:value-type="float" office:value="55824" calcext:value-type="float">
            <text:p>55824</text:p>
          </table:table-cell>
          <table:table-cell office:value-type="float" office:value="5923606" calcext:value-type="float">
            <text:p>5923606</text:p>
          </table:table-cell>
          <table:table-cell office:value-type="float" office:value="740.53659" calcext:value-type="float">
            <text:p>740.53659</text:p>
          </table:table-cell>
          <table:table-cell office:value-type="float" office:value="740.03" calcext:value-type="float">
            <text:p>740.03</text:p>
          </table:table-cell>
          <table:table-cell office:value-type="float" office:value="60284" calcext:value-type="float">
            <text:p>60284</text:p>
          </table:table-cell>
          <table:table-cell office:value-type="float" office:value="5744147" calcext:value-type="float">
            <text:p>5744147</text:p>
          </table:table-cell>
        </table:table-row>
        <table:table-row table:style-name="ro1">
          <table:table-cell office:value-type="string" calcext:value-type="string">
            <text:p>nsds2_n50000wmin50000-16-s908468142c1956620.ukp</text:p>
          </table:table-cell>
          <table:table-cell office:value-type="float" office:value="614.55661" calcext:value-type="float">
            <text:p>614.55661</text:p>
          </table:table-cell>
          <table:table-cell office:value-type="float" office:value="614.16" calcext:value-type="float">
            <text:p>614.16</text:p>
          </table:table-cell>
          <table:table-cell office:value-type="float" office:value="54528" calcext:value-type="float">
            <text:p>54528</text:p>
          </table:table-cell>
          <table:table-cell office:value-type="float" office:value="3188466" calcext:value-type="float">
            <text:p>3188466</text:p>
          </table:table-cell>
          <table:table-cell office:value-type="float" office:value="743.60659" calcext:value-type="float">
            <text:p>743.60659</text:p>
          </table:table-cell>
          <table:table-cell office:value-type="float" office:value="743.11" calcext:value-type="float">
            <text:p>743.11</text:p>
          </table:table-cell>
          <table:table-cell office:value-type="float" office:value="57488" calcext:value-type="float">
            <text:p>57488</text:p>
          </table:table-cell>
          <table:table-cell office:value-type="float" office:value="5945352" calcext:value-type="float">
            <text:p>5945352</text:p>
          </table:table-cell>
        </table:table-row>
        <table:table-row table:style-name="ro1">
          <table:table-cell office:value-type="string" calcext:value-type="string">
            <text:p>nsds2_n50000wmin20000-34-s506110575c1852067.ukp</text:p>
          </table:table-cell>
          <table:table-cell office:value-type="float" office:value="641.29327" calcext:value-type="float">
            <text:p>641.29327</text:p>
          </table:table-cell>
          <table:table-cell office:value-type="float" office:value="640.86" calcext:value-type="float">
            <text:p>640.86</text:p>
          </table:table-cell>
          <table:table-cell office:value-type="float" office:value="51208" calcext:value-type="float">
            <text:p>51208</text:p>
          </table:table-cell>
          <table:table-cell office:value-type="float" office:value="3207143" calcext:value-type="float">
            <text:p>3207143</text:p>
          </table:table-cell>
          <table:table-cell office:value-type="float" office:value="749.26993" calcext:value-type="float">
            <text:p>749.26993</text:p>
          </table:table-cell>
          <table:table-cell office:value-type="float" office:value="748.76" calcext:value-type="float">
            <text:p>748.76</text:p>
          </table:table-cell>
          <table:table-cell office:value-type="float" office:value="49316" calcext:value-type="float">
            <text:p>49316</text:p>
          </table:table-cell>
          <table:table-cell office:value-type="float" office:value="5629581" calcext:value-type="float">
            <text:p>5629581</text:p>
          </table:table-cell>
        </table:table-row>
        <table:table-row table:style-name="ro1">
          <table:table-cell office:value-type="string" calcext:value-type="string">
            <text:p>nsds2_n50000wmin20000-175-s957468776c1359135.ukp</text:p>
          </table:table-cell>
          <table:table-cell office:value-type="float" office:value="663.64993" calcext:value-type="float">
            <text:p>663.64993</text:p>
          </table:table-cell>
          <table:table-cell office:value-type="float" office:value="663.48" calcext:value-type="float">
            <text:p>663.48</text:p>
          </table:table-cell>
          <table:table-cell office:value-type="float" office:value="59740" calcext:value-type="float">
            <text:p>59740</text:p>
          </table:table-cell>
          <table:table-cell office:value-type="float" office:value="3550441" calcext:value-type="float">
            <text:p>3550441</text:p>
          </table:table-cell>
          <table:table-cell office:value-type="float" office:value="749.95326" calcext:value-type="float">
            <text:p>749.95326</text:p>
          </table:table-cell>
          <table:table-cell office:value-type="float" office:value="749.41" calcext:value-type="float">
            <text:p>749.41</text:p>
          </table:table-cell>
          <table:table-cell office:value-type="float" office:value="51260" calcext:value-type="float">
            <text:p>51260</text:p>
          </table:table-cell>
          <table:table-cell office:value-type="float" office:value="4096620" calcext:value-type="float">
            <text:p>4096620</text:p>
          </table:table-cell>
        </table:table-row>
        <table:table-row table:style-name="ro1">
          <table:table-cell office:value-type="string" calcext:value-type="string">
            <text:p>nsds2_n50000wmin20000-160-s582600153c1805082.ukp</text:p>
          </table:table-cell>
          <table:table-cell office:value-type="float" office:value="674.67327" calcext:value-type="float">
            <text:p>674.67327</text:p>
          </table:table-cell>
          <table:table-cell office:value-type="float" office:value="674.2" calcext:value-type="float">
            <text:p>674.2</text:p>
          </table:table-cell>
          <table:table-cell office:value-type="float" office:value="61068" calcext:value-type="float">
            <text:p>61068</text:p>
          </table:table-cell>
          <table:table-cell office:value-type="float" office:value="5762035" calcext:value-type="float">
            <text:p>5762035</text:p>
          </table:table-cell>
          <table:table-cell office:value-type="float" office:value="752.76659" calcext:value-type="float">
            <text:p>752.76659</text:p>
          </table:table-cell>
          <table:table-cell office:value-type="float" office:value="752.33" calcext:value-type="float">
            <text:p>752.33</text:p>
          </table:table-cell>
          <table:table-cell office:value-type="float" office:value="51352" calcext:value-type="float">
            <text:p>51352</text:p>
          </table:table-cell>
          <table:table-cell office:value-type="float" office:value="5446152" calcext:value-type="float">
            <text:p>5446152</text:p>
          </table:table-cell>
        </table:table-row>
        <table:table-row table:style-name="ro1">
          <table:table-cell office:value-type="string" calcext:value-type="string">
            <text:p>nsds2_n50000wmin20000-38-s904998016c1554542.ukp</text:p>
          </table:table-cell>
          <table:table-cell office:value-type="float" office:value="682.95327" calcext:value-type="float">
            <text:p>682.95327</text:p>
          </table:table-cell>
          <table:table-cell office:value-type="float" office:value="682.49" calcext:value-type="float">
            <text:p>682.49</text:p>
          </table:table-cell>
          <table:table-cell office:value-type="float" office:value="51096" calcext:value-type="float">
            <text:p>51096</text:p>
          </table:table-cell>
          <table:table-cell office:value-type="float" office:value="3229061" calcext:value-type="float">
            <text:p>3229061</text:p>
          </table:table-cell>
          <table:table-cell office:value-type="float" office:value="756.22992" calcext:value-type="float">
            <text:p>756.22992</text:p>
          </table:table-cell>
          <table:table-cell office:value-type="float" office:value="755.69" calcext:value-type="float">
            <text:p>755.69</text:p>
          </table:table-cell>
          <table:table-cell office:value-type="float" office:value="51780" calcext:value-type="float">
            <text:p>51780</text:p>
          </table:table-cell>
          <table:table-cell office:value-type="float" office:value="4683861" calcext:value-type="float">
            <text:p>4683861</text:p>
          </table:table-cell>
        </table:table-row>
        <table:table-row table:style-name="ro1">
          <table:table-cell office:value-type="string" calcext:value-type="string">
            <text:p>nsds2_n50000wmin20000-173-s917541816c1775018.ukp</text:p>
          </table:table-cell>
          <table:table-cell office:value-type="float" office:value="703.99993" calcext:value-type="float">
            <text:p>703.99993</text:p>
          </table:table-cell>
          <table:table-cell office:value-type="float" office:value="703.55" calcext:value-type="float">
            <text:p>703.55</text:p>
          </table:table-cell>
          <table:table-cell office:value-type="float" office:value="55516" calcext:value-type="float">
            <text:p>55516</text:p>
          </table:table-cell>
          <table:table-cell office:value-type="float" office:value="5994234" calcext:value-type="float">
            <text:p>5994234</text:p>
          </table:table-cell>
          <table:table-cell office:value-type="float" office:value="760.26992" calcext:value-type="float">
            <text:p>760.26992</text:p>
          </table:table-cell>
          <table:table-cell office:value-type="float" office:value="759.74" calcext:value-type="float">
            <text:p>759.74</text:p>
          </table:table-cell>
          <table:table-cell office:value-type="float" office:value="52296" calcext:value-type="float">
            <text:p>52296</text:p>
          </table:table-cell>
          <table:table-cell office:value-type="float" office:value="5388951" calcext:value-type="float">
            <text:p>5388951</text:p>
          </table:table-cell>
        </table:table-row>
        <table:table-row table:style-name="ro1">
          <table:table-cell office:value-type="string" calcext:value-type="string">
            <text:p>nsds2_n50000wmin20000-37-s607801339c1839898.ukp</text:p>
          </table:table-cell>
          <table:table-cell office:value-type="float" office:value="746.88659" calcext:value-type="float">
            <text:p>746.88659</text:p>
          </table:table-cell>
          <table:table-cell office:value-type="float" office:value="746.35" calcext:value-type="float">
            <text:p>746.35</text:p>
          </table:table-cell>
          <table:table-cell office:value-type="float" office:value="59872" calcext:value-type="float">
            <text:p>59872</text:p>
          </table:table-cell>
          <table:table-cell office:value-type="float" office:value="5837206" calcext:value-type="float">
            <text:p>5837206</text:p>
          </table:table-cell>
          <table:table-cell office:value-type="float" office:value="764.34659" calcext:value-type="float">
            <text:p>764.34659</text:p>
          </table:table-cell>
          <table:table-cell office:value-type="float" office:value="763.85" calcext:value-type="float">
            <text:p>763.85</text:p>
          </table:table-cell>
          <table:table-cell office:value-type="float" office:value="53260" calcext:value-type="float">
            <text:p>53260</text:p>
          </table:table-cell>
          <table:table-cell office:value-type="float" office:value="5577798" calcext:value-type="float">
            <text:p>5577798</text:p>
          </table:table-cell>
        </table:table-row>
        <table:table-row table:style-name="ro1">
          <table:table-cell office:value-type="string" calcext:value-type="string">
            <text:p>nsds2_n50000wmin20000-174-s359051238c1574253.ukp</text:p>
          </table:table-cell>
          <table:table-cell office:value-type="float" office:value="801.40992" calcext:value-type="float">
            <text:p>801.40992</text:p>
          </table:table-cell>
          <table:table-cell office:value-type="float" office:value="800.87" calcext:value-type="float">
            <text:p>800.87</text:p>
          </table:table-cell>
          <table:table-cell office:value-type="float" office:value="58448" calcext:value-type="float">
            <text:p>58448</text:p>
          </table:table-cell>
          <table:table-cell office:value-type="float" office:value="6008924" calcext:value-type="float">
            <text:p>6008924</text:p>
          </table:table-cell>
          <table:table-cell office:value-type="float" office:value="767.13992" calcext:value-type="float">
            <text:p>767.13992</text:p>
          </table:table-cell>
          <table:table-cell office:value-type="float" office:value="766.6" calcext:value-type="float">
            <text:p>766.6</text:p>
          </table:table-cell>
          <table:table-cell office:value-type="float" office:value="58392" calcext:value-type="float">
            <text:p>58392</text:p>
          </table:table-cell>
          <table:table-cell office:value-type="float" office:value="4760618" calcext:value-type="float">
            <text:p>4760618</text:p>
          </table:table-cell>
        </table:table-row>
        <table:table-row table:style-name="ro1">
          <table:table-cell office:value-type="string" calcext:value-type="string">
            <text:p>nsds2_n50000wmin20000-35-s522080131c1646295.ukp</text:p>
          </table:table-cell>
          <table:table-cell office:value-type="float" office:value="828.89325" calcext:value-type="float">
            <text:p>828.89325</text:p>
          </table:table-cell>
          <table:table-cell office:value-type="float" office:value="828.28" calcext:value-type="float">
            <text:p>828.28</text:p>
          </table:table-cell>
          <table:table-cell office:value-type="float" office:value="65976" calcext:value-type="float">
            <text:p>65976</text:p>
          </table:table-cell>
          <table:table-cell office:value-type="float" office:value="5903915" calcext:value-type="float">
            <text:p>5903915</text:p>
          </table:table-cell>
          <table:table-cell office:value-type="float" office:value="769.22992" calcext:value-type="float">
            <text:p>769.22992</text:p>
          </table:table-cell>
          <table:table-cell office:value-type="float" office:value="768.66" calcext:value-type="float">
            <text:p>768.66</text:p>
          </table:table-cell>
          <table:table-cell office:value-type="float" office:value="51352" calcext:value-type="float">
            <text:p>51352</text:p>
          </table:table-cell>
          <table:table-cell office:value-type="float" office:value="4963391" calcext:value-type="float">
            <text:p>4963391</text:p>
          </table:table-cell>
        </table:table-row>
        <table:table-row table:style-name="ro1">
          <table:table-cell/>
          <table:table-cell table:formula="of:=SUM([.B2:.B801])" office:value-type="float" office:value="97374.1004499999" calcext:value-type="float">
            <text:p>97374.1004499999</text:p>
          </table:table-cell>
          <table:table-cell table:number-columns-repeated="3"/>
          <table:table-cell table:formula="of:=SUM([.F2:.F801])" office:value-type="float" office:value="254170.15811" calcext:value-type="float">
            <text:p>254170.15811</text:p>
          </table:table-cell>
          <table:table-cell table:formula="of:=[.F802]/[.B802]" office:value-type="float" office:value="2.61024396564785" calcext:value-type="float">
            <text:p>2.610243965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I80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1:12:58.176490969</meta:creation-date>
    <dc:date>2016-01-28T01:19:52.364877182</dc:date>
    <meta:editing-duration>PT6M55S</meta:editing-duration>
    <meta:editing-cycles>1</meta:editing-cycles>
    <meta:document-statistic meta:table-count="1" meta:cell-count="7212" meta:object-count="0"/>
    <meta:generator>LibreOffice/4.4.7.2$Linux_X86_64 LibreOffice_project/40m0$Build-2</meta:generator>
  </office:meta>
</office:document-meta>
</file>